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88000002972B072CFCC7F63B52.png" manifest:media-type="image/png"/>
  <manifest:file-entry manifest:full-path="Pictures/100000000000038B0000020D4D1ECA65A142D259.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charset="x-symbol"/>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fo:break-before="auto" fo:break-after="auto" table:align="margins" fo:keep-with-next="auto" style:may-break-between-rows="true" table:border-model="collapsing"/>
    </style:style>
    <style:style style:name="Tabla2.A" style:family="table-column">
      <style:table-column-properties style:column-width="17cm" style:rel-column-width="65535*"/>
    </style:style>
    <style:style style:name="Tabla2.1" style:family="table-row">
      <style:table-row-properties fo:keep-together="auto"/>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17cm" style:rel-column-width="65535*"/>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 style:family="table">
      <style:table-properties style:width="17cm" fo:break-before="auto" fo:break-after="auto" table:align="margins" fo:keep-with-next="auto" style:may-break-between-rows="true" table:border-model="collapsing"/>
    </style:style>
    <style:style style:name="Table2.A" style:family="table-column">
      <style:table-column-properties style:column-width="17cm" style:rel-column-width="65535*"/>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 style:family="table">
      <style:table-properties style:width="17cm" fo:break-before="auto" fo:break-after="auto" table:align="margins" fo:keep-with-next="auto" style:may-break-between-rows="true" table:border-model="collapsing"/>
    </style:style>
    <style:style style:name="Table3.A" style:family="table-column">
      <style:table-column-properties style:column-width="17cm" style:rel-column-width="65535*"/>
    </style:style>
    <style:style style:name="Table3.1" style:family="table-row">
      <style:table-row-properties fo:keep-together="auto"/>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 style:family="table">
      <style:table-properties style:width="17cm" fo:break-before="auto" fo:break-after="auto" table:align="margins" fo:keep-with-next="auto" style:may-break-between-rows="true" table:border-model="collapsing"/>
    </style:style>
    <style:style style:name="Table4.A" style:family="table-column">
      <style:table-column-properties style:column-width="17cm" style:rel-column-width="65535*"/>
    </style:style>
    <style:style style:name="Table4.1" style:family="table-row">
      <style:table-row-properties fo:keep-together="auto"/>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1" style:family="table">
      <style:table-properties style:width="17cm" fo:break-before="auto" fo:break-after="auto" table:align="margins" fo:keep-with-next="auto" style:may-break-between-rows="true" table:border-model="collapsing"/>
    </style:style>
    <style:style style:name="Tabela1.A" style:family="table-column">
      <style:table-column-properties style:column-width="17cm" style:rel-column-width="65535*"/>
    </style:style>
    <style:style style:name="Tabela1.1" style:family="table-row">
      <style:table-row-properties fo:keep-together="auto"/>
    </style:style>
    <style:style style:name="Tabe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2" style:family="table">
      <style:table-properties style:width="17cm" fo:break-before="auto" fo:break-after="auto" table:align="margins" fo:keep-with-next="auto" style:may-break-between-rows="true" table:border-model="collapsing"/>
    </style:style>
    <style:style style:name="Tabela2.A" style:family="table-column">
      <style:table-column-properties style:column-width="17cm" style:rel-column-width="65535*"/>
    </style:style>
    <style:style style:name="Tabela2.1" style:family="table-row">
      <style:table-row-properties fo:keep-together="auto"/>
    </style:style>
    <style:style style:name="Tabe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 style:family="table">
      <style:table-properties style:width="17cm" fo:break-before="auto" fo:break-after="auto" table:align="margins" fo:keep-with-next="auto" style:may-break-between-rows="true" table:border-model="collapsing"/>
    </style:style>
    <style:style style:name="Table5.A" style:family="table-column">
      <style:table-column-properties style:column-width="17cm" style:rel-column-width="65535*"/>
    </style:style>
    <style:style style:name="Table5.1" style:family="table-row">
      <style:table-row-properties fo:keep-together="auto"/>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3" style:family="table">
      <style:table-properties style:width="17cm" fo:break-before="auto" fo:break-after="auto" table:align="margins" fo:keep-with-next="auto" style:may-break-between-rows="true" table:border-model="collapsing"/>
    </style:style>
    <style:style style:name="Tabela3.A" style:family="table-column">
      <style:table-column-properties style:column-width="17cm" style:rel-column-width="65535*"/>
    </style:style>
    <style:style style:name="Tabela3.1" style:family="table-row">
      <style:table-row-properties fo:keep-together="auto"/>
    </style:style>
    <style:style style:name="Tabe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4" style:family="table">
      <style:table-properties style:width="17cm" fo:break-before="auto" fo:break-after="auto" table:align="margins" fo:keep-with-next="auto" style:may-break-between-rows="true" table:border-model="collapsing"/>
    </style:style>
    <style:style style:name="Tabela4.A" style:family="table-column">
      <style:table-column-properties style:column-width="17cm" style:rel-column-width="65535*"/>
    </style:style>
    <style:style style:name="Tabela4.1" style:family="table-row">
      <style:table-row-properties fo:keep-together="auto"/>
    </style:style>
    <style:style style:name="Tabe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5" style:family="table">
      <style:table-properties style:width="17cm" fo:break-before="auto" fo:break-after="auto" table:align="margins" fo:keep-with-next="auto" style:may-break-between-rows="true" table:border-model="collapsing"/>
    </style:style>
    <style:style style:name="Tabela5.A" style:family="table-column">
      <style:table-column-properties style:column-width="17cm" style:rel-column-width="65535*"/>
    </style:style>
    <style:style style:name="Tabela5.1" style:family="table-row">
      <style:table-row-properties fo:keep-together="auto"/>
    </style:style>
    <style:style style:name="Tabe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6" style:family="table">
      <style:table-properties style:width="17cm" fo:break-before="auto" fo:break-after="auto" table:align="margins" fo:keep-with-next="auto" style:may-break-between-rows="true" table:border-model="collapsing"/>
    </style:style>
    <style:style style:name="Tabela6.A" style:family="table-column">
      <style:table-column-properties style:column-width="17cm" style:rel-column-width="65535*"/>
    </style:style>
    <style:style style:name="Tabela6.1" style:family="table-row">
      <style:table-row-properties fo:keep-together="auto"/>
    </style:style>
    <style:style style:name="Tabe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5pt solid #000000"/>
    </style:style>
    <style:style style:name="Tabela7" style:family="table">
      <style:table-properties style:width="17cm" table:align="margins"/>
    </style:style>
    <style:style style:name="Tabela7.A" style:family="table-column">
      <style:table-column-properties style:column-width="17cm" style:rel-column-width="65535*"/>
    </style:style>
    <style:style style:name="Tabela7.A1" style:family="table-cell">
      <style:table-cell-properties fo:padding="0.097cm" fo:border="0.05pt solid #000000"/>
    </style:style>
    <style:style style:name="Tabela8" style:family="table">
      <style:table-properties style:width="17cm" table:align="margins"/>
    </style:style>
    <style:style style:name="Tabela8.A" style:family="table-column">
      <style:table-column-properties style:column-width="17cm" style:rel-column-width="65535*"/>
    </style:style>
    <style:style style:name="Tabela8.A1" style:family="table-cell">
      <style:table-cell-properties fo:padding="0.097cm" fo:border="0.05pt solid #000000"/>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padding="0.097cm" fo:border="0.05pt solid #000000"/>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fo:padding="0.097cm" fo:border="0.05pt solid #000000"/>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padding="0.097cm" fo:border="0.05pt solid #000000"/>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fo:padding="0.097cm" fo:border="0.05pt solid #000000"/>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A1" style:family="table-cell">
      <style:table-cell-properties fo:padding="0.097cm" fo:border="0.05pt solid #000000"/>
    </style:style>
    <style:style style:name="Table16" style:family="table">
      <style:table-properties style:width="17cm" table:align="margins"/>
    </style:style>
    <style:style style:name="Table16.A" style:family="table-column">
      <style:table-column-properties style:column-width="17cm" style:rel-column-width="65535*"/>
    </style:style>
    <style:style style:name="Table16.A1" style:family="table-cell">
      <style:table-cell-properties fo:padding="0.097cm" fo:border="0.05pt solid #000000"/>
    </style:style>
    <style:style style:name="Table17" style:family="table">
      <style:table-properties style:width="17cm" table:align="margins"/>
    </style:style>
    <style:style style:name="Table17.A" style:family="table-column">
      <style:table-column-properties style:column-width="17cm" style:rel-column-width="65535*"/>
    </style:style>
    <style:style style:name="Table17.A1" style:family="table-cell">
      <style:table-cell-properties fo:padding="0.097cm" fo:border="0.05pt solid #000000"/>
    </style:style>
    <style:style style:name="Table18" style:family="table">
      <style:table-properties style:width="17cm" table:align="margins"/>
    </style:style>
    <style:style style:name="Table18.A" style:family="table-column">
      <style:table-column-properties style:column-width="17cm" style:rel-column-width="65535*"/>
    </style:style>
    <style:style style:name="Table18.A1" style:family="table-cell">
      <style:table-cell-properties fo:padding="0.097cm" fo:border="0.05pt solid #000000"/>
    </style:style>
    <style:style style:name="Table19" style:family="table">
      <style:table-properties style:width="17cm" table:align="margins"/>
    </style:style>
    <style:style style:name="Table19.A" style:family="table-column">
      <style:table-column-properties style:column-width="17cm" style:rel-column-width="65535*"/>
    </style:style>
    <style:style style:name="Table19.A1" style:family="table-cell">
      <style:table-cell-properties fo:padding="0.097cm" fo:border="0.05pt solid #000000"/>
    </style:style>
    <style:style style:name="Table20" style:family="table">
      <style:table-properties style:width="17cm" table:align="margins"/>
    </style:style>
    <style:style style:name="Table20.A" style:family="table-column">
      <style:table-column-properties style:column-width="17cm" style:rel-column-width="65535*"/>
    </style:style>
    <style:style style:name="Table20.A1" style:family="table-cell">
      <style:table-cell-properties fo:padding="0.097cm" fo:border="0.05pt solid #000000"/>
    </style:style>
    <style:style style:name="Table21" style:family="table">
      <style:table-properties style:width="17cm" table:align="margins"/>
    </style:style>
    <style:style style:name="Table21.A" style:family="table-column">
      <style:table-column-properties style:column-width="17cm" style:rel-column-width="65535*"/>
    </style:style>
    <style:style style:name="Table21.A1" style:family="table-cell">
      <style:table-cell-properties fo:padding="0.097cm" fo:border="0.05pt solid #000000"/>
    </style:style>
    <style:style style:name="Table22" style:family="table">
      <style:table-properties style:width="17cm" table:align="margins"/>
    </style:style>
    <style:style style:name="Table22.A" style:family="table-column">
      <style:table-column-properties style:column-width="17cm" style:rel-column-width="65535*"/>
    </style:style>
    <style:style style:name="Table22.A1" style:family="table-cell">
      <style:table-cell-properties fo:padding="0.097cm" fo:border="0.05pt solid #000000"/>
    </style:style>
    <style:style style:name="Table23" style:family="table">
      <style:table-properties style:width="17cm" table:align="margins"/>
    </style:style>
    <style:style style:name="Table23.A" style:family="table-column">
      <style:table-column-properties style:column-width="17cm" style:rel-column-width="65535*"/>
    </style:style>
    <style:style style:name="Table23.A1" style:family="table-cell">
      <style:table-cell-properties fo:padding="0.097cm" fo:border="0.05pt solid #000000"/>
    </style:style>
    <style:style style:name="Table24" style:family="table">
      <style:table-properties style:width="17cm" table:align="margins"/>
    </style:style>
    <style:style style:name="Table24.A" style:family="table-column">
      <style:table-column-properties style:column-width="17cm" style:rel-column-width="65535*"/>
    </style:style>
    <style:style style:name="Table24.A1" style:family="table-cell">
      <style:table-cell-properties fo:padding="0.097cm" fo:border="0.05pt solid #000000"/>
    </style:style>
    <style:style style:name="Table25" style:family="table">
      <style:table-properties style:width="17cm" table:align="margins"/>
    </style:style>
    <style:style style:name="Table25.A" style:family="table-column">
      <style:table-column-properties style:column-width="17cm" style:rel-column-width="65535*"/>
    </style:style>
    <style:style style:name="Table25.A1" style:family="table-cell">
      <style:table-cell-properties fo:padding="0.097cm" fo:border="0.05pt solid #000000"/>
    </style:style>
    <style:style style:name="Table26" style:family="table">
      <style:table-properties style:width="17cm" table:align="margins"/>
    </style:style>
    <style:style style:name="Table26.A" style:family="table-column">
      <style:table-column-properties style:column-width="17cm" style:rel-column-width="65535*"/>
    </style:style>
    <style:style style:name="Table26.A1" style:family="table-cell">
      <style:table-cell-properties fo:padding="0.097cm" fo:border="0.05pt solid #000000"/>
    </style:style>
    <style:style style:name="Table27" style:family="table">
      <style:table-properties style:width="17cm" table:align="margins"/>
    </style:style>
    <style:style style:name="Table27.A" style:family="table-column">
      <style:table-column-properties style:column-width="17cm" style:rel-column-width="65535*"/>
    </style:style>
    <style:style style:name="Table27.A1" style:family="table-cell">
      <style:table-cell-properties fo:padding="0.097cm" fo:border="0.05pt solid #000000"/>
    </style:style>
    <style:style style:name="Table29" style:family="table">
      <style:table-properties style:width="17cm" table:align="margins"/>
    </style:style>
    <style:style style:name="Table29.A" style:family="table-column">
      <style:table-column-properties style:column-width="17cm" style:rel-column-width="65535*"/>
    </style:style>
    <style:style style:name="Table29.A1" style:family="table-cell">
      <style:table-cell-properties fo:padding="0.097cm" fo:border="0.05pt solid #000000"/>
    </style:style>
    <style:style style:name="Table28" style:family="table">
      <style:table-properties style:width="17.013cm" fo:margin-left="0cm" fo:break-before="auto" fo:break-after="auto" table:align="left" fo:keep-with-next="auto" style:may-break-between-rows="true" table:border-model="collapsing"/>
    </style:style>
    <style:style style:name="Table28.A" style:family="table-column">
      <style:table-column-properties style:column-width="17.013cm"/>
    </style:style>
    <style:style style:name="Table28.1" style:family="table-row">
      <style:table-row-properties fo:keep-together="auto"/>
    </style:style>
    <style:style style:name="Table2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0" style:family="table">
      <style:table-properties style:width="16.914cm" table:align="right"/>
    </style:style>
    <style:style style:name="Table30.A" style:family="table-column">
      <style:table-column-properties style:column-width="16.914cm"/>
    </style:style>
    <style:style style:name="Table30.A1" style:family="table-cell">
      <style:table-cell-properties fo:padding="0.097cm" fo:border="0.05pt solid #000000"/>
    </style:style>
    <style:style style:name="Table31" style:family="table">
      <style:table-properties style:width="16.914cm" table:align="right"/>
    </style:style>
    <style:style style:name="Table31.A" style:family="table-column">
      <style:table-column-properties style:column-width="16.914cm"/>
    </style:style>
    <style:style style:name="Table31.A1" style:family="table-cell">
      <style:table-cell-properties fo:padding="0.097cm" fo:border="0.05pt solid #000000"/>
    </style:style>
    <style:style style:name="Table32" style:family="table">
      <style:table-properties style:width="16.914cm" table:align="right"/>
    </style:style>
    <style:style style:name="Table32.A" style:family="table-column">
      <style:table-column-properties style:column-width="16.914cm"/>
    </style:style>
    <style:style style:name="Table32.A1" style:family="table-cell">
      <style:table-cell-properties fo:padding="0.097cm" fo:border="0.05pt solid #000000"/>
    </style:style>
    <style:style style:name="Table33" style:family="table">
      <style:table-properties style:width="16.914cm" table:align="right"/>
    </style:style>
    <style:style style:name="Table33.A" style:family="table-column">
      <style:table-column-properties style:column-width="16.914cm"/>
    </style:style>
    <style:style style:name="Table33.A1" style:family="table-cell">
      <style:table-cell-properties fo:padding="0.097cm" fo:border="0.05pt solid #000000"/>
    </style:style>
    <style:style style:name="Table34" style:family="table">
      <style:table-properties style:width="17cm" fo:break-before="auto" fo:break-after="auto" table:align="margins" fo:keep-with-next="auto" style:may-break-between-rows="true" table:border-model="collapsing"/>
    </style:style>
    <style:style style:name="Table34.A" style:family="table-column">
      <style:table-column-properties style:column-width="17cm" style:rel-column-width="65535*"/>
    </style:style>
    <style:style style:name="Table34.1" style:family="table-row">
      <style:table-row-properties fo:keep-together="auto"/>
    </style:style>
    <style:style style:name="Table3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5" style:family="table">
      <style:table-properties style:width="17cm" fo:break-before="auto" fo:break-after="auto" table:align="margins" fo:keep-with-next="auto" style:may-break-between-rows="true" table:border-model="collapsing"/>
    </style:style>
    <style:style style:name="Table35.A" style:family="table-column">
      <style:table-column-properties style:column-width="17cm" style:rel-column-width="65535*"/>
    </style:style>
    <style:style style:name="Table35.1" style:family="table-row">
      <style:table-row-properties fo:keep-together="auto"/>
    </style:style>
    <style:style style:name="Table3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P1" style:family="paragraph" style:parent-style-name="Header">
      <style:paragraph-properties fo:margin-top="0.499cm" fo:margin-bottom="0.499cm" style:contextual-spacing="false" fo:text-align="end" style:justify-single-word="false"/>
      <style:text-properties officeooo:paragraph-rsid="01192ae4"/>
    </style:style>
    <style:style style:name="P2" style:family="paragraph" style:parent-style-name="Standard">
      <style:paragraph-properties fo:text-align="end" style:justify-single-word="false"/>
      <style:text-properties officeooo:paragraph-rsid="001dc238"/>
    </style:style>
    <style:style style:name="P3" style:family="paragraph" style:parent-style-name="Standard">
      <style:paragraph-properties fo:margin-top="0.499cm" fo:margin-bottom="0.199cm" style:contextual-spacing="false" fo:text-align="end" style:justify-single-word="false"/>
      <style:text-properties officeooo:paragraph-rsid="001bba47"/>
    </style:style>
    <style:style style:name="P4" style:family="paragraph" style:parent-style-name="Standard">
      <style:text-properties fo:font-size="2pt" officeooo:paragraph-rsid="001dc238" style:font-size-asian="1.75pt" style:font-size-complex="2pt"/>
    </style:style>
    <style:style style:name="P5" style:family="paragraph" style:parent-style-name="Standard">
      <style:text-properties officeooo:paragraph-rsid="001d1802"/>
    </style:style>
    <style:style style:name="P6" style:family="paragraph" style:parent-style-name="Header">
      <style:paragraph-properties fo:margin-top="0.499cm" fo:margin-bottom="0.499cm" style:contextual-spacing="false" fo:text-align="end" style:justify-single-word="false"/>
      <style:text-properties fo:color="#cc3300" loext:opacity="100%" fo:font-size="10pt" fo:font-weight="bold" officeooo:rsid="001d1802" officeooo:paragraph-rsid="01192ae4" style:font-size-asian="10pt" style:font-weight-asian="bold" style:font-size-complex="10pt" style:font-weight-complex="bold"/>
    </style:style>
    <style:style style:name="P7" style:family="paragraph" style:parent-style-name="Standard">
      <style:paragraph-properties fo:margin-top="0.499cm" fo:margin-bottom="0.199cm" style:contextual-spacing="false" fo:text-align="center" style:justify-single-word="false"/>
      <style:text-properties fo:color="#cc3300" loext:opacity="100%" style:font-name="Calibri1" fo:font-size="14pt" fo:font-weight="bold" officeooo:rsid="001bba47" officeooo:paragraph-rsid="001bba47" style:font-size-asian="14pt" style:font-weight-asian="bold" style:font-size-complex="14pt" style:font-weight-complex="bold"/>
    </style:style>
    <style:style style:name="P8"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9"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10" style:family="paragraph" style:parent-style-name="Footer">
      <style:text-properties style:font-name="Calibri" fo:font-size="11pt" fo:language="ca" fo:country="ES" officeooo:paragraph-rsid="001dc238" style:font-size-asian="11pt" style:font-size-complex="11pt"/>
    </style:style>
    <style:style style:name="P11"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12"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13"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style>
    <style:style style:name="P14" style:family="paragraph" style:parent-style-name="Standard">
      <style:paragraph-properties fo:margin-top="0cm" fo:margin-bottom="0.212cm" style:contextual-spacing="false" fo:text-align="start" style:justify-single-word="false"/>
      <style:text-properties style:font-name="Calibri" fo:language="ca" fo:country="ES" officeooo:paragraph-rsid="001d1802" style:font-name-complex="Arial Narrow1"/>
    </style:style>
    <style:style style:name="P15" style:family="paragraph" style:parent-style-name="Standard">
      <style:paragraph-properties fo:margin-top="0cm" fo:margin-bottom="0.212cm" style:contextual-spacing="false" fo:text-align="start" style:justify-single-word="false"/>
      <style:text-properties style:font-name="Calibri" fo:language="ca" fo:country="ES" officeooo:rsid="002c3bd6" officeooo:paragraph-rsid="002c3bd6" style:font-name-complex="Arial Narrow1"/>
    </style:style>
    <style:style style:name="P16" style:family="paragraph" style:parent-style-name="Standard">
      <style:text-properties officeooo:paragraph-rsid="001bba47"/>
    </style:style>
    <style:style style:name="P17" style:family="paragraph" style:parent-style-name="Standard">
      <style:paragraph-properties fo:text-align="center" style:justify-single-word="false"/>
      <style:text-properties fo:color="#f39000" loext:opacity="100%" style:font-name="Georgia" fo:font-size="16pt" fo:font-weight="bold" officeooo:rsid="001f7d04" officeooo:paragraph-rsid="001f7d04" style:font-size-asian="16pt" style:font-weight-asian="bold" style:font-size-complex="16pt" style:font-weight-complex="bold"/>
    </style:style>
    <style:style style:name="P18" style:family="paragraph" style:parent-style-name="Standard">
      <style:paragraph-properties fo:margin-top="0.499cm" fo:margin-bottom="0.199cm" style:contextual-spacing="false" fo:text-align="end" style:justify-single-word="false"/>
      <style:text-properties fo:color="#f39000" loext:opacity="100%" style:font-name="Georgia" fo:font-size="28pt" fo:font-weight="bold" officeooo:rsid="002651fa" officeooo:paragraph-rsid="002651fa" style:font-size-asian="24.5pt" style:font-weight-asian="bold" style:font-size-complex="28pt" style:font-weight-complex="bold"/>
    </style:style>
    <style:style style:name="P19" style:family="paragraph" style:parent-style-name="Standard">
      <style:paragraph-properties fo:text-align="center" style:justify-single-word="false"/>
      <style:text-properties fo:color="#f39000" loext:opacity="100%" style:font-name="Calibri1" fo:font-size="16pt" fo:font-weight="bold" officeooo:rsid="001f7d04" officeooo:paragraph-rsid="001f7d04" style:font-size-asian="16pt" style:font-weight-asian="bold" style:font-size-complex="16pt" style:font-weight-complex="bold"/>
    </style:style>
    <style:style style:name="P20" style:family="paragraph" style:parent-style-name="Standard">
      <style:text-properties fo:font-weight="bold" officeooo:paragraph-rsid="001d1802" style:font-weight-asian="bold" style:font-weight-complex="bold"/>
    </style:style>
    <style:style style:name="P21" style:family="paragraph" style:parent-style-name="Standard">
      <style:paragraph-properties fo:text-align="justify" style:justify-single-word="false"/>
      <style:text-properties fo:font-weight="bold" officeooo:rsid="01be9b67" officeooo:paragraph-rsid="01be9b67" style:font-weight-asian="bold" style:font-weight-complex="bold"/>
    </style:style>
    <style:style style:name="P22" style:family="paragraph" style:parent-style-name="Standard">
      <style:paragraph-properties fo:text-align="justify" style:justify-single-word="false"/>
      <style:text-properties fo:font-weight="bold" officeooo:rsid="01be9b67" officeooo:paragraph-rsid="01c4a646" style:font-weight-asian="bold" style:font-weight-complex="bold"/>
    </style:style>
    <style:style style:name="P23" style:family="paragraph" style:parent-style-name="Standard">
      <style:paragraph-properties fo:text-align="justify" style:justify-single-word="false"/>
      <style:text-properties fo:font-weight="bold" officeooo:rsid="01d4f7bc" officeooo:paragraph-rsid="01d4f7bc" style:font-weight-asian="bold" style:font-weight-complex="bold"/>
    </style:style>
    <style:style style:name="P24" style:family="paragraph" style:parent-style-name="Standard">
      <style:paragraph-properties fo:text-align="justify" style:justify-single-word="false"/>
      <style:text-properties officeooo:rsid="0103ba70" officeooo:paragraph-rsid="0026b597"/>
    </style:style>
    <style:style style:name="P25" style:family="paragraph" style:parent-style-name="Standard">
      <style:paragraph-properties fo:text-align="justify" style:justify-single-word="false"/>
      <style:text-properties officeooo:rsid="0103ba70" officeooo:paragraph-rsid="00490514"/>
    </style:style>
    <style:style style:name="P26" style:family="paragraph" style:parent-style-name="Standard">
      <style:paragraph-properties fo:text-align="justify" style:justify-single-word="false"/>
      <style:text-properties officeooo:rsid="0103ba70" officeooo:paragraph-rsid="0051d571"/>
    </style:style>
    <style:style style:name="P27" style:family="paragraph" style:parent-style-name="Standard">
      <style:paragraph-properties fo:text-align="justify" style:justify-single-word="false"/>
      <style:text-properties officeooo:rsid="0103ba70" officeooo:paragraph-rsid="0053a1b3"/>
    </style:style>
    <style:style style:name="P28" style:family="paragraph" style:parent-style-name="Standard">
      <style:paragraph-properties fo:text-align="justify" style:justify-single-word="false"/>
      <style:text-properties officeooo:rsid="0103ba70" officeooo:paragraph-rsid="005fc6ef"/>
    </style:style>
    <style:style style:name="P29" style:family="paragraph" style:parent-style-name="Standard">
      <style:paragraph-properties fo:text-align="justify" style:justify-single-word="false"/>
      <style:text-properties officeooo:rsid="0103ba70" officeooo:paragraph-rsid="0067e248"/>
    </style:style>
    <style:style style:name="P30" style:family="paragraph" style:parent-style-name="Standard">
      <style:paragraph-properties fo:text-align="justify" style:justify-single-word="false"/>
      <style:text-properties officeooo:rsid="0103ba70" officeooo:paragraph-rsid="006cc756"/>
    </style:style>
    <style:style style:name="P31" style:family="paragraph" style:parent-style-name="Standard">
      <style:paragraph-properties fo:text-align="justify" style:justify-single-word="false"/>
      <style:text-properties officeooo:rsid="0103ba70" officeooo:paragraph-rsid="006ecd82"/>
    </style:style>
    <style:style style:name="P32" style:family="paragraph" style:parent-style-name="Standard">
      <style:paragraph-properties fo:text-align="justify" style:justify-single-word="false"/>
      <style:text-properties officeooo:rsid="0103ba70" officeooo:paragraph-rsid="0078fc16"/>
    </style:style>
    <style:style style:name="P33" style:family="paragraph" style:parent-style-name="Standard">
      <style:paragraph-properties fo:text-align="justify" style:justify-single-word="false"/>
      <style:text-properties officeooo:rsid="0103ba70" officeooo:paragraph-rsid="007e7cc1"/>
    </style:style>
    <style:style style:name="P34" style:family="paragraph" style:parent-style-name="Standard">
      <style:paragraph-properties fo:text-align="justify" style:justify-single-word="false"/>
      <style:text-properties officeooo:rsid="0103ba70" officeooo:paragraph-rsid="007eeebb"/>
    </style:style>
    <style:style style:name="P35" style:family="paragraph" style:parent-style-name="Standard">
      <style:paragraph-properties fo:text-align="justify" style:justify-single-word="false"/>
      <style:text-properties officeooo:rsid="0103ba70" officeooo:paragraph-rsid="0083578d"/>
    </style:style>
    <style:style style:name="P36" style:family="paragraph" style:parent-style-name="Standard">
      <style:paragraph-properties fo:text-align="justify" style:justify-single-word="false"/>
      <style:text-properties officeooo:rsid="0103ba70" officeooo:paragraph-rsid="0087d185"/>
    </style:style>
    <style:style style:name="P37" style:family="paragraph" style:parent-style-name="Standard">
      <style:paragraph-properties fo:text-align="justify" style:justify-single-word="false"/>
      <style:text-properties officeooo:rsid="0103ba70" officeooo:paragraph-rsid="008c37e8"/>
    </style:style>
    <style:style style:name="P38" style:family="paragraph" style:parent-style-name="Standard">
      <style:paragraph-properties fo:text-align="justify" style:justify-single-word="false"/>
      <style:text-properties officeooo:rsid="0103ba70" officeooo:paragraph-rsid="00964fe4"/>
    </style:style>
    <style:style style:name="P39" style:family="paragraph" style:parent-style-name="Standard">
      <style:paragraph-properties fo:text-align="justify" style:justify-single-word="false"/>
      <style:text-properties officeooo:rsid="0103ba70" officeooo:paragraph-rsid="009e01e9"/>
    </style:style>
    <style:style style:name="P40" style:family="paragraph" style:parent-style-name="Standard">
      <style:paragraph-properties fo:text-align="justify" style:justify-single-word="false"/>
      <style:text-properties officeooo:rsid="0103ba70" officeooo:paragraph-rsid="009fa0eb"/>
    </style:style>
    <style:style style:name="P41" style:family="paragraph" style:parent-style-name="Standard">
      <style:paragraph-properties fo:text-align="justify" style:justify-single-word="false"/>
      <style:text-properties officeooo:rsid="0103ba70" officeooo:paragraph-rsid="00a18b49"/>
    </style:style>
    <style:style style:name="P42" style:family="paragraph" style:parent-style-name="Standard">
      <style:paragraph-properties fo:text-align="justify" style:justify-single-word="false"/>
      <style:text-properties officeooo:rsid="0103ba70" officeooo:paragraph-rsid="00b1b7d9"/>
    </style:style>
    <style:style style:name="P43" style:family="paragraph" style:parent-style-name="Standard">
      <style:paragraph-properties fo:text-align="justify" style:justify-single-word="false"/>
      <style:text-properties officeooo:rsid="0103ba70" officeooo:paragraph-rsid="00cc7e95"/>
    </style:style>
    <style:style style:name="P44" style:family="paragraph" style:parent-style-name="Standard">
      <style:paragraph-properties fo:text-align="justify" style:justify-single-word="false"/>
      <style:text-properties officeooo:rsid="0103ba70" officeooo:paragraph-rsid="00d3a383"/>
    </style:style>
    <style:style style:name="P45" style:family="paragraph" style:parent-style-name="Standard">
      <style:paragraph-properties fo:text-align="justify" style:justify-single-word="false"/>
      <style:text-properties officeooo:rsid="0103ba70" officeooo:paragraph-rsid="00d823ce"/>
    </style:style>
    <style:style style:name="P46" style:family="paragraph" style:parent-style-name="Standard">
      <style:paragraph-properties fo:text-align="justify" style:justify-single-word="false"/>
      <style:text-properties officeooo:rsid="0103ba70" officeooo:paragraph-rsid="00d83d57"/>
    </style:style>
    <style:style style:name="P47" style:family="paragraph" style:parent-style-name="Standard">
      <style:paragraph-properties fo:text-align="justify" style:justify-single-word="false"/>
      <style:text-properties officeooo:rsid="0103ba70" officeooo:paragraph-rsid="00f6c32b"/>
    </style:style>
    <style:style style:name="P48" style:family="paragraph" style:parent-style-name="Standard">
      <style:paragraph-properties fo:text-align="justify" style:justify-single-word="false"/>
      <style:text-properties officeooo:rsid="0103ba70" officeooo:paragraph-rsid="0108b8e9"/>
    </style:style>
    <style:style style:name="P49" style:family="paragraph" style:parent-style-name="Standard">
      <style:paragraph-properties fo:text-align="justify" style:justify-single-word="false"/>
      <style:text-properties officeooo:rsid="0103ba70" officeooo:paragraph-rsid="010b0562"/>
    </style:style>
    <style:style style:name="P50" style:family="paragraph" style:parent-style-name="Standard">
      <style:paragraph-properties fo:text-align="justify" style:justify-single-word="false"/>
      <style:text-properties officeooo:rsid="0103ba70" officeooo:paragraph-rsid="011b3c62"/>
    </style:style>
    <style:style style:name="P51" style:family="paragraph" style:parent-style-name="Standard">
      <style:paragraph-properties fo:text-align="justify" style:justify-single-word="false"/>
      <style:text-properties officeooo:rsid="0103ba70" officeooo:paragraph-rsid="011d3de9"/>
    </style:style>
    <style:style style:name="P52" style:family="paragraph" style:parent-style-name="Standard">
      <style:paragraph-properties fo:text-align="justify" style:justify-single-word="false"/>
      <style:text-properties officeooo:rsid="0103ba70" officeooo:paragraph-rsid="012b4856"/>
    </style:style>
    <style:style style:name="P53" style:family="paragraph" style:parent-style-name="Standard">
      <style:paragraph-properties fo:text-align="justify" style:justify-single-word="false"/>
      <style:text-properties officeooo:rsid="0103ba70" officeooo:paragraph-rsid="01355a2b"/>
    </style:style>
    <style:style style:name="P54" style:family="paragraph" style:parent-style-name="Standard">
      <style:paragraph-properties fo:text-align="justify" style:justify-single-word="false"/>
      <style:text-properties officeooo:rsid="0103ba70" officeooo:paragraph-rsid="0139a139"/>
    </style:style>
    <style:style style:name="P55" style:family="paragraph" style:parent-style-name="Standard">
      <style:paragraph-properties fo:text-align="justify" style:justify-single-word="false"/>
      <style:text-properties officeooo:rsid="0103ba70" officeooo:paragraph-rsid="013b0ce7"/>
    </style:style>
    <style:style style:name="P56" style:family="paragraph" style:parent-style-name="Standard">
      <style:paragraph-properties fo:text-align="justify" style:justify-single-word="false"/>
      <style:text-properties officeooo:rsid="0103ba70" officeooo:paragraph-rsid="015b0446"/>
    </style:style>
    <style:style style:name="P57" style:family="paragraph" style:parent-style-name="Standard">
      <style:paragraph-properties fo:text-align="justify" style:justify-single-word="false"/>
      <style:text-properties officeooo:rsid="0103ba70" officeooo:paragraph-rsid="015da402"/>
    </style:style>
    <style:style style:name="P58" style:family="paragraph" style:parent-style-name="Standard">
      <style:paragraph-properties fo:text-align="justify" style:justify-single-word="false"/>
      <style:text-properties officeooo:rsid="0103ba70" officeooo:paragraph-rsid="01645a86"/>
    </style:style>
    <style:style style:name="P59" style:family="paragraph" style:parent-style-name="Standard">
      <style:paragraph-properties fo:text-align="justify" style:justify-single-word="false"/>
      <style:text-properties officeooo:rsid="0103ba70" officeooo:paragraph-rsid="017010d7"/>
    </style:style>
    <style:style style:name="P60" style:family="paragraph" style:parent-style-name="Standard">
      <style:paragraph-properties fo:text-align="justify" style:justify-single-word="false"/>
      <style:text-properties officeooo:rsid="0103ba70" officeooo:paragraph-rsid="0174bad4"/>
    </style:style>
    <style:style style:name="P61" style:family="paragraph" style:parent-style-name="Standard">
      <style:paragraph-properties fo:text-align="justify" style:justify-single-word="false"/>
      <style:text-properties officeooo:rsid="0103ba70" officeooo:paragraph-rsid="017acb36"/>
    </style:style>
    <style:style style:name="P62" style:family="paragraph" style:parent-style-name="Standard">
      <style:paragraph-properties fo:text-align="justify" style:justify-single-word="false"/>
      <style:text-properties officeooo:rsid="0103ba70" officeooo:paragraph-rsid="018f6cd1"/>
    </style:style>
    <style:style style:name="P63" style:family="paragraph" style:parent-style-name="Standard">
      <style:paragraph-properties fo:text-align="justify" style:justify-single-word="false"/>
      <style:text-properties officeooo:rsid="0103ba70" officeooo:paragraph-rsid="019a1d62"/>
    </style:style>
    <style:style style:name="P64" style:family="paragraph" style:parent-style-name="Standard">
      <style:paragraph-properties fo:text-align="justify" style:justify-single-word="false"/>
      <style:text-properties officeooo:rsid="0103ba70" officeooo:paragraph-rsid="01a67c7f"/>
    </style:style>
    <style:style style:name="P65" style:family="paragraph" style:parent-style-name="Standard">
      <style:paragraph-properties fo:text-align="justify" style:justify-single-word="false"/>
      <style:text-properties officeooo:rsid="0103ba70" officeooo:paragraph-rsid="01be9b67"/>
    </style:style>
    <style:style style:name="P66" style:family="paragraph" style:parent-style-name="Standard">
      <style:paragraph-properties fo:text-align="justify" style:justify-single-word="false"/>
      <style:text-properties officeooo:rsid="0103ba70" officeooo:paragraph-rsid="01d4f7bc"/>
    </style:style>
    <style:style style:name="P67" style:family="paragraph" style:parent-style-name="Standard">
      <style:paragraph-properties fo:text-align="justify" style:justify-single-word="false"/>
      <style:text-properties officeooo:rsid="0103ba70" officeooo:paragraph-rsid="01d621aa"/>
    </style:style>
    <style:style style:name="P68" style:family="paragraph" style:parent-style-name="Standard">
      <style:paragraph-properties fo:text-align="justify" style:justify-single-word="false"/>
      <style:text-properties officeooo:rsid="0103ba70" officeooo:paragraph-rsid="01da5e60"/>
    </style:style>
    <style:style style:name="P69" style:family="paragraph" style:parent-style-name="Standard">
      <style:paragraph-properties fo:text-align="justify" style:justify-single-word="false"/>
      <style:text-properties officeooo:rsid="0103ba70" officeooo:paragraph-rsid="01e7b39b"/>
    </style:style>
    <style:style style:name="P70" style:family="paragraph" style:parent-style-name="Standard">
      <style:paragraph-properties fo:text-align="justify" style:justify-single-word="false"/>
      <style:text-properties officeooo:rsid="0103ba70" officeooo:paragraph-rsid="01ef7408"/>
    </style:style>
    <style:style style:name="P71" style:family="paragraph" style:parent-style-name="Standard">
      <style:paragraph-properties fo:text-align="justify" style:justify-single-word="false"/>
      <style:text-properties officeooo:rsid="0103ba70" officeooo:paragraph-rsid="01f53cb8"/>
    </style:style>
    <style:style style:name="P72" style:family="paragraph" style:parent-style-name="Standard">
      <style:paragraph-properties fo:text-align="justify" style:justify-single-word="false"/>
      <style:text-properties officeooo:rsid="0103ba70" officeooo:paragraph-rsid="01f56faa"/>
    </style:style>
    <style:style style:name="P73" style:family="paragraph" style:parent-style-name="Standard">
      <style:paragraph-properties fo:text-align="justify" style:justify-single-word="false"/>
      <style:text-properties officeooo:rsid="0103ba70" officeooo:paragraph-rsid="01f7fa93"/>
    </style:style>
    <style:style style:name="P74" style:family="paragraph" style:parent-style-name="Standard">
      <style:paragraph-properties fo:text-align="justify" style:justify-single-word="false"/>
      <style:text-properties officeooo:rsid="0103ba70" officeooo:paragraph-rsid="01fa7e25"/>
    </style:style>
    <style:style style:name="P75" style:family="paragraph" style:parent-style-name="Standard">
      <style:paragraph-properties fo:text-align="justify" style:justify-single-word="false"/>
      <style:text-properties officeooo:rsid="0103ba70" officeooo:paragraph-rsid="01fc9fc5"/>
    </style:style>
    <style:style style:name="P76" style:family="paragraph" style:parent-style-name="Standard">
      <style:paragraph-properties fo:text-align="justify" style:justify-single-word="false"/>
      <style:text-properties officeooo:rsid="0103ba70" officeooo:paragraph-rsid="0202b455"/>
    </style:style>
    <style:style style:name="P77" style:family="paragraph" style:parent-style-name="Standard">
      <style:paragraph-properties fo:text-align="justify" style:justify-single-word="false"/>
      <style:text-properties officeooo:rsid="0103ba70" officeooo:paragraph-rsid="0217ced0"/>
    </style:style>
    <style:style style:name="P78" style:family="paragraph" style:parent-style-name="Standard">
      <style:paragraph-properties fo:text-align="justify" style:justify-single-word="false"/>
      <style:text-properties officeooo:rsid="0103ba70" officeooo:paragraph-rsid="021d0da1"/>
    </style:style>
    <style:style style:name="P79" style:family="paragraph" style:parent-style-name="Standard">
      <style:paragraph-properties fo:text-align="justify" style:justify-single-word="false"/>
      <style:text-properties officeooo:rsid="0103ba70" officeooo:paragraph-rsid="022c42a5"/>
    </style:style>
    <style:style style:name="P80" style:family="paragraph" style:parent-style-name="Standard">
      <style:paragraph-properties fo:text-align="justify" style:justify-single-word="false"/>
      <style:text-properties officeooo:rsid="0103ba70" officeooo:paragraph-rsid="02382392"/>
    </style:style>
    <style:style style:name="P81" style:family="paragraph" style:parent-style-name="Standard">
      <style:text-properties officeooo:rsid="0103ba70" officeooo:paragraph-rsid="0026b597"/>
    </style:style>
    <style:style style:name="P82" style:family="paragraph" style:parent-style-name="Standard">
      <style:text-properties officeooo:rsid="0103ba70" officeooo:paragraph-rsid="00272da6"/>
    </style:style>
    <style:style style:name="P83" style:family="paragraph" style:parent-style-name="Standard">
      <style:text-properties officeooo:rsid="0103ba70" officeooo:paragraph-rsid="00490514"/>
    </style:style>
    <style:style style:name="P84" style:family="paragraph" style:parent-style-name="Standard">
      <style:text-properties officeooo:rsid="0103ba70" officeooo:paragraph-rsid="0051d571"/>
    </style:style>
    <style:style style:name="P85" style:family="paragraph" style:parent-style-name="Standard">
      <style:text-properties officeooo:rsid="0103ba70" officeooo:paragraph-rsid="0053a1b3"/>
    </style:style>
    <style:style style:name="P86" style:family="paragraph" style:parent-style-name="Standard">
      <style:text-properties officeooo:rsid="0103ba70" officeooo:paragraph-rsid="005fc6ef"/>
    </style:style>
    <style:style style:name="P87" style:family="paragraph" style:parent-style-name="Standard">
      <style:text-properties officeooo:rsid="0103ba70" officeooo:paragraph-rsid="0067e248"/>
    </style:style>
    <style:style style:name="P88" style:family="paragraph" style:parent-style-name="Standard">
      <style:text-properties officeooo:rsid="0103ba70" officeooo:paragraph-rsid="006cc756"/>
    </style:style>
    <style:style style:name="P89" style:family="paragraph" style:parent-style-name="Standard">
      <style:text-properties officeooo:rsid="0103ba70" officeooo:paragraph-rsid="006ecd82"/>
    </style:style>
    <style:style style:name="P90" style:family="paragraph" style:parent-style-name="Standard">
      <style:text-properties officeooo:rsid="0103ba70" officeooo:paragraph-rsid="0078fc16"/>
    </style:style>
    <style:style style:name="P91" style:family="paragraph" style:parent-style-name="Standard">
      <style:text-properties officeooo:rsid="0103ba70" officeooo:paragraph-rsid="007e7cc1"/>
    </style:style>
    <style:style style:name="P92" style:family="paragraph" style:parent-style-name="Standard">
      <style:text-properties officeooo:rsid="0103ba70" officeooo:paragraph-rsid="0083578d"/>
    </style:style>
    <style:style style:name="P93" style:family="paragraph" style:parent-style-name="Standard">
      <style:text-properties officeooo:rsid="0103ba70" officeooo:paragraph-rsid="0087d185"/>
    </style:style>
    <style:style style:name="P94" style:family="paragraph" style:parent-style-name="Standard">
      <style:text-properties officeooo:rsid="0103ba70" officeooo:paragraph-rsid="008c37e8"/>
    </style:style>
    <style:style style:name="P95" style:family="paragraph" style:parent-style-name="Standard">
      <style:text-properties officeooo:rsid="0103ba70" officeooo:paragraph-rsid="00964fe4"/>
    </style:style>
    <style:style style:name="P96" style:family="paragraph" style:parent-style-name="Standard">
      <style:text-properties officeooo:rsid="0103ba70" officeooo:paragraph-rsid="009e01e9"/>
    </style:style>
    <style:style style:name="P97" style:family="paragraph" style:parent-style-name="Standard">
      <style:text-properties officeooo:rsid="0103ba70" officeooo:paragraph-rsid="009fa0eb"/>
    </style:style>
    <style:style style:name="P98" style:family="paragraph" style:parent-style-name="Standard">
      <style:text-properties officeooo:rsid="0103ba70" officeooo:paragraph-rsid="00a18b49"/>
    </style:style>
    <style:style style:name="P99" style:family="paragraph" style:parent-style-name="Standard">
      <style:text-properties officeooo:rsid="0103ba70" officeooo:paragraph-rsid="00a621ab"/>
    </style:style>
    <style:style style:name="P100" style:family="paragraph" style:parent-style-name="Standard">
      <style:text-properties officeooo:rsid="0103ba70" officeooo:paragraph-rsid="00b1b7d9"/>
    </style:style>
    <style:style style:name="P101" style:family="paragraph" style:parent-style-name="Standard">
      <style:text-properties officeooo:rsid="0103ba70" officeooo:paragraph-rsid="00d3a383"/>
    </style:style>
    <style:style style:name="P102" style:family="paragraph" style:parent-style-name="Standard">
      <style:text-properties officeooo:rsid="0103ba70" officeooo:paragraph-rsid="00d823ce"/>
    </style:style>
    <style:style style:name="P103" style:family="paragraph" style:parent-style-name="Standard">
      <style:text-properties officeooo:rsid="0103ba70" officeooo:paragraph-rsid="00d83d57"/>
    </style:style>
    <style:style style:name="P104" style:family="paragraph" style:parent-style-name="Standard">
      <style:text-properties officeooo:rsid="0103ba70" officeooo:paragraph-rsid="00f2f124"/>
    </style:style>
    <style:style style:name="P105" style:family="paragraph" style:parent-style-name="Standard">
      <style:text-properties officeooo:rsid="0103ba70" officeooo:paragraph-rsid="00f7637d"/>
    </style:style>
    <style:style style:name="P106" style:family="paragraph" style:parent-style-name="Standard">
      <style:text-properties officeooo:rsid="0103ba70" officeooo:paragraph-rsid="0108b8e9"/>
    </style:style>
    <style:style style:name="P107" style:family="paragraph" style:parent-style-name="Standard">
      <style:text-properties officeooo:rsid="0103ba70" officeooo:paragraph-rsid="010b0562"/>
    </style:style>
    <style:style style:name="P108" style:family="paragraph" style:parent-style-name="Standard">
      <style:text-properties officeooo:rsid="0103ba70" officeooo:paragraph-rsid="010fdc29"/>
    </style:style>
    <style:style style:name="P109" style:family="paragraph" style:parent-style-name="Standard">
      <style:text-properties officeooo:rsid="0103ba70" officeooo:paragraph-rsid="011b3c62"/>
    </style:style>
    <style:style style:name="P110" style:family="paragraph" style:parent-style-name="Standard">
      <style:text-properties officeooo:rsid="0103ba70" officeooo:paragraph-rsid="011d3de9"/>
    </style:style>
    <style:style style:name="P111" style:family="paragraph" style:parent-style-name="Standard">
      <style:text-properties officeooo:rsid="0103ba70" officeooo:paragraph-rsid="012b4856"/>
    </style:style>
    <style:style style:name="P112" style:family="paragraph" style:parent-style-name="Standard">
      <style:text-properties officeooo:rsid="0103ba70" officeooo:paragraph-rsid="01355a2b"/>
    </style:style>
    <style:style style:name="P113" style:family="paragraph" style:parent-style-name="Standard">
      <style:text-properties officeooo:rsid="0103ba70" officeooo:paragraph-rsid="0139a139"/>
    </style:style>
    <style:style style:name="P114" style:family="paragraph" style:parent-style-name="Standard">
      <style:text-properties officeooo:rsid="0103ba70" officeooo:paragraph-rsid="013b0ce7"/>
    </style:style>
    <style:style style:name="P115" style:family="paragraph" style:parent-style-name="Standard">
      <style:text-properties officeooo:rsid="0103ba70" officeooo:paragraph-rsid="015b0446"/>
    </style:style>
    <style:style style:name="P116" style:family="paragraph" style:parent-style-name="Standard">
      <style:text-properties officeooo:rsid="0103ba70" officeooo:paragraph-rsid="015da402"/>
    </style:style>
    <style:style style:name="P117" style:family="paragraph" style:parent-style-name="Standard">
      <style:text-properties officeooo:rsid="0103ba70" officeooo:paragraph-rsid="01645a86"/>
    </style:style>
    <style:style style:name="P118" style:family="paragraph" style:parent-style-name="Standard">
      <style:text-properties officeooo:rsid="0103ba70" officeooo:paragraph-rsid="016656a5"/>
    </style:style>
    <style:style style:name="P119" style:family="paragraph" style:parent-style-name="Standard">
      <style:text-properties officeooo:rsid="0103ba70" officeooo:paragraph-rsid="017010d7"/>
    </style:style>
    <style:style style:name="P120" style:family="paragraph" style:parent-style-name="Standard">
      <style:text-properties officeooo:rsid="0103ba70" officeooo:paragraph-rsid="0174bad4"/>
    </style:style>
    <style:style style:name="P121" style:family="paragraph" style:parent-style-name="Standard">
      <style:text-properties officeooo:rsid="0103ba70" officeooo:paragraph-rsid="017acb36"/>
    </style:style>
    <style:style style:name="P122" style:family="paragraph" style:parent-style-name="Standard">
      <style:text-properties officeooo:rsid="0103ba70" officeooo:paragraph-rsid="018f6cd1"/>
    </style:style>
    <style:style style:name="P123" style:family="paragraph" style:parent-style-name="Standard">
      <style:text-properties officeooo:rsid="0103ba70" officeooo:paragraph-rsid="019a1d62"/>
    </style:style>
    <style:style style:name="P124" style:family="paragraph" style:parent-style-name="Standard">
      <style:text-properties officeooo:rsid="0103ba70" officeooo:paragraph-rsid="01a67c7f"/>
    </style:style>
    <style:style style:name="P125" style:family="paragraph" style:parent-style-name="Standard">
      <style:text-properties officeooo:rsid="0103ba70" officeooo:paragraph-rsid="01be9b67"/>
    </style:style>
    <style:style style:name="P126" style:family="paragraph" style:parent-style-name="Standard">
      <style:text-properties officeooo:rsid="0103ba70" officeooo:paragraph-rsid="01d4f7bc"/>
    </style:style>
    <style:style style:name="P127" style:family="paragraph" style:parent-style-name="Standard">
      <style:text-properties officeooo:rsid="0103ba70" officeooo:paragraph-rsid="01d621aa"/>
    </style:style>
    <style:style style:name="P128" style:family="paragraph" style:parent-style-name="Standard">
      <style:text-properties officeooo:rsid="0103ba70" officeooo:paragraph-rsid="01da5e60"/>
    </style:style>
    <style:style style:name="P129" style:family="paragraph" style:parent-style-name="Standard">
      <style:text-properties officeooo:rsid="0103ba70" officeooo:paragraph-rsid="01e7b39b"/>
    </style:style>
    <style:style style:name="P130" style:family="paragraph" style:parent-style-name="Standard">
      <style:text-properties officeooo:rsid="0103ba70" officeooo:paragraph-rsid="01ef7408"/>
    </style:style>
    <style:style style:name="P131" style:family="paragraph" style:parent-style-name="Standard">
      <style:text-properties officeooo:rsid="0103ba70" officeooo:paragraph-rsid="01f53cb8"/>
    </style:style>
    <style:style style:name="P132" style:family="paragraph" style:parent-style-name="Standard">
      <style:text-properties officeooo:rsid="0103ba70" officeooo:paragraph-rsid="01f56faa"/>
    </style:style>
    <style:style style:name="P133" style:family="paragraph" style:parent-style-name="Standard">
      <style:text-properties officeooo:rsid="0103ba70" officeooo:paragraph-rsid="01f7fa93"/>
    </style:style>
    <style:style style:name="P134" style:family="paragraph" style:parent-style-name="Standard">
      <style:text-properties officeooo:rsid="0103ba70" officeooo:paragraph-rsid="01fa7e25"/>
    </style:style>
    <style:style style:name="P135" style:family="paragraph" style:parent-style-name="Standard">
      <style:text-properties officeooo:rsid="0103ba70" officeooo:paragraph-rsid="01fc9fc5"/>
    </style:style>
    <style:style style:name="P136" style:family="paragraph" style:parent-style-name="Standard">
      <style:text-properties officeooo:rsid="0103ba70" officeooo:paragraph-rsid="0202b455"/>
    </style:style>
    <style:style style:name="P137" style:family="paragraph" style:parent-style-name="Standard">
      <style:text-properties officeooo:rsid="0103ba70" officeooo:paragraph-rsid="0217ced0"/>
    </style:style>
    <style:style style:name="P138" style:family="paragraph" style:parent-style-name="Standard">
      <style:text-properties officeooo:rsid="0103ba70" officeooo:paragraph-rsid="021b824d"/>
    </style:style>
    <style:style style:name="P139" style:family="paragraph" style:parent-style-name="Standard">
      <style:text-properties officeooo:rsid="0103ba70" officeooo:paragraph-rsid="021d0da1"/>
    </style:style>
    <style:style style:name="P140" style:family="paragraph" style:parent-style-name="Standard">
      <style:text-properties officeooo:rsid="0103ba70" officeooo:paragraph-rsid="022c42a5"/>
    </style:style>
    <style:style style:name="P141" style:family="paragraph" style:parent-style-name="Standard">
      <style:text-properties officeooo:rsid="0103ba70" officeooo:paragraph-rsid="02382392"/>
    </style:style>
    <style:style style:name="P142" style:family="paragraph" style:parent-style-name="Standard">
      <style:text-properties officeooo:rsid="00272da6" officeooo:paragraph-rsid="00272da6"/>
    </style:style>
    <style:style style:name="P143" style:family="paragraph" style:parent-style-name="Standard">
      <style:text-properties officeooo:rsid="00272da6" officeooo:paragraph-rsid="00490514"/>
    </style:style>
    <style:style style:name="P144" style:family="paragraph" style:parent-style-name="Standard">
      <style:text-properties officeooo:rsid="00272da6" officeooo:paragraph-rsid="0051d571"/>
    </style:style>
    <style:style style:name="P145" style:family="paragraph" style:parent-style-name="Standard">
      <style:text-properties officeooo:rsid="00272da6" officeooo:paragraph-rsid="0053a1b3"/>
    </style:style>
    <style:style style:name="P146" style:family="paragraph" style:parent-style-name="Standard">
      <style:text-properties officeooo:rsid="00272da6" officeooo:paragraph-rsid="005aa5a7"/>
    </style:style>
    <style:style style:name="P147" style:family="paragraph" style:parent-style-name="Standard">
      <style:text-properties officeooo:rsid="00272da6" officeooo:paragraph-rsid="005fc6ef"/>
    </style:style>
    <style:style style:name="P148" style:family="paragraph" style:parent-style-name="Standard">
      <style:text-properties officeooo:rsid="00272da6" officeooo:paragraph-rsid="0067e248"/>
    </style:style>
    <style:style style:name="P149" style:family="paragraph" style:parent-style-name="Standard">
      <style:paragraph-properties fo:text-align="justify" style:justify-single-word="false"/>
      <style:text-properties officeooo:rsid="00272da6" officeooo:paragraph-rsid="0067e248"/>
    </style:style>
    <style:style style:name="P150" style:family="paragraph" style:parent-style-name="Standard">
      <style:paragraph-properties fo:text-align="justify" style:justify-single-word="false"/>
      <style:text-properties officeooo:rsid="00272da6" officeooo:paragraph-rsid="00964fe4"/>
    </style:style>
    <style:style style:name="P151" style:family="paragraph" style:parent-style-name="Standard">
      <style:paragraph-properties fo:text-align="justify" style:justify-single-word="false"/>
      <style:text-properties officeooo:rsid="00272da6" officeooo:paragraph-rsid="00a6388c"/>
    </style:style>
    <style:style style:name="P152" style:family="paragraph" style:parent-style-name="Standard">
      <style:paragraph-properties fo:text-align="justify" style:justify-single-word="false"/>
      <style:text-properties officeooo:rsid="00272da6" officeooo:paragraph-rsid="010e0880"/>
    </style:style>
    <style:style style:name="P153" style:family="paragraph" style:parent-style-name="Standard">
      <style:paragraph-properties fo:text-align="justify" style:justify-single-word="false"/>
      <style:text-properties officeooo:rsid="00272da6" officeooo:paragraph-rsid="011b7554"/>
    </style:style>
    <style:style style:name="P154" style:family="paragraph" style:parent-style-name="Standard">
      <style:paragraph-properties fo:text-align="justify" style:justify-single-word="false"/>
      <style:text-properties officeooo:rsid="00272da6" officeooo:paragraph-rsid="011d3de9"/>
    </style:style>
    <style:style style:name="P155" style:family="paragraph" style:parent-style-name="Standard">
      <style:paragraph-properties fo:text-align="justify" style:justify-single-word="false"/>
      <style:text-properties officeooo:rsid="00272da6" officeooo:paragraph-rsid="0129def4"/>
    </style:style>
    <style:style style:name="P156" style:family="paragraph" style:parent-style-name="Standard">
      <style:paragraph-properties fo:text-align="justify" style:justify-single-word="false"/>
      <style:text-properties officeooo:rsid="00272da6" officeooo:paragraph-rsid="01355a2b"/>
    </style:style>
    <style:style style:name="P157" style:family="paragraph" style:parent-style-name="Standard">
      <style:paragraph-properties fo:text-align="justify" style:justify-single-word="false"/>
      <style:text-properties officeooo:rsid="00272da6" officeooo:paragraph-rsid="0139a139"/>
    </style:style>
    <style:style style:name="P158" style:family="paragraph" style:parent-style-name="Standard">
      <style:paragraph-properties fo:text-align="justify" style:justify-single-word="false"/>
      <style:text-properties officeooo:rsid="00272da6" officeooo:paragraph-rsid="013b0ce7"/>
    </style:style>
    <style:style style:name="P159" style:family="paragraph" style:parent-style-name="Standard">
      <style:paragraph-properties fo:text-align="justify" style:justify-single-word="false"/>
      <style:text-properties officeooo:rsid="00272da6" officeooo:paragraph-rsid="015b0446"/>
    </style:style>
    <style:style style:name="P160" style:family="paragraph" style:parent-style-name="Standard">
      <style:paragraph-properties fo:text-align="justify" style:justify-single-word="false"/>
      <style:text-properties officeooo:rsid="00272da6" officeooo:paragraph-rsid="015da402"/>
    </style:style>
    <style:style style:name="P161" style:family="paragraph" style:parent-style-name="Standard">
      <style:paragraph-properties fo:text-align="justify" style:justify-single-word="false"/>
      <style:text-properties officeooo:rsid="00272da6" officeooo:paragraph-rsid="01645a86"/>
    </style:style>
    <style:style style:name="P162" style:family="paragraph" style:parent-style-name="Standard">
      <style:paragraph-properties fo:text-align="justify" style:justify-single-word="false"/>
      <style:text-properties officeooo:rsid="00272da6" officeooo:paragraph-rsid="016656a5"/>
    </style:style>
    <style:style style:name="P163" style:family="paragraph" style:parent-style-name="Standard">
      <style:paragraph-properties fo:text-align="justify" style:justify-single-word="false"/>
      <style:text-properties officeooo:rsid="00272da6" officeooo:paragraph-rsid="0174bad4"/>
    </style:style>
    <style:style style:name="P164" style:family="paragraph" style:parent-style-name="Standard">
      <style:paragraph-properties fo:text-align="justify" style:justify-single-word="false"/>
      <style:text-properties officeooo:rsid="00272da6" officeooo:paragraph-rsid="017acb36"/>
    </style:style>
    <style:style style:name="P165" style:family="paragraph" style:parent-style-name="Standard">
      <style:paragraph-properties fo:text-align="justify" style:justify-single-word="false"/>
      <style:text-properties officeooo:rsid="00272da6" officeooo:paragraph-rsid="018f6cd1"/>
    </style:style>
    <style:style style:name="P166" style:family="paragraph" style:parent-style-name="Standard">
      <style:paragraph-properties fo:text-align="justify" style:justify-single-word="false"/>
      <style:text-properties officeooo:rsid="00272da6" officeooo:paragraph-rsid="01925ec7"/>
    </style:style>
    <style:style style:name="P167" style:family="paragraph" style:parent-style-name="Standard">
      <style:paragraph-properties fo:text-align="justify" style:justify-single-word="false"/>
      <style:text-properties officeooo:rsid="00272da6" officeooo:paragraph-rsid="01a67c7f"/>
    </style:style>
    <style:style style:name="P168" style:family="paragraph" style:parent-style-name="Standard">
      <style:paragraph-properties fo:text-align="justify" style:justify-single-word="false"/>
      <style:text-properties officeooo:rsid="00272da6" officeooo:paragraph-rsid="01be9b67"/>
    </style:style>
    <style:style style:name="P169" style:family="paragraph" style:parent-style-name="Standard">
      <style:paragraph-properties fo:text-align="justify" style:justify-single-word="false"/>
      <style:text-properties officeooo:rsid="00272da6" officeooo:paragraph-rsid="01d4f7bc"/>
    </style:style>
    <style:style style:name="P170" style:family="paragraph" style:parent-style-name="Standard">
      <style:paragraph-properties fo:text-align="justify" style:justify-single-word="false"/>
      <style:text-properties officeooo:rsid="00272da6" officeooo:paragraph-rsid="01d621aa"/>
    </style:style>
    <style:style style:name="P171" style:family="paragraph" style:parent-style-name="Standard">
      <style:paragraph-properties fo:text-align="justify" style:justify-single-word="false"/>
      <style:text-properties officeooo:rsid="00272da6" officeooo:paragraph-rsid="01da5e60"/>
    </style:style>
    <style:style style:name="P172" style:family="paragraph" style:parent-style-name="Standard">
      <style:paragraph-properties fo:text-align="justify" style:justify-single-word="false"/>
      <style:text-properties officeooo:rsid="00272da6" officeooo:paragraph-rsid="01e7b39b"/>
    </style:style>
    <style:style style:name="P173" style:family="paragraph" style:parent-style-name="Standard">
      <style:paragraph-properties fo:text-align="justify" style:justify-single-word="false"/>
      <style:text-properties officeooo:rsid="00272da6" officeooo:paragraph-rsid="01ef7408"/>
    </style:style>
    <style:style style:name="P174" style:family="paragraph" style:parent-style-name="Standard">
      <style:paragraph-properties fo:text-align="justify" style:justify-single-word="false"/>
      <style:text-properties officeooo:rsid="00272da6" officeooo:paragraph-rsid="01f53cb8"/>
    </style:style>
    <style:style style:name="P175" style:family="paragraph" style:parent-style-name="Standard">
      <style:paragraph-properties fo:text-align="justify" style:justify-single-word="false"/>
      <style:text-properties officeooo:rsid="00272da6" officeooo:paragraph-rsid="01f56faa"/>
    </style:style>
    <style:style style:name="P176" style:family="paragraph" style:parent-style-name="Standard">
      <style:paragraph-properties fo:text-align="justify" style:justify-single-word="false"/>
      <style:text-properties officeooo:rsid="00272da6" officeooo:paragraph-rsid="01f7fa93"/>
    </style:style>
    <style:style style:name="P177" style:family="paragraph" style:parent-style-name="Standard">
      <style:paragraph-properties fo:text-align="justify" style:justify-single-word="false"/>
      <style:text-properties officeooo:rsid="00272da6" officeooo:paragraph-rsid="01fa7e25"/>
    </style:style>
    <style:style style:name="P178" style:family="paragraph" style:parent-style-name="Standard">
      <style:paragraph-properties fo:text-align="justify" style:justify-single-word="false"/>
      <style:text-properties officeooo:rsid="00272da6" officeooo:paragraph-rsid="01fc9fc5"/>
    </style:style>
    <style:style style:name="P179" style:family="paragraph" style:parent-style-name="Standard">
      <style:paragraph-properties fo:text-align="justify" style:justify-single-word="false"/>
      <style:text-properties officeooo:rsid="00272da6" officeooo:paragraph-rsid="0202b455"/>
    </style:style>
    <style:style style:name="P180" style:family="paragraph" style:parent-style-name="Standard">
      <style:paragraph-properties fo:text-align="justify" style:justify-single-word="false"/>
      <style:text-properties officeooo:rsid="00272da6" officeooo:paragraph-rsid="0217ced0"/>
    </style:style>
    <style:style style:name="P181" style:family="paragraph" style:parent-style-name="Standard">
      <style:paragraph-properties fo:text-align="justify" style:justify-single-word="false"/>
      <style:text-properties officeooo:rsid="00272da6" officeooo:paragraph-rsid="021d0da1"/>
    </style:style>
    <style:style style:name="P182" style:family="paragraph" style:parent-style-name="Standard">
      <style:paragraph-properties fo:text-align="justify" style:justify-single-word="false"/>
      <style:text-properties officeooo:rsid="00272da6" officeooo:paragraph-rsid="022c42a5"/>
    </style:style>
    <style:style style:name="P183" style:family="paragraph" style:parent-style-name="Standard">
      <style:paragraph-properties fo:text-align="justify" style:justify-single-word="false"/>
      <style:text-properties officeooo:rsid="00272da6" officeooo:paragraph-rsid="02382392"/>
    </style:style>
    <style:style style:name="P184" style:family="paragraph" style:parent-style-name="Standard">
      <style:text-properties officeooo:rsid="00272da6" officeooo:paragraph-rsid="006cc756"/>
    </style:style>
    <style:style style:name="P185" style:family="paragraph" style:parent-style-name="Standard">
      <style:text-properties officeooo:rsid="00272da6" officeooo:paragraph-rsid="006ecd82"/>
    </style:style>
    <style:style style:name="P186" style:family="paragraph" style:parent-style-name="Standard">
      <style:text-properties officeooo:rsid="00272da6" officeooo:paragraph-rsid="0078fc16"/>
    </style:style>
    <style:style style:name="P187" style:family="paragraph" style:parent-style-name="Standard">
      <style:text-properties officeooo:rsid="00272da6" officeooo:paragraph-rsid="0108b8e9"/>
    </style:style>
    <style:style style:name="P188" style:family="paragraph" style:parent-style-name="Standard">
      <style:text-properties officeooo:rsid="00272da6" officeooo:paragraph-rsid="010b0562"/>
    </style:style>
    <style:style style:name="P189" style:family="paragraph" style:parent-style-name="Standard">
      <style:text-properties officeooo:paragraph-rsid="0042eb09"/>
    </style:style>
    <style:style style:name="P190" style:family="paragraph" style:parent-style-name="Standard">
      <style:text-properties officeooo:paragraph-rsid="00490514"/>
    </style:style>
    <style:style style:name="P191" style:family="paragraph" style:parent-style-name="Standard">
      <style:paragraph-properties fo:text-align="justify" style:justify-single-word="false"/>
      <style:text-properties officeooo:rsid="0042eb09" officeooo:paragraph-rsid="0042eb09"/>
    </style:style>
    <style:style style:name="P192" style:family="paragraph" style:parent-style-name="Standard">
      <style:paragraph-properties fo:text-align="justify" style:justify-single-word="false"/>
      <style:text-properties officeooo:rsid="0042eb09" officeooo:paragraph-rsid="0051d571"/>
    </style:style>
    <style:style style:name="P193" style:family="paragraph" style:parent-style-name="Standard">
      <style:text-properties officeooo:rsid="004b1f7f" officeooo:paragraph-rsid="004b1f7f"/>
    </style:style>
    <style:style style:name="P194"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95"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ecd82" style:font-size-asian="12pt" style:font-style-asian="normal" style:font-weight-asian="normal" style:font-size-complex="12pt" style:font-style-complex="normal" style:font-weight-complex="normal" style:text-overline-style="none" style:text-overline-color="font-color"/>
    </style:style>
    <style:style style:name="P196"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22e2659" style:font-size-asian="12pt" style:font-style-asian="normal" style:font-weight-asian="normal" style:font-size-complex="12pt" style:font-style-complex="normal" style:font-weight-complex="normal" style:text-overline-style="none" style:text-overline-color="font-color"/>
    </style:style>
    <style:style style:name="P197" style:family="paragraph" style:parent-style-name="Standard">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22e2659" style:font-size-asian="12pt" style:font-style-asian="normal" style:font-weight-asian="normal" style:font-size-complex="12pt" style:font-style-complex="normal" style:font-weight-complex="normal" style:text-overline-style="none" style:text-overline-color="font-color"/>
    </style:style>
    <style:style style:name="P198" style:family="paragraph" style:parent-style-name="Standard">
      <style:text-properties fo:color="#000000" loext:opacity="100%" style:font-name="Consolas" fo:font-size="10pt" style:font-size-asian="10pt"/>
    </style:style>
    <style:style style:name="P199" style:family="paragraph" style:parent-style-name="Standard">
      <style:paragraph-properties fo:text-align="start" style:justify-single-word="false"/>
      <style:text-properties fo:color="#000000" loext:opacity="100%" style:font-name="Consolas" fo:font-size="10pt" officeooo:paragraph-rsid="008c37e8" style:font-size-asian="10pt"/>
    </style:style>
    <style:style style:name="P200" style:family="paragraph" style:parent-style-name="Standard">
      <style:paragraph-properties fo:text-align="start" style:justify-single-word="false"/>
      <style:text-properties fo:color="#000000" loext:opacity="100%" style:font-name="Consolas" fo:font-size="10pt" officeooo:paragraph-rsid="00a621ab" style:font-size-asian="10pt"/>
    </style:style>
    <style:style style:name="P201" style:family="paragraph" style:parent-style-name="Standard">
      <style:paragraph-properties fo:text-align="start" style:justify-single-word="false"/>
      <style:text-properties fo:color="#000000" loext:opacity="100%" style:font-name="Consolas" fo:font-size="10pt" officeooo:paragraph-rsid="00b1b7d9" style:font-size-asian="10pt"/>
    </style:style>
    <style:style style:name="P202"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b1b7d9" style:font-size-asian="10pt"/>
    </style:style>
    <style:style style:name="P203"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font-size-asian="10pt"/>
    </style:style>
    <style:style style:name="P204"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ac7603" style:font-size-asian="10pt"/>
    </style:style>
    <style:style style:name="P205"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d3a383" style:font-size-asian="10pt"/>
    </style:style>
    <style:style style:name="P206"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f2f124" style:font-size-asian="10pt"/>
    </style:style>
    <style:style style:name="P207"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f7637d" style:font-size-asian="10pt"/>
    </style:style>
    <style:style style:name="P208"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5b0446" style:font-size-asian="10pt"/>
    </style:style>
    <style:style style:name="P209"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010d7" style:font-size-asian="10pt"/>
    </style:style>
    <style:style style:name="P210"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4bad4" style:font-size-asian="10pt"/>
    </style:style>
    <style:style style:name="P211"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acb36" style:font-size-asian="10pt"/>
    </style:style>
    <style:style style:name="P212"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9a1d62" style:font-size-asian="10pt"/>
    </style:style>
    <style:style style:name="P213"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be9b67" style:font-size-asian="10pt"/>
    </style:style>
    <style:style style:name="P214"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21d0da1" style:font-size-asian="10pt"/>
    </style:style>
    <style:style style:name="P215"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22c42a5" style:font-size-asian="10pt"/>
    </style:style>
    <style:style style:name="P216" style:family="paragraph" style:parent-style-name="Standard">
      <style:text-properties fo:color="#000000" loext:opacity="100%" style:font-name="Consolas" fo:font-size="10pt" officeooo:paragraph-rsid="014b74a5" style:font-size-asian="10pt"/>
    </style:style>
    <style:style style:name="P217" style:family="paragraph" style:parent-style-name="Standard">
      <style:text-properties fo:color="#000000" loext:opacity="100%" style:font-name="Consolas" fo:font-size="10pt" officeooo:paragraph-rsid="015b0446" style:font-size-asian="10pt"/>
    </style:style>
    <style:style style:name="P218" style:family="paragraph" style:parent-style-name="Standard">
      <style:text-properties fo:color="#000000" loext:opacity="100%" style:font-name="Consolas" fo:font-size="10pt" officeooo:paragraph-rsid="017010d7" style:font-size-asian="10pt"/>
    </style:style>
    <style:style style:name="P219" style:family="paragraph" style:parent-style-name="Standard">
      <style:text-properties fo:color="#000000" loext:opacity="100%" style:font-name="Consolas" fo:font-size="10pt" officeooo:paragraph-rsid="0174bad4" style:font-size-asian="10pt"/>
    </style:style>
    <style:style style:name="P220" style:family="paragraph" style:parent-style-name="Standard">
      <style:text-properties fo:color="#000000" loext:opacity="100%" style:font-name="Consolas" fo:font-size="10pt" officeooo:paragraph-rsid="017acb36" style:font-size-asian="10pt"/>
    </style:style>
    <style:style style:name="P221"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d3a383" style:font-size-asian="10pt"/>
    </style:style>
    <style:style style:name="P222"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f2f124" style:font-size-asian="10pt"/>
    </style:style>
    <style:style style:name="P223"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solid" style:text-underline-type="double" style:text-underline-width="auto" style:text-underline-color="font-color" officeooo:paragraph-rsid="00f2f124" style:font-size-asian="10pt"/>
    </style:style>
    <style:style style:name="P224"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f7637d" style:font-size-asian="10pt"/>
    </style:style>
    <style:style style:name="P225"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solid" style:text-underline-type="double" style:text-underline-width="auto" style:text-underline-color="font-color" officeooo:paragraph-rsid="00b1b7d9" style:font-size-asian="10pt"/>
    </style:style>
    <style:style style:name="P226" style:family="paragraph" style:parent-style-name="Standard">
      <style:paragraph-properties fo:text-align="justify" style:justify-single-word="false"/>
      <style:text-properties fo:color="#000000" loext:opacity="100%" style:font-name="Consolas" fo:font-size="10pt" style:text-underline-style="none" style:font-size-asian="10pt"/>
    </style:style>
    <style:style style:name="P227" style:family="paragraph" style:parent-style-name="Standard">
      <style:paragraph-properties fo:text-align="justify" style:justify-single-word="false"/>
      <style:text-properties fo:color="#000000" loext:opacity="100%" style:font-name="Consolas" fo:font-size="10pt" style:text-underline-style="none" officeooo:paragraph-rsid="017acb36" style:font-size-asian="10pt"/>
    </style:style>
    <style:style style:name="P228" style:family="paragraph" style:parent-style-name="Standard">
      <style:paragraph-properties fo:text-align="justify" style:justify-single-word="false"/>
      <style:text-properties fo:color="#000000" loext:opacity="100%" style:font-name="Consolas" fo:font-size="10pt" style:text-underline-style="none" officeooo:paragraph-rsid="019a1d62" style:font-size-asian="10pt"/>
    </style:style>
    <style:style style:name="P229"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style:font-size-asian="10pt"/>
    </style:style>
    <style:style style:name="P230"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officeooo:paragraph-rsid="0174bad4" style:font-size-asian="10pt"/>
    </style:style>
    <style:style style:name="P231"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officeooo:paragraph-rsid="01e7b39b" style:font-size-asian="10pt"/>
    </style:style>
    <style:style style:name="P232" style:family="paragraph" style:parent-style-name="Standard">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233" style:family="paragraph" style:parent-style-name="Standard">
      <style:text-properties officeooo:paragraph-rsid="0051d571"/>
    </style:style>
    <style:style style:name="P234"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235"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officeooo:paragraph-rsid="006ecd82" style:font-size-asian="10pt" style:font-style-asian="normal" style:font-weight-asian="normal" style:font-size-complex="12pt" style:font-style-complex="normal" style:font-weight-complex="normal" style:text-overline-style="none" style:text-overline-color="font-color"/>
    </style:style>
    <style:style style:name="P236" style:family="paragraph" style:parent-style-name="Standard">
      <style:paragraph-properties fo:margin-left="0cm" fo:margin-right="0cm" fo:text-align="start" style:justify-single-word="false" fo:text-indent="0cm" style:auto-text-indent="false"/>
      <style:text-properties fo:color="#3f7f5f" loext:opacity="100%" style:text-outline="false" style:text-line-through-style="none" style:text-line-through-type="none" style:font-name="Consolas" fo:font-size="10pt" fo:font-style="normal" fo:text-shadow="none" style:text-underline-style="none" fo:font-weight="normal" officeooo:paragraph-rsid="0204318b" style:font-size-asian="10pt" style:font-style-asian="normal" style:font-weight-asian="normal" style:font-size-complex="12pt" style:font-style-complex="normal" style:font-weight-complex="normal" style:text-overline-style="none" style:text-overline-color="font-color"/>
    </style:style>
    <style:style style:name="P237"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fo:background-color="#e8f2fe" style:font-size-asian="10pt" style:font-style-asian="normal" style:font-weight-asian="normal" style:font-size-complex="12pt" style:font-style-complex="normal" style:font-weight-complex="normal" style:text-overline-style="none" style:text-overline-color="font-color"/>
    </style:style>
    <style:style style:name="P238"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officeooo:paragraph-rsid="022e2659" fo:background-color="#e8f2fe" style:font-size-asian="10pt" style:font-style-asian="normal" style:font-weight-asian="normal" style:font-size-complex="12pt" style:font-style-complex="normal" style:font-weight-complex="normal" style:text-overline-style="none" style:text-overline-color="font-color"/>
    </style:style>
    <style:style style:name="P239" style:family="paragraph" style:parent-style-name="Standard">
      <style:paragraph-properties fo:margin-left="0cm" fo:margin-right="0cm" fo:text-align="start" style:justify-single-word="false" fo:text-indent="0cm" style:auto-text-indent="false"/>
      <style:text-properties fo:color="#3f7f5f" loext:opacity="100%" style:text-outline="false" style:text-line-through-style="none" style:text-line-through-type="none" style:font-name="Consolas" fo:font-size="10pt" fo:font-style="normal" fo:text-shadow="none" style:text-underline-style="none" fo:font-weight="normal" officeooo:paragraph-rsid="022e2659" fo:background-color="#e8f2fe" style:font-size-asian="10pt" style:font-style-asian="normal" style:font-weight-asian="normal" style:font-size-complex="12pt" style:font-style-complex="normal" style:font-weight-complex="normal" style:text-overline-style="none" style:text-overline-color="font-color"/>
    </style:style>
    <style:style style:name="P240" style:family="paragraph" style:parent-style-name="Standard">
      <style:paragraph-properties fo:text-align="start" style:justify-single-word="false"/>
      <style:text-properties fo:color="#3f7f5f" loext:opacity="100%" style:font-name="Consolas" fo:font-size="10pt" officeooo:paragraph-rsid="00b556d5" style:font-size-asian="10pt"/>
    </style:style>
    <style:style style:name="P241"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font-size-asian="10pt"/>
    </style:style>
    <style:style style:name="P242"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officeooo:paragraph-rsid="00f6c32b" style:font-size-asian="10pt"/>
    </style:style>
    <style:style style:name="P243" style:family="paragraph" style:parent-style-name="Standard">
      <style:paragraph-properties fo:text-align="justify" style:justify-single-word="false"/>
      <style:text-properties fo:color="#3f7f5f" loext:opacity="100%" style:font-name="Consolas" fo:font-size="10pt" style:text-underline-style="none" style:font-size-asian="10pt"/>
    </style:style>
    <style:style style:name="P244" style:family="paragraph" style:parent-style-name="Standard">
      <style:paragraph-properties fo:text-align="justify" style:justify-single-word="false"/>
      <style:text-properties fo:color="#3f7f5f" loext:opacity="100%" style:font-name="Consolas" fo:font-size="10pt" style:text-underline-style="none" officeooo:paragraph-rsid="0174bad4" style:font-size-asian="10pt"/>
    </style:style>
    <style:style style:name="P245" style:family="paragraph" style:parent-style-name="Standard">
      <style:paragraph-properties fo:text-align="justify" style:justify-single-word="false"/>
      <style:text-properties fo:color="#3f7f5f" loext:opacity="100%" style:font-name="Consolas" fo:font-size="10pt" style:text-underline-style="none" officeooo:paragraph-rsid="017acb36" style:font-size-asian="10pt"/>
    </style:style>
    <style:style style:name="P246" style:family="paragraph" style:parent-style-name="Standard">
      <style:paragraph-properties fo:text-align="justify" style:justify-single-word="false"/>
      <style:text-properties fo:color="#3f7f5f" loext:opacity="100%" style:font-name="Consolas" fo:font-size="10pt" style:text-underline-style="none" officeooo:paragraph-rsid="019a1d62" style:font-size-asian="10pt"/>
    </style:style>
    <style:style style:name="P247"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style:font-size-asian="10pt"/>
    </style:style>
    <style:style style:name="P248"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0d83d57" style:font-size-asian="10pt"/>
    </style:style>
    <style:style style:name="P249"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0f6c32b" style:font-size-asian="10pt"/>
    </style:style>
    <style:style style:name="P250"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74bad4" style:font-size-asian="10pt"/>
    </style:style>
    <style:style style:name="P251"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df0fa9" style:font-size-asian="10pt"/>
    </style:style>
    <style:style style:name="P252"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e7b39b" style:font-size-asian="10pt"/>
    </style:style>
    <style:style style:name="P253" style:family="paragraph" style:parent-style-name="Standard">
      <style:text-properties officeooo:paragraph-rsid="0053a1b3"/>
    </style:style>
    <style:style style:name="P254" style:family="paragraph" style:parent-style-name="Standard">
      <style:paragraph-properties fo:text-align="justify" style:justify-single-word="false"/>
      <style:text-properties officeooo:rsid="00570fd3" officeooo:paragraph-rsid="00570fd3"/>
    </style:style>
    <style:style style:name="P255" style:family="paragraph" style:parent-style-name="Standard">
      <style:text-properties officeooo:paragraph-rsid="005fc6ef"/>
    </style:style>
    <style:style style:name="P256" style:family="paragraph" style:parent-style-name="Standard">
      <style:text-properties officeooo:rsid="00631401" officeooo:paragraph-rsid="00631401"/>
    </style:style>
    <style:style style:name="P257" style:family="paragraph" style:parent-style-name="Standard">
      <style:text-properties officeooo:rsid="00631401" officeooo:paragraph-rsid="0067e248"/>
    </style:style>
    <style:style style:name="P258" style:family="paragraph" style:parent-style-name="Standard">
      <style:text-properties officeooo:rsid="00631401" officeooo:paragraph-rsid="006cc756"/>
    </style:style>
    <style:style style:name="P259" style:family="paragraph" style:parent-style-name="Standard">
      <style:text-properties officeooo:rsid="00631401" officeooo:paragraph-rsid="006ecd82"/>
    </style:style>
    <style:style style:name="P260" style:family="paragraph" style:parent-style-name="Standard">
      <style:text-properties officeooo:rsid="00631401" officeooo:paragraph-rsid="0078fc16"/>
    </style:style>
    <style:style style:name="P261" style:family="paragraph" style:parent-style-name="Standard">
      <style:text-properties officeooo:rsid="00631401" officeooo:paragraph-rsid="010b0562"/>
    </style:style>
    <style:style style:name="P262" style:family="paragraph" style:parent-style-name="Standard">
      <style:text-properties officeooo:rsid="00631401" officeooo:paragraph-rsid="0108b8e9"/>
    </style:style>
    <style:style style:name="P263" style:family="paragraph" style:parent-style-name="Standard">
      <style:text-properties officeooo:paragraph-rsid="0067e248"/>
    </style:style>
    <style:style style:name="P264" style:family="paragraph" style:parent-style-name="Standard">
      <style:text-properties officeooo:paragraph-rsid="006cc756"/>
    </style:style>
    <style:style style:name="P265" style:family="paragraph" style:parent-style-name="Standard">
      <style:paragraph-properties fo:text-align="justify" style:justify-single-word="false"/>
      <style:text-properties officeooo:rsid="006d183d" officeooo:paragraph-rsid="006d183d"/>
    </style:style>
    <style:style style:name="P266" style:family="paragraph" style:parent-style-name="Standard">
      <style:paragraph-properties fo:text-align="justify" style:justify-single-word="false"/>
      <style:text-properties officeooo:rsid="006d183d" officeooo:paragraph-rsid="006ecd82"/>
    </style:style>
    <style:style style:name="P267" style:family="paragraph" style:parent-style-name="Standard">
      <style:paragraph-properties fo:text-align="justify" style:justify-single-word="false"/>
      <style:text-properties officeooo:rsid="006d183d" officeooo:paragraph-rsid="0204318b"/>
    </style:style>
    <style:style style:name="P268" style:family="paragraph" style:parent-style-name="Standard">
      <style:text-properties officeooo:paragraph-rsid="006ecd82"/>
    </style:style>
    <style:style style:name="P269" style:family="paragraph" style:parent-style-name="Standard">
      <style:text-properties officeooo:rsid="00684807" officeooo:paragraph-rsid="00736b32"/>
    </style:style>
    <style:style style:name="P270" style:family="paragraph" style:parent-style-name="Standard">
      <style:text-properties officeooo:paragraph-rsid="0078fc16"/>
    </style:style>
    <style:style style:name="P271" style:family="paragraph" style:parent-style-name="Standard">
      <style:paragraph-properties fo:text-align="justify" style:justify-single-word="false"/>
      <style:text-properties officeooo:rsid="007ddfe8" officeooo:paragraph-rsid="007e7cc1"/>
    </style:style>
    <style:style style:name="P272" style:family="paragraph" style:parent-style-name="Standard">
      <style:paragraph-properties fo:text-align="justify" style:justify-single-word="false"/>
      <style:text-properties officeooo:rsid="007ddfe8" officeooo:paragraph-rsid="0083578d"/>
    </style:style>
    <style:style style:name="P273" style:family="paragraph" style:parent-style-name="Standard">
      <style:paragraph-properties fo:text-align="justify" style:justify-single-word="false"/>
      <style:text-properties officeooo:rsid="007ddfe8" officeooo:paragraph-rsid="0087d185"/>
    </style:style>
    <style:style style:name="P274" style:family="paragraph" style:parent-style-name="Standard">
      <style:paragraph-properties fo:text-align="justify" style:justify-single-word="false"/>
      <style:text-properties officeooo:rsid="007ddfe8" officeooo:paragraph-rsid="008c37e8"/>
    </style:style>
    <style:style style:name="P275" style:family="paragraph" style:parent-style-name="Standard">
      <style:paragraph-properties fo:text-align="justify" style:justify-single-word="false"/>
      <style:text-properties officeooo:rsid="007ddfe8" officeooo:paragraph-rsid="00964fe4"/>
    </style:style>
    <style:style style:name="P276" style:family="paragraph" style:parent-style-name="Standard">
      <style:paragraph-properties fo:text-align="justify" style:justify-single-word="false"/>
      <style:text-properties officeooo:rsid="007ddfe8" officeooo:paragraph-rsid="009e01e9"/>
    </style:style>
    <style:style style:name="P277" style:family="paragraph" style:parent-style-name="Standard">
      <style:paragraph-properties fo:text-align="justify" style:justify-single-word="false"/>
      <style:text-properties officeooo:rsid="007ddfe8" officeooo:paragraph-rsid="009fa0eb"/>
    </style:style>
    <style:style style:name="P278" style:family="paragraph" style:parent-style-name="Standard">
      <style:paragraph-properties fo:text-align="justify" style:justify-single-word="false"/>
      <style:text-properties officeooo:rsid="007ddfe8" officeooo:paragraph-rsid="00a18b49"/>
    </style:style>
    <style:style style:name="P279" style:family="paragraph" style:parent-style-name="Standard">
      <style:paragraph-properties fo:text-align="justify" style:justify-single-word="false"/>
      <style:text-properties officeooo:rsid="007ddfe8" officeooo:paragraph-rsid="00b1b7d9"/>
    </style:style>
    <style:style style:name="P280" style:family="paragraph" style:parent-style-name="Standard">
      <style:paragraph-properties fo:text-align="justify" style:justify-single-word="false"/>
      <style:text-properties officeooo:rsid="007ddfe8" officeooo:paragraph-rsid="00d3a383"/>
    </style:style>
    <style:style style:name="P281" style:family="paragraph" style:parent-style-name="Standard">
      <style:paragraph-properties fo:text-align="justify" style:justify-single-word="false"/>
      <style:text-properties officeooo:rsid="007ddfe8" officeooo:paragraph-rsid="00d823ce"/>
    </style:style>
    <style:style style:name="P282" style:family="paragraph" style:parent-style-name="Standard">
      <style:paragraph-properties fo:text-align="justify" style:justify-single-word="false"/>
      <style:text-properties officeooo:rsid="007ddfe8" officeooo:paragraph-rsid="011b3c62"/>
    </style:style>
    <style:style style:name="P283" style:family="paragraph" style:parent-style-name="Standard">
      <style:paragraph-properties fo:text-align="justify" style:justify-single-word="false"/>
      <style:text-properties officeooo:rsid="007ddfe8" officeooo:paragraph-rsid="011d3de9"/>
    </style:style>
    <style:style style:name="P284" style:family="paragraph" style:parent-style-name="Standard">
      <style:paragraph-properties fo:text-align="justify" style:justify-single-word="false"/>
      <style:text-properties officeooo:rsid="007ddfe8" officeooo:paragraph-rsid="0129def4"/>
    </style:style>
    <style:style style:name="P285" style:family="paragraph" style:parent-style-name="Standard">
      <style:paragraph-properties fo:text-align="justify" style:justify-single-word="false"/>
      <style:text-properties officeooo:rsid="007ddfe8" officeooo:paragraph-rsid="01355a2b"/>
    </style:style>
    <style:style style:name="P286" style:family="paragraph" style:parent-style-name="Standard">
      <style:paragraph-properties fo:text-align="justify" style:justify-single-word="false"/>
      <style:text-properties officeooo:rsid="007ddfe8" officeooo:paragraph-rsid="0139a139"/>
    </style:style>
    <style:style style:name="P287" style:family="paragraph" style:parent-style-name="Standard">
      <style:paragraph-properties fo:text-align="justify" style:justify-single-word="false"/>
      <style:text-properties officeooo:rsid="007ddfe8" officeooo:paragraph-rsid="013b0ce7"/>
    </style:style>
    <style:style style:name="P288" style:family="paragraph" style:parent-style-name="Standard">
      <style:paragraph-properties fo:text-align="justify" style:justify-single-word="false"/>
      <style:text-properties officeooo:rsid="007ddfe8" officeooo:paragraph-rsid="015b0446"/>
    </style:style>
    <style:style style:name="P289" style:family="paragraph" style:parent-style-name="Standard">
      <style:paragraph-properties fo:text-align="justify" style:justify-single-word="false"/>
      <style:text-properties officeooo:rsid="007ddfe8" officeooo:paragraph-rsid="015da402"/>
    </style:style>
    <style:style style:name="P290" style:family="paragraph" style:parent-style-name="Standard">
      <style:paragraph-properties fo:text-align="justify" style:justify-single-word="false"/>
      <style:text-properties officeooo:rsid="007ddfe8" officeooo:paragraph-rsid="01645a86"/>
    </style:style>
    <style:style style:name="P291" style:family="paragraph" style:parent-style-name="Standard">
      <style:paragraph-properties fo:text-align="justify" style:justify-single-word="false"/>
      <style:text-properties officeooo:rsid="007ddfe8" officeooo:paragraph-rsid="016656a5"/>
    </style:style>
    <style:style style:name="P292" style:family="paragraph" style:parent-style-name="Standard">
      <style:paragraph-properties fo:text-align="justify" style:justify-single-word="false"/>
      <style:text-properties officeooo:rsid="007ddfe8" officeooo:paragraph-rsid="0174bad4"/>
    </style:style>
    <style:style style:name="P293" style:family="paragraph" style:parent-style-name="Standard">
      <style:paragraph-properties fo:text-align="justify" style:justify-single-word="false"/>
      <style:text-properties officeooo:rsid="007ddfe8" officeooo:paragraph-rsid="017acb36"/>
    </style:style>
    <style:style style:name="P294" style:family="paragraph" style:parent-style-name="Standard">
      <style:paragraph-properties fo:text-align="justify" style:justify-single-word="false"/>
      <style:text-properties officeooo:rsid="007ddfe8" officeooo:paragraph-rsid="018f6cd1"/>
    </style:style>
    <style:style style:name="P295" style:family="paragraph" style:parent-style-name="Standard">
      <style:paragraph-properties fo:text-align="justify" style:justify-single-word="false"/>
      <style:text-properties officeooo:rsid="007ddfe8" officeooo:paragraph-rsid="01925ec7"/>
    </style:style>
    <style:style style:name="P296" style:family="paragraph" style:parent-style-name="Standard">
      <style:paragraph-properties fo:text-align="justify" style:justify-single-word="false"/>
      <style:text-properties officeooo:rsid="007ddfe8" officeooo:paragraph-rsid="01a67c7f"/>
    </style:style>
    <style:style style:name="P297" style:family="paragraph" style:parent-style-name="Standard">
      <style:paragraph-properties fo:text-align="justify" style:justify-single-word="false"/>
      <style:text-properties officeooo:rsid="007ddfe8" officeooo:paragraph-rsid="01be9b67"/>
    </style:style>
    <style:style style:name="P298" style:family="paragraph" style:parent-style-name="Standard">
      <style:paragraph-properties fo:text-align="justify" style:justify-single-word="false"/>
      <style:text-properties officeooo:rsid="007ddfe8" officeooo:paragraph-rsid="01d4f7bc"/>
    </style:style>
    <style:style style:name="P299" style:family="paragraph" style:parent-style-name="Standard">
      <style:paragraph-properties fo:text-align="justify" style:justify-single-word="false"/>
      <style:text-properties officeooo:rsid="007ddfe8" officeooo:paragraph-rsid="01d621aa"/>
    </style:style>
    <style:style style:name="P300" style:family="paragraph" style:parent-style-name="Standard">
      <style:paragraph-properties fo:text-align="justify" style:justify-single-word="false"/>
      <style:text-properties officeooo:rsid="007ddfe8" officeooo:paragraph-rsid="01da5e60"/>
    </style:style>
    <style:style style:name="P301" style:family="paragraph" style:parent-style-name="Standard">
      <style:paragraph-properties fo:text-align="justify" style:justify-single-word="false"/>
      <style:text-properties officeooo:rsid="007ddfe8" officeooo:paragraph-rsid="01e7b39b"/>
    </style:style>
    <style:style style:name="P302" style:family="paragraph" style:parent-style-name="Standard">
      <style:paragraph-properties fo:text-align="justify" style:justify-single-word="false"/>
      <style:text-properties officeooo:rsid="007ddfe8" officeooo:paragraph-rsid="01ef7408"/>
    </style:style>
    <style:style style:name="P303" style:family="paragraph" style:parent-style-name="Standard">
      <style:paragraph-properties fo:text-align="justify" style:justify-single-word="false"/>
      <style:text-properties officeooo:rsid="007ddfe8" officeooo:paragraph-rsid="01f53cb8"/>
    </style:style>
    <style:style style:name="P304" style:family="paragraph" style:parent-style-name="Standard">
      <style:paragraph-properties fo:text-align="justify" style:justify-single-word="false"/>
      <style:text-properties officeooo:rsid="007ddfe8" officeooo:paragraph-rsid="01f56faa"/>
    </style:style>
    <style:style style:name="P305" style:family="paragraph" style:parent-style-name="Standard">
      <style:paragraph-properties fo:text-align="justify" style:justify-single-word="false"/>
      <style:text-properties officeooo:rsid="007ddfe8" officeooo:paragraph-rsid="01f7fa93"/>
    </style:style>
    <style:style style:name="P306" style:family="paragraph" style:parent-style-name="Standard">
      <style:paragraph-properties fo:text-align="justify" style:justify-single-word="false"/>
      <style:text-properties officeooo:rsid="007ddfe8" officeooo:paragraph-rsid="01fa7e25"/>
    </style:style>
    <style:style style:name="P307" style:family="paragraph" style:parent-style-name="Standard">
      <style:paragraph-properties fo:text-align="justify" style:justify-single-word="false"/>
      <style:text-properties officeooo:rsid="007ddfe8" officeooo:paragraph-rsid="01fc9fc5"/>
    </style:style>
    <style:style style:name="P308" style:family="paragraph" style:parent-style-name="Standard">
      <style:paragraph-properties fo:text-align="justify" style:justify-single-word="false"/>
      <style:text-properties officeooo:rsid="007ddfe8" officeooo:paragraph-rsid="0202b455"/>
    </style:style>
    <style:style style:name="P309" style:family="paragraph" style:parent-style-name="Standard">
      <style:paragraph-properties fo:text-align="justify" style:justify-single-word="false"/>
      <style:text-properties officeooo:rsid="007ddfe8" officeooo:paragraph-rsid="0217ced0"/>
    </style:style>
    <style:style style:name="P310" style:family="paragraph" style:parent-style-name="Standard">
      <style:paragraph-properties fo:text-align="justify" style:justify-single-word="false"/>
      <style:text-properties officeooo:rsid="007ddfe8" officeooo:paragraph-rsid="021d0da1"/>
    </style:style>
    <style:style style:name="P311" style:family="paragraph" style:parent-style-name="Standard">
      <style:paragraph-properties fo:text-align="justify" style:justify-single-word="false"/>
      <style:text-properties officeooo:rsid="007ddfe8" officeooo:paragraph-rsid="022c42a5"/>
    </style:style>
    <style:style style:name="P312" style:family="paragraph" style:parent-style-name="Standard">
      <style:paragraph-properties fo:text-align="justify" style:justify-single-word="false"/>
      <style:text-properties officeooo:rsid="007ddfe8" officeooo:paragraph-rsid="02382392"/>
    </style:style>
    <style:style style:name="P313" style:family="paragraph" style:parent-style-name="Standard">
      <style:text-properties officeooo:rsid="007e7cc1" officeooo:paragraph-rsid="007f9b52"/>
    </style:style>
    <style:style style:name="P314" style:family="paragraph" style:parent-style-name="Standard">
      <style:text-properties officeooo:rsid="007e7cc1" officeooo:paragraph-rsid="0087d185"/>
    </style:style>
    <style:style style:name="P315" style:family="paragraph" style:parent-style-name="Standard">
      <style:text-properties officeooo:rsid="007e7cc1" officeooo:paragraph-rsid="008c37e8"/>
    </style:style>
    <style:style style:name="P316" style:family="paragraph" style:parent-style-name="Standard">
      <style:paragraph-properties fo:text-align="justify" style:justify-single-word="false"/>
    </style:style>
    <style:style style:name="P317" style:family="paragraph" style:parent-style-name="Standard">
      <style:paragraph-properties fo:text-align="justify" style:justify-single-word="false"/>
      <style:text-properties officeooo:paragraph-rsid="007eeebb"/>
    </style:style>
    <style:style style:name="P318" style:family="paragraph" style:parent-style-name="Standard">
      <style:paragraph-properties fo:text-align="justify" style:justify-single-word="false"/>
      <style:text-properties officeooo:paragraph-rsid="0083578d"/>
    </style:style>
    <style:style style:name="P319" style:family="paragraph" style:parent-style-name="Standard">
      <style:paragraph-properties fo:text-align="justify" style:justify-single-word="false"/>
      <style:text-properties officeooo:paragraph-rsid="0087d185"/>
    </style:style>
    <style:style style:name="P320" style:family="paragraph" style:parent-style-name="Standard">
      <style:paragraph-properties fo:text-align="justify" style:justify-single-word="false"/>
      <style:text-properties officeooo:paragraph-rsid="008c37e8"/>
    </style:style>
    <style:style style:name="P321" style:family="paragraph" style:parent-style-name="Standard">
      <style:paragraph-properties fo:text-align="justify" style:justify-single-word="false"/>
      <style:text-properties officeooo:paragraph-rsid="00964fe4"/>
    </style:style>
    <style:style style:name="P322" style:family="paragraph" style:parent-style-name="Standard">
      <style:paragraph-properties fo:text-align="justify" style:justify-single-word="false"/>
      <style:text-properties officeooo:paragraph-rsid="009e01e9"/>
    </style:style>
    <style:style style:name="P323" style:family="paragraph" style:parent-style-name="Standard">
      <style:paragraph-properties fo:text-align="justify" style:justify-single-word="false"/>
      <style:text-properties officeooo:paragraph-rsid="009fa0eb"/>
    </style:style>
    <style:style style:name="P324" style:family="paragraph" style:parent-style-name="Standard">
      <style:paragraph-properties fo:text-align="justify" style:justify-single-word="false"/>
      <style:text-properties officeooo:paragraph-rsid="00a18b49"/>
    </style:style>
    <style:style style:name="P325" style:family="paragraph" style:parent-style-name="Standard">
      <style:paragraph-properties fo:text-align="justify" style:justify-single-word="false"/>
      <style:text-properties officeooo:paragraph-rsid="00b1b7d9"/>
    </style:style>
    <style:style style:name="P326" style:family="paragraph" style:parent-style-name="Standard">
      <style:paragraph-properties fo:text-align="justify" style:justify-single-word="false"/>
      <style:text-properties officeooo:paragraph-rsid="00cc1c4c"/>
    </style:style>
    <style:style style:name="P327" style:family="paragraph" style:parent-style-name="Standard">
      <style:paragraph-properties fo:text-align="justify" style:justify-single-word="false"/>
      <style:text-properties officeooo:paragraph-rsid="00d3a383"/>
    </style:style>
    <style:style style:name="P328" style:family="paragraph" style:parent-style-name="Standard">
      <style:paragraph-properties fo:text-align="justify" style:justify-single-word="false"/>
      <style:text-properties officeooo:paragraph-rsid="00d823ce"/>
    </style:style>
    <style:style style:name="P329" style:family="paragraph" style:parent-style-name="Standard">
      <style:paragraph-properties fo:text-align="justify" style:justify-single-word="false"/>
      <style:text-properties officeooo:paragraph-rsid="00d83d57"/>
    </style:style>
    <style:style style:name="P330" style:family="paragraph" style:parent-style-name="Standard">
      <style:paragraph-properties fo:text-align="justify" style:justify-single-word="false"/>
      <style:text-properties officeooo:paragraph-rsid="00f09877"/>
    </style:style>
    <style:style style:name="P331" style:family="paragraph" style:parent-style-name="Standard">
      <style:paragraph-properties fo:text-align="justify" style:justify-single-word="false"/>
      <style:text-properties officeooo:paragraph-rsid="00f24af6"/>
    </style:style>
    <style:style style:name="P332" style:family="paragraph" style:parent-style-name="Standard">
      <style:paragraph-properties fo:text-align="justify" style:justify-single-word="false"/>
      <style:text-properties officeooo:paragraph-rsid="00f6c32b"/>
    </style:style>
    <style:style style:name="P333" style:family="paragraph" style:parent-style-name="Standard">
      <style:paragraph-properties fo:text-align="justify" style:justify-single-word="false"/>
      <style:text-properties officeooo:paragraph-rsid="011b3c62"/>
    </style:style>
    <style:style style:name="P334" style:family="paragraph" style:parent-style-name="Standard">
      <style:paragraph-properties fo:text-align="justify" style:justify-single-word="false"/>
      <style:text-properties officeooo:paragraph-rsid="011b7554"/>
    </style:style>
    <style:style style:name="P335" style:family="paragraph" style:parent-style-name="Standard">
      <style:paragraph-properties fo:text-align="justify" style:justify-single-word="false"/>
      <style:text-properties officeooo:paragraph-rsid="011d3de9"/>
    </style:style>
    <style:style style:name="P336" style:family="paragraph" style:parent-style-name="Standard">
      <style:paragraph-properties fo:text-align="justify" style:justify-single-word="false"/>
      <style:text-properties officeooo:paragraph-rsid="0129def4"/>
    </style:style>
    <style:style style:name="P337" style:family="paragraph" style:parent-style-name="Standard">
      <style:paragraph-properties fo:text-align="justify" style:justify-single-word="false"/>
      <style:text-properties officeooo:paragraph-rsid="01355a2b"/>
    </style:style>
    <style:style style:name="P338" style:family="paragraph" style:parent-style-name="Standard">
      <style:paragraph-properties fo:text-align="justify" style:justify-single-word="false"/>
      <style:text-properties officeooo:paragraph-rsid="0139a139"/>
    </style:style>
    <style:style style:name="P339" style:family="paragraph" style:parent-style-name="Standard">
      <style:paragraph-properties fo:text-align="justify" style:justify-single-word="false"/>
      <style:text-properties officeooo:paragraph-rsid="013b0ce7"/>
    </style:style>
    <style:style style:name="P340" style:family="paragraph" style:parent-style-name="Standard">
      <style:paragraph-properties fo:text-align="justify" style:justify-single-word="false"/>
      <style:text-properties officeooo:paragraph-rsid="015b0446"/>
    </style:style>
    <style:style style:name="P341" style:family="paragraph" style:parent-style-name="Standard">
      <style:paragraph-properties fo:text-align="justify" style:justify-single-word="false"/>
      <style:text-properties officeooo:paragraph-rsid="015da402"/>
    </style:style>
    <style:style style:name="P342" style:family="paragraph" style:parent-style-name="Standard">
      <style:paragraph-properties fo:text-align="justify" style:justify-single-word="false"/>
      <style:text-properties officeooo:paragraph-rsid="01645a86"/>
    </style:style>
    <style:style style:name="P343" style:family="paragraph" style:parent-style-name="Standard">
      <style:paragraph-properties fo:text-align="justify" style:justify-single-word="false"/>
      <style:text-properties officeooo:paragraph-rsid="016656a5"/>
    </style:style>
    <style:style style:name="P344" style:family="paragraph" style:parent-style-name="Standard">
      <style:paragraph-properties fo:text-align="justify" style:justify-single-word="false"/>
      <style:text-properties officeooo:paragraph-rsid="0174bad4"/>
    </style:style>
    <style:style style:name="P345" style:family="paragraph" style:parent-style-name="Standard">
      <style:paragraph-properties fo:text-align="justify" style:justify-single-word="false"/>
      <style:text-properties officeooo:paragraph-rsid="017acb36"/>
    </style:style>
    <style:style style:name="P346" style:family="paragraph" style:parent-style-name="Standard">
      <style:paragraph-properties fo:text-align="justify" style:justify-single-word="false"/>
      <style:text-properties officeooo:paragraph-rsid="018f6cd1"/>
    </style:style>
    <style:style style:name="P347" style:family="paragraph" style:parent-style-name="Standard">
      <style:paragraph-properties fo:text-align="justify" style:justify-single-word="false"/>
      <style:text-properties officeooo:paragraph-rsid="01925ec7"/>
    </style:style>
    <style:style style:name="P348" style:family="paragraph" style:parent-style-name="Standard">
      <style:paragraph-properties fo:text-align="justify" style:justify-single-word="false"/>
      <style:text-properties officeooo:paragraph-rsid="01a67c7f"/>
    </style:style>
    <style:style style:name="P349" style:family="paragraph" style:parent-style-name="Standard">
      <style:paragraph-properties fo:text-align="justify" style:justify-single-word="false"/>
      <style:text-properties officeooo:paragraph-rsid="01be9b67"/>
    </style:style>
    <style:style style:name="P350" style:family="paragraph" style:parent-style-name="Standard">
      <style:paragraph-properties fo:text-align="justify" style:justify-single-word="false"/>
      <style:text-properties officeooo:paragraph-rsid="01d4f7bc"/>
    </style:style>
    <style:style style:name="P351" style:family="paragraph" style:parent-style-name="Standard">
      <style:paragraph-properties fo:text-align="justify" style:justify-single-word="false"/>
      <style:text-properties officeooo:paragraph-rsid="01d621aa"/>
    </style:style>
    <style:style style:name="P352" style:family="paragraph" style:parent-style-name="Standard">
      <style:paragraph-properties fo:text-align="justify" style:justify-single-word="false"/>
      <style:text-properties officeooo:paragraph-rsid="01da5e60"/>
    </style:style>
    <style:style style:name="P353" style:family="paragraph" style:parent-style-name="Standard">
      <style:paragraph-properties fo:text-align="justify" style:justify-single-word="false"/>
      <style:text-properties officeooo:paragraph-rsid="01e7b39b"/>
    </style:style>
    <style:style style:name="P354" style:family="paragraph" style:parent-style-name="Standard">
      <style:paragraph-properties fo:text-align="justify" style:justify-single-word="false"/>
      <style:text-properties officeooo:paragraph-rsid="01ef7408"/>
    </style:style>
    <style:style style:name="P355" style:family="paragraph" style:parent-style-name="Standard">
      <style:paragraph-properties fo:text-align="justify" style:justify-single-word="false"/>
      <style:text-properties officeooo:paragraph-rsid="01f53cb8"/>
    </style:style>
    <style:style style:name="P356" style:family="paragraph" style:parent-style-name="Standard">
      <style:paragraph-properties fo:text-align="justify" style:justify-single-word="false"/>
      <style:text-properties officeooo:paragraph-rsid="01f56faa"/>
    </style:style>
    <style:style style:name="P357" style:family="paragraph" style:parent-style-name="Standard">
      <style:paragraph-properties fo:text-align="justify" style:justify-single-word="false"/>
      <style:text-properties officeooo:paragraph-rsid="01f7fa93"/>
    </style:style>
    <style:style style:name="P358" style:family="paragraph" style:parent-style-name="Standard">
      <style:paragraph-properties fo:text-align="justify" style:justify-single-word="false"/>
      <style:text-properties officeooo:paragraph-rsid="01fa7e25"/>
    </style:style>
    <style:style style:name="P359" style:family="paragraph" style:parent-style-name="Standard">
      <style:paragraph-properties fo:text-align="justify" style:justify-single-word="false"/>
      <style:text-properties officeooo:paragraph-rsid="01fc9fc5"/>
    </style:style>
    <style:style style:name="P360" style:family="paragraph" style:parent-style-name="Standard">
      <style:paragraph-properties fo:text-align="justify" style:justify-single-word="false"/>
      <style:text-properties officeooo:paragraph-rsid="0202b455"/>
    </style:style>
    <style:style style:name="P361" style:family="paragraph" style:parent-style-name="Standard">
      <style:paragraph-properties fo:text-align="justify" style:justify-single-word="false"/>
      <style:text-properties officeooo:paragraph-rsid="0217ced0"/>
    </style:style>
    <style:style style:name="P362" style:family="paragraph" style:parent-style-name="Standard">
      <style:paragraph-properties fo:text-align="justify" style:justify-single-word="false"/>
      <style:text-properties officeooo:paragraph-rsid="021d0da1"/>
    </style:style>
    <style:style style:name="P363" style:family="paragraph" style:parent-style-name="Standard">
      <style:paragraph-properties fo:text-align="justify" style:justify-single-word="false"/>
      <style:text-properties officeooo:paragraph-rsid="022c42a5"/>
    </style:style>
    <style:style style:name="P364" style:family="paragraph" style:parent-style-name="Standard">
      <style:paragraph-properties fo:text-align="justify" style:justify-single-word="false"/>
      <style:text-properties officeooo:paragraph-rsid="02382392"/>
    </style:style>
    <style:style style:name="P365" style:family="paragraph" style:parent-style-name="Standard">
      <style:paragraph-properties fo:text-align="justify" style:justify-single-word="false"/>
      <style:text-properties officeooo:paragraph-rsid="02393bd7"/>
    </style:style>
    <style:style style:name="P366" style:family="paragraph" style:parent-style-name="Standard">
      <style:paragraph-properties fo:text-align="justify" style:justify-single-word="false"/>
      <style:text-properties officeooo:rsid="007eeebb" officeooo:paragraph-rsid="007eeebb"/>
    </style:style>
    <style:style style:name="P367" style:family="paragraph" style:parent-style-name="Standard">
      <style:paragraph-properties fo:text-align="justify" style:justify-single-word="false"/>
      <style:text-properties officeooo:rsid="007eeebb" officeooo:paragraph-rsid="0083578d"/>
    </style:style>
    <style:style style:name="P368" style:family="paragraph" style:parent-style-name="Standard">
      <style:paragraph-properties fo:text-align="justify" style:justify-single-word="false"/>
      <style:text-properties officeooo:rsid="007eeebb" officeooo:paragraph-rsid="0087d185"/>
    </style:style>
    <style:style style:name="P369" style:family="paragraph" style:parent-style-name="Standard">
      <style:paragraph-properties fo:text-align="justify" style:justify-single-word="false"/>
      <style:text-properties officeooo:rsid="007eeebb" officeooo:paragraph-rsid="008c37e8"/>
    </style:style>
    <style:style style:name="P370" style:family="paragraph" style:parent-style-name="Standard">
      <style:paragraph-properties fo:text-align="justify" style:justify-single-word="false"/>
      <style:text-properties officeooo:rsid="007eeebb" officeooo:paragraph-rsid="00964fe4"/>
    </style:style>
    <style:style style:name="P371" style:family="paragraph" style:parent-style-name="Standard">
      <style:paragraph-properties fo:text-align="justify" style:justify-single-word="false"/>
      <style:text-properties officeooo:rsid="007eeebb" officeooo:paragraph-rsid="009e01e9"/>
    </style:style>
    <style:style style:name="P372" style:family="paragraph" style:parent-style-name="Standard">
      <style:paragraph-properties fo:text-align="justify" style:justify-single-word="false"/>
      <style:text-properties officeooo:rsid="007eeebb" officeooo:paragraph-rsid="009fa0eb"/>
    </style:style>
    <style:style style:name="P373" style:family="paragraph" style:parent-style-name="Standard">
      <style:paragraph-properties fo:text-align="justify" style:justify-single-word="false"/>
      <style:text-properties officeooo:rsid="007eeebb" officeooo:paragraph-rsid="00a18b49"/>
    </style:style>
    <style:style style:name="P374" style:family="paragraph" style:parent-style-name="Standard">
      <style:paragraph-properties fo:text-align="justify" style:justify-single-word="false"/>
      <style:text-properties officeooo:rsid="007eeebb" officeooo:paragraph-rsid="00b1b7d9"/>
    </style:style>
    <style:style style:name="P375" style:family="paragraph" style:parent-style-name="Standard">
      <style:paragraph-properties fo:text-align="justify" style:justify-single-word="false"/>
      <style:text-properties officeooo:rsid="007eeebb" officeooo:paragraph-rsid="00cc1c4c"/>
    </style:style>
    <style:style style:name="P376" style:family="paragraph" style:parent-style-name="Standard">
      <style:paragraph-properties fo:text-align="justify" style:justify-single-word="false"/>
      <style:text-properties officeooo:rsid="007eeebb" officeooo:paragraph-rsid="00d3a383"/>
    </style:style>
    <style:style style:name="P377" style:family="paragraph" style:parent-style-name="Standard">
      <style:paragraph-properties fo:text-align="justify" style:justify-single-word="false"/>
      <style:text-properties officeooo:rsid="007eeebb" officeooo:paragraph-rsid="00f24af6"/>
    </style:style>
    <style:style style:name="P378" style:family="paragraph" style:parent-style-name="Standard">
      <style:paragraph-properties fo:text-align="justify" style:justify-single-word="false"/>
      <style:text-properties officeooo:rsid="007eeebb" officeooo:paragraph-rsid="00f6c32b"/>
    </style:style>
    <style:style style:name="P379" style:family="paragraph" style:parent-style-name="Standard">
      <style:paragraph-properties fo:text-align="start" style:justify-single-word="false"/>
      <style:text-properties fo:color="#408080" loext:opacity="100%" style:text-outline="false" style:text-line-through-style="none" style:text-line-through-type="none" style:font-name="Consolas" fo:font-size="10pt" fo:font-style="normal" fo:text-shadow="none" style:text-underline-style="none" fo:font-weight="normal" officeooo:paragraph-rsid="007f9b52" style:font-size-asian="10pt" style:font-style-asian="normal" style:font-weight-asian="normal" style:font-size-complex="12pt" style:font-style-complex="normal" style:font-weight-complex="normal" style:text-overline-style="none" style:text-overline-color="font-color"/>
    </style:style>
    <style:style style:name="P380" style:family="paragraph" style:parent-style-name="Standard">
      <style:paragraph-properties fo:text-align="start" style:justify-single-word="false"/>
      <style:text-properties fo:color="#408080" loext:opacity="100%" style:font-name="Consolas" fo:font-size="10pt" officeooo:paragraph-rsid="0087d185" style:font-size-asian="10pt"/>
    </style:style>
    <style:style style:name="P381" style:family="paragraph" style:parent-style-name="Standard">
      <style:paragraph-properties fo:text-align="start" style:justify-single-word="false"/>
      <style:text-properties fo:color="#408080" loext:opacity="100%" style:font-name="Consolas" fo:font-size="10pt" officeooo:paragraph-rsid="008c37e8" style:font-size-asian="10pt"/>
    </style:style>
    <style:style style:name="P382" style:family="paragraph" style:parent-style-name="Standard">
      <style:paragraph-properties fo:text-align="start" style:justify-single-word="false"/>
      <style:text-properties fo:color="#408080" loext:opacity="100%" style:font-name="Consolas" fo:font-size="10pt" officeooo:paragraph-rsid="00a621ab" style:font-size-asian="10pt"/>
    </style:style>
    <style:style style:name="P383" style:family="paragraph" style:parent-style-name="Standard">
      <style:paragraph-properties fo:text-align="start" style:justify-single-word="false"/>
      <style:text-properties fo:color="#408080" loext:opacity="100%" style:font-name="Consolas" fo:font-size="10pt" officeooo:paragraph-rsid="00b1b7d9" style:font-size-asian="10pt"/>
    </style:style>
    <style:style style:name="P384"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style:font-size-asian="10pt"/>
    </style:style>
    <style:style style:name="P385"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d3a383" style:font-size-asian="10pt"/>
    </style:style>
    <style:style style:name="P386"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f2f124" style:font-size-asian="10pt"/>
    </style:style>
    <style:style style:name="P387"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f7637d" style:font-size-asian="10pt"/>
    </style:style>
    <style:style style:name="P388"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2b4856" style:font-size-asian="10pt"/>
    </style:style>
    <style:style style:name="P389"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5b0446" style:font-size-asian="10pt"/>
    </style:style>
    <style:style style:name="P390"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010d7" style:font-size-asian="10pt"/>
    </style:style>
    <style:style style:name="P391"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4bad4" style:font-size-asian="10pt"/>
    </style:style>
    <style:style style:name="P392"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acb36" style:font-size-asian="10pt"/>
    </style:style>
    <style:style style:name="P393"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9a1d62" style:font-size-asian="10pt"/>
    </style:style>
    <style:style style:name="P394"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be9b67" style:font-size-asian="10pt"/>
    </style:style>
    <style:style style:name="P395"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df0fa9" style:font-size-asian="10pt"/>
    </style:style>
    <style:style style:name="P396"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e7b39b" style:font-size-asian="10pt"/>
    </style:style>
    <style:style style:name="P397"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060953" style:font-size-asian="10pt"/>
    </style:style>
    <style:style style:name="P398"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1b824d" style:font-size-asian="10pt"/>
    </style:style>
    <style:style style:name="P399"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1d0da1" style:font-size-asian="10pt"/>
    </style:style>
    <style:style style:name="P400"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2c42a5" style:font-size-asian="10pt"/>
    </style:style>
    <style:style style:name="P401" style:family="paragraph" style:parent-style-name="Standard">
      <style:text-properties fo:color="#408080" loext:opacity="100%" style:font-name="Consolas" fo:font-size="10pt" officeooo:paragraph-rsid="014b74a5" style:font-size-asian="10pt"/>
    </style:style>
    <style:style style:name="P402" style:family="paragraph" style:parent-style-name="Standard">
      <style:paragraph-properties fo:text-align="justify" style:justify-single-word="false"/>
      <style:text-properties officeooo:rsid="00799b55" officeooo:paragraph-rsid="0087d185"/>
    </style:style>
    <style:style style:name="P403" style:family="paragraph" style:parent-style-name="Standard">
      <style:paragraph-properties fo:text-align="justify" style:justify-single-word="false"/>
      <style:text-properties officeooo:rsid="00799b55" officeooo:paragraph-rsid="008c37e8"/>
    </style:style>
    <style:style style:name="P404" style:family="paragraph" style:parent-style-name="Standard">
      <style:paragraph-properties fo:text-align="justify" style:justify-single-word="false"/>
      <style:text-properties officeooo:rsid="00799b55" officeooo:paragraph-rsid="00964fe4"/>
    </style:style>
    <style:style style:name="P405" style:family="paragraph" style:parent-style-name="Standard">
      <style:paragraph-properties fo:text-align="justify" style:justify-single-word="false"/>
      <style:text-properties officeooo:rsid="00799b55" officeooo:paragraph-rsid="009fa0eb"/>
    </style:style>
    <style:style style:name="P406" style:family="paragraph" style:parent-style-name="Standard">
      <style:paragraph-properties fo:text-align="justify" style:justify-single-word="false"/>
      <style:text-properties officeooo:rsid="00799b55" officeooo:paragraph-rsid="00a18b49"/>
    </style:style>
    <style:style style:name="P407" style:family="paragraph" style:parent-style-name="Standard">
      <style:paragraph-properties fo:text-align="justify" style:justify-single-word="false"/>
      <style:text-properties officeooo:rsid="00799b55" officeooo:paragraph-rsid="020c7467"/>
    </style:style>
    <style:style style:name="P408" style:family="paragraph" style:parent-style-name="Standard">
      <style:paragraph-properties fo:text-align="justify" style:justify-single-word="false"/>
      <style:text-properties officeooo:rsid="00799b55" officeooo:paragraph-rsid="0217ced0"/>
    </style:style>
    <style:style style:name="P409" style:family="paragraph" style:parent-style-name="Standard">
      <style:paragraph-properties fo:text-align="justify" style:justify-single-word="false"/>
      <style:text-properties officeooo:rsid="00799b55" officeooo:paragraph-rsid="022c42a5"/>
    </style:style>
    <style:style style:name="P410" style:family="paragraph" style:parent-style-name="Standard">
      <style:text-properties officeooo:rsid="00799b55" officeooo:paragraph-rsid="010b0562"/>
    </style:style>
    <style:style style:name="P411" style:family="paragraph" style:parent-style-name="Standard">
      <style:text-properties officeooo:rsid="00799b55" officeooo:paragraph-rsid="019a1d62"/>
    </style:style>
    <style:style style:name="P412" style:family="paragraph" style:parent-style-name="Standard">
      <style:text-properties officeooo:paragraph-rsid="0087d185"/>
    </style:style>
    <style:style style:name="P413" style:family="paragraph" style:parent-style-name="Standard">
      <style:paragraph-properties fo:text-align="start" style:justify-single-word="false"/>
      <style:text-properties officeooo:paragraph-rsid="0087d185"/>
    </style:style>
    <style:style style:name="P414" style:family="paragraph" style:parent-style-name="Standard">
      <style:paragraph-properties fo:text-align="start" style:justify-single-word="false"/>
      <style:text-properties officeooo:paragraph-rsid="008c37e8"/>
    </style:style>
    <style:style style:name="P415" style:family="paragraph" style:parent-style-name="Standard">
      <style:paragraph-properties fo:text-align="start" style:justify-single-word="false"/>
      <style:text-properties officeooo:paragraph-rsid="00b556d5"/>
    </style:style>
    <style:style style:name="P416" style:family="paragraph" style:parent-style-name="Standard">
      <style:paragraph-properties fo:text-align="start" style:justify-single-word="false"/>
      <style:text-properties officeooo:paragraph-rsid="015da402"/>
    </style:style>
    <style:style style:name="P417" style:family="paragraph" style:parent-style-name="Standard">
      <style:paragraph-properties fo:text-align="start" style:justify-single-word="false"/>
      <style:text-properties officeooo:paragraph-rsid="01645a86"/>
    </style:style>
    <style:style style:name="P418" style:family="paragraph" style:parent-style-name="Standard">
      <style:paragraph-properties fo:text-align="start" style:justify-single-word="false"/>
      <style:text-properties officeooo:paragraph-rsid="016656a5"/>
    </style:style>
    <style:style style:name="P419" style:family="paragraph" style:parent-style-name="Standard">
      <style:paragraph-properties fo:text-align="start" style:justify-single-word="false"/>
      <style:text-properties officeooo:paragraph-rsid="0174bad4"/>
    </style:style>
    <style:style style:name="P420" style:family="paragraph" style:parent-style-name="Standard">
      <style:paragraph-properties fo:margin-left="0cm" fo:margin-right="0cm" fo:text-align="start" style:justify-single-word="false" fo:text-indent="0cm" style:auto-text-indent="false"/>
      <style:text-properties officeooo:paragraph-rsid="0174bad4"/>
    </style:style>
    <style:style style:name="P421" style:family="paragraph" style:parent-style-name="Standard">
      <style:paragraph-properties fo:text-align="start" style:justify-single-word="false"/>
      <style:text-properties officeooo:paragraph-rsid="018f6cd1"/>
    </style:style>
    <style:style style:name="P422" style:family="paragraph" style:parent-style-name="Standard">
      <style:paragraph-properties fo:text-align="start" style:justify-single-word="false"/>
      <style:text-properties officeooo:paragraph-rsid="01925ec7"/>
    </style:style>
    <style:style style:name="P423" style:family="paragraph" style:parent-style-name="Standard">
      <style:paragraph-properties fo:text-align="start" style:justify-single-word="false"/>
      <style:text-properties officeooo:paragraph-rsid="01a67c7f"/>
    </style:style>
    <style:style style:name="P424" style:family="paragraph" style:parent-style-name="Standard">
      <style:paragraph-properties fo:margin-left="0cm" fo:margin-right="0cm" fo:text-align="start" style:justify-single-word="false" fo:text-indent="0cm" style:auto-text-indent="false"/>
    </style:style>
    <style:style style:name="P425" style:family="paragraph" style:parent-style-name="Standard">
      <style:paragraph-properties fo:margin-left="0cm" fo:margin-right="0cm" fo:text-align="start" style:justify-single-word="false" fo:text-indent="0cm" style:auto-text-indent="false"/>
      <style:text-properties officeooo:paragraph-rsid="00bc906c"/>
    </style:style>
    <style:style style:name="P426" style:family="paragraph" style:parent-style-name="Standard">
      <style:paragraph-properties fo:margin-left="0cm" fo:margin-right="0cm" fo:text-align="start" style:justify-single-word="false" fo:text-indent="0cm" style:auto-text-indent="false"/>
      <style:text-properties officeooo:paragraph-rsid="00bd84ae"/>
    </style:style>
    <style:style style:name="P427" style:family="paragraph" style:parent-style-name="Standard">
      <style:paragraph-properties fo:margin-left="0cm" fo:margin-right="0cm" fo:text-align="start" style:justify-single-word="false" fo:text-indent="0cm" style:auto-text-indent="false"/>
      <style:text-properties officeooo:paragraph-rsid="00d3a383"/>
    </style:style>
    <style:style style:name="P428" style:family="paragraph" style:parent-style-name="Standard">
      <style:paragraph-properties fo:margin-left="0cm" fo:margin-right="0cm" fo:text-align="start" style:justify-single-word="false" fo:text-indent="0cm" style:auto-text-indent="false"/>
      <style:text-properties officeooo:paragraph-rsid="00f6c32b"/>
    </style:style>
    <style:style style:name="P429" style:family="paragraph" style:parent-style-name="Standard">
      <style:paragraph-properties fo:margin-left="0cm" fo:margin-right="0cm" fo:text-align="start" style:justify-single-word="false" fo:text-indent="0cm" style:auto-text-indent="false"/>
      <style:text-properties officeooo:paragraph-rsid="015b0446"/>
    </style:style>
    <style:style style:name="P430" style:family="paragraph" style:parent-style-name="Standard">
      <style:paragraph-properties fo:margin-left="0cm" fo:margin-right="0cm" fo:text-align="start" style:justify-single-word="false" fo:text-indent="0cm" style:auto-text-indent="false"/>
      <style:text-properties officeooo:paragraph-rsid="017010d7"/>
    </style:style>
    <style:style style:name="P431" style:family="paragraph" style:parent-style-name="Standard">
      <style:paragraph-properties fo:margin-left="0cm" fo:margin-right="0cm" fo:text-align="start" style:justify-single-word="false" fo:text-indent="0cm" style:auto-text-indent="false"/>
      <style:text-properties officeooo:paragraph-rsid="017acb36"/>
    </style:style>
    <style:style style:name="P432" style:family="paragraph" style:parent-style-name="Standard">
      <style:paragraph-properties fo:margin-left="0cm" fo:margin-right="0cm" fo:text-align="start" style:justify-single-word="false" fo:text-indent="0cm" style:auto-text-indent="false"/>
      <style:text-properties officeooo:paragraph-rsid="01875ea4"/>
    </style:style>
    <style:style style:name="P433" style:family="paragraph" style:parent-style-name="Standard">
      <style:paragraph-properties fo:margin-left="0cm" fo:margin-right="0cm" fo:text-align="start" style:justify-single-word="false" fo:text-indent="0cm" style:auto-text-indent="false"/>
      <style:text-properties officeooo:paragraph-rsid="01be9b67"/>
    </style:style>
    <style:style style:name="P434" style:family="paragraph" style:parent-style-name="Standard">
      <style:paragraph-properties fo:margin-left="0cm" fo:margin-right="0cm" fo:text-align="start" style:justify-single-word="false" fo:text-indent="0cm" style:auto-text-indent="false"/>
      <style:text-properties officeooo:paragraph-rsid="022c42a5"/>
    </style:style>
    <style:style style:name="P435" style:family="paragraph" style:parent-style-name="Standard">
      <style:paragraph-properties fo:text-align="justify" style:justify-single-word="false"/>
      <style:text-properties officeooo:rsid="008afe7f" officeooo:paragraph-rsid="008afe7f"/>
    </style:style>
    <style:style style:name="P436" style:family="paragraph" style:parent-style-name="Standard">
      <style:paragraph-properties fo:text-align="justify" style:justify-single-word="false"/>
      <style:text-properties officeooo:rsid="008afe7f" officeooo:paragraph-rsid="020c7467"/>
    </style:style>
    <style:style style:name="P437" style:family="paragraph" style:parent-style-name="Standard">
      <style:paragraph-properties fo:text-align="justify" style:justify-single-word="false"/>
      <style:text-properties officeooo:rsid="008afe7f" officeooo:paragraph-rsid="0217ced0"/>
    </style:style>
    <style:style style:name="P438" style:family="paragraph" style:parent-style-name="Standard">
      <style:paragraph-properties fo:text-align="justify" style:justify-single-word="false"/>
      <style:text-properties officeooo:rsid="008afe7f" officeooo:paragraph-rsid="022c42a5"/>
    </style:style>
    <style:style style:name="P439" style:family="paragraph" style:parent-style-name="Standard">
      <style:paragraph-properties fo:text-align="justify" style:justify-single-word="false"/>
      <style:text-properties fo:font-style="normal" officeooo:rsid="008afe7f" officeooo:paragraph-rsid="008afe7f" style:font-style-asian="normal" style:font-style-complex="normal"/>
    </style:style>
    <style:style style:name="P440" style:family="paragraph" style:parent-style-name="Standard">
      <style:paragraph-properties fo:text-align="justify" style:justify-single-word="false"/>
      <style:text-properties fo:font-style="normal" officeooo:rsid="00964fe4" officeooo:paragraph-rsid="00964fe4" style:font-style-asian="normal" style:font-style-complex="normal"/>
    </style:style>
    <style:style style:name="P441" style:family="paragraph" style:parent-style-name="Standard">
      <style:paragraph-properties fo:text-align="justify" style:justify-single-word="false"/>
      <style:text-properties fo:font-style="normal" officeooo:rsid="00a899dc" officeooo:paragraph-rsid="00a899dc" style:font-style-asian="normal" style:font-style-complex="normal"/>
    </style:style>
    <style:style style:name="P442" style:family="paragraph" style:parent-style-name="Standard">
      <style:paragraph-properties fo:text-align="justify" style:justify-single-word="false"/>
      <style:text-properties fo:font-style="normal" officeooo:rsid="00a899dc" officeooo:paragraph-rsid="00b1b7d9" style:font-style-asian="normal" style:font-style-complex="normal"/>
    </style:style>
    <style:style style:name="P443" style:family="paragraph" style:parent-style-name="Standard">
      <style:paragraph-properties fo:text-align="justify" style:justify-single-word="false"/>
      <style:text-properties fo:font-style="normal" officeooo:rsid="00c41848" officeooo:paragraph-rsid="00cc7e95" style:font-style-asian="normal" style:font-style-complex="normal"/>
    </style:style>
    <style:style style:name="P444" style:family="paragraph" style:parent-style-name="Standard">
      <style:paragraph-properties fo:text-align="justify" style:justify-single-word="false"/>
      <style:text-properties fo:font-style="normal" officeooo:rsid="00c41848" officeooo:paragraph-rsid="00c41848" style:font-style-asian="normal" style:font-style-complex="normal"/>
    </style:style>
    <style:style style:name="P445" style:family="paragraph" style:parent-style-name="Standard">
      <style:paragraph-properties fo:text-align="justify" style:justify-single-word="false"/>
      <style:text-properties fo:font-style="normal" officeooo:rsid="007ddfe8" officeooo:paragraph-rsid="00cc1c4c" style:font-style-asian="normal" style:font-style-complex="normal"/>
    </style:style>
    <style:style style:name="P446" style:family="paragraph" style:parent-style-name="Standard">
      <style:paragraph-properties fo:text-align="justify" style:justify-single-word="false"/>
      <style:text-properties fo:font-style="normal" officeooo:rsid="007ddfe8" officeooo:paragraph-rsid="00d83d57" style:font-style-asian="normal" style:font-style-complex="normal"/>
    </style:style>
    <style:style style:name="P447" style:family="paragraph" style:parent-style-name="Standard">
      <style:paragraph-properties fo:text-align="justify" style:justify-single-word="false"/>
      <style:text-properties fo:font-style="normal" officeooo:rsid="007ddfe8" officeooo:paragraph-rsid="00f24af6" style:font-style-asian="normal" style:font-style-complex="normal"/>
    </style:style>
    <style:style style:name="P448" style:family="paragraph" style:parent-style-name="Standard">
      <style:paragraph-properties fo:text-align="justify" style:justify-single-word="false"/>
      <style:text-properties fo:font-style="normal" officeooo:rsid="007ddfe8" officeooo:paragraph-rsid="00f6c32b" style:font-style-asian="normal" style:font-style-complex="normal"/>
    </style:style>
    <style:style style:name="P449" style:family="paragraph" style:parent-style-name="Standard">
      <style:paragraph-properties fo:text-align="justify" style:justify-single-word="false"/>
      <style:text-properties fo:font-style="normal" officeooo:rsid="0103ba70" officeooo:paragraph-rsid="00cc7e95" style:font-style-asian="normal" style:font-style-complex="normal"/>
    </style:style>
    <style:style style:name="P450" style:family="paragraph" style:parent-style-name="Standard">
      <style:paragraph-properties fo:text-align="justify" style:justify-single-word="false"/>
      <style:text-properties fo:font-style="normal" officeooo:rsid="00799b55" officeooo:paragraph-rsid="00d823ce" style:font-style-asian="normal" style:font-style-complex="normal"/>
    </style:style>
    <style:style style:name="P451" style:family="paragraph" style:parent-style-name="Standard">
      <style:paragraph-properties fo:text-align="justify" style:justify-single-word="false"/>
      <style:text-properties fo:font-style="normal" officeooo:rsid="00799b55" officeooo:paragraph-rsid="00d83d57" style:font-style-asian="normal" style:font-style-complex="normal"/>
    </style:style>
    <style:style style:name="P452" style:family="paragraph" style:parent-style-name="Standard">
      <style:paragraph-properties fo:text-align="justify" style:justify-single-word="false"/>
      <style:text-properties fo:font-style="normal" officeooo:rsid="0113c6d3" officeooo:paragraph-rsid="010e0880" style:font-style-asian="normal" style:font-style-complex="normal"/>
    </style:style>
    <style:style style:name="P453" style:family="paragraph" style:parent-style-name="Standard">
      <style:paragraph-properties fo:text-align="justify" style:justify-single-word="false"/>
      <style:text-properties fo:font-style="normal" officeooo:rsid="0113c6d3" officeooo:paragraph-rsid="011b3c62" style:font-style-asian="normal" style:font-style-complex="normal"/>
    </style:style>
    <style:style style:name="P454" style:family="paragraph" style:parent-style-name="Standard">
      <style:paragraph-properties fo:text-align="justify" style:justify-single-word="false"/>
      <style:text-properties fo:font-style="normal" officeooo:rsid="0113c6d3" officeooo:paragraph-rsid="0123cfd2" style:font-style-asian="normal" style:font-style-complex="normal"/>
    </style:style>
    <style:style style:name="P455" style:family="paragraph" style:parent-style-name="Standard">
      <style:paragraph-properties fo:text-align="justify" style:justify-single-word="false"/>
      <style:text-properties fo:font-style="normal" officeooo:rsid="0217ced0" officeooo:paragraph-rsid="0217ced0" style:font-style-asian="normal" style:font-style-complex="normal"/>
    </style:style>
    <style:style style:name="P456" style:family="paragraph" style:parent-style-name="Standard">
      <style:paragraph-properties fo:text-align="justify" style:justify-single-word="false"/>
      <style:text-properties fo:font-style="normal" officeooo:rsid="020c7467" officeooo:paragraph-rsid="021d0da1" style:font-style-asian="normal" style:font-style-complex="normal"/>
    </style:style>
    <style:style style:name="P457" style:family="paragraph" style:parent-style-name="Standard">
      <style:paragraph-properties fo:text-align="justify" style:justify-single-word="false"/>
      <style:text-properties fo:font-style="normal" officeooo:rsid="020c7467" officeooo:paragraph-rsid="022c42a5" style:font-style-asian="normal" style:font-style-complex="normal"/>
    </style:style>
    <style:style style:name="P458" style:family="paragraph" style:parent-style-name="Standard">
      <style:paragraph-properties fo:text-align="justify" style:justify-single-word="false"/>
      <style:text-properties fo:font-style="normal" fo:font-weight="bold" officeooo:rsid="0126e3d0" officeooo:paragraph-rsid="0126e3d0" style:font-style-asian="normal" style:font-weight-asian="bold" style:font-style-complex="normal" style:font-weight-complex="bold"/>
    </style:style>
    <style:style style:name="P459" style:family="paragraph" style:parent-style-name="Standard">
      <style:paragraph-properties fo:text-align="justify" style:justify-single-word="false"/>
      <style:text-properties fo:font-style="normal" fo:font-weight="bold" officeooo:rsid="01279ea4" officeooo:paragraph-rsid="01279ea4" style:font-style-asian="normal" style:font-weight-asian="bold" style:font-style-complex="normal" style:font-weight-complex="bold"/>
    </style:style>
    <style:style style:name="P460" style:family="paragraph" style:parent-style-name="Standard">
      <style:paragraph-properties fo:text-align="justify" style:justify-single-word="false"/>
      <style:text-properties fo:font-style="normal" fo:font-weight="normal" officeooo:rsid="0126e3d0" officeooo:paragraph-rsid="0126e3d0" style:font-style-asian="normal" style:font-weight-asian="normal" style:font-style-complex="normal" style:font-weight-complex="normal"/>
    </style:style>
    <style:style style:name="P461" style:family="paragraph" style:parent-style-name="Standard">
      <style:paragraph-properties fo:text-align="justify" style:justify-single-word="false"/>
      <style:text-properties fo:font-style="normal" fo:font-weight="normal" officeooo:rsid="01279ea4" officeooo:paragraph-rsid="01279ea4" style:font-style-asian="normal" style:font-weight-asian="normal" style:font-style-complex="normal" style:font-weight-complex="normal"/>
    </style:style>
    <style:style style:name="P462" style:family="paragraph" style:parent-style-name="Standard">
      <style:paragraph-properties fo:text-align="justify" style:justify-single-word="false"/>
      <style:text-properties fo:font-style="normal" fo:font-weight="normal" officeooo:rsid="01279ea4" officeooo:paragraph-rsid="012b4856" style:font-style-asian="normal" style:font-weight-asian="normal" style:font-style-complex="normal" style:font-weight-complex="normal"/>
    </style:style>
    <style:style style:name="P463" style:family="paragraph" style:parent-style-name="Standard">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464" style:family="paragraph" style:parent-style-name="Standard">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465" style:family="paragraph" style:parent-style-name="Standard">
      <style:paragraph-properties fo:text-align="justify" style:justify-single-word="false"/>
      <style:text-properties fo:font-style="normal" fo:font-weight="normal" officeooo:rsid="014340fe" officeooo:paragraph-rsid="015b0446" style:font-style-asian="normal" style:font-weight-asian="normal" style:font-style-complex="normal" style:font-weight-complex="normal"/>
    </style:style>
    <style:style style:name="P466" style:family="paragraph" style:parent-style-name="Standard">
      <style:paragraph-properties fo:text-align="justify" style:justify-single-word="false"/>
      <style:text-properties fo:font-style="normal" fo:font-weight="normal" officeooo:rsid="014340fe" officeooo:paragraph-rsid="015da402" style:font-style-asian="normal" style:font-weight-asian="normal" style:font-style-complex="normal" style:font-weight-complex="normal"/>
    </style:style>
    <style:style style:name="P467" style:family="paragraph" style:parent-style-name="Standard">
      <style:paragraph-properties fo:text-align="justify" style:justify-single-word="false"/>
      <style:text-properties fo:font-style="normal" fo:font-weight="normal" officeooo:rsid="014340fe" officeooo:paragraph-rsid="01645a86" style:font-style-asian="normal" style:font-weight-asian="normal" style:font-style-complex="normal" style:font-weight-complex="normal"/>
    </style:style>
    <style:style style:name="P468" style:family="paragraph" style:parent-style-name="Standard">
      <style:paragraph-properties fo:text-align="justify" style:justify-single-word="false"/>
      <style:text-properties fo:font-style="normal" fo:font-weight="normal" officeooo:rsid="014340fe" officeooo:paragraph-rsid="018f6cd1" style:font-style-asian="normal" style:font-weight-asian="normal" style:font-style-complex="normal" style:font-weight-complex="normal"/>
    </style:style>
    <style:style style:name="P469" style:family="paragraph" style:parent-style-name="Standard">
      <style:text-properties officeooo:paragraph-rsid="008c37e8"/>
    </style:style>
    <style:style style:name="P470" style:family="paragraph" style:parent-style-name="Standard">
      <style:paragraph-properties fo:text-align="justify" style:justify-single-word="false"/>
      <style:text-properties officeooo:rsid="00a257b5" officeooo:paragraph-rsid="009fa0eb"/>
    </style:style>
    <style:style style:name="P471" style:family="paragraph" style:parent-style-name="Standard">
      <style:paragraph-properties fo:text-align="justify" style:justify-single-word="false"/>
      <style:text-properties officeooo:rsid="00a257b5" officeooo:paragraph-rsid="00a257b5"/>
    </style:style>
    <style:style style:name="P472" style:family="paragraph" style:parent-style-name="Standard">
      <style:paragraph-properties fo:text-align="justify" style:justify-single-word="false"/>
      <style:text-properties officeooo:rsid="00a257b5" officeooo:paragraph-rsid="00b1b7d9"/>
    </style:style>
    <style:style style:name="P473" style:family="paragraph" style:parent-style-name="Standard">
      <style:paragraph-properties fo:text-align="justify" style:justify-single-word="false"/>
      <style:text-properties officeooo:rsid="00a257b5" officeooo:paragraph-rsid="00cc1c4c"/>
    </style:style>
    <style:style style:name="P474" style:family="paragraph" style:parent-style-name="Standard">
      <style:paragraph-properties fo:text-align="justify" style:justify-single-word="false"/>
      <style:text-properties officeooo:rsid="00a257b5" officeooo:paragraph-rsid="00d3a383"/>
    </style:style>
    <style:style style:name="P475" style:family="paragraph" style:parent-style-name="Standard">
      <style:paragraph-properties fo:text-align="justify" style:justify-single-word="false"/>
      <style:text-properties officeooo:rsid="00a257b5" officeooo:paragraph-rsid="00d83d57"/>
    </style:style>
    <style:style style:name="P476" style:family="paragraph" style:parent-style-name="Standard">
      <style:paragraph-properties fo:text-align="justify" style:justify-single-word="false"/>
      <style:text-properties officeooo:rsid="00a257b5" officeooo:paragraph-rsid="00f24af6"/>
    </style:style>
    <style:style style:name="P477" style:family="paragraph" style:parent-style-name="Standard">
      <style:paragraph-properties fo:text-align="justify" style:justify-single-word="false"/>
      <style:text-properties officeooo:rsid="00a257b5" officeooo:paragraph-rsid="00f6c32b"/>
    </style:style>
    <style:style style:name="P478" style:family="paragraph" style:parent-style-name="Standard">
      <style:text-properties officeooo:paragraph-rsid="00a621ab"/>
    </style:style>
    <style:style style:name="P479" style:family="paragraph" style:parent-style-name="Standard">
      <style:text-properties officeooo:paragraph-rsid="00b1b7d9"/>
    </style:style>
    <style:style style:name="P480" style:family="paragraph" style:parent-style-name="Standard">
      <style:text-properties officeooo:paragraph-rsid="00d3a383"/>
    </style:style>
    <style:style style:name="P481" style:family="paragraph" style:parent-style-name="Standard">
      <style:text-properties officeooo:paragraph-rsid="00f2f124"/>
    </style:style>
    <style:style style:name="P482" style:family="paragraph" style:parent-style-name="Standard">
      <style:paragraph-properties fo:text-align="justify" style:justify-single-word="false"/>
      <style:text-properties fo:color="#007dc3" loext:opacity="100%" style:font-name="Calibri2" fo:font-size="14pt" fo:font-style="normal" fo:font-weight="bold" officeooo:rsid="00799b55" officeooo:paragraph-rsid="00f6c32b"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83" style:family="paragraph" style:parent-style-name="Standard">
      <style:paragraph-properties fo:text-align="justify" style:justify-single-word="false"/>
      <style:text-properties fo:color="#007dc3" loext:opacity="100%" style:font-name="Calibri2" fo:font-size="14pt" fo:font-style="normal" fo:font-weight="bold" officeooo:rsid="0103ba70" officeooo:paragraph-rsid="00f7637d"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84"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08b8e9"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85"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0b0562"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86"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13c6d3"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87"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9a1d62"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88"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a67c7f"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89"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be9b67"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90"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4f7bc"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91"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621aa"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92"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f0fa9"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93"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a5e60"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94" style:family="paragraph" style:parent-style-name="Standard">
      <style:paragraph-properties fo:text-align="start" style:justify-single-word="false"/>
      <style:text-properties fo:color="#007dc3" loext:opacity="100%" style:font-name="Calibri2" fo:font-size="14pt" fo:font-style="normal" fo:font-weight="normal" officeooo:rsid="01c9a05f" officeooo:paragraph-rsid="01ef7408"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95" style:family="paragraph" style:parent-style-name="Standard">
      <style:paragraph-properties fo:margin-top="0.499cm" fo:margin-bottom="0.199cm" style:contextual-spacing="false" fo:text-align="end" style:justify-single-word="false"/>
      <style:text-properties fo:color="#007dc3" loext:opacity="100%" style:font-name="Calibri1" fo:font-size="14pt" fo:font-weight="bold" officeooo:rsid="001bba47" officeooo:paragraph-rsid="001bba47" style:font-size-asian="14pt" style:font-weight-asian="bold" style:font-size-complex="14pt" style:font-weight-complex="bold"/>
    </style:style>
    <style:style style:name="P496" style:family="paragraph" style:parent-style-name="Standard">
      <style:paragraph-properties fo:margin-top="0.499cm" fo:margin-bottom="0.199cm" style:contextual-spacing="false" fo:text-align="end" style:justify-single-word="false"/>
      <style:text-properties fo:color="#007dc3" loext:opacity="100%" style:font-name="Calibri1" fo:font-size="14pt" officeooo:rsid="001bba47" officeooo:paragraph-rsid="001bba47" style:font-size-asian="14pt" style:font-size-complex="14pt"/>
    </style:style>
    <style:style style:name="P497" style:family="paragraph" style:parent-style-name="Standard">
      <style:text-properties officeooo:paragraph-rsid="00f7637d"/>
    </style:style>
    <style:style style:name="P498" style:family="paragraph" style:parent-style-name="Standard">
      <style:text-properties officeooo:paragraph-rsid="010b0562"/>
    </style:style>
    <style:style style:name="P499" style:family="paragraph" style:parent-style-name="Standard">
      <style:text-properties officeooo:rsid="010fdc29" officeooo:paragraph-rsid="010fdc29"/>
    </style:style>
    <style:style style:name="P500" style:family="paragraph" style:parent-style-name="Standard">
      <style:paragraph-properties fo:text-align="justify" style:justify-single-word="false"/>
      <style:text-properties officeooo:rsid="011b7554" officeooo:paragraph-rsid="011b7554"/>
    </style:style>
    <style:style style:name="P501" style:family="paragraph" style:parent-style-name="Standard">
      <style:paragraph-properties fo:text-align="justify" style:justify-single-word="false"/>
      <style:text-properties officeooo:rsid="011b7554" officeooo:paragraph-rsid="011d3de9"/>
    </style:style>
    <style:style style:name="P502" style:family="paragraph" style:parent-style-name="Standard">
      <style:paragraph-properties fo:text-align="justify" style:justify-single-word="false"/>
      <style:text-properties officeooo:rsid="011b7554" officeooo:paragraph-rsid="0129def4"/>
    </style:style>
    <style:style style:name="P503" style:family="paragraph" style:parent-style-name="Standard">
      <style:paragraph-properties fo:text-align="justify" style:justify-single-word="false"/>
      <style:text-properties officeooo:rsid="011b7554" officeooo:paragraph-rsid="01355a2b"/>
    </style:style>
    <style:style style:name="P504" style:family="paragraph" style:parent-style-name="Standard">
      <style:paragraph-properties fo:text-align="justify" style:justify-single-word="false"/>
      <style:text-properties officeooo:rsid="011b7554" officeooo:paragraph-rsid="0139a139"/>
    </style:style>
    <style:style style:name="P505" style:family="paragraph" style:parent-style-name="Standard">
      <style:paragraph-properties fo:text-align="justify" style:justify-single-word="false"/>
      <style:text-properties officeooo:rsid="011b7554" officeooo:paragraph-rsid="013b5d51"/>
    </style:style>
    <style:style style:name="P506" style:family="paragraph" style:parent-style-name="Standard">
      <style:paragraph-properties fo:text-align="justify" style:justify-single-word="false"/>
      <style:text-properties officeooo:rsid="011b7554" officeooo:paragraph-rsid="015b0446"/>
    </style:style>
    <style:style style:name="P507" style:family="paragraph" style:parent-style-name="Standard">
      <style:paragraph-properties fo:text-align="start" style:justify-single-word="false"/>
      <style:text-properties officeooo:rsid="011b7554" officeooo:paragraph-rsid="015da402"/>
    </style:style>
    <style:style style:name="P508" style:family="paragraph" style:parent-style-name="Standard">
      <style:paragraph-properties fo:text-align="start" style:justify-single-word="false"/>
      <style:text-properties officeooo:rsid="011b7554" officeooo:paragraph-rsid="01645a86"/>
    </style:style>
    <style:style style:name="P509" style:family="paragraph" style:parent-style-name="Standard">
      <style:paragraph-properties fo:text-align="start" style:justify-single-word="false"/>
      <style:text-properties officeooo:rsid="011b7554" officeooo:paragraph-rsid="016656a5"/>
    </style:style>
    <style:style style:name="P510" style:family="paragraph" style:parent-style-name="Standard">
      <style:paragraph-properties fo:text-align="start" style:justify-single-word="false"/>
      <style:text-properties officeooo:rsid="011b7554" officeooo:paragraph-rsid="0174bad4"/>
    </style:style>
    <style:style style:name="P511" style:family="paragraph" style:parent-style-name="Standard">
      <style:paragraph-properties fo:text-align="start" style:justify-single-word="false"/>
      <style:text-properties officeooo:rsid="011b7554" officeooo:paragraph-rsid="017acb36"/>
    </style:style>
    <style:style style:name="P512" style:family="paragraph" style:parent-style-name="Standard">
      <style:paragraph-properties fo:text-align="start" style:justify-single-word="false"/>
      <style:text-properties officeooo:rsid="011b7554" officeooo:paragraph-rsid="018f6cd1"/>
    </style:style>
    <style:style style:name="P513" style:family="paragraph" style:parent-style-name="Standard">
      <style:paragraph-properties fo:text-align="start" style:justify-single-word="false"/>
      <style:text-properties officeooo:rsid="011b7554" officeooo:paragraph-rsid="01925ec7"/>
    </style:style>
    <style:style style:name="P514" style:family="paragraph" style:parent-style-name="Standard">
      <style:paragraph-properties fo:text-align="start" style:justify-single-word="false"/>
      <style:text-properties officeooo:rsid="011b7554" officeooo:paragraph-rsid="01a67c7f"/>
    </style:style>
    <style:style style:name="P515" style:family="paragraph" style:parent-style-name="Standard">
      <style:paragraph-properties fo:text-align="start" style:justify-single-word="false"/>
      <style:text-properties officeooo:rsid="011b7554" officeooo:paragraph-rsid="01be9b67"/>
    </style:style>
    <style:style style:name="P516" style:family="paragraph" style:parent-style-name="Standard">
      <style:paragraph-properties fo:text-align="start" style:justify-single-word="false"/>
      <style:text-properties officeooo:rsid="011b7554" officeooo:paragraph-rsid="01c4a646"/>
    </style:style>
    <style:style style:name="P517" style:family="paragraph" style:parent-style-name="Standard">
      <style:paragraph-properties fo:text-align="start" style:justify-single-word="false"/>
      <style:text-properties officeooo:rsid="011b7554" officeooo:paragraph-rsid="01d4f7bc"/>
    </style:style>
    <style:style style:name="P518" style:family="paragraph" style:parent-style-name="Standard">
      <style:paragraph-properties fo:text-align="start" style:justify-single-word="false"/>
      <style:text-properties officeooo:rsid="011b7554" officeooo:paragraph-rsid="01d621aa"/>
    </style:style>
    <style:style style:name="P519" style:family="paragraph" style:parent-style-name="Standard">
      <style:paragraph-properties fo:text-align="start" style:justify-single-word="false"/>
      <style:text-properties officeooo:rsid="011b7554" officeooo:paragraph-rsid="01da5e60"/>
    </style:style>
    <style:style style:name="P520" style:family="paragraph" style:parent-style-name="Standard">
      <style:paragraph-properties fo:text-align="start" style:justify-single-word="false"/>
      <style:text-properties officeooo:rsid="011b7554" officeooo:paragraph-rsid="01e7b39b"/>
    </style:style>
    <style:style style:name="P521" style:family="paragraph" style:parent-style-name="Standard">
      <style:paragraph-properties fo:text-align="start" style:justify-single-word="false"/>
      <style:text-properties officeooo:rsid="011b7554" officeooo:paragraph-rsid="01ef7408"/>
    </style:style>
    <style:style style:name="P522" style:family="paragraph" style:parent-style-name="Standard">
      <style:paragraph-properties fo:text-align="start" style:justify-single-word="false"/>
      <style:text-properties officeooo:rsid="011b7554" officeooo:paragraph-rsid="01f53cb8"/>
    </style:style>
    <style:style style:name="P523" style:family="paragraph" style:parent-style-name="Standard">
      <style:paragraph-properties fo:text-align="start" style:justify-single-word="false"/>
      <style:text-properties officeooo:rsid="011b7554" officeooo:paragraph-rsid="01f56faa"/>
    </style:style>
    <style:style style:name="P524" style:family="paragraph" style:parent-style-name="Standard">
      <style:paragraph-properties fo:text-align="start" style:justify-single-word="false"/>
      <style:text-properties officeooo:rsid="011b7554" officeooo:paragraph-rsid="01f7fa93"/>
    </style:style>
    <style:style style:name="P525" style:family="paragraph" style:parent-style-name="Standard">
      <style:paragraph-properties fo:text-align="start" style:justify-single-word="false"/>
      <style:text-properties officeooo:rsid="011b7554" officeooo:paragraph-rsid="01fa7e25"/>
    </style:style>
    <style:style style:name="P526" style:family="paragraph" style:parent-style-name="Standard">
      <style:paragraph-properties fo:text-align="start" style:justify-single-word="false"/>
      <style:text-properties officeooo:rsid="011b7554" officeooo:paragraph-rsid="01fc9fc5"/>
    </style:style>
    <style:style style:name="P527" style:family="paragraph" style:parent-style-name="Standard">
      <style:paragraph-properties fo:text-align="start" style:justify-single-word="false"/>
      <style:text-properties officeooo:rsid="011b7554" officeooo:paragraph-rsid="0202b455"/>
    </style:style>
    <style:style style:name="P528" style:family="paragraph" style:parent-style-name="Standard">
      <style:paragraph-properties fo:text-align="start" style:justify-single-word="false"/>
      <style:text-properties officeooo:rsid="011b7554" officeooo:paragraph-rsid="0217ced0"/>
    </style:style>
    <style:style style:name="P529" style:family="paragraph" style:parent-style-name="Standard">
      <style:paragraph-properties fo:text-align="start" style:justify-single-word="false"/>
      <style:text-properties officeooo:rsid="011b7554" officeooo:paragraph-rsid="021d0da1"/>
    </style:style>
    <style:style style:name="P530" style:family="paragraph" style:parent-style-name="Standard">
      <style:paragraph-properties fo:text-align="start" style:justify-single-word="false"/>
      <style:text-properties officeooo:rsid="011b7554" officeooo:paragraph-rsid="022c42a5"/>
    </style:style>
    <style:style style:name="P531" style:family="paragraph" style:parent-style-name="Standard">
      <style:paragraph-properties fo:text-align="start" style:justify-single-word="false"/>
      <style:text-properties officeooo:rsid="011b7554" officeooo:paragraph-rsid="02382392"/>
    </style:style>
    <style:style style:name="P532" style:family="paragraph" style:parent-style-name="Standard">
      <style:paragraph-properties fo:text-align="justify" style:justify-single-word="false"/>
      <style:text-properties officeooo:rsid="011d3de9" officeooo:paragraph-rsid="011d3de9"/>
    </style:style>
    <style:style style:name="P533" style:family="paragraph" style:parent-style-name="Standard">
      <style:paragraph-properties fo:text-align="justify" style:justify-single-word="false"/>
      <style:text-properties officeooo:rsid="011d3de9" officeooo:paragraph-rsid="0129def4"/>
    </style:style>
    <style:style style:name="P534" style:family="paragraph" style:parent-style-name="Standard">
      <style:text-properties officeooo:rsid="01211eb1" officeooo:paragraph-rsid="01211eb1"/>
    </style:style>
    <style:style style:name="P535" style:family="paragraph" style:parent-style-name="Standard">
      <style:text-properties officeooo:rsid="01211eb1" officeooo:paragraph-rsid="012b4856"/>
    </style:style>
    <style:style style:name="P536" style:family="paragraph" style:parent-style-name="Standard">
      <style:paragraph-properties fo:text-align="justify" style:justify-single-word="false"/>
      <style:text-properties style:text-underline-style="none"/>
    </style:style>
    <style:style style:name="P537" style:family="paragraph" style:parent-style-name="Standard">
      <style:paragraph-properties fo:text-align="justify" style:justify-single-word="false"/>
      <style:text-properties style:text-underline-style="none" officeooo:paragraph-rsid="012b4856"/>
    </style:style>
    <style:style style:name="P538" style:family="paragraph" style:parent-style-name="Standard">
      <style:paragraph-properties fo:margin-left="0cm" fo:margin-right="0cm" fo:text-align="start" style:justify-single-word="false" fo:text-indent="0cm" style:auto-text-indent="false"/>
      <style:text-properties style:text-underline-style="none"/>
    </style:style>
    <style:style style:name="P539" style:family="paragraph" style:parent-style-name="Standard">
      <style:paragraph-properties fo:margin-left="0cm" fo:margin-right="0cm" fo:text-align="start" style:justify-single-word="false" fo:text-indent="0cm" style:auto-text-indent="false"/>
      <style:text-properties style:text-underline-style="none" officeooo:paragraph-rsid="00f6c32b"/>
    </style:style>
    <style:style style:name="P540" style:family="paragraph" style:parent-style-name="Standard">
      <style:paragraph-properties fo:margin-left="0cm" fo:margin-right="0cm" fo:text-align="start" style:justify-single-word="false" fo:text-indent="0cm" style:auto-text-indent="false"/>
      <style:text-properties style:text-underline-style="none" officeooo:paragraph-rsid="012b4856"/>
    </style:style>
    <style:style style:name="P541" style:family="paragraph" style:parent-style-name="Standard">
      <style:text-properties officeooo:rsid="00964fe4" officeooo:paragraph-rsid="013b0ce7"/>
    </style:style>
    <style:style style:name="P542" style:family="paragraph" style:parent-style-name="Standard">
      <style:text-properties officeooo:rsid="00964fe4" officeooo:paragraph-rsid="015b0446"/>
    </style:style>
    <style:style style:name="P543" style:family="paragraph" style:parent-style-name="Standard">
      <style:text-properties officeooo:rsid="00964fe4" officeooo:paragraph-rsid="017010d7"/>
    </style:style>
    <style:style style:name="P544" style:family="paragraph" style:parent-style-name="Standard">
      <style:text-properties officeooo:rsid="00964fe4" officeooo:paragraph-rsid="0174bad4"/>
    </style:style>
    <style:style style:name="P545" style:family="paragraph" style:parent-style-name="Standard">
      <style:text-properties officeooo:rsid="00964fe4" officeooo:paragraph-rsid="017acb36"/>
    </style:style>
    <style:style style:name="P546" style:family="paragraph" style:parent-style-name="Standard">
      <style:paragraph-properties fo:text-align="justify" style:justify-single-word="false"/>
      <style:text-properties officeooo:rsid="013b5d51" officeooo:paragraph-rsid="013b5d51"/>
    </style:style>
    <style:style style:name="P547" style:family="paragraph" style:parent-style-name="Standard">
      <style:paragraph-properties fo:text-align="justify" style:justify-single-word="false"/>
      <style:text-properties officeooo:rsid="013b5d51" officeooo:paragraph-rsid="015b0446"/>
    </style:style>
    <style:style style:name="P548" style:family="paragraph" style:parent-style-name="Standard">
      <style:paragraph-properties fo:text-align="justify" style:justify-single-word="false"/>
      <style:text-properties officeooo:rsid="013b5d51" officeooo:paragraph-rsid="015da402"/>
    </style:style>
    <style:style style:name="P549" style:family="paragraph" style:parent-style-name="Standard">
      <style:paragraph-properties fo:text-align="justify" style:justify-single-word="false"/>
      <style:text-properties officeooo:rsid="013b5d51" officeooo:paragraph-rsid="01645a86"/>
    </style:style>
    <style:style style:name="P550" style:family="paragraph" style:parent-style-name="Standard">
      <style:paragraph-properties fo:text-align="justify" style:justify-single-word="false"/>
      <style:text-properties officeooo:rsid="013b5d51" officeooo:paragraph-rsid="016656a5"/>
    </style:style>
    <style:style style:name="P551" style:family="paragraph" style:parent-style-name="Standard">
      <style:paragraph-properties fo:text-align="justify" style:justify-single-word="false"/>
      <style:text-properties officeooo:rsid="013b5d51" officeooo:paragraph-rsid="0174bad4"/>
    </style:style>
    <style:style style:name="P552" style:family="paragraph" style:parent-style-name="Standard">
      <style:paragraph-properties fo:text-align="justify" style:justify-single-word="false"/>
      <style:text-properties officeooo:rsid="013b5d51" officeooo:paragraph-rsid="017acb36"/>
    </style:style>
    <style:style style:name="P553" style:family="paragraph" style:parent-style-name="Standard">
      <style:paragraph-properties fo:text-align="justify" style:justify-single-word="false"/>
      <style:text-properties officeooo:rsid="013b5d51" officeooo:paragraph-rsid="018f6cd1"/>
    </style:style>
    <style:style style:name="P554" style:family="paragraph" style:parent-style-name="Standard">
      <style:paragraph-properties fo:text-align="justify" style:justify-single-word="false"/>
      <style:text-properties officeooo:rsid="013b5d51" officeooo:paragraph-rsid="01925ec7"/>
    </style:style>
    <style:style style:name="P555" style:family="paragraph" style:parent-style-name="Standard">
      <style:paragraph-properties fo:text-align="justify" style:justify-single-word="false"/>
      <style:text-properties officeooo:rsid="013b5d51" officeooo:paragraph-rsid="01a67c7f"/>
    </style:style>
    <style:style style:name="P556" style:family="paragraph" style:parent-style-name="Standard">
      <style:paragraph-properties fo:text-align="justify" style:justify-single-word="false"/>
      <style:text-properties officeooo:rsid="013b5d51" officeooo:paragraph-rsid="01be9b67"/>
    </style:style>
    <style:style style:name="P557" style:family="paragraph" style:parent-style-name="Standard">
      <style:paragraph-properties fo:text-align="justify" style:justify-single-word="false"/>
      <style:text-properties officeooo:rsid="013b5d51" officeooo:paragraph-rsid="01c4a646"/>
    </style:style>
    <style:style style:name="P558" style:family="paragraph" style:parent-style-name="Standard">
      <style:paragraph-properties fo:text-align="justify" style:justify-single-word="false"/>
      <style:text-properties officeooo:rsid="013b5d51" officeooo:paragraph-rsid="01d4f7bc"/>
    </style:style>
    <style:style style:name="P559" style:family="paragraph" style:parent-style-name="Standard">
      <style:paragraph-properties fo:text-align="justify" style:justify-single-word="false"/>
      <style:text-properties officeooo:rsid="013b5d51" officeooo:paragraph-rsid="01d621aa"/>
    </style:style>
    <style:style style:name="P560" style:family="paragraph" style:parent-style-name="Standard">
      <style:paragraph-properties fo:text-align="justify" style:justify-single-word="false"/>
      <style:text-properties officeooo:rsid="013b5d51" officeooo:paragraph-rsid="01da5e60"/>
    </style:style>
    <style:style style:name="P561" style:family="paragraph" style:parent-style-name="Standard">
      <style:paragraph-properties fo:text-align="justify" style:justify-single-word="false"/>
      <style:text-properties officeooo:rsid="013b5d51" officeooo:paragraph-rsid="01e7b39b"/>
    </style:style>
    <style:style style:name="P562" style:family="paragraph" style:parent-style-name="Standard">
      <style:paragraph-properties fo:text-align="justify" style:justify-single-word="false"/>
      <style:text-properties officeooo:rsid="013b5d51" officeooo:paragraph-rsid="01ef7408"/>
    </style:style>
    <style:style style:name="P563" style:family="paragraph" style:parent-style-name="Standard">
      <style:paragraph-properties fo:text-align="justify" style:justify-single-word="false"/>
      <style:text-properties officeooo:rsid="013b5d51" officeooo:paragraph-rsid="01f53cb8"/>
    </style:style>
    <style:style style:name="P564" style:family="paragraph" style:parent-style-name="Standard">
      <style:paragraph-properties fo:text-align="justify" style:justify-single-word="false"/>
      <style:text-properties officeooo:rsid="013b5d51" officeooo:paragraph-rsid="01f56faa"/>
    </style:style>
    <style:style style:name="P565" style:family="paragraph" style:parent-style-name="Standard">
      <style:paragraph-properties fo:text-align="justify" style:justify-single-word="false"/>
      <style:text-properties officeooo:rsid="013b5d51" officeooo:paragraph-rsid="01f7fa93"/>
    </style:style>
    <style:style style:name="P566" style:family="paragraph" style:parent-style-name="Standard">
      <style:paragraph-properties fo:text-align="justify" style:justify-single-word="false"/>
      <style:text-properties officeooo:rsid="013b5d51" officeooo:paragraph-rsid="01fa7e25"/>
    </style:style>
    <style:style style:name="P567" style:family="paragraph" style:parent-style-name="Standard">
      <style:paragraph-properties fo:text-align="justify" style:justify-single-word="false"/>
      <style:text-properties officeooo:rsid="013b5d51" officeooo:paragraph-rsid="01fc9fc5"/>
    </style:style>
    <style:style style:name="P568" style:family="paragraph" style:parent-style-name="Standard">
      <style:paragraph-properties fo:text-align="justify" style:justify-single-word="false"/>
      <style:text-properties officeooo:rsid="013b5d51" officeooo:paragraph-rsid="0202b455"/>
    </style:style>
    <style:style style:name="P569" style:family="paragraph" style:parent-style-name="Standard">
      <style:paragraph-properties fo:text-align="justify" style:justify-single-word="false"/>
      <style:text-properties officeooo:rsid="013b5d51" officeooo:paragraph-rsid="0217ced0"/>
    </style:style>
    <style:style style:name="P570" style:family="paragraph" style:parent-style-name="Standard">
      <style:paragraph-properties fo:text-align="justify" style:justify-single-word="false"/>
      <style:text-properties officeooo:rsid="013b5d51" officeooo:paragraph-rsid="021d0da1"/>
    </style:style>
    <style:style style:name="P571" style:family="paragraph" style:parent-style-name="Standard">
      <style:paragraph-properties fo:text-align="justify" style:justify-single-word="false"/>
      <style:text-properties officeooo:rsid="013b5d51" officeooo:paragraph-rsid="022c42a5"/>
    </style:style>
    <style:style style:name="P572" style:family="paragraph" style:parent-style-name="Standard">
      <style:paragraph-properties fo:text-align="justify" style:justify-single-word="false"/>
      <style:text-properties officeooo:rsid="013b5d51" officeooo:paragraph-rsid="02382392"/>
    </style:style>
    <style:style style:name="P573" style:family="paragraph" style:parent-style-name="Standard">
      <style:text-properties officeooo:paragraph-rsid="014b74a5"/>
    </style:style>
    <style:style style:name="P574" style:family="paragraph" style:parent-style-name="Standard">
      <style:paragraph-properties fo:text-align="justify" style:justify-single-word="false"/>
      <style:text-properties fo:font-style="italic" fo:font-weight="normal" officeooo:rsid="015951e6" officeooo:paragraph-rsid="01585c3e" style:font-style-asian="italic" style:font-weight-asian="normal" style:font-style-complex="italic" style:font-weight-complex="normal"/>
    </style:style>
    <style:style style:name="P575" style:family="paragraph" style:parent-style-name="Standard">
      <style:paragraph-properties fo:text-align="justify" style:justify-single-word="false"/>
      <style:text-properties fo:font-style="italic" fo:font-weight="normal" officeooo:rsid="015951e6" officeooo:paragraph-rsid="015b0446" style:font-style-asian="italic" style:font-weight-asian="normal" style:font-style-complex="italic" style:font-weight-complex="normal"/>
    </style:style>
    <style:style style:name="P576" style:family="paragraph" style:parent-style-name="Standard">
      <style:paragraph-properties fo:text-align="justify" style:justify-single-word="false"/>
      <style:text-properties fo:font-style="italic" fo:font-weight="normal" officeooo:rsid="014340fe" officeooo:paragraph-rsid="017010d7" style:font-style-asian="italic" style:font-weight-asian="normal" style:font-style-complex="italic" style:font-weight-complex="normal"/>
    </style:style>
    <style:style style:name="P577" style:family="paragraph" style:parent-style-name="Standard">
      <style:paragraph-properties fo:text-align="justify" style:justify-single-word="false"/>
      <style:text-properties fo:font-style="italic" fo:font-weight="normal" officeooo:rsid="014340fe" officeooo:paragraph-rsid="0174bad4" style:font-style-asian="italic" style:font-weight-asian="normal" style:font-style-complex="italic" style:font-weight-complex="normal"/>
    </style:style>
    <style:style style:name="P578" style:family="paragraph" style:parent-style-name="Standard">
      <style:paragraph-properties fo:text-align="justify" style:justify-single-word="false"/>
      <style:text-properties fo:font-style="italic" fo:font-weight="normal" officeooo:rsid="014340fe" officeooo:paragraph-rsid="017acb36" style:font-style-asian="italic" style:font-weight-asian="normal" style:font-style-complex="italic" style:font-weight-complex="normal"/>
    </style:style>
    <style:style style:name="P579" style:family="paragraph" style:parent-style-name="Standard">
      <style:paragraph-properties fo:text-align="justify" style:justify-single-word="false"/>
      <style:text-properties fo:color="#2a00ff" loext:opacity="100%" style:font-name="Consolas" fo:font-size="10pt" style:text-underline-style="none" officeooo:paragraph-rsid="019a1d62" style:font-size-asian="10pt"/>
    </style:style>
    <style:style style:name="P580" style:family="paragraph" style:parent-style-name="Standard">
      <style:paragraph-properties fo:text-align="justify" style:justify-single-word="false"/>
      <style:text-properties fo:color="#2a00ff" loext:opacity="100%" style:font-name="Consolas" fo:font-size="10pt" style:text-underline-style="solid" style:text-underline-width="auto" style:text-underline-color="font-color" officeooo:paragraph-rsid="019a1d62" style:font-size-asian="10pt"/>
    </style:style>
    <style:style style:name="P581" style:family="paragraph" style:parent-style-name="Standard">
      <style:paragraph-properties fo:margin-left="0cm" fo:margin-right="0cm" fo:text-align="start" style:justify-single-word="false" fo:text-indent="0cm" style:auto-text-indent="false"/>
      <style:text-properties fo:color="#2a00ff" loext:opacity="100%" style:font-name="Consolas" fo:font-size="10pt" style:font-size-asian="10pt"/>
    </style:style>
    <style:style style:name="P582" style:family="paragraph" style:parent-style-name="Standard">
      <style:paragraph-properties fo:margin-left="0cm" fo:margin-right="0cm" fo:text-align="start" style:justify-single-word="false" fo:text-indent="0cm" style:auto-text-indent="false"/>
      <style:text-properties fo:color="#2a00ff" loext:opacity="100%" style:font-name="Consolas" fo:font-size="10pt" officeooo:paragraph-rsid="00f6c32b" style:font-size-asian="10pt"/>
    </style:style>
    <style:style style:name="P583" style:family="paragraph" style:parent-style-name="Standard">
      <style:paragraph-properties fo:text-align="start" style:justify-single-word="false"/>
      <style:text-properties fo:color="#2a00ff" loext:opacity="100%" style:text-outline="false" style:text-line-through-style="none" style:text-line-through-type="none" style:font-name="Consolas" fo:font-size="10pt" fo:font-style="normal" fo:text-shadow="none" style:text-underline-style="none" fo:font-weight="normal" officeooo:paragraph-rsid="0204318b" style:font-size-asian="10pt" style:font-style-asian="normal" style:font-weight-asian="normal" style:font-size-complex="12pt" style:font-style-complex="normal" style:font-weight-complex="normal" style:text-overline-style="none" style:text-overline-color="font-color"/>
    </style:style>
    <style:style style:name="P584" style:family="paragraph" style:parent-style-name="Standard">
      <style:paragraph-properties fo:text-align="justify" style:justify-single-word="false"/>
      <style:text-properties officeooo:rsid="01a23b4a" officeooo:paragraph-rsid="01a23b4a"/>
    </style:style>
    <style:style style:name="P585" style:family="paragraph" style:parent-style-name="Standard">
      <style:text-properties officeooo:rsid="019a1d62" officeooo:paragraph-rsid="01ac266c"/>
    </style:style>
    <style:style style:name="P586" style:family="paragraph" style:parent-style-name="Standard">
      <style:text-properties officeooo:rsid="019a1d62" officeooo:paragraph-rsid="01be9b67"/>
    </style:style>
    <style:style style:name="P587" style:family="paragraph" style:parent-style-name="Standard">
      <style:text-properties officeooo:rsid="019a1d62" officeooo:paragraph-rsid="01df0fa9"/>
    </style:style>
    <style:style style:name="P588" style:family="paragraph" style:parent-style-name="Standard">
      <style:text-properties officeooo:rsid="019a1d62" officeooo:paragraph-rsid="01e7b39b"/>
    </style:style>
    <style:style style:name="P589" style:family="paragraph" style:parent-style-name="Standard">
      <style:text-properties officeooo:rsid="019a1d62" officeooo:paragraph-rsid="02060953"/>
    </style:style>
    <style:style style:name="P590" style:family="paragraph" style:parent-style-name="Standard">
      <style:text-properties officeooo:rsid="019a1d62" officeooo:paragraph-rsid="021b824d"/>
    </style:style>
    <style:style style:name="P591" style:family="paragraph" style:parent-style-name="Standard">
      <style:text-properties officeooo:rsid="019a1d62" officeooo:paragraph-rsid="021d0da1"/>
    </style:style>
    <style:style style:name="P592" style:family="paragraph" style:parent-style-name="Standard">
      <style:text-properties officeooo:rsid="019a1d62" officeooo:paragraph-rsid="022c42a5"/>
    </style:style>
    <style:style style:name="P593" style:family="paragraph" style:parent-style-name="Standard">
      <style:paragraph-properties fo:text-align="justify" style:justify-single-word="false"/>
      <style:text-properties officeooo:rsid="01ad65f7" officeooo:paragraph-rsid="01ad65f7"/>
    </style:style>
    <style:style style:name="P594" style:family="paragraph" style:parent-style-name="Standard">
      <style:paragraph-properties fo:text-align="justify" style:justify-single-word="false"/>
      <style:text-properties officeooo:rsid="01ad65f7" officeooo:paragraph-rsid="01df0fa9"/>
    </style:style>
    <style:style style:name="P595" style:family="paragraph" style:parent-style-name="Standard">
      <style:paragraph-properties fo:text-align="justify" style:justify-single-word="false"/>
      <style:text-properties officeooo:rsid="01ad65f7" officeooo:paragraph-rsid="01e7b39b"/>
    </style:style>
    <style:style style:name="P596" style:family="paragraph" style:parent-style-name="Standard">
      <style:paragraph-properties fo:margin-top="0cm" fo:margin-bottom="0.212cm" style:contextual-spacing="false" fo:text-align="start" style:justify-single-word="false"/>
      <style:text-properties fo:color="#ffffff" loext:opacity="100%" style:font-name="Calibri" fo:language="ca" fo:country="ES" officeooo:paragraph-rsid="001d1802" style:font-name-complex="Arial Narrow1"/>
    </style:style>
    <style:style style:name="P597" style:family="paragraph" style:parent-style-name="Standard">
      <style:paragraph-properties fo:margin-top="0cm" fo:margin-bottom="0.212cm" style:contextual-spacing="false" fo:text-align="start" style:justify-single-word="false"/>
      <style:text-properties style:font-name="Arial Narrow" fo:language="ca" fo:country="ES" officeooo:paragraph-rsid="001d1802" style:font-name-complex="Arial Narrow1"/>
    </style:style>
    <style:style style:name="P598"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599" style:family="paragraph" style:parent-style-name="Standard">
      <style:paragraph-properties fo:margin-left="0cm" fo:margin-right="0cm" fo:text-align="start" style:justify-single-word="false" fo:text-indent="0cm" style:auto-text-indent="false"/>
      <style:text-properties style:font-name="Consolas" fo:font-size="10pt" officeooo:paragraph-rsid="00d3a383" style:font-size-asian="10pt"/>
    </style:style>
    <style:style style:name="P600" style:family="paragraph" style:parent-style-name="Standard">
      <style:paragraph-properties fo:margin-left="0cm" fo:margin-right="0cm" fo:text-align="start" style:justify-single-word="false" fo:text-indent="0cm" style:auto-text-indent="false"/>
      <style:text-properties style:font-name="Consolas" fo:font-size="10pt" officeooo:paragraph-rsid="00f2f124" style:font-size-asian="10pt"/>
    </style:style>
    <style:style style:name="P601" style:family="paragraph" style:parent-style-name="Standard">
      <style:paragraph-properties fo:margin-left="0cm" fo:margin-right="0cm" fo:text-align="start" style:justify-single-word="false" fo:text-indent="0cm" style:auto-text-indent="false"/>
      <style:text-properties style:font-name="Consolas" fo:font-size="10pt" officeooo:paragraph-rsid="015b0446" style:font-size-asian="10pt"/>
    </style:style>
    <style:style style:name="P602" style:family="paragraph" style:parent-style-name="Standard">
      <style:paragraph-properties fo:margin-left="0cm" fo:margin-right="0cm" fo:text-align="start" style:justify-single-word="false" fo:text-indent="0cm" style:auto-text-indent="false"/>
      <style:text-properties style:font-name="Consolas" fo:font-size="10pt" officeooo:paragraph-rsid="022c42a5" style:font-size-asian="10pt"/>
    </style:style>
    <style:style style:name="P603"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style:font-size-asian="10pt"/>
    </style:style>
    <style:style style:name="P604"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officeooo:paragraph-rsid="0174bad4" style:font-size-asian="10pt"/>
    </style:style>
    <style:style style:name="P605" style:family="paragraph" style:parent-style-name="Standard">
      <style:paragraph-properties fo:margin-left="0cm" fo:margin-right="0cm" fo:text-align="start" style:justify-single-word="false" fo:text-indent="0cm" style:auto-text-indent="false"/>
      <style:text-properties fo:color="#808080" loext:opacity="100%" style:font-name="Consolas" fo:font-size="10pt" officeooo:paragraph-rsid="00d3a383" style:font-size-asian="10pt"/>
    </style:style>
    <style:style style:name="P606" style:family="paragraph" style:parent-style-name="Text_20_body">
      <style:paragraph-properties fo:text-align="justify" style:justify-single-word="false"/>
      <style:text-properties officeooo:rsid="00511cfb" officeooo:paragraph-rsid="00511cfb"/>
    </style:style>
    <style:style style:name="P607" style:family="paragraph" style:parent-style-name="Text_20_body">
      <style:paragraph-properties fo:text-align="justify" style:justify-single-word="false"/>
      <style:text-properties officeooo:rsid="00511cfb" officeooo:paragraph-rsid="022e2659"/>
    </style:style>
    <style:style style:name="P608" style:family="paragraph" style:parent-style-name="Standard">
      <style:paragraph-properties fo:text-align="justify" style:justify-single-word="false"/>
      <style:text-properties officeooo:rsid="01be9b67" officeooo:paragraph-rsid="01be9b67"/>
    </style:style>
    <style:style style:name="P609" style:family="paragraph" style:parent-style-name="Standard">
      <style:paragraph-properties fo:text-align="justify" style:justify-single-word="false"/>
      <style:text-properties officeooo:rsid="01be9b67" officeooo:paragraph-rsid="01d4f7bc"/>
    </style:style>
    <style:style style:name="P610" style:family="paragraph" style:parent-style-name="Standard">
      <style:paragraph-properties fo:text-align="justify" style:justify-single-word="false"/>
      <style:text-properties officeooo:rsid="01be9b67" officeooo:paragraph-rsid="01d621aa"/>
    </style:style>
    <style:style style:name="P611" style:family="paragraph" style:parent-style-name="Standard">
      <style:paragraph-properties fo:text-align="justify" style:justify-single-word="false"/>
      <style:text-properties officeooo:rsid="01be9b67" officeooo:paragraph-rsid="01da5e60"/>
    </style:style>
    <style:style style:name="P612" style:family="paragraph" style:parent-style-name="Standard">
      <style:paragraph-properties fo:text-align="justify" style:justify-single-word="false"/>
      <style:text-properties officeooo:rsid="01be9b67" officeooo:paragraph-rsid="01e7b39b"/>
    </style:style>
    <style:style style:name="P613" style:family="paragraph" style:parent-style-name="Standard">
      <style:paragraph-properties fo:text-align="justify" style:justify-single-word="false"/>
      <style:text-properties officeooo:rsid="01be9b67" officeooo:paragraph-rsid="01ef7408"/>
    </style:style>
    <style:style style:name="P614" style:family="paragraph" style:parent-style-name="Standard">
      <style:paragraph-properties fo:text-align="justify" style:justify-single-word="false"/>
      <style:text-properties officeooo:rsid="01be9b67" officeooo:paragraph-rsid="01f53cb8"/>
    </style:style>
    <style:style style:name="P615" style:family="paragraph" style:parent-style-name="Standard">
      <style:paragraph-properties fo:text-align="justify" style:justify-single-word="false"/>
      <style:text-properties officeooo:rsid="01be9b67" officeooo:paragraph-rsid="01f56faa"/>
    </style:style>
    <style:style style:name="P616" style:family="paragraph" style:parent-style-name="Standard">
      <style:paragraph-properties fo:text-align="justify" style:justify-single-word="false"/>
      <style:text-properties officeooo:rsid="01be9b67" officeooo:paragraph-rsid="01f7fa93"/>
    </style:style>
    <style:style style:name="P617" style:family="paragraph" style:parent-style-name="Standard">
      <style:paragraph-properties fo:text-align="justify" style:justify-single-word="false"/>
      <style:text-properties officeooo:rsid="01be9b67" officeooo:paragraph-rsid="01fa7e25"/>
    </style:style>
    <style:style style:name="P618" style:family="paragraph" style:parent-style-name="Standard">
      <style:paragraph-properties fo:text-align="justify" style:justify-single-word="false"/>
      <style:text-properties officeooo:rsid="01be9b67" officeooo:paragraph-rsid="01fc9fc5"/>
    </style:style>
    <style:style style:name="P619" style:family="paragraph" style:parent-style-name="Standard">
      <style:paragraph-properties fo:text-align="justify" style:justify-single-word="false"/>
      <style:text-properties officeooo:rsid="01be9b67" officeooo:paragraph-rsid="0202b455"/>
    </style:style>
    <style:style style:name="P620" style:family="paragraph" style:parent-style-name="Standard">
      <style:paragraph-properties fo:text-align="justify" style:justify-single-word="false"/>
      <style:text-properties officeooo:rsid="01be9b67" officeooo:paragraph-rsid="0217ced0"/>
    </style:style>
    <style:style style:name="P621" style:family="paragraph" style:parent-style-name="Standard">
      <style:paragraph-properties fo:text-align="justify" style:justify-single-word="false"/>
      <style:text-properties officeooo:rsid="01be9b67" officeooo:paragraph-rsid="021d0da1"/>
    </style:style>
    <style:style style:name="P622" style:family="paragraph" style:parent-style-name="Standard">
      <style:paragraph-properties fo:text-align="justify" style:justify-single-word="false"/>
      <style:text-properties officeooo:rsid="01be9b67" officeooo:paragraph-rsid="022c42a5"/>
    </style:style>
    <style:style style:name="P623" style:family="paragraph" style:parent-style-name="Standard">
      <style:paragraph-properties fo:text-align="justify" style:justify-single-word="false"/>
      <style:text-properties officeooo:rsid="01be9b67" officeooo:paragraph-rsid="02382392"/>
    </style:style>
    <style:style style:name="P624" style:family="paragraph" style:parent-style-name="Standard">
      <style:paragraph-properties fo:text-align="start" style:justify-single-word="false"/>
      <style:text-properties officeooo:rsid="018f6cd1" officeooo:paragraph-rsid="01be9b67"/>
    </style:style>
    <style:style style:name="P625" style:family="paragraph" style:parent-style-name="Standard">
      <style:paragraph-properties fo:text-align="justify" style:justify-single-word="false"/>
      <style:text-properties officeooo:rsid="01d621aa" officeooo:paragraph-rsid="01d621aa"/>
    </style:style>
    <style:style style:name="P626" style:family="paragraph" style:parent-style-name="Standard">
      <style:text-properties officeooo:rsid="01c9a05f" officeooo:paragraph-rsid="01df0fa9"/>
    </style:style>
    <style:style style:name="P627" style:family="paragraph" style:parent-style-name="Standard">
      <style:text-properties officeooo:rsid="01c9a05f" officeooo:paragraph-rsid="01e7b39b"/>
    </style:style>
    <style:style style:name="P628" style:family="paragraph" style:parent-style-name="Standard">
      <style:text-properties officeooo:rsid="01c9a05f" officeooo:paragraph-rsid="02060953"/>
    </style:style>
    <style:style style:name="P629" style:family="paragraph" style:parent-style-name="Standard">
      <style:text-properties officeooo:rsid="01c9a05f" officeooo:paragraph-rsid="021b824d"/>
    </style:style>
    <style:style style:name="P630" style:family="paragraph" style:parent-style-name="Standard">
      <style:text-properties officeooo:rsid="01c9a05f" officeooo:paragraph-rsid="021d0da1"/>
    </style:style>
    <style:style style:name="P631" style:family="paragraph" style:parent-style-name="Standard">
      <style:text-properties officeooo:rsid="01c9a05f" officeooo:paragraph-rsid="022c42a5"/>
    </style:style>
    <style:style style:name="P632" style:family="paragraph" style:parent-style-name="Standard">
      <style:paragraph-properties fo:text-align="justify" style:justify-single-word="false"/>
      <style:text-properties officeooo:rsid="01db9c36" officeooo:paragraph-rsid="01db9c36"/>
    </style:style>
    <style:style style:name="P633" style:family="paragraph" style:parent-style-name="Standard">
      <style:paragraph-properties fo:text-align="justify" style:justify-single-word="false"/>
      <style:text-properties officeooo:rsid="01db9c36" officeooo:paragraph-rsid="01e7b39b"/>
    </style:style>
    <style:style style:name="P634" style:family="paragraph" style:parent-style-name="Standard">
      <style:paragraph-properties fo:text-align="justify" style:justify-single-word="false"/>
      <style:text-properties officeooo:rsid="01ef7408" officeooo:paragraph-rsid="01ef7408"/>
    </style:style>
    <style:style style:name="P635" style:family="paragraph" style:parent-style-name="Standard">
      <style:paragraph-properties fo:text-align="justify" style:justify-single-word="false"/>
      <style:text-properties officeooo:rsid="01ef7408" officeooo:paragraph-rsid="01f53cb8"/>
    </style:style>
    <style:style style:name="P636" style:family="paragraph" style:parent-style-name="Standard">
      <style:paragraph-properties fo:text-align="start" style:justify-single-word="false"/>
      <style:text-properties officeooo:rsid="01ef7408" officeooo:paragraph-rsid="01f53cb8"/>
    </style:style>
    <style:style style:name="P637" style:family="paragraph" style:parent-style-name="Standard">
      <style:paragraph-properties fo:text-align="start" style:justify-single-word="false"/>
      <style:text-properties officeooo:rsid="01ef7408" officeooo:paragraph-rsid="01f56faa"/>
    </style:style>
    <style:style style:name="P638" style:family="paragraph" style:parent-style-name="Standard">
      <style:paragraph-properties fo:text-align="start" style:justify-single-word="false"/>
      <style:text-properties officeooo:rsid="01ef7408" officeooo:paragraph-rsid="01f7fa93"/>
    </style:style>
    <style:style style:name="P639" style:family="paragraph" style:parent-style-name="Standard">
      <style:paragraph-properties fo:text-align="start" style:justify-single-word="false"/>
      <style:text-properties officeooo:rsid="01ef7408" officeooo:paragraph-rsid="01fa7e25"/>
    </style:style>
    <style:style style:name="P640" style:family="paragraph" style:parent-style-name="Standard">
      <style:paragraph-properties fo:text-align="start" style:justify-single-word="false"/>
      <style:text-properties officeooo:rsid="01ef7408" officeooo:paragraph-rsid="01fc9fc5"/>
    </style:style>
    <style:style style:name="P641" style:family="paragraph" style:parent-style-name="Standard">
      <style:paragraph-properties fo:text-align="justify" style:justify-single-word="false"/>
      <style:text-properties officeooo:rsid="01f56faa" officeooo:paragraph-rsid="01f56faa"/>
    </style:style>
    <style:style style:name="P642" style:family="paragraph" style:parent-style-name="Standard">
      <style:paragraph-properties fo:text-align="justify" style:justify-single-word="false"/>
      <style:text-properties officeooo:rsid="01f56faa" officeooo:paragraph-rsid="01f7fa93"/>
    </style:style>
    <style:style style:name="P643" style:family="paragraph" style:parent-style-name="Standard">
      <style:paragraph-properties fo:text-align="justify" style:justify-single-word="false"/>
      <style:text-properties officeooo:rsid="01fa7e25" officeooo:paragraph-rsid="01fa7e25"/>
    </style:style>
    <style:style style:name="P644" style:family="paragraph" style:parent-style-name="Standard">
      <style:paragraph-properties fo:text-align="justify" style:justify-single-word="false"/>
      <style:text-properties officeooo:rsid="01fdf072" officeooo:paragraph-rsid="01fdf072"/>
    </style:style>
    <style:style style:name="P645" style:family="paragraph" style:parent-style-name="Contents_20_1">
      <style:paragraph-properties>
        <style:tab-stops>
          <style:tab-stop style:position="17cm" style:type="right" style:leader-style="dotted" style:leader-text="."/>
        </style:tab-stops>
      </style:paragraph-properties>
    </style:style>
    <style:style style:name="P646" style:family="paragraph" style:parent-style-name="Contents_20_2">
      <style:paragraph-properties>
        <style:tab-stops>
          <style:tab-stop style:position="17cm" style:type="right" style:leader-style="dotted" style:leader-text="."/>
        </style:tab-stops>
      </style:paragraph-properties>
    </style:style>
    <style:style style:name="P647" style:family="paragraph" style:parent-style-name="Standard">
      <style:paragraph-properties fo:text-align="justify" style:justify-single-word="false"/>
      <style:text-properties officeooo:rsid="0202b455" officeooo:paragraph-rsid="0202b455"/>
    </style:style>
    <style:style style:name="P648" style:family="paragraph" style:parent-style-name="Standard">
      <style:paragraph-properties fo:text-align="justify" style:justify-single-word="false"/>
      <style:text-properties officeooo:rsid="02223289" officeooo:paragraph-rsid="02223289"/>
    </style:style>
    <style:style style:name="P649" style:family="paragraph" style:parent-style-name="Standard">
      <style:paragraph-properties fo:text-align="justify" style:justify-single-word="false"/>
      <style:text-properties officeooo:rsid="022c42a5" officeooo:paragraph-rsid="022c42a5"/>
    </style:style>
    <style:style style:name="P650" style:family="paragraph" style:parent-style-name="Text_20_body">
      <style:paragraph-properties fo:text-align="justify" style:justify-single-word="false"/>
      <style:text-properties officeooo:rsid="02227f27" officeooo:paragraph-rsid="02382392"/>
    </style:style>
    <style:style style:name="P651" style:family="paragraph" style:parent-style-name="Standard">
      <style:paragraph-properties fo:text-align="justify" style:justify-single-word="false"/>
      <style:text-properties officeooo:rsid="022d6144" officeooo:paragraph-rsid="02382392"/>
    </style:style>
    <style:style style:name="P652" style:family="paragraph" style:parent-style-name="Heading_20_1" style:master-page-name="Cos">
      <style:paragraph-properties fo:text-align="center" style:justify-single-word="false" style:page-number="auto"/>
    </style:style>
    <style:style style:name="P653" style:family="paragraph" style:parent-style-name="Heading_20_1">
      <style:paragraph-properties fo:break-before="page"/>
      <style:text-properties officeooo:rsid="002e6a31" officeooo:paragraph-rsid="002e6a31"/>
    </style:style>
    <style:style style:name="P654" style:family="paragraph" style:parent-style-name="Heading_20_2">
      <style:text-properties officeooo:rsid="00469a69" officeooo:paragraph-rsid="002e6a31"/>
    </style:style>
    <style:style style:name="P655" style:family="paragraph" style:parent-style-name="Heading_20_2">
      <style:text-properties officeooo:rsid="00469a69" officeooo:paragraph-rsid="00490514"/>
    </style:style>
    <style:style style:name="P656" style:family="paragraph" style:parent-style-name="Heading_20_2">
      <style:text-properties officeooo:rsid="00469a69" officeooo:paragraph-rsid="0051d571"/>
    </style:style>
    <style:style style:name="P657" style:family="paragraph" style:parent-style-name="Heading_20_2">
      <style:text-properties officeooo:rsid="00469a69" officeooo:paragraph-rsid="0053a1b3"/>
    </style:style>
    <style:style style:name="P658" style:family="paragraph" style:parent-style-name="Heading_20_2">
      <style:text-properties officeooo:rsid="00469a69" officeooo:paragraph-rsid="005fc6ef"/>
    </style:style>
    <style:style style:name="P659" style:family="paragraph" style:parent-style-name="Heading_20_2">
      <style:text-properties officeooo:rsid="00469a69" officeooo:paragraph-rsid="0067e248"/>
    </style:style>
    <style:style style:name="P660" style:family="paragraph" style:parent-style-name="Heading_20_2">
      <style:text-properties officeooo:rsid="00469a69" officeooo:paragraph-rsid="006cc756"/>
    </style:style>
    <style:style style:name="P661" style:family="paragraph" style:parent-style-name="Heading_20_2">
      <style:text-properties officeooo:rsid="00469a69" officeooo:paragraph-rsid="006ecd82"/>
    </style:style>
    <style:style style:name="P662" style:family="paragraph" style:parent-style-name="Heading_20_2">
      <style:text-properties officeooo:rsid="00469a69" officeooo:paragraph-rsid="0078fc16"/>
    </style:style>
    <style:style style:name="P663" style:family="paragraph" style:parent-style-name="Heading_20_2">
      <style:paragraph-properties fo:text-align="justify" style:justify-single-word="false"/>
      <style:text-properties officeooo:rsid="00469a69" officeooo:paragraph-rsid="007ddfe8"/>
    </style:style>
    <style:style style:name="P664" style:family="paragraph" style:parent-style-name="Heading_20_2">
      <style:paragraph-properties fo:text-align="justify" style:justify-single-word="false"/>
      <style:text-properties officeooo:rsid="00469a69" officeooo:paragraph-rsid="0083578d"/>
    </style:style>
    <style:style style:name="P665" style:family="paragraph" style:parent-style-name="Heading_20_2">
      <style:text-properties officeooo:rsid="00469a69" officeooo:paragraph-rsid="0108b8e9"/>
    </style:style>
    <style:style style:name="P666" style:family="paragraph" style:parent-style-name="Heading_20_2">
      <style:paragraph-properties fo:text-align="justify" style:justify-single-word="false"/>
      <style:text-properties officeooo:paragraph-rsid="0087d185"/>
    </style:style>
    <style:style style:name="P667" style:family="paragraph" style:parent-style-name="Heading_20_2">
      <style:paragraph-properties fo:text-align="justify" style:justify-single-word="false"/>
      <style:text-properties officeooo:paragraph-rsid="008c37e8"/>
    </style:style>
    <style:style style:name="P668" style:family="paragraph" style:parent-style-name="Heading_20_2">
      <style:paragraph-properties fo:text-align="justify" style:justify-single-word="false"/>
      <style:text-properties officeooo:paragraph-rsid="00964fe4"/>
    </style:style>
    <style:style style:name="P669" style:family="paragraph" style:parent-style-name="Heading_20_2">
      <style:paragraph-properties fo:text-align="justify" style:justify-single-word="false"/>
      <style:text-properties officeooo:paragraph-rsid="009e01e9"/>
    </style:style>
    <style:style style:name="P670" style:family="paragraph" style:parent-style-name="Heading_20_2">
      <style:paragraph-properties fo:text-align="justify" style:justify-single-word="false"/>
      <style:text-properties officeooo:paragraph-rsid="009fa0eb"/>
    </style:style>
    <style:style style:name="P671" style:family="paragraph" style:parent-style-name="Heading_20_2">
      <style:paragraph-properties fo:text-align="justify" style:justify-single-word="false"/>
      <style:text-properties officeooo:paragraph-rsid="00a18b49"/>
    </style:style>
    <style:style style:name="P672" style:family="paragraph" style:parent-style-name="Heading_20_2">
      <style:paragraph-properties fo:text-align="justify" style:justify-single-word="false"/>
      <style:text-properties officeooo:paragraph-rsid="00b1b7d9"/>
    </style:style>
    <style:style style:name="P673" style:family="paragraph" style:parent-style-name="Heading_20_2">
      <style:paragraph-properties fo:text-align="justify" style:justify-single-word="false"/>
      <style:text-properties officeooo:paragraph-rsid="00c0adb5"/>
    </style:style>
    <style:style style:name="P674" style:family="paragraph" style:parent-style-name="Heading_20_2">
      <style:paragraph-properties fo:text-align="justify" style:justify-single-word="false"/>
      <style:text-properties officeooo:paragraph-rsid="00cc1c4c"/>
    </style:style>
    <style:style style:name="P675" style:family="paragraph" style:parent-style-name="Heading_20_2">
      <style:paragraph-properties fo:text-align="justify" style:justify-single-word="false"/>
      <style:text-properties officeooo:paragraph-rsid="00d823ce"/>
    </style:style>
    <style:style style:name="P676" style:family="paragraph" style:parent-style-name="Heading_20_2">
      <style:paragraph-properties fo:text-align="justify" style:justify-single-word="false"/>
      <style:text-properties officeooo:paragraph-rsid="00d83d57"/>
    </style:style>
    <style:style style:name="P677" style:family="paragraph" style:parent-style-name="Heading_20_2">
      <style:paragraph-properties fo:text-align="justify" style:justify-single-word="false"/>
      <style:text-properties officeooo:paragraph-rsid="00f24af6"/>
    </style:style>
    <style:style style:name="P678" style:family="paragraph" style:parent-style-name="Heading_20_2">
      <style:paragraph-properties fo:text-align="justify" style:justify-single-word="false"/>
      <style:text-properties officeooo:paragraph-rsid="00f6c32b"/>
    </style:style>
    <style:style style:name="P679" style:family="paragraph" style:parent-style-name="Heading_20_2">
      <style:paragraph-properties fo:text-align="justify" style:justify-single-word="false"/>
      <style:text-properties officeooo:paragraph-rsid="011b3c62"/>
    </style:style>
    <style:style style:name="P680" style:family="paragraph" style:parent-style-name="Heading_20_2">
      <style:paragraph-properties fo:text-align="justify" style:justify-single-word="false"/>
      <style:text-properties officeooo:paragraph-rsid="011d3de9"/>
    </style:style>
    <style:style style:name="P681" style:family="paragraph" style:parent-style-name="Heading_20_2">
      <style:paragraph-properties fo:text-align="justify" style:justify-single-word="false"/>
      <style:text-properties officeooo:paragraph-rsid="0129def4"/>
    </style:style>
    <style:style style:name="P682" style:family="paragraph" style:parent-style-name="Heading_20_2">
      <style:paragraph-properties fo:text-align="justify" style:justify-single-word="false"/>
      <style:text-properties officeooo:paragraph-rsid="01355a2b"/>
    </style:style>
    <style:style style:name="P683" style:family="paragraph" style:parent-style-name="Heading_20_2">
      <style:paragraph-properties fo:text-align="justify" style:justify-single-word="false"/>
      <style:text-properties officeooo:paragraph-rsid="0139a139"/>
    </style:style>
    <style:style style:name="P684" style:family="paragraph" style:parent-style-name="Heading_20_2">
      <style:paragraph-properties fo:text-align="justify" style:justify-single-word="false"/>
      <style:text-properties officeooo:paragraph-rsid="013b0ce7"/>
    </style:style>
    <style:style style:name="P685" style:family="paragraph" style:parent-style-name="Heading_20_2">
      <style:paragraph-properties fo:text-align="justify" style:justify-single-word="false"/>
      <style:text-properties officeooo:paragraph-rsid="015b0446"/>
    </style:style>
    <style:style style:name="P686" style:family="paragraph" style:parent-style-name="Heading_20_2">
      <style:paragraph-properties fo:text-align="justify" style:justify-single-word="false"/>
      <style:text-properties officeooo:paragraph-rsid="015da402"/>
    </style:style>
    <style:style style:name="P687" style:family="paragraph" style:parent-style-name="Heading_20_2">
      <style:paragraph-properties fo:text-align="justify" style:justify-single-word="false"/>
      <style:text-properties officeooo:paragraph-rsid="01645a86"/>
    </style:style>
    <style:style style:name="P688" style:family="paragraph" style:parent-style-name="Heading_20_2">
      <style:paragraph-properties fo:text-align="justify" style:justify-single-word="false"/>
      <style:text-properties officeooo:paragraph-rsid="016656a5"/>
    </style:style>
    <style:style style:name="P689" style:family="paragraph" style:parent-style-name="Heading_20_2">
      <style:paragraph-properties fo:text-align="justify" style:justify-single-word="false"/>
      <style:text-properties officeooo:paragraph-rsid="0174bad4"/>
    </style:style>
    <style:style style:name="P690" style:family="paragraph" style:parent-style-name="Heading_20_2">
      <style:paragraph-properties fo:text-align="justify" style:justify-single-word="false"/>
      <style:text-properties officeooo:paragraph-rsid="017acb36"/>
    </style:style>
    <style:style style:name="P691" style:family="paragraph" style:parent-style-name="Heading_20_2">
      <style:paragraph-properties fo:text-align="justify" style:justify-single-word="false"/>
      <style:text-properties officeooo:paragraph-rsid="018f6cd1"/>
    </style:style>
    <style:style style:name="P692" style:family="paragraph" style:parent-style-name="Heading_20_2">
      <style:paragraph-properties fo:text-align="justify" style:justify-single-word="false"/>
      <style:text-properties officeooo:paragraph-rsid="01925ec7"/>
    </style:style>
    <style:style style:name="P693" style:family="paragraph" style:parent-style-name="Heading_20_2">
      <style:paragraph-properties fo:text-align="justify" style:justify-single-word="false"/>
      <style:text-properties officeooo:paragraph-rsid="01a67c7f"/>
    </style:style>
    <style:style style:name="P694" style:family="paragraph" style:parent-style-name="Heading_20_2">
      <style:paragraph-properties fo:text-align="justify" style:justify-single-word="false"/>
      <style:text-properties officeooo:paragraph-rsid="01be9b67"/>
    </style:style>
    <style:style style:name="P695" style:family="paragraph" style:parent-style-name="Heading_20_2">
      <style:paragraph-properties fo:text-align="justify" style:justify-single-word="false"/>
      <style:text-properties officeooo:paragraph-rsid="01d4f7bc"/>
    </style:style>
    <style:style style:name="P696" style:family="paragraph" style:parent-style-name="Heading_20_2">
      <style:paragraph-properties fo:text-align="justify" style:justify-single-word="false"/>
      <style:text-properties officeooo:paragraph-rsid="01d621aa"/>
    </style:style>
    <style:style style:name="P697" style:family="paragraph" style:parent-style-name="Heading_20_2">
      <style:paragraph-properties fo:text-align="justify" style:justify-single-word="false"/>
      <style:text-properties officeooo:paragraph-rsid="01da5e60"/>
    </style:style>
    <style:style style:name="P698" style:family="paragraph" style:parent-style-name="Heading_20_2">
      <style:paragraph-properties fo:text-align="justify" style:justify-single-word="false"/>
      <style:text-properties officeooo:paragraph-rsid="01e7b39b"/>
    </style:style>
    <style:style style:name="P699" style:family="paragraph" style:parent-style-name="Heading_20_2">
      <style:paragraph-properties fo:text-align="justify" style:justify-single-word="false"/>
      <style:text-properties officeooo:paragraph-rsid="01ef7408"/>
    </style:style>
    <style:style style:name="P700" style:family="paragraph" style:parent-style-name="Heading_20_2">
      <style:paragraph-properties fo:text-align="justify" style:justify-single-word="false"/>
      <style:text-properties officeooo:paragraph-rsid="01f53cb8"/>
    </style:style>
    <style:style style:name="P701" style:family="paragraph" style:parent-style-name="Heading_20_2">
      <style:paragraph-properties fo:text-align="justify" style:justify-single-word="false"/>
      <style:text-properties officeooo:paragraph-rsid="01f56faa"/>
    </style:style>
    <style:style style:name="P702" style:family="paragraph" style:parent-style-name="Heading_20_2">
      <style:paragraph-properties fo:text-align="justify" style:justify-single-word="false"/>
      <style:text-properties officeooo:paragraph-rsid="01f7fa93"/>
    </style:style>
    <style:style style:name="P703" style:family="paragraph" style:parent-style-name="Heading_20_2">
      <style:paragraph-properties fo:text-align="justify" style:justify-single-word="false"/>
      <style:text-properties officeooo:paragraph-rsid="01fa7e25"/>
    </style:style>
    <style:style style:name="P704" style:family="paragraph" style:parent-style-name="Heading_20_2">
      <style:paragraph-properties fo:text-align="justify" style:justify-single-word="false"/>
      <style:text-properties officeooo:paragraph-rsid="01fc9fc5"/>
    </style:style>
    <style:style style:name="P705" style:family="paragraph" style:parent-style-name="Heading_20_2">
      <style:paragraph-properties fo:text-align="justify" style:justify-single-word="false"/>
      <style:text-properties officeooo:paragraph-rsid="0202b455"/>
    </style:style>
    <style:style style:name="P706" style:family="paragraph" style:parent-style-name="Heading_20_2">
      <style:paragraph-properties fo:text-align="justify" style:justify-single-word="false"/>
      <style:text-properties officeooo:paragraph-rsid="0217ced0"/>
    </style:style>
    <style:style style:name="P707" style:family="paragraph" style:parent-style-name="Heading_20_2">
      <style:paragraph-properties fo:text-align="justify" style:justify-single-word="false"/>
      <style:text-properties officeooo:paragraph-rsid="021d0da1"/>
    </style:style>
    <style:style style:name="P708" style:family="paragraph" style:parent-style-name="Heading_20_2">
      <style:paragraph-properties fo:text-align="justify" style:justify-single-word="false"/>
      <style:text-properties officeooo:paragraph-rsid="022c42a5"/>
    </style:style>
    <style:style style:name="P709" style:family="paragraph" style:parent-style-name="Heading_20_2">
      <style:paragraph-properties fo:text-align="justify" style:justify-single-word="false"/>
      <style:text-properties officeooo:paragraph-rsid="02382392"/>
    </style:style>
    <style:style style:name="P710" style:family="paragraph" style:parent-style-name="Heading_20_2">
      <style:paragraph-properties fo:text-align="justify" style:justify-single-word="false" fo:break-before="page"/>
      <style:text-properties officeooo:paragraph-rsid="02382392"/>
    </style:style>
    <style:style style:name="P711" style:family="paragraph" style:parent-style-name="Heading_20_2">
      <style:text-properties officeooo:paragraph-rsid="010b0562"/>
    </style:style>
    <style:style style:name="P712" style:family="paragraph" style:parent-style-name="Standard" style:list-style-name="L1">
      <style:text-properties officeooo:paragraph-rsid="0042eb09"/>
    </style:style>
    <style:style style:name="P713" style:family="paragraph" style:parent-style-name="Standard" style:list-style-name="L1">
      <style:text-properties officeooo:paragraph-rsid="0051d571"/>
    </style:style>
    <style:style style:name="P714" style:family="paragraph" style:parent-style-name="Standard" style:list-style-name="L2">
      <style:text-properties officeooo:rsid="00272da6" officeooo:paragraph-rsid="00272da6"/>
    </style:style>
    <style:style style:name="P715" style:family="paragraph" style:parent-style-name="Standard" style:list-style-name="L6">
      <style:text-properties officeooo:rsid="00272da6" officeooo:paragraph-rsid="0051d571"/>
    </style:style>
    <style:style style:name="P716" style:family="paragraph" style:parent-style-name="Standard" style:list-style-name="L8">
      <style:text-properties officeooo:rsid="00272da6" officeooo:paragraph-rsid="0053a1b3"/>
    </style:style>
    <style:style style:name="P717" style:family="paragraph" style:parent-style-name="Standard" style:list-style-name="L10">
      <style:text-properties officeooo:rsid="00272da6" officeooo:paragraph-rsid="005fc6ef"/>
    </style:style>
    <style:style style:name="P718" style:family="paragraph" style:parent-style-name="Standard" style:list-style-name="L11">
      <style:paragraph-properties fo:text-align="justify" style:justify-single-word="false"/>
      <style:text-properties officeooo:rsid="00272da6" officeooo:paragraph-rsid="005fc6ef"/>
    </style:style>
    <style:style style:name="P719" style:family="paragraph" style:parent-style-name="Standard" style:list-style-name="L13">
      <style:paragraph-properties fo:text-align="justify" style:justify-single-word="false"/>
      <style:text-properties officeooo:rsid="00272da6" officeooo:paragraph-rsid="0067e248"/>
    </style:style>
    <style:style style:name="P720" style:family="paragraph" style:parent-style-name="Standard" style:list-style-name="L21">
      <style:paragraph-properties fo:text-align="justify" style:justify-single-word="false"/>
      <style:text-properties officeooo:rsid="00272da6" officeooo:paragraph-rsid="0078fc16"/>
    </style:style>
    <style:style style:name="P721" style:family="paragraph" style:parent-style-name="Standard" style:list-style-name="L3">
      <style:paragraph-properties fo:text-align="justify" style:justify-single-word="false"/>
      <style:text-properties officeooo:rsid="0042eb09" officeooo:paragraph-rsid="0042eb09"/>
    </style:style>
    <style:style style:name="P722" style:family="paragraph" style:parent-style-name="Standard" style:list-style-name="L7">
      <style:paragraph-properties fo:text-align="justify" style:justify-single-word="false"/>
      <style:text-properties officeooo:rsid="0042eb09" officeooo:paragraph-rsid="0051d571"/>
    </style:style>
    <style:style style:name="P723" style:family="paragraph" style:parent-style-name="Standard" style:list-style-name="L1">
      <style:text-properties officeooo:rsid="00490514" officeooo:paragraph-rsid="005003b0"/>
    </style:style>
    <style:style style:name="P724" style:family="paragraph" style:parent-style-name="Standard" style:list-style-name="L1">
      <style:text-properties officeooo:rsid="00490514" officeooo:paragraph-rsid="00490514"/>
    </style:style>
    <style:style style:name="P725" style:family="paragraph" style:parent-style-name="Standard" style:list-style-name="L4">
      <style:text-properties officeooo:rsid="004b4673" officeooo:paragraph-rsid="004b4673"/>
    </style:style>
    <style:style style:name="P726" style:family="paragraph" style:parent-style-name="Standard" style:list-style-name="L1">
      <style:text-properties officeooo:rsid="0103ba70" officeooo:paragraph-rsid="0053a1b3"/>
    </style:style>
    <style:style style:name="P727" style:family="paragraph" style:parent-style-name="Standard" style:list-style-name="L60">
      <style:text-properties officeooo:rsid="0103ba70" officeooo:paragraph-rsid="01109b75"/>
    </style:style>
    <style:style style:name="P728" style:family="paragraph" style:parent-style-name="Standard" style:list-style-name="L60">
      <style:text-properties officeooo:rsid="0103ba70" officeooo:paragraph-rsid="0111991b"/>
    </style:style>
    <style:style style:name="P729" style:family="paragraph" style:parent-style-name="Standard" style:list-style-name="L9">
      <style:paragraph-properties fo:text-align="justify" style:justify-single-word="false"/>
      <style:text-properties officeooo:rsid="00570fd3" officeooo:paragraph-rsid="00570fd3"/>
    </style:style>
    <style:style style:name="P730" style:family="paragraph" style:parent-style-name="Standard" style:list-style-name="L1">
      <style:text-properties officeooo:rsid="005fc6ef" officeooo:paragraph-rsid="007dfd8c"/>
    </style:style>
    <style:style style:name="P731" style:family="paragraph" style:parent-style-name="Standard" style:list-style-name="L1">
      <style:text-properties officeooo:rsid="005fc6ef" officeooo:paragraph-rsid="0067e248"/>
    </style:style>
    <style:style style:name="P732" style:family="paragraph" style:parent-style-name="Standard" style:list-style-name="L1">
      <style:text-properties officeooo:rsid="005fc6ef" officeooo:paragraph-rsid="0078fc16"/>
    </style:style>
    <style:style style:name="P733" style:family="paragraph" style:parent-style-name="Standard" style:list-style-name="L1">
      <style:text-properties officeooo:rsid="005fc6ef" officeooo:paragraph-rsid="0108b8e9"/>
    </style:style>
    <style:style style:name="P734" style:family="paragraph" style:parent-style-name="Standard" style:list-style-name="L14">
      <style:text-properties officeooo:rsid="005fc6ef" officeooo:paragraph-rsid="006cc756"/>
    </style:style>
    <style:style style:name="P735" style:family="paragraph" style:parent-style-name="Standard" style:list-style-name="L14">
      <style:text-properties officeooo:rsid="005fc6ef" officeooo:paragraph-rsid="00709e6b"/>
    </style:style>
    <style:style style:name="P736" style:family="paragraph" style:parent-style-name="Standard" style:list-style-name="L61">
      <style:text-properties officeooo:rsid="005fc6ef" officeooo:paragraph-rsid="0111991b"/>
    </style:style>
    <style:style style:name="P737" style:family="paragraph" style:parent-style-name="Standard" style:list-style-name="L61">
      <style:text-properties officeooo:rsid="005fc6ef" officeooo:paragraph-rsid="01147293"/>
    </style:style>
    <style:style style:name="P738" style:family="paragraph" style:parent-style-name="Standard" style:list-style-name="L1">
      <style:text-properties officeooo:rsid="00631401" officeooo:paragraph-rsid="007dfd8c"/>
    </style:style>
    <style:style style:name="P739" style:family="paragraph" style:parent-style-name="Standard" style:list-style-name="L12">
      <style:text-properties officeooo:rsid="00684807" officeooo:paragraph-rsid="00684807"/>
    </style:style>
    <style:style style:name="P740" style:family="paragraph" style:parent-style-name="Standard" style:list-style-name="L15">
      <style:text-properties officeooo:rsid="00684807" officeooo:paragraph-rsid="006cc756"/>
    </style:style>
    <style:style style:name="P741" style:family="paragraph" style:parent-style-name="Standard" style:list-style-name="L12">
      <style:text-properties officeooo:rsid="006ae1bd" officeooo:paragraph-rsid="006ae1bd"/>
    </style:style>
    <style:style style:name="P742" style:family="paragraph" style:parent-style-name="Standard" style:list-style-name="L16">
      <style:text-properties officeooo:rsid="006d183d" officeooo:paragraph-rsid="006d183d"/>
    </style:style>
    <style:style style:name="P743" style:family="paragraph" style:parent-style-name="Standard" style:list-style-name="L17">
      <style:paragraph-properties fo:text-align="justify" style:justify-single-word="false"/>
      <style:text-properties officeooo:rsid="006d183d" officeooo:paragraph-rsid="006d183d"/>
    </style:style>
    <style:style style:name="P744" style:family="paragraph" style:parent-style-name="Standard" style:list-style-name="L17">
      <style:paragraph-properties fo:text-align="justify" style:justify-single-word="false"/>
      <style:text-properties officeooo:rsid="006d183d" officeooo:paragraph-rsid="0204318b"/>
    </style:style>
    <style:style style:name="P745" style:family="paragraph" style:parent-style-name="Standard" style:list-style-name="L19">
      <style:paragraph-properties fo:text-align="justify" style:justify-single-word="false"/>
      <style:text-properties officeooo:rsid="006d183d" officeooo:paragraph-rsid="006ecd82"/>
    </style:style>
    <style:style style:name="P746" style:family="paragraph" style:parent-style-name="Standard" style:list-style-name="L43">
      <style:paragraph-properties fo:text-align="justify" style:justify-single-word="false"/>
      <style:text-properties officeooo:rsid="006d183d" officeooo:paragraph-rsid="00b556d5"/>
    </style:style>
    <style:style style:name="P747" style:family="paragraph" style:parent-style-name="Standard" style:list-style-name="L42">
      <style:paragraph-properties fo:text-align="justify" style:justify-single-word="false"/>
      <style:text-properties officeooo:rsid="006d183d" officeooo:paragraph-rsid="00d83d57"/>
    </style:style>
    <style:style style:name="P748" style:family="paragraph" style:parent-style-name="Standard" style:list-style-name="L57">
      <style:paragraph-properties fo:text-align="justify" style:justify-single-word="false"/>
      <style:text-properties officeooo:rsid="006d183d" officeooo:paragraph-rsid="00f6c32b"/>
    </style:style>
    <style:style style:name="P749" style:family="paragraph" style:parent-style-name="Standard" style:list-style-name="L18">
      <style:text-properties officeooo:rsid="00736b32" officeooo:paragraph-rsid="00736b32"/>
    </style:style>
    <style:style style:name="P750" style:family="paragraph" style:parent-style-name="Standard" style:list-style-name="L18">
      <style:text-properties officeooo:rsid="00736b32" officeooo:paragraph-rsid="007f9b52"/>
    </style:style>
    <style:style style:name="P751" style:family="paragraph" style:parent-style-name="Standard" style:list-style-name="L28">
      <style:text-properties officeooo:rsid="00736b32" officeooo:paragraph-rsid="008c37e8"/>
    </style:style>
    <style:style style:name="P752" style:family="paragraph" style:parent-style-name="Standard" style:list-style-name="L20">
      <style:text-properties officeooo:rsid="00799b55" officeooo:paragraph-rsid="00799b55"/>
    </style:style>
    <style:style style:name="P753" style:family="paragraph" style:parent-style-name="Standard" style:list-style-name="L20">
      <style:paragraph-properties fo:text-align="justify" style:justify-single-word="false"/>
      <style:text-properties officeooo:rsid="00799b55" officeooo:paragraph-rsid="007e7cc1"/>
    </style:style>
    <style:style style:name="P754" style:family="paragraph" style:parent-style-name="Standard" style:list-style-name="L23">
      <style:paragraph-properties fo:text-align="justify" style:justify-single-word="false"/>
      <style:text-properties officeooo:rsid="00799b55" officeooo:paragraph-rsid="00866800"/>
    </style:style>
    <style:style style:name="P755" style:family="paragraph" style:parent-style-name="Standard" style:list-style-name="L24">
      <style:paragraph-properties fo:text-align="justify" style:justify-single-word="false"/>
      <style:text-properties officeooo:rsid="00799b55" officeooo:paragraph-rsid="0083578d"/>
    </style:style>
    <style:style style:name="P756" style:family="paragraph" style:parent-style-name="Standard" style:list-style-name="L26">
      <style:paragraph-properties fo:text-align="justify" style:justify-single-word="false"/>
      <style:text-properties officeooo:rsid="00799b55" officeooo:paragraph-rsid="0087d185"/>
    </style:style>
    <style:style style:name="P757" style:family="paragraph" style:parent-style-name="Standard" style:list-style-name="L29">
      <style:paragraph-properties fo:text-align="justify" style:justify-single-word="false"/>
      <style:text-properties officeooo:rsid="00799b55" officeooo:paragraph-rsid="008c37e8"/>
    </style:style>
    <style:style style:name="P758" style:family="paragraph" style:parent-style-name="Standard" style:list-style-name="L31">
      <style:paragraph-properties fo:text-align="justify" style:justify-single-word="false"/>
      <style:text-properties officeooo:rsid="00799b55" officeooo:paragraph-rsid="00964fe4"/>
    </style:style>
    <style:style style:name="P759" style:family="paragraph" style:parent-style-name="Standard" style:list-style-name="L33">
      <style:paragraph-properties fo:text-align="justify" style:justify-single-word="false"/>
      <style:text-properties officeooo:rsid="00799b55" officeooo:paragraph-rsid="009e01e9"/>
    </style:style>
    <style:style style:name="P760" style:family="paragraph" style:parent-style-name="Standard" style:list-style-name="L35">
      <style:paragraph-properties fo:text-align="justify" style:justify-single-word="false"/>
      <style:text-properties officeooo:rsid="00799b55" officeooo:paragraph-rsid="009fa0eb"/>
    </style:style>
    <style:style style:name="P761" style:family="paragraph" style:parent-style-name="Standard" style:list-style-name="L38">
      <style:paragraph-properties fo:text-align="justify" style:justify-single-word="false"/>
      <style:text-properties officeooo:rsid="00799b55" officeooo:paragraph-rsid="00a18b49"/>
    </style:style>
    <style:style style:name="P762" style:family="paragraph" style:parent-style-name="Standard" style:list-style-name="L43">
      <style:paragraph-properties fo:text-align="justify" style:justify-single-word="false"/>
      <style:text-properties officeooo:rsid="00799b55" officeooo:paragraph-rsid="00b1b7d9"/>
    </style:style>
    <style:style style:name="P763" style:family="paragraph" style:parent-style-name="Standard" style:list-style-name="L58">
      <style:text-properties officeooo:rsid="00799b55" officeooo:paragraph-rsid="0108b8e9"/>
    </style:style>
    <style:style style:name="P764" style:family="paragraph" style:parent-style-name="Standard" style:list-style-name="L62">
      <style:text-properties officeooo:rsid="00799b55" officeooo:paragraph-rsid="010b0562"/>
    </style:style>
    <style:style style:name="P765" style:family="paragraph" style:parent-style-name="Standard" style:list-style-name="L62">
      <style:text-properties officeooo:rsid="00799b55" officeooo:paragraph-rsid="019a1d62"/>
    </style:style>
    <style:style style:name="P766" style:family="paragraph" style:parent-style-name="Standard" style:list-style-name="L105">
      <style:text-properties officeooo:rsid="00799b55" officeooo:paragraph-rsid="01ac266c"/>
    </style:style>
    <style:style style:name="P767" style:family="paragraph" style:parent-style-name="Standard" style:list-style-name="L108">
      <style:text-properties officeooo:rsid="00799b55" officeooo:paragraph-rsid="01be9b67"/>
    </style:style>
    <style:style style:name="P768" style:family="paragraph" style:parent-style-name="Standard" style:list-style-name="L108">
      <style:text-properties officeooo:rsid="00799b55" officeooo:paragraph-rsid="01df0fa9"/>
    </style:style>
    <style:style style:name="P769" style:family="paragraph" style:parent-style-name="Standard" style:list-style-name="L116">
      <style:text-properties officeooo:rsid="00799b55" officeooo:paragraph-rsid="01e7b39b"/>
    </style:style>
    <style:style style:name="P770" style:family="paragraph" style:parent-style-name="Standard" style:list-style-name="L116">
      <style:text-properties officeooo:rsid="00799b55" officeooo:paragraph-rsid="02060953"/>
    </style:style>
    <style:style style:name="P771" style:family="paragraph" style:parent-style-name="Standard" style:list-style-name="L116">
      <style:text-properties officeooo:rsid="00799b55" officeooo:paragraph-rsid="021b824d"/>
    </style:style>
    <style:style style:name="P772" style:family="paragraph" style:parent-style-name="Standard" style:list-style-name="L141">
      <style:text-properties officeooo:rsid="00799b55" officeooo:paragraph-rsid="021d0da1"/>
    </style:style>
    <style:style style:name="P773" style:family="paragraph" style:parent-style-name="Standard" style:list-style-name="L144">
      <style:text-properties officeooo:rsid="00799b55" officeooo:paragraph-rsid="022c42a5"/>
    </style:style>
    <style:style style:name="P774" style:family="paragraph" style:parent-style-name="Standard" style:list-style-name="L151">
      <style:text-properties officeooo:rsid="00799b55" officeooo:paragraph-rsid="022c42a5"/>
    </style:style>
    <style:style style:name="P775" style:family="paragraph" style:parent-style-name="Standard" style:list-style-name="L22">
      <style:paragraph-properties fo:text-align="justify" style:justify-single-word="false"/>
      <style:text-properties officeooo:rsid="007ddfe8" officeooo:paragraph-rsid="007ddfe8"/>
    </style:style>
    <style:style style:name="P776" style:family="paragraph" style:parent-style-name="Standard" style:list-style-name="L22">
      <style:paragraph-properties fo:text-align="justify" style:justify-single-word="false"/>
      <style:text-properties officeooo:rsid="007ddfe8" officeooo:paragraph-rsid="007e7cc1"/>
    </style:style>
    <style:style style:name="P777" style:family="paragraph" style:parent-style-name="Standard" style:list-style-name="L22">
      <style:paragraph-properties fo:text-align="justify" style:justify-single-word="false"/>
      <style:text-properties officeooo:rsid="007ddfe8" officeooo:paragraph-rsid="00847eb0"/>
    </style:style>
    <style:style style:name="P778" style:family="paragraph" style:parent-style-name="Standard" style:list-style-name="L22">
      <style:paragraph-properties fo:text-align="justify" style:justify-single-word="false"/>
      <style:text-properties officeooo:rsid="007ddfe8" officeooo:paragraph-rsid="0088989a"/>
    </style:style>
    <style:style style:name="P779" style:family="paragraph" style:parent-style-name="Standard" style:list-style-name="L22">
      <style:paragraph-properties fo:text-align="justify" style:justify-single-word="false"/>
      <style:text-properties officeooo:rsid="007ddfe8" officeooo:paragraph-rsid="008c37e8"/>
    </style:style>
    <style:style style:name="P780" style:family="paragraph" style:parent-style-name="Standard" style:list-style-name="L22">
      <style:paragraph-properties fo:text-align="justify" style:justify-single-word="false"/>
      <style:text-properties officeooo:rsid="007ddfe8" officeooo:paragraph-rsid="008f574f"/>
    </style:style>
    <style:style style:name="P781" style:family="paragraph" style:parent-style-name="Standard" style:list-style-name="L22">
      <style:paragraph-properties fo:text-align="justify" style:justify-single-word="false"/>
      <style:text-properties officeooo:rsid="007ddfe8" officeooo:paragraph-rsid="009246f4"/>
    </style:style>
    <style:style style:name="P782" style:family="paragraph" style:parent-style-name="Standard" style:list-style-name="L22">
      <style:paragraph-properties fo:text-align="justify" style:justify-single-word="false"/>
      <style:text-properties officeooo:rsid="007ddfe8" officeooo:paragraph-rsid="0093ceaf"/>
    </style:style>
    <style:style style:name="P783" style:family="paragraph" style:parent-style-name="Standard" style:list-style-name="L22">
      <style:paragraph-properties fo:text-align="justify" style:justify-single-word="false"/>
      <style:text-properties officeooo:rsid="007ddfe8" officeooo:paragraph-rsid="009a3c41"/>
    </style:style>
    <style:style style:name="P784" style:family="paragraph" style:parent-style-name="Standard" style:list-style-name="L22">
      <style:paragraph-properties fo:text-align="justify" style:justify-single-word="false"/>
      <style:text-properties officeooo:rsid="007ddfe8" officeooo:paragraph-rsid="009d0b72"/>
    </style:style>
    <style:style style:name="P785" style:family="paragraph" style:parent-style-name="Standard" style:list-style-name="L22">
      <style:paragraph-properties fo:text-align="justify" style:justify-single-word="false"/>
      <style:text-properties officeooo:rsid="007ddfe8" officeooo:paragraph-rsid="009e01e9"/>
    </style:style>
    <style:style style:name="P786" style:family="paragraph" style:parent-style-name="Standard" style:list-style-name="L22">
      <style:paragraph-properties fo:text-align="justify" style:justify-single-word="false"/>
      <style:text-properties officeooo:rsid="007ddfe8" officeooo:paragraph-rsid="009fa0eb"/>
    </style:style>
    <style:style style:name="P787" style:family="paragraph" style:parent-style-name="Standard" style:list-style-name="L22">
      <style:paragraph-properties fo:text-align="justify" style:justify-single-word="false"/>
      <style:text-properties officeooo:rsid="007ddfe8" officeooo:paragraph-rsid="00a257b5"/>
    </style:style>
    <style:style style:name="P788" style:family="paragraph" style:parent-style-name="Standard" style:list-style-name="L22">
      <style:paragraph-properties fo:text-align="justify" style:justify-single-word="false"/>
      <style:text-properties officeooo:rsid="007ddfe8" officeooo:paragraph-rsid="00a4587a"/>
    </style:style>
    <style:style style:name="P789" style:family="paragraph" style:parent-style-name="Standard" style:list-style-name="L22">
      <style:paragraph-properties fo:text-align="justify" style:justify-single-word="false"/>
      <style:text-properties officeooo:rsid="007ddfe8" officeooo:paragraph-rsid="00aa1124"/>
    </style:style>
    <style:style style:name="P790" style:family="paragraph" style:parent-style-name="Standard" style:list-style-name="L22">
      <style:paragraph-properties fo:text-align="justify" style:justify-single-word="false"/>
      <style:text-properties officeooo:rsid="007ddfe8" officeooo:paragraph-rsid="00d823ce"/>
    </style:style>
    <style:style style:name="P791" style:family="paragraph" style:parent-style-name="Standard" style:list-style-name="L39">
      <style:paragraph-properties fo:text-align="justify" style:justify-single-word="false"/>
      <style:text-properties officeooo:rsid="007ddfe8" officeooo:paragraph-rsid="00b1b7d9"/>
    </style:style>
    <style:style style:name="P792" style:family="paragraph" style:parent-style-name="Standard" style:list-style-name="L45">
      <style:paragraph-properties fo:text-align="justify" style:justify-single-word="false"/>
      <style:text-properties officeooo:rsid="007ddfe8" officeooo:paragraph-rsid="00d3a383"/>
    </style:style>
    <style:style style:name="P793" style:family="paragraph" style:parent-style-name="Standard" style:list-style-name="L64">
      <style:paragraph-properties fo:text-align="justify" style:justify-single-word="false"/>
      <style:text-properties officeooo:rsid="007ddfe8" officeooo:paragraph-rsid="01355a2b"/>
    </style:style>
    <style:style style:name="P794" style:family="paragraph" style:parent-style-name="Standard" style:list-style-name="L64">
      <style:paragraph-properties fo:text-align="justify" style:justify-single-word="false"/>
      <style:text-properties officeooo:rsid="007ddfe8" officeooo:paragraph-rsid="0139a139"/>
    </style:style>
    <style:style style:name="P795" style:family="paragraph" style:parent-style-name="Standard" style:list-style-name="L64">
      <style:paragraph-properties fo:text-align="justify" style:justify-single-word="false"/>
      <style:text-properties officeooo:rsid="007ddfe8" officeooo:paragraph-rsid="013c628d"/>
    </style:style>
    <style:style style:name="P796" style:family="paragraph" style:parent-style-name="Standard" style:list-style-name="L80">
      <style:paragraph-properties fo:text-align="justify" style:justify-single-word="false"/>
      <style:text-properties officeooo:rsid="007ddfe8" officeooo:paragraph-rsid="015b0446"/>
    </style:style>
    <style:style style:name="P797" style:family="paragraph" style:parent-style-name="Standard" style:list-style-name="L25">
      <style:text-properties officeooo:paragraph-rsid="0087d185"/>
    </style:style>
    <style:style style:name="P798" style:family="paragraph" style:parent-style-name="Standard" style:list-style-name="L27">
      <style:paragraph-properties fo:text-align="justify" style:justify-single-word="false"/>
      <style:text-properties officeooo:rsid="008afe7f" officeooo:paragraph-rsid="008afe7f"/>
    </style:style>
    <style:style style:name="P799" style:family="paragraph" style:parent-style-name="Standard" style:list-style-name="L27">
      <style:paragraph-properties fo:text-align="justify" style:justify-single-word="false"/>
      <style:text-properties officeooo:rsid="008afe7f" officeooo:paragraph-rsid="020c7467"/>
    </style:style>
    <style:style style:name="P800" style:family="paragraph" style:parent-style-name="Standard" style:list-style-name="L139">
      <style:paragraph-properties fo:text-align="justify" style:justify-single-word="false"/>
      <style:text-properties officeooo:rsid="008afe7f" officeooo:paragraph-rsid="0217ced0"/>
    </style:style>
    <style:style style:name="P801" style:family="paragraph" style:parent-style-name="Standard" style:list-style-name="L146">
      <style:paragraph-properties fo:text-align="justify" style:justify-single-word="false"/>
      <style:text-properties officeooo:rsid="008afe7f" officeooo:paragraph-rsid="022c42a5"/>
    </style:style>
    <style:style style:name="P802" style:family="paragraph" style:parent-style-name="Standard" style:list-style-name="L27">
      <style:paragraph-properties fo:text-align="justify" style:justify-single-word="false"/>
      <style:text-properties fo:font-style="normal" officeooo:rsid="008afe7f" officeooo:paragraph-rsid="008afe7f" style:font-style-asian="normal" style:font-style-complex="normal"/>
    </style:style>
    <style:style style:name="P803" style:family="paragraph" style:parent-style-name="Standard" style:list-style-name="L27">
      <style:paragraph-properties fo:text-align="justify" style:justify-single-word="false"/>
      <style:text-properties fo:font-style="normal" officeooo:rsid="008afe7f" officeooo:paragraph-rsid="020c7467" style:font-style-asian="normal" style:font-style-complex="normal"/>
    </style:style>
    <style:style style:name="P804" style:family="paragraph" style:parent-style-name="Standard" style:list-style-name="L139">
      <style:paragraph-properties fo:text-align="justify" style:justify-single-word="false"/>
      <style:text-properties fo:font-style="normal" officeooo:rsid="008afe7f" officeooo:paragraph-rsid="0217ced0" style:font-style-asian="normal" style:font-style-complex="normal"/>
    </style:style>
    <style:style style:name="P805" style:family="paragraph" style:parent-style-name="Standard" style:list-style-name="L146">
      <style:paragraph-properties fo:text-align="justify" style:justify-single-word="false"/>
      <style:text-properties fo:font-style="normal" officeooo:rsid="008afe7f" officeooo:paragraph-rsid="022c42a5" style:font-style-asian="normal" style:font-style-complex="normal"/>
    </style:style>
    <style:style style:name="P806" style:family="paragraph" style:parent-style-name="Standard" style:list-style-name="L48">
      <style:paragraph-properties fo:text-align="justify" style:justify-single-word="false"/>
      <style:text-properties fo:font-style="normal" officeooo:rsid="00c41848" officeooo:paragraph-rsid="00d3a383" style:font-style-asian="normal" style:font-style-complex="normal"/>
    </style:style>
    <style:style style:name="P807" style:family="paragraph" style:parent-style-name="Standard" style:list-style-name="L50">
      <style:paragraph-properties fo:text-align="justify" style:justify-single-word="false"/>
      <style:text-properties fo:font-style="normal" officeooo:rsid="00c41848" officeooo:paragraph-rsid="00cc7e95" style:font-style-asian="normal" style:font-style-complex="normal"/>
    </style:style>
    <style:style style:name="P808" style:family="paragraph" style:parent-style-name="Standard" style:list-style-name="L49">
      <style:paragraph-properties fo:text-align="justify" style:justify-single-word="false"/>
      <style:text-properties fo:font-style="normal" officeooo:rsid="007ddfe8" officeooo:paragraph-rsid="00cc1c4c" style:font-style-asian="normal" style:font-style-complex="normal"/>
    </style:style>
    <style:style style:name="P809" style:family="paragraph" style:parent-style-name="Standard" style:list-style-name="L49">
      <style:paragraph-properties fo:text-align="justify" style:justify-single-word="false"/>
      <style:text-properties fo:font-style="normal" officeooo:rsid="007ddfe8" officeooo:paragraph-rsid="00d7a81d" style:font-style-asian="normal" style:font-style-complex="normal"/>
    </style:style>
    <style:style style:name="P810" style:family="paragraph" style:parent-style-name="Standard" style:list-style-name="L53">
      <style:paragraph-properties fo:text-align="justify" style:justify-single-word="false"/>
      <style:text-properties fo:font-style="normal" officeooo:rsid="007ddfe8" officeooo:paragraph-rsid="00d83d57" style:font-style-asian="normal" style:font-style-complex="normal"/>
    </style:style>
    <style:style style:name="P811" style:family="paragraph" style:parent-style-name="Standard" style:list-style-name="L52">
      <style:paragraph-properties fo:text-align="justify" style:justify-single-word="false"/>
      <style:text-properties fo:font-style="normal" officeooo:rsid="00799b55" officeooo:paragraph-rsid="00d823ce" style:font-style-asian="normal" style:font-style-complex="normal"/>
    </style:style>
    <style:style style:name="P812" style:family="paragraph" style:parent-style-name="Standard" style:list-style-name="L66">
      <style:paragraph-properties fo:text-align="justify" style:justify-single-word="false"/>
      <style:text-properties fo:font-style="normal" officeooo:rsid="0113c6d3" officeooo:paragraph-rsid="011b3c62" style:font-style-asian="normal" style:font-style-complex="normal"/>
    </style:style>
    <style:style style:name="P813" style:family="paragraph" style:parent-style-name="Standard" style:list-style-name="L69">
      <style:paragraph-properties fo:text-align="justify" style:justify-single-word="false"/>
      <style:text-properties fo:font-style="normal" officeooo:rsid="0113c6d3" officeooo:paragraph-rsid="0123cfd2" style:font-style-asian="normal" style:font-style-complex="normal"/>
    </style:style>
    <style:style style:name="P814" style:family="paragraph" style:parent-style-name="Standard" style:list-style-name="L72">
      <style:paragraph-properties fo:text-align="justify" style:justify-single-word="false"/>
      <style:text-properties fo:font-style="normal" officeooo:rsid="0113c6d3" officeooo:paragraph-rsid="012b4856" style:font-style-asian="normal" style:font-style-complex="normal"/>
    </style:style>
    <style:style style:name="P815" style:family="paragraph" style:parent-style-name="Standard" style:list-style-name="L70">
      <style:paragraph-properties fo:text-align="justify" style:justify-single-word="false"/>
      <style:text-properties fo:font-style="normal" officeooo:rsid="0126e3d0" officeooo:paragraph-rsid="0126e3d0" style:font-style-asian="normal" style:font-style-complex="normal"/>
    </style:style>
    <style:style style:name="P816" style:family="paragraph" style:parent-style-name="Standard" style:list-style-name="L74">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817" style:family="paragraph" style:parent-style-name="Standard" style:list-style-name="L76">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818" style:family="paragraph" style:parent-style-name="Standard" style:list-style-name="L79">
      <style:paragraph-properties fo:text-align="justify" style:justify-single-word="false"/>
      <style:text-properties fo:font-style="normal" fo:font-weight="normal" officeooo:rsid="014340fe" officeooo:paragraph-rsid="014340fe" style:font-style-asian="normal" style:font-weight-asian="normal" style:font-style-complex="normal" style:font-weight-complex="normal"/>
    </style:style>
    <style:style style:name="P819" style:family="paragraph" style:parent-style-name="Standard" style:list-style-name="L85">
      <style:paragraph-properties fo:text-align="justify" style:justify-single-word="false"/>
      <style:text-properties fo:font-style="normal" fo:font-weight="normal" officeooo:rsid="014340fe" officeooo:paragraph-rsid="015da402" style:font-style-asian="normal" style:font-weight-asian="normal" style:font-style-complex="normal" style:font-weight-complex="normal"/>
    </style:style>
    <style:style style:name="P820" style:family="paragraph" style:parent-style-name="Standard" style:list-style-name="L88">
      <style:paragraph-properties fo:text-align="justify" style:justify-single-word="false"/>
      <style:text-properties fo:font-style="normal" fo:font-weight="normal" officeooo:rsid="014340fe" officeooo:paragraph-rsid="01645a86" style:font-style-asian="normal" style:font-weight-asian="normal" style:font-style-complex="normal" style:font-weight-complex="normal"/>
    </style:style>
    <style:style style:name="P821" style:family="paragraph" style:parent-style-name="Standard" style:list-style-name="L99">
      <style:paragraph-properties fo:text-align="justify" style:justify-single-word="false"/>
      <style:text-properties fo:font-style="normal" fo:font-weight="normal" officeooo:rsid="014340fe" officeooo:paragraph-rsid="018f6cd1" style:font-style-asian="normal" style:font-weight-asian="normal" style:font-style-complex="normal" style:font-weight-complex="normal"/>
    </style:style>
    <style:style style:name="P822" style:family="paragraph" style:parent-style-name="Standard" style:list-style-name="L79">
      <style:paragraph-properties fo:text-align="justify" style:justify-single-word="false"/>
      <style:text-properties fo:font-style="normal" fo:font-weight="normal" officeooo:rsid="014b74a5" officeooo:paragraph-rsid="014b74a5" style:font-style-asian="normal" style:font-weight-asian="normal" style:font-style-complex="normal" style:font-weight-complex="normal"/>
    </style:style>
    <style:style style:name="P823" style:family="paragraph" style:parent-style-name="Standard" style:list-style-name="L82">
      <style:paragraph-properties fo:text-align="justify" style:justify-single-word="false"/>
      <style:text-properties fo:font-style="normal" fo:font-weight="normal" officeooo:rsid="01585c3e" officeooo:paragraph-rsid="015b0446" style:font-style-asian="normal" style:font-weight-asian="normal" style:font-style-complex="normal" style:font-weight-complex="normal"/>
    </style:style>
    <style:style style:name="P824" style:family="paragraph" style:parent-style-name="Standard" style:list-style-name="L96">
      <style:paragraph-properties fo:text-align="justify" style:justify-single-word="false"/>
      <style:text-properties fo:font-style="normal" fo:font-weight="normal" officeooo:rsid="01875ea4" officeooo:paragraph-rsid="01875ea4" style:font-style-asian="normal" style:font-weight-asian="normal" style:font-style-complex="normal" style:font-weight-complex="normal"/>
    </style:style>
    <style:style style:name="P825" style:family="paragraph" style:parent-style-name="Standard" style:list-style-name="L28">
      <style:paragraph-properties fo:text-align="start" style:justify-single-word="false"/>
      <style:text-properties officeooo:paragraph-rsid="008c37e8"/>
    </style:style>
    <style:style style:name="P826" style:family="paragraph" style:parent-style-name="Standard" style:list-style-name="L28">
      <style:paragraph-properties fo:text-align="start" style:justify-single-word="false"/>
      <style:text-properties officeooo:paragraph-rsid="00a621ab"/>
    </style:style>
    <style:style style:name="P827" style:family="paragraph" style:parent-style-name="Standard" style:list-style-name="L41">
      <style:paragraph-properties fo:text-align="start" style:justify-single-word="false"/>
      <style:text-properties officeooo:paragraph-rsid="00b1b7d9"/>
    </style:style>
    <style:style style:name="P828" style:family="paragraph" style:parent-style-name="Standard" style:list-style-name="L47">
      <style:paragraph-properties fo:text-align="start" style:justify-single-word="false"/>
      <style:text-properties officeooo:paragraph-rsid="00d3a383"/>
    </style:style>
    <style:style style:name="P829" style:family="paragraph" style:parent-style-name="Standard" style:list-style-name="L56">
      <style:paragraph-properties fo:text-align="start" style:justify-single-word="false"/>
      <style:text-properties officeooo:paragraph-rsid="00f2f124"/>
    </style:style>
    <style:style style:name="P830" style:family="paragraph" style:parent-style-name="Standard" style:list-style-name="L56">
      <style:paragraph-properties fo:text-align="start" style:justify-single-word="false"/>
      <style:text-properties officeooo:paragraph-rsid="00f7637d"/>
    </style:style>
    <style:style style:name="P831" style:family="paragraph" style:parent-style-name="Standard" style:list-style-name="L77">
      <style:paragraph-properties fo:text-align="start" style:justify-single-word="false"/>
      <style:text-properties officeooo:paragraph-rsid="015b0446"/>
    </style:style>
    <style:style style:name="P832" style:family="paragraph" style:parent-style-name="Standard" style:list-style-name="L77">
      <style:paragraph-properties fo:text-align="start" style:justify-single-word="false"/>
      <style:text-properties officeooo:paragraph-rsid="015da402"/>
    </style:style>
    <style:style style:name="P833" style:family="paragraph" style:parent-style-name="Standard" style:list-style-name="L83">
      <style:paragraph-properties fo:text-align="start" style:justify-single-word="false"/>
      <style:text-properties officeooo:paragraph-rsid="015da402"/>
    </style:style>
    <style:style style:name="P834" style:family="paragraph" style:parent-style-name="Standard" style:list-style-name="L86">
      <style:paragraph-properties fo:text-align="start" style:justify-single-word="false"/>
      <style:text-properties officeooo:paragraph-rsid="01645a86"/>
    </style:style>
    <style:style style:name="P835" style:family="paragraph" style:parent-style-name="Standard" style:list-style-name="L89">
      <style:paragraph-properties fo:text-align="start" style:justify-single-word="false"/>
      <style:text-properties officeooo:paragraph-rsid="016656a5"/>
    </style:style>
    <style:style style:name="P836" style:family="paragraph" style:parent-style-name="Standard" style:list-style-name="L91">
      <style:paragraph-properties fo:text-align="start" style:justify-single-word="false"/>
      <style:text-properties officeooo:paragraph-rsid="0174bad4"/>
    </style:style>
    <style:style style:name="P837" style:family="paragraph" style:parent-style-name="Standard" style:list-style-name="L94">
      <style:paragraph-properties fo:text-align="start" style:justify-single-word="false"/>
      <style:text-properties officeooo:paragraph-rsid="017c571b"/>
    </style:style>
    <style:style style:name="P838" style:family="paragraph" style:parent-style-name="Standard" style:list-style-name="L94">
      <style:paragraph-properties fo:text-align="start" style:justify-single-word="false"/>
      <style:text-properties officeooo:paragraph-rsid="017c2425"/>
    </style:style>
    <style:style style:name="P839" style:family="paragraph" style:parent-style-name="Standard" style:list-style-name="L94">
      <style:paragraph-properties fo:text-align="start" style:justify-single-word="false"/>
      <style:text-properties officeooo:paragraph-rsid="017ca942"/>
    </style:style>
    <style:style style:name="P840" style:family="paragraph" style:parent-style-name="Standard">
      <style:paragraph-properties fo:margin-left="0cm" fo:margin-right="0cm" fo:text-align="start" style:justify-single-word="false" fo:text-indent="0cm" style:auto-text-indent="false"/>
    </style:style>
    <style:style style:name="P841" style:family="paragraph" style:parent-style-name="Standard">
      <style:paragraph-properties fo:margin-left="0cm" fo:margin-right="0cm" fo:text-align="start" style:justify-single-word="false" fo:text-indent="0cm" style:auto-text-indent="false"/>
    </style:style>
    <style:style style:name="P842" style:family="paragraph" style:parent-style-name="Standard" style:list-style-name="L30">
      <style:text-properties officeooo:rsid="00964fe4" officeooo:paragraph-rsid="00964fe4"/>
    </style:style>
    <style:style style:name="P843" style:family="paragraph" style:parent-style-name="Standard" style:list-style-name="L32">
      <style:text-properties officeooo:rsid="00964fe4" officeooo:paragraph-rsid="009e01e9"/>
    </style:style>
    <style:style style:name="P844" style:family="paragraph" style:parent-style-name="Standard" style:list-style-name="L34">
      <style:text-properties officeooo:rsid="00964fe4" officeooo:paragraph-rsid="009fa0eb"/>
    </style:style>
    <style:style style:name="P845" style:family="paragraph" style:parent-style-name="Standard" style:list-style-name="L37">
      <style:text-properties officeooo:rsid="00964fe4" officeooo:paragraph-rsid="00a621ab"/>
    </style:style>
    <style:style style:name="P846" style:family="paragraph" style:parent-style-name="Standard" style:list-style-name="L40">
      <style:text-properties officeooo:rsid="00964fe4" officeooo:paragraph-rsid="00b1b7d9"/>
    </style:style>
    <style:style style:name="P847" style:family="paragraph" style:parent-style-name="Standard" style:list-style-name="L46">
      <style:text-properties officeooo:rsid="00964fe4" officeooo:paragraph-rsid="00d3a383"/>
    </style:style>
    <style:style style:name="P848" style:family="paragraph" style:parent-style-name="Standard" style:list-style-name="L51">
      <style:text-properties officeooo:rsid="00964fe4" officeooo:paragraph-rsid="00d823ce"/>
    </style:style>
    <style:style style:name="P849" style:family="paragraph" style:parent-style-name="Standard" style:list-style-name="L54">
      <style:text-properties officeooo:rsid="00964fe4" officeooo:paragraph-rsid="00d83d57"/>
    </style:style>
    <style:style style:name="P850" style:family="paragraph" style:parent-style-name="Standard" style:list-style-name="L65">
      <style:text-properties officeooo:rsid="00964fe4" officeooo:paragraph-rsid="011b3c62"/>
    </style:style>
    <style:style style:name="P851" style:family="paragraph" style:parent-style-name="Standard" style:list-style-name="L73">
      <style:text-properties officeooo:rsid="00964fe4" officeooo:paragraph-rsid="01355a2b"/>
    </style:style>
    <style:style style:name="P852" style:family="paragraph" style:parent-style-name="Standard" style:list-style-name="L75">
      <style:text-properties officeooo:rsid="00964fe4" officeooo:paragraph-rsid="0139a139"/>
    </style:style>
    <style:style style:name="P853" style:family="paragraph" style:parent-style-name="Standard" style:list-style-name="L78">
      <style:text-properties officeooo:rsid="00964fe4" officeooo:paragraph-rsid="013b0ce7"/>
    </style:style>
    <style:style style:name="P854" style:family="paragraph" style:parent-style-name="Standard" style:list-style-name="L81">
      <style:text-properties officeooo:rsid="00964fe4" officeooo:paragraph-rsid="015b0446"/>
    </style:style>
    <style:style style:name="P855" style:family="paragraph" style:parent-style-name="Standard" style:list-style-name="L81">
      <style:text-properties officeooo:rsid="00964fe4" officeooo:paragraph-rsid="017010d7"/>
    </style:style>
    <style:style style:name="P856" style:family="paragraph" style:parent-style-name="Standard" style:list-style-name="L92">
      <style:text-properties officeooo:rsid="00964fe4" officeooo:paragraph-rsid="0174bad4"/>
    </style:style>
    <style:style style:name="P857" style:family="paragraph" style:parent-style-name="Standard" style:list-style-name="L95">
      <style:text-properties officeooo:rsid="00964fe4" officeooo:paragraph-rsid="017acb36"/>
    </style:style>
    <style:style style:name="P858" style:family="paragraph" style:parent-style-name="Standard" style:list-style-name="L30">
      <style:text-properties officeooo:rsid="009bafdc" officeooo:paragraph-rsid="009bafdc"/>
    </style:style>
    <style:style style:name="P859" style:family="paragraph" style:parent-style-name="Standard" style:list-style-name="L30">
      <style:text-properties officeooo:rsid="009d0b72" officeooo:paragraph-rsid="009d0b72"/>
    </style:style>
    <style:style style:name="P860" style:family="paragraph" style:parent-style-name="Standard" style:list-style-name="L31">
      <style:paragraph-properties fo:text-align="justify" style:justify-single-word="false"/>
      <style:text-properties officeooo:paragraph-rsid="00964fe4"/>
    </style:style>
    <style:style style:name="P861" style:family="paragraph" style:parent-style-name="Standard" style:list-style-name="L31">
      <style:paragraph-properties fo:text-align="justify" style:justify-single-word="false"/>
      <style:text-properties officeooo:paragraph-rsid="00a6388c"/>
    </style:style>
    <style:style style:name="P862" style:family="paragraph" style:parent-style-name="Standard" style:list-style-name="L31">
      <style:paragraph-properties fo:text-align="justify" style:justify-single-word="false"/>
      <style:text-properties officeooo:paragraph-rsid="010e0880"/>
    </style:style>
    <style:style style:name="P863" style:family="paragraph" style:parent-style-name="Standard" style:list-style-name="L36">
      <style:paragraph-properties fo:text-align="justify" style:justify-single-word="false"/>
      <style:text-properties officeooo:paragraph-rsid="00b1b7d9"/>
    </style:style>
    <style:style style:name="P864" style:family="paragraph" style:parent-style-name="Standard" style:list-style-name="L55">
      <style:paragraph-properties fo:text-align="justify" style:justify-single-word="false"/>
      <style:text-properties officeooo:paragraph-rsid="00f6c32b"/>
    </style:style>
    <style:style style:name="P865" style:family="paragraph" style:parent-style-name="Standard" style:list-style-name="L64">
      <style:paragraph-properties fo:text-align="justify" style:justify-single-word="false"/>
      <style:text-properties officeooo:paragraph-rsid="011b3c62"/>
    </style:style>
    <style:style style:name="P866" style:family="paragraph" style:parent-style-name="Standard" style:list-style-name="L64">
      <style:paragraph-properties fo:text-align="justify" style:justify-single-word="false"/>
      <style:text-properties officeooo:paragraph-rsid="011d8806"/>
    </style:style>
    <style:style style:name="P867" style:family="paragraph" style:parent-style-name="Standard" style:list-style-name="L64">
      <style:paragraph-properties fo:text-align="justify" style:justify-single-word="false"/>
      <style:text-properties officeooo:paragraph-rsid="011f737e"/>
    </style:style>
    <style:style style:name="P868" style:family="paragraph" style:parent-style-name="Standard" style:list-style-name="L71">
      <style:paragraph-properties fo:text-align="justify" style:justify-single-word="false"/>
      <style:text-properties officeooo:paragraph-rsid="0129def4"/>
    </style:style>
    <style:style style:name="P869" style:family="paragraph" style:parent-style-name="Standard" style:list-style-name="L71">
      <style:paragraph-properties fo:text-align="justify" style:justify-single-word="false"/>
      <style:text-properties officeooo:paragraph-rsid="0133f9a7"/>
    </style:style>
    <style:style style:name="P870" style:family="paragraph" style:parent-style-name="Standard" style:list-style-name="L77">
      <style:paragraph-properties fo:text-align="justify" style:justify-single-word="false"/>
      <style:text-properties officeooo:paragraph-rsid="013e3671"/>
    </style:style>
    <style:style style:name="P871" style:family="paragraph" style:parent-style-name="Standard" style:list-style-name="L77">
      <style:paragraph-properties fo:text-align="justify" style:justify-single-word="false"/>
      <style:text-properties officeooo:paragraph-rsid="01402bef"/>
    </style:style>
    <style:style style:name="P872" style:family="paragraph" style:parent-style-name="Standard" style:list-style-name="L77">
      <style:paragraph-properties fo:text-align="justify" style:justify-single-word="false"/>
      <style:text-properties officeooo:paragraph-rsid="0141f80b"/>
    </style:style>
    <style:style style:name="P873" style:family="paragraph" style:parent-style-name="Standard" style:list-style-name="L77">
      <style:paragraph-properties fo:text-align="justify" style:justify-single-word="false"/>
      <style:text-properties officeooo:paragraph-rsid="015b0446"/>
    </style:style>
    <style:style style:name="P874" style:family="paragraph" style:parent-style-name="Standard" style:list-style-name="L82">
      <style:paragraph-properties fo:text-align="justify" style:justify-single-word="false"/>
      <style:text-properties officeooo:paragraph-rsid="015b0446"/>
    </style:style>
    <style:style style:name="P875" style:family="paragraph" style:parent-style-name="Standard" style:list-style-name="L90">
      <style:paragraph-properties fo:text-align="justify" style:justify-single-word="false"/>
      <style:text-properties officeooo:paragraph-rsid="017010d7"/>
    </style:style>
    <style:style style:name="P876" style:family="paragraph" style:parent-style-name="Standard" style:list-style-name="L93">
      <style:paragraph-properties fo:text-align="justify" style:justify-single-word="false"/>
      <style:text-properties officeooo:paragraph-rsid="0174bad4"/>
    </style:style>
    <style:style style:name="P877" style:family="paragraph" style:parent-style-name="Standard" style:list-style-name="L96">
      <style:paragraph-properties fo:text-align="justify" style:justify-single-word="false"/>
      <style:text-properties officeooo:paragraph-rsid="017acb36"/>
    </style:style>
    <style:style style:name="P878" style:family="paragraph" style:parent-style-name="Standard" style:list-style-name="L36">
      <style:paragraph-properties fo:text-align="justify" style:justify-single-word="false"/>
      <style:text-properties officeooo:rsid="00a257b5" officeooo:paragraph-rsid="00a4587a"/>
    </style:style>
    <style:style style:name="P879" style:family="paragraph" style:parent-style-name="Standard" style:list-style-name="L36">
      <style:paragraph-properties fo:text-align="justify" style:justify-single-word="false"/>
      <style:text-properties officeooo:rsid="00a257b5" officeooo:paragraph-rsid="00a393eb"/>
    </style:style>
    <style:style style:name="P880" style:family="paragraph" style:parent-style-name="Standard" style:list-style-name="L36">
      <style:paragraph-properties fo:text-align="justify" style:justify-single-word="false"/>
      <style:text-properties officeooo:rsid="00a257b5" officeooo:paragraph-rsid="00b1b7d9"/>
    </style:style>
    <style:style style:name="P881" style:family="paragraph" style:parent-style-name="Standard" style:list-style-name="L36">
      <style:paragraph-properties fo:text-align="justify" style:justify-single-word="false"/>
      <style:text-properties officeooo:rsid="00a257b5" officeooo:paragraph-rsid="00cc1c4c"/>
    </style:style>
    <style:style style:name="P882" style:family="paragraph" style:parent-style-name="Standard" style:list-style-name="L36">
      <style:paragraph-properties fo:text-align="justify" style:justify-single-word="false"/>
      <style:text-properties officeooo:rsid="00a257b5" officeooo:paragraph-rsid="00d83d57"/>
    </style:style>
    <style:style style:name="P883" style:family="paragraph" style:parent-style-name="Standard" style:list-style-name="L36">
      <style:paragraph-properties fo:text-align="justify" style:justify-single-word="false"/>
      <style:text-properties officeooo:rsid="00a257b5" officeooo:paragraph-rsid="00ec8d5c"/>
    </style:style>
    <style:style style:name="P884" style:family="paragraph" style:parent-style-name="Standard" style:list-style-name="L44">
      <style:paragraph-properties fo:text-align="justify" style:justify-single-word="false"/>
      <style:text-properties officeooo:rsid="00a257b5" officeooo:paragraph-rsid="00d3a383"/>
    </style:style>
    <style:style style:name="P885" style:family="paragraph" style:parent-style-name="Standard" style:list-style-name="L36">
      <style:paragraph-properties fo:text-align="start" style:justify-single-word="false"/>
      <style:text-properties officeooo:rsid="00a257b5" officeooo:paragraph-rsid="00a4587a"/>
    </style:style>
    <style:style style:name="P886" style:family="paragraph" style:parent-style-name="Standard" style:list-style-name="L31">
      <style:paragraph-properties fo:text-align="justify" style:justify-single-word="false"/>
      <style:text-properties officeooo:rsid="00a899dc" officeooo:paragraph-rsid="00a899dc"/>
    </style:style>
    <style:style style:name="P887" style:family="paragraph" style:parent-style-name="Standard" style:list-style-name="L42">
      <style:paragraph-properties fo:text-align="justify" style:justify-single-word="false"/>
      <style:text-properties officeooo:rsid="00bd84ae" officeooo:paragraph-rsid="00bbeaf7"/>
    </style:style>
    <style:style style:name="P888" style:family="paragraph" style:parent-style-name="Standard" style:list-style-name="L53">
      <style:paragraph-properties fo:text-align="justify" style:justify-single-word="false"/>
      <style:text-properties style:font-name="Calibri1" fo:font-size="12pt" fo:font-style="normal" officeooo:rsid="00de022d" officeooo:paragraph-rsid="00de022d" style:font-size-asian="12pt" style:font-style-asian="normal" style:font-size-complex="12pt" style:font-style-complex="normal"/>
    </style:style>
    <style:style style:name="P889" style:family="paragraph" style:parent-style-name="Standard" style:list-style-name="L53">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ec8d5c" style:font-size-asian="12pt" style:font-style-asian="normal" style:font-size-complex="12pt" style:font-style-complex="normal"/>
    </style:style>
    <style:style style:name="P890" style:family="paragraph" style:parent-style-name="Standard" style:list-style-name="L36">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24af6" style:font-size-asian="12pt" style:font-style-asian="normal" style:font-size-complex="12pt" style:font-style-complex="normal"/>
    </style:style>
    <style:style style:name="P891" style:family="paragraph" style:parent-style-name="Standard" style:list-style-name="L36">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892" style:family="paragraph" style:parent-style-name="Standard" style:list-style-name="L36">
      <style:paragraph-properties fo:text-align="start"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893" style:family="paragraph" style:parent-style-name="Standard" style:list-style-name="L36">
      <style:paragraph-properties fo:text-align="start" style:justify-single-word="false"/>
      <style:text-properties fo:color="#000000" loext:opacity="100%" style:font-name="Calibri1" fo:font-size="12pt" style:rfc-language-tag="es-ES-u-co-trad" fo:language="es" fo:country="ES" fo:font-style="normal" officeooo:rsid="00de022d" officeooo:paragraph-rsid="0100a5f0" style:font-size-asian="12pt" style:font-style-asian="normal" style:font-size-complex="12pt" style:font-style-complex="normal"/>
    </style:style>
    <style:style style:name="P894"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font-size-asian="10pt"/>
    </style:style>
    <style:style style:name="P895"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22c42a5" style:font-size-asian="10pt"/>
    </style:style>
    <style:style style:name="P896" style:family="paragraph" style:parent-style-name="Standard" style:list-style-name="L55">
      <style:paragraph-properties fo:text-align="justify" style:justify-single-word="false"/>
      <style:text-properties officeooo:rsid="00e5e3fc" officeooo:paragraph-rsid="00e5e3fc"/>
    </style:style>
    <style:style style:name="P897" style:family="paragraph" style:parent-style-name="Standard" style:list-style-name="L55">
      <style:paragraph-properties fo:text-align="justify" style:justify-single-word="false"/>
      <style:text-properties officeooo:rsid="00e5e3fc" officeooo:paragraph-rsid="00f6c32b"/>
    </style:style>
    <style:style style:name="P898" style:family="paragraph" style:parent-style-name="Standard" style:list-style-name="L55">
      <style:paragraph-properties fo:text-align="justify" style:justify-single-word="false"/>
      <style:text-properties officeooo:rsid="010503bc" officeooo:paragraph-rsid="010503bc"/>
    </style:style>
    <style:style style:name="P899" style:family="paragraph" style:parent-style-name="Standard" style:list-style-name="L59">
      <style:paragraph-properties fo:text-align="justify" style:justify-single-word="false"/>
      <style:text-properties officeooo:rsid="0108b8e9" officeooo:paragraph-rsid="0108b8e9"/>
    </style:style>
    <style:style style:name="P900" style:family="paragraph" style:parent-style-name="Standard" style:list-style-name="L63">
      <style:paragraph-properties fo:text-align="justify" style:justify-single-word="false"/>
      <style:text-properties officeooo:rsid="0108b8e9" officeooo:paragraph-rsid="0113c6d3"/>
    </style:style>
    <style:style style:name="P901" style:family="paragraph" style:parent-style-name="Standard" style:list-style-name="L62">
      <style:text-properties officeooo:rsid="0113c6d3" officeooo:paragraph-rsid="0113c6d3"/>
    </style:style>
    <style:style style:name="P902" style:family="paragraph" style:parent-style-name="Standard" style:list-style-name="L62">
      <style:text-properties officeooo:rsid="0113c6d3" officeooo:paragraph-rsid="019a1d62"/>
    </style:style>
    <style:style style:name="P903" style:family="paragraph" style:parent-style-name="Standard" style:list-style-name="L67">
      <style:paragraph-properties fo:text-align="justify" style:justify-single-word="false"/>
      <style:text-properties officeooo:rsid="011d3de9" officeooo:paragraph-rsid="011d8806"/>
    </style:style>
    <style:style style:name="P904" style:family="paragraph" style:parent-style-name="Standard" style:list-style-name="L67">
      <style:paragraph-properties fo:text-align="justify" style:justify-single-word="false"/>
      <style:text-properties officeooo:rsid="011d3de9" officeooo:paragraph-rsid="011f737e"/>
    </style:style>
    <style:style style:name="P905" style:family="paragraph" style:parent-style-name="Standard" style:list-style-name="L67">
      <style:paragraph-properties fo:text-align="justify" style:justify-single-word="false"/>
      <style:text-properties officeooo:rsid="011d3de9" officeooo:paragraph-rsid="0129def4"/>
    </style:style>
    <style:style style:name="P906" style:family="paragraph" style:parent-style-name="Standard" style:list-style-name="L68">
      <style:text-properties officeooo:rsid="01211eb1" officeooo:paragraph-rsid="01211eb1"/>
    </style:style>
    <style:style style:name="P907" style:family="paragraph" style:parent-style-name="Standard" style:list-style-name="L68">
      <style:text-properties officeooo:rsid="01211eb1" officeooo:paragraph-rsid="012b4856"/>
    </style:style>
    <style:style style:name="P908" style:family="paragraph" style:parent-style-name="Standard" style:list-style-name="L77">
      <style:paragraph-properties fo:text-align="justify" style:justify-single-word="false"/>
      <style:text-properties officeooo:rsid="011b7554" officeooo:paragraph-rsid="013b5d51"/>
    </style:style>
    <style:style style:name="P909" style:family="paragraph" style:parent-style-name="Standard" style:list-style-name="L77">
      <style:paragraph-properties fo:text-align="justify" style:justify-single-word="false"/>
      <style:text-properties officeooo:rsid="011b7554" officeooo:paragraph-rsid="013e3671"/>
    </style:style>
    <style:style style:name="P910" style:family="paragraph" style:parent-style-name="Standard" style:list-style-name="L79">
      <style:paragraph-properties fo:text-align="justify" style:justify-single-word="false"/>
      <style:text-properties fo:font-style="italic" fo:font-weight="normal" officeooo:rsid="014340fe" officeooo:paragraph-rsid="014340fe" style:font-style-asian="italic" style:font-weight-asian="normal" style:font-style-complex="italic" style:font-weight-complex="normal"/>
    </style:style>
    <style:style style:name="P911" style:family="paragraph" style:parent-style-name="Standard" style:list-style-name="L82">
      <style:paragraph-properties fo:text-align="justify" style:justify-single-word="false"/>
      <style:text-properties fo:font-style="italic" fo:font-weight="normal" officeooo:rsid="014340fe" officeooo:paragraph-rsid="015b0446" style:font-style-asian="italic" style:font-weight-asian="normal" style:font-style-complex="italic" style:font-weight-complex="normal"/>
    </style:style>
    <style:style style:name="P912" style:family="paragraph" style:parent-style-name="Standard" style:list-style-name="L79">
      <style:paragraph-properties fo:text-align="justify" style:justify-single-word="false"/>
      <style:text-properties fo:font-style="italic" fo:font-weight="normal" officeooo:rsid="014b74a5" officeooo:paragraph-rsid="014b74a5" style:font-style-asian="italic" style:font-weight-asian="normal" style:font-style-complex="italic" style:font-weight-complex="normal"/>
    </style:style>
    <style:style style:name="P913" style:family="paragraph" style:parent-style-name="Standard" style:list-style-name="L27">
      <style:paragraph-properties fo:text-align="justify" style:justify-single-word="false"/>
      <style:text-properties fo:font-style="italic" officeooo:rsid="020c7467" officeooo:paragraph-rsid="020c7467" style:font-style-asian="italic" style:font-style-complex="italic"/>
    </style:style>
    <style:style style:name="P914" style:family="paragraph" style:parent-style-name="Standard" style:list-style-name="L84">
      <style:text-properties officeooo:rsid="015da402" officeooo:paragraph-rsid="015da402"/>
    </style:style>
    <style:style style:name="P915" style:family="paragraph" style:parent-style-name="Standard" style:list-style-name="L87">
      <style:text-properties officeooo:rsid="015da402" officeooo:paragraph-rsid="01645a86"/>
    </style:style>
    <style:style style:name="P916" style:family="paragraph" style:parent-style-name="Standard" style:list-style-name="L98">
      <style:text-properties officeooo:rsid="015da402" officeooo:paragraph-rsid="018f6cd1"/>
    </style:style>
    <style:style style:name="P917" style:family="paragraph" style:parent-style-name="Standard" style:list-style-name="L103">
      <style:text-properties officeooo:rsid="015da402" officeooo:paragraph-rsid="01a67c7f"/>
    </style:style>
    <style:style style:name="P918" style:family="paragraph" style:parent-style-name="Standard" style:list-style-name="L103">
      <style:paragraph-properties fo:text-align="justify" style:justify-single-word="false"/>
      <style:text-properties officeooo:rsid="015da402" officeooo:paragraph-rsid="01a67c7f"/>
    </style:style>
    <style:style style:name="P919" style:family="paragraph" style:parent-style-name="Standard" style:list-style-name="L77">
      <style:paragraph-properties fo:text-align="start" style:justify-single-word="false"/>
      <style:text-properties officeooo:rsid="0164b540" officeooo:paragraph-rsid="0164b540"/>
    </style:style>
    <style:style style:name="P920" style:family="paragraph" style:parent-style-name="Standard" style:list-style-name="L77">
      <style:paragraph-properties fo:text-align="start" style:justify-single-word="false"/>
      <style:text-properties officeooo:rsid="0164b540" officeooo:paragraph-rsid="016656a5"/>
    </style:style>
    <style:style style:name="P921" style:family="paragraph" style:parent-style-name="Standard" style:list-style-name="L77">
      <style:paragraph-properties fo:text-align="start" style:justify-single-word="false"/>
      <style:text-properties officeooo:rsid="0164b540" officeooo:paragraph-rsid="0174bad4"/>
    </style:style>
    <style:style style:name="P922" style:family="paragraph" style:parent-style-name="Standard" style:list-style-name="L77">
      <style:paragraph-properties fo:text-align="start" style:justify-single-word="false"/>
      <style:text-properties officeooo:rsid="0164b540" officeooo:paragraph-rsid="017c571b"/>
    </style:style>
    <style:style style:name="P923" style:family="paragraph" style:parent-style-name="Standard" style:list-style-name="L77">
      <style:paragraph-properties fo:text-align="start" style:justify-single-word="false"/>
      <style:text-properties officeooo:rsid="0164b540" officeooo:paragraph-rsid="017bad5d"/>
    </style:style>
    <style:style style:name="P924" style:family="paragraph" style:parent-style-name="Standard" style:list-style-name="L77">
      <style:paragraph-properties fo:text-align="start" style:justify-single-word="false"/>
      <style:text-properties officeooo:rsid="0164b540" officeooo:paragraph-rsid="017c2425"/>
    </style:style>
    <style:style style:name="P925" style:family="paragraph" style:parent-style-name="Standard" style:list-style-name="L77">
      <style:paragraph-properties fo:text-align="start" style:justify-single-word="false"/>
      <style:text-properties officeooo:rsid="0164b540" officeooo:paragraph-rsid="017c2b0c"/>
    </style:style>
    <style:style style:name="P926" style:family="paragraph" style:parent-style-name="Standard" style:list-style-name="L77">
      <style:paragraph-properties fo:text-align="start" style:justify-single-word="false"/>
      <style:text-properties officeooo:rsid="0164b540" officeooo:paragraph-rsid="017e0f05"/>
    </style:style>
    <style:style style:name="P927" style:family="paragraph" style:parent-style-name="Standard" style:list-style-name="L94">
      <style:paragraph-properties fo:text-align="start" style:justify-single-word="false"/>
      <style:text-properties officeooo:rsid="018da8ff" officeooo:paragraph-rsid="018da8ff"/>
    </style:style>
    <style:style style:name="P928" style:family="paragraph" style:parent-style-name="Standard" style:list-style-name="L96">
      <style:paragraph-properties fo:text-align="justify" style:justify-single-word="false"/>
      <style:text-properties officeooo:rsid="018301e8" officeooo:paragraph-rsid="018301e8"/>
    </style:style>
    <style:style style:name="P929" style:family="paragraph" style:parent-style-name="Standard" style:list-style-name="L77">
      <style:paragraph-properties fo:text-align="start" style:justify-single-word="false"/>
      <style:text-properties officeooo:rsid="018f6cd1" officeooo:paragraph-rsid="018f6cd1"/>
    </style:style>
    <style:style style:name="P930" style:family="paragraph" style:parent-style-name="Standard" style:list-style-name="L77">
      <style:paragraph-properties fo:text-align="start" style:justify-single-word="false"/>
      <style:text-properties officeooo:rsid="018f6cd1" officeooo:paragraph-rsid="0197c681"/>
    </style:style>
    <style:style style:name="P931" style:family="paragraph" style:parent-style-name="Standard" style:list-style-name="L77">
      <style:paragraph-properties fo:text-align="start" style:justify-single-word="false"/>
      <style:text-properties officeooo:rsid="018f6cd1" officeooo:paragraph-rsid="019e3b38"/>
    </style:style>
    <style:style style:name="P932" style:family="paragraph" style:parent-style-name="Standard" style:list-style-name="L77">
      <style:paragraph-properties fo:text-align="start" style:justify-single-word="false"/>
      <style:text-properties officeooo:rsid="018f6cd1" officeooo:paragraph-rsid="01a4e867"/>
    </style:style>
    <style:style style:name="P933" style:family="paragraph" style:parent-style-name="Standard" style:list-style-name="L97">
      <style:paragraph-properties fo:text-align="start" style:justify-single-word="false"/>
      <style:text-properties officeooo:rsid="018f6cd1" officeooo:paragraph-rsid="018f6cd1"/>
    </style:style>
    <style:style style:name="P934" style:family="paragraph" style:parent-style-name="Standard" style:list-style-name="L100">
      <style:paragraph-properties fo:text-align="start" style:justify-single-word="false"/>
      <style:text-properties officeooo:rsid="018f6cd1" officeooo:paragraph-rsid="0197c681"/>
    </style:style>
    <style:style style:name="P935" style:family="paragraph" style:parent-style-name="Standard" style:list-style-name="L100">
      <style:paragraph-properties fo:text-align="start" style:justify-single-word="false"/>
      <style:text-properties officeooo:rsid="018f6cd1" officeooo:paragraph-rsid="01a4e867"/>
    </style:style>
    <style:style style:name="P936" style:family="paragraph" style:parent-style-name="Standard" style:list-style-name="L102">
      <style:paragraph-properties fo:text-align="start" style:justify-single-word="false"/>
      <style:text-properties officeooo:rsid="018f6cd1" officeooo:paragraph-rsid="01a67c7f"/>
    </style:style>
    <style:style style:name="P937" style:family="paragraph" style:parent-style-name="Standard" style:list-style-name="L104">
      <style:paragraph-properties fo:text-align="start" style:justify-single-word="false"/>
      <style:text-properties officeooo:rsid="018f6cd1" officeooo:paragraph-rsid="01a9274e"/>
    </style:style>
    <style:style style:name="P938" style:family="paragraph" style:parent-style-name="Standard" style:list-style-name="L106">
      <style:paragraph-properties fo:text-align="start" style:justify-single-word="false"/>
      <style:text-properties officeooo:rsid="018f6cd1" officeooo:paragraph-rsid="01c6863d"/>
    </style:style>
    <style:style style:name="P939" style:family="paragraph" style:parent-style-name="Standard" style:list-style-name="L109">
      <style:paragraph-properties fo:text-align="start" style:justify-single-word="false"/>
      <style:text-properties officeooo:rsid="018f6cd1" officeooo:paragraph-rsid="01d4f7bc"/>
    </style:style>
    <style:style style:name="P940" style:family="paragraph" style:parent-style-name="Standard" style:list-style-name="L111">
      <style:paragraph-properties fo:text-align="start" style:justify-single-word="false"/>
      <style:text-properties officeooo:rsid="018f6cd1" officeooo:paragraph-rsid="01d67f13"/>
    </style:style>
    <style:style style:name="P941" style:family="paragraph" style:parent-style-name="Standard" style:list-style-name="L113">
      <style:paragraph-properties fo:text-align="start" style:justify-single-word="false"/>
      <style:text-properties officeooo:rsid="018f6cd1" officeooo:paragraph-rsid="01dc585d"/>
    </style:style>
    <style:style style:name="P942" style:family="paragraph" style:parent-style-name="Standard" style:list-style-name="L115">
      <style:paragraph-properties fo:text-align="start" style:justify-single-word="false"/>
      <style:text-properties officeooo:rsid="018f6cd1" officeooo:paragraph-rsid="01e8a402"/>
    </style:style>
    <style:style style:name="P943" style:family="paragraph" style:parent-style-name="Standard" style:list-style-name="L118">
      <style:paragraph-properties fo:text-align="start" style:justify-single-word="false"/>
      <style:text-properties officeooo:rsid="018f6cd1" officeooo:paragraph-rsid="01ef7408"/>
    </style:style>
    <style:style style:name="P944" style:family="paragraph" style:parent-style-name="Standard" style:list-style-name="L121">
      <style:paragraph-properties fo:text-align="start" style:justify-single-word="false"/>
      <style:text-properties officeooo:rsid="018f6cd1" officeooo:paragraph-rsid="01f53cb8"/>
    </style:style>
    <style:style style:name="P945" style:family="paragraph" style:parent-style-name="Standard" style:list-style-name="L124">
      <style:paragraph-properties fo:text-align="start" style:justify-single-word="false"/>
      <style:text-properties officeooo:rsid="018f6cd1" officeooo:paragraph-rsid="01f56faa"/>
    </style:style>
    <style:style style:name="P946" style:family="paragraph" style:parent-style-name="Standard" style:list-style-name="L127">
      <style:paragraph-properties fo:text-align="start" style:justify-single-word="false"/>
      <style:text-properties officeooo:rsid="018f6cd1" officeooo:paragraph-rsid="01f7fa93"/>
    </style:style>
    <style:style style:name="P947" style:family="paragraph" style:parent-style-name="Standard" style:list-style-name="L130">
      <style:paragraph-properties fo:text-align="start" style:justify-single-word="false"/>
      <style:text-properties officeooo:rsid="018f6cd1" officeooo:paragraph-rsid="01fa7e25"/>
    </style:style>
    <style:style style:name="P948" style:family="paragraph" style:parent-style-name="Standard" style:list-style-name="L115">
      <style:paragraph-properties fo:text-align="justify" style:justify-single-word="false"/>
      <style:text-properties officeooo:rsid="018f6cd1" officeooo:paragraph-rsid="01e8a402"/>
    </style:style>
    <style:style style:name="P949" style:family="paragraph" style:parent-style-name="Standard" style:list-style-name="L62">
      <style:text-properties officeooo:rsid="019a1d62" officeooo:paragraph-rsid="019a1d62"/>
    </style:style>
    <style:style style:name="P950" style:family="paragraph" style:parent-style-name="Standard" style:list-style-name="L101">
      <style:paragraph-properties fo:text-align="justify" style:justify-single-word="false"/>
      <style:text-properties officeooo:rsid="019a1d62" officeooo:paragraph-rsid="019a1d62"/>
    </style:style>
    <style:style style:name="P951" style:family="paragraph" style:parent-style-name="Standard" style:list-style-name="L77">
      <style:paragraph-properties fo:text-align="start" style:justify-single-word="false"/>
      <style:text-properties officeooo:rsid="01a67c7f" officeooo:paragraph-rsid="01a67c7f"/>
    </style:style>
    <style:style style:name="P952" style:family="paragraph" style:parent-style-name="Standard" style:list-style-name="L77">
      <style:paragraph-properties fo:text-align="start" style:justify-single-word="false"/>
      <style:text-properties officeooo:rsid="01a67c7f" officeooo:paragraph-rsid="01a9274e"/>
    </style:style>
    <style:style style:name="P953" style:family="paragraph" style:parent-style-name="Standard" style:list-style-name="L77">
      <style:paragraph-properties fo:text-align="start" style:justify-single-word="false"/>
      <style:text-properties officeooo:rsid="01a67c7f" officeooo:paragraph-rsid="01c6863d"/>
    </style:style>
    <style:style style:name="P954" style:family="paragraph" style:parent-style-name="Standard" style:list-style-name="L77">
      <style:paragraph-properties fo:text-align="justify" style:justify-single-word="false"/>
      <style:text-properties officeooo:rsid="01a67c7f" officeooo:paragraph-rsid="01c6863d"/>
    </style:style>
    <style:style style:name="P955" style:family="paragraph" style:parent-style-name="Standard" style:list-style-name="L105">
      <style:text-properties officeooo:rsid="01ac266c" officeooo:paragraph-rsid="01ac266c"/>
    </style:style>
    <style:style style:name="P956" style:family="paragraph" style:parent-style-name="Standard" style:list-style-name="L105">
      <style:paragraph-properties fo:text-align="justify" style:justify-single-word="false"/>
      <style:text-properties officeooo:rsid="01ad65f7" officeooo:paragraph-rsid="01ad65f7"/>
    </style:style>
    <style:style style:name="P957" style:family="paragraph" style:parent-style-name="Standard" style:list-style-name="L105">
      <style:paragraph-properties fo:text-align="justify" style:justify-single-word="false"/>
      <style:text-properties officeooo:rsid="01ad65f7" officeooo:paragraph-rsid="01df0fa9"/>
    </style:style>
    <style:style style:name="P958" style:family="paragraph" style:parent-style-name="Standard" style:list-style-name="L117">
      <style:paragraph-properties fo:text-align="justify" style:justify-single-word="false"/>
      <style:text-properties officeooo:rsid="01ad65f7" officeooo:paragraph-rsid="01e7b39b"/>
    </style:style>
    <style:style style:name="P959" style:family="paragraph" style:parent-style-name="Standard" style:list-style-name="L107">
      <style:paragraph-properties fo:text-align="start" style:justify-single-word="false"/>
      <style:text-properties fo:font-weight="normal" officeooo:rsid="01c50d83" officeooo:paragraph-rsid="01c50d83" style:font-weight-asian="normal" style:font-weight-complex="normal"/>
    </style:style>
    <style:style style:name="P960" style:family="paragraph" style:parent-style-name="Standard" style:list-style-name="L108">
      <style:text-properties officeooo:rsid="01c9a05f" officeooo:paragraph-rsid="01c9a05f"/>
    </style:style>
    <style:style style:name="P961" style:family="paragraph" style:parent-style-name="Standard" style:list-style-name="L108">
      <style:text-properties officeooo:rsid="01c9a05f" officeooo:paragraph-rsid="01df0fa9"/>
    </style:style>
    <style:style style:name="P962" style:family="paragraph" style:parent-style-name="Standard" style:list-style-name="L108">
      <style:paragraph-properties fo:text-align="justify" style:justify-single-word="false"/>
      <style:text-properties officeooo:rsid="01c9a05f" officeooo:paragraph-rsid="01c9a05f"/>
    </style:style>
    <style:style style:name="P963" style:family="paragraph" style:parent-style-name="Standard" style:list-style-name="L110">
      <style:paragraph-properties fo:text-align="justify" style:justify-single-word="false"/>
      <style:text-properties officeooo:rsid="01c9a05f" officeooo:paragraph-rsid="01d4f7bc"/>
    </style:style>
    <style:style style:name="P964" style:family="paragraph" style:parent-style-name="Standard" style:list-style-name="L112">
      <style:paragraph-properties fo:text-align="justify" style:justify-single-word="false"/>
      <style:text-properties officeooo:rsid="01c9a05f" officeooo:paragraph-rsid="01d621aa"/>
    </style:style>
    <style:style style:name="P965" style:family="paragraph" style:parent-style-name="Standard" style:list-style-name="L77">
      <style:paragraph-properties fo:text-align="start" style:justify-single-word="false"/>
      <style:text-properties officeooo:rsid="01d4f7bc" officeooo:paragraph-rsid="01d4f7bc"/>
    </style:style>
    <style:style style:name="P966" style:family="paragraph" style:parent-style-name="Standard" style:list-style-name="L77">
      <style:paragraph-properties fo:text-align="start" style:justify-single-word="false"/>
      <style:text-properties officeooo:rsid="01d4f7bc" officeooo:paragraph-rsid="01d621aa"/>
    </style:style>
    <style:style style:name="P967" style:family="paragraph" style:parent-style-name="Standard" style:list-style-name="L77">
      <style:paragraph-properties fo:text-align="start" style:justify-single-word="false"/>
      <style:text-properties officeooo:rsid="01d4f7bc" officeooo:paragraph-rsid="01dc585d"/>
    </style:style>
    <style:style style:name="P968" style:family="paragraph" style:parent-style-name="Standard" style:list-style-name="L77">
      <style:paragraph-properties fo:text-align="start" style:justify-single-word="false"/>
      <style:text-properties officeooo:rsid="01d4f7bc" officeooo:paragraph-rsid="01e8a402"/>
    </style:style>
    <style:style style:name="P969" style:family="paragraph" style:parent-style-name="Standard" style:list-style-name="L77">
      <style:paragraph-properties fo:text-align="start" style:justify-single-word="false"/>
      <style:text-properties officeooo:rsid="01d4f7bc" officeooo:paragraph-rsid="01ef7408"/>
    </style:style>
    <style:style style:name="P970" style:family="paragraph" style:parent-style-name="Standard" style:list-style-name="L115">
      <style:paragraph-properties fo:text-align="start" style:justify-single-word="false"/>
      <style:text-properties officeooo:rsid="01d4f7bc" officeooo:paragraph-rsid="01e8a402"/>
    </style:style>
    <style:style style:name="P971" style:family="paragraph" style:parent-style-name="Standard" style:list-style-name="L110">
      <style:text-properties officeooo:rsid="01d4f7bc" officeooo:paragraph-rsid="01d4f7bc"/>
    </style:style>
    <style:style style:name="P972" style:family="paragraph" style:parent-style-name="Standard" style:list-style-name="L112">
      <style:text-properties officeooo:rsid="01d4f7bc" officeooo:paragraph-rsid="01d621aa"/>
    </style:style>
    <style:style style:name="P973" style:family="paragraph" style:parent-style-name="Standard" style:list-style-name="L119">
      <style:text-properties officeooo:rsid="01d4f7bc" officeooo:paragraph-rsid="01ef7408"/>
    </style:style>
    <style:style style:name="P974" style:family="paragraph" style:parent-style-name="Standard" style:list-style-name="L122">
      <style:text-properties officeooo:rsid="01d4f7bc" officeooo:paragraph-rsid="01f53cb8"/>
    </style:style>
    <style:style style:name="P975" style:family="paragraph" style:parent-style-name="Standard" style:list-style-name="L125">
      <style:text-properties officeooo:rsid="01d4f7bc" officeooo:paragraph-rsid="01f56faa"/>
    </style:style>
    <style:style style:name="P976" style:family="paragraph" style:parent-style-name="Standard" style:list-style-name="L128">
      <style:text-properties officeooo:rsid="01d4f7bc" officeooo:paragraph-rsid="01f7fa93"/>
    </style:style>
    <style:style style:name="P977" style:family="paragraph" style:parent-style-name="Standard" style:list-style-name="L131">
      <style:text-properties officeooo:rsid="01d4f7bc" officeooo:paragraph-rsid="01fa7e25"/>
    </style:style>
    <style:style style:name="P978" style:family="paragraph" style:parent-style-name="Standard" style:list-style-name="L134">
      <style:text-properties officeooo:rsid="01d4f7bc" officeooo:paragraph-rsid="01fc9fc5"/>
    </style:style>
    <style:style style:name="P979" style:family="paragraph" style:parent-style-name="Standard" style:list-style-name="L114">
      <style:paragraph-properties fo:text-align="justify" style:justify-single-word="false"/>
      <style:text-properties officeooo:rsid="01db9c36" officeooo:paragraph-rsid="01db9c36"/>
    </style:style>
    <style:style style:name="P980" style:family="paragraph" style:parent-style-name="Standard" style:list-style-name="L116">
      <style:text-properties officeooo:rsid="01e8c3b9" officeooo:paragraph-rsid="01e8c3b9"/>
    </style:style>
    <style:style style:name="P981" style:family="paragraph" style:parent-style-name="Standard" style:list-style-name="L116">
      <style:text-properties officeooo:rsid="01e8c3b9" officeooo:paragraph-rsid="02060953"/>
    </style:style>
    <style:style style:name="P982" style:family="paragraph" style:parent-style-name="Standard" style:list-style-name="L116">
      <style:text-properties officeooo:rsid="01e8c3b9" officeooo:paragraph-rsid="021b824d"/>
    </style:style>
    <style:style style:name="P983" style:family="paragraph" style:parent-style-name="Standard" style:list-style-name="L141">
      <style:text-properties officeooo:rsid="01e8c3b9" officeooo:paragraph-rsid="021d0da1"/>
    </style:style>
    <style:style style:name="P984" style:family="paragraph" style:parent-style-name="Standard" style:list-style-name="L144">
      <style:text-properties officeooo:rsid="01e8c3b9" officeooo:paragraph-rsid="022c42a5"/>
    </style:style>
    <style:style style:name="P985" style:family="paragraph" style:parent-style-name="Standard" style:list-style-name="L151">
      <style:text-properties officeooo:rsid="01e8c3b9" officeooo:paragraph-rsid="022c42a5"/>
    </style:style>
    <style:style style:name="P986" style:family="paragraph" style:parent-style-name="Standard" style:list-style-name="L120">
      <style:paragraph-properties fo:text-align="start" style:justify-single-word="false"/>
      <style:text-properties officeooo:rsid="01ef7408" officeooo:paragraph-rsid="01ef7408"/>
    </style:style>
    <style:style style:name="P987" style:family="paragraph" style:parent-style-name="Standard" style:list-style-name="L123">
      <style:paragraph-properties fo:text-align="start" style:justify-single-word="false"/>
      <style:text-properties officeooo:rsid="01ef7408" officeooo:paragraph-rsid="01f53cb8"/>
    </style:style>
    <style:style style:name="P988" style:family="paragraph" style:parent-style-name="Standard" style:list-style-name="L126">
      <style:paragraph-properties fo:text-align="start" style:justify-single-word="false"/>
      <style:text-properties officeooo:rsid="01ef7408" officeooo:paragraph-rsid="01f56faa"/>
    </style:style>
    <style:style style:name="P989" style:family="paragraph" style:parent-style-name="Standard" style:list-style-name="L129">
      <style:paragraph-properties fo:text-align="start" style:justify-single-word="false"/>
      <style:text-properties officeooo:rsid="01ef7408" officeooo:paragraph-rsid="01f7fa93"/>
    </style:style>
    <style:style style:name="P990" style:family="paragraph" style:parent-style-name="Standard" style:list-style-name="L132">
      <style:paragraph-properties fo:text-align="start" style:justify-single-word="false"/>
      <style:text-properties officeooo:rsid="01ef7408" officeooo:paragraph-rsid="01fa7e25"/>
    </style:style>
    <style:style style:name="P991" style:family="paragraph" style:parent-style-name="Standard" style:list-style-name="L135">
      <style:paragraph-properties fo:text-align="start" style:justify-single-word="false"/>
      <style:text-properties officeooo:rsid="01ef7408" officeooo:paragraph-rsid="01fc9fc5"/>
    </style:style>
    <style:style style:name="P992" style:family="paragraph" style:parent-style-name="Standard" style:list-style-name="L77">
      <style:paragraph-properties fo:text-align="start" style:justify-single-word="false"/>
      <style:text-properties officeooo:rsid="01f53cb8" officeooo:paragraph-rsid="01f53cb8"/>
    </style:style>
    <style:style style:name="P993" style:family="paragraph" style:parent-style-name="Standard" style:list-style-name="L77">
      <style:paragraph-properties fo:text-align="start" style:justify-single-word="false"/>
      <style:text-properties officeooo:rsid="01f53cb8" officeooo:paragraph-rsid="01f56faa"/>
    </style:style>
    <style:style style:name="P994" style:family="paragraph" style:parent-style-name="Standard" style:list-style-name="L77">
      <style:paragraph-properties fo:text-align="start" style:justify-single-word="false"/>
      <style:text-properties officeooo:rsid="01f53cb8" officeooo:paragraph-rsid="01f7fa93"/>
    </style:style>
    <style:style style:name="P995" style:family="paragraph" style:parent-style-name="Standard" style:list-style-name="L77">
      <style:paragraph-properties fo:text-align="start" style:justify-single-word="false"/>
      <style:text-properties officeooo:rsid="01f53cb8" officeooo:paragraph-rsid="01fa7e25"/>
    </style:style>
    <style:style style:name="P996" style:family="paragraph" style:parent-style-name="Standard" style:list-style-name="L77">
      <style:paragraph-properties fo:text-align="start" style:justify-single-word="false"/>
      <style:text-properties officeooo:rsid="01f53cb8" officeooo:paragraph-rsid="01fc9fc5"/>
    </style:style>
    <style:style style:name="P997" style:family="paragraph" style:parent-style-name="Standard" style:list-style-name="L77">
      <style:paragraph-properties fo:text-align="start" style:justify-single-word="false"/>
      <style:text-properties officeooo:rsid="01f53cb8" officeooo:paragraph-rsid="0203a9a9"/>
    </style:style>
    <style:style style:name="P998" style:family="paragraph" style:parent-style-name="Standard" style:list-style-name="L77">
      <style:paragraph-properties fo:text-align="start" style:justify-single-word="false"/>
      <style:text-properties officeooo:rsid="01f53cb8" officeooo:paragraph-rsid="0219edc1"/>
    </style:style>
    <style:style style:name="P999" style:family="paragraph" style:parent-style-name="Standard" style:list-style-name="L77">
      <style:paragraph-properties fo:text-align="start" style:justify-single-word="false"/>
      <style:text-properties officeooo:rsid="01f53cb8" officeooo:paragraph-rsid="022c42a5"/>
    </style:style>
    <style:style style:name="P1000" style:family="paragraph" style:parent-style-name="Standard" style:list-style-name="L130">
      <style:paragraph-properties fo:text-align="start" style:justify-single-word="false"/>
      <style:text-properties style:text-position="0% 100%" officeooo:rsid="018f6cd1" officeooo:paragraph-rsid="01fa7e25"/>
    </style:style>
    <style:style style:name="P1001" style:family="paragraph" style:parent-style-name="Standard" style:list-style-name="L133">
      <style:paragraph-properties fo:text-align="start" style:justify-single-word="false"/>
      <style:text-properties style:text-position="0% 100%" officeooo:rsid="01fc9fc5" officeooo:paragraph-rsid="01fc9fc5"/>
    </style:style>
    <style:style style:name="P1002" style:family="paragraph" style:parent-style-name="Standard" style:list-style-name="L136">
      <style:paragraph-properties fo:text-align="start" style:justify-single-word="false"/>
      <style:text-properties style:text-position="0% 100%" officeooo:rsid="01fc9fc5" officeooo:paragraph-rsid="0203a9a9"/>
    </style:style>
    <style:style style:name="P1003" style:family="paragraph" style:parent-style-name="Standard" style:list-style-name="L136">
      <style:paragraph-properties fo:text-align="start" style:justify-single-word="false"/>
      <style:text-properties style:text-position="0% 100%" officeooo:rsid="01fc9fc5" officeooo:paragraph-rsid="021026fa"/>
    </style:style>
    <style:style style:name="P1004" style:family="paragraph" style:parent-style-name="Standard" style:list-style-name="L136">
      <style:paragraph-properties fo:text-align="start" style:justify-single-word="false"/>
      <style:text-properties style:text-position="0% 100%" officeooo:rsid="01fc9fc5" officeooo:paragraph-rsid="0214bf30"/>
    </style:style>
    <style:style style:name="P1005" style:family="paragraph" style:parent-style-name="Standard" style:list-style-name="L136">
      <style:paragraph-properties fo:text-align="start" style:justify-single-word="false"/>
      <style:text-properties style:text-position="0% 100%" officeooo:rsid="01fc9fc5" officeooo:paragraph-rsid="0216b44c"/>
    </style:style>
    <style:style style:name="P1006" style:family="paragraph" style:parent-style-name="Standard" style:list-style-name="L137">
      <style:paragraph-properties fo:text-align="start" style:justify-single-word="false"/>
      <style:text-properties style:text-position="0% 100%" officeooo:rsid="01fc9fc5" officeooo:paragraph-rsid="0219edc1"/>
    </style:style>
    <style:style style:name="P1007" style:family="paragraph" style:parent-style-name="Standard" style:list-style-name="L140">
      <style:paragraph-properties fo:text-align="start" style:justify-single-word="false"/>
      <style:text-properties style:text-position="0% 100%" officeooo:rsid="01fc9fc5" officeooo:paragraph-rsid="021e8179"/>
    </style:style>
    <style:style style:name="P1008" style:family="paragraph" style:parent-style-name="Standard" style:list-style-name="L140">
      <style:paragraph-properties fo:text-align="start" style:justify-single-word="false"/>
      <style:text-properties style:text-position="0% 100%" officeooo:rsid="01fc9fc5" officeooo:paragraph-rsid="021eec2a"/>
    </style:style>
    <style:style style:name="P1009" style:family="paragraph" style:parent-style-name="Standard" style:list-style-name="L140">
      <style:paragraph-properties fo:text-align="start" style:justify-single-word="false"/>
      <style:text-properties style:text-position="0% 100%" officeooo:rsid="01fc9fc5" officeooo:paragraph-rsid="02223289"/>
    </style:style>
    <style:style style:name="P1010" style:family="paragraph" style:parent-style-name="Standard" style:list-style-name="L140">
      <style:paragraph-properties fo:text-align="start" style:justify-single-word="false"/>
      <style:text-properties style:text-position="0% 100%" officeooo:rsid="01fc9fc5" officeooo:paragraph-rsid="022a6d0f"/>
    </style:style>
    <style:style style:name="P1011" style:family="paragraph" style:parent-style-name="Standard" style:list-style-name="L143">
      <style:paragraph-properties fo:text-align="start" style:justify-single-word="false"/>
      <style:text-properties style:text-position="0% 100%" officeooo:rsid="01fc9fc5" officeooo:paragraph-rsid="022c42a5"/>
    </style:style>
    <style:style style:name="P1012" style:family="paragraph" style:parent-style-name="Standard" style:list-style-name="L148">
      <style:paragraph-properties fo:text-align="start" style:justify-single-word="false"/>
      <style:text-properties style:text-position="0% 100%" officeooo:rsid="022d6144" officeooo:paragraph-rsid="02382392"/>
    </style:style>
    <style:style style:name="P1013" style:family="paragraph" style:parent-style-name="Standard" style:list-style-name="L150">
      <style:paragraph-properties fo:text-align="start" style:justify-single-word="false"/>
      <style:text-properties style:text-position="0% 100%" officeooo:rsid="022c42a5" officeooo:paragraph-rsid="023c3b6e"/>
    </style:style>
    <style:style style:name="P1014" style:family="paragraph" style:parent-style-name="Standard" style:list-style-name="L150">
      <style:paragraph-properties fo:text-align="start" style:justify-single-word="false"/>
      <style:text-properties style:text-position="0% 100%" officeooo:rsid="022c42a5" officeooo:paragraph-rsid="024296d2"/>
    </style:style>
    <style:style style:name="P1015" style:family="paragraph" style:parent-style-name="Standard" style:list-style-name="L17">
      <style:paragraph-properties fo:text-align="start" style:justify-single-word="false"/>
      <style:text-properties officeooo:rsid="0204318b" officeooo:paragraph-rsid="02060953"/>
    </style:style>
    <style:style style:name="P1016" style:family="paragraph" style:parent-style-name="Standard" style:list-style-name="L138">
      <style:paragraph-properties fo:text-align="justify" style:justify-single-word="false"/>
      <style:text-properties officeooo:rsid="0219edc1" officeooo:paragraph-rsid="0219edc1"/>
    </style:style>
    <style:style style:name="P1017" style:family="paragraph" style:parent-style-name="Standard" style:list-style-name="L145">
      <style:paragraph-properties fo:text-align="justify" style:justify-single-word="false"/>
      <style:text-properties officeooo:rsid="0219edc1" officeooo:paragraph-rsid="022c42a5"/>
    </style:style>
    <style:style style:name="P1018" style:family="paragraph" style:parent-style-name="Standard" style:list-style-name="L77">
      <style:paragraph-properties fo:text-align="start" style:justify-single-word="false"/>
      <style:text-properties officeooo:rsid="021e8179" officeooo:paragraph-rsid="021e8179"/>
    </style:style>
    <style:style style:name="P1019" style:family="paragraph" style:parent-style-name="Standard" style:list-style-name="L77">
      <style:paragraph-properties fo:text-align="start" style:justify-single-word="false"/>
      <style:text-properties officeooo:rsid="021e8179" officeooo:paragraph-rsid="022c42a5"/>
    </style:style>
    <style:style style:name="P1020" style:family="paragraph" style:parent-style-name="Standard" style:list-style-name="L77">
      <style:paragraph-properties fo:text-align="start" style:justify-single-word="false"/>
      <style:text-properties officeooo:rsid="021e8179" officeooo:paragraph-rsid="0236bc64"/>
    </style:style>
    <style:style style:name="P1021" style:family="paragraph" style:parent-style-name="Standard" style:list-style-name="L147">
      <style:paragraph-properties fo:text-align="start" style:justify-single-word="false"/>
      <style:text-properties officeooo:rsid="021e8179" officeooo:paragraph-rsid="02382392"/>
    </style:style>
    <style:style style:name="P1022" style:family="paragraph" style:parent-style-name="Standard" style:list-style-name="L141">
      <style:text-properties officeooo:rsid="02060953" officeooo:paragraph-rsid="021d0da1"/>
    </style:style>
    <style:style style:name="P1023" style:family="paragraph" style:parent-style-name="Standard" style:list-style-name="L151">
      <style:text-properties officeooo:rsid="02060953" officeooo:paragraph-rsid="022c42a5"/>
    </style:style>
    <style:style style:name="P1024" style:family="paragraph" style:parent-style-name="Standard" style:list-style-name="L142">
      <style:paragraph-properties fo:text-align="justify" style:justify-single-word="false"/>
      <style:text-properties officeooo:rsid="02227f27" officeooo:paragraph-rsid="02227f27"/>
    </style:style>
    <style:style style:name="P1025" style:family="paragraph" style:parent-style-name="Standard" style:list-style-name="L149">
      <style:text-properties officeooo:rsid="022d6144" officeooo:paragraph-rsid="02382392"/>
    </style:style>
    <style:style style:name="P1026" style:family="paragraph" style:parent-style-name="Standard" style:list-style-name="L151">
      <style:text-properties officeooo:rsid="022e2659" officeooo:paragraph-rsid="022e2659"/>
    </style:style>
    <style:style style:name="P1027" style:family="paragraph" style:parent-style-name="Standard" style:list-style-name="L151">
      <style:text-properties officeooo:rsid="022e2659" officeooo:paragraph-rsid="0242d571"/>
    </style:style>
    <style:style style:name="P1028" style:family="paragraph" style:parent-style-name="Standard">
      <style:text-properties officeooo:rsid="022e2659" officeooo:paragraph-rsid="0242d571"/>
    </style:style>
    <style:style style:name="P1029" style:family="paragraph" style:parent-style-name="Standard">
      <style:paragraph-properties fo:text-align="start" style:justify-single-word="false"/>
      <style:text-properties fo:color="#2a00ff" loext:opacity="100%" style:text-outline="false" style:text-line-through-style="none" style:text-line-through-type="none" style:font-name="Consolas" fo:font-size="10pt" fo:font-style="normal" fo:text-shadow="none" style:text-underline-style="none" fo:font-weight="normal" officeooo:paragraph-rsid="022e2659" style:font-size-asian="10pt" style:font-style-asian="normal" style:font-weight-asian="normal" style:font-size-complex="12pt" style:font-style-complex="normal" style:font-weight-complex="normal" style:text-overline-style="none" style:text-overline-color="font-color"/>
    </style:style>
    <style:style style:name="P1030"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font-size-asian="10pt"/>
    </style:style>
    <style:style style:name="P1031"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officeooo:paragraph-rsid="022e2659" fo:background-color="#e8f2fe" style:font-size-asian="10pt" style:font-style-asian="normal" style:font-weight-asian="normal" style:font-size-complex="12pt" style:font-style-complex="normal" style:font-weight-complex="normal" style:text-overline-style="none" style:text-overline-color="font-color"/>
    </style:style>
    <style:style style:name="P1032" style:family="paragraph" style:parent-style-name="Standard">
      <style:paragraph-properties fo:margin-left="0cm" fo:margin-right="0cm" fo:text-align="start" style:justify-single-word="false" fo:text-indent="0cm" style:auto-text-indent="false"/>
      <style:text-properties fo:color="#3f7f5f" loext:opacity="100%" style:text-outline="false" style:text-line-through-style="none" style:text-line-through-type="none" style:font-name="Consolas" fo:font-size="10pt" fo:font-style="normal" fo:text-shadow="none" style:text-underline-style="none" fo:font-weight="normal" officeooo:paragraph-rsid="022e2659" fo:background-color="#e8f2fe" style:font-size-asian="10pt" style:font-style-asian="normal" style:font-weight-asian="normal" style:font-size-complex="12pt" style:font-style-complex="normal" style:font-weight-complex="normal" style:text-overline-style="none" style:text-overline-color="font-color"/>
    </style:style>
    <style:style style:name="P1033"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1034" style:family="paragraph" style:parent-style-name="Text_20_body" style:list-style-name="L5">
      <style:paragraph-properties fo:text-align="justify" style:justify-single-word="false"/>
      <style:text-properties officeooo:rsid="004161ac" officeooo:paragraph-rsid="00511cfb"/>
    </style:style>
    <style:style style:name="P1035" style:family="paragraph" style:parent-style-name="Text_20_body" style:list-style-name="L152">
      <style:paragraph-properties fo:text-align="justify" style:justify-single-word="false"/>
      <style:text-properties officeooo:rsid="004161ac" officeooo:paragraph-rsid="022e2659"/>
    </style:style>
    <style:style style:name="P1036" style:family="paragraph" style:parent-style-name="Text_20_body" style:list-style-name="L5">
      <style:paragraph-properties fo:text-align="justify" style:justify-single-word="false"/>
      <style:text-properties officeooo:rsid="004a8c55" officeooo:paragraph-rsid="00511cfb"/>
    </style:style>
    <style:style style:name="P1037" style:family="paragraph" style:parent-style-name="Text_20_body" style:list-style-name="L5">
      <style:paragraph-properties fo:text-align="justify" style:justify-single-word="false"/>
      <style:text-properties officeooo:rsid="00511cfb" officeooo:paragraph-rsid="00511cfb"/>
    </style:style>
    <style:style style:name="P1038" style:family="paragraph" style:parent-style-name="Text_20_body" style:list-style-name="L152">
      <style:paragraph-properties fo:text-align="justify" style:justify-single-word="false"/>
      <style:text-properties officeooo:rsid="00511cfb" officeooo:paragraph-rsid="022e2659"/>
    </style:style>
    <style:style style:name="P1039" style:family="paragraph" style:parent-style-name="Text_20_body" style:list-style-name="L152">
      <style:paragraph-properties fo:text-align="justify" style:justify-single-word="false"/>
      <style:text-properties officeooo:rsid="02318f9d" officeooo:paragraph-rsid="02318f9d"/>
    </style:style>
    <style:style style:name="T1" style:family="text">
      <style:text-properties fo:color="#cc3300" loext:opacity="100%" style:font-name="Liberation Sans" fo:font-size="11pt" fo:font-weight="bold" style:font-size-asian="11pt" style:font-weight-asian="bold" style:font-size-complex="11pt"/>
    </style:style>
    <style:style style:name="T2" style:family="text">
      <style:text-properties style:font-name="Liberation Sans" fo:font-size="11pt" style:font-size-asian="11pt" style:font-size-complex="11pt"/>
    </style:style>
    <style:style style:name="T3" style:family="text">
      <style:text-properties style:font-name="Liberation Sans" fo:font-size="11pt" officeooo:rsid="01192ae4" style:font-size-asian="11pt" style:font-size-complex="11pt"/>
    </style:style>
    <style:style style:name="T4" style:family="text">
      <style:text-properties style:font-name="Calibri" fo:font-size="11pt" fo:language="ca" fo:country="ES" style:font-size-asian="11pt" style:font-size-complex="11pt"/>
    </style:style>
    <style:style style:name="T5" style:family="text">
      <style:text-properties officeooo:rsid="0026b597"/>
    </style:style>
    <style:style style:name="T6" style:family="text">
      <style:text-properties officeooo:rsid="00272da6"/>
    </style:style>
    <style:style style:name="T7" style:family="text">
      <style:text-properties officeooo:rsid="0103ba70"/>
    </style:style>
    <style:style style:name="T8" style:family="text">
      <style:text-properties officeooo:rsid="0042eb09"/>
    </style:style>
    <style:style style:name="T9" style:family="text">
      <style:text-properties officeooo:rsid="00459059"/>
    </style:style>
    <style:style style:name="T10" style:family="text">
      <style:text-properties officeooo:rsid="00470cc1"/>
    </style:style>
    <style:style style:name="T11" style:family="text">
      <style:text-properties fo:font-style="normal" style:font-style-asian="normal" style:font-style-complex="normal"/>
    </style:style>
    <style:style style:name="T12" style:family="text">
      <style:text-properties fo:font-style="normal" officeooo:rsid="0088989a" style:font-style-asian="normal" style:font-style-complex="normal"/>
    </style:style>
    <style:style style:name="T13" style:family="text">
      <style:text-properties fo:font-style="normal" officeooo:rsid="00964fe4" style:font-style-asian="normal" style:font-style-complex="normal"/>
    </style:style>
    <style:style style:name="T14" style:family="text">
      <style:text-properties fo:font-style="normal" officeooo:rsid="00a6388c" style:font-style-asian="normal" style:font-style-complex="normal"/>
    </style:style>
    <style:style style:name="T15" style:family="text">
      <style:text-properties fo:font-style="normal" officeooo:rsid="00a7fe1f" style:font-style-asian="normal" style:font-style-complex="normal"/>
    </style:style>
    <style:style style:name="T16" style:family="text">
      <style:text-properties fo:font-style="normal" officeooo:rsid="00ffc0e8" style:font-style-asian="normal" style:font-style-complex="normal"/>
    </style:style>
    <style:style style:name="T17" style:family="text">
      <style:text-properties fo:font-style="normal" officeooo:rsid="010e0880" style:font-style-asian="normal" style:font-style-complex="normal"/>
    </style:style>
    <style:style style:name="T18" style:family="text">
      <style:text-properties fo:font-style="normal" officeooo:rsid="0113c6d3" style:font-style-asian="normal" style:font-style-complex="normal"/>
    </style:style>
    <style:style style:name="T19" style:family="text">
      <style:text-properties fo:font-style="normal" officeooo:rsid="020c7467" style:font-style-asian="normal" style:font-style-complex="normal"/>
    </style:style>
    <style:style style:name="T20" style:family="text">
      <style:text-properties fo:font-style="normal" officeooo:rsid="0219edc1" style:font-style-asian="normal" style:font-style-complex="normal"/>
    </style:style>
    <style:style style:name="T21" style:family="text">
      <style:text-properties fo:font-style="normal" fo:font-weight="normal" style:font-style-asian="normal" style:font-weight-asian="normal" style:font-style-complex="normal" style:font-weight-complex="normal"/>
    </style:style>
    <style:style style:name="T22" style:family="text">
      <style:text-properties fo:font-style="normal" fo:font-weight="normal" officeooo:rsid="014340fe" style:font-style-asian="normal" style:font-weight-asian="normal" style:font-style-complex="normal" style:font-weight-complex="normal"/>
    </style:style>
    <style:style style:name="T23" style:family="text">
      <style:text-properties fo:font-style="normal" fo:font-weight="normal" officeooo:rsid="014e522b" style:font-style-asian="normal" style:font-weight-asian="normal" style:font-style-complex="normal" style:font-weight-complex="normal"/>
    </style:style>
    <style:style style:name="T24" style:family="text">
      <style:text-properties fo:font-style="normal" fo:font-weight="normal" officeooo:rsid="017010d7" style:font-style-asian="normal" style:font-weight-asian="normal" style:font-style-complex="normal" style:font-weight-complex="normal"/>
    </style:style>
    <style:style style:name="T25" style:family="text">
      <style:text-properties fo:font-style="normal" fo:font-weight="normal" officeooo:rsid="0178052e" style:font-style-asian="normal" style:font-weight-asian="normal" style:font-style-complex="normal" style:font-weight-complex="normal"/>
    </style:style>
    <style:style style:name="T26" style:family="text">
      <style:text-properties fo:font-style="normal" fo:font-weight="normal" officeooo:rsid="018301e8" style:font-style-asian="normal" style:font-weight-asian="normal" style:font-style-complex="normal" style:font-weight-complex="normal"/>
    </style:style>
    <style:style style:name="T27" style:family="text">
      <style:text-properties officeooo:rsid="00490514"/>
    </style:style>
    <style:style style:name="T28" style:family="text">
      <style:text-properties officeooo:rsid="004a8c55"/>
    </style:style>
    <style:style style:name="T29" style:family="text">
      <style:text-properties officeooo:rsid="004b1f7f"/>
    </style:style>
    <style:style style:name="T30" style:family="text">
      <style:text-properties fo:color="#000000" loext:opacity="100%"/>
    </style:style>
    <style:style style:name="T31" style:family="text">
      <style:text-properties fo:color="#000000" loext:opacity="100%" style:font-name="Consolas" fo:font-size="10pt" style:font-size-asian="10pt"/>
    </style:style>
    <style:style style:name="T32" style:family="text">
      <style:text-properties fo:color="#000000" loext:opacity="100%" style:font-name="Consolas" fo:font-size="10pt" officeooo:rsid="00bc906c" style:font-size-asian="10pt"/>
    </style:style>
    <style:style style:name="T33" style:family="text">
      <style:text-properties fo:color="#000000" loext:opacity="100%" style:font-name="Consolas" fo:font-size="10pt" officeooo:rsid="019c70d8" style:font-size-asian="10pt"/>
    </style:style>
    <style:style style:name="T34" style:family="text">
      <style:text-properties fo:color="#000000" loext:opacity="100%" style:font-name="Consolas" fo:font-size="10pt" style:font-size-asian="10pt"/>
    </style:style>
    <style:style style:name="T35" style:family="text">
      <style:text-properties fo:color="#000000" loext:opacity="100%" style:font-name="Consolas" fo:font-size="10pt" fo:background-color="#ceccf7" loext:char-shading-value="0" style:font-size-asian="10pt"/>
    </style:style>
    <style:style style:name="T36" style:family="text">
      <style:text-properties fo:color="#000000" loext:opacity="100%" style:rfc-language-tag="es-ES-u-co-trad" fo:language="es" fo:country="ES"/>
    </style:style>
    <style:style style:name="T37" style:family="text">
      <style:text-properties fo:color="#2a00ff" loext:opacity="100%"/>
    </style:style>
    <style:style style:name="T38" style:family="text">
      <style:text-properties fo:color="#2a00ff" loext:opacity="100%" style:font-name="Consolas" fo:font-size="10pt" style:font-size-asian="10pt"/>
    </style:style>
    <style:style style:name="T39" style:family="text">
      <style:text-properties fo:color="#2a00ff" loext:opacity="100%" style:font-name="Consolas" fo:font-size="10pt" officeooo:rsid="00727fd3" style:font-size-asian="10pt"/>
    </style:style>
    <style:style style:name="T40" style:family="text">
      <style:text-properties fo:color="#2a00ff" loext:opacity="100%" style:font-name="Consolas" fo:font-size="10pt" officeooo:rsid="00bc1ead" style:font-size-asian="10pt"/>
    </style:style>
    <style:style style:name="T41" style:family="text">
      <style:text-properties fo:color="#2a00ff" loext:opacity="100%" style:font-name="Consolas" fo:font-size="10pt" officeooo:rsid="00bc906c" style:font-size-asian="10pt"/>
    </style:style>
    <style:style style:name="T42" style:family="text">
      <style:text-properties fo:color="#2a00ff" loext:opacity="100%" style:font-name="Consolas" fo:font-size="10pt" officeooo:rsid="00bd84ae" style:font-size-asian="10pt"/>
    </style:style>
    <style:style style:name="T43" style:family="text">
      <style:text-properties fo:color="#2a00ff" loext:opacity="100%" style:font-name="Consolas" fo:font-size="10pt" style:font-size-asian="10pt"/>
    </style:style>
    <style:style style:name="T44" style:family="text">
      <style:text-properties fo:color="#2a00ff" loext:opacity="100%" style:font-name="Consolas" fo:font-size="10pt" fo:background-color="#e8f2fe" loext:char-shading-value="0" style:font-size-asian="10pt"/>
    </style:style>
    <style:style style:name="T45" style:family="text">
      <style:text-properties fo:color="#2a00ff" loext:opacity="100%" style:font-name="Consolas" fo:font-size="10pt" style:text-underline-style="solid" style:text-underline-width="auto" style:text-underline-color="font-color" style:font-size-asian="10pt"/>
    </style:style>
    <style:style style:name="T46" style:family="text">
      <style:text-properties style:font-name="Consolas" fo:font-size="10pt" style:font-size-asian="10pt"/>
    </style:style>
    <style:style style:name="T47" style:family="text">
      <style:text-properties style:font-name="Consolas" fo:font-size="10pt" fo:background-color="#e8f2fe" loext:char-shading-value="0" style:font-size-asian="10pt"/>
    </style:style>
    <style:style style:name="T48" style:family="text">
      <style:text-properties officeooo:rsid="0051d571"/>
    </style:style>
    <style:style style:name="T49" style:family="text">
      <style:text-properties officeooo:rsid="0051f614"/>
    </style:style>
    <style:style style:name="T50" style:family="text">
      <style:text-properties fo:color="#3f7f5f" loext:opacity="100%" style:font-name="Consolas" fo:font-size="10pt" style:font-size-asian="10pt"/>
    </style:style>
    <style:style style:name="T51" style:family="text">
      <style:text-properties fo:color="#3f7f5f" loext:opacity="100%" style:font-name="Consolas" fo:font-size="10pt" officeooo:rsid="00bc906c" style:font-size-asian="10pt"/>
    </style:style>
    <style:style style:name="T52" style:family="text">
      <style:text-properties fo:color="#3f7f5f" loext:opacity="100%" style:font-name="Consolas" fo:font-size="10pt" officeooo:rsid="00bd84ae" style:font-size-asian="10pt"/>
    </style:style>
    <style:style style:name="T53" style:family="text">
      <style:text-properties fo:color="#3f7f5f" loext:opacity="100%" style:font-name="Consolas" fo:font-size="10pt" style:font-size-asian="10pt"/>
    </style:style>
    <style:style style:name="T54" style:family="text">
      <style:text-properties fo:color="#3f7f5f" loext:opacity="100%" style:font-name="Consolas" fo:font-size="10pt" style:text-underline-style="solid" style:text-underline-width="auto" style:text-underline-color="font-color" style:font-size-asian="10pt"/>
    </style:style>
    <style:style style:name="T55" style:family="text">
      <style:text-properties fo:color="#3f7f5f" loext:opacity="100%" style:font-name="Consolas" fo:font-size="10pt" style:text-underline-style="solid" style:text-underline-width="auto" style:text-underline-color="font-color" style:font-size-asian="10pt"/>
    </style:style>
    <style:style style:name="T56" style:family="text">
      <style:text-properties officeooo:rsid="005a0c2d"/>
    </style:style>
    <style:style style:name="T57" style:family="text">
      <style:text-properties officeooo:rsid="005aa5a7"/>
    </style:style>
    <style:style style:name="T58" style:family="text">
      <style:text-properties officeooo:rsid="00649684"/>
    </style:style>
    <style:style style:name="T59" style:family="text">
      <style:text-properties officeooo:rsid="00684807"/>
    </style:style>
    <style:style style:name="T60" style:family="text">
      <style:text-properties officeooo:rsid="0068f60b"/>
    </style:style>
    <style:style style:name="T61" style:family="text">
      <style:text-properties officeooo:rsid="006ae1bd"/>
    </style:style>
    <style:style style:name="T62" style:family="text">
      <style:text-properties officeooo:rsid="006cc756"/>
    </style:style>
    <style:style style:name="T63" style:family="text">
      <style:text-properties officeooo:rsid="006cf7b0"/>
    </style:style>
    <style:style style:name="T64" style:family="text">
      <style:text-properties officeooo:rsid="00709e6b"/>
    </style:style>
    <style:style style:name="T65" style:family="text">
      <style:text-properties officeooo:rsid="00727fd3"/>
    </style:style>
    <style:style style:name="T66" style:family="text">
      <style:text-properties fo:color="#7f0055" loext:opacity="100%" style:font-name="Consolas" fo:font-size="10pt" fo:font-weight="bold" style:font-size-asian="10pt" style:font-weight-asian="bold"/>
    </style:style>
    <style:style style:name="T67" style:family="text">
      <style:text-properties fo:color="#7f0055" loext:opacity="100%" style:font-name="Consolas" fo:font-size="10pt" fo:font-weight="bold" style:font-size-asian="10pt" style:font-weight-asian="bold"/>
    </style:style>
    <style:style style:name="T68" style:family="text">
      <style:text-properties fo:color="#7f0055" loext:opacity="100%" fo:font-weight="bold" style:font-weight-asian="bold"/>
    </style:style>
    <style:style style:name="T69" style:family="text">
      <style:text-properties officeooo:rsid="0077cbd3"/>
    </style:style>
    <style:style style:name="T70" style:family="text">
      <style:text-properties fo:color="#007dc3" loext:opacity="100%" style:font-name="Calibri1" fo:font-size="18pt" officeooo:rsid="001bba47" style:font-size-asian="18pt" style:font-size-complex="18pt"/>
    </style:style>
    <style:style style:name="T71" style:family="text">
      <style:text-properties fo:color="#007dc3" loext:opacity="100%" style:font-name="Calibri1" fo:font-size="18pt" officeooo:rsid="002651fa" style:font-size-asian="18pt" style:font-size-complex="18pt"/>
    </style:style>
    <style:style style:name="T72" style:family="text">
      <style:text-properties fo:color="#007dc3" loext:opacity="100%" style:font-name="Calibri1" fo:font-size="18pt" officeooo:rsid="008e988b" style:font-size-asian="18pt" style:font-size-complex="18pt"/>
    </style:style>
    <style:style style:name="T73" style:family="text">
      <style:text-properties fo:color="#007dc3" loext:opacity="100%" style:font-name="Calibri1" fo:font-size="18pt" officeooo:rsid="017acb36" style:font-size-asian="18pt" style:font-size-complex="18pt"/>
    </style:style>
    <style:style style:name="T74" style:family="text">
      <style:text-properties fo:color="#007dc3" loext:opacity="100%" style:font-name="Calibri1" fo:font-size="18pt" officeooo:rsid="019bdb2b" style:font-size-asian="18pt" style:font-size-complex="18pt"/>
    </style:style>
    <style:style style:name="T75" style:family="text">
      <style:text-properties fo:color="#007dc3" loext:opacity="100%" style:font-name="Calibri1" fo:font-size="18pt" officeooo:rsid="0225c869" style:font-size-asian="18pt" style:font-size-complex="18pt"/>
    </style:style>
    <style:style style:name="T76" style:family="text">
      <style:text-properties fo:color="#007dc3" loext:opacity="100%" style:font-name="Calibri1" fo:font-size="18pt" officeooo:rsid="023a472e" style:font-size-asian="18pt" style:font-size-complex="18pt"/>
    </style:style>
    <style:style style:name="T77" style:family="text">
      <style:text-properties fo:color="#007dc3" loext:opacity="100%" style:font-name="Calibri1" fo:font-size="18pt" officeooo:rsid="023df688" style:font-size-asian="18pt" style:font-size-complex="18pt"/>
    </style:style>
    <style:style style:name="T78" style:family="text">
      <style:text-properties fo:color="#007dc3" loext:opacity="100%" style:font-name="Calibri1" fo:font-size="18pt" style:rfc-language-tag="es-ES-u-co-trad" fo:language="es" fo:country="ES" officeooo:rsid="023f8886" style:font-size-asian="18pt" style:font-size-complex="18pt"/>
    </style:style>
    <style:style style:name="T79" style:family="text">
      <style:text-properties fo:color="#007dc3" loext:opacity="100%" style:font-name="Calibri1" fo:font-size="18pt" style:rfc-language-tag="es-ES-u-co-trad" fo:language="es" fo:country="ES" officeooo:rsid="024296d2" style:font-size-asian="18pt" style:font-size-complex="18pt"/>
    </style:style>
    <style:style style:name="T80" style:family="text">
      <style:text-properties fo:color="#007dc3" loext:opacity="100%" style:font-name="Calibri2" fo:font-size="14pt" fo:font-style="normal" fo:font-weight="bold" officeooo:rsid="00469a69" style:font-name-asian="Noto Sans CJK SC Regular" style:font-size-asian="16.1000003814697pt" style:font-weight-asian="bold" style:font-name-complex="Lohit Devanagari1" style:font-size-complex="16.1000003814697pt" style:font-weight-complex="bold"/>
    </style:style>
    <style:style style:name="T81" style:family="text">
      <style:text-properties fo:color="#007dc3" loext:opacity="100%" style:font-name="Calibri2" fo:font-size="14pt" fo:font-style="normal" fo:font-weight="bold" officeooo:rsid="0087d185" style:font-name-asian="Noto Sans CJK SC Regular" style:font-size-asian="16.1000003814697pt" style:font-weight-asian="bold" style:font-name-complex="Lohit Devanagari1" style:font-size-complex="16.1000003814697pt" style:font-weight-complex="bold"/>
    </style:style>
    <style:style style:name="T82" style:family="text">
      <style:text-properties fo:color="#007dc3" loext:opacity="100%" style:font-name="Calibri2" fo:font-size="14pt" fo:font-style="normal" fo:font-weight="bold" officeooo:rsid="008c37e8" style:font-name-asian="Noto Sans CJK SC Regular" style:font-size-asian="16.1000003814697pt" style:font-weight-asian="bold" style:font-name-complex="Lohit Devanagari1" style:font-size-complex="16.1000003814697pt" style:font-weight-complex="bold"/>
    </style:style>
    <style:style style:name="T83" style:family="text">
      <style:text-properties fo:color="#007dc3" loext:opacity="100%" style:font-name="Calibri2" fo:font-size="14pt" fo:font-style="normal" fo:font-weight="bold" officeooo:rsid="00964fe4" style:font-name-asian="Noto Sans CJK SC Regular" style:font-size-asian="16.1000003814697pt" style:font-weight-asian="bold" style:font-name-complex="Lohit Devanagari1" style:font-size-complex="16.1000003814697pt" style:font-weight-complex="bold"/>
    </style:style>
    <style:style style:name="T84" style:family="text">
      <style:text-properties fo:color="#007dc3" loext:opacity="100%" style:font-name="Calibri2" fo:font-size="14pt" fo:font-style="normal" fo:font-weight="bold" officeooo:rsid="00977789" style:font-name-asian="Noto Sans CJK SC Regular" style:font-size-asian="16.1000003814697pt" style:font-weight-asian="bold" style:font-name-complex="Lohit Devanagari1" style:font-size-complex="16.1000003814697pt" style:font-weight-complex="bold"/>
    </style:style>
    <style:style style:name="T85" style:family="text">
      <style:text-properties fo:color="#007dc3" loext:opacity="100%" style:font-name="Calibri2" fo:font-size="14pt" fo:font-style="normal" fo:font-weight="bold" officeooo:rsid="009e01e9" style:font-name-asian="Noto Sans CJK SC Regular" style:font-size-asian="16.1000003814697pt" style:font-weight-asian="bold" style:font-name-complex="Lohit Devanagari1" style:font-size-complex="16.1000003814697pt" style:font-weight-complex="bold"/>
    </style:style>
    <style:style style:name="T86" style:family="text">
      <style:text-properties fo:color="#007dc3" loext:opacity="100%" style:font-name="Calibri2" fo:font-size="14pt" fo:font-style="normal" fo:font-weight="bold" officeooo:rsid="009fa0eb" style:font-name-asian="Noto Sans CJK SC Regular" style:font-size-asian="16.1000003814697pt" style:font-weight-asian="bold" style:font-name-complex="Lohit Devanagari1" style:font-size-complex="16.1000003814697pt" style:font-weight-complex="bold"/>
    </style:style>
    <style:style style:name="T87" style:family="text">
      <style:text-properties fo:color="#007dc3" loext:opacity="100%" style:font-name="Calibri2" fo:font-size="14pt" fo:font-style="normal" fo:font-weight="bold" officeooo:rsid="00a621ab" style:font-name-asian="Noto Sans CJK SC Regular" style:font-size-asian="16.1000003814697pt" style:font-weight-asian="bold" style:font-name-complex="Lohit Devanagari1" style:font-size-complex="16.1000003814697pt" style:font-weight-complex="bold"/>
    </style:style>
    <style:style style:name="T88" style:family="text">
      <style:text-properties fo:color="#007dc3" loext:opacity="100%" style:font-name="Calibri2" fo:font-size="14pt" fo:font-style="normal" fo:font-weight="bold" officeooo:rsid="00b1b7d9" style:font-name-asian="Noto Sans CJK SC Regular" style:font-size-asian="16.1000003814697pt" style:font-weight-asian="bold" style:font-name-complex="Lohit Devanagari1" style:font-size-complex="16.1000003814697pt" style:font-weight-complex="bold"/>
    </style:style>
    <style:style style:name="T89" style:family="text">
      <style:text-properties fo:color="#007dc3" loext:opacity="100%" style:font-name="Calibri2" fo:font-size="14pt" fo:font-style="normal" fo:font-weight="bold" officeooo:rsid="00bb6d03" style:font-name-asian="Noto Sans CJK SC Regular" style:font-size-asian="16.1000003814697pt" style:font-weight-asian="bold" style:font-name-complex="Lohit Devanagari1" style:font-size-complex="16.1000003814697pt" style:font-weight-complex="bold"/>
    </style:style>
    <style:style style:name="T90" style:family="text">
      <style:text-properties fo:color="#007dc3" loext:opacity="100%" style:font-name="Calibri2" fo:font-size="14pt" fo:font-style="normal" fo:font-weight="bold" officeooo:rsid="00c0adb5" style:font-name-asian="Noto Sans CJK SC Regular" style:font-size-asian="16.1000003814697pt" style:font-weight-asian="bold" style:font-name-complex="Lohit Devanagari1" style:font-size-complex="16.1000003814697pt" style:font-weight-complex="bold"/>
    </style:style>
    <style:style style:name="T91" style:family="text">
      <style:text-properties fo:color="#007dc3" loext:opacity="100%" style:font-name="Calibri2" fo:font-size="14pt" fo:font-style="normal" fo:font-weight="bold" officeooo:rsid="00cc1c4c" style:font-name-asian="Noto Sans CJK SC Regular" style:font-size-asian="16.1000003814697pt" style:font-weight-asian="bold" style:font-name-complex="Lohit Devanagari1" style:font-size-complex="16.1000003814697pt" style:font-weight-complex="bold"/>
    </style:style>
    <style:style style:name="T92" style:family="text">
      <style:text-properties fo:color="#007dc3" loext:opacity="100%" style:font-name="Calibri2" fo:font-size="14pt" fo:font-style="normal" fo:font-weight="bold" officeooo:rsid="00cc29a3" style:font-name-asian="Noto Sans CJK SC Regular" style:font-size-asian="16.1000003814697pt" style:font-weight-asian="bold" style:font-name-complex="Lohit Devanagari1" style:font-size-complex="16.1000003814697pt" style:font-weight-complex="bold"/>
    </style:style>
    <style:style style:name="T93" style:family="text">
      <style:text-properties fo:color="#007dc3" loext:opacity="100%" style:font-name="Calibri2" fo:font-size="14pt" fo:font-style="normal" fo:font-weight="bold" officeooo:rsid="00d823ce" style:font-name-asian="Noto Sans CJK SC Regular" style:font-size-asian="16.1000003814697pt" style:font-weight-asian="bold" style:font-name-complex="Lohit Devanagari1" style:font-size-complex="16.1000003814697pt" style:font-weight-complex="bold"/>
    </style:style>
    <style:style style:name="T94" style:family="text">
      <style:text-properties fo:color="#007dc3" loext:opacity="100%" style:font-name="Calibri2" fo:font-size="14pt" fo:font-style="normal" fo:font-weight="bold" officeooo:rsid="00d83d57" style:font-name-asian="Noto Sans CJK SC Regular" style:font-size-asian="16.1000003814697pt" style:font-weight-asian="bold" style:font-name-complex="Lohit Devanagari1" style:font-size-complex="16.1000003814697pt" style:font-weight-complex="bold"/>
    </style:style>
    <style:style style:name="T95" style:family="text">
      <style:text-properties fo:color="#007dc3" loext:opacity="100%" style:font-name="Calibri2" fo:font-size="14pt" fo:font-style="normal" fo:font-weight="bold" officeooo:rsid="00e423b2" style:font-name-asian="Noto Sans CJK SC Regular" style:font-size-asian="16.1000003814697pt" style:font-weight-asian="bold" style:font-name-complex="Lohit Devanagari1" style:font-size-complex="16.1000003814697pt" style:font-weight-complex="bold"/>
    </style:style>
    <style:style style:name="T96" style:family="text">
      <style:text-properties fo:color="#007dc3" loext:opacity="100%" style:font-name="Calibri2" fo:font-size="14pt" fo:font-style="normal" fo:font-weight="bold" officeooo:rsid="00ec8d5c" style:font-name-asian="Noto Sans CJK SC Regular" style:font-size-asian="16.1000003814697pt" style:font-weight-asian="bold" style:font-name-complex="Lohit Devanagari1" style:font-size-complex="16.1000003814697pt" style:font-weight-complex="bold"/>
    </style:style>
    <style:style style:name="T97" style:family="text">
      <style:text-properties fo:color="#007dc3" loext:opacity="100%" style:font-name="Calibri2" fo:font-size="14pt" fo:font-style="normal" fo:font-weight="bold" officeooo:rsid="00ee4b65" style:font-name-asian="Noto Sans CJK SC Regular" style:font-size-asian="16.1000003814697pt" style:font-weight-asian="bold" style:font-name-complex="Lohit Devanagari1" style:font-size-complex="16.1000003814697pt" style:font-weight-complex="bold"/>
    </style:style>
    <style:style style:name="T98" style:family="text">
      <style:text-properties fo:color="#007dc3" loext:opacity="100%" style:font-name="Calibri2" fo:font-size="14pt" fo:font-style="normal" fo:font-weight="bold" officeooo:rsid="00f24af6" style:font-name-asian="Noto Sans CJK SC Regular" style:font-size-asian="16.1000003814697pt" style:font-weight-asian="bold" style:font-name-complex="Lohit Devanagari1" style:font-size-complex="16.1000003814697pt" style:font-weight-complex="bold"/>
    </style:style>
    <style:style style:name="T99" style:family="text">
      <style:text-properties fo:color="#007dc3" loext:opacity="100%" style:font-name="Calibri2" fo:font-size="14pt" fo:font-style="normal" fo:font-weight="bold" officeooo:rsid="00fe1856" style:font-name-asian="Noto Sans CJK SC Regular" style:font-size-asian="16.1000003814697pt" style:font-weight-asian="bold" style:font-name-complex="Lohit Devanagari1" style:font-size-complex="16.1000003814697pt" style:font-weight-complex="bold"/>
    </style:style>
    <style:style style:name="T100" style:family="text">
      <style:text-properties fo:color="#007dc3" loext:opacity="100%" style:font-name="Calibri2" fo:font-size="14pt" fo:font-style="normal" fo:font-weight="bold" officeooo:rsid="0108b8e9" style:font-name-asian="Noto Sans CJK SC Regular" style:font-size-asian="16.1000003814697pt" style:font-weight-asian="bold" style:font-name-complex="Lohit Devanagari1" style:font-size-complex="16.1000003814697pt" style:font-weight-complex="bold"/>
    </style:style>
    <style:style style:name="T101" style:family="text">
      <style:text-properties fo:color="#007dc3" loext:opacity="100%" style:font-name="Calibri2" fo:font-size="14pt" fo:font-style="normal" fo:font-weight="bold" officeooo:rsid="0113c6d3" style:font-name-asian="Noto Sans CJK SC Regular" style:font-size-asian="16.1000003814697pt" style:font-weight-asian="bold" style:font-name-complex="Lohit Devanagari1" style:font-size-complex="16.1000003814697pt" style:font-weight-complex="bold"/>
    </style:style>
    <style:style style:name="T102" style:family="text">
      <style:text-properties fo:color="#007dc3" loext:opacity="100%" style:font-name="Calibri2" fo:font-size="14pt" fo:font-style="normal" fo:font-weight="bold" officeooo:rsid="011b3c62" style:font-name-asian="Noto Sans CJK SC Regular" style:font-size-asian="16.1000003814697pt" style:font-weight-asian="bold" style:font-name-complex="Lohit Devanagari1" style:font-size-complex="16.1000003814697pt" style:font-weight-complex="bold"/>
    </style:style>
    <style:style style:name="T103" style:family="text">
      <style:text-properties fo:color="#007dc3" loext:opacity="100%" style:font-name="Calibri2" fo:font-size="14pt" fo:font-style="normal" fo:font-weight="bold" officeooo:rsid="011b7554" style:font-name-asian="Noto Sans CJK SC Regular" style:font-size-asian="16.1000003814697pt" style:font-weight-asian="bold" style:font-name-complex="Lohit Devanagari1" style:font-size-complex="16.1000003814697pt" style:font-weight-complex="bold"/>
    </style:style>
    <style:style style:name="T104" style:family="text">
      <style:text-properties fo:color="#007dc3" loext:opacity="100%" style:font-name="Calibri2" fo:font-size="14pt" fo:font-style="normal" fo:font-weight="bold" officeooo:rsid="01256941" style:font-name-asian="Noto Sans CJK SC Regular" style:font-size-asian="16.1000003814697pt" style:font-weight-asian="bold" style:font-name-complex="Lohit Devanagari1" style:font-size-complex="16.1000003814697pt" style:font-weight-complex="bold"/>
    </style:style>
    <style:style style:name="T105" style:family="text">
      <style:text-properties fo:color="#007dc3" loext:opacity="100%" style:font-name="Calibri2" fo:font-size="14pt" fo:font-style="normal" fo:font-weight="bold" officeooo:rsid="0129def4" style:font-name-asian="Noto Sans CJK SC Regular" style:font-size-asian="16.1000003814697pt" style:font-weight-asian="bold" style:font-name-complex="Lohit Devanagari1" style:font-size-complex="16.1000003814697pt" style:font-weight-complex="bold"/>
    </style:style>
    <style:style style:name="T106" style:family="text">
      <style:text-properties fo:color="#007dc3" loext:opacity="100%" style:font-name="Calibri2" fo:font-size="14pt" fo:font-style="normal" fo:font-weight="bold" officeooo:rsid="012d2168" style:font-name-asian="Noto Sans CJK SC Regular" style:font-size-asian="16.1000003814697pt" style:font-weight-asian="bold" style:font-name-complex="Lohit Devanagari1" style:font-size-complex="16.1000003814697pt" style:font-weight-complex="bold"/>
    </style:style>
    <style:style style:name="T107" style:family="text">
      <style:text-properties fo:color="#007dc3" loext:opacity="100%" style:font-name="Calibri2" fo:font-size="14pt" fo:font-style="normal" fo:font-weight="bold" officeooo:rsid="01355a2b" style:font-name-asian="Noto Sans CJK SC Regular" style:font-size-asian="16.1000003814697pt" style:font-weight-asian="bold" style:font-name-complex="Lohit Devanagari1" style:font-size-complex="16.1000003814697pt" style:font-weight-complex="bold"/>
    </style:style>
    <style:style style:name="T108" style:family="text">
      <style:text-properties fo:color="#007dc3" loext:opacity="100%" style:font-name="Calibri2" fo:font-size="14pt" fo:font-style="normal" fo:font-weight="bold" officeooo:rsid="0139a139" style:font-name-asian="Noto Sans CJK SC Regular" style:font-size-asian="16.1000003814697pt" style:font-weight-asian="bold" style:font-name-complex="Lohit Devanagari1" style:font-size-complex="16.1000003814697pt" style:font-weight-complex="bold"/>
    </style:style>
    <style:style style:name="T109" style:family="text">
      <style:text-properties fo:color="#007dc3" loext:opacity="100%" style:font-name="Calibri2" fo:font-size="14pt" fo:font-style="normal" fo:font-weight="bold" officeooo:rsid="013b0ce7" style:font-name-asian="Noto Sans CJK SC Regular" style:font-size-asian="16.1000003814697pt" style:font-weight-asian="bold" style:font-name-complex="Lohit Devanagari1" style:font-size-complex="16.1000003814697pt" style:font-weight-complex="bold"/>
    </style:style>
    <style:style style:name="T110" style:family="text">
      <style:text-properties fo:color="#007dc3" loext:opacity="100%" style:font-name="Calibri2" fo:font-size="14pt" fo:font-style="normal" fo:font-weight="bold" officeooo:rsid="0141f80b" style:font-name-asian="Noto Sans CJK SC Regular" style:font-size-asian="16.1000003814697pt" style:font-weight-asian="bold" style:font-name-complex="Lohit Devanagari1" style:font-size-complex="16.1000003814697pt" style:font-weight-complex="bold"/>
    </style:style>
    <style:style style:name="T111" style:family="text">
      <style:text-properties fo:color="#007dc3" loext:opacity="100%" style:font-name="Calibri2" fo:font-size="14pt" fo:font-style="normal" fo:font-weight="bold" officeooo:rsid="0143c17c" style:font-name-asian="Noto Sans CJK SC Regular" style:font-size-asian="16.1000003814697pt" style:font-weight-asian="bold" style:font-name-complex="Lohit Devanagari1" style:font-size-complex="16.1000003814697pt" style:font-weight-complex="bold"/>
    </style:style>
    <style:style style:name="T112" style:family="text">
      <style:text-properties fo:color="#007dc3" loext:opacity="100%" style:font-name="Calibri2" fo:font-size="14pt" fo:font-style="normal" fo:font-weight="bold" officeooo:rsid="015005de" style:font-name-asian="Noto Sans CJK SC Regular" style:font-size-asian="16.1000003814697pt" style:font-weight-asian="bold" style:font-name-complex="Lohit Devanagari1" style:font-size-complex="16.1000003814697pt" style:font-weight-complex="bold"/>
    </style:style>
    <style:style style:name="T113" style:family="text">
      <style:text-properties fo:color="#007dc3" loext:opacity="100%" style:font-name="Calibri2" fo:font-size="14pt" fo:font-style="normal" fo:font-weight="bold" officeooo:rsid="015b0446" style:font-name-asian="Noto Sans CJK SC Regular" style:font-size-asian="16.1000003814697pt" style:font-weight-asian="bold" style:font-name-complex="Lohit Devanagari1" style:font-size-complex="16.1000003814697pt" style:font-weight-complex="bold"/>
    </style:style>
    <style:style style:name="T114" style:family="text">
      <style:text-properties fo:color="#007dc3" loext:opacity="100%" style:font-name="Calibri2" fo:font-size="14pt" fo:font-style="normal" fo:font-weight="bold" officeooo:rsid="015da402" style:font-name-asian="Noto Sans CJK SC Regular" style:font-size-asian="16.1000003814697pt" style:font-weight-asian="bold" style:font-name-complex="Lohit Devanagari1" style:font-size-complex="16.1000003814697pt" style:font-weight-complex="bold"/>
    </style:style>
    <style:style style:name="T115" style:family="text">
      <style:text-properties fo:color="#007dc3" loext:opacity="100%" style:font-name="Calibri2" fo:font-size="14pt" fo:font-style="normal" fo:font-weight="bold" officeooo:rsid="01645a86" style:font-name-asian="Noto Sans CJK SC Regular" style:font-size-asian="16.1000003814697pt" style:font-weight-asian="bold" style:font-name-complex="Lohit Devanagari1" style:font-size-complex="16.1000003814697pt" style:font-weight-complex="bold"/>
    </style:style>
    <style:style style:name="T116" style:family="text">
      <style:text-properties fo:color="#007dc3" loext:opacity="100%" style:font-name="Calibri2" fo:font-size="14pt" fo:font-style="normal" fo:font-weight="bold" officeooo:rsid="01648e83" style:font-name-asian="Noto Sans CJK SC Regular" style:font-size-asian="16.1000003814697pt" style:font-weight-asian="bold" style:font-name-complex="Lohit Devanagari1" style:font-size-complex="16.1000003814697pt" style:font-weight-complex="bold"/>
    </style:style>
    <style:style style:name="T117" style:family="text">
      <style:text-properties fo:color="#007dc3" loext:opacity="100%" style:font-name="Calibri2" fo:font-size="14pt" fo:font-style="normal" fo:font-weight="bold" officeooo:rsid="016656a5" style:font-name-asian="Noto Sans CJK SC Regular" style:font-size-asian="16.1000003814697pt" style:font-weight-asian="bold" style:font-name-complex="Lohit Devanagari1" style:font-size-complex="16.1000003814697pt" style:font-weight-complex="bold"/>
    </style:style>
    <style:style style:name="T118" style:family="text">
      <style:text-properties fo:color="#007dc3" loext:opacity="100%" style:font-name="Calibri2" fo:font-size="14pt" fo:font-style="normal" fo:font-weight="bold" officeooo:rsid="0174bad4" style:font-name-asian="Noto Sans CJK SC Regular" style:font-size-asian="16.1000003814697pt" style:font-weight-asian="bold" style:font-name-complex="Lohit Devanagari1" style:font-size-complex="16.1000003814697pt" style:font-weight-complex="bold"/>
    </style:style>
    <style:style style:name="T119" style:family="text">
      <style:text-properties fo:color="#007dc3" loext:opacity="100%" style:font-name="Calibri2" fo:font-size="14pt" fo:font-style="normal" fo:font-weight="bold" officeooo:rsid="01786de4" style:font-name-asian="Noto Sans CJK SC Regular" style:font-size-asian="16.1000003814697pt" style:font-weight-asian="bold" style:font-name-complex="Lohit Devanagari1" style:font-size-complex="16.1000003814697pt" style:font-weight-complex="bold"/>
    </style:style>
    <style:style style:name="T120" style:family="text">
      <style:text-properties fo:color="#007dc3" loext:opacity="100%" style:font-name="Calibri2" fo:font-size="14pt" fo:font-style="normal" fo:font-weight="bold" officeooo:rsid="017acb36" style:font-name-asian="Noto Sans CJK SC Regular" style:font-size-asian="16.1000003814697pt" style:font-weight-asian="bold" style:font-name-complex="Lohit Devanagari1" style:font-size-complex="16.1000003814697pt" style:font-weight-complex="bold"/>
    </style:style>
    <style:style style:name="T121" style:family="text">
      <style:text-properties fo:color="#007dc3" loext:opacity="100%" style:font-name="Calibri2" fo:font-size="14pt" fo:font-style="normal" fo:font-weight="bold" officeooo:rsid="01805081" style:font-name-asian="Noto Sans CJK SC Regular" style:font-size-asian="16.1000003814697pt" style:font-weight-asian="bold" style:font-name-complex="Lohit Devanagari1" style:font-size-complex="16.1000003814697pt" style:font-weight-complex="bold"/>
    </style:style>
    <style:style style:name="T122" style:family="text">
      <style:text-properties fo:color="#007dc3" loext:opacity="100%" style:font-name="Calibri2" fo:font-size="14pt" fo:font-style="normal" fo:font-weight="bold" officeooo:rsid="018f6cd1" style:font-name-asian="Noto Sans CJK SC Regular" style:font-size-asian="16.1000003814697pt" style:font-weight-asian="bold" style:font-name-complex="Lohit Devanagari1" style:font-size-complex="16.1000003814697pt" style:font-weight-complex="bold"/>
    </style:style>
    <style:style style:name="T123" style:family="text">
      <style:text-properties fo:color="#007dc3" loext:opacity="100%" style:font-name="Calibri2" fo:font-size="14pt" fo:font-style="normal" fo:font-weight="bold" officeooo:rsid="01925ec7" style:font-name-asian="Noto Sans CJK SC Regular" style:font-size-asian="16.1000003814697pt" style:font-weight-asian="bold" style:font-name-complex="Lohit Devanagari1" style:font-size-complex="16.1000003814697pt" style:font-weight-complex="bold"/>
    </style:style>
    <style:style style:name="T124" style:family="text">
      <style:text-properties fo:color="#007dc3" loext:opacity="100%" style:font-name="Calibri2" fo:font-size="14pt" fo:font-style="normal" fo:font-weight="bold" officeooo:rsid="0194ea44" style:font-name-asian="Noto Sans CJK SC Regular" style:font-size-asian="16.1000003814697pt" style:font-weight-asian="bold" style:font-name-complex="Lohit Devanagari1" style:font-size-complex="16.1000003814697pt" style:font-weight-complex="bold"/>
    </style:style>
    <style:style style:name="T125" style:family="text">
      <style:text-properties fo:color="#007dc3" loext:opacity="100%" style:font-name="Calibri2" fo:font-size="14pt" fo:font-style="normal" fo:font-weight="bold" officeooo:rsid="019e0408" style:font-name-asian="Noto Sans CJK SC Regular" style:font-size-asian="16.1000003814697pt" style:font-weight-asian="bold" style:font-name-complex="Lohit Devanagari1" style:font-size-complex="16.1000003814697pt" style:font-weight-complex="bold"/>
    </style:style>
    <style:style style:name="T126" style:family="text">
      <style:text-properties fo:color="#007dc3" loext:opacity="100%" style:font-name="Calibri2" fo:font-size="14pt" fo:font-style="normal" fo:font-weight="bold" officeooo:rsid="01a67c7f" style:font-name-asian="Noto Sans CJK SC Regular" style:font-size-asian="16.1000003814697pt" style:font-weight-asian="bold" style:font-name-complex="Lohit Devanagari1" style:font-size-complex="16.1000003814697pt" style:font-weight-complex="bold"/>
    </style:style>
    <style:style style:name="T127" style:family="text">
      <style:text-properties fo:color="#007dc3" loext:opacity="100%" style:font-name="Calibri2" fo:font-size="14pt" fo:font-style="normal" fo:font-weight="bold" officeooo:rsid="01adf4bf" style:font-name-asian="Noto Sans CJK SC Regular" style:font-size-asian="16.1000003814697pt" style:font-weight-asian="bold" style:font-name-complex="Lohit Devanagari1" style:font-size-complex="16.1000003814697pt" style:font-weight-complex="bold"/>
    </style:style>
    <style:style style:name="T128" style:family="text">
      <style:text-properties fo:color="#007dc3" loext:opacity="100%" style:font-name="Calibri2" fo:font-size="14pt" fo:font-style="normal" fo:font-weight="bold" officeooo:rsid="01be9b67" style:font-name-asian="Noto Sans CJK SC Regular" style:font-size-asian="16.1000003814697pt" style:font-weight-asian="bold" style:font-name-complex="Lohit Devanagari1" style:font-size-complex="16.1000003814697pt" style:font-weight-complex="bold"/>
    </style:style>
    <style:style style:name="T129" style:family="text">
      <style:text-properties fo:color="#007dc3" loext:opacity="100%" style:font-name="Calibri2" fo:font-size="14pt" fo:font-style="normal" fo:font-weight="bold" officeooo:rsid="01c8db06" style:font-name-asian="Noto Sans CJK SC Regular" style:font-size-asian="16.1000003814697pt" style:font-weight-asian="bold" style:font-name-complex="Lohit Devanagari1" style:font-size-complex="16.1000003814697pt" style:font-weight-complex="bold"/>
    </style:style>
    <style:style style:name="T130" style:family="text">
      <style:text-properties fo:color="#007dc3" loext:opacity="100%" style:font-name="Calibri2" fo:font-size="14pt" fo:font-style="normal" fo:font-weight="bold" officeooo:rsid="01c9fa0a" style:font-name-asian="Noto Sans CJK SC Regular" style:font-size-asian="16.1000003814697pt" style:font-weight-asian="bold" style:font-name-complex="Lohit Devanagari1" style:font-size-complex="16.1000003814697pt" style:font-weight-complex="bold"/>
    </style:style>
    <style:style style:name="T131" style:family="text">
      <style:text-properties fo:color="#007dc3" loext:opacity="100%" style:font-name="Calibri2" fo:font-size="14pt" fo:font-style="normal" fo:font-weight="bold" officeooo:rsid="01d4f7bc" style:font-name-asian="Noto Sans CJK SC Regular" style:font-size-asian="16.1000003814697pt" style:font-weight-asian="bold" style:font-name-complex="Lohit Devanagari1" style:font-size-complex="16.1000003814697pt" style:font-weight-complex="bold"/>
    </style:style>
    <style:style style:name="T132" style:family="text">
      <style:text-properties fo:color="#007dc3" loext:opacity="100%" style:font-name="Calibri2" fo:font-size="14pt" fo:font-style="normal" fo:font-weight="bold" officeooo:rsid="01d621aa" style:font-name-asian="Noto Sans CJK SC Regular" style:font-size-asian="16.1000003814697pt" style:font-weight-asian="bold" style:font-name-complex="Lohit Devanagari1" style:font-size-complex="16.1000003814697pt" style:font-weight-complex="bold"/>
    </style:style>
    <style:style style:name="T133" style:family="text">
      <style:text-properties fo:color="#007dc3" loext:opacity="100%" style:font-name="Calibri2" fo:font-size="14pt" fo:font-style="normal" fo:font-weight="bold" officeooo:rsid="01da5e60" style:font-name-asian="Noto Sans CJK SC Regular" style:font-size-asian="16.1000003814697pt" style:font-weight-asian="bold" style:font-name-complex="Lohit Devanagari1" style:font-size-complex="16.1000003814697pt" style:font-weight-complex="bold"/>
    </style:style>
    <style:style style:name="T134" style:family="text">
      <style:text-properties fo:color="#007dc3" loext:opacity="100%" style:font-name="Calibri2" fo:font-size="14pt" fo:font-style="normal" fo:font-weight="bold" officeooo:rsid="01e0042e" style:font-name-asian="Noto Sans CJK SC Regular" style:font-size-asian="16.1000003814697pt" style:font-weight-asian="bold" style:font-name-complex="Lohit Devanagari1" style:font-size-complex="16.1000003814697pt" style:font-weight-complex="bold"/>
    </style:style>
    <style:style style:name="T135" style:family="text">
      <style:text-properties fo:color="#007dc3" loext:opacity="100%" style:font-name="Calibri2" fo:font-size="14pt" fo:font-style="normal" fo:font-weight="bold" officeooo:rsid="01e7b39b" style:font-name-asian="Noto Sans CJK SC Regular" style:font-size-asian="16.1000003814697pt" style:font-weight-asian="bold" style:font-name-complex="Lohit Devanagari1" style:font-size-complex="16.1000003814697pt" style:font-weight-complex="bold"/>
    </style:style>
    <style:style style:name="T136" style:family="text">
      <style:text-properties fo:color="#007dc3" loext:opacity="100%" style:font-name="Calibri2" fo:font-size="14pt" fo:font-style="normal" fo:font-weight="bold" officeooo:rsid="01e8a402" style:font-name-asian="Noto Sans CJK SC Regular" style:font-size-asian="16.1000003814697pt" style:font-weight-asian="bold" style:font-name-complex="Lohit Devanagari1" style:font-size-complex="16.1000003814697pt" style:font-weight-complex="bold"/>
    </style:style>
    <style:style style:name="T137" style:family="text">
      <style:text-properties fo:color="#007dc3" loext:opacity="100%" style:font-name="Calibri2" fo:font-size="14pt" fo:font-style="normal" fo:font-weight="bold" officeooo:rsid="01ef7408" style:font-name-asian="Noto Sans CJK SC Regular" style:font-size-asian="16.1000003814697pt" style:font-weight-asian="bold" style:font-name-complex="Lohit Devanagari1" style:font-size-complex="16.1000003814697pt" style:font-weight-complex="bold"/>
    </style:style>
    <style:style style:name="T138" style:family="text">
      <style:text-properties fo:color="#007dc3" loext:opacity="100%" style:font-name="Calibri2" fo:font-size="14pt" fo:font-style="normal" fo:font-weight="bold" officeooo:rsid="01f53cb8" style:font-name-asian="Noto Sans CJK SC Regular" style:font-size-asian="16.1000003814697pt" style:font-weight-asian="bold" style:font-name-complex="Lohit Devanagari1" style:font-size-complex="16.1000003814697pt" style:font-weight-complex="bold"/>
    </style:style>
    <style:style style:name="T139" style:family="text">
      <style:text-properties fo:color="#007dc3" loext:opacity="100%" style:font-name="Calibri2" fo:font-size="14pt" fo:font-style="normal" fo:font-weight="bold" officeooo:rsid="01f56faa" style:font-name-asian="Noto Sans CJK SC Regular" style:font-size-asian="16.1000003814697pt" style:font-weight-asian="bold" style:font-name-complex="Lohit Devanagari1" style:font-size-complex="16.1000003814697pt" style:font-weight-complex="bold"/>
    </style:style>
    <style:style style:name="T140" style:family="text">
      <style:text-properties fo:color="#007dc3" loext:opacity="100%" style:font-name="Calibri2" fo:font-size="14pt" fo:font-style="normal" fo:font-weight="bold" officeooo:rsid="01f7fa93" style:font-name-asian="Noto Sans CJK SC Regular" style:font-size-asian="16.1000003814697pt" style:font-weight-asian="bold" style:font-name-complex="Lohit Devanagari1" style:font-size-complex="16.1000003814697pt" style:font-weight-complex="bold"/>
    </style:style>
    <style:style style:name="T141" style:family="text">
      <style:text-properties fo:color="#007dc3" loext:opacity="100%" style:font-name="Calibri2" fo:font-size="14pt" fo:font-style="normal" fo:font-weight="bold" officeooo:rsid="01fa7e25" style:font-name-asian="Noto Sans CJK SC Regular" style:font-size-asian="16.1000003814697pt" style:font-weight-asian="bold" style:font-name-complex="Lohit Devanagari1" style:font-size-complex="16.1000003814697pt" style:font-weight-complex="bold"/>
    </style:style>
    <style:style style:name="T142" style:family="text">
      <style:text-properties fo:color="#007dc3" loext:opacity="100%" style:font-name="Calibri2" fo:font-size="14pt" fo:font-style="normal" fo:font-weight="bold" officeooo:rsid="01fc9fc5" style:font-name-asian="Noto Sans CJK SC Regular" style:font-size-asian="16.1000003814697pt" style:font-weight-asian="bold" style:font-name-complex="Lohit Devanagari1" style:font-size-complex="16.1000003814697pt" style:font-weight-complex="bold"/>
    </style:style>
    <style:style style:name="T143" style:family="text">
      <style:text-properties fo:color="#007dc3" loext:opacity="100%" style:font-name="Calibri2" fo:font-size="14pt" fo:font-style="normal" fo:font-weight="bold" officeooo:rsid="01fdf072" style:font-name-asian="Noto Sans CJK SC Regular" style:font-size-asian="16.1000003814697pt" style:font-weight-asian="bold" style:font-name-complex="Lohit Devanagari1" style:font-size-complex="16.1000003814697pt" style:font-weight-complex="bold"/>
    </style:style>
    <style:style style:name="T144" style:family="text">
      <style:text-properties fo:color="#007dc3" loext:opacity="100%" style:font-name="Calibri2" fo:font-size="14pt" fo:font-style="normal" fo:font-weight="bold" officeooo:rsid="0202b455" style:font-name-asian="Noto Sans CJK SC Regular" style:font-size-asian="16.1000003814697pt" style:font-weight-asian="bold" style:font-name-complex="Lohit Devanagari1" style:font-size-complex="16.1000003814697pt" style:font-weight-complex="bold"/>
    </style:style>
    <style:style style:name="T145" style:family="text">
      <style:text-properties fo:color="#007dc3" loext:opacity="100%" style:font-name="Calibri2" fo:font-size="14pt" fo:font-style="normal" fo:font-weight="bold" officeooo:rsid="020ab626" style:font-name-asian="Noto Sans CJK SC Regular" style:font-size-asian="16.1000003814697pt" style:font-weight-asian="bold" style:font-name-complex="Lohit Devanagari1" style:font-size-complex="16.1000003814697pt" style:font-weight-complex="bold"/>
    </style:style>
    <style:style style:name="T146" style:family="text">
      <style:text-properties fo:color="#007dc3" loext:opacity="100%" style:font-name="Calibri2" fo:font-size="14pt" fo:font-style="normal" fo:font-weight="bold" officeooo:rsid="0217ced0" style:font-name-asian="Noto Sans CJK SC Regular" style:font-size-asian="16.1000003814697pt" style:font-weight-asian="bold" style:font-name-complex="Lohit Devanagari1" style:font-size-complex="16.1000003814697pt" style:font-weight-complex="bold"/>
    </style:style>
    <style:style style:name="T147" style:family="text">
      <style:text-properties fo:color="#007dc3" loext:opacity="100%" style:font-name="Calibri2" fo:font-size="14pt" fo:font-style="normal" fo:font-weight="bold" officeooo:rsid="021d0da1" style:font-name-asian="Noto Sans CJK SC Regular" style:font-size-asian="16.1000003814697pt" style:font-weight-asian="bold" style:font-name-complex="Lohit Devanagari1" style:font-size-complex="16.1000003814697pt" style:font-weight-complex="bold"/>
    </style:style>
    <style:style style:name="T148" style:family="text">
      <style:text-properties fo:color="#007dc3" loext:opacity="100%" style:font-name="Calibri2" fo:font-size="14pt" fo:font-style="normal" fo:font-weight="bold" officeooo:rsid="02223289" style:font-name-asian="Noto Sans CJK SC Regular" style:font-size-asian="16.1000003814697pt" style:font-weight-asian="bold" style:font-name-complex="Lohit Devanagari1" style:font-size-complex="16.1000003814697pt" style:font-weight-complex="bold"/>
    </style:style>
    <style:style style:name="T149" style:family="text">
      <style:text-properties fo:color="#007dc3" loext:opacity="100%" style:font-name="Calibri2" fo:font-size="14pt" fo:font-style="normal" fo:font-weight="bold" officeooo:rsid="022c42a5" style:font-name-asian="Noto Sans CJK SC Regular" style:font-size-asian="16.1000003814697pt" style:font-weight-asian="bold" style:font-name-complex="Lohit Devanagari1" style:font-size-complex="16.1000003814697pt" style:font-weight-complex="bold"/>
    </style:style>
    <style:style style:name="T150" style:family="text">
      <style:text-properties fo:color="#007dc3" loext:opacity="100%" style:font-name="Calibri2" fo:font-size="14pt" fo:font-style="normal" fo:font-weight="bold" officeooo:rsid="022d6144" style:font-name-asian="Noto Sans CJK SC Regular" style:font-size-asian="16.1000003814697pt" style:font-weight-asian="bold" style:font-name-complex="Lohit Devanagari1" style:font-size-complex="16.1000003814697pt" style:font-weight-complex="bold"/>
    </style:style>
    <style:style style:name="T151" style:family="text">
      <style:text-properties fo:color="#007dc3" loext:opacity="100%" style:font-name="Calibri2" fo:font-size="14pt" style:rfc-language-tag="es-ES-u-co-trad" fo:language="es" fo:country="ES" fo:font-style="normal" fo:font-weight="bold" officeooo:rsid="021b1e9f" style:font-name-asian="Noto Sans CJK SC Regular" style:font-size-asian="16.1000003814697pt" style:font-weight-asian="bold" style:font-name-complex="Lohit Devanagari1" style:font-size-complex="16.1000003814697pt" style:font-weight-complex="bold"/>
    </style:style>
    <style:style style:name="T152" style:family="text">
      <style:text-properties fo:color="#4000c8" loext:opacity="100%" style:font-name="Consolas" fo:font-size="10pt" fo:font-weight="bold" style:font-size-asian="10pt" style:font-weight-asian="bold"/>
    </style:style>
    <style:style style:name="T153" style:family="text">
      <style:text-properties fo:color="#4000c8" loext:opacity="100%" style:font-name="Consolas" fo:font-size="10pt" fo:font-weight="bold" officeooo:rsid="015951e6" style:font-size-asian="10pt" style:font-weight-asian="bold"/>
    </style:style>
    <style:style style:name="T154" style:family="text">
      <style:text-properties fo:color="#4000c8" loext:opacity="100%" style:font-name="Consolas" fo:font-size="10pt" fo:font-weight="bold" style:font-size-asian="10pt" style:font-weight-asian="bold"/>
    </style:style>
    <style:style style:name="T155" style:family="text">
      <style:text-properties fo:color="#4000c8" loext:opacity="100%" fo:font-weight="bold" style:font-weight-asian="bold"/>
    </style:style>
    <style:style style:name="T156" style:family="text">
      <style:text-properties officeooo:rsid="0083578d"/>
    </style:style>
    <style:style style:name="T157" style:family="text">
      <style:text-properties officeooo:rsid="00847eb0"/>
    </style:style>
    <style:style style:name="T158" style:family="text">
      <style:text-properties officeooo:rsid="00469a69"/>
    </style:style>
    <style:style style:name="T159" style:family="text">
      <style:text-properties officeooo:rsid="0088989a"/>
    </style:style>
    <style:style style:name="T160" style:family="text">
      <style:text-properties officeooo:rsid="00736b32"/>
    </style:style>
    <style:style style:name="T161" style:family="text">
      <style:text-properties fo:font-style="italic" style:font-style-asian="italic" style:font-style-complex="italic"/>
    </style:style>
    <style:style style:name="T162" style:family="text">
      <style:text-properties fo:font-style="italic" officeooo:rsid="00736b32" style:font-style-asian="italic" style:font-style-complex="italic"/>
    </style:style>
    <style:style style:name="T163" style:family="text">
      <style:text-properties fo:font-style="italic" officeooo:rsid="00964fe4" style:font-style-asian="italic" style:font-style-complex="italic"/>
    </style:style>
    <style:style style:name="T164" style:family="text">
      <style:text-properties fo:font-style="italic" officeooo:rsid="00ffc0e8" style:font-style-asian="italic" style:font-style-complex="italic"/>
    </style:style>
    <style:style style:name="T165" style:family="text">
      <style:text-properties fo:font-style="italic" officeooo:rsid="010e0880" style:font-style-asian="italic" style:font-style-complex="italic"/>
    </style:style>
    <style:style style:name="T166" style:family="text">
      <style:text-properties fo:font-style="italic" fo:font-weight="normal" officeooo:rsid="01585c3e" style:font-style-asian="italic" style:font-weight-asian="normal" style:font-style-complex="italic" style:font-weight-complex="normal"/>
    </style:style>
    <style:style style:name="T167" style:family="text">
      <style:text-properties fo:font-style="italic" fo:font-weight="normal" officeooo:rsid="015951e6" style:font-style-asian="italic" style:font-weight-asian="normal" style:font-style-complex="italic" style:font-weight-complex="normal"/>
    </style:style>
    <style:style style:name="T168" style:family="text">
      <style:text-properties officeooo:rsid="008c37e8"/>
    </style:style>
    <style:style style:name="T169" style:family="text">
      <style:text-properties fo:color="#0000ff" loext:opacity="100%"/>
    </style:style>
    <style:style style:name="T170" style:family="text">
      <style:text-properties fo:color="#0000ff" loext:opacity="100%" style:font-name="Consolas" fo:font-size="10pt" style:font-size-asian="10pt"/>
    </style:style>
    <style:style style:name="T171" style:family="text">
      <style:text-properties fo:color="#0000ff" loext:opacity="100%" style:font-name="Consolas" fo:font-size="10pt" officeooo:rsid="02361166" style:font-size-asian="10pt"/>
    </style:style>
    <style:style style:name="T172" style:family="text">
      <style:text-properties fo:color="#0000ff" loext:opacity="100%" style:font-name="Consolas" fo:font-size="10pt" style:font-size-asian="10pt"/>
    </style:style>
    <style:style style:name="T173" style:family="text">
      <style:text-properties fo:color="#0000ff" loext:opacity="100%" style:font-name="Consolas" fo:font-size="10pt" fo:background-color="#ceccf7" loext:char-shading-value="0" style:font-size-asian="10pt"/>
    </style:style>
    <style:style style:name="T174" style:family="text">
      <style:text-properties officeooo:rsid="008e988b"/>
    </style:style>
    <style:style style:name="T175" style:family="text">
      <style:text-properties officeooo:rsid="008f574f"/>
    </style:style>
    <style:style style:name="T176" style:family="text">
      <style:text-properties officeooo:rsid="009246f4"/>
    </style:style>
    <style:style style:name="T177" style:family="text">
      <style:text-properties officeooo:rsid="0094c775"/>
    </style:style>
    <style:style style:name="T178" style:family="text">
      <style:text-properties officeooo:rsid="00964fe4"/>
    </style:style>
    <style:style style:name="T179" style:family="text">
      <style:text-properties officeooo:rsid="0099b60c"/>
    </style:style>
    <style:style style:name="T180" style:family="text">
      <style:text-properties officeooo:rsid="00799b55"/>
    </style:style>
    <style:style style:name="T181" style:family="text">
      <style:text-properties officeooo:rsid="009a3c41"/>
    </style:style>
    <style:style style:name="T182" style:family="text">
      <style:text-properties officeooo:rsid="009bafdc"/>
    </style:style>
    <style:style style:name="T183" style:family="text">
      <style:text-properties officeooo:rsid="009d0b72"/>
    </style:style>
    <style:style style:name="T184" style:family="text">
      <style:text-properties officeooo:rsid="009e01e9"/>
    </style:style>
    <style:style style:name="T185" style:family="text">
      <style:text-properties officeooo:rsid="009fa0eb"/>
    </style:style>
    <style:style style:name="T186" style:family="text">
      <style:text-properties officeooo:rsid="00a18b49"/>
    </style:style>
    <style:style style:name="T187" style:family="text">
      <style:text-properties officeooo:rsid="00a257b5"/>
    </style:style>
    <style:style style:name="T188" style:family="text">
      <style:text-properties officeooo:rsid="00a309f2"/>
    </style:style>
    <style:style style:name="T189" style:family="text">
      <style:text-properties officeooo:rsid="00a393eb"/>
    </style:style>
    <style:style style:name="T190" style:family="text">
      <style:text-properties officeooo:rsid="00a4587a"/>
    </style:style>
    <style:style style:name="T191" style:family="text">
      <style:text-properties officeooo:rsid="00a621ab"/>
    </style:style>
    <style:style style:name="T192" style:family="text">
      <style:text-properties officeooo:rsid="00aa1124"/>
    </style:style>
    <style:style style:name="T193" style:family="text">
      <style:text-properties officeooo:rsid="00ac7603"/>
    </style:style>
    <style:style style:name="T194" style:family="text">
      <style:text-properties officeooo:rsid="00b1b7d9"/>
    </style:style>
    <style:style style:name="T195" style:family="text">
      <style:text-properties officeooo:rsid="00bb6d03"/>
    </style:style>
    <style:style style:name="T196" style:family="text">
      <style:text-properties officeooo:rsid="00c0adb5"/>
    </style:style>
    <style:style style:name="T197" style:family="text">
      <style:text-properties officeooo:rsid="00c6f0f3"/>
    </style:style>
    <style:style style:name="T198" style:family="text">
      <style:text-properties officeooo:rsid="00cc29a3"/>
    </style:style>
    <style:style style:name="T199" style:family="text">
      <style:text-properties officeooo:rsid="00ca90d1"/>
    </style:style>
    <style:style style:name="T200" style:family="text">
      <style:text-properties fo:font-weight="bold" officeooo:rsid="00ca90d1" style:font-weight-asian="bold" style:font-weight-complex="bold"/>
    </style:style>
    <style:style style:name="T201" style:family="text">
      <style:text-properties fo:font-weight="normal" style:font-weight-asian="normal" style:font-weight-complex="normal"/>
    </style:style>
    <style:style style:name="T202" style:family="text">
      <style:text-properties fo:font-weight="normal" officeooo:rsid="00ca90d1" style:font-weight-asian="normal" style:font-weight-complex="normal"/>
    </style:style>
    <style:style style:name="T203" style:family="text">
      <style:text-properties fo:color="#800000" loext:opacity="100%" style:font-name="Consolas" fo:font-size="10pt" fo:font-weight="bold" style:font-size-asian="10pt" style:font-weight-asian="bold"/>
    </style:style>
    <style:style style:name="T204" style:family="text">
      <style:text-properties fo:color="#800000" loext:opacity="100%" fo:font-weight="bold" style:font-weight-asian="bold"/>
    </style:style>
    <style:style style:name="T205" style:family="text">
      <style:text-properties fo:color="#008000" loext:opacity="100%" style:font-name="Consolas" fo:font-size="10pt" style:font-size-asian="10pt"/>
    </style:style>
    <style:style style:name="T206" style:family="text">
      <style:text-properties fo:color="#808080" loext:opacity="100%" style:font-name="Consolas" fo:font-size="10pt" style:font-size-asian="10pt"/>
    </style:style>
    <style:style style:name="T207" style:family="text">
      <style:text-properties fo:color="#000080" loext:opacity="100%" style:font-name="Consolas" fo:font-size="10pt" fo:font-weight="bold" style:font-size-asian="10pt" style:font-weight-asian="bold"/>
    </style:style>
    <style:style style:name="T208" style:family="text">
      <style:text-properties fo:color="#000080" loext:opacity="100%" style:font-name="Consolas" fo:font-size="10pt" style:font-size-asian="10pt"/>
    </style:style>
    <style:style style:name="T209" style:family="text">
      <style:text-properties fo:color="#000080" loext:opacity="100%" style:font-name="Consolas" fo:font-size="10pt" style:font-size-asian="10pt"/>
    </style:style>
    <style:style style:name="T210" style:family="text">
      <style:text-properties fo:color="#ff0000" loext:opacity="100%"/>
    </style:style>
    <style:style style:name="T211" style:family="text">
      <style:text-properties fo:color="#ff0000" loext:opacity="100%" style:font-name="Consolas" fo:font-size="10pt" style:font-size-asian="10pt"/>
    </style:style>
    <style:style style:name="T212" style:family="text">
      <style:text-properties officeooo:rsid="00d58e78"/>
    </style:style>
    <style:style style:name="T213" style:family="text">
      <style:text-properties officeooo:rsid="00d7a81d"/>
    </style:style>
    <style:style style:name="T214" style:family="text">
      <style:text-properties officeooo:rsid="00d823ce"/>
    </style:style>
    <style:style style:name="T215" style:family="text">
      <style:text-properties officeooo:rsid="00de0860"/>
    </style:style>
    <style:style style:name="T216" style:family="text">
      <style:text-properties officeooo:rsid="007eeebb"/>
    </style:style>
    <style:style style:name="T217" style:family="text">
      <style:text-properties officeooo:rsid="00f24af6"/>
    </style:style>
    <style:style style:name="T218" style:family="text">
      <style:text-properties officeooo:rsid="00fa58a2"/>
    </style:style>
    <style:style style:name="T219" style:family="text">
      <style:text-properties officeooo:rsid="00fe1856"/>
    </style:style>
    <style:style style:name="T220" style:family="text">
      <style:text-properties officeooo:rsid="00e5e3fc"/>
    </style:style>
    <style:style style:name="T221" style:family="text">
      <style:text-properties officeooo:rsid="0100a5f0"/>
    </style:style>
    <style:style style:name="T222" style:family="text">
      <style:text-properties officeooo:rsid="01025339"/>
    </style:style>
    <style:style style:name="T223" style:family="text">
      <style:text-properties officeooo:rsid="0106bd86"/>
    </style:style>
    <style:style style:name="T224" style:family="text">
      <style:text-properties officeooo:rsid="0108b8e9"/>
    </style:style>
    <style:style style:name="T225" style:family="text">
      <style:text-properties officeooo:rsid="010fdc29"/>
    </style:style>
    <style:style style:name="T226" style:family="text">
      <style:text-properties officeooo:rsid="01109b75"/>
    </style:style>
    <style:style style:name="T227" style:family="text">
      <style:text-properties officeooo:rsid="0111991b"/>
    </style:style>
    <style:style style:name="T228" style:family="text">
      <style:text-properties officeooo:rsid="0113c6d3"/>
    </style:style>
    <style:style style:name="T229" style:family="text">
      <style:text-properties officeooo:rsid="01147293"/>
    </style:style>
    <style:style style:name="T230" style:family="text">
      <style:text-properties officeooo:rsid="007ddfe8"/>
    </style:style>
    <style:style style:name="T231" style:family="text">
      <style:text-properties officeooo:rsid="011d3de9"/>
    </style:style>
    <style:style style:name="T232" style:family="text">
      <style:text-properties officeooo:rsid="011d8806"/>
    </style:style>
    <style:style style:name="T233" style:family="text">
      <style:text-properties officeooo:rsid="011f737e"/>
    </style:style>
    <style:style style:name="T234" style:family="text">
      <style:text-properties fo:color="#408080" loext:opacity="100%" style:font-name="Consolas" fo:font-size="10pt" style:font-size-asian="10pt"/>
    </style:style>
    <style:style style:name="T235" style:family="text">
      <style:text-properties fo:color="#408080" loext:opacity="100%" style:font-name="Consolas" fo:font-size="10pt" officeooo:rsid="01245e27" style:font-size-asian="10pt"/>
    </style:style>
    <style:style style:name="T236" style:family="text">
      <style:text-properties fo:color="#408080" loext:opacity="100%" style:font-name="Consolas" fo:font-size="10pt" style:font-size-asian="10pt"/>
    </style:style>
    <style:style style:name="T237" style:family="text">
      <style:text-properties fo:color="#408080" loext:opacity="100%"/>
    </style:style>
    <style:style style:name="T238" style:family="text">
      <style:text-properties officeooo:rsid="0123cfd2"/>
    </style:style>
    <style:style style:name="T239" style:family="text">
      <style:text-properties officeooo:rsid="0129def4"/>
    </style:style>
    <style:style style:name="T240" style:family="text">
      <style:text-properties officeooo:rsid="012b4856"/>
    </style:style>
    <style:style style:name="T241" style:family="text">
      <style:text-properties officeooo:rsid="0133f9a7"/>
    </style:style>
    <style:style style:name="T242" style:family="text">
      <style:text-properties officeooo:rsid="01355a2b"/>
    </style:style>
    <style:style style:name="T243" style:family="text">
      <style:text-properties officeooo:rsid="0139a139"/>
    </style:style>
    <style:style style:name="T244" style:family="text">
      <style:text-properties officeooo:rsid="013b0ce7"/>
    </style:style>
    <style:style style:name="T245" style:family="text">
      <style:text-properties officeooo:rsid="013b5d51"/>
    </style:style>
    <style:style style:name="T246" style:family="text">
      <style:text-properties officeooo:rsid="013e3671"/>
    </style:style>
    <style:style style:name="T247" style:family="text">
      <style:text-properties officeooo:rsid="01402bef"/>
    </style:style>
    <style:style style:name="T248" style:family="text">
      <style:text-properties officeooo:rsid="0141f80b"/>
    </style:style>
    <style:style style:name="T249" style:family="text">
      <style:text-properties officeooo:rsid="014d0c28"/>
    </style:style>
    <style:style style:name="T250" style:family="text">
      <style:text-properties officeooo:rsid="0155d46d"/>
    </style:style>
    <style:style style:name="T251" style:family="text">
      <style:text-properties officeooo:rsid="015b0446"/>
    </style:style>
    <style:style style:name="T252" style:family="text">
      <style:text-properties officeooo:rsid="015bd1d9"/>
    </style:style>
    <style:style style:name="T253" style:family="text">
      <style:text-properties officeooo:rsid="011b7554"/>
    </style:style>
    <style:style style:name="T254" style:family="text">
      <style:text-properties officeooo:rsid="015da402"/>
    </style:style>
    <style:style style:name="T255" style:family="text">
      <style:text-properties officeooo:rsid="01648e83"/>
    </style:style>
    <style:style style:name="T256" style:family="text">
      <style:text-properties officeooo:rsid="016656a5"/>
    </style:style>
    <style:style style:name="T257" style:family="text">
      <style:text-properties officeooo:rsid="016eecbc"/>
    </style:style>
    <style:style style:name="T258" style:family="text">
      <style:text-properties officeooo:rsid="017010d7"/>
    </style:style>
    <style:style style:name="T259" style:family="text">
      <style:text-properties officeooo:rsid="0174bad4"/>
    </style:style>
    <style:style style:name="T260" style:family="text">
      <style:text-properties officeooo:rsid="017669a9"/>
    </style:style>
    <style:style style:name="T261" style:family="text">
      <style:text-properties officeooo:rsid="01786de4"/>
    </style:style>
    <style:style style:name="T262" style:family="text">
      <style:text-properties officeooo:rsid="017a9219"/>
    </style:style>
    <style:style style:name="T263" style:family="text">
      <style:text-properties officeooo:rsid="017bad5d"/>
    </style:style>
    <style:style style:name="T264" style:family="text">
      <style:text-properties officeooo:rsid="017c2425"/>
    </style:style>
    <style:style style:name="T265" style:family="text">
      <style:text-properties officeooo:rsid="017c2b0c"/>
    </style:style>
    <style:style style:name="T266" style:family="text">
      <style:text-properties officeooo:rsid="017c571b"/>
    </style:style>
    <style:style style:name="T267" style:family="text">
      <style:text-properties officeooo:rsid="017ca942"/>
    </style:style>
    <style:style style:name="T268" style:family="text">
      <style:text-properties officeooo:rsid="017e0f05"/>
    </style:style>
    <style:style style:name="T269" style:family="text">
      <style:text-properties officeooo:rsid="01805081"/>
    </style:style>
    <style:style style:name="T270" style:family="text">
      <style:text-properties officeooo:rsid="0182dee1"/>
    </style:style>
    <style:style style:name="T271" style:family="text">
      <style:text-properties officeooo:rsid="01866533"/>
    </style:style>
    <style:style style:name="T272" style:family="text">
      <style:text-properties officeooo:rsid="018e0abb"/>
    </style:style>
    <style:style style:name="T273" style:family="text">
      <style:text-properties officeooo:rsid="018ec257"/>
    </style:style>
    <style:style style:name="T274" style:family="text">
      <style:text-properties officeooo:rsid="018f6cd1"/>
    </style:style>
    <style:style style:name="T275" style:family="text">
      <style:text-properties officeooo:rsid="0194ea44"/>
    </style:style>
    <style:style style:name="T276" style:family="text">
      <style:text-properties officeooo:rsid="0197c681"/>
    </style:style>
    <style:style style:name="T277" style:family="text">
      <style:text-properties officeooo:rsid="019a1d62"/>
    </style:style>
    <style:style style:name="T278" style:family="text">
      <style:text-properties officeooo:rsid="019aa4f4"/>
    </style:style>
    <style:style style:name="T279" style:family="text">
      <style:text-properties officeooo:rsid="019bdb2b"/>
    </style:style>
    <style:style style:name="T280" style:family="text">
      <style:text-properties officeooo:rsid="019e0408"/>
    </style:style>
    <style:style style:name="T281" style:family="text">
      <style:text-properties officeooo:rsid="019e3b38"/>
    </style:style>
    <style:style style:name="T282" style:family="text">
      <style:text-properties officeooo:rsid="019f34fe"/>
    </style:style>
    <style:style style:name="T283" style:family="text">
      <style:text-properties officeooo:rsid="01a4e867"/>
    </style:style>
    <style:style style:name="T284" style:family="text">
      <style:text-properties officeooo:rsid="01a527c4"/>
    </style:style>
    <style:style style:name="T285" style:family="text">
      <style:text-properties officeooo:rsid="01a67c7f"/>
    </style:style>
    <style:style style:name="T286" style:family="text">
      <style:text-properties officeooo:rsid="01a8799d"/>
    </style:style>
    <style:style style:name="T287" style:family="text">
      <style:text-properties officeooo:rsid="01a9274e"/>
    </style:style>
    <style:style style:name="T288" style:family="text">
      <style:text-properties officeooo:rsid="01ac266c"/>
    </style:style>
    <style:style style:name="T289" style:family="text">
      <style:text-properties officeooo:rsid="01adf4bf"/>
    </style:style>
    <style:style style:name="T290" style:family="text">
      <style:text-properties officeooo:rsid="01b617aa"/>
    </style:style>
    <style:style style:name="T291" style:family="text">
      <style:text-properties officeooo:rsid="01b9a041"/>
    </style:style>
    <style:style style:name="T292" style:family="text">
      <style:text-properties officeooo:rsid="01bb7dab"/>
    </style:style>
    <style:style style:name="T293" style:family="text">
      <style:text-properties officeooo:rsid="01bda6ef"/>
    </style:style>
    <style:style style:name="T294" style:family="text">
      <style:text-properties officeooo:rsid="01be9b67"/>
    </style:style>
    <style:style style:name="T295" style:family="text">
      <style:text-properties officeooo:rsid="01c4a646"/>
    </style:style>
    <style:style style:name="T296" style:family="text">
      <style:text-properties officeooo:rsid="01c50d83"/>
    </style:style>
    <style:style style:name="T297" style:family="text">
      <style:text-properties officeooo:rsid="01c6863d"/>
    </style:style>
    <style:style style:name="T298" style:family="text">
      <style:text-properties officeooo:rsid="01c7ce4c"/>
    </style:style>
    <style:style style:name="T299" style:family="text">
      <style:text-properties officeooo:rsid="01d27423"/>
    </style:style>
    <style:style style:name="T300" style:family="text">
      <style:text-properties officeooo:rsid="01d3bd8c"/>
    </style:style>
    <style:style style:name="T301" style:family="text">
      <style:text-properties officeooo:rsid="01d4baf9"/>
    </style:style>
    <style:style style:name="T302" style:family="text">
      <style:text-properties officeooo:rsid="01d4f7bc"/>
    </style:style>
    <style:style style:name="T303" style:family="text">
      <style:text-properties officeooo:rsid="01d67f13"/>
    </style:style>
    <style:style style:name="T304" style:family="text">
      <style:text-properties officeooo:rsid="01d898b5"/>
    </style:style>
    <style:style style:name="T305" style:family="text">
      <style:text-properties officeooo:rsid="01d9e5e8"/>
    </style:style>
    <style:style style:name="T306" style:family="text">
      <style:text-properties officeooo:rsid="01db9c36"/>
    </style:style>
    <style:style style:name="T307" style:family="text">
      <style:text-properties officeooo:rsid="01dc585d"/>
    </style:style>
    <style:style style:name="T308" style:family="text">
      <style:text-properties officeooo:rsid="01df0fa9"/>
    </style:style>
    <style:style style:name="T309" style:family="text">
      <style:text-properties officeooo:rsid="01dfc355"/>
    </style:style>
    <style:style style:name="T310" style:family="text">
      <style:text-properties officeooo:rsid="01e0e8b0"/>
    </style:style>
    <style:style style:name="T311" style:family="text">
      <style:text-properties officeooo:rsid="01e2a792"/>
    </style:style>
    <style:style style:name="T312" style:family="text">
      <style:text-properties officeooo:rsid="01e6963c"/>
    </style:style>
    <style:style style:name="T313" style:family="text">
      <style:text-properties officeooo:rsid="01e7b39b"/>
    </style:style>
    <style:style style:name="T314" style:family="text">
      <style:text-properties officeooo:rsid="01e8a402"/>
    </style:style>
    <style:style style:name="T315" style:family="text">
      <style:text-properties officeooo:rsid="01e8c3b9"/>
    </style:style>
    <style:style style:name="T316" style:family="text">
      <style:text-properties officeooo:rsid="01e9733b"/>
    </style:style>
    <style:style style:name="T317" style:family="text">
      <style:text-properties officeooo:rsid="01ed1979"/>
    </style:style>
    <style:style style:name="T318" style:family="text">
      <style:text-properties officeooo:rsid="01eec087"/>
    </style:style>
    <style:style style:name="T319" style:family="text">
      <style:text-properties officeooo:rsid="01ef7408"/>
    </style:style>
    <style:style style:name="T320" style:family="text">
      <style:text-properties officeooo:rsid="01f3dde8"/>
    </style:style>
    <style:style style:name="T321" style:family="text">
      <style:text-properties officeooo:rsid="01f53cb8"/>
    </style:style>
    <style:style style:name="T322" style:family="text">
      <style:text-properties officeooo:rsid="01f56faa"/>
    </style:style>
    <style:style style:name="T323" style:family="text">
      <style:text-properties officeooo:rsid="01f7fa93"/>
    </style:style>
    <style:style style:name="T324" style:family="text">
      <style:text-properties officeooo:rsid="01fa7e25"/>
    </style:style>
    <style:style style:name="T325" style:family="text">
      <style:text-properties style:text-position="0% 100%"/>
    </style:style>
    <style:style style:name="T326" style:family="text">
      <style:text-properties style:text-position="0% 100%" officeooo:rsid="01fa7e25"/>
    </style:style>
    <style:style style:name="T327" style:family="text">
      <style:text-properties officeooo:rsid="01fc9fc5"/>
    </style:style>
    <style:style style:name="T328" style:family="text">
      <style:text-properties officeooo:rsid="02014640"/>
    </style:style>
    <style:style style:name="T329" style:family="text">
      <style:text-properties officeooo:rsid="0202b455"/>
    </style:style>
    <style:style style:name="T330" style:family="text">
      <style:text-properties officeooo:rsid="0203a9a9"/>
    </style:style>
    <style:style style:name="T331" style:family="text">
      <style:text-properties officeooo:rsid="02060953"/>
    </style:style>
    <style:style style:name="T332" style:family="text">
      <style:text-properties officeooo:rsid="020c7467"/>
    </style:style>
    <style:style style:name="T333" style:family="text">
      <style:text-properties officeooo:rsid="020d67ad"/>
    </style:style>
    <style:style style:name="T334" style:family="text">
      <style:text-properties officeooo:rsid="021026fa"/>
    </style:style>
    <style:style style:name="T335" style:family="text">
      <style:text-properties officeooo:rsid="0214bf30"/>
    </style:style>
    <style:style style:name="T336" style:family="text">
      <style:text-properties officeooo:rsid="0216b44c"/>
    </style:style>
    <style:style style:name="T337" style:family="text">
      <style:text-properties officeooo:rsid="0217ced0"/>
    </style:style>
    <style:style style:name="T338" style:family="text">
      <style:text-properties officeooo:rsid="0219edc1"/>
    </style:style>
    <style:style style:name="T339" style:family="text">
      <style:text-properties style:rfc-language-tag="es-ES-u-co-trad" fo:language="es" fo:country="ES"/>
    </style:style>
    <style:style style:name="T340" style:family="text">
      <style:text-properties style:rfc-language-tag="es-ES-u-co-trad" fo:language="es" fo:country="ES" officeooo:rsid="021b1e9f"/>
    </style:style>
    <style:style style:name="T341" style:family="text">
      <style:text-properties style:rfc-language-tag="es-ES-u-co-trad" fo:language="es" fo:country="ES" officeooo:rsid="021b3237"/>
    </style:style>
    <style:style style:name="T342" style:family="text">
      <style:text-properties style:rfc-language-tag="es-ES-u-co-trad" fo:language="es" fo:country="ES" officeooo:rsid="021b824d"/>
    </style:style>
    <style:style style:name="T343" style:family="text">
      <style:text-properties officeooo:rsid="021d0da1"/>
    </style:style>
    <style:style style:name="T344" style:family="text">
      <style:text-properties officeooo:rsid="021e8179"/>
    </style:style>
    <style:style style:name="T345" style:family="text">
      <style:text-properties officeooo:rsid="021eec2a"/>
    </style:style>
    <style:style style:name="T346" style:family="text">
      <style:text-properties officeooo:rsid="02223289"/>
    </style:style>
    <style:style style:name="T347" style:family="text">
      <style:text-properties officeooo:rsid="022a6d0f"/>
    </style:style>
    <style:style style:name="T348" style:family="text">
      <style:text-properties officeooo:rsid="022c2789"/>
    </style:style>
    <style:style style:name="T349" style:family="text">
      <style:text-properties officeooo:rsid="022c42a5"/>
    </style:style>
    <style:style style:name="T350" style:family="text">
      <style:text-properties officeooo:rsid="022e2659"/>
    </style:style>
    <style:style style:name="T351" style:family="text">
      <style:text-properties officeooo:rsid="02318f9d"/>
    </style:style>
    <style:style style:name="T352" style:family="text">
      <style:text-properties officeooo:rsid="0236bc64"/>
    </style:style>
    <style:style style:name="T353" style:family="text">
      <style:text-properties officeooo:rsid="02382392"/>
    </style:style>
    <style:style style:name="T354" style:family="text">
      <style:text-properties officeooo:rsid="022d6144"/>
    </style:style>
    <style:style style:name="T355" style:family="text">
      <style:text-properties officeooo:rsid="02388396"/>
    </style:style>
    <style:style style:name="T356" style:family="text">
      <style:text-properties officeooo:rsid="02399c36"/>
    </style:style>
    <style:style style:name="T357" style:family="text">
      <style:text-properties officeooo:rsid="023c3b6e"/>
    </style:style>
    <style:style style:name="T358" style:family="text">
      <style:text-properties officeooo:rsid="023f8645"/>
    </style:style>
    <style:style style:name="T359" style:family="text">
      <style:text-properties officeooo:rsid="023f8886"/>
    </style:style>
    <style:style style:name="T360" style:family="text">
      <style:text-properties officeooo:rsid="024296d2"/>
    </style:style>
    <style:style style:name="T361" style:family="text">
      <style:text-properties officeooo:rsid="0242d571"/>
    </style:style>
    <style:style style:name="T362" style:family="text">
      <style:text-properties style:text-underline-style="solid" style:text-underline-width="auto" style:text-underline-color="font-color"/>
    </style:style>
    <style:style style:name="fr1"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8">Control de versions <text:span text:style-name="T8">de DISTRIBUCIO</text:span></text:p>
      <text:p text:style-name="P3"><text:span text:style-name="T79">24</text:span><text:span text:style-name="T74"> </text:span><text:span text:style-name="T73">d</text:span><text:span text:style-name="T76">e </text:span><text:span text:style-name="T77">setembre </text:span><text:span text:style-name="T70">de </text:span><text:span text:style-name="T71">2</text:span><text:span text:style-name="T72">02</text:span><text:span text:style-name="T75">4</text:span></text:p>
      <text:p text:style-name="P495">Serveis d’Administració Electrònica en el Govern de les Illes Balears</text:p>
      <text:p text:style-name="P496">Lot 3 (Serveis de tramitació d’expedients electrònics)</text:p>
      <text:p text:style-name="P496"/>
      <text:p text:style-name="P496"/>
      <text:p text:style-name="P496"/>
      <text:p text:style-name="P496"/>
      <text:p text:style-name="P7">Oficina Tècnica de Direcció de Projecte</text:p>
      <text:list xml:id="list3286945519" text:style-name="Outline">
        <text:list-header>
          <text:h text:style-name="P652"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596">Control de Canvis</text:p>
          </table:table-cell>
          <table:covered-table-cell/>
          <table:covered-table-cell/>
          <table:covered-table-cell/>
        </table:table-row>
        <table:table-row table:style-name="Taula1.1">
          <table:table-cell table:style-name="Taula1.A2" office:value-type="string">
            <text:p text:style-name="P12">Data</text:p>
          </table:table-cell>
          <table:table-cell table:style-name="Taula1.B2" office:value-type="string">
            <text:p text:style-name="P13">Autor</text:p>
          </table:table-cell>
          <table:table-cell table:style-name="Taula1.B2" office:value-type="string">
            <text:p text:style-name="P13">Versió</text:p>
          </table:table-cell>
          <table:table-cell table:style-name="Taula1.D2" office:value-type="string">
            <text:p text:style-name="P13">Canvis</text:p>
          </table:table-cell>
        </table:table-row>
        <table:table-row table:style-name="Taula1.1">
          <table:table-cell table:style-name="Taula1.A3" office:value-type="string">
            <text:p text:style-name="P14"><text:span text:style-name="T9">04</text:span>/<text:span text:style-name="T9">02</text:span>/<text:span text:style-name="T5">2019</text:span></text:p>
          </table:table-cell>
          <table:table-cell table:style-name="Taula1.B3" office:value-type="string">
            <text:p text:style-name="P15">Limit Tecnologies</text:p>
          </table:table-cell>
          <table:table-cell table:style-name="Taula1.C3" office:value-type="string">
            <text:p text:style-name="P14">v1.0</text:p>
          </table:table-cell>
          <table:table-cell table:style-name="Taula1.D3" office:value-type="string">
            <text:p text:style-name="P14">Versió inicial</text:p>
          </table:table-cell>
        </table:table-row>
        <table:table-row table:style-name="Taula1.1">
          <table:table-cell table:style-name="Taula1.A4" office:value-type="string">
            <text:p text:style-name="P597"/>
          </table:table-cell>
          <table:table-cell table:style-name="Taula1.B4" office:value-type="string">
            <text:p text:style-name="P597"/>
          </table:table-cell>
          <table:table-cell table:style-name="Taula1.C4" office:value-type="string">
            <text:p text:style-name="P597"/>
          </table:table-cell>
          <table:table-cell table:style-name="Taula1.D4" office:value-type="string">
            <text:p text:style-name="P597"/>
          </table:table-cell>
        </table:table-row>
        <table:table-row table:style-name="Taula1.1">
          <table:table-cell table:style-name="Taula1.A5" office:value-type="string">
            <text:p text:style-name="P597"/>
          </table:table-cell>
          <table:table-cell table:style-name="Taula1.B5" office:value-type="string">
            <text:p text:style-name="P597"/>
          </table:table-cell>
          <table:table-cell table:style-name="Taula1.C5" office:value-type="string">
            <text:p text:style-name="P597"/>
          </table:table-cell>
          <table:table-cell table:style-name="Taula1.D5" office:value-type="string">
            <text:p text:style-name="P597"/>
          </table:table-cell>
        </table:table-row>
        <table:table-row table:style-name="Taula1.1">
          <table:table-cell table:style-name="Taula1.A6" office:value-type="string">
            <text:p text:style-name="P597"/>
          </table:table-cell>
          <table:table-cell table:style-name="Taula1.B6" office:value-type="string">
            <text:p text:style-name="P597"/>
          </table:table-cell>
          <table:table-cell table:style-name="Taula1.C6" office:value-type="string">
            <text:p text:style-name="P597"/>
          </table:table-cell>
          <table:table-cell table:style-name="Taula1.D6" office:value-type="string">
            <text:p text:style-name="P597"/>
          </table:table-cell>
        </table:table-row>
      </table:table>
      <text:p text:style-name="P5"/>
      <text:p text:style-name="P5"/>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596">Revisat per</text:p>
          </table:table-cell>
          <table:covered-table-cell/>
          <table:covered-table-cell/>
        </table:table-row>
        <table:table-row table:style-name="Taula2.1">
          <table:table-cell table:style-name="Taula2.A2" office:value-type="string">
            <text:p text:style-name="P12">Nom</text:p>
          </table:table-cell>
          <table:table-cell table:style-name="Taula2.B2" office:value-type="string">
            <text:p text:style-name="P13">Data</text:p>
          </table:table-cell>
          <table:table-cell table:style-name="Taula2.C2" office:value-type="string">
            <text:p text:style-name="P13">Àrea, departament o empresa</text:p>
          </table:table-cell>
        </table:table-row>
        <table:table-row table:style-name="Taula2.1">
          <table:table-cell table:style-name="Taula2.A3" office:value-type="string">
            <text:p text:style-name="P14"/>
          </table:table-cell>
          <table:table-cell table:style-name="Taula2.B3" office:value-type="string">
            <text:p text:style-name="P14"/>
          </table:table-cell>
          <table:table-cell table:style-name="Taula2.C3" office:value-type="string">
            <text:p text:style-name="P14"/>
          </table:table-cell>
        </table:table-row>
        <table:table-row table:style-name="Taula2.1">
          <table:table-cell table:style-name="Taula2.A4" office:value-type="string">
            <text:p text:style-name="P597"/>
          </table:table-cell>
          <table:table-cell table:style-name="Taula2.B4" office:value-type="string">
            <text:p text:style-name="P597"/>
          </table:table-cell>
          <table:table-cell table:style-name="Taula2.C4" office:value-type="string">
            <text:p text:style-name="P597"/>
          </table:table-cell>
        </table:table-row>
        <table:table-row table:style-name="Taula2.1">
          <table:table-cell table:style-name="Taula2.A5" office:value-type="string">
            <text:p text:style-name="P597"/>
          </table:table-cell>
          <table:table-cell table:style-name="Taula2.B5" office:value-type="string">
            <text:p text:style-name="P597"/>
          </table:table-cell>
          <table:table-cell table:style-name="Taula2.C5" office:value-type="string">
            <text:p text:style-name="P597"/>
          </table:table-cell>
        </table:table-row>
        <table:table-row table:style-name="Taula2.1">
          <table:table-cell table:style-name="Taula2.A6" office:value-type="string">
            <text:p text:style-name="P597"/>
          </table:table-cell>
          <table:table-cell table:style-name="Taula2.B6" office:value-type="string">
            <text:p text:style-name="P597"/>
          </table:table-cell>
          <table:table-cell table:style-name="Taula2.C6" office:value-type="string">
            <text:p text:style-name="P597"/>
          </table:table-cell>
        </table:table-row>
      </table:table>
      <text:p text:style-name="P5"/>
      <text:p text:style-name="P5"/>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596">Aprovat per</text:p>
          </table:table-cell>
          <table:covered-table-cell/>
          <table:covered-table-cell/>
        </table:table-row>
        <table:table-row table:style-name="Taula3.1">
          <table:table-cell table:style-name="Taula3.A2" office:value-type="string">
            <text:p text:style-name="P12">Nom</text:p>
          </table:table-cell>
          <table:table-cell table:style-name="Taula3.B2" office:value-type="string">
            <text:p text:style-name="P13">Data</text:p>
          </table:table-cell>
          <table:table-cell table:style-name="Taula3.C2" office:value-type="string">
            <text:p text:style-name="P13">Àrea, departament o empresa</text:p>
          </table:table-cell>
        </table:table-row>
        <table:table-row table:style-name="Taula3.1">
          <table:table-cell table:style-name="Taula3.A3" office:value-type="string">
            <text:p text:style-name="P14"/>
          </table:table-cell>
          <table:table-cell table:style-name="Taula3.B3" office:value-type="string">
            <text:p text:style-name="P14"/>
          </table:table-cell>
          <table:table-cell table:style-name="Taula3.C3" office:value-type="string">
            <text:p text:style-name="P14"/>
          </table:table-cell>
        </table:table-row>
        <table:table-row table:style-name="Taula3.1">
          <table:table-cell table:style-name="Taula3.A4" office:value-type="string">
            <text:p text:style-name="P597"/>
          </table:table-cell>
          <table:table-cell table:style-name="Taula3.B4" office:value-type="string">
            <text:p text:style-name="P597"/>
          </table:table-cell>
          <table:table-cell table:style-name="Taula3.C4" office:value-type="string">
            <text:p text:style-name="P597"/>
          </table:table-cell>
        </table:table-row>
        <table:table-row table:style-name="Taula3.1">
          <table:table-cell table:style-name="Taula3.A5" office:value-type="string">
            <text:p text:style-name="P597"/>
          </table:table-cell>
          <table:table-cell table:style-name="Taula3.B5" office:value-type="string">
            <text:p text:style-name="P597"/>
          </table:table-cell>
          <table:table-cell table:style-name="Taula3.C5" office:value-type="string">
            <text:p text:style-name="P597"/>
          </table:table-cell>
        </table:table-row>
        <table:table-row table:style-name="Taula3.1">
          <table:table-cell table:style-name="Taula3.A6" office:value-type="string">
            <text:p text:style-name="P597"/>
          </table:table-cell>
          <table:table-cell table:style-name="Taula3.B6" office:value-type="string">
            <text:p text:style-name="P597"/>
          </table:table-cell>
          <table:table-cell table:style-name="Taula3.C6" office:value-type="string">
            <text:p text:style-name="P597"/>
          </table:table-cell>
        </table:table-row>
      </table:table>
      <text:p text:style-name="P5"/>
      <text:p text:style-name="P20"/>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596">Llista de distribució</text:p>
          </table:table-cell>
          <table:covered-table-cell/>
          <table:covered-table-cell/>
        </table:table-row>
        <table:table-row table:style-name="Taula6.1">
          <table:table-cell table:style-name="Taula6.A2" office:value-type="string">
            <text:p text:style-name="P12">Nom</text:p>
          </table:table-cell>
          <table:table-cell table:style-name="Taula6.B2" office:value-type="string">
            <text:p text:style-name="P13">Àrea, departament o empresa</text:p>
          </table:table-cell>
          <table:table-cell table:style-name="Taula6.C2" office:value-type="string">
            <text:p text:style-name="P13">Correu electrònic</text:p>
          </table:table-cell>
        </table:table-row>
        <table:table-row table:style-name="Taula6.1">
          <table:table-cell table:style-name="Taula6.A3" office:value-type="string">
            <text:p text:style-name="P14"/>
          </table:table-cell>
          <table:table-cell table:style-name="Taula6.B3" office:value-type="string">
            <text:p text:style-name="P14"/>
          </table:table-cell>
          <table:table-cell table:style-name="Taula6.C3" office:value-type="string">
            <text:p text:style-name="P14"/>
          </table:table-cell>
        </table:table-row>
        <table:table-row table:style-name="Taula6.1">
          <table:table-cell table:style-name="Taula6.A4" office:value-type="string">
            <text:p text:style-name="P597"/>
          </table:table-cell>
          <table:table-cell table:style-name="Taula6.B4" office:value-type="string">
            <text:p text:style-name="P597"/>
          </table:table-cell>
          <table:table-cell table:style-name="Taula6.C4" office:value-type="string">
            <text:p text:style-name="P597"/>
          </table:table-cell>
        </table:table-row>
        <table:table-row table:style-name="Taula6.1">
          <table:table-cell table:style-name="Taula6.A5" office:value-type="string">
            <text:p text:style-name="P597"/>
          </table:table-cell>
          <table:table-cell table:style-name="Taula6.B5" office:value-type="string">
            <text:p text:style-name="P597"/>
          </table:table-cell>
          <table:table-cell table:style-name="Taula6.C5" office:value-type="string">
            <text:p text:style-name="P597"/>
          </table:table-cell>
        </table:table-row>
        <table:table-row table:style-name="Taula6.1">
          <table:table-cell table:style-name="Taula6.A6" office:value-type="string">
            <text:p text:style-name="P597"/>
          </table:table-cell>
          <table:table-cell table:style-name="Taula6.B6" office:value-type="string">
            <text:p text:style-name="P597"/>
          </table:table-cell>
          <table:table-cell table:style-name="Taula6.C6" office:value-type="string">
            <text:p text:style-name="P597"/>
          </table:table-cell>
        </table:table-row>
      </table:table>
      <text:p text:style-name="P5"><text:soft-page-break/></text:p>
      <text:p text:style-name="P5"/>
      <text:p text:style-name="P19">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645"><text:a xlink:type="simple" xlink:href="#__RefHeading___Toc21421_3940995463" text:style-name="Index_20_Link" text:visited-style-name="Index_20_Link">Control de versions del document<text:tab/>2</text:a></text:p>
          <text:p text:style-name="P645"><text:a xlink:type="simple" xlink:href="#__RefHeading___Toc21295_3940995463" text:style-name="Index_20_Link" text:visited-style-name="Index_20_Link">1. Històric de versions<text:tab/>5</text:a></text:p>
          <text:p text:style-name="P646"><text:a xlink:type="simple" xlink:href="#__RefHeading___Toc19787_3508694843" text:style-name="Index_20_Link" text:visited-style-name="Index_20_Link">Versió 0.9.18<text:tab/>5</text:a></text:p>
          <text:p text:style-name="P646"><text:a xlink:type="simple" xlink:href="#__RefHeading___Toc17655_2825458360" text:style-name="Index_20_Link" text:visited-style-name="Index_20_Link">Versió 0.9.19<text:tab/>5</text:a></text:p>
          <text:p text:style-name="P646"><text:a xlink:type="simple" xlink:href="#__RefHeading___Toc70927_588639221" text:style-name="Index_20_Link" text:visited-style-name="Index_20_Link">Versió 0.9.20<text:tab/>6</text:a></text:p>
          <text:p text:style-name="P646"><text:a xlink:type="simple" xlink:href="#__RefHeading___Toc18370_3439170243" text:style-name="Index_20_Link" text:visited-style-name="Index_20_Link">Versió 0.9.21<text:tab/>7</text:a></text:p>
          <text:p text:style-name="P646"><text:a xlink:type="simple" xlink:href="#__RefHeading___Toc834_417853881" text:style-name="Index_20_Link" text:visited-style-name="Index_20_Link">Versió 0.9.22<text:tab/>7</text:a></text:p>
          <text:p text:style-name="P646"><text:a xlink:type="simple" xlink:href="#__RefHeading___Toc61704_1680181998" text:style-name="Index_20_Link" text:visited-style-name="Index_20_Link">Versió 0.9.22.2<text:tab/>8</text:a></text:p>
          <text:p text:style-name="P646"><text:a xlink:type="simple" xlink:href="#__RefHeading___Toc20227_1512682159" text:style-name="Index_20_Link" text:visited-style-name="Index_20_Link">Versió 0.9.23<text:tab/>8</text:a></text:p>
          <text:p text:style-name="P646"><text:a xlink:type="simple" xlink:href="#__RefHeading___Toc20229_1512682159" text:style-name="Index_20_Link" text:visited-style-name="Index_20_Link">Versió 0.9.24<text:tab/>9</text:a></text:p>
          <text:p text:style-name="P646"><text:a xlink:type="simple" xlink:href="#__RefHeading___Toc424222_3031935846" text:style-name="Index_20_Link" text:visited-style-name="Index_20_Link">Versió 0.9.24.1<text:tab/>10</text:a></text:p>
          <text:p text:style-name="P646"><text:a xlink:type="simple" xlink:href="#__RefHeading___Toc96292_1762273572" text:style-name="Index_20_Link" text:visited-style-name="Index_20_Link">Versió 0.9.25<text:tab/>11</text:a></text:p>
          <text:p text:style-name="P646"><text:a xlink:type="simple" xlink:href="#__RefHeading___Toc27894_1180952855" text:style-name="Index_20_Link" text:visited-style-name="Index_20_Link">Versió 0.9.25.1 Processar anotacions amb error o pendents d'Arxiu<text:tab/>12</text:a></text:p>
          <text:p text:style-name="P646"><text:a xlink:type="simple" xlink:href="#__RefHeading___Toc85863_1909005118" text:style-name="Index_20_Link" text:visited-style-name="Index_20_Link">Versió 0.9.2</text:a><text:a xlink:type="simple" xlink:href="#__RefHeading___Toc85863_1909005118" text:style-name="Index_20_Link" text:visited-style-name="Index_20_Link">6</text:a><text:a xlink:type="simple" xlink:href="#__RefHeading___Toc85863_1909005118" text:style-name="Index_20_Link" text:visited-style-name="Index_20_Link"> Resolució problemes i llibreria per backoffices</text:a><text:a xlink:type="simple" xlink:href="#__RefHeading___Toc85863_1909005118" text:style-name="Index_20_Link" text:visited-style-name="Index_20_Link"><text:tab/>13</text:a></text:p>
          <text:p text:style-name="P646"><text:a xlink:type="simple" xlink:href="#__RefHeading___Toc85865_1909005118" text:style-name="Index_20_Link" text:visited-style-name="Index_20_Link">Versió 0.9.</text:a><text:a xlink:type="simple" xlink:href="#__RefHeading___Toc85865_1909005118" text:style-name="Index_20_Link" text:visited-style-name="Index_20_Link">2</text:a><text:a xlink:type="simple" xlink:href="#__RefHeading___Toc85865_1909005118" text:style-name="Index_20_Link" text:visited-style-name="Index_20_Link">7</text:a><text:a xlink:type="simple" xlink:href="#__RefHeading___Toc85865_1909005118" text:style-name="Index_20_Link" text:visited-style-name="Index_20_Link"> </text:a><text:a xlink:type="simple" xlink:href="#__RefHeading___Toc85865_1909005118" text:style-name="Index_20_Link" text:visited-style-name="Index_20_Link">Problemes de rendiment i altres errors</text:a><text:a xlink:type="simple" xlink:href="#__RefHeading___Toc85865_1909005118" text:style-name="Index_20_Link" text:visited-style-name="Index_20_Link"><text:tab/>14</text:a></text:p>
          <text:p text:style-name="P646"><text:a xlink:type="simple" xlink:href="#__RefHeading___Toc294707_93553639" text:style-name="Index_20_Link" text:visited-style-name="Index_20_Link">Versió 0.9.</text:a><text:a xlink:type="simple" xlink:href="#__RefHeading___Toc294707_93553639" text:style-name="Index_20_Link" text:visited-style-name="Index_20_Link">2</text:a><text:a xlink:type="simple" xlink:href="#__RefHeading___Toc294707_93553639" text:style-name="Index_20_Link" text:visited-style-name="Index_20_Link">8</text:a><text:a xlink:type="simple" xlink:href="#__RefHeading___Toc294707_93553639" text:style-name="Index_20_Link" text:visited-style-name="Index_20_Link"> </text:a><text:a xlink:type="simple" xlink:href="#__RefHeading___Toc294707_93553639" text:style-name="Index_20_Link" text:visited-style-name="Index_20_Link">M</text:a><text:a xlink:type="simple" xlink:href="#__RefHeading___Toc294707_93553639" text:style-name="Index_20_Link" text:visited-style-name="Index_20_Link">illores i llibreria sistra2 pels backoffices</text:a><text:a xlink:type="simple" xlink:href="#__RefHeading___Toc294707_93553639" text:style-name="Index_20_Link" text:visited-style-name="Index_20_Link"><text:tab/>15</text:a></text:p>
          <text:p text:style-name="P646"><text:a xlink:type="simple" xlink:href="#__RefHeading___Toc136111_1193039826" text:style-name="Index_20_Link" text:visited-style-name="Index_20_Link">Versió 0.9.</text:a><text:a xlink:type="simple" xlink:href="#__RefHeading___Toc136111_1193039826" text:style-name="Index_20_Link" text:visited-style-name="Index_20_Link">2</text:a><text:a xlink:type="simple" xlink:href="#__RefHeading___Toc136111_1193039826" text:style-name="Index_20_Link" text:visited-style-name="Index_20_Link">8</text:a><text:a xlink:type="simple" xlink:href="#__RefHeading___Toc136111_1193039826" text:style-name="Index_20_Link" text:visited-style-name="Index_20_Link">.1</text:a><text:a xlink:type="simple" xlink:href="#__RefHeading___Toc136111_1193039826" text:style-name="Index_20_Link" text:visited-style-name="Index_20_Link"> </text:a><text:a xlink:type="simple" xlink:href="#__RefHeading___Toc136111_1193039826" text:style-name="Index_20_Link" text:visited-style-name="Index_20_Link">C</text:a><text:a xlink:type="simple" xlink:href="#__RefHeading___Toc136111_1193039826" text:style-name="Index_20_Link" text:visited-style-name="Index_20_Link">orrecció error enviant via email</text:a><text:a xlink:type="simple" xlink:href="#__RefHeading___Toc136111_1193039826" text:style-name="Index_20_Link" text:visited-style-name="Index_20_Link"><text:tab/>16</text:a></text:p>
          <text:p text:style-name="P646"><text:a xlink:type="simple" xlink:href="#__RefHeading___Toc468536_3846289567" text:style-name="Index_20_Link" text:visited-style-name="Index_20_Link">Versió 0.9.</text:a><text:a xlink:type="simple" xlink:href="#__RefHeading___Toc468536_3846289567" text:style-name="Index_20_Link" text:visited-style-name="Index_20_Link">2</text:a><text:a xlink:type="simple" xlink:href="#__RefHeading___Toc468536_3846289567" text:style-name="Index_20_Link" text:visited-style-name="Index_20_Link">8</text:a><text:a xlink:type="simple" xlink:href="#__RefHeading___Toc468536_3846289567" text:style-name="Index_20_Link" text:visited-style-name="Index_20_Link">.</text:a><text:a xlink:type="simple" xlink:href="#__RefHeading___Toc468536_3846289567" text:style-name="Index_20_Link" text:visited-style-name="Index_20_Link">2</text:a><text:a xlink:type="simple" xlink:href="#__RefHeading___Toc468536_3846289567" text:style-name="Index_20_Link" text:visited-style-name="Index_20_Link"> </text:a><text:a xlink:type="simple" xlink:href="#__RefHeading___Toc468536_3846289567" text:style-name="Index_20_Link" text:visited-style-name="Index_20_Link">C</text:a><text:a xlink:type="simple" xlink:href="#__RefHeading___Toc468536_3846289567" text:style-name="Index_20_Link" text:visited-style-name="Index_20_Link">orrecció e</text:a><text:a xlink:type="simple" xlink:href="#__RefHeading___Toc468536_3846289567" text:style-name="Index_20_Link" text:visited-style-name="Index_20_Link">rror annex justificant</text:a><text:a xlink:type="simple" xlink:href="#__RefHeading___Toc468536_3846289567" text:style-name="Index_20_Link" text:visited-style-name="Index_20_Link"><text:tab/>16</text:a></text:p>
          <text:p text:style-name="P646"><text:a xlink:type="simple" xlink:href="#__RefHeading___Toc86628_3242410572" text:style-name="Index_20_Link" text:visited-style-name="Index_20_Link">Versió 0.9.</text:a><text:a xlink:type="simple" xlink:href="#__RefHeading___Toc86628_3242410572" text:style-name="Index_20_Link" text:visited-style-name="Index_20_Link">2</text:a><text:a xlink:type="simple" xlink:href="#__RefHeading___Toc86628_3242410572" text:style-name="Index_20_Link" text:visited-style-name="Index_20_Link">9</text:a><text:a xlink:type="simple" xlink:href="#__RefHeading___Toc86628_3242410572" text:style-name="Index_20_Link" text:visited-style-name="Index_20_Link"> </text:a><text:a xlink:type="simple" xlink:href="#__RefHeading___Toc86628_3242410572" text:style-name="Index_20_Link" text:visited-style-name="Index_20_Link">M</text:a><text:a xlink:type="simple" xlink:href="#__RefHeading___Toc86628_3242410572" text:style-name="Index_20_Link" text:visited-style-name="Index_20_Link">illores de rendiment i correccions</text:a><text:a xlink:type="simple" xlink:href="#__RefHeading___Toc86628_3242410572" text:style-name="Index_20_Link" text:visited-style-name="Index_20_Link"><text:tab/>16</text:a></text:p>
          <text:p text:style-name="P646"><text:a xlink:type="simple" xlink:href="#__RefHeading___Toc90703_2906097068" text:style-name="Index_20_Link" text:visited-style-name="Index_20_Link">Versió 0.9.</text:a><text:a xlink:type="simple" xlink:href="#__RefHeading___Toc90703_2906097068" text:style-name="Index_20_Link" text:visited-style-name="Index_20_Link">30 </text:a><text:a xlink:type="simple" xlink:href="#__RefHeading___Toc90703_2906097068" text:style-name="Index_20_Link" text:visited-style-name="Index_20_Link">Metadades de digitalització i altres millores. Correccions errors PostgreSQL</text:a><text:a xlink:type="simple" xlink:href="#__RefHeading___Toc90703_2906097068" text:style-name="Index_20_Link" text:visited-style-name="Index_20_Link"><text:tab/>19</text:a></text:p>
          <text:p text:style-name="P646"><text:a xlink:type="simple" xlink:href="#__RefHeading___Toc104146_3965979134" text:style-name="Index_20_Link" text:visited-style-name="Index_20_Link">Versió 0.9.</text:a><text:a xlink:type="simple" xlink:href="#__RefHeading___Toc104146_3965979134" text:style-name="Index_20_Link" text:visited-style-name="Index_20_Link">31 </text:a><text:a xlink:type="simple" xlink:href="#__RefHeading___Toc104146_3965979134" text:style-name="Index_20_Link" text:visited-style-name="Index_20_Link">M</text:a><text:a xlink:type="simple" xlink:href="#__RefHeading___Toc104146_3965979134" text:style-name="Index_20_Link" text:visited-style-name="Index_20_Link">illora de regles</text:a><text:a xlink:type="simple" xlink:href="#__RefHeading___Toc104146_3965979134" text:style-name="Index_20_Link" text:visited-style-name="Index_20_Link"> i altres millores.</text:a><text:a xlink:type="simple" xlink:href="#__RefHeading___Toc104146_3965979134" text:style-name="Index_20_Link" text:visited-style-name="Index_20_Link"><text:tab/>25</text:a></text:p>
          <text:p text:style-name="P646"><text:a xlink:type="simple" xlink:href="#__RefHeading___Toc387429_3965979134" text:style-name="Index_20_Link" text:visited-style-name="Index_20_Link">Versió 0.9.</text:a><text:a xlink:type="simple" xlink:href="#__RefHeading___Toc387429_3965979134" text:style-name="Index_20_Link" text:visited-style-name="Index_20_Link">3</text:a><text:a xlink:type="simple" xlink:href="#__RefHeading___Toc387429_3965979134" text:style-name="Index_20_Link" text:visited-style-name="Index_20_Link">2</text:a><text:a xlink:type="simple" xlink:href="#__RefHeading___Toc387429_3965979134" text:style-name="Index_20_Link" text:visited-style-name="Index_20_Link"> </text:a><text:a xlink:type="simple" xlink:href="#__RefHeading___Toc387429_3965979134" text:style-name="Index_20_Link" text:visited-style-name="Index_20_Link">Millores visuals</text:a><text:a xlink:type="simple" xlink:href="#__RefHeading___Toc387429_3965979134" text:style-name="Index_20_Link" text:visited-style-name="Index_20_Link">.</text:a><text:a xlink:type="simple" xlink:href="#__RefHeading___Toc387429_3965979134" text:style-name="Index_20_Link" text:visited-style-name="Index_20_Link"><text:tab/>28</text:a></text:p>
          <text:p text:style-name="P646"><text:a xlink:type="simple" xlink:href="#__RefHeading___Toc210152_2228722299" text:style-name="Index_20_Link" text:visited-style-name="Index_20_Link">Versió 0.9.</text:a><text:a xlink:type="simple" xlink:href="#__RefHeading___Toc210152_2228722299" text:style-name="Index_20_Link" text:visited-style-name="Index_20_Link">32</text:a><text:a xlink:type="simple" xlink:href="#__RefHeading___Toc210152_2228722299" text:style-name="Index_20_Link" text:visited-style-name="Index_20_Link">.</text:a><text:a xlink:type="simple" xlink:href="#__RefHeading___Toc210152_2228722299" text:style-name="Index_20_Link" text:visited-style-name="Index_20_Link">1</text:a><text:a xlink:type="simple" xlink:href="#__RefHeading___Toc210152_2228722299" text:style-name="Index_20_Link" text:visited-style-name="Index_20_Link"> </text:a><text:a xlink:type="simple" xlink:href="#__RefHeading___Toc210152_2228722299" text:style-name="Index_20_Link" text:visited-style-name="Index_20_Link">C</text:a><text:a xlink:type="simple" xlink:href="#__RefHeading___Toc210152_2228722299" text:style-name="Index_20_Link" text:visited-style-name="Index_20_Link">orrecció e</text:a><text:a xlink:type="simple" xlink:href="#__RefHeading___Toc210152_2228722299" text:style-name="Index_20_Link" text:visited-style-name="Index_20_Link">rror d</text:a><text:a xlink:type="simple" xlink:href="#__RefHeading___Toc210152_2228722299" text:style-name="Index_20_Link" text:visited-style-name="Index_20_Link">escarrega</text:a><text:a xlink:type="simple" xlink:href="#__RefHeading___Toc210152_2228722299" text:style-name="Index_20_Link" text:visited-style-name="Index_20_Link"><text:tab/>28</text:a></text:p>
          <text:p text:style-name="P646"><text:a xlink:type="simple" xlink:href="#__RefHeading___Toc210154_2228722299" text:style-name="Index_20_Link" text:visited-style-name="Index_20_Link">Versió 0.9.</text:a><text:a xlink:type="simple" xlink:href="#__RefHeading___Toc210154_2228722299" text:style-name="Index_20_Link" text:visited-style-name="Index_20_Link">3</text:a><text:a xlink:type="simple" xlink:href="#__RefHeading___Toc210154_2228722299" text:style-name="Index_20_Link" text:visited-style-name="Index_20_Link">3</text:a><text:a xlink:type="simple" xlink:href="#__RefHeading___Toc210154_2228722299" text:style-name="Index_20_Link" text:visited-style-name="Index_20_Link"> </text:a><text:a xlink:type="simple" xlink:href="#__RefHeading___Toc210154_2228722299" text:style-name="Index_20_Link" text:visited-style-name="Index_20_Link">No tancar modal, API firma simple i corre</text:a><text:a xlink:type="simple" xlink:href="#__RefHeading___Toc210154_2228722299" text:style-name="Index_20_Link" text:visited-style-name="Index_20_Link">c</text:a><text:a xlink:type="simple" xlink:href="#__RefHeading___Toc210154_2228722299" text:style-name="Index_20_Link" text:visited-style-name="Index_20_Link">ció errors d</text:a><text:a xlink:type="simple" xlink:href="#__RefHeading___Toc210154_2228722299" text:style-name="Index_20_Link" text:visited-style-name="Index_20_Link">escarregant annexos</text:a><text:a xlink:type="simple" xlink:href="#__RefHeading___Toc210154_2228722299" text:style-name="Index_20_Link" text:visited-style-name="Index_20_Link"><text:tab/>29</text:a></text:p>
          <text:p text:style-name="P646"><text:a xlink:type="simple" xlink:href="#__RefHeading___Toc182672_83721363" text:style-name="Index_20_Link" text:visited-style-name="Index_20_Link">Versió 0.9.</text:a><text:a xlink:type="simple" xlink:href="#__RefHeading___Toc182672_83721363" text:style-name="Index_20_Link" text:visited-style-name="Index_20_Link">3</text:a><text:a xlink:type="simple" xlink:href="#__RefHeading___Toc182672_83721363" text:style-name="Index_20_Link" text:visited-style-name="Index_20_Link">3</text:a><text:a xlink:type="simple" xlink:href="#__RefHeading___Toc182672_83721363" text:style-name="Index_20_Link" text:visited-style-name="Index_20_Link">.1</text:a><text:a xlink:type="simple" xlink:href="#__RefHeading___Toc182672_83721363" text:style-name="Index_20_Link" text:visited-style-name="Index_20_Link"> </text:a><text:a xlink:type="simple" xlink:href="#__RefHeading___Toc182672_83721363" text:style-name="Index_20_Link" text:visited-style-name="Index_20_Link">Permetre realitzar accions sobre anotacions pendent d'Arxiu que hagin esgotat els reintents</text:a><text:a xlink:type="simple" xlink:href="#__RefHeading___Toc182672_83721363" text:style-name="Index_20_Link" text:visited-style-name="Index_20_Link"><text:tab/>30</text:a></text:p>
          <text:p text:style-name="P646"><text:a xlink:type="simple" xlink:href="#__RefHeading___Toc248294_83721363" text:style-name="Index_20_Link" text:visited-style-name="Index_20_Link">Versió 0.9.</text:a><text:a xlink:type="simple" xlink:href="#__RefHeading___Toc248294_83721363" text:style-name="Index_20_Link" text:visited-style-name="Index_20_Link">3</text:a><text:a xlink:type="simple" xlink:href="#__RefHeading___Toc248294_83721363" text:style-name="Index_20_Link" text:visited-style-name="Index_20_Link">4</text:a><text:a xlink:type="simple" xlink:href="#__RefHeading___Toc248294_83721363" text:style-name="Index_20_Link" text:visited-style-name="Index_20_Link"> </text:a><text:a xlink:type="simple" xlink:href="#__RefHeading___Toc248294_83721363" text:style-name="Index_20_Link" text:visited-style-name="Index_20_Link">Processar anotacions de registre en paral·lel</text:a><text:a xlink:type="simple" xlink:href="#__RefHeading___Toc248294_83721363" text:style-name="Index_20_Link" text:visited-style-name="Index_20_Link"><text:tab/>31</text:a></text:p>
          <text:p text:style-name="P646"><text:a xlink:type="simple" xlink:href="#__RefHeading___Toc685445_83721363" text:style-name="Index_20_Link" text:visited-style-name="Index_20_Link">Versió 0.9.34.1 Correcció llistat usuaris<text:tab/>32</text:a></text:p>
          <text:p text:style-name="P646"><text:a xlink:type="simple" xlink:href="#__RefHeading___Toc48625_1443764206" text:style-name="Index_20_Link" text:visited-style-name="Index_20_Link">Versió 0.9.3</text:a><text:a xlink:type="simple" xlink:href="#__RefHeading___Toc48625_1443764206" text:style-name="Index_20_Link" text:visited-style-name="Index_20_Link">5</text:a><text:a xlink:type="simple" xlink:href="#__RefHeading___Toc48625_1443764206" text:style-name="Index_20_Link" text:visited-style-name="Index_20_Link"> </text:a><text:a xlink:type="simple" xlink:href="#__RefHeading___Toc48625_1443764206" text:style-name="Index_20_Link" text:visited-style-name="Index_20_Link">M</text:a><text:a xlink:type="simple" xlink:href="#__RefHeading___Toc48625_1443764206" text:style-name="Index_20_Link" text:visited-style-name="Index_20_Link">illores d'interfície</text:a><text:a xlink:type="simple" xlink:href="#__RefHeading___Toc48625_1443764206" text:style-name="Index_20_Link" text:visited-style-name="Index_20_Link">,</text:a><text:a xlink:type="simple" xlink:href="#__RefHeading___Toc48625_1443764206" text:style-name="Index_20_Link" text:visited-style-name="Index_20_Link"> correccions d'errors</text:a><text:a xlink:type="simple" xlink:href="#__RefHeading___Toc48625_1443764206" text:style-name="Index_20_Link" text:visited-style-name="Index_20_Link"> i revisió de logs</text:a><text:a xlink:type="simple" xlink:href="#__RefHeading___Toc48625_1443764206" text:style-name="Index_20_Link" text:visited-style-name="Index_20_Link"><text:tab/>33</text:a></text:p>
          <text:p text:style-name="P646"><text:a xlink:type="simple" xlink:href="#__RefHeading___Toc47608_4047943807" text:style-name="Index_20_Link" text:visited-style-name="Index_20_Link">Versió 0.9.</text:a><text:a xlink:type="simple" xlink:href="#__RefHeading___Toc47608_4047943807" text:style-name="Index_20_Link" text:visited-style-name="Index_20_Link">35</text:a><text:a xlink:type="simple" xlink:href="#__RefHeading___Toc47608_4047943807" text:style-name="Index_20_Link" text:visited-style-name="Index_20_Link">.</text:a><text:a xlink:type="simple" xlink:href="#__RefHeading___Toc47608_4047943807" text:style-name="Index_20_Link" text:visited-style-name="Index_20_Link">1</text:a><text:a xlink:type="simple" xlink:href="#__RefHeading___Toc47608_4047943807" text:style-name="Index_20_Link" text:visited-style-name="Index_20_Link"> </text:a><text:a xlink:type="simple" xlink:href="#__RefHeading___Toc47608_4047943807" text:style-name="Index_20_Link" text:visited-style-name="Index_20_Link">C</text:a><text:a xlink:type="simple" xlink:href="#__RefHeading___Toc47608_4047943807" text:style-name="Index_20_Link" text:visited-style-name="Index_20_Link">orrecció e</text:a><text:a xlink:type="simple" xlink:href="#__RefHeading___Toc47608_4047943807" text:style-name="Index_20_Link" text:visited-style-name="Index_20_Link">rror processament múltiple</text:a><text:a xlink:type="simple" xlink:href="#__RefHeading___Toc47608_4047943807" text:style-name="Index_20_Link" text:visited-style-name="Index_20_Link"><text:tab/>35</text:a></text:p>
          <text:p text:style-name="P646"><text:a xlink:type="simple" xlink:href="#__RefHeading___Toc257433_4047943807" text:style-name="Index_20_Link" text:visited-style-name="Index_20_Link">Versió 0.9.3</text:a><text:a xlink:type="simple" xlink:href="#__RefHeading___Toc257433_4047943807" text:style-name="Index_20_Link" text:visited-style-name="Index_20_Link">6</text:a><text:a xlink:type="simple" xlink:href="#__RefHeading___Toc257433_4047943807" text:style-name="Index_20_Link" text:visited-style-name="Index_20_Link"> </text:a><text:a xlink:type="simple" xlink:href="#__RefHeading___Toc257433_4047943807" text:style-name="Index_20_Link" text:visited-style-name="Index_20_Link">Millora amb backoffices, correcció d'errors i millores visuals</text:a><text:a xlink:type="simple" xlink:href="#__RefHeading___Toc257433_4047943807" text:style-name="Index_20_Link" text:visited-style-name="Index_20_Link"><text:tab/>36</text:a></text:p>
          <text:p text:style-name="P646"><text:a xlink:type="simple" xlink:href="#__RefHeading___Toc60504_2052141439" text:style-name="Index_20_Link" text:visited-style-name="Index_20_Link">Versió 0.9.3</text:a><text:a xlink:type="simple" xlink:href="#__RefHeading___Toc60504_2052141439" text:style-name="Index_20_Link" text:visited-style-name="Index_20_Link">7</text:a><text:a xlink:type="simple" xlink:href="#__RefHeading___Toc60504_2052141439" text:style-name="Index_20_Link" text:visited-style-name="Index_20_Link"> </text:a><text:a xlink:type="simple" xlink:href="#__RefHeading___Toc60504_2052141439" text:style-name="Index_20_Link" text:visited-style-name="Index_20_Link">Configuració web, moviments i millores de navegació</text:a><text:a xlink:type="simple" xlink:href="#__RefHeading___Toc60504_2052141439" text:style-name="Index_20_Link" text:visited-style-name="Index_20_Link"><text:tab/>38</text:a></text:p>
          <text:p text:style-name="P646"><text:a xlink:type="simple" xlink:href="#__RefHeading___Toc51178_3323466580" text:style-name="Index_20_Link" text:visited-style-name="Index_20_Link">Versió 0.9.</text:a><text:a xlink:type="simple" xlink:href="#__RefHeading___Toc51178_3323466580" text:style-name="Index_20_Link" text:visited-style-name="Index_20_Link">3</text:a><text:a xlink:type="simple" xlink:href="#__RefHeading___Toc51178_3323466580" text:style-name="Index_20_Link" text:visited-style-name="Index_20_Link">7</text:a><text:a xlink:type="simple" xlink:href="#__RefHeading___Toc51178_3323466580" text:style-name="Index_20_Link" text:visited-style-name="Index_20_Link">.</text:a><text:a xlink:type="simple" xlink:href="#__RefHeading___Toc51178_3323466580" text:style-name="Index_20_Link" text:visited-style-name="Index_20_Link">1</text:a><text:a xlink:type="simple" xlink:href="#__RefHeading___Toc51178_3323466580" text:style-name="Index_20_Link" text:visited-style-name="Index_20_Link"> </text:a><text:a xlink:type="simple" xlink:href="#__RefHeading___Toc51178_3323466580" text:style-name="Index_20_Link" text:visited-style-name="Index_20_Link">C</text:a><text:a xlink:type="simple" xlink:href="#__RefHeading___Toc51178_3323466580" text:style-name="Index_20_Link" text:visited-style-name="Index_20_Link">orrecció f</text:a><text:a xlink:type="simple" xlink:href="#__RefHeading___Toc51178_3323466580" text:style-name="Index_20_Link" text:visited-style-name="Index_20_Link">iltre d'annexos tècnics</text:a><text:a xlink:type="simple" xlink:href="#__RefHeading___Toc51178_3323466580" text:style-name="Index_20_Link" text:visited-style-name="Index_20_Link"><text:tab/>48</text:a></text:p>
          <text:p text:style-name="P646"><text:a xlink:type="simple" xlink:href="#__RefHeading___Toc215555_3323466580" text:style-name="Index_20_Link" text:visited-style-name="Index_20_Link">Versió 0.9.</text:a><text:a xlink:type="simple" xlink:href="#__RefHeading___Toc215555_3323466580" text:style-name="Index_20_Link" text:visited-style-name="Index_20_Link">3</text:a><text:a xlink:type="simple" xlink:href="#__RefHeading___Toc215555_3323466580" text:style-name="Index_20_Link" text:visited-style-name="Index_20_Link">7</text:a><text:a xlink:type="simple" xlink:href="#__RefHeading___Toc215555_3323466580" text:style-name="Index_20_Link" text:visited-style-name="Index_20_Link">.</text:a><text:a xlink:type="simple" xlink:href="#__RefHeading___Toc215555_3323466580" text:style-name="Index_20_Link" text:visited-style-name="Index_20_Link">2</text:a><text:a xlink:type="simple" xlink:href="#__RefHeading___Toc215555_3323466580" text:style-name="Index_20_Link" text:visited-style-name="Index_20_Link"> </text:a><text:a xlink:type="simple" xlink:href="#__RefHeading___Toc215555_3323466580" text:style-name="Index_20_Link" text:visited-style-name="Index_20_Link">C</text:a><text:a xlink:type="simple" xlink:href="#__RefHeading___Toc215555_3323466580" text:style-name="Index_20_Link" text:visited-style-name="Index_20_Link">orrecció accions múltiples usuaris</text:a><text:a xlink:type="simple" xlink:href="#__RefHeading___Toc215555_3323466580" text:style-name="Index_20_Link" text:visited-style-name="Index_20_Link"><text:tab/>49</text:a></text:p>
          <text:p text:style-name="P646"><text:a xlink:type="simple" xlink:href="#__RefHeading___Toc125562_3002973793" text:style-name="Index_20_Link" text:visited-style-name="Index_20_Link">Versió 0.9.3</text:a><text:a xlink:type="simple" xlink:href="#__RefHeading___Toc125562_3002973793" text:style-name="Index_20_Link" text:visited-style-name="Index_20_Link">8</text:a><text:a xlink:type="simple" xlink:href="#__RefHeading___Toc125562_3002973793" text:style-name="Index_20_Link" text:visited-style-name="Index_20_Link"> </text:a><text:a xlink:type="simple" xlink:href="#__RefHeading___Toc125562_3002973793" text:style-name="Index_20_Link" text:visited-style-name="Index_20_Link">N</text:a><text:a xlink:type="simple" xlink:href="#__RefHeading___Toc125562_3002973793" text:style-name="Index_20_Link" text:visited-style-name="Index_20_Link">ou mòdu</text:a><text:a xlink:type="simple" xlink:href="#__RefHeading___Toc125562_3002973793" text:style-name="Index_20_Link" text:visited-style-name="Index_20_Link">l</text:a><text:a xlink:type="simple" xlink:href="#__RefHeading___Toc125562_3002973793" text:style-name="Index_20_Link" text:visited-style-name="Index_20_Link"> de dades estadístiques, reconeixement tipus i perfil de firma Portasignatures, altres</text:a><text:a xlink:type="simple" xlink:href="#__RefHeading___Toc125562_3002973793" text:style-name="Index_20_Link" text:visited-style-name="Index_20_Link"><text:tab/>49</text:a></text:p>
          <text:p text:style-name="P646"><text:a xlink:type="simple" xlink:href="#__RefHeading___Toc140729_35401148061" text:style-name="Index_20_Link" text:visited-style-name="Index_20_Link">Versió 0.9.3</text:a><text:a xlink:type="simple" xlink:href="#__RefHeading___Toc140729_35401148061" text:style-name="Index_20_Link" text:visited-style-name="Index_20_Link">9</text:a><text:a xlink:type="simple" xlink:href="#__RefHeading___Toc140729_35401148061" text:style-name="Index_20_Link" text:visited-style-name="Index_20_Link"> </text:a><text:a xlink:type="simple" xlink:href="#__RefHeading___Toc140729_35401148061" text:style-name="Index_20_Link" text:visited-style-name="Index_20_Link">M</text:a><text:a xlink:type="simple" xlink:href="#__RefHeading___Toc140729_35401148061" text:style-name="Index_20_Link" text:visited-style-name="Index_20_Link">illores visuals </text:a><text:a xlink:type="simple" xlink:href="#__RefHeading___Toc140729_35401148061" text:style-name="Index_20_Link" text:visited-style-name="Index_20_Link">i</text:a><text:a xlink:type="simple" xlink:href="#__RefHeading___Toc140729_35401148061" text:style-name="Index_20_Link" text:visited-style-name="Index_20_Link"> correcció en el tractament de documents firmats</text:a><text:a xlink:type="simple" xlink:href="#__RefHeading___Toc140729_35401148061" text:style-name="Index_20_Link" text:visited-style-name="Index_20_Link"><text:tab/>53</text:a></text:p>
          <text:p text:style-name="P646"><text:a xlink:type="simple" xlink:href="#__RefHeading___Toc74811_1561600779" text:style-name="Index_20_Link" text:visited-style-name="Index_20_Link">Versió 0.9.</text:a><text:a xlink:type="simple" xlink:href="#__RefHeading___Toc74811_1561600779" text:style-name="Index_20_Link" text:visited-style-name="Index_20_Link">4</text:a><text:a xlink:type="simple" xlink:href="#__RefHeading___Toc74811_1561600779" text:style-name="Index_20_Link" text:visited-style-name="Index_20_Link">0</text:a><text:a xlink:type="simple" xlink:href="#__RefHeading___Toc74811_1561600779" text:style-name="Index_20_Link" text:visited-style-name="Index_20_Link"> </text:a><text:a xlink:type="simple" xlink:href="#__RefHeading___Toc74811_1561600779" text:style-name="Index_20_Link" text:visited-style-name="Index_20_Link">Avaluació manual de regles i barra de progrés en les accions múltiples</text:a><text:a xlink:type="simple" xlink:href="#__RefHeading___Toc74811_1561600779" text:style-name="Index_20_Link" text:visited-style-name="Index_20_Link"><text:tab/>54</text:a></text:p>
          <text:p text:style-name="P646"><text:a xlink:type="simple" xlink:href="#__RefHeading___Toc153733_2420514845" text:style-name="Index_20_Link" text:visited-style-name="Index_20_Link">Versió 0.9.</text:a><text:a xlink:type="simple" xlink:href="#__RefHeading___Toc153733_2420514845" text:style-name="Index_20_Link" text:visited-style-name="Index_20_Link">4</text:a><text:a xlink:type="simple" xlink:href="#__RefHeading___Toc153733_2420514845" text:style-name="Index_20_Link" text:visited-style-name="Index_20_Link">0</text:a><text:a xlink:type="simple" xlink:href="#__RefHeading___Toc153733_2420514845" text:style-name="Index_20_Link" text:visited-style-name="Index_20_Link">.1</text:a><text:a xlink:type="simple" xlink:href="#__RefHeading___Toc153733_2420514845" text:style-name="Index_20_Link" text:visited-style-name="Index_20_Link"> </text:a><text:a xlink:type="simple" xlink:href="#__RefHeading___Toc153733_2420514845" text:style-name="Index_20_Link" text:visited-style-name="Index_20_Link">Error accions múltiples administradors</text:a><text:a xlink:type="simple" xlink:href="#__RefHeading___Toc153733_2420514845" text:style-name="Index_20_Link" text:visited-style-name="Index_20_Link"><text:tab/>55</text:a></text:p>
          <text:p text:style-name="P646"><text:a xlink:type="simple" xlink:href="#__RefHeading___Toc94619_1143039690" text:style-name="Index_20_Link" text:visited-style-name="Index_20_Link">Versió 0.9.</text:a><text:a xlink:type="simple" xlink:href="#__RefHeading___Toc94619_1143039690" text:style-name="Index_20_Link" text:visited-style-name="Index_20_Link">4</text:a><text:a xlink:type="simple" xlink:href="#__RefHeading___Toc94619_1143039690" text:style-name="Index_20_Link" text:visited-style-name="Index_20_Link">0</text:a><text:a xlink:type="simple" xlink:href="#__RefHeading___Toc94619_1143039690" text:style-name="Index_20_Link" text:visited-style-name="Index_20_Link">.</text:a><text:a xlink:type="simple" xlink:href="#__RefHeading___Toc94619_1143039690" text:style-name="Index_20_Link" text:visited-style-name="Index_20_Link">2</text:a><text:a xlink:type="simple" xlink:href="#__RefHeading___Toc94619_1143039690" text:style-name="Index_20_Link" text:visited-style-name="Index_20_Link"> </text:a><text:a xlink:type="simple" xlink:href="#__RefHeading___Toc94619_1143039690" text:style-name="Index_20_Link" text:visited-style-name="Index_20_Link">R</text:a><text:a xlink:type="simple" xlink:href="#__RefHeading___Toc94619_1143039690" text:style-name="Index_20_Link" text:visited-style-name="Index_20_Link">evisió de la descàrrega de documentació .zip</text:a><text:a xlink:type="simple" xlink:href="#__RefHeading___Toc94619_1143039690" text:style-name="Index_20_Link" text:visited-style-name="Index_20_Link"><text:tab/>55</text:a></text:p>
          <text:p text:style-name="P646"><text:a xlink:type="simple" xlink:href="#__RefHeading___Toc167334_2409209563" text:style-name="Index_20_Link" text:visited-style-name="Index_20_Link">Versió 0.9.</text:a><text:a xlink:type="simple" xlink:href="#__RefHeading___Toc167334_2409209563" text:style-name="Index_20_Link" text:visited-style-name="Index_20_Link">4</text:a><text:a xlink:type="simple" xlink:href="#__RefHeading___Toc167334_2409209563" text:style-name="Index_20_Link" text:visited-style-name="Index_20_Link">1</text:a><text:a xlink:type="simple" xlink:href="#__RefHeading___Toc167334_2409209563" text:style-name="Index_20_Link" text:visited-style-name="Index_20_Link"> </text:a><text:a xlink:type="simple" xlink:href="#__RefHeading___Toc167334_2409209563" text:style-name="Index_20_Link" text:visited-style-name="Index_20_Link">-</text:a><text:a xlink:type="simple" xlink:href="#__RefHeading___Toc167334_2409209563" text:style-name="Index_20_Link" text:visited-style-name="Index_20_Link"> Millores en funcionalitats</text:a><text:a xlink:type="simple" xlink:href="#__RefHeading___Toc167334_2409209563" text:style-name="Index_20_Link" text:visited-style-name="Index_20_Link"><text:tab/>56</text:a></text:p>
          <text:p text:style-name="P646"><text:a xlink:type="simple" xlink:href="#__RefHeading___Toc263258_3767406981" text:style-name="Index_20_Link" text:visited-style-name="Index_20_Link">Versió 0.9.</text:a><text:a xlink:type="simple" xlink:href="#__RefHeading___Toc263258_3767406981" text:style-name="Index_20_Link" text:visited-style-name="Index_20_Link">4</text:a><text:a xlink:type="simple" xlink:href="#__RefHeading___Toc263258_3767406981" text:style-name="Index_20_Link" text:visited-style-name="Index_20_Link">2</text:a><text:a xlink:type="simple" xlink:href="#__RefHeading___Toc263258_3767406981" text:style-name="Index_20_Link" text:visited-style-name="Index_20_Link"> </text:a><text:a xlink:type="simple" xlink:href="#__RefHeading___Toc263258_3767406981" text:style-name="Index_20_Link" text:visited-style-name="Index_20_Link">-</text:a><text:a xlink:type="simple" xlink:href="#__RefHeading___Toc263258_3767406981" text:style-name="Index_20_Link" text:visited-style-name="Index_20_Link"> </text:a><text:a xlink:type="simple" xlink:href="#__RefHeading___Toc263258_3767406981" text:style-name="Index_20_Link" text:visited-style-name="Index_20_Link">API REST de dades obertes, creació de regles i monitor d'integració persistit</text:a><text:a xlink:type="simple" xlink:href="#__RefHeading___Toc263258_3767406981" text:style-name="Index_20_Link" text:visited-style-name="Index_20_Link"><text:tab/>58</text:a></text:p>
          <text:p text:style-name="P646"><text:soft-page-break/><text:a xlink:type="simple" xlink:href="#__RefHeading___Toc104629_767525243" text:style-name="Index_20_Link" text:visited-style-name="Index_20_Link">Versió 0.9.</text:a><text:a xlink:type="simple" xlink:href="#__RefHeading___Toc104629_767525243" text:style-name="Index_20_Link" text:visited-style-name="Index_20_Link">4</text:a><text:a xlink:type="simple" xlink:href="#__RefHeading___Toc104629_767525243" text:style-name="Index_20_Link" text:visited-style-name="Index_20_Link">2</text:a><text:a xlink:type="simple" xlink:href="#__RefHeading___Toc104629_767525243" text:style-name="Index_20_Link" text:visited-style-name="Index_20_Link">.1</text:a><text:a xlink:type="simple" xlink:href="#__RefHeading___Toc104629_767525243" text:style-name="Index_20_Link" text:visited-style-name="Index_20_Link"> </text:a><text:a xlink:type="simple" xlink:href="#__RefHeading___Toc104629_767525243" text:style-name="Index_20_Link" text:visited-style-name="Index_20_Link">Canvi per poder guardar anotacions pendents d'Arxiu</text:a><text:a xlink:type="simple" xlink:href="#__RefHeading___Toc104629_767525243" text:style-name="Index_20_Link" text:visited-style-name="Index_20_Link"><text:tab/>61</text:a></text:p>
          <text:p text:style-name="P646"><text:a xlink:type="simple" xlink:href="#__RefHeading___Toc76854_849673795" text:style-name="Index_20_Link" text:visited-style-name="Index_20_Link">Versió 0.9.</text:a><text:a xlink:type="simple" xlink:href="#__RefHeading___Toc76854_849673795" text:style-name="Index_20_Link" text:visited-style-name="Index_20_Link">4</text:a><text:a xlink:type="simple" xlink:href="#__RefHeading___Toc76854_849673795" text:style-name="Index_20_Link" text:visited-style-name="Index_20_Link">3 </text:a><text:a xlink:type="simple" xlink:href="#__RefHeading___Toc76854_849673795" text:style-name="Index_20_Link" text:visited-style-name="Index_20_Link">Propietats multi entitat, validació de firmes de documents, exportació de dades CSV</text:a><text:a xlink:type="simple" xlink:href="#__RefHeading___Toc76854_849673795" text:style-name="Index_20_Link" text:visited-style-name="Index_20_Link">, documents invàlids com a esborranys i nova API REST per backoffices</text:a><text:a xlink:type="simple" xlink:href="#__RefHeading___Toc76854_849673795" text:style-name="Index_20_Link" text:visited-style-name="Index_20_Link"><text:tab/>61</text:a></text:p>
          <text:p text:style-name="P646"><text:a xlink:type="simple" xlink:href="#__RefHeading___Toc79564_2839546416" text:style-name="Index_20_Link" text:visited-style-name="Index_20_Link">Versió 0.9.</text:a><text:a xlink:type="simple" xlink:href="#__RefHeading___Toc79564_2839546416" text:style-name="Index_20_Link" text:visited-style-name="Index_20_Link">4</text:a><text:a xlink:type="simple" xlink:href="#__RefHeading___Toc79564_2839546416" text:style-name="Index_20_Link" text:visited-style-name="Index_20_Link">3</text:a><text:a xlink:type="simple" xlink:href="#__RefHeading___Toc79564_2839546416" text:style-name="Index_20_Link" text:visited-style-name="Index_20_Link">.1</text:a><text:a xlink:type="simple" xlink:href="#__RefHeading___Toc79564_2839546416" text:style-name="Index_20_Link" text:visited-style-name="Index_20_Link"> </text:a><text:a xlink:type="simple" xlink:href="#__RefHeading___Toc79564_2839546416" text:style-name="Index_20_Link" text:visited-style-name="Index_20_Link">Correcció paginació procediments</text:a><text:a xlink:type="simple" xlink:href="#__RefHeading___Toc79564_2839546416" text:style-name="Index_20_Link" text:visited-style-name="Index_20_Link"><text:tab/>65</text:a></text:p>
          <text:p text:style-name="P646"><text:a xlink:type="simple" xlink:href="#__RefHeading___Toc79566_2839546416" text:style-name="Index_20_Link" text:visited-style-name="Index_20_Link">Versió 0.9.</text:a><text:a xlink:type="simple" xlink:href="#__RefHeading___Toc79566_2839546416" text:style-name="Index_20_Link" text:visited-style-name="Index_20_Link">4</text:a><text:a xlink:type="simple" xlink:href="#__RefHeading___Toc79566_2839546416" text:style-name="Index_20_Link" text:visited-style-name="Index_20_Link">4</text:a><text:a xlink:type="simple" xlink:href="#__RefHeading___Toc79566_2839546416" text:style-name="Index_20_Link" text:visited-style-name="Index_20_Link"> </text:a><text:a xlink:type="simple" xlink:href="#__RefHeading___Toc79566_2839546416" text:style-name="Index_20_Link" text:visited-style-name="Index_20_Link">Millores de funcionalitat i rendiment, API per regles de backoffices</text:a><text:a xlink:type="simple" xlink:href="#__RefHeading___Toc79566_2839546416" text:style-name="Index_20_Link" text:visited-style-name="Index_20_Link"><text:tab/>66</text:a></text:p>
          <text:p text:style-name="P646"><text:a xlink:type="simple" xlink:href="#__RefHeading___Toc79566_28395464161" text:style-name="Index_20_Link" text:visited-style-name="Index_20_Link">Versió 0.9.</text:a><text:a xlink:type="simple" xlink:href="#__RefHeading___Toc79566_28395464161" text:style-name="Index_20_Link" text:visited-style-name="Index_20_Link">4</text:a><text:a xlink:type="simple" xlink:href="#__RefHeading___Toc79566_28395464161" text:style-name="Index_20_Link" text:visited-style-name="Index_20_Link">5</text:a><text:a xlink:type="simple" xlink:href="#__RefHeading___Toc79566_28395464161" text:style-name="Index_20_Link" text:visited-style-name="Index_20_Link"> </text:a><text:a xlink:type="simple" xlink:href="#__RefHeading___Toc79566_28395464161" text:style-name="Index_20_Link" text:visited-style-name="Index_20_Link">+ 0.9.46</text:a><text:a xlink:type="simple" xlink:href="#__RefHeading___Toc79566_28395464161" text:style-name="Index_20_Link" text:visited-style-name="Index_20_Link"> </text:a><text:a xlink:type="simple" xlink:href="#__RefHeading___Toc79566_28395464161" text:style-name="Index_20_Link" text:visited-style-name="Index_20_Link">Millores i correccions generals, comunicar anotacions a backoffice per REST</text:a><text:a xlink:type="simple" xlink:href="#__RefHeading___Toc79566_28395464161" text:style-name="Index_20_Link" text:visited-style-name="Index_20_Link"><text:tab/>68</text:a></text:p>
          <text:p text:style-name="P646"><text:a xlink:type="simple" xlink:href="#__RefHeading___Toc79566_283954641611" text:style-name="Index_20_Link" text:visited-style-name="Index_20_Link">Versió 0.9.</text:a><text:a xlink:type="simple" xlink:href="#__RefHeading___Toc79566_283954641611" text:style-name="Index_20_Link" text:visited-style-name="Index_20_Link">4</text:a><text:a xlink:type="simple" xlink:href="#__RefHeading___Toc79566_283954641611" text:style-name="Index_20_Link" text:visited-style-name="Index_20_Link">6.1 Correcció dels errors amb procediments i descàrrega del zip amb esborranys</text:a><text:a xlink:type="simple" xlink:href="#__RefHeading___Toc79566_283954641611" text:style-name="Index_20_Link" text:visited-style-name="Index_20_Link"><text:tab/>70</text:a></text:p>
          <text:p text:style-name="P646"><text:a xlink:type="simple" xlink:href="#__RefHeading___Toc79566_2839546416111" text:style-name="Index_20_Link" text:visited-style-name="Index_20_Link">Versió 0.9.</text:a><text:a xlink:type="simple" xlink:href="#__RefHeading___Toc79566_2839546416111" text:style-name="Index_20_Link" text:visited-style-name="Index_20_Link">4</text:a><text:a xlink:type="simple" xlink:href="#__RefHeading___Toc79566_2839546416111" text:style-name="Index_20_Link" text:visited-style-name="Index_20_Link">6.</text:a><text:a xlink:type="simple" xlink:href="#__RefHeading___Toc79566_2839546416111" text:style-name="Index_20_Link" text:visited-style-name="Index_20_Link">2</text:a><text:a xlink:type="simple" xlink:href="#__RefHeading___Toc79566_2839546416111" text:style-name="Index_20_Link" text:visited-style-name="Index_20_Link"> Correcció </text:a><text:a xlink:type="simple" xlink:href="#__RefHeading___Toc79566_2839546416111" text:style-name="Index_20_Link" text:visited-style-name="Index_20_Link">sincronització de procediments amb reintents</text:a><text:a xlink:type="simple" xlink:href="#__RefHeading___Toc79566_2839546416111" text:style-name="Index_20_Link" text:visited-style-name="Index_20_Link"><text:tab/>70</text:a></text:p>
          <text:p text:style-name="P646"><text:a xlink:type="simple" xlink:href="#__RefHeading___Toc79566_28395464161111" text:style-name="Index_20_Link" text:visited-style-name="Index_20_Link">Versió 0.9.</text:a><text:a xlink:type="simple" xlink:href="#__RefHeading___Toc79566_28395464161111" text:style-name="Index_20_Link" text:visited-style-name="Index_20_Link">4</text:a><text:a xlink:type="simple" xlink:href="#__RefHeading___Toc79566_28395464161111" text:style-name="Index_20_Link" text:visited-style-name="Index_20_Link">7</text:a><text:a xlink:type="simple" xlink:href="#__RefHeading___Toc79566_28395464161111" text:style-name="Index_20_Link" text:visited-style-name="Index_20_Link"> </text:a><text:a xlink:type="simple" xlink:href="#__RefHeading___Toc79566_28395464161111" text:style-name="Index_20_Link" text:visited-style-name="Index_20_Link">Evitar errors de memòria, millora amb els procediments, millores visuals i resolució d'errors</text:a><text:a xlink:type="simple" xlink:href="#__RefHeading___Toc79566_28395464161111" text:style-name="Index_20_Link" text:visited-style-name="Index_20_Link"><text:tab/>71</text:a></text:p>
          <text:p text:style-name="P646"><text:a xlink:type="simple" xlink:href="#__RefHeading___Toc79566_283954641611111" text:style-name="Index_20_Link" text:visited-style-name="Index_20_Link">Versió 0.9.</text:a><text:a xlink:type="simple" xlink:href="#__RefHeading___Toc79566_283954641611111" text:style-name="Index_20_Link" text:visited-style-name="Index_20_Link">4</text:a><text:a xlink:type="simple" xlink:href="#__RefHeading___Toc79566_283954641611111" text:style-name="Index_20_Link" text:visited-style-name="Index_20_Link">8</text:a><text:a xlink:type="simple" xlink:href="#__RefHeading___Toc79566_283954641611111" text:style-name="Index_20_Link" text:visited-style-name="Index_20_Link"> </text:a><text:a xlink:type="simple" xlink:href="#__RefHeading___Toc79566_283954641611111" text:style-name="Index_20_Link" text:visited-style-name="Index_20_Link">Sincronització procediments, filtre "presencial" a les regles, revisió de codis SIA de procediments, columnes i formularis. Correcció de diferents errors</text:a><text:a xlink:type="simple" xlink:href="#__RefHeading___Toc79566_283954641611111" text:style-name="Index_20_Link" text:visited-style-name="Index_20_Link"><text:tab/>73</text:a></text:p>
          <text:p text:style-name="P646"><text:a xlink:type="simple" xlink:href="#__RefHeading___Toc79566_28395464161112" text:style-name="Index_20_Link" text:visited-style-name="Index_20_Link">Versió 0.9.</text:a><text:a xlink:type="simple" xlink:href="#__RefHeading___Toc79566_28395464161112" text:style-name="Index_20_Link" text:visited-style-name="Index_20_Link">4</text:a><text:a xlink:type="simple" xlink:href="#__RefHeading___Toc79566_28395464161112" text:style-name="Index_20_Link" text:visited-style-name="Index_20_Link">8</text:a><text:a xlink:type="simple" xlink:href="#__RefHeading___Toc79566_28395464161112" text:style-name="Index_20_Link" text:visited-style-name="Index_20_Link">.</text:a><text:a xlink:type="simple" xlink:href="#__RefHeading___Toc79566_28395464161112" text:style-name="Index_20_Link" text:visited-style-name="Index_20_Link">1</text:a><text:a xlink:type="simple" xlink:href="#__RefHeading___Toc79566_28395464161112" text:style-name="Index_20_Link" text:visited-style-name="Index_20_Link"> </text:a><text:a xlink:type="simple" xlink:href="#__RefHeading___Toc79566_28395464161112" text:style-name="Index_20_Link" text:visited-style-name="Index_20_Link">No firmar documents que arriben amb firma vàlida</text:a><text:a xlink:type="simple" xlink:href="#__RefHeading___Toc79566_28395464161112" text:style-name="Index_20_Link" text:visited-style-name="Index_20_Link"><text:tab/>77</text:a></text:p>
          <text:p text:style-name="P646"><text:a xlink:type="simple" xlink:href="#__RefHeading___Toc79566_283954641611121" text:style-name="Index_20_Link" text:visited-style-name="Index_20_Link">Versió 0.9.</text:a><text:a xlink:type="simple" xlink:href="#__RefHeading___Toc79566_283954641611121" text:style-name="Index_20_Link" text:visited-style-name="Index_20_Link">4</text:a><text:a xlink:type="simple" xlink:href="#__RefHeading___Toc79566_283954641611121" text:style-name="Index_20_Link" text:visited-style-name="Index_20_Link">8</text:a><text:a xlink:type="simple" xlink:href="#__RefHeading___Toc79566_283954641611121" text:style-name="Index_20_Link" text:visited-style-name="Index_20_Link">.</text:a><text:a xlink:type="simple" xlink:href="#__RefHeading___Toc79566_283954641611121" text:style-name="Index_20_Link" text:visited-style-name="Index_20_Link">2</text:a><text:a xlink:type="simple" xlink:href="#__RefHeading___Toc79566_283954641611121" text:style-name="Index_20_Link" text:visited-style-name="Index_20_Link"> </text:a><text:a xlink:type="simple" xlink:href="#__RefHeading___Toc79566_283954641611121" text:style-name="Index_20_Link" text:visited-style-name="Index_20_Link">Error en la sincronització de unitats organitzatives</text:a><text:a xlink:type="simple" xlink:href="#__RefHeading___Toc79566_283954641611121" text:style-name="Index_20_Link" text:visited-style-name="Index_20_Link"><text:tab/>77</text:a></text:p>
          <text:p text:style-name="P646"><text:a xlink:type="simple" xlink:href="#__RefHeading___Toc79566_2839546416111211" text:style-name="Index_20_Link" text:visited-style-name="Index_20_Link">Versió 0.9.</text:a><text:a xlink:type="simple" xlink:href="#__RefHeading___Toc79566_2839546416111211" text:style-name="Index_20_Link" text:visited-style-name="Index_20_Link">4</text:a><text:a xlink:type="simple" xlink:href="#__RefHeading___Toc79566_2839546416111211" text:style-name="Index_20_Link" text:visited-style-name="Index_20_Link">8</text:a><text:a xlink:type="simple" xlink:href="#__RefHeading___Toc79566_2839546416111211" text:style-name="Index_20_Link" text:visited-style-name="Index_20_Link">.</text:a><text:a xlink:type="simple" xlink:href="#__RefHeading___Toc79566_2839546416111211" text:style-name="Index_20_Link" text:visited-style-name="Index_20_Link">3</text:a><text:a xlink:type="simple" xlink:href="#__RefHeading___Toc79566_2839546416111211" text:style-name="Index_20_Link" text:visited-style-name="Index_20_Link"> </text:a><text:a xlink:type="simple" xlink:href="#__RefHeading___Toc79566_2839546416111211" text:style-name="Index_20_Link" text:visited-style-name="Index_20_Link">Captura dels errors no controlats en les tasques programades</text:a><text:a xlink:type="simple" xlink:href="#__RefHeading___Toc79566_2839546416111211" text:style-name="Index_20_Link" text:visited-style-name="Index_20_Link"><text:tab/>78</text:a></text:p>
          <text:p text:style-name="P646"><text:a xlink:type="simple" xlink:href="#__RefHeading___Toc79566_28395464161112111" text:style-name="Index_20_Link" text:visited-style-name="Index_20_Link">Versió 0.9.</text:a><text:a xlink:type="simple" xlink:href="#__RefHeading___Toc79566_28395464161112111" text:style-name="Index_20_Link" text:visited-style-name="Index_20_Link">4</text:a><text:a xlink:type="simple" xlink:href="#__RefHeading___Toc79566_28395464161112111" text:style-name="Index_20_Link" text:visited-style-name="Index_20_Link">8</text:a><text:a xlink:type="simple" xlink:href="#__RefHeading___Toc79566_28395464161112111" text:style-name="Index_20_Link" text:visited-style-name="Index_20_Link">.</text:a><text:a xlink:type="simple" xlink:href="#__RefHeading___Toc79566_28395464161112111" text:style-name="Index_20_Link" text:visited-style-name="Index_20_Link">4</text:a><text:a xlink:type="simple" xlink:href="#__RefHeading___Toc79566_28395464161112111" text:style-name="Index_20_Link" text:visited-style-name="Index_20_Link"> </text:a><text:a xlink:type="simple" xlink:href="#__RefHeading___Toc79566_28395464161112111" text:style-name="Index_20_Link" text:visited-style-name="Index_20_Link">Permetre marcar com a processades anotacions rebutjades per backoffices en el perfil d'usuari</text:a><text:a xlink:type="simple" xlink:href="#__RefHeading___Toc79566_28395464161112111" text:style-name="Index_20_Link" text:visited-style-name="Index_20_Link"><text:tab/>78</text:a></text:p>
          <text:p text:style-name="P646"><text:a xlink:type="simple" xlink:href="#__RefHeading___Toc79566_283954641611121111" text:style-name="Index_20_Link" text:visited-style-name="Index_20_Link">Versió 0.9.</text:a><text:a xlink:type="simple" xlink:href="#__RefHeading___Toc79566_283954641611121111" text:style-name="Index_20_Link" text:visited-style-name="Index_20_Link">4</text:a><text:a xlink:type="simple" xlink:href="#__RefHeading___Toc79566_283954641611121111" text:style-name="Index_20_Link" text:visited-style-name="Index_20_Link">8</text:a><text:a xlink:type="simple" xlink:href="#__RefHeading___Toc79566_283954641611121111" text:style-name="Index_20_Link" text:visited-style-name="Index_20_Link">.</text:a><text:a xlink:type="simple" xlink:href="#__RefHeading___Toc79566_283954641611121111" text:style-name="Index_20_Link" text:visited-style-name="Index_20_Link">5</text:a><text:a xlink:type="simple" xlink:href="#__RefHeading___Toc79566_283954641611121111" text:style-name="Index_20_Link" text:visited-style-name="Index_20_Link"> </text:a><text:a xlink:type="simple" xlink:href="#__RefHeading___Toc79566_283954641611121111" text:style-name="Index_20_Link" text:visited-style-name="Index_20_Link">Error enviant anotacions amb error de processament i error diexant les anotacions com a comunicades</text:a><text:a xlink:type="simple" xlink:href="#__RefHeading___Toc79566_283954641611121111" text:style-name="Index_20_Link" text:visited-style-name="Index_20_Link"><text:tab/>79</text:a></text:p>
          <text:p text:style-name="P646"><text:a xlink:type="simple" xlink:href="#__RefHeading___Toc79566_2839546416111211111" text:style-name="Index_20_Link" text:visited-style-name="Index_20_Link">Versió 0.9.</text:a><text:a xlink:type="simple" xlink:href="#__RefHeading___Toc79566_2839546416111211111" text:style-name="Index_20_Link" text:visited-style-name="Index_20_Link">4</text:a><text:a xlink:type="simple" xlink:href="#__RefHeading___Toc79566_2839546416111211111" text:style-name="Index_20_Link" text:visited-style-name="Index_20_Link">8</text:a><text:a xlink:type="simple" xlink:href="#__RefHeading___Toc79566_2839546416111211111" text:style-name="Index_20_Link" text:visited-style-name="Index_20_Link">.</text:a><text:a xlink:type="simple" xlink:href="#__RefHeading___Toc79566_2839546416111211111" text:style-name="Index_20_Link" text:visited-style-name="Index_20_Link">6</text:a><text:a xlink:type="simple" xlink:href="#__RefHeading___Toc79566_2839546416111211111" text:style-name="Index_20_Link" text:visited-style-name="Index_20_Link"> </text:a><text:a xlink:type="simple" xlink:href="#__RefHeading___Toc79566_2839546416111211111" text:style-name="Index_20_Link" text:visited-style-name="Index_20_Link">Actualització de regles en la sincronització de UO's</text:a><text:a xlink:type="simple" xlink:href="#__RefHeading___Toc79566_2839546416111211111" text:style-name="Index_20_Link" text:visited-style-name="Index_20_Link"><text:tab/>79</text:a></text:p>
          <text:p text:style-name="P646"><text:a xlink:type="simple" xlink:href="#__RefHeading___Toc79566_28395464161112111111" text:style-name="Index_20_Link" text:visited-style-name="Index_20_Link">Versió 0.9.</text:a><text:a xlink:type="simple" xlink:href="#__RefHeading___Toc79566_28395464161112111111" text:style-name="Index_20_Link" text:visited-style-name="Index_20_Link">4</text:a><text:a xlink:type="simple" xlink:href="#__RefHeading___Toc79566_28395464161112111111" text:style-name="Index_20_Link" text:visited-style-name="Index_20_Link">9</text:a><text:a xlink:type="simple" xlink:href="#__RefHeading___Toc79566_28395464161112111111" text:style-name="Index_20_Link" text:visited-style-name="Index_20_Link"> </text:a><text:a xlink:type="simple" xlink:href="#__RefHeading___Toc79566_28395464161112111111" text:style-name="Index_20_Link" text:visited-style-name="Index_20_Link">Correccions i millores en el processament d'anotacions i sincronització de unitats organitzatives</text:a><text:a xlink:type="simple" xlink:href="#__RefHeading___Toc79566_28395464161112111111" text:style-name="Index_20_Link" text:visited-style-name="Index_20_Link"><text:tab/>80</text:a></text:p>
          <text:p text:style-name="P646"><text:a xlink:type="simple" xlink:href="#__RefHeading___Toc79566_283954641611121111111" text:style-name="Index_20_Link" text:visited-style-name="Index_20_Link">Versió 0.9.</text:a><text:a xlink:type="simple" xlink:href="#__RefHeading___Toc79566_283954641611121111111" text:style-name="Index_20_Link" text:visited-style-name="Index_20_Link">50</text:a><text:a xlink:type="simple" xlink:href="#__RefHeading___Toc79566_283954641611121111111" text:style-name="Index_20_Link" text:visited-style-name="Index_20_Link"> </text:a><text:a xlink:type="simple" xlink:href="#__RefHeading___Toc79566_283954641611121111111" text:style-name="Index_20_Link" text:visited-style-name="Index_20_Link">Correccions i millores abans migració a Jboss7+Java 11</text:a><text:a xlink:type="simple" xlink:href="#__RefHeading___Toc79566_283954641611121111111" text:style-name="Index_20_Link" text:visited-style-name="Index_20_Link"><text:tab/>82</text:a></text:p>
          <text:p text:style-name="P646"><text:a xlink:type="simple" xlink:href="#__RefHeading___Toc79566_283954641611121111112" text:style-name="Index_20_Link" text:visited-style-name="Index_20_Link">Versió 0.9.</text:a><text:a xlink:type="simple" xlink:href="#__RefHeading___Toc79566_283954641611121111112" text:style-name="Index_20_Link" text:visited-style-name="Index_20_Link">50.2</text:a><text:a xlink:type="simple" xlink:href="#__RefHeading___Toc79566_283954641611121111112" text:style-name="Index_20_Link" text:visited-style-name="Index_20_Link"> </text:a><text:a xlink:type="simple" xlink:href="#__RefHeading___Toc79566_283954641611121111112" text:style-name="Index_20_Link" text:visited-style-name="Index_20_Link">Resolució d'errors i avaluacio de totes les regles a l'hora de processar-les</text:a><text:a xlink:type="simple" xlink:href="#__RefHeading___Toc79566_283954641611121111112" text:style-name="Index_20_Link" text:visited-style-name="Index_20_Link"><text:tab/>83</text:a></text:p>
          <text:p text:style-name="P646"><text:a xlink:type="simple" xlink:href="#__RefHeading___Toc79566_2839546416111211111111" text:style-name="Index_20_Link" text:visited-style-name="Index_20_Link">Versió 0.9.</text:a><text:a xlink:type="simple" xlink:href="#__RefHeading___Toc79566_2839546416111211111111" text:style-name="Index_20_Link" text:visited-style-name="Index_20_Link">50</text:a><text:a xlink:type="simple" xlink:href="#__RefHeading___Toc79566_2839546416111211111111" text:style-name="Index_20_Link" text:visited-style-name="Index_20_Link"> </text:a><text:a xlink:type="simple" xlink:href="#__RefHeading___Toc79566_2839546416111211111111" text:style-name="Index_20_Link" text:visited-style-name="Index_20_Link">Correccions i millores abans migració a Jboss7+Java 11</text:a><text:a xlink:type="simple" xlink:href="#__RefHeading___Toc79566_2839546416111211111111" text:style-name="Index_20_Link" text:visited-style-name="Index_20_Link"><text:tab/>84</text:a></text:p>
          <text:p text:style-name="P646"><text:a xlink:type="simple" xlink:href="#__RefHeading___Toc79566_2839546416111211111121" text:style-name="Index_20_Link" text:visited-style-name="Index_20_Link">Versió 0.9.</text:a><text:a xlink:type="simple" xlink:href="#__RefHeading___Toc79566_2839546416111211111121" text:style-name="Index_20_Link" text:visited-style-name="Index_20_Link">5</text:a><text:a xlink:type="simple" xlink:href="#__RefHeading___Toc79566_2839546416111211111121" text:style-name="Index_20_Link" text:visited-style-name="Index_20_Link">1</text:a><text:a xlink:type="simple" xlink:href="#__RefHeading___Toc79566_2839546416111211111121" text:style-name="Index_20_Link" text:visited-style-name="Index_20_Link"> </text:a><text:a xlink:type="simple" xlink:href="#__RefHeading___Toc79566_2839546416111211111121" text:style-name="Index_20_Link" text:visited-style-name="Index_20_Link">Validació i firma d'annexos XML</text:a><text:a xlink:type="simple" xlink:href="#__RefHeading___Toc79566_2839546416111211111121" text:style-name="Index_20_Link" text:visited-style-name="Index_20_Link"><text:tab/>85</text:a></text:p>
          <text:p text:style-name="P646"><text:a xlink:type="simple" xlink:href="#__RefHeading___Toc130348_3874307552" text:style-name="Index_20_Link" text:visited-style-name="Index_20_Link">Versió </text:a><text:a xlink:type="simple" xlink:href="#__RefHeading___Toc130348_3874307552" text:style-name="Index_20_Link" text:visited-style-name="Index_20_Link">1.0.1</text:a><text:a xlink:type="simple" xlink:href="#__RefHeading___Toc130348_3874307552" text:style-name="Index_20_Link" text:visited-style-name="Index_20_Link"> </text:a><text:a xlink:type="simple" xlink:href="#__RefHeading___Toc130348_3874307552" text:style-name="Index_20_Link" text:visited-style-name="Index_20_Link">Migració a Jboss 7.2 i Java 11</text:a><text:a xlink:type="simple" xlink:href="#__RefHeading___Toc130348_3874307552" text:style-name="Index_20_Link" text:visited-style-name="Index_20_Link"><text:tab/>86</text:a></text:p>
        </text:index-body>
      </text:table-of-content>
      <text:p text:style-name="P17"/>
      <text:list xml:id="list123412470019646" text:continue-numbering="true" text:style-name="Outline">
        <text:list-item>
          <text:h text:style-name="P653" text:outline-level="1"><text:bookmark-start text:name="__RefHeading___Toc21295_3940995463"/>Històric de versions<text:bookmark-end text:name="__RefHeading___Toc21295_3940995463"/></text:h>
          <text:list>
            <text:list-header>
              <text:h text:style-name="P654" text:outline-level="2" text:is-list-header="true"><text:bookmark-start text:name="__RefHeading___Toc19787_3508694843"/>Versió 0.9.18<text:bookmark-end text:name="__RefHeading___Toc19787_3508694843"/></text:h>
            </text:list-header>
          </text:list>
        </text:list-item>
      </text:list>
      <text:p text:style-name="P82">Data: </text:p>
      <text:p text:style-name="P142"><text:tab/><text:span text:style-name="T8">07</text:span>/<text:span text:style-name="T8">02</text:span>/201<text:span text:style-name="T8">9</text:span></text:p>
      <text:p text:style-name="P142">Resum: </text:p>
      <text:p text:style-name="P142"><text:tab/><text:span text:style-name="T8">Resolució d'un error JSP obrint el detall d'una anotació quan l'interessat no té canal preferit i el representant sí. Resolució error sincronització U.O. quan hi ha una nova. Error distribuïnt perquè el plugin de gestió documental no troba l'arxiu.</text:span></text:p>
      <text:p text:style-name="P142"/>
      <text:p text:style-name="P189"><text:span text:style-name="T7">Canvis realitzats en la versió </text:span><text:a xlink:type="simple" xlink:href="https://github.com/GovernIB/distribucio/milestone/2" text:style-name="Internet_20_link" text:visited-style-name="Visited_20_Internet_20_Link"><text:span text:style-name="T7">0.9.18</text:span></text:a><text:span text:style-name="T7">:</text:span></text:p>
      <text:list xml:id="list3881335618" text:style-name="L1">
        <text:list-item>
          <text:p text:style-name="P712"><text:a xlink:type="simple" xlink:href="https://github.com/GovernIB/distribucio/issues/55" text:style-name="Internet_20_link" text:visited-style-name="Visited_20_Internet_20_Link"><text:span text:style-name="T7">#55</text:span></text:a><text:span text:style-name="T7"> Error JSP amb el canal preferit d'un representant.</text:span></text:p>
        </text:list-item>
        <text:list-item>
          <text:p text:style-name="P712"><text:a xlink:type="simple" xlink:href="https://github.com/GovernIB/distribucio/issues/57" text:style-name="Internet_20_link" text:visited-style-name="Visited_20_Internet_20_Link"><text:span text:style-name="T11">#57</text:span></text:a> Error. Les noves UO no apareixen quan se sincronitza<text:span text:style-name="T10">.</text:span></text:p>
        </text:list-item>
        <text:list-item>
          <text:p text:style-name="P712"><text:a xlink:type="simple" xlink:href="https://github.com/GovernIB/distribucio/issues/60" text:style-name="Internet_20_link" text:visited-style-name="Visited_20_Internet_20_Link"><text:span text:style-name="T11">#60</text:span></text:a> Revisar errors amb el plugin de destió documental</text:p>
        </text:list-item>
      </text:list>
      <text:p text:style-name="P81"/>
      <text:p text:style-name="P82">Base de dades:<text:span text:style-name="T5"> </text:span></text:p>
      <text:list xml:id="list2586043028" text:style-name="L2">
        <text:list-item>
          <text:p text:style-name="P714">Sense canvis</text:p>
        </text:list-item>
      </text:list>
      <text:p text:style-name="P81"/>
      <text:p text:style-name="P24"><text:span text:style-name="T6">Propietats globals</text:span>: </text:p>
      <text:list xml:id="list3695388958" text:style-name="L3">
        <text:list-item>
          <text:p text:style-name="P721">Sense canvis</text:p>
        </text:list-item>
      </text:list>
      <text:p text:style-name="P191"/>
      <text:list xml:id="list123412230793883" text:continue-list="list123412470019646" text:style-name="Outline">
        <text:list-item>
          <text:list>
            <text:list-header>
              <text:h text:style-name="P655" text:outline-level="2" text:is-list-header="true"><text:bookmark-start text:name="__RefHeading___Toc17655_2825458360"/>Versió 0.9.1<text:span text:style-name="T27">9</text:span><text:bookmark-end text:name="__RefHeading___Toc17655_2825458360"/></text:h>
            </text:list-header>
          </text:list>
        </text:list-item>
      </text:list>
      <text:p text:style-name="P83">Data: </text:p>
      <text:p text:style-name="P143"><text:tab/><text:span text:style-name="T29">05</text:span>/<text:span text:style-name="T8">03</text:span>/201<text:span text:style-name="T8">9</text:span></text:p>
      <text:p text:style-name="P143">Resum: </text:p>
      <text:p text:style-name="P193"><text:tab/>Mesures correctores per diversos errors en el tractament de l'alta d'anotacions. Millores per poder veure les anotacions pendents amb errors.</text:p>
      <text:p text:style-name="P143"><text:tab/></text:p>
      <text:p text:style-name="P143"/>
      <text:p text:style-name="P190"><text:span text:style-name="T7">Canvis realitzats en la versió </text:span><text:a xlink:type="simple" xlink:href="https://github.com/GovernIB/distribucio/milestone/3" text:style-name="Internet_20_link" text:visited-style-name="Visited_20_Internet_20_Link"><text:span text:style-name="T7">0.9.19</text:span></text:a><text:span text:style-name="T7">:</text:span></text:p>
      <text:list xml:id="list123412015695910" text:continue-list="list3881335618" text:style-name="L1">
        <text:list-item>
          <text:p text:style-name="P723"><text:a xlink:type="simple" xlink:href="https://github.com/GovernIB/distribucio/issues/38" text:style-name="Internet_20_link" text:visited-style-name="Visited_20_Internet_20_Link"><text:span text:style-name="T11">#38</text:span></text:a> Anotacions amb errors no surten al cercador de l'usuari administrador</text:p>
        </text:list-item>
        <text:list-item>
          <text:p text:style-name="P723"><text:a xlink:type="simple" xlink:href="https://github.com/GovernIB/distribucio/issues/39" text:style-name="Internet_20_link" text:visited-style-name="Visited_20_Internet_20_Link">#39</text:a> Millorar els estats de les anotacions</text:p>
        </text:list-item>
        <text:list-item>
          <text:p text:style-name="P723"><text:a xlink:type="simple" xlink:href="https://github.com/GovernIB/distribucio/issues/42" text:style-name="Internet_20_link" text:visited-style-name="Visited_20_Internet_20_Link">#42</text:a> Marcar anotacions com a no processades després de reenviar-les </text:p>
        </text:list-item>
        <text:list-item>
          <text:p text:style-name="P723"><text:a xlink:type="simple" xlink:href="https://github.com/GovernIB/distribucio/issues/47" text:style-name="Internet_20_link" text:visited-style-name="Visited_20_Internet_20_Link">#47</text:a> Intentar guardar tots els annexos a dins l'arxiu</text:p>
        </text:list-item>
        <text:list-item>
          <text:p text:style-name="P723"><text:a xlink:type="simple" xlink:href="https://github.com/GovernIB/distribucio/issues/50" text:style-name="Internet_20_link" text:visited-style-name="Visited_20_Internet_20_Link">#50</text:a> Error esborrant bústia amb continguts</text:p>
        </text:list-item>
        <text:list-item>
          <text:p text:style-name="P724"><text:a xlink:type="simple" xlink:href="https://github.com/GovernIB/distribucio/issues/51" text:style-name="Internet_20_link" text:visited-style-name="Visited_20_Internet_20_Link">#51</text:a> Revisar els filtres quan es prem INTRO</text:p>
        </text:list-item>
        <text:list-item>
          <text:p text:style-name="P724"><text:a xlink:type="simple" xlink:href="https://github.com/GovernIB/distribucio/issues/52" text:style-name="Internet_20_link" text:visited-style-name="Visited_20_Internet_20_Link">#52</text:a> Error esborrant regles</text:p>
        </text:list-item>
        <text:list-item>
          <text:p text:style-name="P724"><text:a xlink:type="simple" xlink:href="https://github.com/GovernIB/distribucio/issues/53" text:style-name="Internet_20_link" text:visited-style-name="Visited_20_Internet_20_Link">#53</text:a> Problemes de cerca amb accents en els camps de cerca</text:p>
        </text:list-item>
        <text:list-item>
          <text:p text:style-name="P724"><text:a xlink:type="simple" xlink:href="https://github.com/GovernIB/distribucio/issues/58" text:style-name="Internet_20_link" text:visited-style-name="Visited_20_Internet_20_Link">#58</text:a> Descarregar versió imprimible documents annexos</text:p>
        </text:list-item>
        <text:list-item>
          <text:p text:style-name="P724"><text:a xlink:type="simple" xlink:href="https://github.com/GovernIB/distribucio/issues/60" text:style-name="Internet_20_link" text:visited-style-name="Visited_20_Internet_20_Link">#60</text:a> Revisar errors amb el plugin de destió documental</text:p>
        </text:list-item>
        <text:list-item>
          <text:p text:style-name="P724"><text:soft-page-break/><text:a xlink:type="simple" xlink:href="https://github.com/GovernIB/distribucio/issues/61" text:style-name="Internet_20_link" text:visited-style-name="Visited_20_Internet_20_Link">#61</text:a> Error amb els filtres per data al contingut de bústies</text:p>
        </text:list-item>
        <text:list-item>
          <text:p text:style-name="P724"><text:a xlink:type="simple" xlink:href="https://github.com/GovernIB/distribucio/issues/62" text:style-name="Internet_20_link" text:visited-style-name="Visited_20_Internet_20_Link">#62</text:a> Corregir l'ordenació per defecte en les bústies i anotacions de registre</text:p>
        </text:list-item>
        <text:list-item>
          <text:p text:style-name="P724"><text:a xlink:type="simple" xlink:href="https://github.com/GovernIB/distribucio/issues/63" text:style-name="Internet_20_link" text:visited-style-name="Visited_20_Internet_20_Link">#63</text:a> Problema amb els enllaços als documents dins els mails que envia distribució </text:p>
        </text:list-item>
        <text:list-item>
          <text:p text:style-name="P724"><text:a xlink:type="simple" xlink:href="https://github.com/GovernIB/distribucio/issues/64" text:style-name="Internet_20_link" text:visited-style-name="Visited_20_Internet_20_Link">#64</text:a> Mostrar errors integracions als logs</text:p>
        </text:list-item>
        <text:list-item>
          <text:p text:style-name="P724"><text:a xlink:type="simple" xlink:href="https://github.com/GovernIB/distribucio/issues/65" text:style-name="Internet_20_link" text:visited-style-name="Visited_20_Internet_20_Link">#65</text:a> Ajuntar canvis de la branca desenv</text:p>
        </text:list-item>
        <text:list-item>
          <text:p text:style-name="P724"><text:a xlink:type="simple" xlink:href="https://github.com/GovernIB/distribucio/issues/66" text:style-name="Internet_20_link" text:visited-style-name="Visited_20_Internet_20_Link">#66</text:a> Messures correctores de rendiment del llistat d'anotacions pendents</text:p>
        </text:list-item>
      </text:list>
      <text:p text:style-name="P83"/>
      <text:p text:style-name="P83">Base de dades:<text:span text:style-name="T5"> </text:span></text:p>
      <text:list xml:id="list3365141570" text:style-name="L4">
        <text:list-item>
          <text:p text:style-name="P725">Actualització dels literals pels estats i ampliació de la columna del nom del fitxer pels annexos i les firmes.</text:p>
          <text:list>
            <text:list-item>
              <text:p text:style-name="P725">distribucio_update_0.9.19.sql</text:p>
            </text:list-item>
          </text:list>
        </text:list-item>
      </text:list>
      <text:p text:style-name="P83"/>
      <text:p text:style-name="P25"><text:span text:style-name="T6">Propietats globals</text:span>: </text:p>
      <text:list xml:id="list3811291380" text:style-name="L5">
        <text:list-item>
          <text:p text:style-name="P1034"><text:span text:style-name="T28">distribucio_update_0.9.19</text:span>.properties: </text:p>
          <text:list>
            <text:list-item>
              <text:p text:style-name="P1036">Url base del context per generar els enllaços dins els mails que envia distribució</text:p>
            </text:list-item>
            <text:list-item>
              <text:p text:style-name="P1037">Propietats per la distribució i aplicació de regles:</text:p>
              <text:list>
                <text:list-item>
                  <text:p text:style-name="P1037">Esborrades:</text:p>
                </text:list-item>
              </text:list>
            </text:list-item>
          </text:list>
        </text:list-item>
      </text:list>
      <table:table table:name="Tabla1" table:style-name="Tabla1">
        <table:table-column table:style-name="Tabla1.A"/>
        <table:table-row table:style-name="Tabla1.1">
          <table:table-cell table:style-name="Tabla1.A1" office:value-type="string">
            <text:p text:style-name="P234"># ESBORRADA es.caib.distribucio.tasca.dist.anotacio.pendent.periode.execucio</text:p>
            <text:p text:style-name="P234"># ESBORRADA es.caib.distribucio.tasca.dist.anotacio.pendent.max.reintents</text:p>
            <text:p text:style-name="P237"># ESBORRADA es.caib.distribucio.tasca.dist.anotacio.asincrona</text:p>
          </table:table-cell>
        </table:table-row>
      </table:table>
      <text:list xml:id="list123411962016935" text:continue-numbering="true" text:style-name="L5">
        <text:list-item>
          <text:list>
            <text:list-item>
              <text:list>
                <text:list-header>
                  <text:p text:style-name="P1037"/>
                </text:list-header>
                <text:list-item>
                  <text:p text:style-name="P1037">Afegides:</text:p>
                </text:list-item>
              </text:list>
            </text:list-item>
          </text:list>
        </text:list-item>
      </text:list>
      <table:table table:name="Tabla2" table:style-name="Tabla2">
        <table:table-column table:style-name="Tabla2.A"/>
        <table:table-row table:style-name="Tabla2.1">
          <table:table-cell table:style-name="Tabla2.A1" office:value-type="string">
            <text:p text:style-name="P194"><text:span text:style-name="T46">es.caib.distribucio.tasca.guardar.annexos.temps.espera.execucio=</text:span><text:span text:style-name="T38">60000</text:span></text:p>
            <text:p text:style-name="P424"><text:span text:style-name="T31">es.caib.distribucio.tasca.guardar.annexos.max.reintents=</text:span><text:span text:style-name="T38">2</text:span></text:p>
            <text:p text:style-name="P424"><text:span text:style-name="T31">es.caib.distribucio.tasca.aplicar.regles.temps.espera.execucio=</text:span><text:span text:style-name="T38">300000</text:span></text:p>
            <text:p text:style-name="P424"><text:span text:style-name="T31">es.caib.distribucio.tasca.aplicar.regles.max.reintents=</text:span><text:span text:style-name="T38">2</text:span></text:p>
            <text:p text:style-name="P194"><text:span text:style-name="T46">es.caib.distribucio.tasca.tancar.contenidors.temps.espera.execucio=</text:span><text:span text:style-name="T38">600000</text:span></text:p>
            <text:p text:style-name="P194"><text:span text:style-name="T47">es.caib.distribucio.anotacio.processament.asincron=</text:span><text:span text:style-name="T44">true</text:span></text:p>
          </table:table-cell>
        </table:table-row>
      </table:table>
      <text:p text:style-name="P606"/>
      <text:list xml:id="list123413258196384" text:continue-list="list123412230793883" text:style-name="Outline">
        <text:list-item>
          <text:list>
            <text:list-header>
              <text:h text:style-name="P656" text:outline-level="2" text:is-list-header="true"><text:bookmark-start text:name="__RefHeading___Toc70927_588639221"/>Versió 0.9.<text:span text:style-name="T48">20</text:span><text:bookmark-end text:name="__RefHeading___Toc70927_588639221"/></text:h>
            </text:list-header>
          </text:list>
        </text:list-item>
      </text:list>
      <text:p text:style-name="P84">Data: </text:p>
      <text:p text:style-name="P144"><text:tab/><text:span text:style-name="T48">20</text:span>/<text:span text:style-name="T8">02</text:span>/201<text:span text:style-name="T8">9</text:span></text:p>
      <text:p text:style-name="P144">Resum: </text:p>
      <text:p text:style-name="P144"><text:tab/><text:span text:style-name="T49">Resolució de la descàrrega de documents no PDF firmats amb CAdES i altres modificacions menors.</text:span></text:p>
      <text:p text:style-name="P144"/>
      <text:p text:style-name="P233"><text:span text:style-name="T7">Canvis realitzats en la versió </text:span><text:a xlink:type="simple" xlink:href="https://github.com/GovernIB/distribucio/milestone/4?closed=1" text:style-name="Internet_20_link" text:visited-style-name="Visited_20_Internet_20_Link"><text:span text:style-name="T7">0.9.20</text:span></text:a><text:span text:style-name="T7">:</text:span></text:p>
      <text:list xml:id="list123412851301355" text:continue-list="list123412015695910" text:style-name="L1">
        <text:list-item>
          <text:p text:style-name="P713"><text:a xlink:type="simple" xlink:href="https://github.com/GovernIB/distribucio/issues/73" text:style-name="Internet_20_link" text:visited-style-name="Visited_20_Internet_20_Link">#73</text:a> Revisar notificacions a usuaris per rol</text:p>
        </text:list-item>
        <text:list-item>
          <text:p text:style-name="P713"><text:a xlink:type="simple" xlink:href="https://github.com/GovernIB/distribucio/issues/67" text:style-name="Internet_20_link" text:visited-style-name="Visited_20_Internet_20_Link">#67</text:a> No es llisten anotacions pendents després d'actualitzar la versió 0.9.19</text:p>
        </text:list-item>
        <text:list-item>
          <text:p text:style-name="P713"><text:a xlink:type="simple" xlink:href="https://github.com/GovernIB/distribucio/issues/71" text:style-name="Internet_20_link" text:visited-style-name="Visited_20_Internet_20_Link">#71</text:a> Modificar posició spinner quan una taula carrega dades</text:p>
        </text:list-item>
        <text:list-item>
          <text:p text:style-name="P713"><text:soft-page-break/><text:a xlink:type="simple" xlink:href="https://github.com/GovernIB/distribucio/issues/70" text:style-name="Internet_20_link" text:visited-style-name="Visited_20_Internet_20_Link">#70</text:a> El botó "Netejar" del filtre de continguts per l'administrador fa que no es mostri res</text:p>
        </text:list-item>
        <text:list-item>
          <text:p text:style-name="P713"><text:a xlink:type="simple" xlink:href="https://github.com/GovernIB/distribucio/issues/74" text:style-name="Internet_20_link" text:visited-style-name="Visited_20_Internet_20_Link">#74</text:a> Error descarregant la versió imprimible d'arxius CADES no PDFs</text:p>
        </text:list-item>
      </text:list>
      <text:p text:style-name="P84"/>
      <text:p text:style-name="P84">Base de dades:<text:span text:style-name="T5"> </text:span></text:p>
      <text:list xml:id="list2498369677" text:style-name="L6">
        <text:list-item>
          <text:p text:style-name="P715">Sense canvis</text:p>
        </text:list-item>
      </text:list>
      <text:p text:style-name="P84"/>
      <text:p text:style-name="P26"><text:span text:style-name="T6">Propietats globals</text:span>: </text:p>
      <text:list xml:id="list2988527662" text:style-name="L7">
        <text:list-item>
          <text:p text:style-name="P722">Sense canvis</text:p>
        </text:list-item>
      </text:list>
      <text:p text:style-name="P192"/>
      <text:p text:style-name="P192"/>
      <text:p text:style-name="P192"/>
      <text:p text:style-name="P192"/>
      <text:list xml:id="list123412657898566" text:continue-list="list123413258196384" text:style-name="Outline">
        <text:list-item>
          <text:list>
            <text:list-header>
              <text:h text:style-name="P657" text:outline-level="2" text:is-list-header="true"><text:bookmark-start text:name="__RefHeading___Toc18370_3439170243"/>Versió 0.9.<text:span text:style-name="T48">21</text:span><text:bookmark-end text:name="__RefHeading___Toc18370_3439170243"/></text:h>
            </text:list-header>
          </text:list>
        </text:list-item>
      </text:list>
      <text:p text:style-name="P85">Data: <text:span text:style-name="T56">28/03/2019</text:span></text:p>
      <text:p text:style-name="P145"><text:tab/></text:p>
      <text:p text:style-name="P146">Resum:<text:span text:style-name="T57"> Modificació dels enllaços del correu electrònic amb l'anotació de registre per utilitzar el servei de CONCSV per resoldre el problema de la descàrrega de documents. Resolució de l'error de notificació per correu electrònic quan arriba una nova anotació.</text:span></text:p>
      <text:p text:style-name="P145"/>
      <text:p text:style-name="P253"><text:span text:style-name="T7">Canvis realitzats en la versió </text:span><text:a xlink:type="simple" xlink:href="https://github.com/GovernIB/distribucio/milestone/5?closed=1" text:style-name="Internet_20_link" text:visited-style-name="Visited_20_Internet_20_Link"><text:span text:style-name="T7">0.9.21</text:span></text:a><text:span text:style-name="T7">:</text:span></text:p>
      <text:list xml:id="list123413781557194" text:continue-list="list123412851301355" text:style-name="L1">
        <text:list-item>
          <text:p text:style-name="P726"><text:a xlink:type="simple" xlink:href="https://github.com/GovernIB/distribucio/issues/75" text:style-name="Internet_20_link" text:visited-style-name="Visited_20_Internet_20_Link">#75</text:a> Modificar els enllaços del correu de notificació per apuntar al servei CONCSV</text:p>
        </text:list-item>
        <text:list-item>
          <text:p text:style-name="P726"><text:a xlink:type="simple" xlink:href="https://github.com/GovernIB/distribucio/issues/77" text:style-name="Internet_20_link" text:visited-style-name="Visited_20_Internet_20_Link"><text:span text:style-name="T11">#77</text:span></text:a> No s'envien correus de notificació quan arriba una anotació a la bústia</text:p>
        </text:list-item>
      </text:list>
      <text:p text:style-name="P85">Base de dades:<text:span text:style-name="T5"> </text:span></text:p>
      <text:list xml:id="list79216921" text:style-name="L8">
        <text:list-item>
          <text:p text:style-name="P716">Sense canvis</text:p>
        </text:list-item>
      </text:list>
      <text:p text:style-name="P85"/>
      <text:p text:style-name="P27"><text:span text:style-name="T6">Propietats globals</text:span>: </text:p>
      <text:list xml:id="list3496461001" text:style-name="L9">
        <text:list-item>
          <text:p text:style-name="P729">Nova propietat per emprar el servei de CONCSV en els enllaços de descàrrega de justificants i annexos dels correus electrònics de reenviament d'anotacions de registre.</text:p>
        </text:list-item>
      </text:list>
      <table:table table:name="Tabla3" table:style-name="Tabla3">
        <table:table-column table:style-name="Tabla3.A"/>
        <table:table-row table:style-name="Tabla3.1">
          <table:table-cell table:style-name="Tabla3.A1" office:value-type="string">
            <text:p text:style-name="P234"># ###</text:p>
            <text:p text:style-name="P424"><text:span text:style-name="T50"># URL base </text:span><text:span text:style-name="T54">al</text:span><text:span text:style-name="T50"> </text:span><text:span text:style-name="T54">servei</text:span><text:span text:style-name="T50"> </text:span><text:span text:style-name="T54">de</text:span><text:span text:style-name="T50"> CONCSV per </text:span><text:span text:style-name="T54">verificar</text:span><text:span text:style-name="T50"> el </text:span><text:span text:style-name="T54">codi</text:span><text:span text:style-name="T50"> CSV</text:span></text:p>
            <text:p text:style-name="P241"># ###</text:p>
            <text:p text:style-name="P194"><text:span text:style-name="T46">es.caib.distribucio.concsv.base.url=</text:span><text:span text:style-name="T38">https://dev.caib.es/concsv</text:span></text:p>
          </table:table-cell>
        </table:table-row>
      </table:table>
      <text:p text:style-name="P254"/>
      <text:list xml:id="list123412061109763" text:continue-list="list123412657898566" text:style-name="Outline">
        <text:list-item>
          <text:list>
            <text:list-header>
              <text:h text:style-name="P658" text:outline-level="2" text:is-list-header="true"><text:bookmark-start text:name="__RefHeading___Toc834_417853881"/>Versió 0.9.<text:span text:style-name="T48">22</text:span><text:bookmark-end text:name="__RefHeading___Toc834_417853881"/></text:h>
            </text:list-header>
          </text:list>
        </text:list-item>
      </text:list>
      <text:p text:style-name="P86">Data: <text:span text:style-name="T58">16/04/2019</text:span></text:p>
      <text:p text:style-name="P147"><text:tab/></text:p>
      <text:p text:style-name="P147">Resum:<text:span text:style-name="T57"> Solució a anotacions pendents de processar, esborrat d'arxius temporals. Millora en les notificacions de noves anotacions i metadades ENI del registre als annexos.</text:span></text:p>
      <text:p text:style-name="P147"/>
      <text:p text:style-name="P255"><text:span text:style-name="T7">Canvis realitzats en la versió </text:span><text:a xlink:type="simple" xlink:href="https://github.com/GovernIB/distribucio/milestone/6" text:style-name="Internet_20_link" text:visited-style-name="Visited_20_Internet_20_Link"><text:span text:style-name="T7">0.9.22</text:span></text:a><text:span text:style-name="T7">:</text:span></text:p>
      <text:list xml:id="list123413549292232" text:continue-list="list123413781557194" text:style-name="L1">
        <text:list-item>
          <text:p text:style-name="P730"><text:a xlink:type="simple" xlink:href="https://github.com/GovernIB/distribucio/issues/76" text:style-name="Internet_20_link" text:visited-style-name="Visited_20_Internet_20_Link">#76</text:a>: Missatge d'error erroni esborrant bústia amb regles sense anotacions</text:p>
        </text:list-item>
        <text:list-item>
          <text:p text:style-name="P730"><text:a xlink:type="simple" xlink:href="https://github.com/GovernIB/distribucio/issues/80" text:style-name="Internet_20_link" text:visited-style-name="Visited_20_Internet_20_Link">#80</text:a>: Afegir un enllaç a l'anotació en el correu de notificació d'anotacions pendents</text:p>
        </text:list-item>
        <text:list-item>
          <text:p text:style-name="P730"><text:soft-page-break/><text:a xlink:type="simple" xlink:href="https://github.com/GovernIB/distribucio/issues/81" text:style-name="Internet_20_link" text:visited-style-name="Visited_20_Internet_20_Link">#81</text:a>: Afegir número de registre a l'assumpte del correu electrònic</text:p>
        </text:list-item>
        <text:list-item>
          <text:p text:style-name="P730"><text:a xlink:type="simple" xlink:href="https://github.com/GovernIB/distribucio/issues/83" text:style-name="Internet_20_link" text:visited-style-name="Visited_20_Internet_20_Link">#83</text:a>: Error accés usuaris sense permís a bústies</text:p>
        </text:list-item>
        <text:list-item>
          <text:p text:style-name="P730"><text:a xlink:type="simple" xlink:href="https://github.com/GovernIB/distribucio/issues/84" text:style-name="Internet_20_link" text:visited-style-name="Visited_20_Internet_20_Link">#84</text:a>: Anotacions que queden pendents de enviar annexos a l'Arxiu</text:p>
        </text:list-item>
        <text:list-item>
          <text:p text:style-name="P730"><text:a xlink:type="simple" xlink:href="https://github.com/GovernIB/distribucio/issues/85" text:style-name="Internet_20_link" text:visited-style-name="Visited_20_Internet_20_Link">#85</text:a>: Emplenar les metadades ENI relatives al registre pels annexos</text:p>
        </text:list-item>
        <text:list-item>
          <text:p text:style-name="P730"><text:a xlink:type="simple" xlink:href="https://github.com/GovernIB/distribucio/issues/86" text:style-name="Internet_20_link" text:visited-style-name="Visited_20_Internet_20_Link">#86</text:a>: Error ORA-01400 intentant inserir valor buit al taula DIS_CONT_MOV_EMAIL</text:p>
        </text:list-item>
        <text:list-item>
          <text:p text:style-name="P730"><text:a xlink:type="simple" xlink:href="https://github.com/GovernIB/distribucio/issues/87" text:style-name="Internet_20_link" text:visited-style-name="Visited_20_Internet_20_Link">#87</text:a>: No esborrar els arxius temporals d'anotacions dins de la mateixa transacció que crea l'anotació</text:p>
        </text:list-item>
        <text:list-item>
          <text:p text:style-name="P738"><text:a xlink:type="simple" xlink:href="https://github.com/GovernIB/distribucio/issues/90" text:style-name="Internet_20_link" text:visited-style-name="Visited_20_Internet_20_Link">#90</text:a>: Error sincronitzant UO</text:p>
        </text:list-item>
        <text:list-item>
          <text:p text:style-name="P738"><text:a xlink:type="simple" xlink:href="https://github.com/GovernIB/distribucio/issues/91" text:style-name="Internet_20_link" text:visited-style-name="Visited_20_Internet_20_Link">#91</text:a>: Error creant regla. La bústia no s'associa correctament</text:p>
        </text:list-item>
      </text:list>
      <text:p text:style-name="P256"/>
      <text:p text:style-name="P86">Base de dades:<text:span text:style-name="T5"> </text:span></text:p>
      <text:list xml:id="list2740832091" text:style-name="L10">
        <text:list-item>
          <text:p text:style-name="P717">Sense canvis</text:p>
        </text:list-item>
      </text:list>
      <text:p text:style-name="P86"/>
      <text:p text:style-name="P28"><text:span text:style-name="T6">Propietats globals</text:span>: </text:p>
      <text:list xml:id="list4289918750" text:style-name="L11">
        <text:list-item>
          <text:p text:style-name="P718">Sense canvis</text:p>
        </text:list-item>
      </text:list>
      <text:p text:style-name="P254"/>
      <text:p text:style-name="P254"/>
      <text:list xml:id="list123412562186371" text:continue-list="list123412061109763" text:style-name="Outline">
        <text:list-item>
          <text:list>
            <text:list-header>
              <text:h text:style-name="P659" text:outline-level="2" text:is-list-header="true"><text:bookmark-start text:name="__RefHeading___Toc61704_1680181998"/>Versió 0.9.<text:span text:style-name="T48">22.2</text:span><text:bookmark-end text:name="__RefHeading___Toc61704_1680181998"/></text:h>
            </text:list-header>
          </text:list>
        </text:list-item>
      </text:list>
      <text:p text:style-name="P87">Data: <text:span text:style-name="T61">03/06/2019</text:span></text:p>
      <text:p text:style-name="P148"><text:tab/></text:p>
      <text:p text:style-name="P148">Resum:<text:span text:style-name="T57"> Correcció urgent per poder enviar anotacions per correu electrònic i veure el detall de les firmes.</text:span></text:p>
      <text:p text:style-name="P148"/>
      <text:p text:style-name="P263"><text:span text:style-name="T7">Canvis realitzats en la versió </text:span><text:a xlink:type="simple" xlink:href="https://github.com/GovernIB/distribucio/releases/tag/Distribucio_0.9.22.2" text:style-name="Internet_20_link" text:visited-style-name="Visited_20_Internet_20_Link"><text:span text:style-name="T7">0.9.22.2</text:span></text:a><text:span text:style-name="T7">:</text:span></text:p>
      <text:list xml:id="list123412996726063" text:continue-list="list123413549292232" text:style-name="L1">
        <text:list-item>
          <text:p text:style-name="P731"><text:a xlink:type="simple" xlink:href="https://github.com/GovernIB/ripea/issues/102" text:style-name="Internet_20_link" text:visited-style-name="Visited_20_Internet_20_Link"><text:span text:style-name="T59">#102</text:span></text:a>: Error enviant anotacions per email</text:p>
        </text:list-item>
        <text:list-item>
          <text:p text:style-name="P731"><text:a xlink:type="simple" xlink:href="https://github.com/GovernIB/distribucio/issues/106" text:style-name="Internet_20_link" text:visited-style-name="Visited_20_Internet_20_Link">#106</text:a> Error consultant bústia per defecte</text:p>
        </text:list-item>
      </text:list>
      <text:p text:style-name="P257"/>
      <text:p text:style-name="P87">Base de dades:<text:span text:style-name="T5"> </text:span></text:p>
      <text:list xml:id="list1454003864" text:style-name="L12">
        <text:list-item>
          <text:p text:style-name="P739">distribucio_update_0.9.22.<text:span text:style-name="T60">2</text:span>.sql:</text:p>
          <text:list>
            <text:list-header>
              <text:p text:style-name="P739">Script d'actualització per corregir les dades d'annexos i firmes d'annexos.</text:p>
              <text:p text:style-name="P741">Corregeix també els codis d'unitat orgànica de les bústies</text:p>
            </text:list-header>
          </text:list>
          <text:p text:style-name="P739"/>
        </text:list-item>
      </text:list>
      <text:p text:style-name="P87"/>
      <text:p text:style-name="P29"><text:span text:style-name="T6">Propietats globals</text:span>: </text:p>
      <text:list xml:id="list3452114940" text:style-name="L13">
        <text:list-item>
          <text:p text:style-name="P719">Sense canvis</text:p>
        </text:list-item>
      </text:list>
      <text:p text:style-name="P149"/>
      <text:list xml:id="list123412381135239" text:continue-list="list123412562186371" text:style-name="Outline">
        <text:list-item>
          <text:list>
            <text:list-header>
              <text:h text:style-name="P660" text:outline-level="2" text:is-list-header="true"><text:bookmark-start text:name="__RefHeading___Toc20227_1512682159"/>Versió 0.9.<text:span text:style-name="T48">23</text:span><text:bookmark-end text:name="__RefHeading___Toc20227_1512682159"/></text:h>
            </text:list-header>
          </text:list>
        </text:list-item>
      </text:list>
      <text:p text:style-name="P88">Data: <text:span text:style-name="T62">17/06/2019</text:span></text:p>
      <text:p text:style-name="P184"><text:tab/></text:p>
      <text:p text:style-name="P184">Resum:<text:span text:style-name="T57"> Backoffices de DISTRIBUCIO. Regles aplicades també a partir de codi SIA del procediement, compatibilitat amb regles a partir de codi d'assumpte. Opcions per l'administrador per moure anotacions entre bústies. Opció per visualitzar contingut de bústies inactives. Resolució d'errors.</text:span></text:p>
      <text:p text:style-name="P184"><text:soft-page-break/></text:p>
      <text:p text:style-name="P264"><text:span text:style-name="T7">Canvis realitzats en la versió </text:span><text:a xlink:type="simple" xlink:href="https://github.com/GovernIB/distribucio/releases/tag/Distribucio_0.9.23" text:style-name="Internet_20_link" text:visited-style-name="Visited_20_Internet_20_Link"><text:span text:style-name="T7">0.9.23</text:span></text:a><text:span text:style-name="T7">:</text:span></text:p>
      <text:list xml:id="list3607435367" text:style-name="L14">
        <text:list-item>
          <text:p text:style-name="P734"><text:a xlink:type="simple" xlink:href="https://github.com/GovernIB/distribucio/issues/108" text:style-name="Internet_20_link" text:visited-style-name="Visited_20_Internet_20_Link">#108</text:a> Nova opció pels administradors per moure contingut entre bústies</text:p>
        </text:list-item>
        <text:list-item>
          <text:p text:style-name="P734"><text:a xlink:type="simple" xlink:href="https://github.com/GovernIB/distribucio/issues/107" text:style-name="Internet_20_link" text:visited-style-name="Visited_20_Internet_20_Link">#107</text:a> Poder veure el contingut de bústies innactives</text:p>
        </text:list-item>
        <text:list-item>
          <text:p text:style-name="P734"><text:a xlink:type="simple" xlink:href="https://github.com/GovernIB/distribucio/issues/96" text:style-name="Internet_20_link" text:visited-style-name="Visited_20_Internet_20_Link">#96</text:a> Enviament de correu de notificacions a usuaris d'un rol amb permís de bústia</text:p>
        </text:list-item>
        <text:list-item>
          <text:p text:style-name="P734"><text:a xlink:type="simple" xlink:href="https://github.com/GovernIB/distribucio/issues/88" text:style-name="Internet_20_link" text:visited-style-name="Visited_20_Internet_20_Link">#88</text:a> Backoffices asíncrons</text:p>
        </text:list-item>
        <text:list-item>
          <text:p text:style-name="P734"><text:a xlink:type="simple" xlink:href="https://github.com/GovernIB/distribucio/issues/99" text:style-name="Internet_20_link" text:visited-style-name="Visited_20_Internet_20_Link">#99</text:a> Compatibilitat amb regles a partir del codi assumpte</text:p>
        </text:list-item>
        <text:list-item>
          <text:p text:style-name="P734"><text:a xlink:type="simple" xlink:href="https://github.com/GovernIB/distribucio/issues/98" text:style-name="Internet_20_link" text:visited-style-name="Visited_20_Internet_20_Link">#98</text:a> Eliminar informació de la data de còpia en el número de registre</text:p>
        </text:list-item>
        <text:list-item>
          <text:p text:style-name="P734"><text:a xlink:type="simple" xlink:href="https://github.com/GovernIB/distribucio/issues/97" text:style-name="Internet_20_link" text:visited-style-name="Visited_20_Internet_20_Link">#97</text:a> Substituir l'identificador pel número de registre en els correus de notificació de noves anotacions</text:p>
        </text:list-item>
        <text:list-item>
          <text:p text:style-name="P734"><text:a xlink:type="simple" xlink:href="https://github.com/GovernIB/distribucio/issues/95" text:style-name="Internet_20_link" text:visited-style-name="Visited_20_Internet_20_Link">#95</text:a> Error botó tancar detall anotació sense modal</text:p>
        </text:list-item>
        <text:list-item>
          <text:p text:style-name="P734"><text:a xlink:type="simple" xlink:href="https://github.com/GovernIB/distribucio/issues/93" text:style-name="Internet_20_link" text:visited-style-name="Visited_20_Internet_20_Link">#93</text:a> NullPointerException reintentant processament</text:p>
        </text:list-item>
        <text:list-item>
          <text:p text:style-name="P734"><text:a xlink:type="simple" xlink:href="https://github.com/GovernIB/distribucio/issues/92" text:style-name="Internet_20_link" text:visited-style-name="Visited_20_Internet_20_Link">#92</text:a> Error nodes duplicats a l'Arxiu</text:p>
        </text:list-item>
        <text:list-item>
          <text:p text:style-name="P734"><text:a xlink:type="simple" xlink:href="https://github.com/GovernIB/distribucio/issues/89" text:style-name="Internet_20_link" text:visited-style-name="Visited_20_Internet_20_Link">#89</text:a> Tractar firmar amb CADEs els PDF que arribin sense firmar</text:p>
        </text:list-item>
        <text:list-item>
          <text:p text:style-name="P734"><text:a xlink:type="simple" xlink:href="https://github.com/GovernIB/distribucio/issues/59" text:style-name="Internet_20_link" text:visited-style-name="Visited_20_Internet_20_Link">#59</text:a> Regles a partir del codi SIA</text:p>
        </text:list-item>
      </text:list>
      <text:p text:style-name="P258"/>
      <text:p text:style-name="P88">Base de dades:<text:span text:style-name="T5"> </text:span></text:p>
      <text:list xml:id="list326720804" text:style-name="L15">
        <text:list-item>
          <text:p text:style-name="P740">distribucio_update_0.9.2<text:span text:style-name="T63">3</text:span>.sql:</text:p>
        </text:list-item>
      </text:list>
      <text:list xml:id="list2428610534" text:style-name="L16">
        <text:list-item>
          <text:p text:style-name="P742">Canvis per tenir el codi de procediment SIA de l'anotació.</text:p>
        </text:list-item>
        <text:list-item>
          <text:p text:style-name="P742">Script per treure la data del número de registre en el cas de les còpies d'anotacions.</text:p>
        </text:list-item>
        <text:list-item>
          <text:p text:style-name="P742">Canvis per poder treballar amb backoffices de Distribució.</text:p>
        </text:list-item>
      </text:list>
      <text:list xml:id="list123412286961264" text:continue-list="list326720804" text:style-name="L15">
        <text:list-header>
          <text:p text:style-name="P740"/>
        </text:list-header>
      </text:list>
      <text:p text:style-name="P88"/>
      <text:p text:style-name="P30"><text:span text:style-name="T6">Propietats globals</text:span>: </text:p>
      <text:list xml:id="list2102974889" text:style-name="L17">
        <text:list-item>
          <text:p text:style-name="P743">Noves propietats afegides pels backoffices de Distribució. Les propietats que contenen "test" són per provar els backoffices amb la propia aplicació de Distribució.</text:p>
          <text:list>
            <text:list-item>
              <text:p text:style-name="P743">distribucio_update_0.9.23.properties:</text:p>
            </text:list-item>
          </text:list>
        </text:list-item>
      </text:list>
      <text:p text:style-name="P265"/>
      <table:table table:name="Tabla4" table:style-name="Tabla4">
        <table:table-column table:style-name="Tabla4.A"/>
        <table:table-row table:style-name="Tabla4.1">
          <table:table-cell table:style-name="Tabla4.A1" office:value-type="string">
            <text:p text:style-name="P234"># ################### #</text:p>
            <text:p text:style-name="P241"># PROPERTIES AFEGIDES #</text:p>
            <text:p text:style-name="P241"># ################### #</text:p>
            <text:p text:style-name="P598"/>
            <text:p text:style-name="P424"><text:span text:style-name="T50"># </text:span><text:span text:style-name="T54">Backoffices</text:span><text:span text:style-name="T50"> </text:span><text:span text:style-name="T54">asíncrons</text:span></text:p>
            <text:p text:style-name="P424"><text:span text:style-name="T31">es.caib.distribucio.tasca.enviar.anotacions.backoffice.temps.espera.execucio=</text:span><text:span text:style-name="T38">60000</text:span></text:p>
            <text:p text:style-name="P424"><text:span text:style-name="T31">es.caib.distribucio.backoffice.integracio.clau=</text:span><text:span text:style-name="T38">clauSecreta</text:span></text:p>
            <text:p text:style-name="P424"><text:span text:style-name="T31">es.caib.distribucio.backoffice.integracio.retornarAnnexIFirmaContingut=</text:span><text:span text:style-name="T38">false</text:span></text:p>
            <text:p text:style-name="P598"/>
            <text:p text:style-name="P424"><text:span text:style-name="T31">es.caib.distribucio.backoffice.test.backofficeIntegracio.url=</text:span><text:span text:style-name="T38">https://dev.caib.es/distribucio/ws/backofficeIntegracio</text:span></text:p>
            <text:p text:style-name="P424"><text:span text:style-name="T31">es.caib.distribucio.backoffice.test.backofficeIntegracio.usuari=</text:span><text:span text:style-name="T38">USUARI</text:span></text:p>
            <text:p text:style-name="P194"><text:span text:style-name="T46">es.caib.distribucio.backoffice.test.backofficeIntegracio.contrasenya=</text:span><text:span text:style-name="T38">CONTRASENYA</text:span></text:p>
          </table:table-cell>
        </table:table-row>
      </table:table>
      <text:p text:style-name="P265"/>
      <text:p text:style-name="P265"/>
      <text:list xml:id="list123412692956145" text:continue-list="list123412381135239" text:style-name="Outline">
        <text:list-item>
          <text:list>
            <text:list-header>
              <text:h text:style-name="P661" text:outline-level="2" text:is-list-header="true"><text:bookmark-start text:name="__RefHeading___Toc20229_1512682159"/>Versió 0.9.<text:span text:style-name="T48">24</text:span><text:bookmark-end text:name="__RefHeading___Toc20229_1512682159"/></text:h>
            </text:list-header>
          </text:list>
        </text:list-item>
      </text:list>
      <text:p text:style-name="P89">Data: <text:span text:style-name="T69">08/07/2019</text:span></text:p>
      <text:p text:style-name="P185"><text:tab/></text:p>
      <text:p text:style-name="P185"><text:soft-page-break/>Resum:<text:span text:style-name="T57"> Classificació d'anotacions segons el codi SIA del procediment amb la consulta dels procediments de Rolsac. Modificació del WS d'alta de notificacions per rebre els codis de pais, provincia i municipi pels interessats. Modificació en la crida al WS de backoffices asíncrons per passar més informació NTI i els codis anteriors de pais, provincia i municipi.</text:span></text:p>
      <text:p text:style-name="P185"/>
      <text:p text:style-name="P268"><text:span text:style-name="T7">Canvis realitzats en la versió </text:span><text:a xlink:type="simple" xlink:href="https://github.com/GovernIB/distribucio/milestone/9?closed=1" text:style-name="Internet_20_link" text:visited-style-name="Visited_20_Internet_20_Link"><text:span text:style-name="T7">0.9.24</text:span></text:a><text:span text:style-name="T7">:</text:span></text:p>
      <text:list xml:id="list123411736637392" text:continue-list="list3607435367" text:style-name="L14">
        <text:list-item>
          <text:p text:style-name="P735"><text:a xlink:type="simple" xlink:href="https://github.com/GovernIB/distribucio/issues/101" text:style-name="Internet_20_link" text:visited-style-name="Visited_20_Internet_20_Link">#101</text:a> 00107_DIST_classificació</text:p>
        </text:list-item>
        <text:list-item>
          <text:p text:style-name="P735"><text:a xlink:type="simple" xlink:href="https://github.com/GovernIB/distribucio/issues/110" text:style-name="Internet_20_link" text:visited-style-name="Visited_20_Internet_20_Link">#110</text:a> Afegir camp ntiEstadoElaboracion als annexos del WS de backoffice</text:p>
        </text:list-item>
        <text:list-item>
          <text:p text:style-name="P735"><text:a xlink:type="simple" xlink:href="https://github.com/GovernIB/distribucio/issues/111" text:style-name="Internet_20_link" text:visited-style-name="Visited_20_Internet_20_Link">#111</text:a><text:span text:style-name="T64"> </text:span>Afegir la posibilitat de reintentar el processament d'anotacions amb errors</text:p>
        </text:list-item>
        <text:list-item>
          <text:p text:style-name="P735"><text:a xlink:type="simple" xlink:href="https://github.com/GovernIB/distribucio/issues/109" text:style-name="Internet_20_link" text:visited-style-name="Visited_20_Internet_20_Link">#109</text:a> Afegir codis de municipi, país i província a les anotacions de registre</text:p>
        </text:list-item>
        <text:list-item>
          <text:p text:style-name="P735"><text:a xlink:type="simple" xlink:href="https://github.com/GovernIB/distribucio/issues/113" text:style-name="Internet_20_link" text:visited-style-name="Visited_20_Internet_20_Link">#113</text:a> Error en la pàgina de monitor d'integracions</text:p>
        </text:list-item>
        <text:list-item>
          <text:p text:style-name="P735"><text:a xlink:type="simple" xlink:href="https://github.com/GovernIB/distribucio/issues/114" text:style-name="Internet_20_link" text:visited-style-name="Visited_20_Internet_20_Link"><text:span text:style-name="T11">#114</text:span></text:a> Es perden els interessats reenviant entre bústies</text:p>
        </text:list-item>
      </text:list>
      <text:p text:style-name="P259"/>
      <text:p text:style-name="P89">Base de dades:<text:span text:style-name="T5"> </text:span></text:p>
      <text:list xml:id="list1355455567" text:style-name="L18">
        <text:list-item>
          <text:p text:style-name="P749">Canvis per ampliar el camp d'observacions del backoffice i per incloure els codis de pais, província i municipi en les anotacions de registre.</text:p>
          <text:list>
            <text:list-item>
              <text:p text:style-name="P749">distribucio_update_0.9.24.sql</text:p>
            </text:list-item>
          </text:list>
        </text:list-item>
      </text:list>
      <table:table table:name="Tabla6" table:style-name="Tabla6">
        <table:table-column table:style-name="Tabla6.A"/>
        <table:table-row table:style-name="Tabla6.1">
          <table:table-cell table:style-name="Tabla6.A1" office:value-type="string">
            <text:p text:style-name="P194"><text:span text:style-name="T66">ALTER</text:span><text:span text:style-name="T46"> </text:span><text:span text:style-name="T66">TABLE</text:span><text:span text:style-name="T46"> DIS_REGISTRE MODIFY BACK_OBSERVACIONS VARCHAR2(4000);</text:span></text:p>
            <text:p text:style-name="P598"/>
            <text:p text:style-name="P384">-- #109 Afegir codis de municipi, país i província a les anotacions de registre </text:p>
            <text:p text:style-name="P384">-- amplia la columna de la descripció del país</text:p>
            <text:p text:style-name="P424"><text:span text:style-name="T66">ALTER</text:span><text:span text:style-name="T31"> </text:span><text:span text:style-name="T66">TABLE</text:span><text:span text:style-name="T31"> DIS_REGISTRE_INTER MODIFY PAIS VARCHAR2(100);</text:span></text:p>
            <text:p text:style-name="P384">-- afegeix les noves columnes</text:p>
            <text:p text:style-name="P424"><text:span text:style-name="T66">ALTER</text:span><text:span text:style-name="T31"> </text:span><text:span text:style-name="T66">TABLE</text:span><text:span text:style-name="T31"> DIS_REGISTRE_INTER </text:span><text:span text:style-name="T66">ADD</text:span><text:span text:style-name="T31"> PAIS_CODI VARCHAR2(4);</text:span></text:p>
            <text:p text:style-name="P424"><text:span text:style-name="T66">ALTER</text:span><text:span text:style-name="T31"> </text:span><text:span text:style-name="T66">TABLE</text:span><text:span text:style-name="T31"> DIS_REGISTRE_INTER </text:span><text:span text:style-name="T66">ADD</text:span><text:span text:style-name="T31"> PROVINCIA_CODI VARCHAR2(4);</text:span></text:p>
            <text:p text:style-name="P194"><text:span text:style-name="T66">ALTER</text:span><text:span text:style-name="T46"> </text:span><text:span text:style-name="T66">TABLE</text:span><text:span text:style-name="T46"> DIS_REGISTRE_INTER </text:span><text:span text:style-name="T66">ADD</text:span><text:span text:style-name="T46"> MUNICIPI_CODI VARCHAR2(4);</text:span></text:p>
          </table:table-cell>
        </table:table-row>
      </table:table>
      <text:p text:style-name="P269"/>
      <text:p text:style-name="P89"/>
      <text:p text:style-name="P31"><text:span text:style-name="T6">Propietats globals</text:span>: </text:p>
      <text:list xml:id="list2707024129" text:style-name="L19">
        <text:list-item>
          <text:p text:style-name="P745">Noves propietats afegides <text:span text:style-name="T65">per configurar el plugin de procediments de consulta a Rolsac</text:span>.</text:p>
          <text:list>
            <text:list-item>
              <text:p text:style-name="P745">distribucio_update_0.9.2<text:span text:style-name="T65">4</text:span>.properties:</text:p>
            </text:list-item>
          </text:list>
        </text:list-item>
      </text:list>
      <text:p text:style-name="P266"/>
      <table:table table:name="Tabla5" table:style-name="Tabla5">
        <table:table-column table:style-name="Tabla5.A"/>
        <table:table-row table:style-name="Tabla5.1">
          <table:table-cell table:style-name="Tabla5.A1" office:value-type="string">
            <text:p text:style-name="P235"># ################### #</text:p>
            <text:p text:style-name="P241"># PROPERTIES AFEGIDES #</text:p>
            <text:p text:style-name="P241"># ################### #</text:p>
            <text:p text:style-name="P598"/>
            <text:p text:style-name="P424"><text:span text:style-name="T50"># </text:span><text:span text:style-name="T54">Plugin</text:span><text:span text:style-name="T50"> </text:span><text:span text:style-name="T54">de</text:span><text:span text:style-name="T50"> </text:span><text:span text:style-name="T54">consulta</text:span><text:span text:style-name="T50"> </text:span><text:span text:style-name="T54">de</text:span><text:span text:style-name="T50"> </text:span><text:span text:style-name="T54">procediments</text:span></text:p>
            <text:p text:style-name="P424"><text:span text:style-name="T31">es.caib.distribucio.plugin.procediment.class=</text:span><text:span text:style-name="T38">es.caib.distribucio.plugin.caib.procediment.ProcedimentPluginRolsac</text:span></text:p>
            <text:p text:style-name="P424"><text:span text:style-name="T31">es.caib.distribucio.plugin.procediment.rolsac.service.url=</text:span><text:span text:style-name="T38">https://proves.caib.es/rolsac/api/rest/v1/procedimientos</text:span></text:p>
            <text:p text:style-name="P424"><text:span text:style-name="T31">es.caib.distribucio.plugin.procediment.rolsac.service.username=</text:span><text:span text:style-name="T38">$distribucio_rolsac</text:span></text:p>
            <text:p text:style-name="P195"><text:span text:style-name="T46">es.caib.distribucio.plugin.procediment.rolsac.service.password=</text:span><text:span text:style-name="T39">********</text:span><text:span text:style-name="T46"> </text:span></text:p>
          </table:table-cell>
        </table:table-row>
      </table:table>
      <text:p text:style-name="P266"/>
      <text:p text:style-name="P266"/>
      <text:list xml:id="list123412765339713" text:continue-list="list123412692956145" text:style-name="Outline">
        <text:list-item>
          <text:list>
            <text:list-header>
              <text:h text:style-name="P662" text:outline-level="2" text:is-list-header="true"><text:bookmark-start text:name="__RefHeading___Toc424222_3031935846"/>Versió 0.9.<text:span text:style-name="T48">24.1</text:span><text:bookmark-end text:name="__RefHeading___Toc424222_3031935846"/></text:h>
            </text:list-header>
          </text:list>
        </text:list-item>
      </text:list>
      <text:p text:style-name="P90">Data: 04/09/2019</text:p>
      <text:p text:style-name="P186"><text:soft-page-break/><text:tab/></text:p>
      <text:p text:style-name="P186">Resum: Correcció de l'enviament d'emails d'avisos de notificació de nous elements pendents a les bústies pels usuaris amb permisos sobre les bústies i l'error de processament pel camp del paràmetre 1 dels logs quan el l'extracte supera els 255 caracters.</text:p>
      <text:p text:style-name="P186"/>
      <text:p text:style-name="P270"><text:span text:style-name="T7">Canvis realitzats en la versió </text:span><text:a xlink:type="simple" xlink:href="https://github.com/GovernIB/distribucio/milestone/12?closed=1" text:style-name="Internet_20_link" text:visited-style-name="Visited_20_Internet_20_Link"><text:span text:style-name="T7">0.9.24.1</text:span></text:a><text:span text:style-name="T7">:</text:span></text:p>
      <text:list xml:id="list123412495752518" text:continue-list="list123412996726063" text:style-name="L1">
        <text:list-item>
          <text:p text:style-name="P732"><text:a xlink:type="simple" xlink:href="https://github.com/GovernIB/distribucio/issues/127" text:style-name="Internet_20_link" text:visited-style-name="Visited_20_Internet_20_Link">#127</text:a> No s'envien els enviaments d'avisos de nous elements a les busties</text:p>
        </text:list-item>
        <text:list-item>
          <text:p text:style-name="P732"><text:a xlink:type="simple" xlink:href="https://github.com/GovernIB/distribucio/issues/126" text:style-name="Internet_20_link" text:visited-style-name="Visited_20_Internet_20_Link">#126 </text:a>Error donant d'alta una anotació de registre per la llargada del camp "DIS_CONT_LOG"."PARAM1"</text:p>
        </text:list-item>
      </text:list>
      <text:p text:style-name="P260"/>
      <text:p text:style-name="P90">Base de dades:<text:span text:style-name="T5"> </text:span></text:p>
      <text:list xml:id="list3431232384" text:style-name="L20">
        <text:list-item>
          <text:p text:style-name="P752">Sense canvis</text:p>
        </text:list-item>
      </text:list>
      <text:p text:style-name="P90"/>
      <text:p text:style-name="P32"><text:span text:style-name="T6">Propietats globals</text:span>: </text:p>
      <text:list xml:id="list1053672640" text:style-name="L21">
        <text:list-item>
          <text:p text:style-name="P720">Sense canvis</text:p>
        </text:list-item>
      </text:list>
      <text:p text:style-name="P32"/>
      <text:list xml:id="list123411769087147" text:continue-list="list123412765339713" text:style-name="Outline">
        <text:list-item>
          <text:list>
            <text:list-header>
              <text:h text:style-name="P663" text:outline-level="2" text:is-list-header="true"><text:bookmark-start text:name="__RefHeading___Toc96292_1762273572"/>Versió 0.9.25<text:bookmark-end text:name="__RefHeading___Toc96292_1762273572"/></text:h>
            </text:list-header>
          </text:list>
        </text:list-item>
      </text:list>
      <text:p text:style-name="P34">Data: 20/09/2019</text:p>
      <text:p text:style-name="P317"/>
      <text:p text:style-name="P366">Resum: Posibilitat que els usuaris puguin veure les anotacions amb errors pendents de guardar a l'Arxiu. Sistema d'avisos de Distribució. Modificació i optimització pantalla bústia usuari. Nous canvi en el WS d'alta d'anotació de registre. Resolució de diferents errors.</text:p>
      <text:p text:style-name="P34"/>
      <text:list xml:id="list278792930" text:style-name="L22">
        <text:list-item>
          <text:p text:style-name="P775"><text:a xlink:type="simple" xlink:href="https://github.com/GovernIB/distribucio/issues/82" text:style-name="Internet_20_link" text:visited-style-name="Visited_20_Internet_20_Link">#82</text:a> Usuaris puguin veure anotacions amb errors</text:p>
        </text:list-item>
        <text:list-item>
          <text:p text:style-name="P775"><text:a xlink:type="simple" xlink:href="https://github.com/GovernIB/distribucio/issues/94" text:style-name="Internet_20_link" text:visited-style-name="Visited_20_Internet_20_Link">#94</text:a> Implementació d'un sistema d'avisos</text:p>
        </text:list-item>
        <text:list-item>
          <text:p text:style-name="P775"><text:a xlink:type="simple" xlink:href="https://github.com/GovernIB/distribucio/issues/100" text:style-name="Internet_20_link" text:visited-style-name="Visited_20_Internet_20_Link">#100</text:a> <text:s/>Nou filtre en localitzador d'anotacions </text:p>
        </text:list-item>
        <text:list-item>
          <text:p text:style-name="P775"><text:a xlink:type="simple" xlink:href="https://github.com/GovernIB/distribucio/issues/103" text:style-name="Internet_20_link" text:visited-style-name="Visited_20_Internet_20_Link">#103</text:a> Afegir el camp "backoffice" a les anotacions de registre</text:p>
        </text:list-item>
        <text:list-item>
          <text:p text:style-name="P775"><text:a xlink:type="simple" xlink:href="https://github.com/GovernIB/distribucio/issues/104" text:style-name="Internet_20_link" text:visited-style-name="Visited_20_Internet_20_Link">#104</text:a> Múltiples codis SIA a les regles</text:p>
        </text:list-item>
        <text:list-item>
          <text:p text:style-name="P775"><text:a xlink:type="simple" xlink:href="https://github.com/GovernIB/distribucio/issues/105" text:style-name="Internet_20_link" text:visited-style-name="Visited_20_Internet_20_Link">#105</text:a> Informació unificada d'accions sobre una anotació</text:p>
        </text:list-item>
        <text:list-item>
          <text:p text:style-name="P775"><text:a xlink:type="simple" xlink:href="https://github.com/GovernIB/distribucio/issues/112" text:style-name="Internet_20_link" text:visited-style-name="Visited_20_Internet_20_Link">#112</text:a> Corregir informació interessats i representants a l'email</text:p>
        </text:list-item>
        <text:list-item>
          <text:p text:style-name="P775"><text:a xlink:type="simple" xlink:href="https://github.com/GovernIB/distribucio/issues/115" text:style-name="Internet_20_link" text:visited-style-name="Visited_20_Internet_20_Link">#115</text:a> Posar <text:s/>les pantalles de l'aplicació a pantalla completa</text:p>
        </text:list-item>
        <text:list-item>
          <text:p text:style-name="P775"><text:a xlink:type="simple" xlink:href="https://github.com/GovernIB/distribucio/issues/116" text:style-name="Internet_20_link" text:visited-style-name="Visited_20_Internet_20_Link">#116</text:a> Canvis pantalla principal</text:p>
        </text:list-item>
        <text:list-item>
          <text:p text:style-name="P775"><text:a xlink:type="simple" xlink:href="https://github.com/GovernIB/distribucio/issues/117" text:style-name="Internet_20_link" text:visited-style-name="Visited_20_Internet_20_Link">#117</text:a> Classificació permetre consultar procediments en UOs filles</text:p>
        </text:list-item>
        <text:list-item>
          <text:p text:style-name="P775"><text:a xlink:type="simple" xlink:href="https://github.com/GovernIB/distribucio/issues/118" text:style-name="Internet_20_link" text:visited-style-name="Visited_20_Internet_20_Link">#118</text:a> Nous camps pel WS d'alta d'anotacions de registre</text:p>
        </text:list-item>
        <text:list-item>
          <text:p text:style-name="P775"><text:a xlink:type="simple" xlink:href="https://github.com/GovernIB/distribucio/issues/119" text:style-name="Internet_20_link" text:visited-style-name="Visited_20_Internet_20_Link">#119</text:a> Error modificant la UO d'una bústia quan la UO està obsoleta i no té altres per defecte</text:p>
        </text:list-item>
        <text:list-item>
          <text:p text:style-name="P775"><text:a xlink:type="simple" xlink:href="https://github.com/GovernIB/distribucio/issues/120" text:style-name="Internet_20_link" text:visited-style-name="Visited_20_Internet_20_Link">#120</text:a> Lentitud en la càrrega de diferents pantalles</text:p>
        </text:list-item>
        <text:list-item>
          <text:p text:style-name="P775"><text:a xlink:type="simple" xlink:href="https://github.com/GovernIB/distribucio/issues/121" text:style-name="Internet_20_link" text:visited-style-name="Visited_20_Internet_20_Link">#121</text:a> Problema amb l’enviament de correus</text:p>
        </text:list-item>
        <text:list-item>
          <text:p text:style-name="P775"><text:a xlink:type="simple" xlink:href="https://github.com/GovernIB/distribucio/issues/123" text:style-name="Internet_20_link" text:visited-style-name="Visited_20_Internet_20_Link">#123</text:a> Eliminar obligatorietat del camp Tipo Asunto</text:p>
        </text:list-item>
        <text:list-item>
          <text:p text:style-name="P775"><text:a xlink:type="simple" xlink:href="https://github.com/GovernIB/distribucio/issues/124" text:style-name="Internet_20_link" text:visited-style-name="Visited_20_Internet_20_Link">#124</text:a> Falta el detall de diferents accions en el resum d'accions d'una anotació</text:p>
        </text:list-item>
        <text:list-item>
          <text:p text:style-name="P775"><text:a xlink:type="simple" xlink:href="https://github.com/GovernIB/distribucio/issues/125" text:style-name="Internet_20_link" text:visited-style-name="Visited_20_Internet_20_Link">#125</text:a> Errors trobats durant la validació 2019.08.25</text:p>
        </text:list-item>
        <text:list-item>
          <text:p text:style-name="P775"><text:a xlink:type="simple" xlink:href="https://github.com/GovernIB/distribucio/issues/128" text:style-name="Internet_20_link" text:visited-style-name="Visited_20_Internet_20_Link">#128</text:a> Error enviant una anotació amb un extracte de més de 240 caràcters</text:p>
        </text:list-item>
        <text:list-item>
          <text:p text:style-name="P775"><text:a xlink:type="simple" xlink:href="https://github.com/GovernIB/distribucio/issues/129" text:style-name="Internet_20_link" text:visited-style-name="Visited_20_Internet_20_Link">#129</text:a> Millora enviament avisos noves anotacions</text:p>
        </text:list-item>
        <text:list-item>
          <text:p text:style-name="P775"><text:a xlink:type="simple" xlink:href="https://github.com/GovernIB/distribucio/issues/130" text:style-name="Internet_20_link" text:visited-style-name="Visited_20_Internet_20_Link">#130</text:a> Falta el codi d'òrgan pels interessats de tipus administració pública</text:p>
        </text:list-item>
        <text:list-item>
          <text:p text:style-name="P775"><text:a xlink:type="simple" xlink:href="https://github.com/GovernIB/distribucio/issues/131" text:style-name="Internet_20_link" text:visited-style-name="Visited_20_Internet_20_Link">#131</text:a> Nou camp tipusES pel WS d'alta d'anotacions de registre</text:p>
        </text:list-item>
        <text:list-item>
          <text:p text:style-name="P776"><text:soft-page-break/><text:a xlink:type="simple" xlink:href="https://github.com/GovernIB/distribucio/issues/132" text:style-name="Internet_20_link" text:visited-style-name="Visited_20_Internet_20_Link">#132</text:a> Nullpointer enviant anotació amb annexos sense firmes</text:p>
        </text:list-item>
        <text:list-item>
          <text:p text:style-name="P776"><text:a xlink:type="simple" xlink:href="https://github.com/GovernIB/distribucio/issues/134" text:style-name="Internet_20_link" text:visited-style-name="Visited_20_Internet_20_Link">#134</text:a> Posar els reenviaments a l'històric d'accions</text:p>
        </text:list-item>
      </text:list>
      <text:p text:style-name="P271"/>
      <text:p text:style-name="P91">Base de dades:<text:span text:style-name="T5"> </text:span></text:p>
      <text:list xml:id="list123413811124407" text:continue-list="list1355455567" text:style-name="L18">
        <text:list-item>
          <text:p text:style-name="P750">Nova taula pel sistema d'avisos. Noves columnes pels nous camps del WS d'alta. Camp pel codi de backoffice en les regles. Camp tipus assumpte ara pot ser null.</text:p>
          <text:list>
            <text:list-item>
              <text:p text:style-name="P750">distribucio_update_0.9.25.sql</text:p>
            </text:list-item>
          </text:list>
        </text:list-item>
      </text:list>
      <table:table table:name="Table1" table:style-name="Table1">
        <table:table-column table:style-name="Table1.A"/>
        <table:table-row table:style-name="Table1.1">
          <table:table-cell table:style-name="Table1.A1" office:value-type="string">
            <text:p text:style-name="P379">-- #94 Implementació d'un sistema d'avisos </text:p>
            <text:p text:style-name="P424"><text:span text:style-name="T66">CREATE</text:span><text:span text:style-name="T31"> </text:span><text:span text:style-name="T66">TABLE</text:span><text:span text:style-name="T31"> DIS_AVIS</text:span></text:p>
            <text:p text:style-name="P203">(</text:p>
            <text:p text:style-name="P424"><text:span text:style-name="T31"><text:s text:c="2"/>ID <text:s text:c="18"/>NUMBER(19) <text:s text:c="14"/></text:span><text:span text:style-name="T66">NOT</text:span><text:span text:style-name="T31"> </text:span><text:span text:style-name="T152">NULL</text:span><text:span text:style-name="T31">,</text:span></text:p>
            <text:p text:style-name="P424"><text:span text:style-name="T31"><text:s text:c="2"/>ASSUMPTE <text:s text:c="12"/>VARCHAR2(256) <text:s text:c="11"/></text:span><text:span text:style-name="T66">NOT</text:span><text:span text:style-name="T31"> </text:span><text:span text:style-name="T152">NULL</text:span><text:span text:style-name="T31">,</text:span></text:p>
            <text:p text:style-name="P424"><text:span text:style-name="T31"><text:s text:c="2"/>MISSATGE <text:s text:c="12"/>VARCHAR2(2048) <text:s text:c="10"/></text:span><text:span text:style-name="T66">NOT</text:span><text:span text:style-name="T31"> </text:span><text:span text:style-name="T152">NULL</text:span><text:span text:style-name="T31">,</text:span></text:p>
            <text:p text:style-name="P424"><text:span text:style-name="T31"><text:s text:c="2"/>DATA_INICI <text:s text:c="10"/></text:span><text:span text:style-name="T66">TIMESTAMP</text:span><text:span text:style-name="T31">(6) <text:s text:c="12"/></text:span><text:span text:style-name="T66">NOT</text:span><text:span text:style-name="T31"> </text:span><text:span text:style-name="T152">NULL</text:span><text:span text:style-name="T31">,</text:span></text:p>
            <text:p text:style-name="P424"><text:span text:style-name="T31"><text:s text:c="2"/>DATA_FINAL <text:s text:c="10"/></text:span><text:span text:style-name="T66">TIMESTAMP</text:span><text:span text:style-name="T31">(6) <text:s text:c="12"/></text:span><text:span text:style-name="T66">NOT</text:span><text:span text:style-name="T31"> </text:span><text:span text:style-name="T152">NULL</text:span><text:span text:style-name="T31">,</text:span></text:p>
            <text:p text:style-name="P424"><text:span text:style-name="T31"><text:s text:c="2"/>ACTIU <text:s text:c="15"/>NUMBER(1) <text:s text:c="15"/></text:span><text:span text:style-name="T66">NOT</text:span><text:span text:style-name="T31"> </text:span><text:span text:style-name="T152">NULL</text:span><text:span text:style-name="T31">,</text:span></text:p>
            <text:p text:style-name="P424"><text:span text:style-name="T31"><text:s text:c="2"/>AVIS_NIVELL <text:s text:c="8"/>VARCHAR2(10) <text:s text:c="12"/></text:span><text:span text:style-name="T66">NOT</text:span><text:span text:style-name="T31"> </text:span><text:span text:style-name="T152">NULL</text:span><text:span text:style-name="T31">,</text:span></text:p>
            <text:p text:style-name="P203"><text:s text:c="2"/>CREATEDBY_CODI <text:s text:c="6"/>VARCHAR2(64),</text:p>
            <text:p text:style-name="P424"><text:span text:style-name="T31"><text:s text:c="2"/>CREATEDDATE <text:s text:c="9"/></text:span><text:span text:style-name="T66">TIMESTAMP</text:span><text:span text:style-name="T31">(6),</text:span></text:p>
            <text:p text:style-name="P203"><text:s text:c="2"/>LASTMODIFIEDBY_CODI <text:s/>VARCHAR2(64),</text:p>
            <text:p text:style-name="P424"><text:span text:style-name="T31"><text:s text:c="2"/>LASTMODIFIEDDATE <text:s text:c="4"/></text:span><text:span text:style-name="T66">TIMESTAMP</text:span><text:span text:style-name="T31">(6)</text:span></text:p>
            <text:p text:style-name="P203">);</text:p>
            <text:p text:style-name="P598"/>
            <text:p text:style-name="P424"><text:span text:style-name="T66">ALTER</text:span><text:span text:style-name="T31"> </text:span><text:span text:style-name="T66">TABLE</text:span><text:span text:style-name="T31"> DIS_AVIS </text:span><text:span text:style-name="T66">ADD</text:span><text:span text:style-name="T31"> (</text:span></text:p>
            <text:p text:style-name="P424"><text:span text:style-name="T31"><text:s text:c="2"/></text:span><text:span text:style-name="T66">CONSTRAINT</text:span><text:span text:style-name="T31"> DIS_AVIS_PK </text:span><text:span text:style-name="T66">PRIMARY</text:span><text:span text:style-name="T31"> </text:span><text:span text:style-name="T66">KEY</text:span><text:span text:style-name="T31"> (ID));</text:span></text:p>
            <text:p text:style-name="P598"/>
            <text:p text:style-name="P424"><text:span text:style-name="T66">CREATE</text:span><text:span text:style-name="T31"> </text:span><text:span text:style-name="T66">INDEX</text:span><text:span text:style-name="T31"> DIS_AVIS_DATA_INICI_I </text:span><text:span text:style-name="T66">ON</text:span><text:span text:style-name="T31"> DIS_AVIS(DATA_INICI);</text:span></text:p>
            <text:p text:style-name="P424"><text:span text:style-name="T66">CREATE</text:span><text:span text:style-name="T31"> </text:span><text:span text:style-name="T66">INDEX</text:span><text:span text:style-name="T31"> DIS_AVIS_DATA_FINAL_I </text:span><text:span text:style-name="T66">ON</text:span><text:span text:style-name="T31"> DIS_AVIS(DATA_FINAL);</text:span></text:p>
            <text:p text:style-name="P598"/>
            <text:p text:style-name="P424"><text:span text:style-name="T31">GRANT </text:span><text:span text:style-name="T66">SELECT</text:span><text:span text:style-name="T31">, </text:span><text:span text:style-name="T66">UPDATE</text:span><text:span text:style-name="T31">, </text:span><text:span text:style-name="T66">INSERT</text:span><text:span text:style-name="T31">, </text:span><text:span text:style-name="T66">DELETE</text:span><text:span text:style-name="T31"> </text:span><text:span text:style-name="T66">ON</text:span><text:span text:style-name="T31"> DIS_AVIS TO WWW_DISTRIBUCIO; </text:span></text:p>
            <text:p text:style-name="P598"/>
            <text:p text:style-name="P598"/>
            <text:p text:style-name="P384">-- #103 Afegir el camp "backoffice" a les anotacions de registre i a les regles</text:p>
            <text:p text:style-name="P424"><text:span text:style-name="T66">ALTER</text:span><text:span text:style-name="T31"> </text:span><text:span text:style-name="T66">TABLE</text:span><text:span text:style-name="T31"> DIS_REGLA </text:span><text:span text:style-name="T66">ADD</text:span><text:span text:style-name="T31"> BACKOFFICE_CODI VARCHAR2(20);</text:span></text:p>
            <text:p text:style-name="P424"><text:span text:style-name="T66">ALTER</text:span><text:span text:style-name="T31"> </text:span><text:span text:style-name="T66">TABLE</text:span><text:span text:style-name="T31"> DIS_REGISTRE </text:span><text:span text:style-name="T66">ADD</text:span><text:span text:style-name="T31"> BACK_CODI VARCHAR2(20);</text:span></text:p>
            <text:p text:style-name="P598"/>
            <text:p text:style-name="P598"/>
            <text:p text:style-name="P384">-- #118: Nous camps pel WS d'alta d'anotacions de registre </text:p>
            <text:p text:style-name="P424"><text:span text:style-name="T66">ALTER</text:span><text:span text:style-name="T31"> </text:span><text:span text:style-name="T66">TABLE</text:span><text:span text:style-name="T31"> DIS_REGISTRE </text:span><text:span text:style-name="T66">ADD</text:span><text:span text:style-name="T31"> PRESENCIAL NUMBER(1);</text:span></text:p>
            <text:p text:style-name="P424"><text:span text:style-name="T66">ALTER</text:span><text:span text:style-name="T31"> </text:span><text:span text:style-name="T66">TABLE</text:span><text:span text:style-name="T31"> </text:span><text:span text:style-name="T35">DIS_REGISTRE_INTER</text:span><text:span text:style-name="T31"> </text:span><text:span text:style-name="T66">ADD</text:span><text:span text:style-name="T31"> CODI_DIRE VARCHAR2(64);</text:span></text:p>
            <text:p text:style-name="P598"/>
            <text:p text:style-name="P384">-- #123 Eliminar obligatorietat del camp Tipo Asunto</text:p>
            <text:p text:style-name="P424"><text:span text:style-name="T66">ALTER</text:span><text:span text:style-name="T31"> </text:span><text:span text:style-name="T66">TABLE</text:span><text:span text:style-name="T31"> DIS_REGISTRE MODIFY (ASSUMPTE_TIPUS_CODI </text:span><text:span text:style-name="T152">NULL</text:span><text:span text:style-name="T31">);</text:span></text:p>
          </table:table-cell>
        </table:table-row>
      </table:table>
      <text:p text:style-name="P313"/>
      <text:p text:style-name="P91"/>
      <text:p text:style-name="P33"><text:span text:style-name="T6">Propietats globals</text:span>: </text:p>
      <text:list xml:id="list123413887851582" text:continue-list="list3431232384" text:style-name="L20">
        <text:list-item>
          <text:p text:style-name="P753">Sense canvis</text:p>
        </text:list-item>
      </text:list>
      <text:list xml:id="list123413223699522" text:continue-list="list123411769087147" text:style-name="Outline">
        <text:list-item>
          <text:list>
            <text:list-header>
              <text:h text:style-name="P664" text:outline-level="2" text:is-list-header="true"><text:bookmark-start text:name="__RefHeading___Toc27894_1180952855"/>Versió 0.9.25<text:span text:style-name="T156">.1 Processar anotacions amb error o pendents d'Arxiu</text:span><text:bookmark-end text:name="__RefHeading___Toc27894_1180952855"/></text:h>
            </text:list-header>
          </text:list>
        </text:list-item>
      </text:list>
      <text:p text:style-name="P35">Data: 15/10/2019</text:p>
      <text:p text:style-name="P318"/>
      <text:p text:style-name="P367"><text:soft-page-break/>Resum: Correcció per poder marcar com a processades anotacions amb error o pendents de guardar els annexos a l'Arxiu. Es corregeix perquè l'opció apareixia deshabilitada a l'usuari.</text:p>
      <text:p text:style-name="P35"/>
      <text:list xml:id="list123412026524045" text:continue-list="list278792930" text:style-name="L22">
        <text:list-item>
          <text:p text:style-name="P777"><text:a xlink:type="simple" xlink:href="https://github.com/GovernIB/distribucio/issues/144" text:style-name="Internet_20_link" text:visited-style-name="Visited_20_Internet_20_Link">#144</text:a><text:span text:style-name="T157"> </text:span>Permetre marcar com a processades les anotacions amb error o pendents de l'Arxiu</text:p>
        </text:list-item>
      </text:list>
      <text:p text:style-name="P272"/>
      <text:p text:style-name="P92">Base de dades:<text:span text:style-name="T5"> </text:span></text:p>
      <text:list xml:id="list2630461873" text:style-name="L23">
        <text:list-item>
          <text:p text:style-name="P754">Sense canvis</text:p>
        </text:list-item>
      </text:list>
      <text:p text:style-name="P92"/>
      <text:p text:style-name="P35"><text:span text:style-name="T6">Propietats globals</text:span>: </text:p>
      <text:list xml:id="list3354708906" text:style-name="L24">
        <text:list-item>
          <text:p text:style-name="P755">Sense canvis</text:p>
        </text:list-item>
      </text:list>
      <text:list xml:id="list123413592325037" text:continue-list="list123413223699522" text:style-name="Outline">
        <text:list-item>
          <text:list>
            <text:list-header>
              <text:h text:style-name="P666" text:outline-level="2" text:is-list-header="true"><text:bookmark-start text:name="__RefHeading___Toc85863_1909005118"/><text:span text:style-name="T158">Versió 0.9.2</text:span><text:span text:style-name="T80">6</text:span><text:span text:style-name="T81"> Resolució problemes i llibreria per backoffices</text:span><text:bookmark-end text:name="__RefHeading___Toc85863_1909005118"/></text:h>
            </text:list-header>
          </text:list>
        </text:list-item>
      </text:list>
      <text:p text:style-name="P36">Data: 11/11/2019</text:p>
      <text:p text:style-name="P319"/>
      <text:p text:style-name="P368">Resum: Resolució de diferents errors i nova llibreria d'utilitats per backoffices de DISTRIBUCIO.</text:p>
      <text:p text:style-name="P36"/>
      <text:list xml:id="list123412136223052" text:continue-list="list123412026524045" text:style-name="L22">
        <text:list-item>
          <text:p text:style-name="P778"><text:a xlink:type="simple" xlink:href="https://github.com/GovernIB/distribucio/issues/133" text:style-name="Internet_20_link" text:visited-style-name="Visited_20_Internet_20_Link">#133</text:a><text:span text:style-name="T159"> </text:span><text:s/>Llibreria integració Backoffice - Arxiu</text:p>
        </text:list-item>
        <text:list-item>
          <text:p text:style-name="P778"><text:a xlink:type="simple" xlink:href="https://github.com/GovernIB/distribucio/issues/149" text:style-name="Internet_20_link" text:visited-style-name="Visited_20_Internet_20_Link">#149</text:a><text:span text:style-name="T159"> </text:span>Error guardant annexos a l'Arxiu</text:p>
        </text:list-item>
        <text:list-item>
          <text:p text:style-name="P778"><text:a xlink:type="simple" xlink:href="https://github.com/GovernIB/distribucio/issues/148" text:style-name="Internet_20_link" text:visited-style-name="Visited_20_Internet_20_Link">#148</text:a><text:span text:style-name="T159"> </text:span>Enllaç erroni email notificació noves anotacions</text:p>
        </text:list-item>
        <text:list-item>
          <text:p text:style-name="P778"><text:a xlink:type="simple" xlink:href="https://github.com/GovernIB/distribucio/issues/146" text:style-name="Internet_20_link" text:visited-style-name="Visited_20_Internet_20_Link">#146</text:a><text:span text:style-name="T159"> </text:span>Error AJAX: [0] abort</text:p>
        </text:list-item>
        <text:list-item>
          <text:p text:style-name="P778"><text:a xlink:type="simple" xlink:href="https://github.com/GovernIB/distribucio/issues/145" text:style-name="Internet_20_link" text:visited-style-name="Visited_20_Internet_20_Link">#145</text:a><text:span text:style-name="T159"> </text:span>Error reprocessant anotacions pendents de backoffices</text:p>
        </text:list-item>
        <text:list-item>
          <text:p text:style-name="P778"><text:a xlink:type="simple" xlink:href="https://github.com/GovernIB/distribucio/issues/147" text:style-name="Internet_20_link" text:visited-style-name="Visited_20_Internet_20_Link">#147</text:a><text:span text:style-name="T159"> </text:span>Revisió i correcció de diferents aspectes de Distribució</text:p>
        </text:list-item>
        <text:list-item>
          <text:p text:style-name="P778"><text:a xlink:type="simple" xlink:href="https://github.com/GovernIB/distribucio/issues/143" text:style-name="Internet_20_link" text:visited-style-name="Visited_20_Internet_20_Link">#143</text:a><text:span text:style-name="T159"> </text:span>Error DIS_CONTINGUT_MULT_UK creant bústies</text:p>
        </text:list-item>
      </text:list>
      <text:p text:style-name="P273"/>
      <text:p text:style-name="P93">Base de dades:<text:span text:style-name="T5"> </text:span></text:p>
      <text:list xml:id="list3715168130" text:style-name="L25">
        <text:list-item>
          <text:p text:style-name="P797"><text:span text:style-name="T160">Eliminació de la restricció de clau única</text:span><text:span text:style-name="T162"> DIS_CONTINGUT_MULT_UK</text:span><text:span text:style-name="T12"> que no permetia crear bústies amb el mateix nom</text:span><text:span text:style-name="T162"> </text:span><text:span text:style-name="T12">per a diferents unitats orgániques</text:span><text:span text:style-name="T160">.</text:span></text:p>
          <text:list>
            <text:list-item>
              <text:p text:style-name="P797"><text:a xlink:type="simple" xlink:href="https://github.com/GovernIB/distribucio/blob/dis-0.9/scripts/bbdd/1.0/oracle/updates/distribucio_update_0.9.26.sql" text:style-name="Internet_20_link" text:visited-style-name="Visited_20_Internet_20_Link"><text:span text:style-name="T160">distribucio_update_0.9.26.sql</text:span></text:a><text:span text:style-name="T160"> (Oracle)</text:span></text:p>
            </text:list-item>
          </text:list>
        </text:list-item>
      </text:list>
      <text:p text:style-name="P412"/>
      <table:table table:name="Table2" table:style-name="Table2">
        <table:table-column table:style-name="Table2.A"/>
        <table:table-row table:style-name="Table2.1">
          <table:table-cell table:style-name="Table2.A1" office:value-type="string">
            <text:p text:style-name="P380">-- #143 Error DIS_CONTINGUT_MULT_UK creant bústies</text:p>
            <text:p text:style-name="P384">-- Elimina la restricció de la taula de continguts</text:p>
            <text:p text:style-name="P598"/>
            <text:p text:style-name="P413"><text:span text:style-name="T66">ALTER</text:span><text:span text:style-name="T31"> </text:span><text:span text:style-name="T66">TABLE</text:span><text:span text:style-name="T31"> DIS_CONTINGUT </text:span><text:span text:style-name="T66">DROP</text:span><text:span text:style-name="T31"> </text:span><text:span text:style-name="T66">CONSTRAINT</text:span><text:span text:style-name="T31"> DIS_CONTINGUT_MULT_UK;</text:span></text:p>
          </table:table-cell>
        </table:table-row>
      </table:table>
      <text:p text:style-name="P314"/>
      <text:p text:style-name="P93"/>
      <text:p text:style-name="P36"><text:span text:style-name="T6">Propietats globals</text:span>: </text:p>
      <text:list xml:id="list3269863934" text:style-name="L26">
        <text:list-item>
          <text:p text:style-name="P756">Sense canvis</text:p>
        </text:list-item>
      </text:list>
      <text:p text:style-name="P402"/>
      <text:p text:style-name="P435">Canvis a les llibreries:</text:p>
      <text:list xml:id="list3028702656" text:style-name="L27">
        <text:list-item>
          <text:p text:style-name="P798"><text:span text:style-name="T161">distribucio-backoffice-utils</text:span><text:span text:style-name="T11">: Nova llibreria amb utilitats pels </text:span><text:span text:style-name="T161">backoffices</text:span><text:span text:style-name="T11"> de DISTRIBUCIO</text:span></text:p>
          <text:list>
            <text:list-item>
              <text:p text:style-name="P802">Versió: 0.9.26</text:p>
            </text:list-item>
          </text:list>
        </text:list-item>
      </text:list>
      <text:p text:style-name="P439"/>
      <text:list xml:id="list123412040450643" text:continue-list="list123413592325037" text:style-name="Outline">
        <text:list-item>
          <text:list>
            <text:list-header>
              <text:h text:style-name="P667" text:outline-level="2" text:is-list-header="true"><text:bookmark-start text:name="__RefHeading___Toc85865_1909005118"/><text:soft-page-break/><text:span text:style-name="T158">Versió 0.9.</text:span><text:span text:style-name="T80">2</text:span><text:span text:style-name="T82">7</text:span><text:span text:style-name="T81"> </text:span><text:span text:style-name="T82">Problemes de rendiment i altres errors</text:span><text:bookmark-end text:name="__RefHeading___Toc85865_1909005118"/></text:h>
            </text:list-header>
          </text:list>
        </text:list-item>
      </text:list>
      <text:p text:style-name="P320">Data: 0<text:span text:style-name="T176">3</text:span>/06/2020</text:p>
      <text:p text:style-name="P320"/>
      <text:p text:style-name="P369">Resum: <text:span text:style-name="T168">Millora de la consulta de registres d'usuaris per evitar errors de problemes de rendiment</text:span>.<text:span text:style-name="T174"> També es resolen altres errors com annexos amb el mateix nom provinents de Regweb o alta d'anotacions amb documents sense firmes.</text:span></text:p>
      <text:p text:style-name="P37"/>
      <text:list xml:id="list123412978521813" text:continue-list="list123412136223052" text:style-name="L22">
        <text:list-item>
          <text:p text:style-name="P779"><text:a xlink:type="simple" xlink:href="https://github.com/GovernIB/distribucio/issues/157" text:style-name="Internet_20_link" text:visited-style-name="Visited_20_Internet_20_Link">#15</text:a><text:a xlink:type="simple" xlink:href="https://github.com/GovernIB/distribucio/issues/157" text:style-name="Internet_20_link" text:visited-style-name="Visited_20_Internet_20_Link"><text:span text:style-name="T168">7</text:span></text:a><text:span text:style-name="T168"> </text:span>Distribucio es queda sense connexions a BBDD</text:p>
        </text:list-item>
        <text:list-item>
          <text:p text:style-name="P779"><text:a xlink:type="simple" xlink:href="https://github.com/GovernIB/distribucio/issues/154" text:style-name="Internet_20_link" text:visited-style-name="Visited_20_Internet_20_Link">#154</text:a><text:span text:style-name="T168"> </text:span>Error al guardar annexes de registre quan tenen el mateix nom </text:p>
        </text:list-item>
        <text:list-item>
          <text:p text:style-name="P779"><text:a xlink:type="simple" xlink:href="https://github.com/GovernIB/distribucio/issues/150" text:style-name="Internet_20_link" text:visited-style-name="Visited_20_Internet_20_Link">#150</text:a><text:span text:style-name="T168"> </text:span>Millorar velocitat de càrrega de la pantalla d'usuari </text:p>
        </text:list-item>
        <text:list-item>
          <text:p text:style-name="P779"><text:a xlink:type="simple" xlink:href="https://github.com/GovernIB/distribucio/issues/158" text:style-name="Internet_20_link" text:visited-style-name="Visited_20_Internet_20_Link">#158</text:a><text:span text:style-name="T168"> </text:span>Optimitzar el temps que arriba l’anotació fins a la bústia. </text:p>
        </text:list-item>
        <text:list-item>
          <text:p text:style-name="P780"><text:a xlink:type="simple" xlink:href="https://github.com/GovernIB/distribucio/issues/156" text:style-name="Internet_20_link" text:visited-style-name="Visited_20_Internet_20_Link">#156</text:a><text:span text:style-name="T175"> </text:span>Error recuperant annexos sense firma des de Ripea com a backoffice de Distribució </text:p>
        </text:list-item>
        <text:list-item>
          <text:p text:style-name="P781"><text:a xlink:type="simple" xlink:href="https://github.com/GovernIB/distribucio/issues/169" text:style-name="Internet_20_link" text:visited-style-name="Visited_20_Internet_20_Link">#169</text:a><text:span text:style-name="T176"> </text:span>Error de compilació. Afegir la versió al plugin jaxws-maven-plugin </text:p>
        </text:list-item>
        <text:list-item>
          <text:p text:style-name="P782"><text:a xlink:type="simple" xlink:href="https://github.com/GovernIB/distribucio/issues/171" text:style-name="Internet_20_link" text:visited-style-name="Visited_20_Internet_20_Link">#171</text:a><text:span text:style-name="T177"> </text:span>Modificar tamany de camps de la taula DIS_REGISTRE </text:p>
        </text:list-item>
      </text:list>
      <text:p text:style-name="P274"/>
      <text:p text:style-name="P94">Base de dades:<text:span text:style-name="T5"> </text:span></text:p>
      <text:list xml:id="list3118175668" text:style-name="L28">
        <text:list-item>
          <text:p text:style-name="P751">Nova columna per determinar si una anotació de registre està pendent de processament o està processada per millorar el rendiment de les consultes.</text:p>
          <text:list>
            <text:list-item>
              <text:p text:style-name="P825"><text:a xlink:type="simple" xlink:href="https://github.com/GovernIB/distribucio/blob/dis-0.9/scripts/bbdd/1.0/oracle/updates/distribucio_update_0.9.27.sql" text:style-name="Internet_20_link" text:visited-style-name="Visited_20_Internet_20_Link"><text:span text:style-name="T160">distribucio_update_0.9.27.sql</text:span></text:a><text:span text:style-name="T160"> (Oracle)</text:span></text:p>
            </text:list-item>
          </text:list>
        </text:list-item>
      </text:list>
      <text:p text:style-name="P469"/>
      <table:table table:name="Table3" table:style-name="Table3">
        <table:table-column table:style-name="Table3.A"/>
        <table:table-row table:style-name="Table3.1">
          <table:table-cell table:style-name="Table3.A1" office:value-type="string">
            <text:p text:style-name="P381">-- #157 Distribucio es queda sense connexions a BBDD </text:p>
            <text:p text:style-name="P384">-- S'ha de millorar la consulta de registres. Es crea una columna nova per determinar si està pendent</text:p>
            <text:p text:style-name="P598"/>
            <text:p text:style-name="P384">-- Afegeix una columna de processament</text:p>
            <text:p text:style-name="P424"><text:span text:style-name="T66">ALTER</text:span><text:span text:style-name="T31"> </text:span><text:span text:style-name="T66">TABLE</text:span><text:span text:style-name="T31"> DISTRIBUCIO.DIS_REGISTRE </text:span><text:span text:style-name="T66">ADD</text:span><text:span text:style-name="T31"> PENDENT NUMBER </text:span><text:span text:style-name="T66">DEFAULT</text:span><text:span text:style-name="T31"> 1 </text:span><text:span text:style-name="T66">NOT</text:span><text:span text:style-name="T31"> </text:span><text:span text:style-name="T152">NULL</text:span><text:span text:style-name="T31">;</text:span></text:p>
            <text:p text:style-name="P384">-- Posa com a processades les que tinguin l'estat de processat</text:p>
            <text:p text:style-name="P424"><text:span text:style-name="T66">UPDATE</text:span><text:span text:style-name="T31"> DIS_REGISTRE </text:span><text:span text:style-name="T66">SET</text:span><text:span text:style-name="T31"> PENDENT = 0</text:span></text:p>
            <text:p text:style-name="P424"><text:span text:style-name="T66">WHERE</text:span><text:span text:style-name="T31"> PROCES_ESTAT </text:span><text:span text:style-name="T66">IN</text:span><text:span text:style-name="T31"> (</text:span><text:span text:style-name="T170">'BUSTIA_PROCESSADA'</text:span><text:span text:style-name="T31">, </text:span><text:span text:style-name="T170">'BACK_PENDENT'</text:span><text:span text:style-name="T31">, </text:span><text:span text:style-name="T170">'BACK_REBUDA'</text:span><text:span text:style-name="T31">, </text:span><text:span text:style-name="T170">'BACK_PROCESSADA'</text:span><text:span text:style-name="T31">, </text:span><text:span text:style-name="T170">'BACK_REBUTJADA'</text:span><text:span text:style-name="T31">, </text:span><text:span text:style-name="T170">'BACK_ERROR'</text:span><text:span text:style-name="T31">);</text:span></text:p>
            <text:p text:style-name="P384">-- Crea un índex per a la nova columna </text:p>
            <text:p text:style-name="P414"><text:span text:style-name="T66">CREATE</text:span><text:span text:style-name="T31"> </text:span><text:span text:style-name="T66">INDEX</text:span><text:span text:style-name="T31"> DIS_REGISTRE_PENDENT_I </text:span><text:span text:style-name="T66">ON</text:span><text:span text:style-name="T31"> DISTRIBUCIO.DIS_REGISTRE (PENDENT);</text:span></text:p>
            <text:p text:style-name="P199"/>
            <text:p text:style-name="P381">-- #171 Modificar tamany de camps de la taula DIS_REGISTRE </text:p>
            <text:p text:style-name="P384">-- S'han d'igualar els camps EXPOSA, SOLICITA, MOTIU_REBUIG al regweb3</text:p>
            <text:p text:style-name="P384">-- i posar-los com a LOB.</text:p>
            <text:p text:style-name="P598"/>
            <text:p text:style-name="P384">-- Per canviar el tipus de la columna:</text:p>
            <text:p text:style-name="P598"/>
            <text:p text:style-name="P384">-- 1 Canvia el nom de la columna actual</text:p>
            <text:p text:style-name="P424"><text:span text:style-name="T66">ALTER</text:span><text:span text:style-name="T31"> </text:span><text:span text:style-name="T66">TABLE</text:span><text:span text:style-name="T31"> DIS_REGISTRE RENAME </text:span><text:span text:style-name="T66">COLUMN</text:span><text:span text:style-name="T31"> EXPOSA TO EXPOSA2;</text:span></text:p>
            <text:p text:style-name="P424"><text:span text:style-name="T66">ALTER</text:span><text:span text:style-name="T31"> </text:span><text:span text:style-name="T66">TABLE</text:span><text:span text:style-name="T31"> DIS_REGISTRE RENAME </text:span><text:span text:style-name="T66">COLUMN</text:span><text:span text:style-name="T31"> SOLICITA TO SOLICITA2;</text:span></text:p>
            <text:p text:style-name="P424"><text:span text:style-name="T66">ALTER</text:span><text:span text:style-name="T31"> </text:span><text:span text:style-name="T66">TABLE</text:span><text:span text:style-name="T31"> DIS_REGISTRE RENAME </text:span><text:span text:style-name="T66">COLUMN</text:span><text:span text:style-name="T31"> MOTIU_REBUIG TO MOTIU_REBUIG2;</text:span></text:p>
            <text:p text:style-name="P384">-- 2 Afegeix les noves columnes</text:p>
            <text:p text:style-name="P424"><text:span text:style-name="T66">ALTER</text:span><text:span text:style-name="T31"> </text:span><text:span text:style-name="T66">TABLE</text:span><text:span text:style-name="T31"> DIS_REGISTRE </text:span><text:span text:style-name="T66">ADD</text:span><text:span text:style-name="T31"> (EXPOSA CLOB);</text:span></text:p>
            <text:p text:style-name="P424"><text:span text:style-name="T66">ALTER</text:span><text:span text:style-name="T31"> </text:span><text:span text:style-name="T66">TABLE</text:span><text:span text:style-name="T31"> DIS_REGISTRE </text:span><text:span text:style-name="T66">ADD</text:span><text:span text:style-name="T31"> (SOLICITA CLOB);</text:span></text:p>
            <text:p text:style-name="P424"><text:span text:style-name="T66">ALTER</text:span><text:span text:style-name="T31"> </text:span><text:span text:style-name="T66">TABLE</text:span><text:span text:style-name="T31"> DIS_REGISTRE </text:span><text:span text:style-name="T66">ADD</text:span><text:span text:style-name="T31"> (MOTIU_REBUIG CLOB);</text:span></text:p>
            <text:p text:style-name="P384">-- 3 Copia les dades</text:p>
            <text:p text:style-name="P424"><text:span text:style-name="T66">UPDATE</text:span><text:span text:style-name="T31"> DIS_REGISTRE </text:span><text:span text:style-name="T66">SET</text:span><text:span text:style-name="T31"> EXPOSA=EXPOSA2;</text:span></text:p>
            <text:p text:style-name="P424"><text:span text:style-name="T66">UPDATE</text:span><text:span text:style-name="T31"> DIS_REGISTRE </text:span><text:span text:style-name="T66">SET</text:span><text:span text:style-name="T31"> SOLICITA=SOLICITA2;</text:span></text:p>
            <text:p text:style-name="P424"><text:soft-page-break/><text:span text:style-name="T66">UPDATE</text:span><text:span text:style-name="T31"> DIS_REGISTRE </text:span><text:span text:style-name="T66">SET</text:span><text:span text:style-name="T31"> MOTIU_REBUIG=MOTIU_REBUIG2;</text:span></text:p>
            <text:p text:style-name="P384">-- 4 Esborra les columnes antigues</text:p>
            <text:p text:style-name="P424"><text:span text:style-name="T66">ALTER</text:span><text:span text:style-name="T31"> </text:span><text:span text:style-name="T66">TABLE</text:span><text:span text:style-name="T31"> DIS_REGISTRE </text:span><text:span text:style-name="T66">DROP</text:span><text:span text:style-name="T31"> </text:span><text:span text:style-name="T66">COLUMN</text:span><text:span text:style-name="T31"> EXPOSA2;</text:span></text:p>
            <text:p text:style-name="P424"><text:span text:style-name="T66">ALTER</text:span><text:span text:style-name="T31"> </text:span><text:span text:style-name="T66">TABLE</text:span><text:span text:style-name="T31"> DIS_REGISTRE </text:span><text:span text:style-name="T66">DROP</text:span><text:span text:style-name="T31"> </text:span><text:span text:style-name="T66">COLUMN</text:span><text:span text:style-name="T31"> SOLICITA2;</text:span></text:p>
            <text:p text:style-name="P424"><text:span text:style-name="T66">ALTER</text:span><text:span text:style-name="T31"> </text:span><text:span text:style-name="T66">TABLE</text:span><text:span text:style-name="T31"> DIS_REGISTRE </text:span><text:span text:style-name="T66">DROP</text:span><text:span text:style-name="T31"> </text:span><text:span text:style-name="T66">COLUMN</text:span><text:span text:style-name="T31"> MOTIU_REBUIG2;</text:span></text:p>
            <text:p text:style-name="P384">-- 5 Refà l'índex</text:p>
            <text:p text:style-name="P414"><text:span text:style-name="T66">ALTER</text:span><text:span text:style-name="T31"> </text:span><text:span text:style-name="T66">INDEX</text:span><text:span text:style-name="T31"> DIS_REGISTRE_PK REBUILD;</text:span></text:p>
          </table:table-cell>
        </table:table-row>
      </table:table>
      <text:p text:style-name="P315"/>
      <text:p text:style-name="P94"/>
      <text:p text:style-name="P37"><text:span text:style-name="T6">Propietats globals</text:span>: </text:p>
      <text:list xml:id="list2461009736" text:style-name="L29">
        <text:list-item>
          <text:p text:style-name="P757">Sense canvis</text:p>
        </text:list-item>
      </text:list>
      <text:p text:style-name="P403"/>
      <text:p text:style-name="P403"/>
      <text:list xml:id="list123412428974317" text:continue-list="list123412040450643" text:style-name="Outline">
        <text:list-item>
          <text:list>
            <text:list-header>
              <text:h text:style-name="P668" text:outline-level="2" text:is-list-header="true"><text:bookmark-start text:name="__RefHeading___Toc294707_93553639"/><text:span text:style-name="T158">Versió 0.9.</text:span><text:span text:style-name="T80">2</text:span><text:span text:style-name="T83">8</text:span><text:span text:style-name="T81"> </text:span><text:span text:style-name="T82">M</text:span><text:span text:style-name="T84">illores i llibreria sistra2 pels backoffices</text:span><text:bookmark-end text:name="__RefHeading___Toc294707_93553639"/></text:h>
            </text:list-header>
          </text:list>
        </text:list-item>
      </text:list>
      <text:p text:style-name="P321">Data: <text:span text:style-name="T179">03</text:span>/0<text:span text:style-name="T178">7</text:span>/2020</text:p>
      <text:p text:style-name="P321"/>
      <text:p text:style-name="P370">Resum: Modificació de l'enviament d'anotacions per correu electrònic. Llistats d'usuaris per bústia.<text:span text:style-name="T181"> Marcar anotacions enviades per email.</text:span> Nova utilitat pels backoffices de Distribució per interpretar documents annexos tècnics de sistra2 de formularis i pagaments.</text:p>
      <text:p text:style-name="P38"/>
      <text:list xml:id="list123411890807418" text:continue-list="list123412978521813" text:style-name="L22">
        <text:list-item>
          <text:p text:style-name="P783"><text:a xlink:type="simple" xlink:href="https://github.com/GovernIB/distribucio/issues/151" text:style-name="Internet_20_link" text:visited-style-name="Visited_20_Internet_20_Link"><text:span text:style-name="T181">#151</text:span></text:a><text:span text:style-name="T181"> </text:span>Rendiment de l'enviament per email d'una anotació de registre</text:p>
        </text:list-item>
        <text:list-item>
          <text:p text:style-name="P783"><text:a xlink:type="simple" xlink:href="https://github.com/GovernIB/distribucio/issues/175" text:style-name="Internet_20_link" text:visited-style-name="Visited_20_Internet_20_Link"><text:span text:style-name="T181">#175</text:span></text:a><text:span text:style-name="T181"> </text:span>Guardar informació de firmes d'annexos per no haver-els de consultar cada vegada</text:p>
        </text:list-item>
        <text:list-item>
          <text:p text:style-name="P783"><text:a xlink:type="simple" xlink:href="https://github.com/GovernIB/distribucio/issues/142" text:style-name="Internet_20_link" text:visited-style-name="Visited_20_Internet_20_Link"><text:span text:style-name="T181">#142</text:span></text:a><text:span text:style-name="T181"> </text:span>Revisar i corregir llargades dels camps de les anotacions</text:p>
        </text:list-item>
        <text:list-item>
          <text:p text:style-name="P783"><text:a xlink:type="simple" xlink:href="https://github.com/GovernIB/distribucio/issues/140" text:style-name="Internet_20_link" text:visited-style-name="Visited_20_Internet_20_Link"><text:span text:style-name="T181">#140</text:span></text:a><text:span text:style-name="T181"> </text:span>Revisar enumerats a la BBDD</text:p>
        </text:list-item>
        <text:list-item>
          <text:p text:style-name="P783"><text:a xlink:type="simple" xlink:href="https://github.com/GovernIB/distribucio/issues/165" text:style-name="Internet_20_link" text:visited-style-name="Visited_20_Internet_20_Link"><text:span text:style-name="T181">#165</text:span></text:a><text:span text:style-name="T181"> </text:span>Desenvolupar llibreria per poder obtenir les dades dels fitxers tècnics que venen de registres</text:p>
        </text:list-item>
        <text:list-item>
          <text:p text:style-name="P783"><text:a xlink:type="simple" xlink:href="https://github.com/GovernIB/distribucio/issues/168" text:style-name="Internet_20_link" text:visited-style-name="Visited_20_Internet_20_Link"><text:span text:style-name="T181">#168</text:span></text:a><text:span text:style-name="T181"> </text:span>Llistat d'usuaris en el detall d'una bústia i fulla exportable d'usuaris per bústia i unitat orgànica</text:p>
        </text:list-item>
        <text:list-item>
          <text:p text:style-name="P783"><text:a xlink:type="simple" xlink:href="https://github.com/GovernIB/distribucio/issues/153" text:style-name="Internet_20_link" text:visited-style-name="Visited_20_Internet_20_Link"><text:span text:style-name="T181">#153</text:span></text:a><text:span text:style-name="T181"> </text:span>Revisar el marcador d'anotacions pendents de processar</text:p>
        </text:list-item>
        <text:list-item>
          <text:p text:style-name="P783"><text:a xlink:type="simple" xlink:href="https://github.com/GovernIB/distribucio/issues/152" text:style-name="Internet_20_link" text:visited-style-name="Visited_20_Internet_20_Link">#152</text:a><text:span text:style-name="T181"> </text:span>Marcar les anotacions de registre que s'han enviat per email </text:p>
        </text:list-item>
        <text:list-item>
          <text:p text:style-name="P784"><text:a xlink:type="simple" xlink:href="https://github.com/GovernIB/distribucio/issues/184" text:style-name="Internet_20_link" text:visited-style-name="Visited_20_Internet_20_Link">#184</text:a><text:span text:style-name="T183"> </text:span>Error filtrant anotacions pendents. Apareixen anotacions processades a la bústia</text:p>
        </text:list-item>
      </text:list>
      <text:p text:style-name="P275"/>
      <text:p text:style-name="P95">Base de dades:<text:span text:style-name="T5"> </text:span></text:p>
      <text:list xml:id="list2359981381" text:style-name="L30">
        <text:list-item>
          <text:p text:style-name="P842">distribucio_update_0.9.28.sql<text:span text:style-name="T182">:</text:span></text:p>
          <text:list>
            <text:list-item>
              <text:p text:style-name="P858">Canvi d'enumerats.</text:p>
            </text:list-item>
            <text:list-item>
              <text:p text:style-name="P858">Revisió de camps llargades SICRES</text:p>
            </text:list-item>
            <text:list-item>
              <text:p text:style-name="P858">Guardar informació de les firmes</text:p>
            </text:list-item>
            <text:list-item>
              <text:p text:style-name="P858">Marcar anotacions enviades per email.</text:p>
            </text:list-item>
            <text:list-item>
              <text:p text:style-name="P859">Corregir error anotacions que apareixen com a pendents</text:p>
            </text:list-item>
          </text:list>
        </text:list-item>
      </text:list>
      <text:p text:style-name="P95"/>
      <text:p text:style-name="P38"><text:span text:style-name="T6">Propietats globals</text:span>: </text:p>
      <text:list xml:id="list3278432362" text:style-name="L31">
        <text:list-item>
          <text:p text:style-name="P758">Sense canvis</text:p>
        </text:list-item>
      </text:list>
      <text:p text:style-name="P404"/>
      <text:p text:style-name="P150">Altres: </text:p>
      <text:list xml:id="list123412746121344" text:continue-numbering="true" text:style-name="L31">
        <text:list-item>
          <text:p text:style-name="P860"><text:soft-page-break/><text:span text:style-name="T180">Nova versió 0.9.28 de la llibreria de </text:span><text:span text:style-name="T163">distribucio-backoffices-utils</text:span><text:span text:style-name="T13"> amb la separació de les utilitats de l'Arxiu i Sistra2. La classe </text:span><text:span text:style-name="T163">BackofficesUtils</text:span><text:span text:style-name="T13"> de la versió 0.9.26 passa a anomenar-se </text:span><text:span text:style-name="T163">BackofficeArxiuUtils</text:span><text:span text:style-name="T13">.</text:span></text:p>
        </text:list-item>
      </text:list>
      <text:p text:style-name="P440"/>
      <text:list xml:id="list123411935949487" text:continue-list="list123412428974317" text:style-name="Outline">
        <text:list-item>
          <text:list>
            <text:list-header>
              <text:h text:style-name="P669" text:outline-level="2" text:is-list-header="true"><text:bookmark-start text:name="__RefHeading___Toc136111_1193039826"/><text:span text:style-name="T158">Versió 0.9.</text:span><text:span text:style-name="T80">2</text:span><text:span text:style-name="T83">8</text:span><text:span text:style-name="T85">.1</text:span><text:span text:style-name="T81"> </text:span><text:span text:style-name="T82">C</text:span><text:span text:style-name="T85">orrecció error enviant via email</text:span><text:bookmark-end text:name="__RefHeading___Toc136111_1193039826"/></text:h>
            </text:list-header>
          </text:list>
        </text:list-item>
      </text:list>
      <text:p text:style-name="P322">Data: <text:span text:style-name="T179">10</text:span>/0<text:span text:style-name="T178">7</text:span>/2020</text:p>
      <text:p text:style-name="P322"/>
      <text:p text:style-name="P371">Resum: Correcció de l'error en l'enviament via email.</text:p>
      <text:p text:style-name="P39"/>
      <text:list xml:id="list123412749797708" text:continue-list="list123411890807418" text:style-name="L22">
        <text:list-item>
          <text:p text:style-name="P785"><text:a xlink:type="simple" xlink:href="https://github.com/GovernIB/distribucio/issues/189" text:style-name="Internet_20_link" text:visited-style-name="Visited_20_Internet_20_Link">#189</text:a><text:span text:style-name="T184"> </text:span>Error de concurrència enviant anotacio via email</text:p>
        </text:list-item>
      </text:list>
      <text:p text:style-name="P276"/>
      <text:p text:style-name="P96">Base de dades:<text:span text:style-name="T5"> </text:span></text:p>
      <text:list xml:id="list2055027463" text:style-name="L32">
        <text:list-item>
          <text:p text:style-name="P843">S<text:span text:style-name="T184">ense canvis</text:span></text:p>
        </text:list-item>
      </text:list>
      <text:p text:style-name="P96"/>
      <text:p text:style-name="P39"><text:span text:style-name="T6">Propietats globals</text:span>: </text:p>
      <text:list xml:id="list842640280" text:style-name="L33">
        <text:list-item>
          <text:p text:style-name="P759">Sense canvis</text:p>
        </text:list-item>
      </text:list>
      <text:list xml:id="list123412335512181" text:continue-list="list123411935949487" text:style-name="Outline">
        <text:list-item>
          <text:list>
            <text:list-header>
              <text:h text:style-name="P670" text:outline-level="2" text:is-list-header="true"><text:bookmark-start text:name="__RefHeading___Toc468536_3846289567"/><text:span text:style-name="T158">Versió 0.9.</text:span><text:span text:style-name="T80">2</text:span><text:span text:style-name="T83">8</text:span><text:span text:style-name="T85">.</text:span><text:span text:style-name="T86">2</text:span><text:span text:style-name="T81"> </text:span><text:span text:style-name="T82">C</text:span><text:span text:style-name="T85">orrecció e</text:span><text:span text:style-name="T86">rror annex justificant</text:span><text:bookmark-end text:name="__RefHeading___Toc468536_3846289567"/></text:h>
            </text:list-header>
          </text:list>
        </text:list-item>
      </text:list>
      <text:p text:style-name="P323">Data: <text:span text:style-name="T179">16</text:span>/0<text:span text:style-name="T178">7</text:span>/2020</text:p>
      <text:p text:style-name="P323"/>
      <text:p text:style-name="P372">Resum: Correcció de l'error que fa que es mostri el justificant com un annex.</text:p>
      <text:p text:style-name="P40"/>
      <text:list xml:id="list123412461761743" text:continue-list="list123412749797708" text:style-name="L22">
        <text:list-item>
          <text:p text:style-name="P786"><text:a xlink:type="simple" xlink:href="https://github.com/GovernIB/distribucio/issues/196" text:style-name="Internet_20_link" text:visited-style-name="Visited_20_Internet_20_Link">#196</text:a><text:span text:style-name="T185"> </text:span>Es mostra el justificant com un annex </text:p>
        </text:list-item>
      </text:list>
      <text:p text:style-name="P470"/>
      <text:p text:style-name="P277"/>
      <text:p text:style-name="P97">Base de dades:<text:span text:style-name="T5"> </text:span></text:p>
      <text:list xml:id="list4071390299" text:style-name="L34">
        <text:list-item>
          <text:p text:style-name="P844">S<text:span text:style-name="T184">ense canvis</text:span></text:p>
        </text:list-item>
      </text:list>
      <text:p text:style-name="P97"/>
      <text:p text:style-name="P40"><text:span text:style-name="T6">Propietats globals</text:span>: </text:p>
      <text:list xml:id="list1635729159" text:style-name="L35">
        <text:list-item>
          <text:p text:style-name="P760">Sense canvis</text:p>
        </text:list-item>
      </text:list>
      <text:p text:style-name="P405"/>
      <text:list xml:id="list123413421040065" text:continue-list="list123412335512181" text:style-name="Outline">
        <text:list-item>
          <text:list>
            <text:list-header>
              <text:h text:style-name="P671" text:outline-level="2" text:is-list-header="true"><text:bookmark-start text:name="__RefHeading___Toc86628_3242410572"/><text:span text:style-name="T158">Versió 0.9.</text:span><text:span text:style-name="T80">2</text:span><text:span text:style-name="T83">9</text:span><text:span text:style-name="T81"> </text:span><text:span text:style-name="T82">M</text:span><text:span text:style-name="T87">illores de rendiment i correccions</text:span><text:bookmark-end text:name="__RefHeading___Toc86628_3242410572"/></text:h>
            </text:list-header>
          </text:list>
        </text:list-item>
      </text:list>
      <text:p text:style-name="P324">Data: <text:span text:style-name="T179">09</text:span>/0<text:span text:style-name="T178">9</text:span>/2020<text:span text:style-name="T186"> 15:00h</text:span></text:p>
      <text:p text:style-name="P324"/>
      <text:p text:style-name="P373">Resum: Millores de rendiment i del sistema de logs. Refactorització interna per millorar el codi. Millores en la localització d'anotacions per administradors. Correcció scripts BBDD per Postgres i altres errors.</text:p>
      <text:p text:style-name="P324"/>
      <text:p text:style-name="P471">Canvis i millores:</text:p>
      <text:list xml:id="list2432679248" text:style-name="L36">
        <text:list-item>
          <text:p text:style-name="P878"><text:a xlink:type="simple" xlink:href="https://github.com/GovernIB/distribucio/issues/213" text:style-name="Internet_20_link" text:visited-style-name="Visited_20_Internet_20_Link">#213</text:a><text:span text:style-name="T190"> </text:span>Afegir filtres a la gestió de bústies </text:p>
        </text:list-item>
        <text:list-item>
          <text:p text:style-name="P878"><text:a xlink:type="simple" xlink:href="https://github.com/GovernIB/distribucio/issues/141" text:style-name="Internet_20_link" text:visited-style-name="Visited_20_Internet_20_Link">#141</text:a><text:span text:style-name="T190"> </text:span>Revisar el sistema de logs </text:p>
        </text:list-item>
        <text:list-item>
          <text:p text:style-name="P878"><text:soft-page-break/><text:a xlink:type="simple" xlink:href="https://github.com/GovernIB/distribucio/issues/207" text:style-name="Internet_20_link" text:visited-style-name="Visited_20_Internet_20_Link">#207</text:a><text:span text:style-name="T190"> </text:span>Informar a l'usuari que la petició de reintent de processament està en procés.</text:p>
        </text:list-item>
        <text:list-item>
          <text:p text:style-name="P878"><text:a xlink:type="simple" xlink:href="https://github.com/GovernIB/distribucio/issues/206" text:style-name="Internet_20_link" text:visited-style-name="Visited_20_Internet_20_Link">#206</text:a><text:span text:style-name="T190"> </text:span>Diferenciar les unitats organitzatives actives de les inactives als desplegables. </text:p>
        </text:list-item>
        <text:list-item>
          <text:p text:style-name="P878"><text:a xlink:type="simple" xlink:href="https://github.com/GovernIB/distribucio/issues/139" text:style-name="Internet_20_link" text:visited-style-name="Visited_20_Internet_20_Link">#139</text:a><text:span text:style-name="T190"> </text:span>Eliminar camp unitatOrganicaCodi de la bústia </text:p>
        </text:list-item>
        <text:list-item>
          <text:p text:style-name="P878"><text:a xlink:type="simple" xlink:href="https://github.com/GovernIB/distribucio/issues/137" text:style-name="Internet_20_link" text:visited-style-name="Visited_20_Internet_20_Link">#137</text:a><text:span text:style-name="T190"> </text:span>Refactoritzar el mètode DistribucioPluginArxiuImpl.saveAnnexosAsDocumentInArxiu</text:p>
        </text:list-item>
        <text:list-item>
          <text:p text:style-name="P878"><text:a xlink:type="simple" xlink:href="https://github.com/GovernIB/distribucio/issues/180" text:style-name="Internet_20_link" text:visited-style-name="Visited_20_Internet_20_Link">#180</text:a><text:span text:style-name="T190"> </text:span>Millorar el rendiment del canvi de vista en arbre a la gestió de bústies </text:p>
        </text:list-item>
        <text:list-item>
          <text:p text:style-name="P878"><text:a xlink:type="simple" xlink:href="https://github.com/GovernIB/distribucio/issues/138" text:style-name="Internet_20_link" text:visited-style-name="Visited_20_Internet_20_Link">#138</text:a><text:span text:style-name="T190"> </text:span>Comprovar bústia i comprovar contingut fan el mateix, unificar-les </text:p>
        </text:list-item>
        <text:list-item>
          <text:p text:style-name="P878"><text:a xlink:type="simple" xlink:href="https://github.com/GovernIB/distribucio/issues/136" text:style-name="Internet_20_link" text:visited-style-name="Visited_20_Internet_20_Link">#136</text:a><text:span text:style-name="T190"> </text:span>Netejar el mètode toContingutDto </text:p>
        </text:list-item>
        <text:list-item>
          <text:p text:style-name="P878"><text:a xlink:type="simple" xlink:href="https://github.com/GovernIB/distribucio/issues/203" text:style-name="Internet_20_link" text:visited-style-name="Visited_20_Internet_20_Link">#203</text:a><text:span text:style-name="T190"> </text:span>Opció per reintentar el processament massiu d'anotacions erròn<text:span text:style-name="T188">i</text:span>es </text:p>
        </text:list-item>
        <text:list-item>
          <text:p text:style-name="P878"><text:a xlink:type="simple" xlink:href="https://github.com/GovernIB/distribucio/issues/186" text:style-name="Internet_20_link" text:visited-style-name="Visited_20_Internet_20_Link">#186</text:a><text:span text:style-name="T190"> </text:span>Modificar els filtres que cerquen UO a DIR3 per què només cerquin unitats orgàniques actives </text:p>
        </text:list-item>
        <text:list-item>
          <text:p text:style-name="P878"><text:a xlink:type="simple" xlink:href="https://github.com/GovernIB/distribucio/issues/179" text:style-name="Internet_20_link" text:visited-style-name="Visited_20_Internet_20_Link">#179</text:a><text:span text:style-name="T190"> </text:span>Ampliar els detalls del Localitzador d'anotacions de registre </text:p>
        </text:list-item>
        <text:list-item>
          <text:p text:style-name="P878"><text:a xlink:type="simple" xlink:href="https://github.com/GovernIB/distribucio/issues/194" text:style-name="Internet_20_link" text:visited-style-name="Visited_20_Internet_20_Link">#194</text:a><text:span text:style-name="T190"> </text:span>A la pantalla de consulta d'anotacions de registre d'administrador apareix bloquejat el camp bústia del filtre </text:p>
        </text:list-item>
        <text:list-item>
          <text:p text:style-name="P878"><text:a xlink:type="simple" xlink:href="https://github.com/GovernIB/distribucio/issues/183" text:style-name="Internet_20_link" text:visited-style-name="Visited_20_Internet_20_Link">#183</text:a><text:span text:style-name="T190"> </text:span>Recordar la posició en el llistat si es produeix un error </text:p>
        </text:list-item>
        <text:list-item>
          <text:p text:style-name="P878"><text:a xlink:type="simple" xlink:href="https://github.com/GovernIB/distribucio/issues/188" text:style-name="Internet_20_link" text:visited-style-name="Visited_20_Internet_20_Link">#188</text:a><text:span text:style-name="T190"> </text:span>Alineació de l'icona de mail cap a l'esquerra </text:p>
        </text:list-item>
        <text:list-item>
          <text:p text:style-name="P878"><text:a xlink:type="simple" xlink:href="https://github.com/GovernIB/distribucio/issues/176" text:style-name="Internet_20_link" text:visited-style-name="Visited_20_Internet_20_Link">#176</text:a><text:span text:style-name="T190"> </text:span>Traducció de literals del paginador </text:p>
        </text:list-item>
        <text:list-item>
          <text:p text:style-name="P885"><text:a xlink:type="simple" xlink:href="https://github.com/GovernIB/distribucio/issues/178" text:style-name="Internet_20_link" text:visited-style-name="Visited_20_Internet_20_Link">#178</text:a><text:span text:style-name="T190"> </text:span>Eliminar els espais als filtres del Localitzador d'anotacions de registre </text:p>
        </text:list-item>
        <text:list-item>
          <text:p text:style-name="P879"><text:a xlink:type="simple" xlink:href="https://github.com/GovernIB/distribucio/issues/177" text:style-name="Internet_20_link" text:visited-style-name="Visited_20_Internet_20_Link">#177</text:a><text:span text:style-name="T189"> </text:span>Afegir filtres a la gestió d'unitats organitzatives</text:p>
        </text:list-item>
      </text:list>
      <text:p text:style-name="P471">Errors:</text:p>
      <text:p text:style-name="P41"/>
      <text:list xml:id="list123413095248773" text:continue-list="list123412461761743" text:style-name="L22">
        <text:list-item>
          <text:p text:style-name="P787"><text:a xlink:type="simple" xlink:href="https://github.com/GovernIB/distribucio/issues/202" text:style-name="Internet_20_link" text:visited-style-name="Visited_20_Internet_20_Link">#202</text:a><text:span text:style-name="T187"> </text:span>L'estat d'error no es visualitza correctament al seguiment d'integracions</text:p>
        </text:list-item>
        <text:list-item>
          <text:p text:style-name="P788"><text:a xlink:type="simple" xlink:href="https://github.com/GovernIB/distribucio/issues/215" text:style-name="Internet_20_link" text:visited-style-name="Visited_20_Internet_20_Link">#215</text:a><text:span text:style-name="T190"> </text:span>Error consulta avisos actius a PostgreSQL </text:p>
        </text:list-item>
        <text:list-item>
          <text:p text:style-name="P788"><text:a xlink:type="simple" xlink:href="https://github.com/GovernIB/distribucio/issues/191" text:style-name="Internet_20_link" text:visited-style-name="Visited_20_Internet_20_Link">#191</text:a><text:span text:style-name="T190"> </text:span>Revisar l'accés a Distribucio quan hi ha sessions amb altres aplicacions </text:p>
        </text:list-item>
        <text:list-item>
          <text:p text:style-name="P788"><text:a xlink:type="simple" xlink:href="https://github.com/GovernIB/distribucio/issues/201" text:style-name="Internet_20_link" text:visited-style-name="Visited_20_Internet_20_Link">#201</text:a><text:span text:style-name="T190"> </text:span>Evitar errors de tipus "Local address contains control or whitespace in string" </text:p>
        </text:list-item>
        <text:list-item>
          <text:p text:style-name="P788"><text:a xlink:type="simple" xlink:href="https://github.com/GovernIB/distribucio/issues/209" text:style-name="Internet_20_link" text:visited-style-name="Visited_20_Internet_20_Link">#209</text:a><text:span text:style-name="T190"> </text:span>Duplicate child name not allowed </text:p>
        </text:list-item>
        <text:list-item>
          <text:p text:style-name="P788"><text:a xlink:type="simple" xlink:href="https://github.com/GovernIB/distribucio/issues/187" text:style-name="Internet_20_link" text:visited-style-name="Visited_20_Internet_20_Link">#187</text:a><text:span text:style-name="T190"> </text:span>Actualitzar llibreria de datatables a versió 1.10+ </text:p>
        </text:list-item>
        <text:list-item>
          <text:p text:style-name="P788"><text:a xlink:type="simple" xlink:href="https://github.com/GovernIB/distribucio/issues/198" text:style-name="Internet_20_link" text:visited-style-name="Visited_20_Internet_20_Link">#198</text:a><text:span text:style-name="T190"> </text:span>Revisar si és necessari guardar la informació del justificant a la taula d'annexos </text:p>
        </text:list-item>
        <text:list-item>
          <text:p text:style-name="P788"><text:a xlink:type="simple" xlink:href="https://github.com/GovernIB/distribucio/issues/192" text:style-name="Internet_20_link" text:visited-style-name="Visited_20_Internet_20_Link">#192</text:a><text:span text:style-name="T190"> </text:span>Copiar detall de les firmes quan es reenviï una anotació amb còpia a una altra bústia </text:p>
        </text:list-item>
        <text:list-item>
          <text:p text:style-name="P788"><text:a xlink:type="simple" xlink:href="https://github.com/GovernIB/distribucio/issues/205" text:style-name="Internet_20_link" text:visited-style-name="Visited_20_Internet_20_Link">#205</text:a><text:span text:style-name="T190"> </text:span>Revisar java.lang.NullPointerException </text:p>
        </text:list-item>
        <text:list-item>
          <text:p text:style-name="P788"><text:a xlink:type="simple" xlink:href="https://github.com/GovernIB/distribucio/issues/208" text:style-name="Internet_20_link" text:visited-style-name="Visited_20_Internet_20_Link">#208</text:a><text:span text:style-name="T190"> </text:span>Error en els scripts de creació de l'esquema de BBDD per PostgreSQL </text:p>
        </text:list-item>
        <text:list-item>
          <text:p text:style-name="P788"><text:a xlink:type="simple" xlink:href="https://github.com/GovernIB/distribucio/issues/204" text:style-name="Internet_20_link" text:visited-style-name="Visited_20_Internet_20_Link">#204</text:a><text:span text:style-name="T190"> </text:span>No es pot reintentar el processament d'una anotació després d'un proxy error </text:p>
        </text:list-item>
        <text:list-item>
          <text:p text:style-name="P788"><text:a xlink:type="simple" xlink:href="https://github.com/GovernIB/distribucio/issues/185" text:style-name="Internet_20_link" text:visited-style-name="Visited_20_Internet_20_Link">#185</text:a><text:span text:style-name="T190"> </text:span>Treure el literal no traduït "Destinataris: " i destinataris repetits del log d'accions quan s'envia via email </text:p>
        </text:list-item>
        <text:list-item>
          <text:p text:style-name="P788"><text:a xlink:type="simple" xlink:href="https://github.com/GovernIB/distribucio/issues/199" text:style-name="Internet_20_link" text:visited-style-name="Visited_20_Internet_20_Link">#199</text:a><text:span text:style-name="T190"> </text:span>Errada al manual d'integració </text:p>
        </text:list-item>
        <text:list-item>
          <text:p text:style-name="P788"><text:a xlink:type="simple" xlink:href="https://github.com/GovernIB/distribucio/issues/197" text:style-name="Internet_20_link" text:visited-style-name="Visited_20_Internet_20_Link">#197</text:a><text:span text:style-name="T190"> </text:span>Investigar excepció "Caller unauthorized" </text:p>
        </text:list-item>
        <text:list-item>
          <text:p text:style-name="P788"><text:a xlink:type="simple" xlink:href="https://github.com/GovernIB/distribucio/issues/200" text:style-name="Internet_20_link" text:visited-style-name="Visited_20_Internet_20_Link">#200</text:a><text:span text:style-name="T190"> </text:span>Error accedint a l'arbre de bústies </text:p>
        </text:list-item>
        <text:list-item>
          <text:p text:style-name="P788"><text:a xlink:type="simple" xlink:href="https://github.com/GovernIB/distribucio/issues/195" text:style-name="Internet_20_link" text:visited-style-name="Visited_20_Internet_20_Link">#195</text:a><text:span text:style-name="T190"> </text:span>Investigar excepció ""java.lang.IllegalStateException: No puedo limpiar el búfer..." </text:p>
        </text:list-item>
        <text:list-item>
          <text:p text:style-name="P788"><text:a xlink:type="simple" xlink:href="https://github.com/GovernIB/distribucio/issues/181" text:style-name="Internet_20_link" text:visited-style-name="Visited_20_Internet_20_Link">#181</text:a><text:span text:style-name="T190"> </text:span>Revisar els rols de les bústies sense codi dir3 </text:p>
        </text:list-item>
        <text:list-item>
          <text:p text:style-name="P788"><text:a xlink:type="simple" xlink:href="https://github.com/GovernIB/distribucio/issues/174" text:style-name="Internet_20_link" text:visited-style-name="Visited_20_Internet_20_Link">#174</text:a><text:span text:style-name="T190"> </text:span>Revisar la paginació de monitoritzar Integracions </text:p>
        </text:list-item>
        <text:list-item>
          <text:p text:style-name="P789"><text:a xlink:type="simple" xlink:href="https://github.com/GovernIB/distribucio/issues/216" text:style-name="Internet_20_link" text:visited-style-name="Visited_20_Internet_20_Link">#216</text:a><text:span text:style-name="T192"> </text:span>Error javax.ejb.EJBAccessException: Invalid User</text:p>
        </text:list-item>
        <text:list-item>
          <text:p text:style-name="P789"><text:a xlink:type="simple" xlink:href="https://github.com/GovernIB/distribucio/issues/217" text:style-name="Internet_20_link" text:visited-style-name="Visited_20_Internet_20_Link">#217</text:a><text:span text:style-name="T192"> </text:span>Error marcant les bústies innactives a l'arbre d'administració de bústies </text:p>
        </text:list-item>
        <text:list-item>
          <text:p text:style-name="P789"><text:a xlink:type="simple" xlink:href="https://github.com/GovernIB/distribucio/issues/218" text:style-name="Internet_20_link" text:visited-style-name="Visited_20_Internet_20_Link">#218</text:a><text:span text:style-name="T192"> </text:span>Error en la llibreria distribucio-backoffcie-utils per incorporar informació de l'annex </text:p>
        </text:list-item>
      </text:list>
      <text:p text:style-name="P278"/>
      <text:p text:style-name="P98">Base de dades:<text:span text:style-name="T5"> </text:span></text:p>
      <text:list xml:id="list1106701412" text:style-name="L37">
        <text:list-header>
          <text:p text:style-name="P845"/>
        </text:list-header>
      </text:list>
      <text:list xml:id="list123412801522360" text:continue-list="list3118175668" text:style-name="L28">
        <text:list-item>
          <text:list>
            <text:list-item>
              <text:p text:style-name="P826"><text:soft-page-break/><text:a xlink:type="simple" xlink:href="https://github.com/GovernIB/distribucio/blob/dis-0.9/scripts/bbdd/1.0/oracle/updates/distribucio_update_0.9.29.sql" text:style-name="Internet_20_link" text:visited-style-name="Visited_20_Internet_20_Link"><text:span text:style-name="T191">distribucio_update_0.9.29.sql</text:span></text:a><text:span text:style-name="T191"> (Oracle)</text:span></text:p>
            </text:list-item>
          </text:list>
        </text:list-item>
      </text:list>
      <text:p text:style-name="P478"/>
      <table:table table:name="Table4" table:style-name="Table4">
        <table:table-column table:style-name="Table4.A"/>
        <table:table-row table:style-name="Table4.1">
          <table:table-cell table:style-name="Table4.A1" office:value-type="string">
            <text:p text:style-name="P382">-- #139 Eliminar camp unitatOrganicaCodi de la bústia </text:p>
            <text:p text:style-name="P598"/>
            <text:p text:style-name="P424"><text:span text:style-name="T66">ALTER</text:span><text:span text:style-name="T31"> </text:span><text:span text:style-name="T66">TABLE</text:span><text:span text:style-name="T31"> DIS_BUSTIA</text:span></text:p>
            <text:p text:style-name="P424"><text:span text:style-name="T66">DROP</text:span><text:span text:style-name="T31"> (</text:span></text:p>
            <text:p text:style-name="P203"><text:s text:c="4"/>UNITAT_CODI</text:p>
            <text:p text:style-name="P203">);</text:p>
            <text:p text:style-name="P598"/>
            <text:p text:style-name="P384">-- #141 Revisar el sistema de logs</text:p>
            <text:p text:style-name="P384">-- Creació d'una nova taula de paràmetres dels logs i traspàs de dades cap a la nova taula.</text:p>
            <text:p text:style-name="P203"><text:s/></text:p>
            <text:p text:style-name="P424"><text:span text:style-name="T66">CREATE</text:span><text:span text:style-name="T31"> </text:span><text:span text:style-name="T66">TABLE</text:span><text:span text:style-name="T31"> DIS_CONT_LOG_PARAM</text:span></text:p>
            <text:p text:style-name="P203">(</text:p>
            <text:p text:style-name="P424"><text:span text:style-name="T31"><text:s text:c="4"/>ID NUMBER(19) </text:span><text:span text:style-name="T66">NOT</text:span><text:span text:style-name="T31"> </text:span><text:span text:style-name="T152">NULL</text:span><text:span text:style-name="T31">,</text:span></text:p>
            <text:p text:style-name="P424"><text:span text:style-name="T31"><text:s text:c="4"/>CONT_LOG_ID NUMBER(19) </text:span><text:span text:style-name="T66">NOT</text:span><text:span text:style-name="T31"> </text:span><text:span text:style-name="T152">NULL</text:span><text:span text:style-name="T31">,</text:span></text:p>
            <text:p text:style-name="P424"><text:span text:style-name="T31"><text:s text:c="4"/>NUMERO NUMBER(19) </text:span><text:span text:style-name="T66">NOT</text:span><text:span text:style-name="T31"> </text:span><text:span text:style-name="T152">NULL</text:span><text:span text:style-name="T31">,</text:span></text:p>
            <text:p text:style-name="P424"><text:span text:style-name="T31"><text:s text:c="4"/>VALOR VARCHAR2(256) </text:span><text:span text:style-name="T66">NOT</text:span><text:span text:style-name="T31"> </text:span><text:span text:style-name="T152">NULL</text:span><text:span text:style-name="T31">,</text:span></text:p>
            <text:p text:style-name="P203"><text:s text:c="4"/>CREATEDBY_CODI VARCHAR2(64),</text:p>
            <text:p text:style-name="P424"><text:span text:style-name="T31"><text:s text:c="4"/>CREATEDDATE </text:span><text:span text:style-name="T66">TIMESTAMP</text:span><text:span text:style-name="T31">(6),</text:span></text:p>
            <text:p text:style-name="P203"><text:s text:c="4"/>LASTMODIFIEDBY_CODI VARCHAR2(64),</text:p>
            <text:p text:style-name="P424"><text:span text:style-name="T31"><text:s text:c="4"/>LASTMODIFIEDDATE </text:span><text:span text:style-name="T66">TIMESTAMP</text:span><text:span text:style-name="T31">(6)</text:span></text:p>
            <text:p text:style-name="P203">);</text:p>
            <text:p text:style-name="P424"><text:span text:style-name="T66">ALTER</text:span><text:span text:style-name="T31"> </text:span><text:span text:style-name="T66">TABLE</text:span><text:span text:style-name="T31"> DIS_CONT_LOG_PARAM </text:span><text:span text:style-name="T66">ADD</text:span><text:span text:style-name="T31"> </text:span><text:span text:style-name="T66">CONSTRAINT</text:span><text:span text:style-name="T31"> DIS_CONT_LOG_PARAM_PK </text:span><text:span text:style-name="T66">PRIMARY</text:span><text:span text:style-name="T31"> </text:span><text:span text:style-name="T66">KEY</text:span><text:span text:style-name="T31"> (ID);</text:span></text:p>
            <text:p text:style-name="P424"><text:span text:style-name="T66">ALTER</text:span><text:span text:style-name="T31"> </text:span><text:span text:style-name="T66">TABLE</text:span><text:span text:style-name="T31"> DIS_CONT_LOG_PARAM </text:span><text:span text:style-name="T66">ADD</text:span><text:span text:style-name="T31"> </text:span><text:span text:style-name="T66">CONSTRAINT</text:span><text:span text:style-name="T31"> DIS_CONT_LOG_CONT_LOG_PARAM_FK </text:span><text:span text:style-name="T66">FOREIGN</text:span><text:span text:style-name="T31"> </text:span><text:span text:style-name="T66">KEY</text:span><text:span text:style-name="T31"> (CONT_LOG_ID) </text:span><text:span text:style-name="T66">REFERENCES</text:span><text:span text:style-name="T31"> DIS_CONT_LOG(ID);</text:span></text:p>
            <text:p text:style-name="P424"><text:span text:style-name="T31">GRANT </text:span><text:span text:style-name="T66">SELECT</text:span><text:span text:style-name="T31">, </text:span><text:span text:style-name="T66">UPDATE</text:span><text:span text:style-name="T31">, </text:span><text:span text:style-name="T66">INSERT</text:span><text:span text:style-name="T31">, </text:span><text:span text:style-name="T66">DELETE</text:span><text:span text:style-name="T31"> </text:span><text:span text:style-name="T66">ON</text:span><text:span text:style-name="T31"> DIS_CONT_LOG_PARAM TO WWW_DISTRIBUCIO;</text:span></text:p>
            <text:p text:style-name="P598"/>
            <text:p text:style-name="P424"><text:span text:style-name="T66">insert</text:span><text:span text:style-name="T31"> </text:span><text:span text:style-name="T66">into</text:span><text:span text:style-name="T31"> DIS_CONT_LOG_PARAM (ID, CONT_LOG_ID, NUMERO, VALOR) </text:span></text:p>
            <text:p text:style-name="P203">(</text:p>
            <text:p text:style-name="P424"><text:span text:style-name="T31"><text:tab/></text:span><text:span text:style-name="T66">SELECT</text:span><text:span text:style-name="T31"> </text:span></text:p>
            <text:p text:style-name="P203"><text:tab/><text:tab/><text:tab/><text:span text:style-name="T193">DIS_H</text:span>IBERNATE_SEQ.nextval,</text:p>
            <text:p text:style-name="P203"><text:tab/><text:tab/><text:tab/>l.id,</text:p>
            <text:p text:style-name="P424"><text:span text:style-name="T31"><text:tab/><text:tab/><text:tab/>1 </text:span><text:span text:style-name="T66">AS</text:span><text:span text:style-name="T31"> numero,</text:span></text:p>
            <text:p text:style-name="P424"><text:span text:style-name="T31"><text:tab/><text:tab/><text:tab/>l.PARAM1 </text:span><text:span text:style-name="T66">AS</text:span><text:span text:style-name="T31"> valor</text:span></text:p>
            <text:p text:style-name="P424"><text:span text:style-name="T31"><text:tab/></text:span><text:span text:style-name="T66">FROM</text:span><text:span text:style-name="T31"> DIS_CONT_LOG l</text:span></text:p>
            <text:p text:style-name="P424"><text:span text:style-name="T31"><text:s text:c="4"/></text:span><text:span text:style-name="T66">WHERE</text:span><text:span text:style-name="T31"> l.PARAM1 </text:span><text:span text:style-name="T66">IS</text:span><text:span text:style-name="T31"> </text:span><text:span text:style-name="T66">NOT</text:span><text:span text:style-name="T31"> </text:span><text:span text:style-name="T152">NULL</text:span></text:p>
            <text:p text:style-name="P203">);</text:p>
            <text:p text:style-name="P598"/>
            <text:p text:style-name="P424"><text:span text:style-name="T66">insert</text:span><text:span text:style-name="T31"> </text:span><text:span text:style-name="T66">into</text:span><text:span text:style-name="T31"> DIS_CONT_LOG_PARAM (ID, CONT_LOG_ID, NUMERO, VALOR) </text:span></text:p>
            <text:p text:style-name="P203">(</text:p>
            <text:p text:style-name="P424"><text:span text:style-name="T31"><text:tab/></text:span><text:span text:style-name="T66">SELECT</text:span><text:span text:style-name="T31"> </text:span></text:p>
            <text:p text:style-name="P204"><text:tab/><text:tab/><text:tab/><text:span text:style-name="T193">DIS_H</text:span>IBERNATE_SEQ.nextval,</text:p>
            <text:p text:style-name="P203"><text:tab/><text:tab/><text:tab/>l.id,</text:p>
            <text:p text:style-name="P424"><text:span text:style-name="T31"><text:tab/><text:tab/><text:tab/>2 </text:span><text:span text:style-name="T66">AS</text:span><text:span text:style-name="T31"> numero,</text:span></text:p>
            <text:p text:style-name="P424"><text:span text:style-name="T31"><text:tab/><text:tab/><text:tab/>l.PARAM2 </text:span><text:span text:style-name="T66">AS</text:span><text:span text:style-name="T31"> valor</text:span></text:p>
            <text:p text:style-name="P424"><text:span text:style-name="T31"><text:tab/></text:span><text:span text:style-name="T66">FROM</text:span><text:span text:style-name="T31"> DIS_CONT_LOG l</text:span></text:p>
            <text:p text:style-name="P424"><text:span text:style-name="T31"><text:s text:c="4"/></text:span><text:span text:style-name="T66">WHERE</text:span><text:span text:style-name="T31"> l.PARAM2 </text:span><text:span text:style-name="T66">IS</text:span><text:span text:style-name="T31"> </text:span><text:span text:style-name="T66">NOT</text:span><text:span text:style-name="T31"> </text:span><text:span text:style-name="T152">NULL</text:span></text:p>
            <text:p text:style-name="P200">);</text:p>
          </table:table-cell>
        </table:table-row>
      </table:table>
      <text:p text:style-name="P99"/>
      <text:p text:style-name="P98"/>
      <text:p text:style-name="P41"><text:span text:style-name="T6">Propietats globals</text:span>: </text:p>
      <text:list xml:id="list927611411" text:style-name="L38">
        <text:list-item>
          <text:p text:style-name="P761">Sense canvis</text:p>
        </text:list-item>
      </text:list>
      <text:p text:style-name="P406"/>
      <text:p text:style-name="P151"><text:soft-page-break/>Altres: </text:p>
      <text:list xml:id="list123413407551530" text:continue-list="list123412746121344" text:style-name="L31">
        <text:list-item>
          <text:p text:style-name="P861"><text:span text:style-name="T180">Nova versió 0.9.29 de la llibreria de </text:span><text:span text:style-name="T163">distribucio-backoffices-utils</text:span><text:span text:style-name="T13"> a</text:span><text:span text:style-name="T14">mb correccions d'errors de la versió anterior 0.9.28 per les utilitats dels backoffices de Distribucio.</text:span><text:span text:style-name="T15"> Publicació del javadoc i el codi font per poder facilitar el desenvolupament d'integradors.</text:span></text:p>
        </text:list-item>
        <text:list-item>
          <text:p text:style-name="P886"><text:span text:style-name="T15">A</text:span><text:span text:style-name="T11">ssegurar que està definida la propietat </text:span><text:span text:style-name="T161">es.caib.distribucio.default.user.language</text:span><text:span text:style-name="T11"> al fitxer de propietats per evitar errors amb nous usuaris.</text:span></text:p>
        </text:list-item>
      </text:list>
      <text:p text:style-name="P441"/>
      <text:p text:style-name="P441"/>
      <text:list xml:id="list123412384996592" text:continue-list="list123413421040065" text:style-name="Outline">
        <text:list-item>
          <text:list>
            <text:list-header>
              <text:h text:style-name="P672" text:outline-level="2" text:is-list-header="true"><text:bookmark-start text:name="__RefHeading___Toc90703_2906097068"/><text:span text:style-name="T158">Versió 0.9.</text:span><text:span text:style-name="T88">30 </text:span><text:span text:style-name="T89">Metadades de digitalització i altres millores. Correccions errors PostgreSQL </text:span><text:bookmark-end text:name="__RefHeading___Toc90703_2906097068"/></text:h>
            </text:list-header>
          </text:list>
        </text:list-item>
      </text:list>
      <text:p text:style-name="P325">Data: <text:span text:style-name="T179">10</text:span>/0<text:span text:style-name="T194">7</text:span>/2020<text:span text:style-name="T186"> 15:00h</text:span></text:p>
      <text:p text:style-name="P325"/>
      <text:p text:style-name="P374">Resum: <text:span text:style-name="T195">Afegides les metadades de digitalització en el servei d'alta d'anotacions. Altres millores visuals i adaptació per poder emprar el plugin d'Arxiu de filesystem. Conté correccions menors, correcció d'errors amb BBDD PostgreSQL i un script per convertir tots els camps VARCHAR2(BYTE) a VARCHAR2(CHAR).</text:span></text:p>
      <text:p text:style-name="P325"/>
      <text:p text:style-name="P472">Canvis i millores:</text:p>
      <text:list xml:id="list123413806488169" text:continue-list="list2432679248" text:style-name="L36">
        <text:list-item>
          <text:p text:style-name="P880"><text:a xlink:type="simple" xlink:href="https://github.com/GovernIB/distribucio/issues/230" text:style-name="Internet_20_link" text:visited-style-name="Visited_20_Internet_20_Link">#230</text:a> Adaptar el plugin d'Arxiu per poder guardar al sistema de fitxers</text:p>
        </text:list-item>
        <text:list-item>
          <text:p text:style-name="P880"><text:a xlink:type="simple" xlink:href="https://github.com/GovernIB/distribucio/issues/225" text:style-name="Internet_20_link" text:visited-style-name="Visited_20_Internet_20_Link">#225</text:a> Revisar tots els camps on es pugui seleccionar una UO per a unificar criteris</text:p>
        </text:list-item>
        <text:list-item>
          <text:p text:style-name="P880"><text:a xlink:type="simple" xlink:href="https://github.com/GovernIB/distribucio/issues/211" text:style-name="Internet_20_link" text:visited-style-name="Visited_20_Internet_20_Link">#211</text:a> Afegir manual d'usuari</text:p>
        </text:list-item>
        <text:list-item>
          <text:p text:style-name="P880"><text:a xlink:type="simple" xlink:href="https://github.com/GovernIB/distribucio/issues/155" text:style-name="Internet_20_link" text:visited-style-name="Visited_20_Internet_20_Link">#155</text:a> Actualitzar interficie d'integració amb registre per tractar metadades de digitalització</text:p>
        </text:list-item>
        <text:list-item>
          <text:p text:style-name="P863"><text:a xlink:type="simple" xlink:href="https://github.com/GovernIB/distribucio/issues/223" text:style-name="Internet_20_link" text:visited-style-name="Visited_20_Internet_20_Link"><text:span text:style-name="T187">#223</text:span></text:a><text:span text:style-name="T187"> Acció detalls per defecte</text:span></text:p>
        </text:list-item>
        <text:list-item>
          <text:p text:style-name="P880"><text:a xlink:type="simple" xlink:href="https://github.com/GovernIB/distribucio/issues/221" text:style-name="Internet_20_link" text:visited-style-name="Visited_20_Internet_20_Link">#221</text:a> Afegir denominació de les unitats superior i de l'arrel a la gestió d'unitats organitzatives </text:p>
        </text:list-item>
        <text:list-item>
          <text:p text:style-name="P880"><text:a xlink:type="simple" xlink:href="https://github.com/GovernIB/distribucio/issues/222" text:style-name="Internet_20_link" text:visited-style-name="Visited_20_Internet_20_Link">#222</text:a> Correcció de l'opció de menú "Detalls" al Localitzador d'anotacions de registre</text:p>
        </text:list-item>
        <text:list-item>
          <text:p text:style-name="P880"><text:a xlink:type="simple" xlink:href="https://github.com/GovernIB/distribucio/issues/220" text:style-name="Internet_20_link" text:visited-style-name="Visited_20_Internet_20_Link">#220</text:a> Traducció del desplegable d'estats a la gestió d'unitats organitzatives</text:p>
        </text:list-item>
        <text:list-item>
          <text:p text:style-name="P880"><text:a xlink:type="simple" xlink:href="https://github.com/GovernIB/distribucio/issues/182" text:style-name="Internet_20_link" text:visited-style-name="Visited_20_Internet_20_Link">#182</text:a> Afegir monitor per les mètriques</text:p>
        </text:list-item>
        <text:list-item>
          <text:p text:style-name="P880"><text:a xlink:type="simple" xlink:href="https://github.com/GovernIB/distribucio/issues/224" text:style-name="Internet_20_link" text:visited-style-name="Visited_20_Internet_20_Link">#224</text:a> Mostrar el codi DIR3 en l'arbre de bústies</text:p>
        </text:list-item>
      </text:list>
      <text:p text:style-name="P472">Errors:</text:p>
      <text:p text:style-name="P42"/>
      <text:list xml:id="list2239155351" text:style-name="L39">
        <text:list-item>
          <text:p text:style-name="P791"><text:a xlink:type="simple" xlink:href="https://github.com/GovernIB/distribucio/issues/228" text:style-name="Internet_20_link" text:visited-style-name="Visited_20_Internet_20_Link">#228</text:a> Error en altes d'anotacions amb observacions de més de 50 caràcters</text:p>
        </text:list-item>
        <text:list-item>
          <text:p text:style-name="P791"><text:a xlink:type="simple" xlink:href="https://github.com/GovernIB/distribucio/issues/229" text:style-name="Internet_20_link" text:visited-style-name="Visited_20_Internet_20_Link">#229</text:a> Investigar per què ha fallat un script de migració de dades</text:p>
        </text:list-item>
        <text:list-item>
          <text:p text:style-name="P791"><text:a xlink:type="simple" xlink:href="https://github.com/GovernIB/distribucio/issues/219" text:style-name="Internet_20_link" text:visited-style-name="Visited_20_Internet_20_Link">#219</text:a> Eliminar Wa<text:span text:style-name="T195">r</text:span>nings de Maven</text:p>
        </text:list-item>
        <text:list-item>
          <text:p text:style-name="P791"><text:a xlink:type="simple" xlink:href="https://github.com/GovernIB/distribucio/issues/227" text:style-name="Internet_20_link" text:visited-style-name="Visited_20_Internet_20_Link">#227</text:a><text:span text:style-name="T195"> </text:span>Revisar scripts de BBDD per a que la seqüència utilitzada sigui DIS_HIBERNATE_SEQ</text:p>
        </text:list-item>
        <text:list-item>
          <text:p text:style-name="P791"><text:a xlink:type="simple" xlink:href="https://github.com/GovernIB/distribucio/issues/202" text:style-name="Internet_20_link" text:visited-style-name="Visited_20_Internet_20_Link">#202</text:a> L'estat d'error no es visualitza correctament al seguiment d'integracions</text:p>
        </text:list-item>
        <text:list-item>
          <text:p text:style-name="P791"><text:a xlink:type="simple" xlink:href="https://github.com/GovernIB/distribucio/issues/226" text:style-name="Internet_20_link" text:visited-style-name="Visited_20_Internet_20_Link">#226</text:a><text:span text:style-name="T195"> </text:span>Errors diversos de Distribucio amb BBDD Postgres</text:p>
        </text:list-item>
      </text:list>
      <text:p text:style-name="P279"/>
      <text:p text:style-name="P100">Base de dades:<text:span text:style-name="T5"> </text:span></text:p>
      <text:list xml:id="list487310831" text:style-name="L40">
        <text:list-item>
          <text:p text:style-name="P846">Script per afegir nou camp per guardar noves metadades de digitalització en format JSON i per modificar el tipus de tots dels VARCHAR2 que s'han creat amb tipus per defecte BYTE.</text:p>
        </text:list-item>
      </text:list>
      <text:list xml:id="list621760022" text:style-name="L41">
        <text:list-item>
          <text:list>
            <text:list-item>
              <text:p text:style-name="P827"><text:a xlink:type="simple" xlink:href="https://github.com/GovernIB/distribucio/blob/dis-0.9/scripts/bbdd/1.0/oracle/updates/distribucio_update_0.9.30.sql" text:style-name="Internet_20_link" text:visited-style-name="Visited_20_Internet_20_Link"><text:span text:style-name="T191">distribucio_update_0.9.30.sql</text:span></text:a><text:span text:style-name="T191"> (Oracle)</text:span></text:p>
            </text:list-item>
          </text:list>
        </text:list-item>
      </text:list>
      <text:p text:style-name="P479"/>
      <table:table table:name="Tabela1" table:style-name="Tabela1">
        <table:table-column table:style-name="Tabela1.A"/>
        <table:table-row table:style-name="Tabela1.1">
          <table:table-cell table:style-name="Tabela1.A1" office:value-type="string">
            <text:p text:style-name="P383">-- #155: Actualitzar interficie d'integració amb registre per tractar metadades de digitalització </text:p>
            <text:p text:style-name="P598"/>
            <text:p text:style-name="P424"><text:span text:style-name="T66">ALTER</text:span><text:span text:style-name="T31"> </text:span><text:span text:style-name="T66">TABLE</text:span><text:span text:style-name="T31"> DIS_REGISTRE_ANNEX</text:span></text:p>
            <text:p text:style-name="P424"><text:span text:style-name="T66">ADD</text:span><text:span text:style-name="T31"> (</text:span></text:p>
            <text:p text:style-name="P203"><text:s text:c="4"/>META_DADES VARCHAR2(4000)</text:p>
            <text:p text:style-name="P203">);</text:p>
            <text:p text:style-name="P598"/>
            <text:p text:style-name="P384">-- #228: Error en altes d'anotacions amb observacions de més de 50 caràcters</text:p>
            <text:p text:style-name="P598"/>
            <text:p text:style-name="P424"><text:span text:style-name="T66">ALTER</text:span><text:span text:style-name="T31"> </text:span><text:span text:style-name="T66">TABLE</text:span><text:span text:style-name="T31"> DIS_ALERTA MODIFY </text:span></text:p>
            <text:p text:style-name="P203">(</text:p>
            <text:p text:style-name="P424"><text:span text:style-name="T31"><text:s text:c="2"/>TEXT <text:s text:c="16"/><text:tab/>VARCHAR2(256 </text:span><text:span text:style-name="T66">CHAR</text:span><text:span text:style-name="T31">),</text:span></text:p>
            <text:p text:style-name="P424"><text:span text:style-name="T31"><text:s text:c="2"/>ERROR <text:s text:c="15"/><text:tab/>VARCHAR2(2048 </text:span><text:span text:style-name="T66">CHAR</text:span><text:span text:style-name="T31">),</text:span></text:p>
            <text:p text:style-name="P424"><text:span text:style-name="T31"><text:s text:c="2"/>CREATEDBY_CODI <text:s text:c="6"/><text:tab/>VARCHAR2(64 </text:span><text:span text:style-name="T66">CHAR</text:span><text:span text:style-name="T31">),</text:span></text:p>
            <text:p text:style-name="P424"><text:span text:style-name="T31"><text:s text:c="2"/>LASTMODIFIEDBY_CODI <text:s/><text:tab/>VARCHAR2(64 </text:span><text:span text:style-name="T66">CHAR</text:span><text:span text:style-name="T31">)</text:span></text:p>
            <text:p text:style-name="P203">);</text:p>
            <text:p text:style-name="P598"/>
            <text:p text:style-name="P424"><text:span text:style-name="T66">ALTER</text:span><text:span text:style-name="T31"> </text:span><text:span text:style-name="T66">TABLE</text:span><text:span text:style-name="T31"> DIS_USUARI MODIFY</text:span></text:p>
            <text:p text:style-name="P203">(</text:p>
            <text:p text:style-name="P424"><text:span text:style-name="T31"><text:s text:c="2"/>CODI <text:s text:c="9"/><text:tab/><text:tab/>VARCHAR2(64 </text:span><text:span text:style-name="T66">CHAR</text:span><text:span text:style-name="T31">),</text:span></text:p>
            <text:p text:style-name="P424"><text:span text:style-name="T31"><text:s text:c="2"/>NIF <text:s text:c="10"/><text:tab/><text:tab/>VARCHAR2(9 </text:span><text:span text:style-name="T66">CHAR</text:span><text:span text:style-name="T31">),</text:span></text:p>
            <text:p text:style-name="P424"><text:span text:style-name="T31"><text:s text:c="2"/>NOM <text:s text:c="10"/><text:tab/><text:tab/>VARCHAR2(200 </text:span><text:span text:style-name="T66">CHAR</text:span><text:span text:style-name="T31">),</text:span></text:p>
            <text:p text:style-name="P424"><text:span text:style-name="T31"><text:s text:c="2"/>EMAIL <text:s text:c="8"/><text:tab/><text:tab/>VARCHAR2(200 </text:span><text:span text:style-name="T66">CHAR</text:span><text:span text:style-name="T31">),</text:span></text:p>
            <text:p text:style-name="P424"><text:span text:style-name="T31"><text:s text:c="2"/>IDIOMA<text:tab/><text:tab/><text:tab/><text:tab/>VARCHAR2(2 </text:span><text:span text:style-name="T66">CHAR</text:span><text:span text:style-name="T31">)</text:span></text:p>
            <text:p text:style-name="P203">);</text:p>
            <text:p text:style-name="P598"/>
            <text:p text:style-name="P424"><text:span text:style-name="T66">ALTER</text:span><text:span text:style-name="T31"> </text:span><text:span text:style-name="T66">TABLE</text:span><text:span text:style-name="T31"> DIS_ENTITAT MODIFY</text:span></text:p>
            <text:p text:style-name="P203">(</text:p>
            <text:p text:style-name="P424"><text:span text:style-name="T31"><text:s text:c="2"/>CODI <text:s text:c="16"/>VARCHAR2(64 </text:span><text:span text:style-name="T66">CHAR</text:span><text:span text:style-name="T31">),</text:span></text:p>
            <text:p text:style-name="P424"><text:span text:style-name="T31"><text:s text:c="2"/>NOM <text:s text:c="17"/>VARCHAR2(256 </text:span><text:span text:style-name="T66">CHAR</text:span><text:span text:style-name="T31">),</text:span></text:p>
            <text:p text:style-name="P424"><text:span text:style-name="T31"><text:s text:c="2"/>DESCRIPCIO <text:s text:c="10"/>VARCHAR2(1024 </text:span><text:span text:style-name="T66">CHAR</text:span><text:span text:style-name="T31">),</text:span></text:p>
            <text:p text:style-name="P424"><text:span text:style-name="T31"><text:s text:c="2"/>CIF <text:s text:c="17"/>VARCHAR2(9 </text:span><text:span text:style-name="T66">CHAR</text:span><text:span text:style-name="T31">),</text:span></text:p>
            <text:p text:style-name="P424"><text:span text:style-name="T31"><text:s text:c="2"/>CODI_DIR3 <text:s text:c="11"/>VARCHAR2(9 </text:span><text:span text:style-name="T66">CHAR</text:span><text:span text:style-name="T31">),</text:span></text:p>
            <text:p text:style-name="P424"><text:span text:style-name="T31"><text:s text:c="2"/>CREATEDBY_CODI <text:s text:c="6"/>VARCHAR2(64 </text:span><text:span text:style-name="T66">CHAR</text:span><text:span text:style-name="T31">),</text:span></text:p>
            <text:p text:style-name="P424"><text:span text:style-name="T31"><text:s text:c="2"/>LASTMODIFIEDBY_CODI <text:s/>VARCHAR2(64 </text:span><text:span text:style-name="T66">CHAR</text:span><text:span text:style-name="T31">)</text:span></text:p>
            <text:p text:style-name="P203">);</text:p>
            <text:p text:style-name="P598"/>
            <text:p text:style-name="P424"><text:span text:style-name="T66">ALTER</text:span><text:span text:style-name="T31"> </text:span><text:span text:style-name="T66">TABLE</text:span><text:span text:style-name="T31"> DIS_CONTINGUT MODIFY</text:span></text:p>
            <text:p text:style-name="P203">(</text:p>
            <text:p text:style-name="P424"><text:span text:style-name="T31"><text:s text:c="2"/>NOM <text:s text:c="17"/>VARCHAR2(1024 </text:span><text:span text:style-name="T66">CHAR</text:span><text:span text:style-name="T31">),</text:span></text:p>
            <text:p text:style-name="P424"><text:span text:style-name="T31"><text:s text:c="2"/>TIPUS <text:s text:c="15"/>VARCHAR2(8 </text:span><text:span text:style-name="T66">CHAR</text:span><text:span text:style-name="T31">),</text:span></text:p>
            <text:p text:style-name="P424"><text:span text:style-name="T31"><text:s text:c="2"/>ARXIU_UUID <text:s text:c="10"/>VARCHAR2(36 </text:span><text:span text:style-name="T66">CHAR</text:span><text:span text:style-name="T31">),</text:span></text:p>
            <text:p text:style-name="P424"><text:span text:style-name="T31"><text:s text:c="2"/>CREATEDBY_CODI <text:s text:c="6"/>VARCHAR2(64 </text:span><text:span text:style-name="T66">CHAR</text:span><text:span text:style-name="T31">),</text:span></text:p>
            <text:p text:style-name="P424"><text:span text:style-name="T31"><text:s text:c="2"/>LASTMODIFIEDBY_CODI <text:s/>VARCHAR2(64 </text:span><text:span text:style-name="T66">CHAR</text:span><text:span text:style-name="T31">)</text:span></text:p>
            <text:p text:style-name="P203">);</text:p>
            <text:p text:style-name="P598"/>
            <text:p text:style-name="P424"><text:span text:style-name="T66">ALTER</text:span><text:span text:style-name="T31"> </text:span><text:span text:style-name="T66">TABLE</text:span><text:span text:style-name="T31"> DIS_CONT_MOV MODIFY</text:span></text:p>
            <text:p text:style-name="P203">(</text:p>
            <text:p text:style-name="P424"><text:span text:style-name="T31"><text:s text:c="2"/>REMITENT_CODI <text:s text:c="7"/>VARCHAR2(64 </text:span><text:span text:style-name="T66">CHAR</text:span><text:span text:style-name="T31">),</text:span></text:p>
            <text:p text:style-name="P424"><text:span text:style-name="T31"><text:s text:c="2"/>COMENTARI <text:s text:c="11"/>VARCHAR2(256 </text:span><text:span text:style-name="T66">CHAR</text:span><text:span text:style-name="T31">),</text:span></text:p>
            <text:p text:style-name="P424"><text:span text:style-name="T31"><text:s text:c="2"/>CREATEDBY_CODI <text:s text:c="6"/>VARCHAR2(64 </text:span><text:span text:style-name="T66">CHAR</text:span><text:span text:style-name="T31">),</text:span></text:p>
            <text:p text:style-name="P424"><text:span text:style-name="T31"><text:s text:c="2"/>LASTMODIFIEDBY_CODI <text:s/>VARCHAR2(64 </text:span><text:span text:style-name="T66">CHAR</text:span><text:span text:style-name="T31">)</text:span></text:p>
            <text:p text:style-name="P203">);</text:p>
            <text:p text:style-name="P598"/>
            <text:p text:style-name="P598"/>
            <text:p text:style-name="P424"><text:soft-page-break/><text:span text:style-name="T66">ALTER</text:span><text:span text:style-name="T31"> </text:span><text:span text:style-name="T66">TABLE</text:span><text:span text:style-name="T31"> DIS_CONT_MOV_EMAIL MODIFY </text:span></text:p>
            <text:p text:style-name="P203">(</text:p>
            <text:p text:style-name="P424"><text:span text:style-name="T31"><text:s text:c="2"/>DESTINATARI_CODI<text:tab/><text:tab/>VARCHAR2(64 </text:span><text:span text:style-name="T66">CHAR</text:span><text:span text:style-name="T31">),</text:span></text:p>
            <text:p text:style-name="P424"><text:span text:style-name="T31"><text:s text:c="2"/>DESTINATARI_EMAIL<text:tab/><text:tab/>VARCHAR2(256 </text:span><text:span text:style-name="T66">CHAR</text:span><text:span text:style-name="T31">),</text:span></text:p>
            <text:p text:style-name="P424"><text:span text:style-name="T31"><text:s text:c="2"/>UNITAT_ORGANITZATIVA <text:tab/>VARCHAR2(256 </text:span><text:span text:style-name="T66">CHAR</text:span><text:span text:style-name="T31">),</text:span></text:p>
            <text:p text:style-name="P424"><text:span text:style-name="T31"><text:s text:c="2"/>CREATEDBY_CODI <text:s text:c="6"/><text:tab/>VARCHAR2(64 </text:span><text:span text:style-name="T66">CHAR</text:span><text:span text:style-name="T31">),</text:span></text:p>
            <text:p text:style-name="P424"><text:span text:style-name="T31"><text:s text:c="2"/>LASTMODIFIEDBY_CODI <text:s/><text:tab/>VARCHAR2(64 </text:span><text:span text:style-name="T66">CHAR</text:span><text:span text:style-name="T31">)</text:span></text:p>
            <text:p text:style-name="P203">);</text:p>
            <text:p text:style-name="P598"/>
            <text:p text:style-name="P424"><text:span text:style-name="T66">ALTER</text:span><text:span text:style-name="T31"> </text:span><text:span text:style-name="T66">TABLE</text:span><text:span text:style-name="T31"> DIS_CONT_LOG MODIFY</text:span></text:p>
            <text:p text:style-name="P203">(</text:p>
            <text:p text:style-name="P424"><text:span text:style-name="T31"><text:s text:c="2"/>TIPUS <text:s text:c="15"/>VARCHAR2(30 </text:span><text:span text:style-name="T66">CHAR</text:span><text:span text:style-name="T31">),</text:span></text:p>
            <text:p text:style-name="P424"><text:span text:style-name="T31"><text:s text:c="2"/>OBJECTE_ID <text:s text:c="10"/>VARCHAR2(256 </text:span><text:span text:style-name="T66">CHAR</text:span><text:span text:style-name="T31">),</text:span></text:p>
            <text:p text:style-name="P424"><text:span text:style-name="T31"><text:s text:c="2"/>OBJECTE_LOG_TIPUS <text:s text:c="3"/>VARCHAR2(30 </text:span><text:span text:style-name="T66">CHAR</text:span><text:span text:style-name="T31">),</text:span></text:p>
            <text:p text:style-name="P424"><text:span text:style-name="T31"><text:s text:c="2"/>OBJECTE_TIPUS <text:s text:c="7"/>VARCHAR2(12 </text:span><text:span text:style-name="T66">CHAR</text:span><text:span text:style-name="T31">),</text:span></text:p>
            <text:p text:style-name="P424"><text:span text:style-name="T31"><text:s text:c="2"/>PARAM1 <text:s text:c="14"/>VARCHAR2(256 </text:span><text:span text:style-name="T66">CHAR</text:span><text:span text:style-name="T31">),</text:span></text:p>
            <text:p text:style-name="P424"><text:span text:style-name="T31"><text:s text:c="2"/>PARAM2 <text:s text:c="14"/>VARCHAR2(256 </text:span><text:span text:style-name="T66">CHAR</text:span><text:span text:style-name="T31">),</text:span></text:p>
            <text:p text:style-name="P424"><text:span text:style-name="T31"><text:s text:c="2"/>CREATEDBY_CODI <text:s text:c="6"/>VARCHAR2(64 </text:span><text:span text:style-name="T66">CHAR</text:span><text:span text:style-name="T31">),</text:span></text:p>
            <text:p text:style-name="P424"><text:span text:style-name="T31"><text:s text:c="2"/>LASTMODIFIEDBY_CODI <text:s/>VARCHAR2(64 </text:span><text:span text:style-name="T66">CHAR</text:span><text:span text:style-name="T31">)</text:span></text:p>
            <text:p text:style-name="P203">);</text:p>
            <text:p text:style-name="P598"/>
            <text:p text:style-name="P424"><text:span text:style-name="T66">ALTER</text:span><text:span text:style-name="T31"> </text:span><text:span text:style-name="T66">TABLE</text:span><text:span text:style-name="T31"> DIS_REGISTRE MODIFY</text:span></text:p>
            <text:p text:style-name="P203">(</text:p>
            <text:p text:style-name="P424"><text:span text:style-name="T31"><text:s text:c="2"/>TIPUS <text:s text:c="17"/>VARCHAR2(1 </text:span><text:span text:style-name="T66">CHAR</text:span><text:span text:style-name="T31">),</text:span></text:p>
            <text:p text:style-name="P424"><text:span text:style-name="T31"><text:s text:c="2"/>UNITAT_ADM <text:s text:c="12"/>VARCHAR2(21 </text:span><text:span text:style-name="T66">CHAR</text:span><text:span text:style-name="T31">),</text:span></text:p>
            <text:p text:style-name="P424"><text:span text:style-name="T31"><text:s text:c="2"/>UNITAT_ADM_DESC <text:s text:c="7"/>VARCHAR2(100 </text:span><text:span text:style-name="T66">CHAR</text:span><text:span text:style-name="T31">),</text:span></text:p>
            <text:p text:style-name="P424"><text:span text:style-name="T31"><text:s text:c="2"/>NUMERO <text:s text:c="16"/>VARCHAR2(255 </text:span><text:span text:style-name="T66">CHAR</text:span><text:span text:style-name="T31">),</text:span></text:p>
            <text:p text:style-name="P424"><text:span text:style-name="T31"><text:s text:c="2"/>IDENTIFICADOR <text:s text:c="9"/>VARCHAR2(100 </text:span><text:span text:style-name="T66">CHAR</text:span><text:span text:style-name="T31">),</text:span></text:p>
            <text:p text:style-name="P424"><text:span text:style-name="T31"><text:s text:c="2"/>ENTITAT_CODI <text:s text:c="10"/>VARCHAR2(255 </text:span><text:span text:style-name="T66">CHAR</text:span><text:span text:style-name="T31">),</text:span></text:p>
            <text:p text:style-name="P424"><text:span text:style-name="T31"><text:s text:c="2"/>ENTITAT_DESC <text:s text:c="10"/>VARCHAR2(255 </text:span><text:span text:style-name="T66">CHAR</text:span><text:span text:style-name="T31">),</text:span></text:p>
            <text:p text:style-name="P424"><text:span text:style-name="T31"><text:s text:c="2"/>OFICINA_CODI <text:s text:c="10"/>VARCHAR2(21 </text:span><text:span text:style-name="T66">CHAR</text:span><text:span text:style-name="T31">),</text:span></text:p>
            <text:p text:style-name="P424"><text:span text:style-name="T31"><text:s text:c="2"/>OFICINA_DESC <text:s text:c="10"/>VARCHAR2(300 </text:span><text:span text:style-name="T66">CHAR</text:span><text:span text:style-name="T31">),</text:span></text:p>
            <text:p text:style-name="P424"><text:span text:style-name="T31"><text:s text:c="2"/>LLIBRE_CODI <text:s text:c="11"/>VARCHAR2(4 </text:span><text:span text:style-name="T66">CHAR</text:span><text:span text:style-name="T31">),</text:span></text:p>
            <text:p text:style-name="P424"><text:span text:style-name="T31"><text:s text:c="2"/>LLIBRE_DESC <text:s text:c="11"/>VARCHAR2(255 </text:span><text:span text:style-name="T66">CHAR</text:span><text:span text:style-name="T31">),</text:span></text:p>
            <text:p text:style-name="P424"><text:span text:style-name="T31"><text:s text:c="2"/>EXTRACTE <text:s text:c="14"/>VARCHAR2(240 </text:span><text:span text:style-name="T66">CHAR</text:span><text:span text:style-name="T31">),</text:span></text:p>
            <text:p text:style-name="P424"><text:span text:style-name="T31"><text:s text:c="2"/>ASSUMPTE_TIPUS_CODI <text:s text:c="3"/>VARCHAR2(16 </text:span><text:span text:style-name="T66">CHAR</text:span><text:span text:style-name="T31">),</text:span></text:p>
            <text:p text:style-name="P424"><text:span text:style-name="T31"><text:s text:c="2"/>ASSUMPTE_TIPUS_DESC <text:s text:c="3"/>VARCHAR2(100 </text:span><text:span text:style-name="T66">CHAR</text:span><text:span text:style-name="T31">),</text:span></text:p>
            <text:p text:style-name="P424"><text:span text:style-name="T31"><text:s text:c="2"/>ASSUMPTE_CODI <text:s text:c="9"/>VARCHAR2(16 </text:span><text:span text:style-name="T66">CHAR</text:span><text:span text:style-name="T31">),</text:span></text:p>
            <text:p text:style-name="P424"><text:span text:style-name="T31"><text:s text:c="2"/>ASSUMPTE_DESC <text:s text:c="9"/>VARCHAR2(255 </text:span><text:span text:style-name="T66">CHAR</text:span><text:span text:style-name="T31">),</text:span></text:p>
            <text:p text:style-name="P424"><text:span text:style-name="T31"><text:s text:c="2"/>PROCEDIMENT_CODI <text:s text:c="6"/>VARCHAR2(64 </text:span><text:span text:style-name="T66">CHAR</text:span><text:span text:style-name="T31">),</text:span></text:p>
            <text:p text:style-name="P424"><text:span text:style-name="T31"><text:s text:c="2"/>REFERENCIA <text:s text:c="12"/>VARCHAR2(16 </text:span><text:span text:style-name="T66">CHAR</text:span><text:span text:style-name="T31">),</text:span></text:p>
            <text:p text:style-name="P424"><text:span text:style-name="T31"><text:s text:c="2"/>EXPEDIENT_NUM <text:s text:c="9"/>VARCHAR2(80 </text:span><text:span text:style-name="T66">CHAR</text:span><text:span text:style-name="T31">),</text:span></text:p>
            <text:p text:style-name="P424"><text:span text:style-name="T31"><text:s text:c="2"/>NUM_ORIG <text:tab/><text:tab/><text:tab/> <text:s text:c="4"/>VARCHAR2(80 </text:span><text:span text:style-name="T66">CHAR</text:span><text:span text:style-name="T31">),</text:span></text:p>
            <text:p text:style-name="P424"><text:span text:style-name="T31"><text:s text:c="2"/>IDIOMA_CODI <text:s text:c="11"/>VARCHAR2(19 </text:span><text:span text:style-name="T66">CHAR</text:span><text:span text:style-name="T31">),</text:span></text:p>
            <text:p text:style-name="P424"><text:span text:style-name="T31"><text:s text:c="2"/>IDIOMA_DESC <text:s text:c="11"/>VARCHAR2(100 </text:span><text:span text:style-name="T66">CHAR</text:span><text:span text:style-name="T31">),</text:span></text:p>
            <text:p text:style-name="P424"><text:span text:style-name="T31"><text:s text:c="2"/>TRANSPORT_TIPUS_CODI <text:s text:c="2"/>VARCHAR2(20 </text:span><text:span text:style-name="T66">CHAR</text:span><text:span text:style-name="T31">),</text:span></text:p>
            <text:p text:style-name="P424"><text:span text:style-name="T31"><text:s text:c="2"/>TRANSPORT_TIPUS_DESC <text:s text:c="2"/>VARCHAR2(100 </text:span><text:span text:style-name="T66">CHAR</text:span><text:span text:style-name="T31">),</text:span></text:p>
            <text:p text:style-name="P424"><text:span text:style-name="T31"><text:s text:c="2"/>TRANSPORT_NUM <text:s text:c="9"/>VARCHAR2(20 </text:span><text:span text:style-name="T66">CHAR</text:span><text:span text:style-name="T31">),</text:span></text:p>
            <text:p text:style-name="P424"><text:span text:style-name="T31"><text:s text:c="2"/>USUARI_CODI <text:s text:c="11"/>VARCHAR2(20 </text:span><text:span text:style-name="T66">CHAR</text:span><text:span text:style-name="T31">),</text:span></text:p>
            <text:p text:style-name="P424"><text:span text:style-name="T31"><text:s text:c="2"/>USUARI_NOM <text:s text:c="12"/>VARCHAR2(767 </text:span><text:span text:style-name="T66">CHAR</text:span><text:span text:style-name="T31">),</text:span></text:p>
            <text:p text:style-name="P424"><text:span text:style-name="T31"><text:s text:c="2"/>USUARI_CONTACTE <text:s text:c="7"/>VARCHAR2(255 </text:span><text:span text:style-name="T66">CHAR</text:span><text:span text:style-name="T31">),</text:span></text:p>
            <text:p text:style-name="P424"><text:span text:style-name="T31"><text:s text:c="2"/>APLICACIO_CODI <text:s text:c="8"/>VARCHAR2(255 </text:span><text:span text:style-name="T66">CHAR</text:span><text:span text:style-name="T31">),</text:span></text:p>
            <text:p text:style-name="P424"><text:span text:style-name="T31"><text:s text:c="2"/>APLICACIO_VERSIO <text:s text:c="6"/>VARCHAR2(255 </text:span><text:span text:style-name="T66">CHAR</text:span><text:span text:style-name="T31">),</text:span></text:p>
            <text:p text:style-name="P424"><text:span text:style-name="T31"><text:s text:c="2"/>DOCFIS_CODI <text:s text:c="11"/>VARCHAR2(19 </text:span><text:span text:style-name="T66">CHAR</text:span><text:span text:style-name="T31">),</text:span></text:p>
            <text:p text:style-name="P424"><text:span text:style-name="T31"><text:s text:c="2"/>DOCFIS_DESC <text:s text:c="11"/>VARCHAR2(100 </text:span><text:span text:style-name="T66">CHAR</text:span><text:span text:style-name="T31">),</text:span></text:p>
            <text:p text:style-name="P424"><text:span text:style-name="T31"><text:s text:c="2"/>OBSERVACIONS <text:s text:c="10"/>VARCHAR2(50 </text:span><text:span text:style-name="T66">CHAR</text:span><text:span text:style-name="T31">),</text:span></text:p>
            <text:p text:style-name="P424"><text:soft-page-break/><text:span text:style-name="T31"><text:s text:c="2"/>PROCES_ESTAT <text:s text:c="10"/>VARCHAR2(64 </text:span><text:span text:style-name="T66">CHAR</text:span><text:span text:style-name="T31">),</text:span></text:p>
            <text:p text:style-name="P424"><text:span text:style-name="T31"><text:s text:c="2"/>PROCES_ERROR <text:s text:c="10"/>VARCHAR2(1024 </text:span><text:span text:style-name="T66">CHAR</text:span><text:span text:style-name="T31">),</text:span></text:p>
            <text:p text:style-name="P424"><text:span text:style-name="T31"><text:s text:c="2"/>CREATEDBY_CODI <text:s text:c="8"/>VARCHAR2(256 </text:span><text:span text:style-name="T66">CHAR</text:span><text:span text:style-name="T31">),</text:span></text:p>
            <text:p text:style-name="P424"><text:span text:style-name="T31"><text:s text:c="2"/>LASTMODIFIEDBY_CODI <text:s text:c="3"/>VARCHAR2(256 </text:span><text:span text:style-name="T66">CHAR</text:span><text:span text:style-name="T31">),</text:span></text:p>
            <text:p text:style-name="P424"><text:span text:style-name="T31"><text:s text:c="2"/>PROCES_ESTAT_SISTRA <text:s text:c="3"/>VARCHAR2(16 </text:span><text:span text:style-name="T66">CHAR</text:span><text:span text:style-name="T31">),</text:span></text:p>
            <text:p text:style-name="P424"><text:span text:style-name="T31"><text:s text:c="2"/>SISTRA_ID_TRAM <text:tab/> <text:s text:c="4"/>VARCHAR2(20 </text:span><text:span text:style-name="T66">CHAR</text:span><text:span text:style-name="T31">),</text:span></text:p>
            <text:p text:style-name="P424"><text:span text:style-name="T31"><text:s text:c="2"/>SISTRA_ID_PROC <text:tab/> <text:s text:c="4"/>VARCHAR2(100 </text:span><text:span text:style-name="T66">CHAR</text:span><text:span text:style-name="T31">),</text:span></text:p>
            <text:p text:style-name="P424"><text:span text:style-name="T31"><text:s text:c="2"/>OFICINA_ORIG_CODI <text:s text:c="5"/>VARCHAR2(21 </text:span><text:span text:style-name="T66">CHAR</text:span><text:span text:style-name="T31">),</text:span></text:p>
            <text:p text:style-name="P424"><text:span text:style-name="T31"><text:s text:c="2"/>OFICINA_ORIG_DESC <text:s text:c="5"/>VARCHAR2(100 </text:span><text:span text:style-name="T66">CHAR</text:span><text:span text:style-name="T31">),</text:span></text:p>
            <text:p text:style-name="P424"><text:span text:style-name="T31"><text:s text:c="2"/>JUSTIFICANT_ARXIU_UUID VARCHAR2(256 </text:span><text:span text:style-name="T66">CHAR</text:span><text:span text:style-name="T31">),</text:span></text:p>
            <text:p text:style-name="P424"><text:span text:style-name="T31"><text:s text:c="2"/>EXPEDIENT_ARXIU_UUID <text:s text:c="2"/>VARCHAR2(100 </text:span><text:span text:style-name="T66">CHAR</text:span><text:span text:style-name="T31">),</text:span></text:p>
            <text:p text:style-name="P424"><text:span text:style-name="T31"><text:s text:c="2"/>BACK_OBSERVACIONS <text:tab/>VARCHAR2(4000 </text:span><text:span text:style-name="T66">CHAR</text:span><text:span text:style-name="T31">),</text:span></text:p>
            <text:p text:style-name="P424"><text:span text:style-name="T31"><text:s text:c="2"/>BACK_CODI <text:tab/><text:tab/><text:tab/>VARCHAR2(20 </text:span><text:span text:style-name="T66">CHAR</text:span><text:span text:style-name="T31">)</text:span></text:p>
            <text:p text:style-name="P203">);</text:p>
            <text:p text:style-name="P598"/>
            <text:p text:style-name="P424"><text:span text:style-name="T66">ALTER</text:span><text:span text:style-name="T31"> </text:span><text:span text:style-name="T66">TABLE</text:span><text:span text:style-name="T31"> DIS_REGISTRE_ANNEX MODIFY</text:span></text:p>
            <text:p text:style-name="P203">(</text:p>
            <text:p text:style-name="P424"><text:span text:style-name="T31"><text:s text:c="2"/>TITOL <text:s text:c="15"/>VARCHAR2(200 </text:span><text:span text:style-name="T66">CHAR</text:span><text:span text:style-name="T31">),</text:span></text:p>
            <text:p text:style-name="P424"><text:span text:style-name="T31"><text:s text:c="2"/>FITXER_NOM <text:s text:c="10"/>VARCHAR2(256 </text:span><text:span text:style-name="T66">CHAR</text:span><text:span text:style-name="T31">),</text:span></text:p>
            <text:p text:style-name="P424"><text:span text:style-name="T31"><text:s text:c="2"/>FITXER_MIME <text:s text:c="9"/>VARCHAR2(100 </text:span><text:span text:style-name="T66">CHAR</text:span><text:span text:style-name="T31">),</text:span></text:p>
            <text:p text:style-name="P424"><text:span text:style-name="T31"><text:s text:c="2"/>FITXER_ARXIU_UUID <text:s text:c="3"/>VARCHAR2(256 </text:span><text:span text:style-name="T66">CHAR</text:span><text:span text:style-name="T31">),</text:span></text:p>
            <text:p text:style-name="P424"><text:span text:style-name="T31"><text:s text:c="2"/>LOCALITZACIO <text:s text:c="8"/>VARCHAR2(80 </text:span><text:span text:style-name="T66">CHAR</text:span><text:span text:style-name="T31">),</text:span></text:p>
            <text:p text:style-name="P424"><text:span text:style-name="T31"><text:s text:c="2"/>ORIGEN_CIUADM <text:s text:c="7"/>VARCHAR2(1 </text:span><text:span text:style-name="T66">CHAR</text:span><text:span text:style-name="T31">),</text:span></text:p>
            <text:p text:style-name="P424"><text:span text:style-name="T31"><text:s text:c="2"/>NTI_TIPUS_DOC <text:s text:c="7"/>VARCHAR2(4 </text:span><text:span text:style-name="T66">CHAR</text:span><text:span text:style-name="T31">),</text:span></text:p>
            <text:p text:style-name="P424"><text:span text:style-name="T31"><text:s text:c="2"/>SICRES_TIPUS_DOC <text:s text:c="4"/>VARCHAR2(2 </text:span><text:span text:style-name="T66">CHAR</text:span><text:span text:style-name="T31">),</text:span></text:p>
            <text:p text:style-name="P424"><text:span text:style-name="T31"><text:s text:c="2"/>NTI_ELABORACIO_ESTAT VARCHAR2(4 </text:span><text:span text:style-name="T66">CHAR</text:span><text:span text:style-name="T31">),</text:span></text:p>
            <text:p text:style-name="P424"><text:span text:style-name="T31"><text:s text:c="2"/>OBSERVACIONS <text:s text:c="8"/>VARCHAR2(50 </text:span><text:span text:style-name="T66">CHAR</text:span><text:span text:style-name="T31">),</text:span></text:p>
            <text:p text:style-name="P424"><text:span text:style-name="T31"><text:s text:c="2"/>FIRMA_FITXER_NOM <text:s text:c="4"/>VARCHAR2(80 </text:span><text:span text:style-name="T66">CHAR</text:span><text:span text:style-name="T31">),</text:span></text:p>
            <text:p text:style-name="P424"><text:span text:style-name="T31"><text:s text:c="2"/>FIRMA_FITXER_MIME <text:s text:c="3"/>VARCHAR2(30 </text:span><text:span text:style-name="T66">CHAR</text:span><text:span text:style-name="T31">),</text:span></text:p>
            <text:p text:style-name="P424"><text:span text:style-name="T31"><text:s text:c="2"/>FIRMA_FITXER_ARXIU_UUID <text:s/>VARCHAR2(100 </text:span><text:span text:style-name="T66">CHAR</text:span><text:span text:style-name="T31">),</text:span></text:p>
            <text:p text:style-name="P424"><text:span text:style-name="T31"><text:s text:c="2"/>FIRMA_CSV <text:s text:c="11"/>VARCHAR2(256 </text:span><text:span text:style-name="T66">CHAR</text:span><text:span text:style-name="T31">),</text:span></text:p>
            <text:p text:style-name="P424"><text:span text:style-name="T31"><text:s text:c="2"/></text:span><text:span text:style-name="T66">TIMESTAMP</text:span><text:span text:style-name="T31"> <text:s text:c="11"/>VARCHAR2(100 </text:span><text:span text:style-name="T66">CHAR</text:span><text:span text:style-name="T31">),</text:span></text:p>
            <text:p text:style-name="P424"><text:span text:style-name="T31"><text:s text:c="2"/>VALIDACIO_OCSP <text:s text:c="6"/>VARCHAR2(100 </text:span><text:span text:style-name="T66">CHAR</text:span><text:span text:style-name="T31">),</text:span></text:p>
            <text:p text:style-name="P424"><text:span text:style-name="T31"><text:s text:c="2"/>CREATEDBY_CODI <text:s text:c="6"/>VARCHAR2(256 </text:span><text:span text:style-name="T66">CHAR</text:span><text:span text:style-name="T31">),</text:span></text:p>
            <text:p text:style-name="P424"><text:span text:style-name="T31"><text:s text:c="2"/>LASTMODIFIEDBY_CODI <text:s/>VARCHAR2(256 </text:span><text:span text:style-name="T66">CHAR</text:span><text:span text:style-name="T31">),</text:span></text:p>
            <text:p text:style-name="P424"><text:span text:style-name="T31"><text:s text:c="2"/>GESDOC_DOC_ID <text:tab/> <text:s text:c="2"/>VARCHAR2(50 </text:span><text:span text:style-name="T66">CHAR</text:span><text:span text:style-name="T31">),</text:span></text:p>
            <text:p text:style-name="P424"><text:span text:style-name="T31"><text:s text:c="2"/>META_DADES <text:tab/><text:tab/> <text:s text:c="2"/>VARCHAR2(4000 </text:span><text:span text:style-name="T66">CHAR</text:span><text:span text:style-name="T31">)</text:span></text:p>
            <text:p text:style-name="P203">);</text:p>
            <text:p text:style-name="P598"/>
            <text:p text:style-name="P424"><text:span text:style-name="T66">ALTER</text:span><text:span text:style-name="T31"> </text:span><text:span text:style-name="T66">TABLE</text:span><text:span text:style-name="T31"> DIS_REGISTRE_ANNEX_FIRMA MODIFY</text:span></text:p>
            <text:p text:style-name="P203">(</text:p>
            <text:p text:style-name="P424"><text:span text:style-name="T31"><text:s text:c="2"/>TIPUS<text:tab/><text:tab/> <text:s text:c="10"/>VARCHAR2(30 </text:span><text:span text:style-name="T66">CHAR</text:span><text:span text:style-name="T31">),</text:span></text:p>
            <text:p text:style-name="P424"><text:span text:style-name="T31"><text:s text:c="2"/>PERFIL <text:s text:c="3"/><text:tab/> <text:s text:c="6"/>VARCHAR2(30 </text:span><text:span text:style-name="T66">CHAR</text:span><text:span text:style-name="T31">),</text:span></text:p>
            <text:p text:style-name="P424"><text:span text:style-name="T31"><text:s text:c="2"/>FITXER_NOM <text:s text:c="10"/>VARCHAR2(256 </text:span><text:span text:style-name="T66">CHAR</text:span><text:span text:style-name="T31">),</text:span></text:p>
            <text:p text:style-name="P424"><text:span text:style-name="T31"><text:s text:c="2"/>TIPUS_MIME <text:s text:c="10"/>VARCHAR2(30 </text:span><text:span text:style-name="T66">CHAR</text:span><text:span text:style-name="T31">),</text:span></text:p>
            <text:p text:style-name="P424"><text:span text:style-name="T31"><text:s text:c="2"/>CSV_REGULACIO<text:tab/><text:tab/> <text:s text:c="2"/>VARCHAR2(640 </text:span><text:span text:style-name="T66">CHAR</text:span><text:span text:style-name="T31">),</text:span></text:p>
            <text:p text:style-name="P424"><text:span text:style-name="T31"><text:s text:c="2"/>CREATEDBY_CODI <text:s text:c="6"/>VARCHAR2(256 </text:span><text:span text:style-name="T66">CHAR</text:span><text:span text:style-name="T31">),</text:span></text:p>
            <text:p text:style-name="P424"><text:span text:style-name="T31"><text:s text:c="2"/>LASTMODIFIEDBY_CODI <text:s/>VARCHAR2(256 </text:span><text:span text:style-name="T66">CHAR</text:span><text:span text:style-name="T31">),</text:span></text:p>
            <text:p text:style-name="P424"><text:span text:style-name="T31"><text:s text:c="2"/>GESDOC_FIR_ID <text:tab/> <text:s text:c="2"/>VARCHAR2(50 </text:span><text:span text:style-name="T66">CHAR</text:span><text:span text:style-name="T31">)</text:span></text:p>
            <text:p text:style-name="P203">);</text:p>
            <text:p text:style-name="P598"/>
            <text:p text:style-name="P424"><text:span text:style-name="T66">ALTER</text:span><text:span text:style-name="T31"> </text:span><text:span text:style-name="T66">TABLE</text:span><text:span text:style-name="T31"> DIS_REGISTRE_FIRMA_DETALL MODIFY</text:span></text:p>
            <text:p text:style-name="P203">(</text:p>
            <text:p text:style-name="P424"><text:span text:style-name="T31"><text:s text:c="4"/>RESPONSABLE_NIF VARCHAR2(30 </text:span><text:span text:style-name="T66">CHAR</text:span><text:span text:style-name="T31">),</text:span></text:p>
            <text:p text:style-name="P424"><text:span text:style-name="T31"><text:s text:c="4"/>RESPONSABLE_NOM VARCHAR2(256 </text:span><text:span text:style-name="T66">CHAR</text:span><text:span text:style-name="T31">),</text:span></text:p>
            <text:p text:style-name="P424"><text:span text:style-name="T31"><text:s text:c="4"/>EMISSOR_CERTIFICAT VARCHAR2(2000 </text:span><text:span text:style-name="T66">CHAR</text:span><text:span text:style-name="T31">),</text:span></text:p>
            <text:p text:style-name="P424"><text:soft-page-break/><text:span text:style-name="T31"><text:s text:c="4"/>CREATEDBY_CODI <text:s text:c="6"/><text:tab/>VARCHAR2(64 </text:span><text:span text:style-name="T66">CHAR</text:span><text:span text:style-name="T31">),</text:span></text:p>
            <text:p text:style-name="P424"><text:span text:style-name="T31"><text:s text:c="4"/>LASTMODIFIEDBY_CODI <text:s/><text:tab/>VARCHAR2(64 </text:span><text:span text:style-name="T66">CHAR</text:span><text:span text:style-name="T31">)</text:span></text:p>
            <text:p text:style-name="P203">);</text:p>
            <text:p text:style-name="P598"/>
            <text:p text:style-name="P424"><text:span text:style-name="T66">ALTER</text:span><text:span text:style-name="T31"> </text:span><text:span text:style-name="T66">TABLE</text:span><text:span text:style-name="T31"> DIS_REGISTRE_INTER MODIFY</text:span></text:p>
            <text:p text:style-name="P203">(</text:p>
            <text:p text:style-name="P424"><text:span text:style-name="T31"><text:s text:c="2"/>ADRESA <text:s text:c="14"/>VARCHAR2(640 </text:span><text:span text:style-name="T66">CHAR</text:span><text:span text:style-name="T31">),</text:span></text:p>
            <text:p text:style-name="P424"><text:span text:style-name="T31"><text:s text:c="2"/>CANAL_PREF <text:s text:c="10"/>VARCHAR2(8 </text:span><text:span text:style-name="T66">CHAR</text:span><text:span text:style-name="T31">),</text:span></text:p>
            <text:p text:style-name="P424"><text:span text:style-name="T31"><text:s text:c="2"/>CODI_POSTAL <text:s text:c="9"/>VARCHAR2(20 </text:span><text:span text:style-name="T66">CHAR</text:span><text:span text:style-name="T31">),</text:span></text:p>
            <text:p text:style-name="P424"><text:span text:style-name="T31"><text:s text:c="2"/>DOC_NUM <text:s text:c="13"/>VARCHAR2(68 </text:span><text:span text:style-name="T66">CHAR</text:span><text:span text:style-name="T31">),</text:span></text:p>
            <text:p text:style-name="P424"><text:span text:style-name="T31"><text:s text:c="2"/>DOC_TIPUS <text:s text:c="11"/>VARCHAR2(4 </text:span><text:span text:style-name="T66">CHAR</text:span><text:span text:style-name="T31">),</text:span></text:p>
            <text:p text:style-name="P424"><text:span text:style-name="T31"><text:s text:c="2"/>EMAIL <text:s text:c="15"/>VARCHAR2(640 </text:span><text:span text:style-name="T66">CHAR</text:span><text:span text:style-name="T31">),</text:span></text:p>
            <text:p text:style-name="P424"><text:span text:style-name="T31"><text:s text:c="2"/>EMAIL_HAB <text:s text:c="11"/>VARCHAR2(640 </text:span><text:span text:style-name="T66">CHAR</text:span><text:span text:style-name="T31">),</text:span></text:p>
            <text:p text:style-name="P424"><text:span text:style-name="T31"><text:s text:c="2"/>LLINATGE1 <text:s text:c="11"/>VARCHAR2(255 </text:span><text:span text:style-name="T66">CHAR</text:span><text:span text:style-name="T31">),</text:span></text:p>
            <text:p text:style-name="P424"><text:span text:style-name="T31"><text:s text:c="2"/>LLINATGE2 <text:s text:c="11"/>VARCHAR2(255 </text:span><text:span text:style-name="T66">CHAR</text:span><text:span text:style-name="T31">),</text:span></text:p>
            <text:p text:style-name="P424"><text:span text:style-name="T31"><text:s text:c="2"/>NOM <text:s text:c="17"/>VARCHAR2(255 </text:span><text:span text:style-name="T66">CHAR</text:span><text:span text:style-name="T31">),</text:span></text:p>
            <text:p text:style-name="P424"><text:span text:style-name="T31"><text:s text:c="2"/>OBSERVACIONS <text:s text:c="8"/>VARCHAR2(640 </text:span><text:span text:style-name="T66">CHAR</text:span><text:span text:style-name="T31">),</text:span></text:p>
            <text:p text:style-name="P424"><text:span text:style-name="T31"><text:s text:c="2"/>PAIS <text:s text:c="16"/>VARCHAR2(100 </text:span><text:span text:style-name="T66">CHAR</text:span><text:span text:style-name="T31">),</text:span></text:p>
            <text:p text:style-name="P424"><text:span text:style-name="T31"><text:s text:c="2"/>PAIS_CODI <text:s text:c="11"/>VARCHAR2(4 </text:span><text:span text:style-name="T66">CHAR</text:span><text:span text:style-name="T31">),</text:span></text:p>
            <text:p text:style-name="P424"><text:span text:style-name="T31"><text:s text:c="2"/>PROVINCIA <text:s text:c="11"/>VARCHAR2(100 </text:span><text:span text:style-name="T66">CHAR</text:span><text:span text:style-name="T31">),</text:span></text:p>
            <text:p text:style-name="P424"><text:span text:style-name="T31"><text:s text:c="2"/>PROVINCIA_CODI <text:s text:c="6"/>VARCHAR2(4 </text:span><text:span text:style-name="T66">CHAR</text:span><text:span text:style-name="T31">),</text:span></text:p>
            <text:p text:style-name="P424"><text:span text:style-name="T31"><text:s text:c="2"/>MUNICIPI <text:s text:c="12"/>VARCHAR2(100 </text:span><text:span text:style-name="T66">CHAR</text:span><text:span text:style-name="T31">),</text:span></text:p>
            <text:p text:style-name="P424"><text:span text:style-name="T31"><text:s text:c="2"/>MUNICIPI_CODI <text:s text:c="7"/>VARCHAR2(4 </text:span><text:span text:style-name="T66">CHAR</text:span><text:span text:style-name="T31">),</text:span></text:p>
            <text:p text:style-name="P424"><text:span text:style-name="T31"><text:s text:c="2"/>RAO_SOCIAL <text:s text:c="10"/>VARCHAR2(2000 </text:span><text:span text:style-name="T66">CHAR</text:span><text:span text:style-name="T31">),</text:span></text:p>
            <text:p text:style-name="P424"><text:span text:style-name="T31"><text:s text:c="2"/>TELEFON <text:s text:c="13"/>VARCHAR2(80 </text:span><text:span text:style-name="T66">CHAR</text:span><text:span text:style-name="T31">),</text:span></text:p>
            <text:p text:style-name="P424"><text:span text:style-name="T31"><text:s text:c="2"/>TIPUS <text:s text:c="15"/>VARCHAR2(19 </text:span><text:span text:style-name="T66">CHAR</text:span><text:span text:style-name="T31">),</text:span></text:p>
            <text:p text:style-name="P424"><text:span text:style-name="T31"><text:s text:c="2"/>CREATEDBY_CODI <text:s text:c="6"/>VARCHAR2(256 </text:span><text:span text:style-name="T66">CHAR</text:span><text:span text:style-name="T31">),</text:span></text:p>
            <text:p text:style-name="P424"><text:span text:style-name="T31"><text:s text:c="2"/>LASTMODIFIEDBY_CODI <text:s/>VARCHAR2(256 </text:span><text:span text:style-name="T66">CHAR</text:span><text:span text:style-name="T31">),</text:span></text:p>
            <text:p text:style-name="P424"><text:span text:style-name="T31"><text:s text:c="2"/>CODI_DIRE <text:tab/><text:tab/><text:tab/>VARCHAR2(64 </text:span><text:span text:style-name="T66">CHAR</text:span><text:span text:style-name="T31">)</text:span></text:p>
            <text:p text:style-name="P203">);</text:p>
            <text:p text:style-name="P598"/>
            <text:p text:style-name="P424"><text:span text:style-name="T66">ALTER</text:span><text:span text:style-name="T31"> </text:span><text:span text:style-name="T66">TABLE</text:span><text:span text:style-name="T31"> DIS_REGLA MODIFY</text:span></text:p>
            <text:p text:style-name="P203">(</text:p>
            <text:p text:style-name="P424"><text:span text:style-name="T31"><text:s text:c="2"/>ASSUMPTE_CODI <text:s text:c="7"/>VARCHAR2(16 </text:span><text:span text:style-name="T66">CHAR</text:span><text:span text:style-name="T31">),</text:span></text:p>
            <text:p text:style-name="P424"><text:span text:style-name="T31"><text:s text:c="2"/>DESCRIPCIO <text:s text:c="10"/>VARCHAR2(1024 </text:span><text:span text:style-name="T66">CHAR</text:span><text:span text:style-name="T31">),</text:span></text:p>
            <text:p text:style-name="P424"><text:span text:style-name="T31"><text:s text:c="2"/>NOM <text:s text:c="17"/>VARCHAR2(256 </text:span><text:span text:style-name="T66">CHAR</text:span><text:span text:style-name="T31">),</text:span></text:p>
            <text:p text:style-name="P424"><text:span text:style-name="T31"><text:s text:c="2"/>TIPUS <text:s text:c="15"/>VARCHAR2(32 </text:span><text:span text:style-name="T66">CHAR</text:span><text:span text:style-name="T31">),</text:span></text:p>
            <text:p text:style-name="P424"><text:span text:style-name="T31"><text:s text:c="2"/>UNITAT_CODI <text:s text:c="9"/>VARCHAR2(9 </text:span><text:span text:style-name="T66">CHAR</text:span><text:span text:style-name="T31">),</text:span></text:p>
            <text:p text:style-name="P424"><text:span text:style-name="T31"><text:s text:c="2"/>CREATEDBY_CODI <text:s text:c="6"/>VARCHAR2(256 </text:span><text:span text:style-name="T66">CHAR</text:span><text:span text:style-name="T31">),</text:span></text:p>
            <text:p text:style-name="P424"><text:span text:style-name="T31"><text:s text:c="2"/>LASTMODIFIEDBY_CODI <text:s/>VARCHAR2(256 </text:span><text:span text:style-name="T66">CHAR</text:span><text:span text:style-name="T31">),</text:span></text:p>
            <text:p text:style-name="P424"><text:span text:style-name="T31"><text:s text:c="2"/>CONTRASENYA <text:s text:c="9"/>VARCHAR2(64 </text:span><text:span text:style-name="T66">CHAR</text:span><text:span text:style-name="T31">),</text:span></text:p>
            <text:p text:style-name="P424"><text:span text:style-name="T31"><text:s text:c="2"/>TIPUS_BACKOFFICE <text:s text:c="4"/>VARCHAR2(255 </text:span><text:span text:style-name="T66">CHAR</text:span><text:span text:style-name="T31">),</text:span></text:p>
            <text:p text:style-name="P424"><text:span text:style-name="T31"><text:s text:c="2"/>URL <text:s text:c="17"/>VARCHAR2(256 </text:span><text:span text:style-name="T66">CHAR</text:span><text:span text:style-name="T31">),</text:span></text:p>
            <text:p text:style-name="P424"><text:span text:style-name="T31"><text:s text:c="2"/>USUARI <text:s text:c="14"/>VARCHAR2(64 </text:span><text:span text:style-name="T66">CHAR</text:span><text:span text:style-name="T31">),</text:span></text:p>
            <text:p text:style-name="P424"><text:span text:style-name="T31"><text:s text:c="2"/>PROCEDIMENT_CODI <text:s text:c="4"/>VARCHAR2(64 </text:span><text:span text:style-name="T66">CHAR</text:span><text:span text:style-name="T31">),</text:span></text:p>
            <text:p text:style-name="P424"><text:span text:style-name="T31"><text:s text:c="2"/>BACKOFFICE_CODI <text:s text:c="4"/>VARCHAR2(20 </text:span><text:span text:style-name="T66">CHAR</text:span><text:span text:style-name="T31">)</text:span></text:p>
            <text:p text:style-name="P203">);</text:p>
            <text:p text:style-name="P598"/>
            <text:p text:style-name="P424"><text:span text:style-name="T66">ALTER</text:span><text:span text:style-name="T31"> </text:span><text:span text:style-name="T66">TABLE</text:span><text:span text:style-name="T31"> DIS_ACL_CLASS MODIFY</text:span></text:p>
            <text:p text:style-name="P203">(</text:p>
            <text:p text:style-name="P424"><text:span text:style-name="T31"><text:s text:c="2"/>CLASS <text:s/>VARCHAR2(100 </text:span><text:span text:style-name="T66">CHAR</text:span><text:span text:style-name="T31">)</text:span></text:p>
            <text:p text:style-name="P203">);</text:p>
            <text:p text:style-name="P598"/>
            <text:p text:style-name="P424"><text:span text:style-name="T66">ALTER</text:span><text:span text:style-name="T31"> </text:span><text:span text:style-name="T66">TABLE</text:span><text:span text:style-name="T31"> DIS_ACL_SID MODIFY</text:span></text:p>
            <text:p text:style-name="P203">(</text:p>
            <text:p text:style-name="P424"><text:span text:style-name="T31"><text:s text:c="2"/>SID <text:s text:c="7"/>VARCHAR2(100 </text:span><text:span text:style-name="T66">CHAR</text:span><text:span text:style-name="T31">)</text:span></text:p>
            <text:p text:style-name="P203"><text:soft-page-break/>);</text:p>
            <text:p text:style-name="P598"/>
            <text:p text:style-name="P424"><text:span text:style-name="T66">ALTER</text:span><text:span text:style-name="T31"> </text:span><text:span text:style-name="T66">TABLE</text:span><text:span text:style-name="T31"> DIS_CONT_COMMENT MODIFY</text:span></text:p>
            <text:p text:style-name="P203">(</text:p>
            <text:p text:style-name="P424"><text:span text:style-name="T31"><text:s text:c="2"/>TEXT<text:tab/><text:tab/><text:tab/><text:tab/> <text:s text:c="2"/>VARCHAR2 (1024 </text:span><text:span text:style-name="T66">CHAR</text:span><text:span text:style-name="T31">),</text:span></text:p>
            <text:p text:style-name="P424"><text:span text:style-name="T31"><text:s text:c="2"/>CREATEDBY_CODI <text:s text:c="6"/>VARCHAR2(64 </text:span><text:span text:style-name="T66">CHAR</text:span><text:span text:style-name="T31">),</text:span></text:p>
            <text:p text:style-name="P424"><text:span text:style-name="T31"><text:s text:c="2"/>LASTMODIFIEDBY_CODI <text:s/>VARCHAR2(64 </text:span><text:span text:style-name="T66">CHAR</text:span><text:span text:style-name="T31">)</text:span></text:p>
            <text:p text:style-name="P203">);</text:p>
            <text:p text:style-name="P598"/>
            <text:p text:style-name="P424"><text:span text:style-name="T66">ALTER</text:span><text:span text:style-name="T31"> </text:span><text:span text:style-name="T66">TABLE</text:span><text:span text:style-name="T31"> DIS_UNITAT_ORGANITZATIVA MODIFY </text:span></text:p>
            <text:p text:style-name="P203">(</text:p>
            <text:p text:style-name="P424"><text:span text:style-name="T31"><text:s text:c="2"/>CODI <text:tab/><text:tab/><text:tab/><text:tab/><text:tab/><text:tab/>VARCHAR2(9 </text:span><text:span text:style-name="T66">CHAR</text:span><text:span text:style-name="T31">),</text:span></text:p>
            <text:p text:style-name="P424"><text:span text:style-name="T31"><text:s text:c="2"/>DENOMINACIO <text:tab/><text:tab/><text:tab/><text:tab/>VARCHAR2(300 </text:span><text:span text:style-name="T66">CHAR</text:span><text:span text:style-name="T31">),</text:span></text:p>
            <text:p text:style-name="P424"><text:span text:style-name="T31"><text:s text:c="2"/>NIF_CIF <text:tab/><text:tab/><text:tab/><text:tab/><text:tab/>VARCHAR2(9 </text:span><text:span text:style-name="T66">CHAR</text:span><text:span text:style-name="T31">),</text:span></text:p>
            <text:p text:style-name="P424"><text:span text:style-name="T31"><text:s text:c="2"/>CODI_UNITAT_SUPERIOR <text:tab/><text:tab/>VARCHAR2(9 </text:span><text:span text:style-name="T66">CHAR</text:span><text:span text:style-name="T31">),</text:span></text:p>
            <text:p text:style-name="P424"><text:span text:style-name="T31"><text:s text:c="2"/>CODI_UNITAT_ARREL <text:tab/><text:tab/>VARCHAR2(9 </text:span><text:span text:style-name="T66">CHAR</text:span><text:span text:style-name="T31">),</text:span></text:p>
            <text:p text:style-name="P424"><text:span text:style-name="T31"><text:s text:c="2"/>ESTAT <text:tab/><text:tab/><text:tab/><text:tab/><text:tab/>VARCHAR2(1 </text:span><text:span text:style-name="T66">CHAR</text:span><text:span text:style-name="T31">),</text:span></text:p>
            <text:p text:style-name="P424"><text:span text:style-name="T31"><text:s text:c="2"/>CODI_PAIS <text:tab/><text:tab/><text:tab/><text:tab/>VARCHAR2(3 </text:span><text:span text:style-name="T66">CHAR</text:span><text:span text:style-name="T31">),</text:span></text:p>
            <text:p text:style-name="P424"><text:span text:style-name="T31"><text:s text:c="2"/>CODI_COMUNITAT <text:tab/><text:tab/><text:tab/>VARCHAR2(2 </text:span><text:span text:style-name="T66">CHAR</text:span><text:span text:style-name="T31">),</text:span></text:p>
            <text:p text:style-name="P424"><text:span text:style-name="T31"><text:s text:c="2"/>CODI_PROVINCIA <text:tab/><text:tab/><text:tab/>VARCHAR2(2 </text:span><text:span text:style-name="T66">CHAR</text:span><text:span text:style-name="T31">),</text:span></text:p>
            <text:p text:style-name="P424"><text:span text:style-name="T31"><text:s text:c="2"/>CODI_POSTAL <text:tab/><text:tab/><text:tab/><text:tab/>VARCHAR2(5 </text:span><text:span text:style-name="T66">CHAR</text:span><text:span text:style-name="T31">),</text:span></text:p>
            <text:p text:style-name="P424"><text:span text:style-name="T31"><text:s text:c="2"/>NOM_LOCALITAT <text:tab/><text:tab/><text:tab/>VARCHAR2(50 </text:span><text:span text:style-name="T66">CHAR</text:span><text:span text:style-name="T31">),</text:span></text:p>
            <text:p text:style-name="P424"><text:span text:style-name="T31"><text:s text:c="2"/>LOCALITAT <text:tab/><text:tab/><text:tab/><text:tab/>VARCHAR2(40 </text:span><text:span text:style-name="T66">CHAR</text:span><text:span text:style-name="T31">),</text:span></text:p>
            <text:p text:style-name="P424"><text:span text:style-name="T31"><text:s text:c="2"/>ADRESSA <text:tab/><text:tab/><text:tab/><text:tab/><text:tab/>VARCHAR2(70 </text:span><text:span text:style-name="T66">CHAR</text:span><text:span text:style-name="T31">),</text:span></text:p>
            <text:p text:style-name="P424"><text:span text:style-name="T31"><text:s text:c="2"/>NOM_VIA <text:tab/><text:tab/><text:tab/><text:tab/><text:tab/>VARCHAR2(200 </text:span><text:span text:style-name="T66">CHAR</text:span><text:span text:style-name="T31">),</text:span></text:p>
            <text:p text:style-name="P424"><text:span text:style-name="T31"><text:s text:c="2"/>NUM_VIA <text:tab/><text:tab/><text:tab/><text:tab/><text:tab/>VARCHAR2(100 </text:span><text:span text:style-name="T66">CHAR</text:span><text:span text:style-name="T31">),</text:span></text:p>
            <text:p text:style-name="P424"><text:span text:style-name="T31"><text:s text:c="2"/>TIPUS_TRANSICIO <text:tab/><text:tab/> <text:s text:c="3"/>VARCHAR2(12 </text:span><text:span text:style-name="T66">CHAR</text:span><text:span text:style-name="T31">),</text:span></text:p>
            <text:p text:style-name="P424"><text:span text:style-name="T31"><text:s text:c="2"/>CREATEDBY_CODI <text:s text:c="6"/><text:tab/><text:tab/>VARCHAR2(256 </text:span><text:span text:style-name="T66">CHAR</text:span><text:span text:style-name="T31">),</text:span></text:p>
            <text:p text:style-name="P424"><text:span text:style-name="T31"><text:s text:c="2"/>LASTMODIFIEDBY_CODI <text:s/><text:tab/><text:tab/>VARCHAR2(256 </text:span><text:span text:style-name="T66">CHAR</text:span><text:span text:style-name="T31">),</text:span></text:p>
            <text:p text:style-name="P424"><text:span text:style-name="T31"><text:s text:c="2"/>CODI_DIR3_ENTITAT<text:tab/><text:tab/> <text:tab/>VARCHAR2(9 </text:span><text:span text:style-name="T66">CHAR</text:span><text:span text:style-name="T31">)</text:span></text:p>
            <text:p text:style-name="P203">);</text:p>
            <text:p text:style-name="P598"/>
            <text:p text:style-name="P424"><text:span text:style-name="T66">ALTER</text:span><text:span text:style-name="T31"> </text:span><text:span text:style-name="T66">TABLE</text:span><text:span text:style-name="T31"> DIS_AVIS MODIFY</text:span></text:p>
            <text:p text:style-name="P203">(</text:p>
            <text:p text:style-name="P424"><text:span text:style-name="T31"><text:s text:c="2"/>ASSUMPTE <text:s text:c="12"/>VARCHAR2(256 </text:span><text:span text:style-name="T66">CHAR</text:span><text:span text:style-name="T31">),</text:span></text:p>
            <text:p text:style-name="P424"><text:span text:style-name="T31"><text:s text:c="2"/>MISSATGE <text:s text:c="12"/>VARCHAR2(2048 </text:span><text:span text:style-name="T66">CHAR</text:span><text:span text:style-name="T31">),</text:span></text:p>
            <text:p text:style-name="P424"><text:span text:style-name="T31"><text:s text:c="2"/>AVIS_NIVELL <text:s text:c="8"/>VARCHAR2(10 </text:span><text:span text:style-name="T66">CHAR</text:span><text:span text:style-name="T31">),</text:span></text:p>
            <text:p text:style-name="P424"><text:span text:style-name="T31"><text:s text:c="2"/>CREATEDBY_CODI <text:s text:c="6"/>VARCHAR2(64 </text:span><text:span text:style-name="T66">CHAR</text:span><text:span text:style-name="T31">),</text:span></text:p>
            <text:p text:style-name="P424"><text:span text:style-name="T31"><text:s text:c="2"/>LASTMODIFIEDBY_CODI <text:s/>VARCHAR2(64 </text:span><text:span text:style-name="T66">CHAR</text:span><text:span text:style-name="T31">)</text:span></text:p>
            <text:p text:style-name="P203">);</text:p>
            <text:p text:style-name="P598"/>
            <text:p text:style-name="P424"><text:span text:style-name="T66">ALTER</text:span><text:span text:style-name="T31"> </text:span><text:span text:style-name="T66">TABLE</text:span><text:span text:style-name="T31"> DIS_CONT_LOG_PARAM MODIFY</text:span></text:p>
            <text:p text:style-name="P203">(</text:p>
            <text:p text:style-name="P424"><text:span text:style-name="T31"><text:s text:c="4"/>VALOR VARCHAR2(256 </text:span><text:span text:style-name="T66">CHAR</text:span><text:span text:style-name="T31">),</text:span></text:p>
            <text:p text:style-name="P424"><text:span text:style-name="T31"><text:s text:c="4"/>CREATEDBY_CODI VARCHAR2(64 </text:span><text:span text:style-name="T66">CHAR</text:span><text:span text:style-name="T31">),</text:span></text:p>
            <text:p text:style-name="P424"><text:span text:style-name="T31"><text:s text:c="4"/>LASTMODIFIEDBY_CODI VARCHAR2(64 </text:span><text:span text:style-name="T66">CHAR</text:span><text:span text:style-name="T31">)</text:span></text:p>
            <text:p text:style-name="P201">);</text:p>
            <text:p text:style-name="P225"/>
            <text:p text:style-name="P202"/>
          </table:table-cell>
        </table:table-row>
      </table:table>
      <text:p text:style-name="P100"/>
      <text:p text:style-name="P100"/>
      <text:p text:style-name="P42"><text:span text:style-name="T6">Propietats globals</text:span>: </text:p>
      <text:list xml:id="list3902982184" text:style-name="L42">
        <text:list-item>
          <text:p text:style-name="P887">En cas de voler utilitzar el plugin de filesystem d'Arxiu en comptes de l'Arxiu de la CAIB s'han de configurar les següents propietats.</text:p>
        </text:list-item>
      </text:list>
      <text:list xml:id="list3834551742" text:style-name="L43">
        <text:list-header>
          <text:p text:style-name="P746"/>
        </text:list-header>
      </text:list>
      <table:table table:name="Tabela2" table:style-name="Tabela2">
        <table:table-column table:style-name="Tabela2.A"/>
        <text:soft-page-break/>
        <table:table-row table:style-name="Tabela2.1">
          <table:table-cell table:style-name="Tabela2.A1" office:value-type="string">
            <text:p text:style-name="P240"># ################### #</text:p>
            <text:p text:style-name="P241"># PROPERTIES AFEGIDES #</text:p>
            <text:p text:style-name="P241"># ################### #</text:p>
            <text:p text:style-name="P598"/>
            <text:p text:style-name="P424"><text:span text:style-name="T50">#230 </text:span><text:span text:style-name="T54">Adaptar</text:span><text:span text:style-name="T50"> el </text:span><text:span text:style-name="T54">plugin</text:span><text:span text:style-name="T50"> d'Arxiu per </text:span><text:span text:style-name="T54">poder</text:span><text:span text:style-name="T50"> </text:span><text:span text:style-name="T54">guardar</text:span><text:span text:style-name="T50"> </text:span><text:span text:style-name="T54">al</text:span><text:span text:style-name="T50"> </text:span><text:span text:style-name="T54">sistema</text:span><text:span text:style-name="T50"> </text:span><text:span text:style-name="T54">de</text:span><text:span text:style-name="T50"> </text:span><text:span text:style-name="T54">fitxers</text:span><text:span text:style-name="T50"> </text:span></text:p>
            <text:p text:style-name="P203"/>
            <text:p text:style-name="P426"><text:span text:style-name="T50">#</text:span><text:span text:style-name="T51"> Configuració del plugin de Distribució d'Arxiu per guardar documents al filesystem</text:span><text:span text:style-name="T52"> utilitzant la implementació del plugin del filesystem</text:span></text:p>
            <text:p text:style-name="P426"><text:span text:style-name="T32">es.caib.distribucio.plugin.arxiu.class=</text:span><text:span text:style-name="T41">es.caib.plugins.arxiu.caib.</text:span><text:span text:style-name="T42">ArxiuPluginFilesystem</text:span></text:p>
            <text:p text:style-name="P425"><text:span text:style-name="T31">es.caib.distribucio.plugin.arxiu.filesystem.base.path=</text:span><text:span text:style-name="T38">/opt/</text:span><text:span text:style-name="T45">distribucio</text:span><text:span text:style-name="T38">/</text:span><text:span text:style-name="T40">arxiu</text:span><text:span text:style-name="T45">filesystem</text:span></text:p>
            <text:p text:style-name="P415"><text:span text:style-name="T31">es.caib.distribucio.plugin.arxiu.filesystem.organ.codi.dir3=</text:span><text:span text:style-name="T38">A0</text:span><text:span text:style-name="T40">0000000</text:span></text:p>
          </table:table-cell>
        </table:table-row>
      </table:table>
      <text:list xml:id="list123413816302898" text:continue-numbering="true" text:style-name="L43">
        <text:list-header>
          <text:p text:style-name="P762"/>
        </text:list-header>
      </text:list>
      <text:p text:style-name="P442"/>
      <text:p text:style-name="P442"/>
      <text:list xml:id="list123412260718421" text:continue-list="list123412384996592" text:style-name="Outline">
        <text:list-item>
          <text:list>
            <text:list-header>
              <text:h text:style-name="P673" text:outline-level="2" text:is-list-header="true"><text:bookmark-start text:name="__RefHeading___Toc104146_3965979134"/><text:span text:style-name="T158">Versió 0.9.</text:span><text:span text:style-name="T88">31 </text:span><text:span text:style-name="T89">M</text:span><text:span text:style-name="T90">illora de regles</text:span><text:span text:style-name="T89"> i altres millores. </text:span><text:bookmark-end text:name="__RefHeading___Toc104146_3965979134"/></text:h>
            </text:list-header>
          </text:list>
        </text:list-item>
      </text:list>
      <text:p text:style-name="P327">Data: <text:span text:style-name="T179">25</text:span>/<text:span text:style-name="T196">11</text:span>/2020<text:span text:style-name="T186"> 15:00h</text:span></text:p>
      <text:p text:style-name="P327"/>
      <text:p text:style-name="P376">Resum: Millora de regles, actualitza<text:span text:style-name="T197">ció</text:span> ma<text:span text:style-name="T197">n</text:span>ual d'usuari, revisar anotacions al log<text:span text:style-name="T197">s</text:span>.<text:span text:style-name="T199"> Actualització de la referència al plugin Arxiu CAIB de la 2.0.5 a la 2.0.7.1.</text:span></text:p>
      <text:p text:style-name="P327"/>
      <text:p text:style-name="P474">Canvis i millores:</text:p>
      <text:list xml:id="list2657679164" text:style-name="L44">
        <text:list-item>
          <text:p text:style-name="P884"><text:a xlink:type="simple" xlink:href="https://github.com/GovernIB/distribucio/issues/159" text:style-name="Internet_20_link" text:visited-style-name="Visited_20_Internet_20_Link">#159</text:a>: Millora de regles. Regles enca<text:span text:style-name="T197">d</text:span>e<text:span text:style-name="T197">n</text:span>ades</text:p>
        </text:list-item>
        <text:list-item>
          <text:p text:style-name="P884"><text:a xlink:type="simple" xlink:href="https://github.com/GovernIB/distribucio/issues/236" text:style-name="Internet_20_link" text:visited-style-name="Visited_20_Internet_20_Link">#236</text:a>: Millora de regles. Nou tipus de regla "reenviar a UO"</text:p>
        </text:list-item>
        <text:list-item>
          <text:p text:style-name="P884"><text:a xlink:type="simple" xlink:href="https://github.com/GovernIB/distribucio/issues/237" text:style-name="Internet_20_link" text:visited-style-name="Visited_20_Internet_20_Link">#237</text:a>: Millora de regles. Modificar definició de la regla</text:p>
        </text:list-item>
        <text:list-item>
          <text:p text:style-name="P884"><text:a xlink:type="simple" xlink:href="https://github.com/GovernIB/distribucio/issues/234" text:style-name="Internet_20_link" text:visited-style-name="Visited_20_Internet_20_Link">#234</text:a>: Diferenciar unitats organitzatives obsoletes i actives en la definició de regles</text:p>
        </text:list-item>
        <text:list-item>
          <text:p text:style-name="P884"><text:a xlink:type="simple" xlink:href="https://github.com/GovernIB/distribucio/issues/235" text:style-name="Internet_20_link" text:visited-style-name="Visited_20_Internet_20_Link">#235</text:a>: Millora de regles. Manteniment de backoffices</text:p>
        </text:list-item>
        <text:list-item>
          <text:p text:style-name="P884"><text:a xlink:type="simple" xlink:href="https://github.com/GovernIB/distribucio/issues/193" text:style-name="Internet_20_link" text:visited-style-name="Visited_20_Internet_20_Link">#193</text:a>: Actualitzar manual d'usuari</text:p>
        </text:list-item>
        <text:list-item>
          <text:p text:style-name="P884"><text:a xlink:type="simple" xlink:href="https://github.com/GovernIB/distribucio/issues/231" text:style-name="Internet_20_link" text:visited-style-name="Visited_20_Internet_20_Link">#231</text:a>: Revisar anotacions al log</text:p>
        </text:list-item>
        <text:list-item>
          <text:p text:style-name="P884"><text:a xlink:type="simple" xlink:href="https://github.com/GovernIB/distribucio/issues/233" text:style-name="Internet_20_link" text:visited-style-name="Visited_20_Internet_20_Link">#233</text:a>: Informació de les metadades de signatura dels documents</text:p>
        </text:list-item>
      </text:list>
      <text:p text:style-name="P474">Errors:</text:p>
      <text:p text:style-name="P44"/>
      <text:list xml:id="list69537033" text:style-name="L45">
        <text:list-item>
          <text:p text:style-name="P792"><text:a xlink:type="simple" xlink:href="https://github.com/GovernIB/distribucio/issues/250" text:style-name="Internet_20_link" text:visited-style-name="Visited_20_Internet_20_Link">#250</text:a>: Corregir la llargada del camp DIS_REGISTRE.UNITAT_ADM_DESC</text:p>
        </text:list-item>
      </text:list>
      <text:p text:style-name="P280"/>
      <text:p text:style-name="P101">Base de dades:<text:span text:style-name="T5"> </text:span></text:p>
      <text:list xml:id="list2377349124" text:style-name="L46">
        <text:list-item>
          <text:p text:style-name="P847">Script per afegir nous camps de regles i nova taula de backoffice per millorar funcionalitat de regles.<text:span text:style-name="T199"> </text:span><text:span text:style-name="T200">Atenció!:</text:span><text:span text:style-name="T202"> S'ha de posar un codi d'usuari que existeixi en la inserció de registres en la taula DIS_BACKOFFICE.</text:span></text:p>
        </text:list-item>
      </text:list>
      <text:list xml:id="list3014745475" text:style-name="L47">
        <text:list-item>
          <text:list>
            <text:list-item>
              <text:p text:style-name="P828"><text:a xlink:type="simple" xlink:href="https://github.com/GovernIB/distribucio/blob/dis-0.9/scripts/bbdd/1.0/oracle/updates/distribucio_update_0.9.31.sql" text:style-name="Internet_20_link" text:visited-style-name="Visited_20_Internet_20_Link"><text:span text:style-name="T191">distribucio_update_0.9.31.sql</text:span></text:a><text:span text:style-name="T191"> (Oracle)</text:span></text:p>
            </text:list-item>
          </text:list>
        </text:list-item>
      </text:list>
      <text:p text:style-name="P480"/>
      <table:table table:name="Table5" table:style-name="Table5">
        <table:table-column table:style-name="Table5.A"/>
        <table:table-row table:style-name="Table5.1">
          <table:table-cell table:style-name="Table5.A1" office:value-type="string">
            <text:p text:style-name="P221"/>
            <text:p text:style-name="P385">-- #235: Millora de regles. Manteniment de backoffices</text:p>
            <text:p text:style-name="P605">-- ! posar un codi d'usuari que existeixi </text:p>
            <text:p text:style-name="P599"/>
            <text:p text:style-name="P427"><text:span text:style-name="T66">CREATE</text:span><text:span text:style-name="T31"> </text:span><text:span text:style-name="T66">TABLE</text:span><text:span text:style-name="T31"> DIS_BACKOFFICE</text:span></text:p>
            <text:p text:style-name="P205">(</text:p>
            <text:p text:style-name="P427"><text:span text:style-name="T31"><text:s text:c="4"/>ID NUMBER(19) </text:span><text:span text:style-name="T66">NOT</text:span><text:span text:style-name="T31"> </text:span><text:span text:style-name="T152">NULL</text:span><text:span text:style-name="T31">,</text:span></text:p>
            <text:p text:style-name="P427"><text:soft-page-break/><text:span text:style-name="T31"><text:s text:c="4"/>TIPUS VARCHAR2(256 </text:span><text:span text:style-name="T66">CHAR</text:span><text:span text:style-name="T31">) </text:span><text:span text:style-name="T66">NOT</text:span><text:span text:style-name="T31"> </text:span><text:span text:style-name="T152">NULL</text:span><text:span text:style-name="T31">,</text:span></text:p>
            <text:p text:style-name="P427"><text:span text:style-name="T31"><text:s text:c="4"/>CODI VARCHAR2(20 </text:span><text:span text:style-name="T66">CHAR</text:span><text:span text:style-name="T31">) </text:span><text:span text:style-name="T66">NOT</text:span><text:span text:style-name="T31"> </text:span><text:span text:style-name="T152">NULL</text:span><text:span text:style-name="T31">,</text:span></text:p>
            <text:p text:style-name="P427"><text:span text:style-name="T31"><text:s text:c="4"/>NOM VARCHAR2(64 </text:span><text:span text:style-name="T66">CHAR</text:span><text:span text:style-name="T31">) </text:span><text:span text:style-name="T66">NOT</text:span><text:span text:style-name="T31"> </text:span><text:span text:style-name="T152">NULL</text:span><text:span text:style-name="T31">,</text:span></text:p>
            <text:p text:style-name="P427"><text:span text:style-name="T31"><text:s text:c="4"/>URL VARCHAR2(256 </text:span><text:span text:style-name="T66">CHAR</text:span><text:span text:style-name="T31">) </text:span><text:span text:style-name="T66">NOT</text:span><text:span text:style-name="T31"> </text:span><text:span text:style-name="T152">NULL</text:span><text:span text:style-name="T31">,</text:span></text:p>
            <text:p text:style-name="P427"><text:span text:style-name="T31"><text:s text:c="4"/>USUARI VARCHAR2(64 </text:span><text:span text:style-name="T66">CHAR</text:span><text:span text:style-name="T31">),</text:span></text:p>
            <text:p text:style-name="P427"><text:span text:style-name="T31"><text:s text:c="4"/>CONTRASENYA VARCHAR2(64 </text:span><text:span text:style-name="T66">CHAR</text:span><text:span text:style-name="T31">),</text:span></text:p>
            <text:p text:style-name="P205"><text:s text:c="4"/>INTENTS NUMBER(10,0),</text:p>
            <text:p text:style-name="P205"><text:s text:c="4"/>TEMPS_ENTRE_INTENTS NUMBER(10,0),</text:p>
            <text:p text:style-name="P427"><text:span text:style-name="T31"><text:s text:c="4"/>ENTITAT_ID NUMBER(19) </text:span><text:span text:style-name="T66">NOT</text:span><text:span text:style-name="T31"> </text:span><text:span text:style-name="T152">NULL</text:span><text:span text:style-name="T31">,</text:span></text:p>
            <text:p text:style-name="P427"><text:span text:style-name="T31"><text:s text:c="4"/>CREATEDBY_CODI VARCHAR2(64 </text:span><text:span text:style-name="T66">CHAR</text:span><text:span text:style-name="T31">),</text:span></text:p>
            <text:p text:style-name="P427"><text:span text:style-name="T31"><text:s text:c="4"/>CREATEDDATE </text:span><text:span text:style-name="T66">TIMESTAMP</text:span><text:span text:style-name="T31">(6),</text:span></text:p>
            <text:p text:style-name="P427"><text:span text:style-name="T31"><text:s text:c="4"/>LASTMODIFIEDBY_CODI VARCHAR2(64 </text:span><text:span text:style-name="T66">CHAR</text:span><text:span text:style-name="T31">),</text:span></text:p>
            <text:p text:style-name="P427"><text:span text:style-name="T31"><text:s text:c="4"/>LASTMODIFIEDDATE </text:span><text:span text:style-name="T66">TIMESTAMP</text:span><text:span text:style-name="T31">(6)</text:span></text:p>
            <text:p text:style-name="P205">);</text:p>
            <text:p text:style-name="P599"/>
            <text:p text:style-name="P427"><text:span text:style-name="T66">ALTER</text:span><text:span text:style-name="T31"> </text:span><text:span text:style-name="T66">TABLE</text:span><text:span text:style-name="T31"> DIS_BACKOFFICE </text:span><text:span text:style-name="T66">ADD</text:span><text:span text:style-name="T31"> </text:span><text:span text:style-name="T66">CONSTRAINT</text:span><text:span text:style-name="T31"> DIS_BACKOFFICE_PK </text:span><text:span text:style-name="T66">PRIMARY</text:span><text:span text:style-name="T31"> </text:span><text:span text:style-name="T66">KEY</text:span><text:span text:style-name="T31"> (ID);</text:span></text:p>
            <text:p text:style-name="P427"><text:span text:style-name="T66">ALTER</text:span><text:span text:style-name="T31"> </text:span><text:span text:style-name="T66">TABLE</text:span><text:span text:style-name="T31"> DIS_BACKOFFICE </text:span><text:span text:style-name="T66">ADD</text:span><text:span text:style-name="T31"> </text:span><text:span text:style-name="T66">CONSTRAINT</text:span><text:span text:style-name="T31"> DIS_ENTITAT_BACKOFFICE_FK </text:span><text:span text:style-name="T66">FOREIGN</text:span><text:span text:style-name="T31"> </text:span><text:span text:style-name="T66">KEY</text:span><text:span text:style-name="T31"> (ENTITAT_ID) </text:span><text:span text:style-name="T66">REFERENCES</text:span><text:span text:style-name="T31"> DIS_ENTITAT(ID);</text:span></text:p>
            <text:p text:style-name="P599"/>
            <text:p text:style-name="P427"><text:span text:style-name="T31">GRANT </text:span><text:span text:style-name="T66">SELECT</text:span><text:span text:style-name="T31">, </text:span><text:span text:style-name="T66">UPDATE</text:span><text:span text:style-name="T31">, </text:span><text:span text:style-name="T66">INSERT</text:span><text:span text:style-name="T31">, </text:span><text:span text:style-name="T66">DELETE</text:span><text:span text:style-name="T31"> </text:span><text:span text:style-name="T66">ON</text:span><text:span text:style-name="T31"> DIS_BACKOFFICE TO WWW_DISTRIBUCIO;</text:span></text:p>
            <text:p text:style-name="P599"/>
            <text:p text:style-name="P385">-- 1 Afegeix els nous backoffices a la taula de backoffices</text:p>
            <text:p text:style-name="P427"><text:span text:style-name="T203">INSERT</text:span><text:span text:style-name="T31"> </text:span><text:span text:style-name="T203">INTO</text:span><text:span text:style-name="T31"> DIS_BACKOFFICE</text:span></text:p>
            <text:p text:style-name="P205">(</text:p>
            <text:p text:style-name="P205"><text:s text:c="4"/>ID,</text:p>
            <text:p text:style-name="P205"><text:s text:c="4"/>TIPUS,</text:p>
            <text:p text:style-name="P205"><text:s text:c="4"/>CODI,</text:p>
            <text:p text:style-name="P205"><text:s text:c="4"/>NOM,</text:p>
            <text:p text:style-name="P205"><text:s text:c="4"/>URL,</text:p>
            <text:p text:style-name="P205"><text:s text:c="4"/>USUARI,</text:p>
            <text:p text:style-name="P205"><text:s text:c="4"/>CONTRASENYA,</text:p>
            <text:p text:style-name="P205"><text:s text:c="4"/>INTENTS,</text:p>
            <text:p text:style-name="P205"><text:s text:c="4"/>TEMPS_ENTRE_INTENTS,</text:p>
            <text:p text:style-name="P205"><text:s text:c="4"/>ENTITAT_ID,</text:p>
            <text:p text:style-name="P205"><text:s text:c="4"/>CREATEDBY_CODI,</text:p>
            <text:p text:style-name="P205"><text:s text:c="4"/>CREATEDDATE</text:p>
            <text:p text:style-name="P205">)</text:p>
            <text:p text:style-name="P205">(</text:p>
            <text:p text:style-name="P427"><text:span text:style-name="T31"><text:tab/></text:span><text:span text:style-name="T203">SELECT</text:span></text:p>
            <text:p text:style-name="P205"><text:tab/><text:tab/>DIS_HIBERNATE_SEQ.nextval,</text:p>
            <text:p text:style-name="P205"><text:tab/> <text:s text:c="3"/>TIPUS,</text:p>
            <text:p text:style-name="P205"><text:tab/> <text:s text:c="3"/>CODI,</text:p>
            <text:p text:style-name="P205"><text:tab/> <text:s text:c="3"/>CODI,</text:p>
            <text:p text:style-name="P205"><text:tab/> <text:s text:c="3"/>URL,</text:p>
            <text:p text:style-name="P205"><text:tab/> <text:s text:c="3"/>USUARI,</text:p>
            <text:p text:style-name="P205"><text:tab/> <text:s text:c="3"/>CONTRASENYA,</text:p>
            <text:p text:style-name="P205"><text:tab/> <text:s text:c="3"/>INTENTS,</text:p>
            <text:p text:style-name="P205"><text:tab/> <text:s text:c="3"/>TEMPS_ENTRE_INTENTS,</text:p>
            <text:p text:style-name="P205"><text:tab/> <text:s text:c="3"/>ENTITAT_ID,</text:p>
            <text:p text:style-name="P427"><text:span text:style-name="T31"><text:tab/> <text:s text:c="3"/></text:span><text:span text:style-name="T205">'u81599'</text:span><text:span text:style-name="T31">, </text:span><text:span text:style-name="T206">-- CREATEDBY_CODI: ! posar un codi d'usuari que existeixi</text:span></text:p>
            <text:p text:style-name="P427"><text:span text:style-name="T31"><text:tab/> <text:s text:c="3"/></text:span><text:span text:style-name="T203">SYSDATE</text:span></text:p>
            <text:p text:style-name="P427"><text:span text:style-name="T31"><text:tab/></text:span><text:span text:style-name="T203">FROM</text:span><text:span text:style-name="T31"> (</text:span></text:p>
            <text:p text:style-name="P427"><text:span text:style-name="T31"><text:tab/><text:tab/></text:span><text:span text:style-name="T203">SELECT</text:span><text:span text:style-name="T31"> </text:span><text:span text:style-name="T203">DISTINCT</text:span></text:p>
            <text:p text:style-name="P427"><text:span text:style-name="T31"><text:tab/><text:tab/> <text:s text:c="3"/></text:span><text:span text:style-name="T207">NVL</text:span><text:span text:style-name="T31">(r.TIPUS_BACKOFFICE, </text:span><text:span text:style-name="T205">'DISTRIBUCIO'</text:span><text:span text:style-name="T31">) TIPUS ,</text:span></text:p>
            <text:p text:style-name="P427"><text:span text:style-name="T31"><text:tab/><text:tab/> <text:s text:c="3"/></text:span><text:span text:style-name="T207">NVL</text:span><text:span text:style-name="T31">(r.BACKOFFICE_CODI, </text:span><text:span text:style-name="T205">'Backoffice_'</text:span><text:span text:style-name="T31">||rownum) CODI,</text:span></text:p>
            <text:p text:style-name="P427"><text:span text:style-name="T31"><text:tab/><text:tab/> <text:s text:c="3"/></text:span><text:span text:style-name="T207">NVL</text:span><text:span text:style-name="T31">(URL, </text:span><text:span text:style-name="T205">'http://camp.obligatori'</text:span><text:span text:style-name="T31">) URL,</text:span></text:p>
            <text:p text:style-name="P205"><text:soft-page-break/><text:tab/><text:tab/> <text:s text:c="3"/>USUARI,</text:p>
            <text:p text:style-name="P205"><text:tab/><text:tab/> <text:s text:c="3"/>CONTRASENYA,</text:p>
            <text:p text:style-name="P205"><text:tab/><text:tab/> <text:s text:c="3"/>INTENTS,</text:p>
            <text:p text:style-name="P205"><text:tab/><text:tab/> <text:s text:c="3"/>TEMPS_ENTRE_INTENTS,</text:p>
            <text:p text:style-name="P205"><text:tab/><text:tab/> <text:s text:c="3"/>ENTITAT_ID</text:p>
            <text:p text:style-name="P427"><text:span text:style-name="T31"><text:tab/><text:tab/></text:span><text:span text:style-name="T203">FROM</text:span><text:span text:style-name="T31"> DIS_REGLA r</text:span></text:p>
            <text:p text:style-name="P427"><text:span text:style-name="T31"><text:tab/><text:tab/></text:span><text:span text:style-name="T203">WHERE</text:span><text:span text:style-name="T31"> r.TIPUS = </text:span><text:span text:style-name="T205">'BACKOFFICE'</text:span></text:p>
            <text:p text:style-name="P205"><text:tab/>)</text:p>
            <text:p text:style-name="P427"><text:span text:style-name="T31">)</text:span><text:span text:style-name="T211">;</text:span></text:p>
            <text:p text:style-name="P599"/>
            <text:p text:style-name="P605">-- 2 Actualitza la referència de les regles tipus bakcoffice amb el registre que li toqui</text:p>
            <text:p text:style-name="P427"><text:span text:style-name="T203">UPDATE</text:span><text:span text:style-name="T31"> DIS_REGLA r </text:span><text:span text:style-name="T203">SET</text:span><text:span text:style-name="T31"> BACKOFFICE_DESTI_ID = </text:span></text:p>
            <text:p text:style-name="P205">( </text:p>
            <text:p text:style-name="P427"><text:span text:style-name="T31"><text:tab/></text:span><text:span text:style-name="T203">SELECT</text:span><text:span text:style-name="T31"> ID </text:span></text:p>
            <text:p text:style-name="P427"><text:span text:style-name="T31"><text:tab/></text:span><text:span text:style-name="T203">FROM</text:span><text:span text:style-name="T31"> DIS_BACKOFFICE b</text:span></text:p>
            <text:p text:style-name="P427"><text:span text:style-name="T31"><text:tab/></text:span><text:span text:style-name="T203">WHERE</text:span><text:span text:style-name="T31"> ROWNUM = </text:span><text:span text:style-name="T170">1</text:span></text:p>
            <text:p text:style-name="P427"><text:span text:style-name="T31"><text:tab/> <text:tab/></text:span><text:span text:style-name="T203">AND</text:span><text:span text:style-name="T31"> r.TIPUS_BACKOFFICE = b.TIPUS </text:span></text:p>
            <text:p text:style-name="P427"><text:span text:style-name="T31"><text:tab/> <text:tab/></text:span><text:span text:style-name="T203">AND</text:span><text:span text:style-name="T31"> (r.BACKOFFICE_CODI = b.CODI)</text:span></text:p>
            <text:p text:style-name="P427"><text:span text:style-name="T31"><text:tab/> <text:tab/></text:span><text:span text:style-name="T203">AND</text:span><text:span text:style-name="T31"> r.URL = b.URL </text:span></text:p>
            <text:p text:style-name="P427"><text:span text:style-name="T31"><text:tab/> <text:tab/></text:span><text:span text:style-name="T203">AND</text:span><text:span text:style-name="T31"> r.ENTITAT_ID = b.ENTITAT_ID</text:span></text:p>
            <text:p text:style-name="P427"><text:span text:style-name="T31"><text:tab/> <text:tab/></text:span><text:span text:style-name="T203">AND</text:span><text:span text:style-name="T31"> ((r.USUARI = b.USUARI ) </text:span><text:span text:style-name="T203">OR</text:span><text:span text:style-name="T31"> (r.USUARI </text:span><text:span text:style-name="T203">IS</text:span><text:span text:style-name="T31"> </text:span><text:span text:style-name="T203">NULL</text:span><text:span text:style-name="T31"> </text:span><text:span text:style-name="T203">AND</text:span><text:span text:style-name="T31"> b.USUARI </text:span><text:span text:style-name="T203">IS</text:span><text:span text:style-name="T31"> </text:span><text:span text:style-name="T203">NULL</text:span><text:span text:style-name="T31">))</text:span></text:p>
            <text:p text:style-name="P427"><text:span text:style-name="T31"><text:tab/> <text:tab/></text:span><text:span text:style-name="T203">AND</text:span><text:span text:style-name="T31"> ((r.CONTRASENYA = b.CONTRASENYA <text:s/>) </text:span><text:span text:style-name="T203">OR</text:span><text:span text:style-name="T31"> (r.CONTRASENYA </text:span><text:span text:style-name="T203">IS</text:span><text:span text:style-name="T31"> </text:span><text:span text:style-name="T203">NULL</text:span><text:span text:style-name="T31"> </text:span><text:span text:style-name="T203">AND</text:span><text:span text:style-name="T31"> b.CONTRASENYA </text:span><text:span text:style-name="T203">IS</text:span><text:span text:style-name="T31"> </text:span><text:span text:style-name="T203">NULL</text:span><text:span text:style-name="T31">))</text:span></text:p>
            <text:p text:style-name="P427"><text:span text:style-name="T31"><text:tab/> <text:tab/></text:span><text:span text:style-name="T203">AND</text:span><text:span text:style-name="T31"> ((r.INTENTS = b.INTENTS <text:s/>) </text:span><text:span text:style-name="T203">OR</text:span><text:span text:style-name="T31"> (r.INTENTS </text:span><text:span text:style-name="T203">IS</text:span><text:span text:style-name="T31"> </text:span><text:span text:style-name="T203">NULL</text:span><text:span text:style-name="T31"> </text:span><text:span text:style-name="T203">AND</text:span><text:span text:style-name="T31"> b.INTENTS </text:span><text:span text:style-name="T203">IS</text:span><text:span text:style-name="T31"> </text:span><text:span text:style-name="T203">NULL</text:span><text:span text:style-name="T31">))</text:span></text:p>
            <text:p text:style-name="P427"><text:span text:style-name="T31"><text:tab/> <text:tab/></text:span><text:span text:style-name="T203">AND</text:span><text:span text:style-name="T31"> ((r.TEMPS_ENTRE_INTENTS = b.TEMPS_ENTRE_INTENTS <text:s/>) </text:span><text:span text:style-name="T203">OR</text:span><text:span text:style-name="T31"> (r.TEMPS_ENTRE_INTENTS </text:span><text:span text:style-name="T203">IS</text:span><text:span text:style-name="T31"> </text:span><text:span text:style-name="T203">NULL</text:span><text:span text:style-name="T31"> </text:span><text:span text:style-name="T203">AND</text:span><text:span text:style-name="T31"> b.TEMPS_ENTRE_INTENTS </text:span><text:span text:style-name="T203">IS</text:span><text:span text:style-name="T31"> </text:span><text:span text:style-name="T203">NULL</text:span><text:span text:style-name="T31">))</text:span></text:p>
            <text:p text:style-name="P205">)</text:p>
            <text:p text:style-name="P205"><text:span text:style-name="T204">WHERE</text:span> R.BACKOFFICE_CODI <text:span text:style-name="T204">IS</text:span> <text:span text:style-name="T204">NOT</text:span> <text:span text:style-name="T204">NULL</text:span><text:span text:style-name="T210">;</text:span></text:p>
            <text:p text:style-name="P599"/>
            <text:p text:style-name="P385">-- #237: Millora de regles. Modificar definició de la regla</text:p>
            <text:p text:style-name="P599"/>
            <text:p text:style-name="P427"><text:span text:style-name="T66">ALTER</text:span><text:span text:style-name="T31"> </text:span><text:span text:style-name="T66">TABLE</text:span><text:span text:style-name="T31"> DIS_REGLA</text:span></text:p>
            <text:p text:style-name="P427"><text:span text:style-name="T66">ADD</text:span><text:span text:style-name="T31"> (</text:span></text:p>
            <text:p text:style-name="P205"><text:s text:c="4"/>BUSTIA_FILTRE_ID NUMBER(19),</text:p>
            <text:p text:style-name="P205"><text:s text:c="4"/>BACKOFFICE_DESTI_ID NUMBER(19)</text:p>
            <text:p text:style-name="P205">);</text:p>
            <text:p text:style-name="P599"/>
            <text:p text:style-name="P427"><text:span text:style-name="T66">ALTER</text:span><text:span text:style-name="T31"> </text:span><text:span text:style-name="T66">TABLE</text:span><text:span text:style-name="T31"> DIS_REGLA </text:span><text:span text:style-name="T66">ADD</text:span><text:span text:style-name="T31"> </text:span><text:span text:style-name="T66">CONSTRAINT</text:span><text:span text:style-name="T31"> DIS_BUSTIA_FILTRE_REGLA_FK </text:span><text:span text:style-name="T66">FOREIGN</text:span><text:span text:style-name="T31"> </text:span><text:span text:style-name="T66">KEY</text:span><text:span text:style-name="T31"> (BUSTIA_FILTRE_ID) </text:span><text:span text:style-name="T66">REFERENCES</text:span><text:span text:style-name="T31"> DIS_BUSTIA(ID);</text:span></text:p>
            <text:p text:style-name="P427"><text:span text:style-name="T66">ALTER</text:span><text:span text:style-name="T31"> </text:span><text:span text:style-name="T66">TABLE</text:span><text:span text:style-name="T31"> DIS_REGLA </text:span><text:span text:style-name="T66">ADD</text:span><text:span text:style-name="T31"> </text:span><text:span text:style-name="T66">CONSTRAINT</text:span><text:span text:style-name="T31"> DIS_BACKOFFICE_DESTI_REGLA_FK </text:span><text:span text:style-name="T66">FOREIGN</text:span><text:span text:style-name="T31"> </text:span><text:span text:style-name="T66">KEY</text:span><text:span text:style-name="T31"> (BACKOFFICE_DESTI_ID) </text:span><text:span text:style-name="T66">REFERENCES</text:span><text:span text:style-name="T31"> DIS_BACKOFFICE(ID);</text:span></text:p>
            <text:p text:style-name="P599"/>
            <text:p text:style-name="P599"/>
            <text:p text:style-name="P599"/>
            <text:p text:style-name="P385">-- #250: Ampliació de la columna DIS_REGISTRE.UNITAT_ADM_DESC per igualar-la a DIS_UNITAT_ORGANITZATIVA.DENOMINACIO</text:p>
            <text:p text:style-name="P599"/>
            <text:p text:style-name="P427"><text:span text:style-name="T66">ALTER</text:span><text:span text:style-name="T31"> </text:span><text:span text:style-name="T66">TABLE</text:span><text:span text:style-name="T31"> DIS_REGISTRE MODIFY UNITAT_ADM_DESC VARCHAR2(300 </text:span><text:span text:style-name="T66">CHAR</text:span><text:span text:style-name="T31">);</text:span></text:p>
            <text:p text:style-name="P599"/>
            <text:p text:style-name="P599"/>
            <text:p text:style-name="P385">-- #236: Millora de regles. Nou tipus de regla "reenviar a UO"</text:p>
            <text:p text:style-name="P599"/>
            <text:p text:style-name="P427"><text:span text:style-name="T66">ALTER</text:span><text:span text:style-name="T31"> </text:span><text:span text:style-name="T66">TABLE</text:span><text:span text:style-name="T31"> DIS_REGLA</text:span></text:p>
            <text:p text:style-name="P427"><text:span text:style-name="T66">ADD</text:span><text:span text:style-name="T31"> (</text:span></text:p>
            <text:p text:style-name="P205"><text:soft-page-break/><text:s text:c="4"/>UNITAT_DESTI_ID NUMBER(19)</text:p>
            <text:p text:style-name="P205">);</text:p>
            <text:p text:style-name="P599"/>
            <text:p text:style-name="P427"><text:span text:style-name="T66">ALTER</text:span><text:span text:style-name="T31"> </text:span><text:span text:style-name="T66">TABLE</text:span><text:span text:style-name="T31"> DIS_REGLA </text:span><text:span text:style-name="T66">ADD</text:span><text:span text:style-name="T31"> </text:span><text:span text:style-name="T66">CONSTRAINT</text:span><text:span text:style-name="T31"> DIS_UNITAT_DESTI_REGLA_FK </text:span><text:span text:style-name="T66">FOREIGN</text:span><text:span text:style-name="T31"> </text:span><text:span text:style-name="T66">KEY</text:span><text:span text:style-name="T31"> (UNITAT_DESTI_ID) </text:span><text:span text:style-name="T66">REFERENCES</text:span><text:span text:style-name="T31"> DIS_UNITAT_ORGANITZATIVA(ID);</text:span></text:p>
            <text:p text:style-name="P221"/>
            <text:p text:style-name="P205"/>
          </table:table-cell>
        </table:table-row>
      </table:table>
      <text:p text:style-name="P101"/>
      <text:p text:style-name="P44"><text:span text:style-name="T6">Propietats globals</text:span>: </text:p>
      <text:list xml:id="list2511795638" text:style-name="L48">
        <text:list-item>
          <text:p text:style-name="P806">Sense canvis</text:p>
        </text:list-item>
      </text:list>
      <text:p text:style-name="P444"/>
      <text:list xml:id="list123413673721387" text:continue-list="list123412260718421" text:style-name="Outline">
        <text:list-item>
          <text:list>
            <text:list-header>
              <text:h text:style-name="P674" text:outline-level="2" text:is-list-header="true"><text:bookmark-start text:name="__RefHeading___Toc387429_3965979134"/><text:span text:style-name="T158">Versió 0.9.</text:span><text:span text:style-name="T88">3</text:span><text:span text:style-name="T91">2</text:span><text:span text:style-name="T88"> </text:span><text:span text:style-name="T92">Millores visuals</text:span><text:span text:style-name="T89">. </text:span><text:bookmark-end text:name="__RefHeading___Toc387429_3965979134"/></text:h>
            </text:list-header>
          </text:list>
        </text:list-item>
      </text:list>
      <text:p text:style-name="P326">Data: 2020.12.0<text:span text:style-name="T213">3</text:span> 15:00h</text:p>
      <text:p text:style-name="P326"/>
      <text:p text:style-name="P375">Resum: <text:span text:style-name="T198">M</text:span>illores visuals<text:span text:style-name="T212"> i botons d'accions i navegació en el detall de les anotacions.</text:span></text:p>
      <text:p text:style-name="P326"/>
      <text:p text:style-name="P473">Canvis i millores:</text:p>
      <text:list xml:id="list123413790814724" text:continue-list="list123413806488169" text:style-name="L36">
        <text:list-item>
          <text:p text:style-name="P881"><text:a xlink:type="simple" xlink:href="https://github.com/GovernIB/distribucio/issues/242" text:style-name="Internet_20_link" text:visited-style-name="Visited_20_Internet_20_Link">#242</text:a>: Nova pestanya de resum als detalls d'una anotació</text:p>
        </text:list-item>
        <text:list-item>
          <text:p text:style-name="P881"><text:a xlink:type="simple" xlink:href="https://github.com/GovernIB/distribucio/issues/240" text:style-name="Internet_20_link" text:visited-style-name="Visited_20_Internet_20_Link">#240</text:a>: Navegació entre registres</text:p>
        </text:list-item>
        <text:list-item>
          <text:p text:style-name="P881"><text:a xlink:type="simple" xlink:href="https://github.com/GovernIB/distribucio/issues/248" text:style-name="Internet_20_link" text:visited-style-name="Visited_20_Internet_20_Link">#248</text:a>: Distingir visualment les anotacions al llistat segons el tipus de documentació adjunta</text:p>
        </text:list-item>
        <text:list-item>
          <text:p text:style-name="P881"><text:a xlink:type="simple" xlink:href="https://github.com/GovernIB/distribucio/issues/249" text:style-name="Internet_20_link" text:visited-style-name="Visited_20_Internet_20_Link">#249</text:a>: Afegir filtre al llistat d'anotacions segons el tipus de documentació adjunta</text:p>
        </text:list-item>
        <text:list-item>
          <text:p text:style-name="P881"><text:a xlink:type="simple" xlink:href="https://github.com/GovernIB/distribucio/issues/239" text:style-name="Internet_20_link" text:visited-style-name="Visited_20_Internet_20_Link">#239</text:a>: Afegir accions en els detalls</text:p>
        </text:list-item>
        <text:list-item>
          <text:p text:style-name="P881"><text:a xlink:type="simple" xlink:href="https://github.com/GovernIB/distribucio/issues/247" text:style-name="Internet_20_link" text:visited-style-name="Visited_20_Internet_20_Link">#247</text:a>: Opció per descarregar tots els documents d'una anotació</text:p>
        </text:list-item>
        <text:list-item>
          <text:p text:style-name="P881"><text:a xlink:type="simple" xlink:href="https://github.com/GovernIB/distribucio/issues/244" text:style-name="Internet_20_link" text:visited-style-name="Visited_20_Internet_20_Link">#244</text:a>: Poder filtrar dins del desplegable de bústies i que surtin ordenades</text:p>
          <text:p text:style-name="P881"/>
        </text:list-item>
      </text:list>
      <text:p text:style-name="P473">Errors:</text:p>
      <text:list xml:id="list2774247927" text:style-name="L49">
        <text:list-item>
          <text:p text:style-name="P808"><text:a xlink:type="simple" xlink:href="https://github.com/GovernIB/distribucio/issues/238" text:style-name="Internet_20_link" text:visited-style-name="Visited_20_Internet_20_Link">#238</text:a>: Error obrint l'enllaç de comunicació de nova anotació</text:p>
        </text:list-item>
        <text:list-item>
          <text:p text:style-name="P808"><text:a xlink:type="simple" xlink:href="https://github.com/GovernIB/distribucio/issues/246" text:style-name="Internet_20_link" text:visited-style-name="Visited_20_Internet_20_Link">#246</text:a>: Separar el camp número del contingut de bústies en número i títol</text:p>
        </text:list-item>
        <text:list-item>
          <text:p text:style-name="P809"><text:a xlink:type="simple" xlink:href="https://github.com/GovernIB/distribucio/issues/257" text:style-name="Internet_20_link" text:visited-style-name="Visited_20_Internet_20_Link">#257</text:a><text:span text:style-name="T213"> </text:span>Error sincronitzant canvi de noms d'unitats orgániques amb el DIR3 </text:p>
        </text:list-item>
      </text:list>
      <text:p text:style-name="P445"/>
      <text:p text:style-name="P449">Base de dades:<text:span text:style-name="T5"> </text:span></text:p>
      <text:list xml:id="list1804877304" text:style-name="L50">
        <text:list-item>
          <text:p text:style-name="P807">Sense canvis</text:p>
        </text:list-item>
      </text:list>
      <text:p text:style-name="P443"/>
      <text:p text:style-name="P43"><text:span text:style-name="T6">Propietats globals</text:span>: </text:p>
      <text:list xml:id="list123413559211704" text:continue-numbering="true" text:style-name="L50">
        <text:list-item>
          <text:p text:style-name="P807">Sense canvis</text:p>
        </text:list-item>
      </text:list>
      <text:list xml:id="list123413628629105" text:continue-list="list123413673721387" text:style-name="Outline">
        <text:list-item>
          <text:list>
            <text:list-header>
              <text:h text:style-name="P675" text:outline-level="2" text:is-list-header="true"><text:bookmark-start text:name="__RefHeading___Toc210152_2228722299"/><text:span text:style-name="T158">Versió 0.9.</text:span><text:span text:style-name="T93">32</text:span><text:span text:style-name="T85">.</text:span><text:span text:style-name="T93">1</text:span><text:span text:style-name="T81"> </text:span><text:span text:style-name="T82">C</text:span><text:span text:style-name="T85">orrecció e</text:span><text:span text:style-name="T86">rror d</text:span><text:span text:style-name="T93">escarrega</text:span><text:bookmark-end text:name="__RefHeading___Toc210152_2228722299"/></text:h>
            </text:list-header>
          </text:list>
        </text:list-item>
      </text:list>
      <text:p text:style-name="P328">Data: <text:span text:style-name="T214">13</text:span>/0<text:span text:style-name="T214">1</text:span>/202<text:span text:style-name="T214">1</text:span></text:p>
      <text:p text:style-name="P45"/>
      <text:list xml:id="list123413698159042" text:continue-list="list123413095248773" text:style-name="L22">
        <text:list-item>
          <text:p text:style-name="P790"><text:a xlink:type="simple" xlink:href="https://github.com/GovernIB/distribucio/issues/261" text:style-name="Internet_20_link" text:visited-style-name="Visited_20_Internet_20_Link"><text:span text:style-name="T214">#</text:span></text:a><text:a xlink:type="simple" xlink:href="https://github.com/GovernIB/distribucio/issues/261" text:style-name="Internet_20_link" text:visited-style-name="Visited_20_Internet_20_Link">261</text:a><text:span text:style-name="T185"> Problema amb la descàrrega dels fitxers de les anotacions de registre</text:span></text:p>
        </text:list-item>
      </text:list>
      <text:p text:style-name="P281"/>
      <text:p text:style-name="P102">Base de dades:<text:span text:style-name="T5"> </text:span></text:p>
      <text:list xml:id="list3730056972" text:style-name="L51">
        <text:list-item>
          <text:p text:style-name="P848">S<text:span text:style-name="T184">ense canvis</text:span></text:p>
        </text:list-item>
      </text:list>
      <text:p text:style-name="P102"/>
      <text:p text:style-name="P45"><text:soft-page-break/><text:span text:style-name="T6">Propietats globals</text:span>: </text:p>
      <text:list xml:id="list1277105226" text:style-name="L52">
        <text:list-item>
          <text:p text:style-name="P811">Sense canvis</text:p>
        </text:list-item>
      </text:list>
      <text:p text:style-name="P450"/>
      <text:list xml:id="list123413122479782" text:continue-list="list123413628629105" text:style-name="Outline">
        <text:list-item>
          <text:list>
            <text:list-header>
              <text:h text:style-name="P676" text:outline-level="2" text:is-list-header="true"><text:bookmark-start text:name="__RefHeading___Toc210154_2228722299"/><text:span text:style-name="T158">Versió 0.9.</text:span><text:span text:style-name="T93">3</text:span><text:span text:style-name="T94">3</text:span><text:span text:style-name="T81"> </text:span><text:span text:style-name="T95">No tancar modal, API firma simple i corre</text:span><text:span text:style-name="T97">c</text:span><text:span text:style-name="T95">ció errors d</text:span><text:span text:style-name="T96">escarregant annexos</text:span><text:bookmark-end text:name="__RefHeading___Toc210154_2228722299"/></text:h>
            </text:list-header>
          </text:list>
        </text:list-item>
      </text:list>
      <text:p text:style-name="P329">Data: <text:span text:style-name="T215">11</text:span>/0<text:span text:style-name="T214">2</text:span>/202<text:span text:style-name="T214">1 13:00h</text:span></text:p>
      <text:p text:style-name="P329"/>
      <text:p text:style-name="P330"><text:span text:style-name="T216">Resum: No tancar la modal després de realitzar accions. Canvi API firma. Permetre reenviar i marcar coma processades massivament. Altres millores i </text:span>correcció d'errors descarregant annexos i altres errors menors. <text:span text:style-name="T216">.</text:span></text:p>
      <text:p text:style-name="P329"/>
      <text:p text:style-name="P475">Canvis i millores:</text:p>
      <text:list xml:id="list123412220795567" text:continue-list="list123413790814724" text:style-name="L36">
        <text:list-item>
          <text:p text:style-name="P882"><text:a xlink:type="simple" xlink:href="https://github.com/GovernIB/distribucio/issues/264" text:style-name="Internet_20_link" text:visited-style-name="Visited_20_Internet_20_Link">#264</text:a> No sortir de la navegació quan es reenvia una anotació</text:p>
        </text:list-item>
        <text:list-item>
          <text:p text:style-name="P882"><text:a xlink:type="simple" xlink:href="https://github.com/GovernIB/distribucio/issues/241" text:style-name="Internet_20_link" text:visited-style-name="Visited_20_Internet_20_Link">#241</text:a> Posar un visor de documents per als annexos</text:p>
        </text:list-item>
        <text:list-item>
          <text:p text:style-name="P882"><text:a xlink:type="simple" xlink:href="https://github.com/GovernIB/distribucio/issues/243" text:style-name="Internet_20_link" text:visited-style-name="Visited_20_Internet_20_Link">#243</text:a> Canviar l'API de firma amb passarel·la per l'API de firma simple</text:p>
        </text:list-item>
        <text:list-item>
          <text:p text:style-name="P882"><text:a xlink:type="simple" xlink:href="https://github.com/GovernIB/distribucio/issues/251" text:style-name="Internet_20_link" text:visited-style-name="Visited_20_Internet_20_Link">#251</text:a> Afegir informació al correu que envia distribució amb les dades d'una anotació de registre</text:p>
        </text:list-item>
        <text:list-item>
          <text:p text:style-name="P882"><text:a xlink:type="simple" xlink:href="https://github.com/GovernIB/distribucio/issues/252" text:style-name="Internet_20_link" text:visited-style-name="Visited_20_Internet_20_Link">#252</text:a> Permetre fer accions massives sobre anotacions: reenviar i marcar com a processades</text:p>
        </text:list-item>
        <text:list-item>
          <text:p text:style-name="P882"><text:a xlink:type="simple" xlink:href="https://github.com/GovernIB/distribucio/issues/266" text:style-name="Internet_20_link" text:visited-style-name="Visited_20_Internet_20_Link">#266</text:a> Afegir el remitent al contingut del correu</text:p>
        </text:list-item>
        <text:list-item>
          <text:p text:style-name="P882"><text:a xlink:type="simple" xlink:href="https://github.com/GovernIB/distribucio/issues/265" text:style-name="Internet_20_link" text:visited-style-name="Visited_20_Internet_20_Link">#265</text:a> Poder filtrar l'arbre d'unitats al reenviament i desplegar fins al nivell X d'unitats</text:p>
        </text:list-item>
        <text:list-item>
          <text:p text:style-name="P882"><text:a xlink:type="simple" xlink:href="https://github.com/GovernIB/distribucio/issues/262" text:style-name="Internet_20_link" text:visited-style-name="Visited_20_Internet_20_Link">#262</text:a> No permetre enviar per email ni marcar com a processat una anotació pendent de l'arxiu</text:p>
        </text:list-item>
        <text:list-item>
          <text:p text:style-name="P882"><text:a xlink:type="simple" xlink:href="https://github.com/GovernIB/distribucio/issues/259" text:style-name="Internet_20_link" text:visited-style-name="Visited_20_Internet_20_Link">#259</text:a> Afegir accions de les anotacions als administradors</text:p>
        </text:list-item>
        <text:list-item>
          <text:p text:style-name="P882"><text:a xlink:type="simple" xlink:href="https://github.com/GovernIB/distribucio/issues/258" text:style-name="Internet_20_link" text:visited-style-name="Visited_20_Internet_20_Link">#258</text:a> Afegir l'acció "Descàrrega justificant i annexos" al botó del llistat</text:p>
        </text:list-item>
        <text:list-item>
          <text:p text:style-name="P883"><text:a xlink:type="simple" xlink:href="https://github.com/GovernIB/distribucio/issues/272" text:style-name="Internet_20_link" text:visited-style-name="Visited_20_Internet_20_Link">#272</text:a>: Revisar i millorar el temps de processament des de que arriba l'anotació fins que es guarden els annexos</text:p>
          <text:p text:style-name="P882"/>
        </text:list-item>
      </text:list>
      <text:p text:style-name="P475">Errors:</text:p>
      <text:list xml:id="list1047893998" text:style-name="L53">
        <text:list-item>
          <text:p text:style-name="P810"><text:a xlink:type="simple" xlink:href="https://github.com/GovernIB/distribucio/issues/267" text:style-name="Internet_20_link" text:visited-style-name="Visited_20_Internet_20_Link">#267</text:a> Mostrar el botó per reintantar guardar annex a l'Arxiu tot i que l'anotació estigui marcada com a processada</text:p>
        </text:list-item>
        <text:list-item>
          <text:p text:style-name="P810"><text:a xlink:type="simple" xlink:href="https://github.com/GovernIB/distribucio/issues/260" text:style-name="Internet_20_link" text:visited-style-name="Visited_20_Internet_20_Link">#260</text:a> No es descarrega el justificant en el fitxer comprimit de documents</text:p>
        </text:list-item>
        <text:list-item>
          <text:p text:style-name="P888"><text:a xlink:type="simple" xlink:href="https://github.com/GovernIB/distribucio/issues/269" text:style-name="Internet_20_link" text:visited-style-name="Visited_20_Internet_20_Link">#269</text:a><text:span text:style-name="T36"> Estat estrany al reenviar/processar una anotació des de la URL del correu</text:span></text:p>
        </text:list-item>
        <text:list-item>
          <text:p text:style-name="P889"><text:a xlink:type="simple" xlink:href="https://github.com/GovernIB/distribucio/issues/232" text:style-name="Internet_20_link" text:visited-style-name="Visited_20_Internet_20_Link">#232</text:a>: Error descarregant annex pendent de guardar-se a l'Arxiu</text:p>
        </text:list-item>
        <text:list-item>
          <text:p text:style-name="P889"><text:a xlink:type="simple" xlink:href="https://github.com/GovernIB/distribucio/issues/273" text:style-name="Internet_20_link" text:visited-style-name="Visited_20_Internet_20_Link">#273</text:a><text:span text:style-name="T36">: Revisar la descàrrega d'annexos amb firma detached guardats o no a l'Arxiu</text:span></text:p>
        </text:list-item>
      </text:list>
      <text:p text:style-name="P446"/>
      <text:p text:style-name="P103">Base de dades:<text:span text:style-name="T5"> </text:span></text:p>
      <text:list xml:id="list2152829171" text:style-name="L54">
        <text:list-item>
          <text:p text:style-name="P849">S<text:span text:style-name="T184">ense canvis</text:span></text:p>
        </text:list-item>
      </text:list>
      <text:p text:style-name="P103"/>
      <text:p text:style-name="P46"><text:span text:style-name="T6">Propietats globals</text:span>: </text:p>
      <text:list xml:id="list1889711989" text:style-name="L55">
        <text:list-item>
          <text:p text:style-name="P896">Per tal d'emprar l'API de firma simple s'ha de canviar la configuració del plugin de signatura i afegir propietats d'autenticació.</text:p>
        </text:list-item>
        <text:list-item>
          <text:p text:style-name="P896">Per poder filtrar l'arbre d'unitats al reenviament s'ha afegit una propietat opcional.</text:p>
        </text:list-item>
      </text:list>
      <text:list xml:id="list123412479008857" text:continue-list="list3902982184" text:style-name="L42">
        <text:list-header>
          <text:p text:style-name="P747"/>
        </text:list-header>
      </text:list>
      <table:table table:name="Tabela3" table:style-name="Tabela3">
        <table:table-column table:style-name="Tabela3.A"/>
        <text:soft-page-break/>
        <table:table-row table:style-name="Tabela3.1">
          <table:table-cell table:style-name="Tabela3.A1" office:value-type="string">
            <text:p text:style-name="P248"># ###################### #</text:p>
            <text:p text:style-name="P241"># PROPERTIES MODIFICADES #</text:p>
            <text:p text:style-name="P241"># ###################### #</text:p>
            <text:p text:style-name="P598"/>
            <text:p text:style-name="P424"><text:span text:style-name="T50"># 243: </text:span><text:span text:style-name="T54">Canviar</text:span><text:span text:style-name="T50"> l'API </text:span><text:span text:style-name="T54">de</text:span><text:span text:style-name="T50"> </text:span><text:span text:style-name="T54">firma</text:span><text:span text:style-name="T50"> </text:span><text:span text:style-name="T54">amb</text:span><text:span text:style-name="T50"> passarel·la per l'API </text:span><text:span text:style-name="T54">de</text:span><text:span text:style-name="T50"> </text:span><text:span text:style-name="T54">firma</text:span><text:span text:style-name="T50"> simple </text:span></text:p>
            <text:p text:style-name="P424"><text:span text:style-name="T31">es.caib.distribucio.plugin.signatura.class=</text:span><text:span text:style-name="T38">es.caib.distribucio.plugin.caib.signatura.FirmaSimplePluginPortafib</text:span></text:p>
            <text:p text:style-name="P598"/>
            <text:p text:style-name="P598"/>
            <text:p text:style-name="P241"># ################### #</text:p>
            <text:p text:style-name="P241"># PROPERTIES AFEGIDES #</text:p>
            <text:p text:style-name="P241"># ################### #</text:p>
            <text:p text:style-name="P598"/>
            <text:p text:style-name="P424"><text:span text:style-name="T50"># 243: </text:span><text:span text:style-name="T54">Canviar</text:span><text:span text:style-name="T50"> l'API </text:span><text:span text:style-name="T54">de</text:span><text:span text:style-name="T50"> </text:span><text:span text:style-name="T54">firma</text:span><text:span text:style-name="T50"> </text:span><text:span text:style-name="T54">amb</text:span><text:span text:style-name="T50"> passarel·la per l'API </text:span><text:span text:style-name="T54">de</text:span><text:span text:style-name="T50"> </text:span><text:span text:style-name="T54">firma</text:span><text:span text:style-name="T50"> simple </text:span></text:p>
            <text:p text:style-name="P424"><text:span text:style-name="T31">es.caib.distribucio.plugin.api.firma.en.servidor.simple.endpoint=</text:span><text:span text:style-name="T44">https://dev.caib.es/portafib/common/rest/apifirmaenservidorsimple/v1/</text:span></text:p>
            <text:p text:style-name="P424"><text:span text:style-name="T31">es.caib.distribucio.plugin.api.firma.en.servidor.simple.username=</text:span><text:span text:style-name="T38">USERNAME</text:span></text:p>
            <text:p text:style-name="P424"><text:span text:style-name="T31">es.caib.distribucio.plugin.api.firma.en.servidor.simple.password=</text:span><text:span text:style-name="T38">PASSWORD</text:span></text:p>
            <text:p text:style-name="P598"/>
            <text:p text:style-name="P424"><text:span text:style-name="T50"># 265: </text:span><text:span text:style-name="T54">Poder</text:span><text:span text:style-name="T50"> </text:span><text:span text:style-name="T54">filtrar</text:span><text:span text:style-name="T50"> l'arbre d'unitats </text:span><text:span text:style-name="T54">al</text:span><text:span text:style-name="T50"> </text:span><text:span text:style-name="T54">reenviament</text:span><text:span text:style-name="T50"> i </text:span><text:span text:style-name="T54">desplegar</text:span><text:span text:style-name="T50"> fins </text:span><text:span text:style-name="T54">al</text:span><text:span text:style-name="T50"> </text:span><text:span text:style-name="T54">nivell</text:span><text:span text:style-name="T50"> X d'unitats</text:span></text:p>
            <text:p text:style-name="P424"><text:span text:style-name="T50"># </text:span><text:span text:style-name="T54">Propietat</text:span><text:span text:style-name="T50"> per </text:span><text:span text:style-name="T54">indicar</text:span><text:span text:style-name="T50"> fins a </text:span><text:span text:style-name="T54">quin</text:span><text:span text:style-name="T50"> </text:span><text:span text:style-name="T54">nivell</text:span><text:span text:style-name="T50"> </text:span><text:span text:style-name="T54">obrir</text:span><text:span text:style-name="T50"> l'arbre d'unitats </text:span><text:span text:style-name="T54">al</text:span><text:span text:style-name="T50"> </text:span><text:span text:style-name="T54">reenviar</text:span><text:span text:style-name="T50"> </text:span><text:span text:style-name="T54">una</text:span><text:span text:style-name="T50"> </text:span><text:span text:style-name="T54">anotació</text:span><text:span text:style-name="T50"> (</text:span><text:span text:style-name="T54">defecte</text:span><text:span text:style-name="T50"> = 1)</text:span></text:p>
            <text:p text:style-name="P424"><text:span text:style-name="T31">es.caib.distribucio.contingut.enviar.arbre.nivell=</text:span><text:span text:style-name="T38">1</text:span></text:p>
          </table:table-cell>
        </table:table-row>
      </table:table>
      <text:p text:style-name="P451"/>
      <text:p text:style-name="P451"/>
      <text:p text:style-name="P451"/>
      <text:p text:style-name="P451"/>
      <text:list xml:id="list123412458126937" text:continue-list="list123413122479782" text:style-name="Outline">
        <text:list-item>
          <text:list>
            <text:list-header>
              <text:h text:style-name="P677" text:outline-level="2" text:is-list-header="true"><text:bookmark-start text:name="__RefHeading___Toc182672_83721363"/><text:span text:style-name="T158">Versió 0.9.</text:span><text:span text:style-name="T93">3</text:span><text:span text:style-name="T94">3</text:span><text:span text:style-name="T98">.1</text:span><text:span text:style-name="T81"> </text:span><text:span text:style-name="T96">Permetre realitzar accions sobre anotacions pendent d'Arxiu que hagin esgotat els reintents</text:span><text:bookmark-end text:name="__RefHeading___Toc182672_83721363"/></text:h>
            </text:list-header>
          </text:list>
        </text:list-item>
      </text:list>
      <text:p text:style-name="P331">Data: 05/03/2021 11:00h</text:p>
      <text:p text:style-name="P331"/>
      <text:p text:style-name="P377">Resum: Permetre realitzar accions sobre anotacions pendent d'Arxiu que hagin esgotat els reintents</text:p>
      <text:p text:style-name="P331"/>
      <text:p text:style-name="P476">Canvis i millores:</text:p>
      <text:list xml:id="list123412524684382" text:continue-list="list123412220795567" text:style-name="L36">
        <text:list-item>
          <text:p text:style-name="P890"><text:a xlink:type="simple" xlink:href="https://github.com/GovernIB/distribucio/issues/286" text:style-name="Internet_20_link" text:visited-style-name="Visited_20_Internet_20_Link">#286</text:a><text:span text:style-name="T217"> Permetre realitzar accions sobre anotacions pendent d'Arxiu que hagin esgotat els reintents</text:span></text:p>
        </text:list-item>
      </text:list>
      <text:p text:style-name="P447"/>
      <text:p text:style-name="P104">Base de dades:<text:span text:style-name="T5"> </text:span></text:p>
      <text:list xml:id="list1884445054" text:style-name="L56">
        <text:list-item>
          <text:list>
            <text:list-item>
              <text:p text:style-name="P829"><text:a xlink:type="simple" xlink:href="https://github.com/GovernIB/distribucio/blob/dis-0.9/scripts/bbdd/1.0/oracle/updates/distribucio_update_0.9.33.1.sql" text:style-name="Internet_20_link" text:visited-style-name="Visited_20_Internet_20_Link"><text:span text:style-name="T191">distribucio_update_0.9.33.1.sql</text:span></text:a><text:span text:style-name="T191"> (Oracle)</text:span></text:p>
            </text:list-item>
          </text:list>
        </text:list-item>
      </text:list>
      <text:p text:style-name="P481"/>
      <table:table table:name="Tabela4" table:style-name="Tabela4">
        <table:table-column table:style-name="Tabela4.A"/>
        <table:table-row table:style-name="Tabela4.1">
          <table:table-cell table:style-name="Tabela4.A1" office:value-type="string">
            <text:p text:style-name="P222"/>
            <text:p text:style-name="P386">-- #286: Permetre realitzar accions sobre anotacions pendent d'Arxiu que hagin esgotat els reintents</text:p>
            <text:p text:style-name="P598"/>
            <text:p text:style-name="P424"><text:span text:style-name="T66">UPDATE</text:span><text:span text:style-name="T31"> DIS_REGISTRE </text:span><text:span text:style-name="T66">SET</text:span><text:span text:style-name="T31"> PROCES_INTENTS = PROCES_INTENTS -1 </text:span><text:span text:style-name="T66">WHERE</text:span><text:span text:style-name="T31"> PROCES_ESTAT = </text:span><text:span text:style-name="T170">'ARXIU_PENDENT'</text:span><text:span text:style-name="T31">;</text:span></text:p>
            <text:p text:style-name="P424"><text:span text:style-name="T66">UPDATE</text:span><text:span text:style-name="T31"> DIS_REGISTRE </text:span><text:span text:style-name="T66">SET</text:span><text:span text:style-name="T31"> PROCES_INTENTS = 0 </text:span><text:span text:style-name="T66">WHERE</text:span><text:span text:style-name="T31"> PROCES_INTENTS = -1;</text:span></text:p>
            <text:p text:style-name="P206"><text:soft-page-break/></text:p>
            <text:p text:style-name="P600"/>
            <text:p text:style-name="P600"/>
            <text:p text:style-name="P223"/>
            <text:p text:style-name="P206"/>
          </table:table-cell>
        </table:table-row>
      </table:table>
      <text:p text:style-name="P104"/>
      <text:list xml:id="list123413261369015" text:continue-list="list123412458126937" text:style-name="Outline">
        <text:list-item>
          <text:list>
            <text:list-header>
              <text:h text:style-name="P678" text:outline-level="2" text:is-list-header="true"><text:bookmark-start text:name="__RefHeading___Toc248294_83721363"/><text:span text:style-name="T158">Versió 0.9.</text:span><text:span text:style-name="T93">3</text:span><text:span text:style-name="T94">4</text:span><text:span text:style-name="T81"> </text:span><text:span text:style-name="T99">Processar anotacions de registre en paral·lel</text:span><text:bookmark-end text:name="__RefHeading___Toc248294_83721363"/></text:h>
            </text:list-header>
          </text:list>
        </text:list-item>
      </text:list>
      <text:p text:style-name="P332">Data: <text:span text:style-name="T223">21</text:span>/<text:span text:style-name="T222">04</text:span>/2021 <text:span text:style-name="T218">13</text:span>:00h</text:p>
      <text:p text:style-name="P332"/>
      <text:p text:style-name="P378">Resum: <text:span text:style-name="T219">Processament d'anotacions pendent d'Arxiu en paral·lel. Millores de navegació i unificació del llistat d'anotacions per usuaris i administradors.</text:span></text:p>
      <text:p text:style-name="P332"/>
      <text:p text:style-name="P477">Canvis i millores:</text:p>
      <text:list xml:id="list123412979881490" text:continue-list="list123412524684382" text:style-name="L36">
        <text:list-item>
          <text:p text:style-name="P891"><text:a xlink:type="simple" xlink:href="https://github.com/GovernIB/distribucio/issues/286" text:style-name="Internet_20_link" text:visited-style-name="Visited_20_Internet_20_Link">#286</text:a>: Permetre realitzar accions sobre anotacions pendent d'Arxiu que hagin esgotat els reintents</text:p>
        </text:list-item>
        <text:list-item>
          <text:p text:style-name="P891"><text:a xlink:type="simple" xlink:href="https://github.com/GovernIB/distribucio/issues/290" text:style-name="Internet_20_link" text:visited-style-name="Visited_20_Internet_20_Link">#290</text:a>: Nous perfils de firma BASELINE</text:p>
        </text:list-item>
        <text:list-item>
          <text:p text:style-name="P891"><text:a xlink:type="simple" xlink:href="https://github.com/GovernIB/distribucio/issues/289" text:style-name="Internet_20_link" text:visited-style-name="Visited_20_Internet_20_Link">#289</text:a>: Actualitzar tipus documentals EMGDE</text:p>
        </text:list-item>
        <text:list-item>
          <text:p text:style-name="P891"><text:a xlink:type="simple" xlink:href="https://github.com/GovernIB/distribucio/issues/271" text:style-name="Internet_20_link" text:visited-style-name="Visited_20_Internet_20_Link">#271</text:a>: Modificar l'aplicació per suportar el perfil de firma 'BASIC'</text:p>
        </text:list-item>
        <text:list-item>
          <text:p text:style-name="P891"><text:a xlink:type="simple" xlink:href="https://github.com/GovernIB/distribucio/issues/285" text:style-name="Internet_20_link" text:visited-style-name="Visited_20_Internet_20_Link">#285</text:a>: Revisar paginació a la pantalla de llistat d'anotacions de l'usuari</text:p>
        </text:list-item>
        <text:list-item>
          <text:p text:style-name="P891"><text:a xlink:type="simple" xlink:href="https://github.com/GovernIB/distribucio/issues/284" text:style-name="Internet_20_link" text:visited-style-name="Visited_20_Internet_20_Link">#284</text:a>: Investigar i afegir la possibilitat d'especificar l'àlies del certificat pel plugin de firma en servidor</text:p>
        </text:list-item>
        <text:list-item>
          <text:p text:style-name="P891"><text:a xlink:type="simple" xlink:href="https://github.com/GovernIB/distribucio/issues/282" text:style-name="Internet_20_link" text:visited-style-name="Visited_20_Internet_20_Link">#282</text:a>: Processar anotacions pendents d'Arxiu en paral·lel</text:p>
        </text:list-item>
        <text:list-item>
          <text:p text:style-name="P891"><text:a xlink:type="simple" xlink:href="https://github.com/GovernIB/distribucio/issues/255" text:style-name="Internet_20_link" text:visited-style-name="Visited_20_Internet_20_Link">#255</text:a>: Mejora del mensaje en el resumen de acciones</text:p>
        </text:list-item>
        <text:list-item>
          <text:p text:style-name="P891"><text:a xlink:type="simple" xlink:href="https://github.com/GovernIB/distribucio/issues/281" text:style-name="Internet_20_link" text:visited-style-name="Visited_20_Internet_20_Link">#281</text:a>: Millorar el localitzador d'anotacions de registre dels administradors</text:p>
        </text:list-item>
        <text:list-item>
          <text:p text:style-name="P891"><text:a xlink:type="simple" xlink:href="https://github.com/GovernIB/distribucio/issues/275" text:style-name="Internet_20_link" text:visited-style-name="Visited_20_Internet_20_Link">#275</text:a>: Actualitzar la versió de la libreria pluginsib-validatesignature 2.0.5</text:p>
        </text:list-item>
        <text:list-item>
          <text:p text:style-name="P891"><text:a xlink:type="simple" xlink:href="https://github.com/GovernIB/distribucio/issues/263" text:style-name="Internet_20_link" text:visited-style-name="Visited_20_Internet_20_Link">#263</text:a>: Els administradors no estan veient el botó d'accions ni la navegació entre registres.</text:p>
        </text:list-item>
        <text:list-item>
          <text:p text:style-name="P891"><text:a xlink:type="simple" xlink:href="https://github.com/GovernIB/distribucio/issues/279" text:style-name="Internet_20_link" text:visited-style-name="Visited_20_Internet_20_Link">#279</text:a>: Mostrar les anotacions que han passat per una bústia i han estat reenviades</text:p>
        </text:list-item>
        <text:list-item>
          <text:p text:style-name="P891"><text:a xlink:type="simple" xlink:href="https://github.com/GovernIB/distribucio/issues/253" text:style-name="Internet_20_link" text:visited-style-name="Visited_20_Internet_20_Link">#253</text:a>: No permetre Backoffices amb codis repetits</text:p>
        </text:list-item>
        <text:list-item>
          <text:p text:style-name="P891"><text:a xlink:type="simple" xlink:href="https://github.com/GovernIB/distribucio/issues/256" text:style-name="Internet_20_link" text:visited-style-name="Visited_20_Internet_20_Link">#256</text:a>: Añadir la columna "buzón" y crear una columna "Destino" o "Acción"</text:p>
        </text:list-item>
        <text:list-item>
          <text:p text:style-name="P891"><text:a xlink:type="simple" xlink:href="https://github.com/GovernIB/distribucio/issues/270" text:style-name="Internet_20_link" text:visited-style-name="Visited_20_Internet_20_Link">#270</text:a>: Color capçalera i el logo configurables</text:p>
        </text:list-item>
        <text:list-item>
          <text:p text:style-name="P891"><text:a xlink:type="simple" xlink:href="https://github.com/GovernIB/distribucio/issues/280" text:style-name="Internet_20_link" text:visited-style-name="Visited_20_Internet_20_Link">#280</text:a>: Posar les firmes del visor de documents en una sola línia</text:p>
        </text:list-item>
      </text:list>
      <text:p text:style-name="P232"/>
      <text:p text:style-name="P477">Errors:</text:p>
      <text:list xml:id="list123413861956518" text:continue-numbering="true" text:style-name="L36">
        <text:list-item>
          <text:p text:style-name="P892"><text:a xlink:type="simple" xlink:href="https://github.com/GovernIB/distribucio/issues/278" text:style-name="Internet_20_link" text:visited-style-name="Visited_20_Internet_20_Link">#278</text:a>: Revisar el tancament d'expedients a Distribucio</text:p>
        </text:list-item>
        <text:list-item>
          <text:p text:style-name="P892"><text:a xlink:type="simple" xlink:href="https://github.com/GovernIB/distribucio/issues/283" text:style-name="Internet_20_link" text:visited-style-name="Visited_20_Internet_20_Link">#283</text:a>: Afegir el perfil de firma "A" a es.caib.distribucio.core.api.service.ws.backoffice.FirmaPerfil</text:p>
        </text:list-item>
        <text:list-item>
          <text:p text:style-name="P892"><text:a xlink:type="simple" xlink:href="https://github.com/GovernIB/distribucio/issues/277" text:style-name="Internet_20_link" text:visited-style-name="Visited_20_Internet_20_Link">#277</text:a>: El monitor d'integracions no mostra el detall de la transacció de manera correcta</text:p>
        </text:list-item>
        <text:list-item>
          <text:p text:style-name="P893"><text:a xlink:type="simple" xlink:href="https://github.com/GovernIB/distribucio/issues/311" text:style-name="Internet_20_link" text:visited-style-name="Visited_20_Internet_20_Link">#311</text:a><text:span text:style-name="T221"> </text:span>Error obrint o realitzant accions amb anotacions sense bústia assignada </text:p>
        </text:list-item>
      </text:list>
      <text:p text:style-name="P448"/>
      <text:p text:style-name="P47"><text:span text:style-name="T6">Propietats globals</text:span>: </text:p>
      <text:list xml:id="list123413588001150" text:continue-list="list1889711989" text:style-name="L55">
        <text:list-item>
          <text:p text:style-name="P897">Per tal d'emprar l'API de firma simple s'ha de canviar la configuració del plugin de signatura i afegir propietats d'autenticació.</text:p>
        </text:list-item>
        <text:list-item>
          <text:p text:style-name="P864"><text:soft-page-break/><text:span text:style-name="T220">Per processar les anotacions pendents d'Arxiu en paral·lel s'ha afegit una propietat opcional per indicar el número de </text:span><text:span text:style-name="T164">threads</text:span><text:span text:style-name="T16"> que processen anotacions en paral·lel, per defecte el seu valor és 5</text:span><text:span text:style-name="T220">.</text:span></text:p>
        </text:list-item>
        <text:list-item>
          <text:p text:style-name="P898">Per especificar opcionalment el perfil de firma a emprar en la firma simple en el servidor.</text:p>
        </text:list-item>
      </text:list>
      <text:list xml:id="list3353831647" text:style-name="L57">
        <text:list-header>
          <text:p text:style-name="P748"/>
        </text:list-header>
      </text:list>
      <table:table table:name="Tabela5" table:style-name="Tabela5">
        <table:table-column table:style-name="Tabela5.A"/>
        <table:table-row table:style-name="Tabela5.1">
          <table:table-cell table:style-name="Tabela5.A1" office:value-type="string">
            <text:p text:style-name="P428"><text:span text:style-name="T50">#275: </text:span><text:span text:style-name="T54">Actualitzar</text:span><text:span text:style-name="T50"> </text:span><text:span text:style-name="T54">la</text:span><text:span text:style-name="T50"> </text:span><text:span text:style-name="T54">versió</text:span><text:span text:style-name="T50"> </text:span><text:span text:style-name="T54">de</text:span><text:span text:style-name="T50"> </text:span><text:span text:style-name="T54">la</text:span><text:span text:style-name="T50"> </text:span><text:span text:style-name="T54">libreria</text:span><text:span text:style-name="T50"> </text:span><text:span text:style-name="T54">pluginsib</text:span><text:span text:style-name="T50">-</text:span><text:span text:style-name="T54">validatesignature</text:span><text:span text:style-name="T50"> 2.0.5</text:span></text:p>
            <text:p text:style-name="P242"># ESBORRADA es.caib.distribucio.plugins.validatesignature.afirmacxf.ignoreservercertificates</text:p>
            <text:p text:style-name="P582"/>
            <text:p text:style-name="P582"/>
            <text:p text:style-name="P582"/>
            <text:p text:style-name="P249">#282: Processar anotacions pendents d'Arxiu en paral·lel</text:p>
            <text:p text:style-name="P539"><text:span text:style-name="T31">es.caib.distribucio.tasca.guardar.annexos.max.threads.parallel=</text:span><text:span text:style-name="T38">5</text:span></text:p>
            <text:p text:style-name="P582"/>
            <text:p text:style-name="P249">#284: Propietat opcional per especificar el perfil de firma per la firma simple en el servidor. Per defecte: "CADES_DETACHED"</text:p>
            <text:p text:style-name="P582"><text:span text:style-name="T30">es.caib.distribucio.plugin.api.firma.en.servidor.simple.perfil=</text:span>CADES_DETACHED</text:p>
            <text:p text:style-name="P582"/>
          </table:table-cell>
        </table:table-row>
      </table:table>
      <text:p text:style-name="P482"/>
      <text:p text:style-name="P105">Base de dades:<text:span text:style-name="T5"> </text:span></text:p>
      <text:list xml:id="list123412655507192" text:continue-list="list1884445054" text:style-name="L56">
        <text:list-item>
          <text:list>
            <text:list-item>
              <text:p text:style-name="P830"><text:a xlink:type="simple" xlink:href="https://github.com/GovernIB/distribucio/blob/dis-0.9/scripts/bbdd/1.0/oracle/updates/distribucio_update_0.9.34.sql" text:style-name="Internet_20_link" text:visited-style-name="Visited_20_Internet_20_Link"><text:span text:style-name="T191">distribucio_update_0.9.34.sql</text:span></text:a><text:span text:style-name="T191"> (Oracle)</text:span></text:p>
            </text:list-item>
          </text:list>
        </text:list-item>
      </text:list>
      <text:p text:style-name="P497"/>
      <table:table table:name="Tabela6" table:style-name="Tabela6">
        <table:table-column table:style-name="Tabela6.A"/>
        <table:table-row table:style-name="Tabela6.1">
          <table:table-cell table:style-name="Tabela6.A1" office:value-type="string">
            <text:p text:style-name="P224"/>
            <text:p text:style-name="P387">-- #270: Color capçalera i el logo configurables</text:p>
            <text:p text:style-name="P387"/>
            <text:p text:style-name="P424"><text:span text:style-name="T66">ALTER</text:span><text:span text:style-name="T31"> </text:span><text:span text:style-name="T66">TABLE</text:span><text:span text:style-name="T31"> DIS_ENTITAT </text:span><text:span text:style-name="T66">ADD</text:span><text:span text:style-name="T31"> LOGO_CAP BLOB;</text:span></text:p>
            <text:p text:style-name="P424"><text:span text:style-name="T66">ALTER</text:span><text:span text:style-name="T31"> </text:span><text:span text:style-name="T66">TABLE</text:span><text:span text:style-name="T31"> DIS_ENTITAT </text:span><text:span text:style-name="T66">ADD</text:span><text:span text:style-name="T31"> COLOR_FONS VARCHAR2(32 </text:span><text:span text:style-name="T66">CHAR</text:span><text:span text:style-name="T31">);</text:span></text:p>
            <text:p text:style-name="P424"><text:span text:style-name="T66">ALTER</text:span><text:span text:style-name="T31"> </text:span><text:span text:style-name="T66">TABLE</text:span><text:span text:style-name="T31"> DIS_ENTITAT </text:span><text:span text:style-name="T66">ADD</text:span><text:span text:style-name="T31"> COLOR_LLETRA VARCHAR2(32 </text:span><text:span text:style-name="T66">CHAR</text:span><text:span text:style-name="T31">);</text:span></text:p>
            <text:p text:style-name="P207"/>
          </table:table-cell>
        </table:table-row>
      </table:table>
      <text:p text:style-name="P483"/>
      <text:list xml:id="list123414037417565" text:continue-list="list123413261369015" text:style-name="Outline">
        <text:list-item>
          <text:list>
            <text:list-header>
              <text:h text:style-name="P665" text:outline-level="2" text:is-list-header="true"><text:bookmark-start text:name="__RefHeading___Toc685445_83721363"/>Versió 0.9.<text:span text:style-name="T224">34.1 Correcció llistat usuaris</text:span><text:bookmark-end text:name="__RefHeading___Toc685445_83721363"/></text:h>
            </text:list-header>
          </text:list>
        </text:list-item>
      </text:list>
      <text:p text:style-name="P106">Data: 23/04/2021 11:00h</text:p>
      <text:p text:style-name="P187"><text:tab/></text:p>
      <text:p text:style-name="P187">Resum: Correcció de seguretat en el llistat d'usuaris.</text:p>
      <text:p text:style-name="P187"/>
      <text:p text:style-name="P499">Canvis realitzats en la versió 0.9.34.1:</text:p>
      <text:list xml:id="list123413287427963" text:continue-list="list123412495752518" text:style-name="L1">
        <text:list-item>
          <text:p text:style-name="P733"><text:a xlink:type="simple" xlink:href="https://github.com/GovernIB/distribucio/issues/326" text:style-name="Internet_20_link" text:visited-style-name="Visited_20_Internet_20_Link">#326</text:a><text:span text:style-name="T224"> </text:span>Als usuaris sense cap bústia els aparexen llistades totes les anotacions </text:p>
        </text:list-item>
      </text:list>
      <text:p text:style-name="P262"/>
      <text:p text:style-name="P106">Base de dades:<text:span text:style-name="T5"> </text:span></text:p>
      <text:list xml:id="list103980097" text:style-name="L58">
        <text:list-item>
          <text:p text:style-name="P763">Sense canvis</text:p>
        </text:list-item>
      </text:list>
      <text:p text:style-name="P106"/>
      <text:p text:style-name="P48"><text:span text:style-name="T6">Propietats globals</text:span>: </text:p>
      <text:list xml:id="list1742065131" text:style-name="L59">
        <text:list-item>
          <text:p text:style-name="P899">Sense canvis</text:p>
        </text:list-item>
      </text:list>
      <text:p text:style-name="P484"/>
      <text:list xml:id="list123413269408614" text:continue-list="list123414037417565" text:style-name="Outline">
        <text:list-item>
          <text:list>
            <text:list-header>
              <text:h text:style-name="P711" text:outline-level="2" text:is-list-header="true"><text:bookmark-start text:name="__RefHeading___Toc48625_1443764206"/><text:soft-page-break/><text:span text:style-name="T158">Versió 0.9.3</text:span><text:span text:style-name="T100">5</text:span><text:span text:style-name="T158"> </text:span><text:span text:style-name="T80">M</text:span><text:span text:style-name="T101">illores d'interfície</text:span><text:span text:style-name="T103">,</text:span><text:span text:style-name="T101"> correccions d'errors</text:span><text:span text:style-name="T103"> i revisió de logs</text:span><text:bookmark-end text:name="__RefHeading___Toc48625_1443764206"/></text:h>
            </text:list-header>
          </text:list>
        </text:list-item>
      </text:list>
      <text:p text:style-name="P498">Data: <text:span text:style-name="T225">20</text:span>/05/2021 <text:span text:style-name="T229">11</text:span>:00h</text:p>
      <text:p text:style-name="P188"><text:tab/></text:p>
      <text:p text:style-name="P188">Resum: Diverses millores i canvis d'interfícies amb vista de moviments, correcció d'errors i revisió de la quantitat de logs.</text:p>
      <text:p text:style-name="P188"/>
      <text:p text:style-name="P108">C<text:span text:style-name="T225">anvis i millores:</text:span></text:p>
      <text:list xml:id="list28892447" text:style-name="L60">
        <text:list-item>
          <text:p text:style-name="P727"><text:a xlink:type="simple" xlink:href="https://github.com/GovernIB/distribucio/issues/331" text:style-name="Internet_20_link" text:visited-style-name="Visited_20_Internet_20_Link">#331</text:a><text:span text:style-name="T226"> </text:span>Modificar filtre pantalla de moviments</text:p>
        </text:list-item>
        <text:list-item>
          <text:p text:style-name="P727"><text:a xlink:type="simple" xlink:href="https://github.com/GovernIB/distribucio/issues/323" text:style-name="Internet_20_link" text:visited-style-name="Visited_20_Internet_20_Link">#323</text:a><text:span text:style-name="T226"> </text:span>Modificar el tractament d'annexos tipus XADES ATTACHED </text:p>
        </text:list-item>
        <text:list-item>
          <text:p text:style-name="P727"><text:a xlink:type="simple" xlink:href="https://github.com/GovernIB/distribucio/issues/317" text:style-name="Internet_20_link" text:visited-style-name="Visited_20_Internet_20_Link">#317</text:a><text:span text:style-name="T226"> </text:span>Tenir l'acció 'històric d'accions' en el desplegable de "Accions" del detall d'una anotació </text:p>
        </text:list-item>
        <text:list-item>
          <text:p text:style-name="P727"><text:a xlink:type="simple" xlink:href="https://github.com/GovernIB/distribucio/issues/316" text:style-name="Internet_20_link" text:visited-style-name="Visited_20_Internet_20_Link">#316</text:a><text:span text:style-name="T226"> </text:span>Ampliar el camp comentari de 256 caràcters a 4096 caràcters </text:p>
        </text:list-item>
        <text:list-item>
          <text:p text:style-name="P727"><text:a xlink:type="simple" xlink:href="https://github.com/GovernIB/distribucio/issues/310" text:style-name="Internet_20_link" text:visited-style-name="Visited_20_Internet_20_Link">#310</text:a><text:span text:style-name="T226"> </text:span>En la vista de moviments no han d'apareixer les opcions </text:p>
        </text:list-item>
        <text:list-item>
          <text:p text:style-name="P727"><text:a xlink:type="simple" xlink:href="https://github.com/GovernIB/distribucio/issues/309" text:style-name="Internet_20_link" text:visited-style-name="Visited_20_Internet_20_Link">#309</text:a><text:span text:style-name="T226"> </text:span>El botó de vista de moviments hauria d'estar al costat del botó 'bústies'</text:p>
        </text:list-item>
        <text:list-item>
          <text:p text:style-name="P727"><text:a xlink:type="simple" xlink:href="https://github.com/GovernIB/distribucio/issues/308" text:style-name="Internet_20_link" text:visited-style-name="Visited_20_Internet_20_Link">#308</text:a><text:span text:style-name="T226"> </text:span>Filtratge de procediments en la classificació de les anotacions </text:p>
        </text:list-item>
        <text:list-item>
          <text:p text:style-name="P727"><text:a xlink:type="simple" xlink:href="https://github.com/GovernIB/distribucio/issues/306" text:style-name="Internet_20_link" text:visited-style-name="Visited_20_Internet_20_Link">#306</text:a><text:span text:style-name="T226"> </text:span>Error quan es vol accedir a una bustia sense permis </text:p>
        </text:list-item>
        <text:list-item>
          <text:p text:style-name="P727"><text:a xlink:type="simple" xlink:href="https://github.com/GovernIB/distribucio/issues/303" text:style-name="Internet_20_link" text:visited-style-name="Visited_20_Internet_20_Link">#303</text:a><text:span text:style-name="T226"> </text:span>Modificar el client de Distribució per retornar el uuid del justificant </text:p>
        </text:list-item>
        <text:list-item>
          <text:p text:style-name="P727"><text:a xlink:type="simple" xlink:href="https://github.com/GovernIB/distribucio/issues/302" text:style-name="Internet_20_link" text:visited-style-name="Visited_20_Internet_20_Link">#302</text:a><text:span text:style-name="T226"> </text:span>Permetre descarregar annexos sense custodiar des del correu electrònic </text:p>
        </text:list-item>
        <text:list-item>
          <text:p text:style-name="P727"><text:a xlink:type="simple" xlink:href="https://github.com/GovernIB/distribucio/issues/300" text:style-name="Internet_20_link" text:visited-style-name="Visited_20_Internet_20_Link">#300</text:a><text:span text:style-name="T226"> </text:span>Poder posar comentaris amb @codi_usuari i notificar per email </text:p>
        </text:list-item>
        <text:list-item>
          <text:p text:style-name="P727"><text:a xlink:type="simple" xlink:href="https://github.com/GovernIB/distribucio/issues/299" text:style-name="Internet_20_link" text:visited-style-name="Visited_20_Internet_20_Link">#299</text:a><text:span text:style-name="T226"> </text:span>Poder reservar/agafar un assentament abans de marcar-lo com a processat </text:p>
        </text:list-item>
        <text:list-item>
          <text:p text:style-name="P727"><text:a xlink:type="simple" xlink:href="https://github.com/GovernIB/distribucio/issues/298" text:style-name="Internet_20_link" text:visited-style-name="Visited_20_Internet_20_Link">#298</text:a><text:span text:style-name="T226"> </text:span>Comentaris de reenviament en els comentaris de l'assentament </text:p>
        </text:list-item>
        <text:list-item>
          <text:p text:style-name="P727"><text:a xlink:type="simple" xlink:href="https://github.com/GovernIB/distribucio/issues/297" text:style-name="Internet_20_link" text:visited-style-name="Visited_20_Internet_20_Link">#297</text:a><text:span text:style-name="T226"> </text:span>Poder marcar bústies com a favorits </text:p>
        </text:list-item>
        <text:list-item>
          <text:p text:style-name="P728"><text:a xlink:type="simple" xlink:href="https://github.com/GovernIB/distribucio/issues/295" text:style-name="Internet_20_link" text:visited-style-name="Visited_20_Internet_20_Link">#295</text:a><text:span text:style-name="T227"> </text:span>Poder reenviar a bústies només per a coneixement </text:p>
        </text:list-item>
        <text:list-item>
          <text:p text:style-name="P728"><text:a xlink:type="simple" xlink:href="https://github.com/GovernIB/distribucio/issues/294" text:style-name="Internet_20_link" text:visited-style-name="Visited_20_Internet_20_Link">#294</text:a><text:span text:style-name="T227"> </text:span>Quan es marqui un element per Coneixement/Tramitació s'afegirà text al final dels <text:span text:style-name="T227"><text:s/></text:span>comentaris </text:p>
        </text:list-item>
        <text:list-item>
          <text:p text:style-name="P728"><text:a xlink:type="simple" xlink:href="https://github.com/GovernIB/distribucio/issues/293" text:style-name="Internet_20_link" text:visited-style-name="Visited_20_Internet_20_Link">#293</text:a><text:span text:style-name="T227"> </text:span>Afegir el plugin "checkbox plugin" per seleccionar bústies sense haver d'usar el CTRL </text:p>
        </text:list-item>
        <text:list-item>
          <text:p text:style-name="P728"><text:a xlink:type="simple" xlink:href="https://github.com/GovernIB/distribucio/issues/291" text:style-name="Internet_20_link" text:visited-style-name="Visited_20_Internet_20_Link">#291</text:a><text:span text:style-name="T227"> </text:span>Permetre que els usuaris administradors pugui operar amb anotacions sense tenir en compte el permís sobre la bústia </text:p>
        </text:list-item>
        <text:list-item>
          <text:p text:style-name="P728"><text:a xlink:type="simple" xlink:href="https://github.com/GovernIB/distribucio/issues/288" text:style-name="Internet_20_link" text:visited-style-name="Visited_20_Internet_20_Link">#288</text:a><text:span text:style-name="T227"> </text:span>Filtrat de bústies </text:p>
        </text:list-item>
        <text:list-item>
          <text:p text:style-name="P728"><text:a xlink:type="simple" xlink:href="https://github.com/GovernIB/distribucio/issues/274" text:style-name="Internet_20_link" text:visited-style-name="Visited_20_Internet_20_Link">#274</text:a><text:span text:style-name="T227"> </text:span>Permetre descarregar tots els documents des del missatge de correu </text:p>
        </text:list-item>
        <text:list-item>
          <text:p text:style-name="P728"><text:a xlink:type="simple" xlink:href="https://github.com/GovernIB/distribucio/issues/254" text:style-name="Internet_20_link" text:visited-style-name="Visited_20_Internet_20_Link">#254</text:a><text:span text:style-name="T227"> </text:span>Classificació de l'anotació de registre </text:p>
        </text:list-item>
        <text:list-item>
          <text:p text:style-name="P728"><text:a xlink:type="simple" xlink:href="https://github.com/GovernIB/distribucio/issues/338" text:style-name="Internet_20_link" text:visited-style-name="Visited_20_Internet_20_Link">#338</text:a> Posar enllaç a l'anotació al correu de menció</text:p>
        </text:list-item>
        <text:list-item>
          <text:p text:style-name="P728"><text:a xlink:type="simple" xlink:href="https://github.com/GovernIB/distribucio/issues/339" text:style-name="Internet_20_link" text:visited-style-name="Visited_20_Internet_20_Link">#339</text:a> Millores en la reserva d'assentaments </text:p>
        </text:list-item>
      </text:list>
      <text:p text:style-name="P499">Errors:</text:p>
      <text:list xml:id="list3542552910" text:style-name="L61">
        <text:list-item>
          <text:p text:style-name="P736"><text:a xlink:type="simple" xlink:href="https://github.com/GovernIB/distribucio/issues/327" text:style-name="Internet_20_link" text:visited-style-name="Visited_20_Internet_20_Link">#327</text:a><text:span text:style-name="T227"> </text:span>Programar tancament expedient en comptes de tancar quan un backoffice comuniqui l'estat de processat </text:p>
        </text:list-item>
        <text:list-item>
          <text:p text:style-name="P736"><text:a xlink:type="simple" xlink:href="https://github.com/GovernIB/distribucio/issues/324" text:style-name="Internet_20_link" text:visited-style-name="Visited_20_Internet_20_Link">#324</text:a><text:span text:style-name="T227"> </text:span>Habilitar el visor de PDFs en el resum del detall si l'arxiu té l'extensió .pdf </text:p>
        </text:list-item>
        <text:list-item>
          <text:p text:style-name="P736"><text:a xlink:type="simple" xlink:href="https://github.com/GovernIB/distribucio/issues/312" text:style-name="Internet_20_link" text:visited-style-name="Visited_20_Internet_20_Link">#312</text:a><text:span text:style-name="T227"> </text:span>Error visor PDF </text:p>
        </text:list-item>
        <text:list-item>
          <text:p text:style-name="P736"><text:a xlink:type="simple" xlink:href="https://github.com/GovernIB/distribucio/issues/305" text:style-name="Internet_20_link" text:visited-style-name="Visited_20_Internet_20_Link">#305</text:a><text:span text:style-name="T227"> </text:span>Ampliar detall d'error de custòdia del document </text:p>
        </text:list-item>
        <text:list-item>
          <text:p text:style-name="P736"><text:a xlink:type="simple" xlink:href="https://github.com/GovernIB/distribucio/issues/342" text:style-name="Internet_20_link" text:visited-style-name="Visited_20_Internet_20_Link">#342</text:a> Revisar logs de DEV per Distribucio</text:p>
        </text:list-item>
        <text:list-item>
          <text:p text:style-name="P737"><text:a xlink:type="simple" xlink:href="https://github.com/GovernIB/distribucio/issues/336" text:style-name="Internet_20_link" text:visited-style-name="Visited_20_Internet_20_Link">#336</text:a><text:span text:style-name="T229"> </text:span>Usuaris no veuen el contingut de una subbústia </text:p>
        </text:list-item>
      </text:list>
      <text:p text:style-name="P261"/>
      <text:p text:style-name="P107">Base de dades:<text:span text:style-name="T5"> </text:span></text:p>
      <text:list xml:id="list131765942" text:style-name="L62">
        <text:list-item>
          <text:p text:style-name="P764">distribucio_update_0.9.35.sql<text:span text:style-name="T228"> (Oracle)</text:span></text:p>
          <text:list>
            <text:list-item>
              <text:p text:style-name="P901"><text:soft-page-break/>Diversos canvis per marcar anotacions i bústies amb diferents propietats com favorites o destinataris comentats. També propietat de registre agafat.</text:p>
            </text:list-item>
          </text:list>
        </text:list-item>
      </text:list>
      <table:table table:name="Table6" table:style-name="Table6">
        <table:table-column table:style-name="Table6.A"/>
        <table:table-row table:style-name="TableLine635630576">
          <table:table-cell table:style-name="Table6.A1" office:value-type="string">
            <text:p text:style-name="P384">-- #295 Poder reenviar a bústies només per a coneixement</text:p>
            <text:p text:style-name="P598"/>
            <text:p text:style-name="P424"><text:span text:style-name="T66">ALTER</text:span><text:span text:style-name="T31"> </text:span><text:span text:style-name="T66">TABLE</text:span><text:span text:style-name="T31"> DIS_CONT_MOV </text:span><text:span text:style-name="T66">ADD</text:span><text:span text:style-name="T31"> PER_CONEIXEMENT NUMBER(1);</text:span></text:p>
            <text:p text:style-name="P598"/>
            <text:p text:style-name="P384">-- #294 Quan es marqui un element per Coneixement/Tramitació s'afegirà text al final dels comentaris</text:p>
            <text:p text:style-name="P598"/>
            <text:p text:style-name="P424"><text:span text:style-name="T66">ALTER</text:span><text:span text:style-name="T31"> </text:span><text:span text:style-name="T66">TABLE</text:span><text:span text:style-name="T31"> DIS_CONT_MOV </text:span><text:span text:style-name="T66">ADD</text:span><text:span text:style-name="T31"> COMENTARI_DESTINS VARCHAR2(256 </text:span><text:span text:style-name="T66">CHAR</text:span><text:span text:style-name="T31">);</text:span></text:p>
            <text:p text:style-name="P598"/>
            <text:p text:style-name="P384">-- #297 Poder marcar bústies com a favorits</text:p>
            <text:p text:style-name="P598"/>
            <text:p text:style-name="P424"><text:span text:style-name="T66">CREATE</text:span><text:span text:style-name="T31"> </text:span><text:span text:style-name="T66">TABLE</text:span><text:span text:style-name="T31"> DIS_BUSTIA_FAVORIT</text:span></text:p>
            <text:p text:style-name="P203">(</text:p>
            <text:p text:style-name="P424"><text:span text:style-name="T31"><text:s text:c="4"/>ID <text:s text:c="17"/>NUMBER(19,0) <text:s text:c="7"/></text:span><text:span text:style-name="T66">NOT</text:span><text:span text:style-name="T31"> </text:span><text:span text:style-name="T152">NULL</text:span><text:span text:style-name="T31">, </text:span></text:p>
            <text:p text:style-name="P424"><text:span text:style-name="T31"><text:s text:c="4"/>BUSTIA_ID <text:s text:c="10"/>NUMBER(19,0) <text:s text:c="7"/></text:span><text:span text:style-name="T66">NOT</text:span><text:span text:style-name="T31"> </text:span><text:span text:style-name="T152">NULL</text:span><text:span text:style-name="T31">, </text:span></text:p>
            <text:p text:style-name="P424"><text:span text:style-name="T31"><text:s text:c="4"/>USUARI_CODI <text:s text:c="8"/>VARCHAR2(64 </text:span><text:span text:style-name="T66">CHAR</text:span><text:span text:style-name="T31">) <text:s text:c="2"/></text:span><text:span text:style-name="T66">NOT</text:span><text:span text:style-name="T31"> </text:span><text:span text:style-name="T152">NULL</text:span><text:span text:style-name="T31">, </text:span></text:p>
            <text:p text:style-name="P424"><text:span text:style-name="T31"><text:tab/>CREATEDBY_CODI <text:s text:c="5"/>VARCHAR2(64 </text:span><text:span text:style-name="T66">CHAR</text:span><text:span text:style-name="T31">), </text:span></text:p>
            <text:p text:style-name="P424"><text:span text:style-name="T31"><text:tab/>CREATEDDATE <text:s text:c="8"/></text:span><text:span text:style-name="T66">TIMESTAMP</text:span><text:span text:style-name="T31"> (6), </text:span></text:p>
            <text:p text:style-name="P424"><text:span text:style-name="T31"><text:tab/>LASTMODIFIEDBY_CODI VARCHAR2(64 </text:span><text:span text:style-name="T66">CHAR</text:span><text:span text:style-name="T31">), </text:span></text:p>
            <text:p text:style-name="P424"><text:span text:style-name="T31"><text:tab/>LASTMODIFIEDDATE <text:s text:c="3"/></text:span><text:span text:style-name="T66">TIMESTAMP</text:span><text:span text:style-name="T31"> (6)</text:span></text:p>
            <text:p text:style-name="P203">);</text:p>
            <text:p text:style-name="P598"/>
            <text:p text:style-name="P424"><text:span text:style-name="T66">ALTER</text:span><text:span text:style-name="T31"> </text:span><text:span text:style-name="T66">TABLE</text:span><text:span text:style-name="T31"> DIS_BUSTIA_FAVORIT </text:span><text:span text:style-name="T66">ADD</text:span><text:span text:style-name="T31"> (</text:span></text:p>
            <text:p text:style-name="P424"><text:span text:style-name="T66">CONSTRAINT</text:span><text:span text:style-name="T31"> DIS_BUSTIA_FAV_BUSTIA_FK </text:span><text:span text:style-name="T66">FOREIGN</text:span><text:span text:style-name="T31"> </text:span><text:span text:style-name="T66">KEY</text:span><text:span text:style-name="T31"> (BUSTIA_ID)</text:span></text:p>
            <text:p text:style-name="P424"><text:span text:style-name="T31"><text:s text:c="4"/></text:span><text:span text:style-name="T66">REFERENCES</text:span><text:span text:style-name="T31"> DIS_BUSTIA (ID),</text:span></text:p>
            <text:p text:style-name="P424"><text:span text:style-name="T66">CONSTRAINT</text:span><text:span text:style-name="T31"> DIS_BUSTIA_FAV_USUARI_FK </text:span><text:span text:style-name="T66">FOREIGN</text:span><text:span text:style-name="T31"> </text:span><text:span text:style-name="T66">KEY</text:span><text:span text:style-name="T31"> (USUARI_CODI)</text:span></text:p>
            <text:p text:style-name="P424"><text:span text:style-name="T31"><text:s text:c="4"/></text:span><text:span text:style-name="T66">REFERENCES</text:span><text:span text:style-name="T31"> DIS_USUARI (CODI),</text:span></text:p>
            <text:p text:style-name="P424"><text:span text:style-name="T66">CONSTRAINT</text:span><text:span text:style-name="T31"> DIS_USUCRE_BUSTFAV_FK </text:span><text:span text:style-name="T66">FOREIGN</text:span><text:span text:style-name="T31"> </text:span><text:span text:style-name="T66">KEY</text:span><text:span text:style-name="T31"> (CREATEDBY_CODI)</text:span></text:p>
            <text:p text:style-name="P424"><text:span text:style-name="T31"><text:s text:c="4"/></text:span><text:span text:style-name="T66">REFERENCES</text:span><text:span text:style-name="T31"> DIS_USUARI (CODI),</text:span></text:p>
            <text:p text:style-name="P424"><text:span text:style-name="T66">CONSTRAINT</text:span><text:span text:style-name="T31"> DIS_USUMOD_BUSTFAV_FK </text:span><text:span text:style-name="T66">FOREIGN</text:span><text:span text:style-name="T31"> </text:span><text:span text:style-name="T66">KEY</text:span><text:span text:style-name="T31"> (LASTMODIFIEDBY_CODI)</text:span></text:p>
            <text:p text:style-name="P424"><text:span text:style-name="T31"><text:s text:c="4"/></text:span><text:span text:style-name="T66">REFERENCES</text:span><text:span text:style-name="T31"> DIS_USUARI (CODI));</text:span></text:p>
            <text:p text:style-name="P203"><text:tab/></text:p>
            <text:p text:style-name="P424"><text:span text:style-name="T66">ALTER</text:span><text:span text:style-name="T31"> </text:span><text:span text:style-name="T66">TABLE</text:span><text:span text:style-name="T31"> DIS_BUSTIA_FAVORIT </text:span></text:p>
            <text:p text:style-name="P424"><text:span text:style-name="T31"><text:tab/></text:span><text:span text:style-name="T66">ADD</text:span><text:span text:style-name="T31"> </text:span><text:span text:style-name="T66">CONSTRAINT</text:span><text:span text:style-name="T31"> DIS_BUSTIA_FAV_MULT_UK </text:span></text:p>
            <text:p text:style-name="P424"><text:span text:style-name="T31"><text:tab/></text:span><text:span text:style-name="T66">UNIQUE</text:span><text:span text:style-name="T31"> (</text:span></text:p>
            <text:p text:style-name="P203"><text:tab/><text:tab/><text:tab/>BUSTIA_ID, </text:p>
            <text:p text:style-name="P203"><text:tab/><text:tab/><text:tab/>USUARI_CODI);</text:p>
            <text:p text:style-name="P203"><text:tab/></text:p>
            <text:p text:style-name="P424"><text:span text:style-name="T66">CREATE</text:span><text:span text:style-name="T31"> </text:span><text:span text:style-name="T66">INDEX</text:span><text:span text:style-name="T31"> DIS_BUSTIA_FAV_BUSTIA_FK_I </text:span><text:span text:style-name="T66">ON</text:span><text:span text:style-name="T31"> DIS_BUSTIA_FAVORIT(BUSTIA_ID);</text:span></text:p>
            <text:p text:style-name="P424"><text:span text:style-name="T66">CREATE</text:span><text:span text:style-name="T31"> </text:span><text:span text:style-name="T66">INDEX</text:span><text:span text:style-name="T31"> DIS_BUSTIA_FAV_USUARI_FK_I </text:span><text:span text:style-name="T66">ON</text:span><text:span text:style-name="T31"> DIS_BUSTIA_FAVORIT(USUARI_CODI);</text:span></text:p>
            <text:p text:style-name="P598"/>
            <text:p text:style-name="P424"><text:span text:style-name="T31">GRANT </text:span><text:span text:style-name="T66">SELECT</text:span><text:span text:style-name="T31">, </text:span><text:span text:style-name="T66">UPDATE</text:span><text:span text:style-name="T31">, </text:span><text:span text:style-name="T66">INSERT</text:span><text:span text:style-name="T31">, </text:span><text:span text:style-name="T66">DELETE</text:span><text:span text:style-name="T31"> </text:span><text:span text:style-name="T66">ON</text:span><text:span text:style-name="T31"> DIS_BUSTIA_FAVORIT TO WWW_DISTRIBUCIO;</text:span></text:p>
            <text:p text:style-name="P598"/>
            <text:p text:style-name="P384">-- #299 Poder reservar/agafar un assentament abans de marcar-lo com a processat</text:p>
            <text:p text:style-name="P424"><text:span text:style-name="T66">ALTER</text:span><text:span text:style-name="T31"> </text:span><text:span text:style-name="T66">TABLE</text:span><text:span text:style-name="T31"> DIS_REGISTRE </text:span><text:span text:style-name="T66">ADD</text:span><text:span text:style-name="T31"> AGAFAT_PER VARCHAR2(64 </text:span><text:span text:style-name="T66">CHAR</text:span><text:span text:style-name="T31">);</text:span></text:p>
            <text:p text:style-name="P598"/>
            <text:p text:style-name="P424"><text:span text:style-name="T66">ALTER</text:span><text:span text:style-name="T31"> </text:span><text:span text:style-name="T66">TABLE</text:span><text:span text:style-name="T31"> DIS_REGISTRE </text:span><text:span text:style-name="T66">ADD</text:span><text:span text:style-name="T31"> </text:span><text:span text:style-name="T66">CONSTRAINT</text:span><text:span text:style-name="T31"> DIS_AGAFATPER_REGISTRE_FK </text:span><text:span text:style-name="T66">FOREIGN</text:span><text:span text:style-name="T31"> </text:span><text:span text:style-name="T66">KEY</text:span><text:span text:style-name="T31"> (AGAFAT_PER) </text:span><text:span text:style-name="T66">REFERENCES</text:span><text:span text:style-name="T31"> DIS_USUARI (CODI);</text:span></text:p>
            <text:p text:style-name="P424"><text:span text:style-name="T66">CREATE</text:span><text:span text:style-name="T31"> </text:span><text:span text:style-name="T66">INDEX</text:span><text:span text:style-name="T31"> DIS_AGAFATPER_REGISTRE_FK_I </text:span><text:span text:style-name="T66">ON</text:span><text:span text:style-name="T31"> DIS_REGISTRE(AGAFAT_PER);</text:span></text:p>
            <text:p text:style-name="P598"/>
            <text:p text:style-name="P384">-- #316: Ampliar el camp comentari de 256 caràcters a 4096 caràcters</text:p>
            <text:p text:style-name="P424"><text:span text:style-name="T66">ALTER</text:span><text:span text:style-name="T31"> </text:span><text:span text:style-name="T66">TABLE</text:span><text:span text:style-name="T31"> DIS_CONT_MOV MODIFY COMENTARI VARCHAR2(3940 </text:span><text:span text:style-name="T66">CHAR</text:span><text:span text:style-name="T31">);</text:span></text:p>
            <text:p text:style-name="P424"><text:span text:style-name="T66">ALTER</text:span><text:span text:style-name="T31"> </text:span><text:span text:style-name="T66">TABLE</text:span><text:span text:style-name="T31"> DIS_CONT_COMMENT MODIFY TEXT VARCHAR2(4000 </text:span><text:span text:style-name="T66">CHAR</text:span><text:span text:style-name="T31">);</text:span></text:p>
            <text:p text:style-name="P598"/>
            <text:p text:style-name="P384"><text:soft-page-break/>-- #305 Ampliar detall d'error de custòdia del document</text:p>
            <text:p text:style-name="P424"><text:span text:style-name="T66">ALTER</text:span><text:span text:style-name="T31"> </text:span><text:span text:style-name="T66">TABLE</text:span><text:span text:style-name="T31"> DIS_REGISTRE RENAME </text:span><text:span text:style-name="T66">COLUMN</text:span><text:span text:style-name="T31"> PROCES_ERROR TO PROCES_ERROR2;</text:span></text:p>
            <text:p text:style-name="P424"><text:span text:style-name="T66">ALTER</text:span><text:span text:style-name="T31"> </text:span><text:span text:style-name="T66">TABLE</text:span><text:span text:style-name="T31"> DIS_REGISTRE </text:span><text:span text:style-name="T66">ADD</text:span><text:span text:style-name="T31"> (PROCES_ERROR CLOB);</text:span></text:p>
            <text:p text:style-name="Standard"><text:span text:style-name="T66">UPDATE</text:span><text:span text:style-name="T31"> DIS_REGISTRE </text:span><text:span text:style-name="T66">SET</text:span><text:span text:style-name="T31"> PROCES_ERROR=PROCES_ERROR2;</text:span></text:p>
          </table:table-cell>
        </table:table-row>
      </table:table>
      <text:p text:style-name="P410"/>
      <text:p text:style-name="P107"/>
      <text:p text:style-name="P107"/>
      <text:p text:style-name="P49"><text:span text:style-name="T6">Propietats globals</text:span>: </text:p>
      <text:list xml:id="list1616056276" text:style-name="L63">
        <text:list-item>
          <text:p text:style-name="P900">A<text:span text:style-name="T228">fegides propietats per habilitar o deshabilitar noves funcions a nivell d'interfície i funcionament.</text:span></text:p>
        </text:list-item>
      </text:list>
      <table:table table:name="Table7" table:style-name="Table7">
        <table:table-column table:style-name="Table7.A"/>
        <table:table-row table:style-name="TableLine635652176">
          <table:table-cell table:style-name="Table7.A1" office:value-type="string">
            <text:p text:style-name="P316"><text:span text:style-name="T50">#294 </text:span><text:span text:style-name="T54">Quan</text:span><text:span text:style-name="T50"> </text:span><text:span text:style-name="T54">es</text:span><text:span text:style-name="T50"> </text:span><text:span text:style-name="T54">marqui</text:span><text:span text:style-name="T50"> </text:span><text:span text:style-name="T54">un</text:span><text:span text:style-name="T50"> element per </text:span><text:span text:style-name="T54">Coneixement</text:span><text:span text:style-name="T50">/</text:span><text:span text:style-name="T54">Tramitació</text:span><text:span text:style-name="T50"> s'afegirà text </text:span><text:span text:style-name="T54">al</text:span><text:span text:style-name="T50"> final </text:span><text:span text:style-name="T54">dels</text:span><text:span text:style-name="T50"> </text:span><text:span text:style-name="T54">comentaris</text:span></text:p>
            <text:p text:style-name="P424"><text:span text:style-name="T50">#298 </text:span><text:span text:style-name="T54">Comentaris</text:span><text:span text:style-name="T50"> </text:span><text:span text:style-name="T54">de</text:span><text:span text:style-name="T50"> </text:span><text:span text:style-name="T54">reenviament</text:span><text:span text:style-name="T50"> </text:span><text:span text:style-name="T54">en</text:span><text:span text:style-name="T50"> els </text:span><text:span text:style-name="T54">comentaris</text:span><text:span text:style-name="T50"> </text:span><text:span text:style-name="T54">de</text:span><text:span text:style-name="T50"> l'assentament</text:span></text:p>
            <text:p text:style-name="P424"><text:span text:style-name="T31">es.caib.distribucio.contingut.enviar.crear.comentari=</text:span><text:span text:style-name="T38">false</text:span></text:p>
            <text:p text:style-name="P598"/>
            <text:p text:style-name="P424"><text:span text:style-name="T50">#295 </text:span><text:span text:style-name="T54">Poder</text:span><text:span text:style-name="T50"> </text:span><text:span text:style-name="T54">reenviar</text:span><text:span text:style-name="T50"> a </text:span><text:span text:style-name="T54">bústies</text:span><text:span text:style-name="T50"> </text:span><text:span text:style-name="T54">només</text:span><text:span text:style-name="T50"> per a </text:span><text:span text:style-name="T54">coneixement</text:span><text:span text:style-name="T50"> </text:span></text:p>
            <text:p text:style-name="P424"><text:span text:style-name="T31">es.caib.distribucio.contingut.enviar.coneixement=</text:span><text:span text:style-name="T38">false</text:span></text:p>
            <text:p text:style-name="P598"/>
            <text:p text:style-name="P424"><text:span text:style-name="T50">#297 </text:span><text:span text:style-name="T54">Poder</text:span><text:span text:style-name="T50"> </text:span><text:span text:style-name="T54">marcar</text:span><text:span text:style-name="T50"> </text:span><text:span text:style-name="T54">bústies</text:span><text:span text:style-name="T50"> </text:span><text:span text:style-name="T54">com</text:span><text:span text:style-name="T50"> a </text:span><text:span text:style-name="T54">favorits</text:span></text:p>
            <text:p text:style-name="P424"><text:span text:style-name="T31">es.caib.distribucio.contingut.reenviar.favorits=</text:span><text:span text:style-name="T38">false</text:span></text:p>
            <text:p text:style-name="P598"/>
            <text:p text:style-name="P424"><text:span text:style-name="T50">#299 </text:span><text:span text:style-name="T54">Poder</text:span><text:span text:style-name="T50"> </text:span><text:span text:style-name="T54">reservar</text:span><text:span text:style-name="T50">/</text:span><text:span text:style-name="T54">agafar</text:span><text:span text:style-name="T50"> </text:span><text:span text:style-name="T54">un</text:span><text:span text:style-name="T50"> </text:span><text:span text:style-name="T54">assentament</text:span><text:span text:style-name="T50"> </text:span><text:span text:style-name="T54">abans</text:span><text:span text:style-name="T50"> </text:span><text:span text:style-name="T54">de</text:span><text:span text:style-name="T50"> </text:span><text:span text:style-name="T54">marcar</text:span><text:span text:style-name="T50">-</text:span><text:span text:style-name="T54">lo</text:span><text:span text:style-name="T50"> </text:span><text:span text:style-name="T54">com</text:span><text:span text:style-name="T50"> a </text:span><text:span text:style-name="T54">processat</text:span></text:p>
            <text:p text:style-name="P316"><text:span text:style-name="T31">es.caib.distribucio.anotacions.permetre.reservar=</text:span><text:span text:style-name="T38">false</text:span></text:p>
          </table:table-cell>
        </table:table-row>
      </table:table>
      <text:p text:style-name="P486"/>
      <text:p text:style-name="P485"/>
      <text:p text:style-name="P152">Altres: </text:p>
      <text:list xml:id="list123412519091713" text:continue-list="list123413407551530" text:style-name="L31">
        <text:list-item>
          <text:p text:style-name="P862"><text:span text:style-name="T180">Nova versió 0.9.35 de la llibreria de </text:span><text:span text:style-name="T163">distribucio-w</text:span><text:span text:style-name="T165">s</text:span><text:span text:style-name="T163">-c</text:span><text:span text:style-name="T165">lient</text:span><text:span text:style-name="T13"> a</text:span><text:span text:style-name="T17">mb el camp del identificador dins l'Arxiu pel justificant en la consulta d'anotacions per backoffices de Distribucio.</text:span><text:span text:style-name="T18"> Aquest canvi provoca que el backoffice hagi d'actualitzar versió.</text:span></text:p>
        </text:list-item>
      </text:list>
      <text:p text:style-name="P452"/>
      <text:list xml:id="list123413176565918" text:continue-list="list123413269408614" text:style-name="Outline">
        <text:list-item>
          <text:list>
            <text:list-header>
              <text:h text:style-name="P679" text:outline-level="2" text:is-list-header="true"><text:bookmark-start text:name="__RefHeading___Toc47608_4047943807"/><text:span text:style-name="T158">Versió 0.9.</text:span><text:span text:style-name="T93">35</text:span><text:span text:style-name="T85">.</text:span><text:span text:style-name="T93">1</text:span><text:span text:style-name="T81"> </text:span><text:span text:style-name="T82">C</text:span><text:span text:style-name="T85">orrecció e</text:span><text:span text:style-name="T102">rror processament múltiple</text:span><text:bookmark-end text:name="__RefHeading___Toc47608_4047943807"/></text:h>
            </text:list-header>
          </text:list>
        </text:list-item>
      </text:list>
      <text:p text:style-name="P333">Data: <text:span text:style-name="T214">31</text:span>/0<text:span text:style-name="T214">5</text:span>/202<text:span text:style-name="T214">1</text:span></text:p>
      <text:p text:style-name="P333"/>
      <text:p text:style-name="P153">Resum: Correcció de l'error de permisos en el processament múltiple pels usuaris.</text:p>
      <text:p text:style-name="P334"/>
      <text:p text:style-name="P500">Errors resolts:</text:p>
      <text:list xml:id="list3688338139" text:style-name="L64">
        <text:list-item>
          <text:p text:style-name="P865"><text:a xlink:type="simple" xlink:href="https://github.com/GovernIB/distribucio/issues/307" text:style-name="Internet_20_link" text:visited-style-name="Visited_20_Internet_20_Link"><text:span text:style-name="T230">#307</text:span></text:a><text:span text:style-name="T230"> Error EJBAccessException processant anotacions de forma múltiple </text:span></text:p>
        </text:list-item>
      </text:list>
      <text:p text:style-name="P282"/>
      <text:p text:style-name="P109">Base de dades:<text:span text:style-name="T5"> </text:span></text:p>
      <text:list xml:id="list504647170" text:style-name="L65">
        <text:list-item>
          <text:p text:style-name="P850">S<text:span text:style-name="T184">ense canvis</text:span></text:p>
        </text:list-item>
      </text:list>
      <text:p text:style-name="P109"/>
      <text:p text:style-name="P50"><text:span text:style-name="T6">Propietats globals</text:span>: </text:p>
      <text:list xml:id="list775531356" text:style-name="L66">
        <text:list-item>
          <text:p text:style-name="P812">Sense canvis</text:p>
        </text:list-item>
      </text:list>
      <text:p text:style-name="P453"/>
      <text:p text:style-name="P453"/>
      <text:list xml:id="list123413021141348" text:continue-list="list123413176565918" text:style-name="Outline">
        <text:list-item>
          <text:list>
            <text:list-header>
              <text:h text:style-name="P680" text:outline-level="2" text:is-list-header="true"><text:bookmark-start text:name="__RefHeading___Toc257433_4047943807"/><text:soft-page-break/><text:span text:style-name="T158">Versió 0.9.3</text:span><text:span text:style-name="T93">6</text:span><text:span text:style-name="T81"> </text:span><text:span text:style-name="T104">Millora amb backoffices, correcció d'errors i millores visuals</text:span><text:bookmark-end text:name="__RefHeading___Toc257433_4047943807"/></text:h>
            </text:list-header>
          </text:list>
        </text:list-item>
      </text:list>
      <text:p text:style-name="P335">Data: <text:span text:style-name="T214">01</text:span>/<text:span text:style-name="T231">07</text:span>/202<text:span text:style-name="T214">1 08:00h</text:span></text:p>
      <text:p text:style-name="P335"/>
      <text:p text:style-name="P154">Resum: Millorar regles, simulació i comportament amb backoffices. Reducció de logs. Millores visuals i correccions d'errors.</text:p>
      <text:p text:style-name="P335"/>
      <text:p text:style-name="P532">Millores incloses:</text:p>
      <text:list xml:id="list1713466085" text:style-name="L67">
        <text:list-item>
          <text:p text:style-name="P903"><text:a xlink:type="simple" xlink:href="https://github.com/GovernIB/distribucio/issues/333" text:style-name="Internet_20_link" text:visited-style-name="Visited_20_Internet_20_Link">#333</text:a><text:span text:style-name="T232"> </text:span>Modificar la definició de regles per gestionar amb backoffice</text:p>
        </text:list-item>
        <text:list-item>
          <text:p text:style-name="P903"><text:a xlink:type="simple" xlink:href="https://github.com/GovernIB/distribucio/issues/359" text:style-name="Internet_20_link" text:visited-style-name="Visited_20_Internet_20_Link">#359</text:a><text:span text:style-name="T232"> </text:span>Modificar la configuració d'autenticació dels backoffices <text:s/></text:p>
        </text:list-item>
        <text:list-item>
          <text:p text:style-name="P903"><text:a xlink:type="simple" xlink:href="https://github.com/GovernIB/distribucio/issues/361" text:style-name="Internet_20_link" text:visited-style-name="Visited_20_Internet_20_Link">#361</text:a><text:span text:style-name="T232"> </text:span>L'arbre de reenviament no surt ordenada alfabèticament </text:p>
        </text:list-item>
        <text:list-item>
          <text:p text:style-name="P903"><text:a xlink:type="simple" xlink:href="https://github.com/GovernIB/distribucio/issues/332" text:style-name="Internet_20_link" text:visited-style-name="Visited_20_Internet_20_Link">#33</text:a><text:a xlink:type="simple" xlink:href="https://github.com/GovernIB/distribucio/issues/332" text:style-name="Internet_20_link" text:visited-style-name="Visited_20_Internet_20_Link"><text:span text:style-name="T232">2</text:span></text:a><text:span text:style-name="T232"> Simular regles afegint la bústia com a filtre</text:span></text:p>
        </text:list-item>
        <text:list-item>
          <text:p text:style-name="P903"><text:a xlink:type="simple" xlink:href="https://github.com/GovernIB/distribucio/issues/343" text:style-name="Internet_20_link" text:visited-style-name="Visited_20_Internet_20_Link">#343</text:a><text:span text:style-name="T232"> Descarregar fulla d'usuaris amb permís i bústia només per a les bústies que apareixen en el resultat de la cerca en la gestió de bústies</text:span></text:p>
        </text:list-item>
        <text:list-item>
          <text:p text:style-name="P903"><text:a xlink:type="simple" xlink:href="https://github.com/GovernIB/distribucio/issues/330" text:style-name="Internet_20_link" text:visited-style-name="Visited_20_Internet_20_Link">#330</text:a><text:span text:style-name="T232"> </text:span>Limitar número de reintents d'execució de regles d'enviament a Backoffice </text:p>
        </text:list-item>
        <text:list-item>
          <text:p text:style-name="P904"><text:a xlink:type="simple" xlink:href="https://github.com/GovernIB/distribucio/issues/329" text:style-name="Internet_20_link" text:visited-style-name="Visited_20_Internet_20_Link">#329</text:a><text:span text:style-name="T233"> </text:span>Afegir desplegable de Backoffice al localitzador d'anotacions del administradors </text:p>
        </text:list-item>
        <text:list-item>
          <text:p text:style-name="P904"><text:a xlink:type="simple" xlink:href="https://github.com/GovernIB/distribucio/issues/321" text:style-name="Internet_20_link" text:visited-style-name="Visited_20_Internet_20_Link">#321</text:a><text:span text:style-name="T233"> </text:span>Navegar al llistat d'anotacions quan s'esculli el rol d'Administrador </text:p>
        </text:list-item>
        <text:list-item>
          <text:p text:style-name="P904"><text:a xlink:type="simple" xlink:href="https://github.com/GovernIB/distribucio/issues/358" text:style-name="Internet_20_link" text:visited-style-name="Visited_20_Internet_20_Link">#358</text:a><text:span text:style-name="T233"> </text:span>Reduir el número de logs tipus DEBUG</text:p>
        </text:list-item>
        <text:list-item>
          <text:p text:style-name="P904"><text:a xlink:type="simple" xlink:href="https://github.com/GovernIB/distribucio/issues/357" text:style-name="Internet_20_link" text:visited-style-name="Visited_20_Internet_20_Link">#357</text:a><text:span text:style-name="T233"> </text:span>Error al intentar guardar annexes a l'arxiu quan els documents tenen un punt (.) al nom del fitxer</text:p>
        </text:list-item>
        <text:list-item>
          <text:p text:style-name="P904"><text:a xlink:type="simple" xlink:href="https://github.com/GovernIB/distribucio/issues/345" text:style-name="Internet_20_link" text:visited-style-name="Visited_20_Internet_20_Link">#345</text:a><text:span text:style-name="T233"> </text:span>Ajustar estils pantalla reenviament</text:p>
        </text:list-item>
        <text:list-item>
          <text:p text:style-name="P904"><text:a xlink:type="simple" xlink:href="https://github.com/GovernIB/distribucio/issues/344" text:style-name="Internet_20_link" text:visited-style-name="Visited_20_Internet_20_Link">#344</text:a><text:span text:style-name="T233"> </text:span>La pantalla de reenviament massiu i de reenviament individual haurien de ser la mateixa </text:p>
        </text:list-item>
        <text:list-item>
          <text:p text:style-name="P904"><text:a xlink:type="simple" xlink:href="https://github.com/GovernIB/distribucio/issues/346" text:style-name="Internet_20_link" text:visited-style-name="Visited_20_Internet_20_Link">#346</text:a><text:span text:style-name="T233"> </text:span>Canviar ordre dels botons de favorit i "per a coneixement" </text:p>
        </text:list-item>
        <text:list-item>
          <text:p text:style-name="P904"><text:a xlink:type="simple" xlink:href="https://github.com/GovernIB/distribucio/issues/320" text:style-name="Internet_20_link" text:visited-style-name="Visited_20_Internet_20_Link">#320</text:a><text:span text:style-name="T233"> </text:span>Posar el número d'errors en les pipelles del monitor d'integració </text:p>
        </text:list-item>
        <text:list-item>
          <text:p text:style-name="P904"><text:a xlink:type="simple" xlink:href="https://github.com/GovernIB/distribucio/issues/340" text:style-name="Internet_20_link" text:visited-style-name="Visited_20_Internet_20_Link">#340</text:a><text:span text:style-name="T233"> </text:span>Millores en el llistat d'assentaments </text:p>
        </text:list-item>
      </text:list>
      <text:p text:style-name="P501">Errors resolts:</text:p>
      <text:list xml:id="list123412199050474" text:continue-list="list3688338139" text:style-name="L64">
        <text:list-item>
          <text:p text:style-name="P866"><text:a xlink:type="simple" xlink:href="https://github.com/GovernIB/distribucio/issues/348" text:style-name="Internet_20_link" text:visited-style-name="Visited_20_Internet_20_Link"><text:span text:style-name="T230">#348</text:span></text:a><text:span text:style-name="T230"> Error consultant el document a l'hora de guardar les firmes del document </text:span></text:p>
        </text:list-item>
        <text:list-item>
          <text:p text:style-name="P866"><text:a xlink:type="simple" xlink:href="https://github.com/GovernIB/distribucio/issues/352" text:style-name="Internet_20_link" text:visited-style-name="Visited_20_Internet_20_Link">#352</text:a><text:span text:style-name="T232"> </text:span>Les bústies apareixen solapades en la vista d'arbre </text:p>
        </text:list-item>
        <text:list-item>
          <text:p text:style-name="P866"><text:a xlink:type="simple" xlink:href="https://github.com/GovernIB/distribucio/issues/341" text:style-name="Internet_20_link" text:visited-style-name="Visited_20_Internet_20_Link">#341</text:a><text:span text:style-name="T232"> </text:span>Error al generar un .zip amb els annexes i el justificant </text:p>
        </text:list-item>
        <text:list-item>
          <text:p text:style-name="P866"><text:a xlink:type="simple" xlink:href="https://github.com/GovernIB/distribucio/issues/334" text:style-name="Internet_20_link" text:visited-style-name="Visited_20_Internet_20_Link">#334</text:a><text:span text:style-name="T232"> </text:span>Generació de .zip a una anotació amb més d'un document amb el mateix nom </text:p>
        </text:list-item>
        <text:list-item>
          <text:p text:style-name="P866"><text:a xlink:type="simple" xlink:href="https://github.com/GovernIB/distribucio/issues/360" text:style-name="Internet_20_link" text:visited-style-name="Visited_20_Internet_20_Link">#360</text:a><text:span text:style-name="T232"> </text:span>Revisar regles encadenades després de "moure a bústia" </text:p>
        </text:list-item>
        <text:list-item>
          <text:p text:style-name="P867"><text:a xlink:type="simple" xlink:href="https://github.com/GovernIB/distribucio/issues/314" text:style-name="Internet_20_link" text:visited-style-name="Visited_20_Internet_20_Link">#314</text:a><text:span text:style-name="T233"> </text:span>Fixar l'ample de columna màxim pel títol de les anotacions </text:p>
        </text:list-item>
        <text:list-item>
          <text:p text:style-name="P867"><text:a xlink:type="simple" xlink:href="https://github.com/GovernIB/distribucio/issues/335" text:style-name="Internet_20_link" text:visited-style-name="Visited_20_Internet_20_Link">#335</text:a><text:span text:style-name="T233"> </text:span>Cuando se genera un .zip de una anotación sin documentación adjunta ni anexos, el zip creado es vacío </text:p>
        </text:list-item>
        <text:list-item>
          <text:p text:style-name="P867"><text:a xlink:type="simple" xlink:href="https://github.com/GovernIB/distribucio/issues/337" text:style-name="Internet_20_link" text:visited-style-name="Visited_20_Internet_20_Link">#337</text:a><text:span text:style-name="T233"> </text:span>En la pantalla de Moviments dóna error d'ajax al marcar elements </text:p>
        </text:list-item>
        <text:list-item>
          <text:p text:style-name="P867"><text:a xlink:type="simple" xlink:href="https://github.com/GovernIB/distribucio/issues/355" text:style-name="Internet_20_link" text:visited-style-name="Visited_20_Internet_20_Link">#355</text:a><text:span text:style-name="T233"> </text:span>Revisar per què no s'envien anotacions amb enllaços cap a ConCSV </text:p>
        </text:list-item>
        <text:list-item>
          <text:p text:style-name="P867"><text:a xlink:type="simple" xlink:href="https://github.com/GovernIB/distribucio/issues/357" text:style-name="Internet_20_link" text:visited-style-name="Visited_20_Internet_20_Link">#357</text:a><text:span text:style-name="T233"> </text:span>Error al intentar guardar annexes a l'arxiu quan els documents tenen un punt (.) al nom del fitxer </text:p>
        </text:list-item>
        <text:list-item>
          <text:p text:style-name="P867"><text:a xlink:type="simple" xlink:href="https://github.com/GovernIB/distribucio/issues/349" text:style-name="Internet_20_link" text:visited-style-name="Visited_20_Internet_20_Link">#349</text:a><text:span text:style-name="T233"> </text:span>NullPointer a l'hora d'alliberar una anotació d'un usuari sense correu </text:p>
        </text:list-item>
        <text:list-item>
          <text:p text:style-name="P867"><text:a xlink:type="simple" xlink:href="https://github.com/GovernIB/distribucio/issues/347" text:style-name="Internet_20_link" text:visited-style-name="Visited_20_Internet_20_Link">#347</text:a><text:span text:style-name="T233"> </text:span>Al classificar dóna un error (warning) però a al final ho acaba classificant </text:p>
        </text:list-item>
      </text:list>
      <text:p text:style-name="P283"/>
      <text:p text:style-name="P110">Base de dades:<text:span text:style-name="T5"> </text:span></text:p>
      <text:list xml:id="list942311955" text:style-name="L68">
        <text:list-item>
          <text:p text:style-name="P906">distribucio_update_0.9.36.sql (Oracle)</text:p>
          <text:list>
            <text:list-item>
              <text:p text:style-name="P906"><text:soft-page-break/>Ampliació dels camps usuari i password dels backoffices per poder-hi guardar entrades al fitxer de propietats.</text:p>
            </text:list-item>
          </text:list>
        </text:list-item>
      </text:list>
      <text:p text:style-name="P534"/>
      <table:table table:name="Table8" table:style-name="Table8">
        <table:table-column table:style-name="Table8.A"/>
        <table:table-row table:style-name="TableLine635650736">
          <table:table-cell table:style-name="Table8.A1" office:value-type="string">
            <text:p text:style-name="P424"><text:span text:style-name="T234">-</text:span><text:span text:style-name="T235">-</text:span><text:span text:style-name="T234">#359 Modificar la configuració d'autenticació dels backoffices: ampliar usuari y contrasenya de 64 a 255 caracteres</text:span></text:p>
            <text:p text:style-name="P424"><text:span text:style-name="T66">ALTER</text:span><text:span text:style-name="T31"> </text:span><text:span text:style-name="T66">TABLE</text:span><text:span text:style-name="T31"> DIS_BACKOFFICE MODIFY USUARI VARCHAR2(255 </text:span><text:span text:style-name="T66">CHAR</text:span><text:span text:style-name="T31">);</text:span></text:p>
            <text:p text:style-name="P424"><text:span text:style-name="T66">ALTER</text:span><text:span text:style-name="T31"> </text:span><text:span text:style-name="T66">TABLE</text:span><text:span text:style-name="T31"> DIS_BACKOFFICE MODIFY CONTRASENYA VARCHAR2(255 </text:span><text:span text:style-name="T66">CHAR</text:span><text:span text:style-name="T31">);</text:span></text:p>
            <text:p text:style-name="P203"/>
          </table:table-cell>
        </table:table-row>
      </table:table>
      <text:p text:style-name="P534"/>
      <text:p text:style-name="P110"/>
      <text:p text:style-name="P51"><text:span text:style-name="T6">Propietats globals</text:span>: </text:p>
      <text:list xml:id="list4061716698" text:style-name="L69">
        <text:list-item>
          <text:p text:style-name="P813">N<text:span text:style-name="T238">ova propietat opcional per limitar el nombre de reintents d'enviament d'avís de noves anotacions a backoffices de Distribucio.</text:span></text:p>
        </text:list-item>
      </text:list>
      <text:p text:style-name="P454"/>
      <table:table table:name="Table9" table:style-name="Table9">
        <table:table-column table:style-name="Table9.A"/>
        <table:table-row table:style-name="TableLine635649584">
          <table:table-cell table:style-name="Table9.A1" office:value-type="string">
            <text:p text:style-name="P243">#330 Limitar número de reintents d'execució de regles d'enviament a Backoffice </text:p>
            <text:p text:style-name="P536"><text:span text:style-name="T31">es.caib.distribucio.tasca.enviar.anotacions.max.reintents=</text:span><text:span text:style-name="T38">2</text:span></text:p>
          </table:table-cell>
        </table:table-row>
      </table:table>
      <text:p text:style-name="P454"/>
      <text:list xml:id="list3396585884" text:style-name="L70">
        <text:list-item>
          <text:p text:style-name="P815">Propietats opcionals per afegir usuari i password d'usuaris de connexió amb backoffices a nivell de fitxer de propietats. En comptes de posar directament l'usuari i password en el formulari de backoffices ara és possible definir propietats i posar la clau en el fitxer de propietats.</text:p>
        </text:list-item>
      </text:list>
      <text:p text:style-name="P458">taula. <text:span text:style-name="T201">Exemple de usuari i passord per un backoffice a nivell de propietats.</text:span></text:p>
      <table:table table:name="Table10" table:style-name="Table10">
        <table:table-column table:style-name="Table10.A"/>
        <table:table-row table:style-name="TableLine635648720">
          <table:table-cell table:style-name="Table10.A1" office:value-type="string">
            <text:p text:style-name="P243"># Propietats per ususaris i contrasenyes de backoffices de DistribucioDS</text:p>
            <text:p text:style-name="P538"><text:span text:style-name="T31">es.caib.distribucio.backoffice.helium.usuari=</text:span><text:span text:style-name="T38">admin</text:span></text:p>
            <text:p text:style-name="P538"><text:span text:style-name="T31">es.caib.distribucio.backoffice.helium.contrasenya=</text:span><text:span text:style-name="T38">admin</text:span></text:p>
            <text:p text:style-name="P536"/>
          </table:table-cell>
        </table:table-row>
      </table:table>
      <text:p text:style-name="P460"/>
      <text:p text:style-name="P459">fig.<text:span text:style-name="T201"> Exemple de configuració amb claus cap al fitxer de propietats.</text:span></text:p>
      <text:p text:style-name="P461"><draw:frame draw:style-name="fr1" draw:name="Image3" text:anchor-type="paragraph" svg:x="0cm" svg:y="0cm" svg:width="17cm" svg:height="9.839cm" draw:z-index="92"><draw:image xlink:href="Pictures/100000000000038B0000020D4D1ECA65A142D259.png" xlink:type="simple" xlink:show="embed" xlink:actuate="onLoad" draw:mime-type="image/png"/></draw:frame><text:soft-page-break/></text:p>
      <text:list xml:id="list123413421397666" text:continue-list="list123413021141348" text:style-name="Outline">
        <text:list-item>
          <text:list>
            <text:list-header>
              <text:h text:style-name="P681" text:outline-level="2" text:is-list-header="true"><text:bookmark-start text:name="__RefHeading___Toc60504_2052141439"/><text:span text:style-name="T158">Versió 0.9.3</text:span><text:span text:style-name="T105">7</text:span><text:span text:style-name="T81"> </text:span><text:span text:style-name="T106">Configuració web, moviments i millores de navegació</text:span><text:bookmark-end text:name="__RefHeading___Toc60504_2052141439"/></text:h>
            </text:list-header>
          </text:list>
        </text:list-item>
      </text:list>
      <text:p text:style-name="P336">Data: <text:span text:style-name="T239">08</text:span>/<text:span text:style-name="T231">09</text:span>/202<text:span text:style-name="T214">1 12:00h</text:span></text:p>
      <text:p text:style-name="P336"/>
      <text:p text:style-name="P155">Resum: Configuració via aplicació, fitxers tècnics ocults per l'usuari, vista de moviments, millores de navegació</text:p>
      <text:p text:style-name="P336"/>
      <text:p text:style-name="P533">Millores incloses:</text:p>
      <text:list xml:id="list123413705571285" text:continue-list="list1713466085" text:style-name="L67">
        <text:list-item>
          <text:p text:style-name="P905"><text:a xlink:type="simple" xlink:href="https://github.com/GovernIB/distribucio/issues/378" text:style-name="Internet_20_link" text:visited-style-name="Visited_20_Internet_20_Link">#378</text:a>: Problema per definir regla amb múltiples SIAs</text:p>
        </text:list-item>
        <text:list-item>
          <text:p text:style-name="P905"><text:a xlink:type="simple" xlink:href="https://github.com/GovernIB/distribucio/issues/354" text:style-name="Internet_20_link" text:visited-style-name="Visited_20_Internet_20_Link">#354</text:a>: Implementar una nova secció de configuració general de l'aplicació.</text:p>
        </text:list-item>
        <text:list-item>
          <text:p text:style-name="P905"><text:a xlink:type="simple" xlink:href="https://github.com/GovernIB/distribucio/issues/287" text:style-name="Internet_20_link" text:visited-style-name="Visited_20_Internet_20_Link">#287</text:a>: Posar com a pendents les anotacions rebutjades pels backoffices per poder processar-les</text:p>
        </text:list-item>
        <text:list-item>
          <text:p text:style-name="P905"><text:a xlink:type="simple" xlink:href="https://github.com/GovernIB/distribucio/issues/374" text:style-name="Internet_20_link" text:visited-style-name="Visited_20_Internet_20_Link">#374</text:a>: Posar el logo de l'entitat a FileSystem</text:p>
        </text:list-item>
        <text:list-item>
          <text:p text:style-name="P905"><text:a xlink:type="simple" xlink:href="https://github.com/GovernIB/distribucio/issues/373" text:style-name="Internet_20_link" text:visited-style-name="Visited_20_Internet_20_Link">#373</text:a>: Veure els comentaris des del detall d'anotació</text:p>
        </text:list-item>
        <text:list-item>
          <text:p text:style-name="P905"><text:a xlink:type="simple" xlink:href="https://github.com/GovernIB/distribucio/issues/371" text:style-name="Internet_20_link" text:visited-style-name="Visited_20_Internet_20_Link">#371</text:a>: Eliminar espais en blanc en els formularis</text:p>
        </text:list-item>
        <text:list-item>
          <text:p text:style-name="P905"><text:a xlink:type="simple" xlink:href="https://github.com/GovernIB/distribucio/issues/368" text:style-name="Internet_20_link" text:visited-style-name="Visited_20_Internet_20_Link">#368</text:a>: Poder reenviar moviments en la vista de moviments</text:p>
        </text:list-item>
        <text:list-item>
          <text:p text:style-name="P905"><text:a xlink:type="simple" xlink:href="https://github.com/GovernIB/distribucio/issues/367" text:style-name="Internet_20_link" text:visited-style-name="Visited_20_Internet_20_Link">#367</text:a>: Mostrar tots els moviments en la vista de moviments</text:p>
        </text:list-item>
        <text:list-item>
          <text:p text:style-name="P905"><text:a xlink:type="simple" xlink:href="https://github.com/GovernIB/distribucio/issues/364" text:style-name="Internet_20_link" text:visited-style-name="Visited_20_Internet_20_Link">#364</text:a>: Mostrar fitxers tècnics (XML) en la secció d'annexos d'una anotació de registre que només sigui visible pels administradors</text:p>
        </text:list-item>
        <text:list-item>
          <text:p text:style-name="P905"><text:a xlink:type="simple" xlink:href="https://github.com/GovernIB/distribucio/issues/318" text:style-name="Internet_20_link" text:visited-style-name="Visited_20_Internet_20_Link">#318</text:a>: Opció per enviar i processar els registres de manera massiva</text:p>
        </text:list-item>
        <text:list-item>
          <text:p text:style-name="P905"><text:a xlink:type="simple" xlink:href="https://github.com/GovernIB/distribucio/issues/319" text:style-name="Internet_20_link" text:visited-style-name="Visited_20_Internet_20_Link">#319</text:a>: Posar el focus en el primer control i fer submit en prémer INTRO</text:p>
        </text:list-item>
        <text:list-item>
          <text:p text:style-name="P905"><text:a xlink:type="simple" xlink:href="https://github.com/GovernIB/distribucio/issues/350" text:style-name="Internet_20_link" text:visited-style-name="Visited_20_Internet_20_Link">#350</text:a>: Eliminar el camp "Tipus" en la gestió dels backoffices</text:p>
        </text:list-item>
        <text:list-item>
          <text:p text:style-name="P905"><text:a xlink:type="simple" xlink:href="https://github.com/GovernIB/distribucio/issues/313" text:style-name="Internet_20_link" text:visited-style-name="Visited_20_Internet_20_Link">#313</text:a>: Afegir monitor del sistema</text:p>
        </text:list-item>
        <text:list-item>
          <text:p text:style-name="P905"><text:a xlink:type="simple" xlink:href="https://github.com/GovernIB/distribucio/issues/328" text:style-name="Internet_20_link" text:visited-style-name="Visited_20_Internet_20_Link">#328</text:a>: Posar per defecte el Localitzador d'anotacions de registre al perfil Administrador</text:p>
        </text:list-item>
        <text:list-item>
          <text:p text:style-name="P905"><text:a xlink:type="simple" xlink:href="https://github.com/GovernIB/distribucio/issues/366" text:style-name="Internet_20_link" text:visited-style-name="Visited_20_Internet_20_Link">#366</text:a>: Veure en el detall de l'anotació si és per tramitació o coneixement</text:p>
        </text:list-item>
        <text:list-item>
          <text:p text:style-name="P905"><text:soft-page-break/><text:a xlink:type="simple" xlink:href="https://github.com/GovernIB/distribucio/issues/365" text:style-name="Internet_20_link" text:visited-style-name="Visited_20_Internet_20_Link">#365</text:a>: Guardar selecció 'bústies favorites' entre reenviaments</text:p>
        </text:list-item>
        <text:list-item>
          <text:p text:style-name="P905"/>
        </text:list-item>
      </text:list>
      <text:p text:style-name="P502">Errors resolts:</text:p>
      <text:list xml:id="list2408257420" text:style-name="L71">
        <text:list-header>
          <text:p text:style-name="P868"/>
        </text:list-header>
        <text:list-item>
          <text:p text:style-name="P868"><text:a xlink:type="simple" xlink:href="https://github.com/GovernIB/distribucio/issues/362" text:style-name="Internet_20_link" text:visited-style-name="Visited_20_Internet_20_Link">#362</text:a>: Error esborrant bústia quan hi ha moviments de registres que hi fan referència</text:p>
        </text:list-item>
        <text:list-item>
          <text:p text:style-name="P868"><text:a xlink:type="simple" xlink:href="https://github.com/GovernIB/distribucio/issues/372" text:style-name="Internet_20_link" text:visited-style-name="Visited_20_Internet_20_Link">#372</text:a>: Modificar el reprocessament massiu per arreglar anotacions pendent de regles sense regla associada</text:p>
        </text:list-item>
        <text:list-item>
          <text:p text:style-name="P868"><text:a xlink:type="simple" xlink:href="https://github.com/GovernIB/distribucio/issues/370" text:style-name="Internet_20_link" text:visited-style-name="Visited_20_Internet_20_Link">#370</text:a>: Error AJAX per nombre de registres superior a 1000 al carregar bústies origen (vista moviments)</text:p>
        </text:list-item>
        <text:list-item>
          <text:p text:style-name="P868"><text:a xlink:type="simple" xlink:href="https://github.com/GovernIB/distribucio/issues/363" text:style-name="Internet_20_link" text:visited-style-name="Visited_20_Internet_20_Link">#363</text:a>: El botó "expandeix seleccionat" de l'arbre d'unitats organitzatives no funciona correctament</text:p>
        </text:list-item>
        <text:list-item>
          <text:p text:style-name="P869"><text:a xlink:type="simple" xlink:href="https://github.com/GovernIB/distribucio/issues/384" text:style-name="Internet_20_link" text:visited-style-name="Visited_20_Internet_20_Link">#384</text:a><text:span text:style-name="T241">: </text:span>A la pipella d'Accions de l'històric d'accions al clicar per a amagar detalls, desapareixen moviments</text:p>
        </text:list-item>
      </text:list>
      <text:p text:style-name="P284"/>
      <text:p text:style-name="P111">Base de dades:<text:span text:style-name="T5"> </text:span></text:p>
      <text:list xml:id="list123412599040602" text:continue-list="list942311955" text:style-name="L68">
        <text:list-item>
          <text:p text:style-name="P907">distribucio_update_0.9.3<text:span text:style-name="T240">7</text:span>.sql (Oracle)</text:p>
        </text:list-item>
      </text:list>
      <text:p text:style-name="P535"/>
      <table:table table:name="Tabela7" table:style-name="Tabela7">
        <table:table-column table:style-name="Tabela7.A"/>
        <table:table-row table:style-name="TableLine635666000">
          <table:table-cell table:style-name="Tabela7.A1" office:value-type="string">
            <text:p text:style-name="P388">-- #287 Posar com a pendents les anotacions rebutjades pels backoffices per poder processar-les</text:p>
            <text:p text:style-name="P424"><text:span text:style-name="T66">UPDATE</text:span><text:span text:style-name="T31"> DIS_REGISTRE </text:span><text:span text:style-name="T66">SET</text:span><text:span text:style-name="T31"> PENDENT = 1 </text:span><text:span text:style-name="T66">WHERE</text:span><text:span text:style-name="T31"> PENDENT = 0 </text:span><text:span text:style-name="T66">AND</text:span><text:span text:style-name="T31"> PROCES_ESTAT = </text:span><text:span text:style-name="T170">'BACK_REBUTJADA'</text:span><text:span text:style-name="T31">;</text:span></text:p>
            <text:p text:style-name="P424"><text:span text:style-name="T66">UPDATE</text:span><text:span text:style-name="T31"> DIS_REGISTRE </text:span><text:span text:style-name="T66">SET</text:span><text:span text:style-name="T31"> PENDENT = 1 </text:span><text:span text:style-name="T66">WHERE</text:span><text:span text:style-name="T31"> PENDENT = 0 </text:span><text:span text:style-name="T66">AND</text:span><text:span text:style-name="T31"> PROCES_ESTAT = </text:span><text:span text:style-name="T170">'BACK_ERROR'</text:span><text:span text:style-name="T31">;</text:span></text:p>
            <text:p text:style-name="P598"/>
            <text:p text:style-name="P384">--#350 Eliminar el camp "Tipus" en la gestió dels backoffices</text:p>
            <text:p text:style-name="P424"><text:span text:style-name="T66">ALTER</text:span><text:span text:style-name="T31"> </text:span><text:span text:style-name="T66">TABLE</text:span><text:span text:style-name="T31"> DIS_BACKOFFICE </text:span><text:span text:style-name="T66">DROP</text:span><text:span text:style-name="T31"> </text:span><text:span text:style-name="T66">COLUMN</text:span><text:span text:style-name="T31"> TIPUS;</text:span></text:p>
            <text:p text:style-name="P598"/>
            <text:p text:style-name="P384">-- #354 Implementar una nova secció de configuració general de l'aplicació</text:p>
            <text:p text:style-name="P424"><text:span text:style-name="T66">CREATE</text:span><text:span text:style-name="T31"> </text:span><text:span text:style-name="T66">TABLE</text:span><text:span text:style-name="T31"> DIS_CONFIG</text:span></text:p>
            <text:p text:style-name="P203">(</text:p>
            <text:p text:style-name="P424"><text:span text:style-name="T31"><text:s text:c="4"/></text:span><text:span text:style-name="T66">KEY</text:span><text:span text:style-name="T31"> <text:s text:c="17"/>VARCHAR2(256 </text:span><text:span text:style-name="T66">CHAR</text:span><text:span text:style-name="T31">) <text:s text:c="4"/></text:span><text:span text:style-name="T66">NOT</text:span><text:span text:style-name="T31"> </text:span><text:span text:style-name="T152">NULL</text:span><text:span text:style-name="T31">,</text:span></text:p>
            <text:p text:style-name="P424"><text:span text:style-name="T31"><text:s text:c="4"/></text:span><text:span text:style-name="T66">VALUE</text:span><text:span text:style-name="T31"> <text:s text:c="15"/>VARCHAR2(2048 </text:span><text:span text:style-name="T66">CHAR</text:span><text:span text:style-name="T31">),</text:span></text:p>
            <text:p text:style-name="P424"><text:span text:style-name="T31"><text:s text:c="4"/>DESCRIPTION <text:s text:c="9"/>VARCHAR2(2048 </text:span><text:span text:style-name="T66">CHAR</text:span><text:span text:style-name="T31">),</text:span></text:p>
            <text:p text:style-name="P424"><text:span text:style-name="T31"><text:s text:c="4"/>GROUP_CODE <text:s text:c="10"/>VARCHAR2(128 </text:span><text:span text:style-name="T66">CHAR</text:span><text:span text:style-name="T31">) <text:s text:c="4"/></text:span><text:span text:style-name="T66">NOT</text:span><text:span text:style-name="T31"> </text:span><text:span text:style-name="T152">NULL</text:span><text:span text:style-name="T31">,</text:span></text:p>
            <text:p text:style-name="P424"><text:span text:style-name="T31"><text:s text:c="4"/>POSITION <text:s text:c="12"/>NUMBER(3) <text:s text:c="13"/></text:span><text:span text:style-name="T66">DEFAULT</text:span><text:span text:style-name="T31"> 0 </text:span><text:span text:style-name="T66">NOT</text:span><text:span text:style-name="T31"> </text:span><text:span text:style-name="T152">NULL</text:span><text:span text:style-name="T31">,</text:span></text:p>
            <text:p text:style-name="P424"><text:span text:style-name="T31"><text:s text:c="4"/>JBOSS_PROPERTY <text:s text:c="6"/>NUMBER(1) <text:s text:c="13"/></text:span><text:span text:style-name="T66">DEFAULT</text:span><text:span text:style-name="T31"> 0 </text:span><text:span text:style-name="T66">NOT</text:span><text:span text:style-name="T31"> </text:span><text:span text:style-name="T152">NULL</text:span><text:span text:style-name="T31">,</text:span></text:p>
            <text:p text:style-name="P424"><text:span text:style-name="T31"><text:s text:c="4"/>TYPE_CODE <text:s text:c="11"/>VARCHAR2(128 </text:span><text:span text:style-name="T66">CHAR</text:span><text:span text:style-name="T31">) <text:s text:c="4"/></text:span><text:span text:style-name="T66">DEFAULT</text:span><text:span text:style-name="T31"> </text:span><text:span text:style-name="T170">'TEXT'</text:span><text:span text:style-name="T31">,</text:span></text:p>
            <text:p text:style-name="P203"><text:s text:c="4"/>LASTMODIFIEDBY_CODI <text:s/>VARCHAR2(64),</text:p>
            <text:p text:style-name="P424"><text:span text:style-name="T31"><text:s text:c="4"/>LASTMODIFIEDDATE <text:s text:c="4"/></text:span><text:span text:style-name="T66">TIMESTAMP</text:span><text:span text:style-name="T31">(6)</text:span></text:p>
            <text:p text:style-name="P203">);</text:p>
            <text:p text:style-name="P598"/>
            <text:p text:style-name="P424"><text:span text:style-name="T66">CREATE</text:span><text:span text:style-name="T31"> </text:span><text:span text:style-name="T66">TABLE</text:span><text:span text:style-name="T31"> DIS_CONFIG_GROUP</text:span></text:p>
            <text:p text:style-name="P203">(</text:p>
            <text:p text:style-name="P424"><text:span text:style-name="T31"><text:s text:c="4"/>CODE <text:s text:c="16"/>VARCHAR2(128 </text:span><text:span text:style-name="T66">CHAR</text:span><text:span text:style-name="T31">) <text:s text:c="4"/></text:span><text:span text:style-name="T66">NOT</text:span><text:span text:style-name="T31"> </text:span><text:span text:style-name="T152">NULL</text:span><text:span text:style-name="T31">,</text:span></text:p>
            <text:p text:style-name="P424"><text:span text:style-name="T31"><text:s text:c="4"/>PARENT_CODE <text:s text:c="9"/>VARCHAR2(128 </text:span><text:span text:style-name="T66">CHAR</text:span><text:span text:style-name="T31">) <text:s text:c="4"/></text:span><text:span text:style-name="T66">DEFAULT</text:span><text:span text:style-name="T31"> </text:span><text:span text:style-name="T152">NULL</text:span><text:span text:style-name="T31">,</text:span></text:p>
            <text:p text:style-name="P424"><text:span text:style-name="T31"><text:s text:c="4"/>POSITION <text:s text:c="12"/>NUMBER(3) <text:s text:c="13"/></text:span><text:span text:style-name="T66">DEFAULT</text:span><text:span text:style-name="T31"> 0 </text:span><text:span text:style-name="T66">NOT</text:span><text:span text:style-name="T31"> </text:span><text:span text:style-name="T152">NULL</text:span><text:span text:style-name="T31">,</text:span></text:p>
            <text:p text:style-name="P424"><text:span text:style-name="T31"><text:s text:c="4"/>DESCRIPTION <text:s text:c="9"/>VARCHAR2(512 </text:span><text:span text:style-name="T66">CHAR</text:span><text:span text:style-name="T31">) <text:s text:c="4"/></text:span><text:span text:style-name="T66">NOT</text:span><text:span text:style-name="T31"> </text:span><text:span text:style-name="T152">NULL</text:span></text:p>
            <text:p text:style-name="P203">);</text:p>
            <text:p text:style-name="P598"/>
            <text:p text:style-name="P424"><text:span text:style-name="T66">CREATE</text:span><text:span text:style-name="T31"> </text:span><text:span text:style-name="T66">TABLE</text:span><text:span text:style-name="T31"> DIS_CONFIG_TYPE</text:span></text:p>
            <text:p text:style-name="P203">(</text:p>
            <text:p text:style-name="P424"><text:span text:style-name="T31"><text:s text:c="4"/>CODE <text:s text:c="16"/>VARCHAR2(128 </text:span><text:span text:style-name="T66">CHAR</text:span><text:span text:style-name="T31">) <text:s text:c="4"/></text:span><text:span text:style-name="T66">NOT</text:span><text:span text:style-name="T31"> </text:span><text:span text:style-name="T152">NULL</text:span><text:span text:style-name="T31">,</text:span></text:p>
            <text:p text:style-name="P424"><text:span text:style-name="T31"><text:s text:c="4"/></text:span><text:span text:style-name="T66">VALUE</text:span><text:span text:style-name="T31"> <text:s text:c="15"/>VARCHAR2(2048 </text:span><text:span text:style-name="T66">CHAR</text:span><text:span text:style-name="T31">) <text:s text:c="2"/></text:span><text:span text:style-name="T66">DEFAULT</text:span><text:span text:style-name="T31"> </text:span><text:span text:style-name="T152">NULL</text:span></text:p>
            <text:p text:style-name="P203"><text:soft-page-break/>);</text:p>
            <text:p text:style-name="P598"/>
            <text:p text:style-name="P424"><text:span text:style-name="T66">ALTER</text:span><text:span text:style-name="T31"> </text:span><text:span text:style-name="T66">TABLE</text:span><text:span text:style-name="T31"> DIS_CONFIG </text:span><text:span text:style-name="T66">ADD</text:span><text:span text:style-name="T31"> (</text:span></text:p>
            <text:p text:style-name="P424"><text:span text:style-name="T31"><text:s text:c="4"/></text:span><text:span text:style-name="T66">CONSTRAINT</text:span><text:span text:style-name="T31"> DIS_CONFIG_PK </text:span><text:span text:style-name="T66">PRIMARY</text:span><text:span text:style-name="T31"> </text:span><text:span text:style-name="T66">KEY</text:span><text:span text:style-name="T31"> (</text:span><text:span text:style-name="T66">KEY</text:span><text:span text:style-name="T31">));</text:span></text:p>
            <text:p text:style-name="P598"/>
            <text:p text:style-name="P424"><text:span text:style-name="T66">ALTER</text:span><text:span text:style-name="T31"> </text:span><text:span text:style-name="T66">TABLE</text:span><text:span text:style-name="T31"> DIS_CONFIG_GROUP </text:span><text:span text:style-name="T66">ADD</text:span><text:span text:style-name="T31"> (</text:span></text:p>
            <text:p text:style-name="P424"><text:span text:style-name="T31"><text:s text:c="4"/></text:span><text:span text:style-name="T66">CONSTRAINT</text:span><text:span text:style-name="T31"> DIS_CONFIG_GROUP_PK </text:span><text:span text:style-name="T66">PRIMARY</text:span><text:span text:style-name="T31"> </text:span><text:span text:style-name="T66">KEY</text:span><text:span text:style-name="T31"> (CODE));</text:span></text:p>
            <text:p text:style-name="P598"/>
            <text:p text:style-name="P424"><text:span text:style-name="T66">ALTER</text:span><text:span text:style-name="T31"> </text:span><text:span text:style-name="T66">TABLE</text:span><text:span text:style-name="T31"> DIS_CONFIG_TYPE </text:span><text:span text:style-name="T66">ADD</text:span><text:span text:style-name="T31"> (</text:span></text:p>
            <text:p text:style-name="P424"><text:span text:style-name="T31"><text:s text:c="4"/></text:span><text:span text:style-name="T66">CONSTRAINT</text:span><text:span text:style-name="T31"> DIS_CONFIG_TYPE_PK </text:span><text:span text:style-name="T66">PRIMARY</text:span><text:span text:style-name="T31"> </text:span><text:span text:style-name="T66">KEY</text:span><text:span text:style-name="T31"> (CODE));</text:span></text:p>
            <text:p text:style-name="P598"/>
            <text:p text:style-name="P424"><text:span text:style-name="T66">ALTER</text:span><text:span text:style-name="T31"> </text:span><text:span text:style-name="T66">TABLE</text:span><text:span text:style-name="T31"> DIS_CONFIG</text:span></text:p>
            <text:p text:style-name="P424"><text:span text:style-name="T31"><text:s text:c="4"/></text:span><text:span text:style-name="T66">ADD</text:span><text:span text:style-name="T31"> </text:span><text:span text:style-name="T66">CONSTRAINT</text:span><text:span text:style-name="T31"> DIS_CONFIG_GROUP_FK </text:span><text:span text:style-name="T66">FOREIGN</text:span><text:span text:style-name="T31"> </text:span><text:span text:style-name="T66">KEY</text:span><text:span text:style-name="T31"> (GROUP_CODE) </text:span><text:span text:style-name="T66">REFERENCES</text:span><text:span text:style-name="T31"> DIS_CONFIG_GROUP(CODE);</text:span></text:p>
            <text:p text:style-name="P203"><text:s text:c="4"/></text:p>
            <text:p text:style-name="P598"/>
            <text:p text:style-name="P424"><text:span text:style-name="T31">Insert </text:span><text:span text:style-name="T66">into</text:span><text:span text:style-name="T31"> DIS_CONFIG_GROUP (CODE,PARENT_CODE,POSITION,DESCRIPTION) </text:span><text:span text:style-name="T66">values</text:span><text:span text:style-name="T31"> (</text:span><text:span text:style-name="T170">'DISTRIBUCIO'</text:span><text:span text:style-name="T31">,</text:span><text:span text:style-name="T170">'PLUGINS'</text:span><text:span text:style-name="T31">,</text:span><text:span text:style-name="T170">'10'</text:span><text:span text:style-name="T31">,</text:span><text:span text:style-name="T170">'Configuració del plugin de distribució'</text:span><text:span text:style-name="T31">);</text:span></text:p>
            <text:p text:style-name="P424"><text:span text:style-name="T31">Insert </text:span><text:span text:style-name="T66">into</text:span><text:span text:style-name="T31"> DIS_CONFIG_GROUP (CODE,PARENT_CODE,POSITION,DESCRIPTION) </text:span><text:span text:style-name="T66">values</text:span><text:span text:style-name="T31"> (</text:span><text:span text:style-name="T170">'GENERAL'</text:span><text:span text:style-name="T31">,</text:span><text:span text:style-name="T152">null</text:span><text:span text:style-name="T31">,</text:span><text:span text:style-name="T170">'0'</text:span><text:span text:style-name="T31">,</text:span><text:span text:style-name="T170">'Configuracions generals'</text:span><text:span text:style-name="T31">);</text:span></text:p>
            <text:p text:style-name="P424"><text:span text:style-name="T31">Insert </text:span><text:span text:style-name="T66">into</text:span><text:span text:style-name="T31"> DIS_CONFIG_GROUP (CODE,PARENT_CODE,POSITION,DESCRIPTION) </text:span><text:span text:style-name="T66">values</text:span><text:span text:style-name="T31"> (</text:span><text:span text:style-name="T170">'EMAIL'</text:span><text:span text:style-name="T31">,</text:span><text:span text:style-name="T152">null</text:span><text:span text:style-name="T31">,</text:span><text:span text:style-name="T170">'1'</text:span><text:span text:style-name="T31">,</text:span><text:span text:style-name="T170">'Enviament de correus'</text:span><text:span text:style-name="T31">);</text:span></text:p>
            <text:p text:style-name="P424"><text:span text:style-name="T31">Insert </text:span><text:span text:style-name="T66">into</text:span><text:span text:style-name="T31"> DIS_CONFIG_GROUP (CODE,PARENT_CODE,POSITION,DESCRIPTION) </text:span><text:span text:style-name="T66">values</text:span><text:span text:style-name="T31"> (</text:span><text:span text:style-name="T170">'SCHEDULLED'</text:span><text:span text:style-name="T31">,</text:span><text:span text:style-name="T152">null</text:span><text:span text:style-name="T31">,</text:span><text:span text:style-name="T170">'2'</text:span><text:span text:style-name="T31">,</text:span><text:span text:style-name="T170">'Configuració de les tasques periodiques'</text:span><text:span text:style-name="T31">);</text:span></text:p>
            <text:p text:style-name="P424"><text:span text:style-name="T31">Insert </text:span><text:span text:style-name="T66">into</text:span><text:span text:style-name="T31"> DIS_CONFIG_GROUP (CODE,PARENT_CODE,POSITION,DESCRIPTION) </text:span><text:span text:style-name="T66">values</text:span><text:span text:style-name="T31"> (</text:span><text:span text:style-name="T170">'PLUGINS'</text:span><text:span text:style-name="T31">,</text:span><text:span text:style-name="T152">null</text:span><text:span text:style-name="T31">,</text:span><text:span text:style-name="T170">'3'</text:span><text:span text:style-name="T31">,</text:span><text:span text:style-name="T170">'Plugins de l''aplicació'</text:span><text:span text:style-name="T31">);</text:span></text:p>
            <text:p text:style-name="P424"><text:span text:style-name="T31">Insert </text:span><text:span text:style-name="T66">into</text:span><text:span text:style-name="T31"> DIS_CONFIG_GROUP (CODE,PARENT_CODE,POSITION,DESCRIPTION) </text:span><text:span text:style-name="T66">values</text:span><text:span text:style-name="T31"> (</text:span><text:span text:style-name="T170">'GES_DOC'</text:span><text:span text:style-name="T31">,</text:span><text:span text:style-name="T170">'PLUGINS'</text:span><text:span text:style-name="T31">,</text:span><text:span text:style-name="T170">'4'</text:span><text:span text:style-name="T31">,</text:span><text:span text:style-name="T170">'Gestió documental (Sistema de fitxers)'</text:span><text:span text:style-name="T31">);</text:span></text:p>
            <text:p text:style-name="P424"><text:span text:style-name="T31">Insert </text:span><text:span text:style-name="T66">into</text:span><text:span text:style-name="T31"> DIS_CONFIG_GROUP (CODE,PARENT_CODE,POSITION,DESCRIPTION) </text:span><text:span text:style-name="T66">values</text:span><text:span text:style-name="T31"> (</text:span><text:span text:style-name="T170">'SCHEDULLED_REGLES'</text:span><text:span text:style-name="T31">,</text:span><text:span text:style-name="T170">'SCHEDULLED'</text:span><text:span text:style-name="T31">,</text:span><text:span text:style-name="T170">'16'</text:span><text:span text:style-name="T31">,</text:span><text:span text:style-name="T170">'Tasca periòdica d''aplicació de regles del tipus backoffice'</text:span><text:span text:style-name="T31">);</text:span></text:p>
            <text:p text:style-name="P424"><text:span text:style-name="T31">Insert </text:span><text:span text:style-name="T66">into</text:span><text:span text:style-name="T31"> DIS_CONFIG_GROUP (CODE,PARENT_CODE,POSITION,DESCRIPTION) </text:span><text:span text:style-name="T66">values</text:span><text:span text:style-name="T31"> (</text:span><text:span text:style-name="T170">'UNITATS'</text:span><text:span text:style-name="T31">,</text:span><text:span text:style-name="T170">'PLUGINS'</text:span><text:span text:style-name="T31">,</text:span><text:span text:style-name="T170">'1'</text:span><text:span text:style-name="T31">,</text:span><text:span text:style-name="T170">'Configuració del plugin d''unitats organitzatives'</text:span><text:span text:style-name="T31">);</text:span></text:p>
            <text:p text:style-name="P424"><text:span text:style-name="T31">Insert </text:span><text:span text:style-name="T66">into</text:span><text:span text:style-name="T31"> DIS_CONFIG_GROUP (CODE,PARENT_CODE,POSITION,DESCRIPTION) </text:span><text:span text:style-name="T66">values</text:span><text:span text:style-name="T31"> (</text:span><text:span text:style-name="T170">'PROCEDIMENTS'</text:span><text:span text:style-name="T31">,</text:span><text:span text:style-name="T170">'PLUGINS'</text:span><text:span text:style-name="T31">,</text:span><text:span text:style-name="T170">'11'</text:span><text:span text:style-name="T31">,</text:span><text:span text:style-name="T170">'Plugin de consulta de procediments'</text:span><text:span text:style-name="T31">);</text:span></text:p>
            <text:p text:style-name="P424"><text:span text:style-name="T31">Insert </text:span><text:span text:style-name="T66">into</text:span><text:span text:style-name="T31"> DIS_CONFIG_GROUP (CODE,PARENT_CODE,POSITION,DESCRIPTION) </text:span><text:span text:style-name="T66">values</text:span><text:span text:style-name="T31"> (</text:span><text:span text:style-name="T170">'DADES_EXTERNES'</text:span><text:span text:style-name="T31">,</text:span><text:span text:style-name="T170">'PLUGINS'</text:span><text:span text:style-name="T31">,</text:span><text:span text:style-name="T170">'12'</text:span><text:span text:style-name="T31">,</text:span><text:span text:style-name="T170">'Plugin de dades externes'</text:span><text:span text:style-name="T31">);</text:span></text:p>
            <text:p text:style-name="P424"><text:span text:style-name="T31">Insert </text:span><text:span text:style-name="T66">into</text:span><text:span text:style-name="T31"> DIS_CONFIG_GROUP (CODE,PARENT_CODE,POSITION,DESCRIPTION) </text:span><text:span text:style-name="T66">values</text:span><text:span text:style-name="T31"> (</text:span><text:span text:style-name="T170">'VALID_SIGN'</text:span><text:span text:style-name="T31">,</text:span><text:span text:style-name="T170">'PLUGINS'</text:span><text:span text:style-name="T31">,</text:span><text:span text:style-name="T170">'14'</text:span><text:span text:style-name="T31">,</text:span><text:span text:style-name="T170">'Plugin de validació de firmes'</text:span><text:span text:style-name="T31">);</text:span></text:p>
            <text:p text:style-name="P424"><text:span text:style-name="T31">Insert </text:span><text:span text:style-name="T66">into</text:span><text:span text:style-name="T31"> DIS_CONFIG_GROUP (CODE,PARENT_CODE,POSITION,DESCRIPTION) </text:span><text:span text:style-name="T66">values</text:span><text:span text:style-name="T31"> (</text:span><text:span text:style-name="T170">'SIGNATURA'</text:span><text:span text:style-name="T31">,</text:span><text:span text:style-name="T170">'PLUGINS'</text:span><text:span text:style-name="T31">,</text:span><text:span text:style-name="T170">'13'</text:span><text:span text:style-name="T31">,</text:span><text:span text:style-name="T170">'Plugin de signatura'</text:span><text:span text:style-name="T31">);</text:span></text:p>
            <text:p text:style-name="P424"><text:span text:style-name="T31">Insert </text:span><text:span text:style-name="T66">into</text:span><text:span text:style-name="T31"> DIS_CONFIG_GROUP (CODE,PARENT_CODE,POSITION,DESCRIPTION) </text:span><text:span text:style-name="T66">values</text:span><text:span text:style-name="T31"> (</text:span><text:span text:style-name="T170">'SCHEDULLED_BACKOFFICE'</text:span><text:span text:style-name="T31">,</text:span><text:span text:style-name="T170">'SCHEDULLED'</text:span><text:span text:style-name="T31">,</text:span><text:span text:style-name="T170">'15'</text:span><text:span text:style-name="T31">,</text:span><text:span text:style-name="T170">'Tasca periòdica d''enviament d''annotacions al backoffice'</text:span><text:span text:style-name="T31">);</text:span></text:p>
            <text:p text:style-name="P424"><text:span text:style-name="T31">Insert </text:span><text:span text:style-name="T66">into</text:span><text:span text:style-name="T31"> DIS_CONFIG_GROUP (CODE,PARENT_CODE,POSITION,DESCRIPTION) </text:span><text:span text:style-name="T66">values</text:span><text:span text:style-name="T31"> (</text:span><text:span text:style-name="T170">'SCHEDULLED_TANCAR'</text:span><text:span text:style-name="T31">,</text:span><text:span text:style-name="T170">'SCHEDULLED'</text:span><text:span text:style-name="T31">,</text:span><text:span text:style-name="T170">'17'</text:span><text:span text:style-name="T31">,</text:span><text:span text:style-name="T170">'Tasca periòdica de tancar contenidors pendents'</text:span><text:span text:style-name="T31">);</text:span></text:p>
            <text:p text:style-name="P424"><text:span text:style-name="T31">Insert </text:span><text:span text:style-name="T66">into</text:span><text:span text:style-name="T31"> DIS_CONFIG_GROUP (CODE,PARENT_CODE,POSITION,DESCRIPTION) </text:span><text:span text:style-name="T66">values</text:span><text:span text:style-name="T31"> (</text:span><text:span text:style-name="T170">'SCHEDULLED_EMAILS_NO_AGRUPATS'</text:span><text:span text:style-name="T31">,</text:span><text:span text:style-name="T170">'SCHEDULLED'</text:span><text:span text:style-name="T31">,</text:span><text:span text:style-name="T170">'18'</text:span><text:span text:style-name="T31">,</text:span><text:span text:style-name="T170">'Tasca periòdica de enviar emails no agrupats'</text:span><text:span text:style-name="T31">);</text:span></text:p>
            <text:p text:style-name="P424"><text:span text:style-name="T31">Insert </text:span><text:span text:style-name="T66">into</text:span><text:span text:style-name="T31"> DIS_CONFIG_GROUP (CODE,PARENT_CODE,POSITION,DESCRIPTION) </text:span><text:span text:style-name="T66">values</text:span><text:span text:style-name="T31"> (</text:span><text:span text:style-name="T170">'ARXIU'</text:span><text:span text:style-name="T31">,</text:span><text:span text:style-name="T170">'PLUGINS'</text:span><text:span text:style-name="T31">,</text:span><text:span text:style-name="T170">'0'</text:span><text:span text:style-name="T31">,</text:span><text:span text:style-name="T170">'Configuració de l''arxiu'</text:span><text:span text:style-name="T31">);</text:span></text:p>
            <text:p text:style-name="P424"><text:span text:style-name="T31">Insert </text:span><text:span text:style-name="T66">into</text:span><text:span text:style-name="T31"> DIS_CONFIG_GROUP (CODE,PARENT_CODE,POSITION,DESCRIPTION) </text:span><text:span text:style-name="T66">values</text:span><text:span text:style-name="T31"> (</text:span><text:span text:style-name="T170">'USUARIS'</text:span><text:span text:style-name="T31">,</text:span><text:span text:style-name="T170">'PLUGINS'</text:span><text:span text:style-name="T31">,</text:span><text:span text:style-name="T170">'7'</text:span><text:span text:style-name="T31">,</text:span><text:span text:style-name="T170">'Configuració del plugin d''usuaris'</text:span><text:span text:style-name="T31">);</text:span></text:p>
            <text:p text:style-name="P424"><text:span text:style-name="T31">Insert </text:span><text:span text:style-name="T66">into</text:span><text:span text:style-name="T31"> DIS_CONFIG_GROUP (CODE,PARENT_CODE,POSITION,DESCRIPTION) </text:span><text:span text:style-name="T66">values</text:span><text:span text:style-name="T31"> (</text:span><text:span text:style-name="T170">'SCHEDULLED_EMAILS_AGRUPATS'</text:span><text:span text:style-name="T31">,</text:span><text:span text:style-name="T170">'SCHEDULLED'</text:span><text:span text:style-name="T31">,</text:span><text:span text:style-name="T170">'19'</text:span><text:span text:style-name="T31">,</text:span><text:span text:style-name="T170">'Tasca periòdica de enviar emails </text:span><text:soft-page-break/><text:span text:style-name="T170">agrupats'</text:span><text:span text:style-name="T31">);</text:span></text:p>
            <text:p text:style-name="P424"><text:span text:style-name="T31">Insert </text:span><text:span text:style-name="T66">into</text:span><text:span text:style-name="T31"> DIS_CONFIG_GROUP (CODE,PARENT_CODE,POSITION,DESCRIPTION) </text:span><text:span text:style-name="T66">values</text:span><text:span text:style-name="T31"> (</text:span><text:span text:style-name="T170">'SCHEDULLED_ARXIU'</text:span><text:span text:style-name="T31">,</text:span><text:span text:style-name="T170">'SCHEDULLED'</text:span><text:span text:style-name="T31">,</text:span><text:span text:style-name="T170">'1'</text:span><text:span text:style-name="T31">,</text:span><text:span text:style-name="T170">'Tasca periòdica de guardar annexos a l''arxiu'</text:span><text:span text:style-name="T31">);</text:span></text:p>
            <text:p text:style-name="P598"/>
            <text:p text:style-name="P424"><text:span text:style-name="T31">Insert </text:span><text:span text:style-name="T66">into</text:span><text:span text:style-name="T31"> DIS_CONFIG_TYPE (CODE,</text:span><text:span text:style-name="T66">VALUE</text:span><text:span text:style-name="T31">) </text:span><text:span text:style-name="T66">values</text:span><text:span text:style-name="T31"> (</text:span><text:span text:style-name="T170">'BOOL'</text:span><text:span text:style-name="T31">,</text:span><text:span text:style-name="T152">null</text:span><text:span text:style-name="T31">);</text:span></text:p>
            <text:p text:style-name="P424"><text:span text:style-name="T31">Insert </text:span><text:span text:style-name="T66">into</text:span><text:span text:style-name="T31"> DIS_CONFIG_TYPE (CODE,</text:span><text:span text:style-name="T66">VALUE</text:span><text:span text:style-name="T31">) </text:span><text:span text:style-name="T66">values</text:span><text:span text:style-name="T31"> (</text:span><text:span text:style-name="T170">'TEXT'</text:span><text:span text:style-name="T31">,</text:span><text:span text:style-name="T152">null</text:span><text:span text:style-name="T31">);</text:span></text:p>
            <text:p text:style-name="P424"><text:span text:style-name="T31">Insert </text:span><text:span text:style-name="T66">into</text:span><text:span text:style-name="T31"> DIS_CONFIG_TYPE (CODE,</text:span><text:span text:style-name="T66">VALUE</text:span><text:span text:style-name="T31">) </text:span><text:span text:style-name="T66">values</text:span><text:span text:style-name="T31"> (</text:span><text:span text:style-name="T170">'INT'</text:span><text:span text:style-name="T31">,</text:span><text:span text:style-name="T152">null</text:span><text:span text:style-name="T31">);</text:span></text:p>
            <text:p text:style-name="P424"><text:span text:style-name="T31">Insert </text:span><text:span text:style-name="T66">into</text:span><text:span text:style-name="T31"> DIS_CONFIG_TYPE (CODE,</text:span><text:span text:style-name="T66">VALUE</text:span><text:span text:style-name="T31">) </text:span><text:span text:style-name="T66">values</text:span><text:span text:style-name="T31"> (</text:span><text:span text:style-name="T170">'FLOAT'</text:span><text:span text:style-name="T31">,</text:span><text:span text:style-name="T152">null</text:span><text:span text:style-name="T31">);</text:span></text:p>
            <text:p text:style-name="P424"><text:span text:style-name="T31">Insert </text:span><text:span text:style-name="T66">into</text:span><text:span text:style-name="T31"> DIS_CONFIG_TYPE (CODE,</text:span><text:span text:style-name="T66">VALUE</text:span><text:span text:style-name="T31">) </text:span><text:span text:style-name="T66">values</text:span><text:span text:style-name="T31"> (</text:span><text:span text:style-name="T170">'CRON'</text:span><text:span text:style-name="T31">,</text:span><text:span text:style-name="T152">null</text:span><text:span text:style-name="T31">);</text:span></text:p>
            <text:p text:style-name="P424"><text:span text:style-name="T31">Insert </text:span><text:span text:style-name="T66">into</text:span><text:span text:style-name="T31"> DIS_CONFIG_TYPE (CODE,</text:span><text:span text:style-name="T66">VALUE</text:span><text:span text:style-name="T31">) </text:span><text:span text:style-name="T66">values</text:span><text:span text:style-name="T31"> (</text:span><text:span text:style-name="T170">'CREDENTIALS'</text:span><text:span text:style-name="T31">,</text:span><text:span text:style-name="T152">null</text:span><text:span text:style-name="T31">);</text:span></text:p>
            <text:p text:style-name="P598"/>
            <text:p text:style-name="P424"><text:span text:style-name="T31">Insert </text:span><text:span text:style-name="T66">into</text:span><text:span text:style-name="T31"> DIS_CONFIG (</text:span><text:span text:style-name="T66">KEY</text:span><text:span text:style-name="T31">,</text:span><text:span text:style-name="T66">VALUE</text:span><text:span text:style-name="T31">,DESCRIPTION,GROUP_CODE,POSITION,JBOSS_PROPERTY,TYPE_CODE,LASTMODIFIEDBY_CODI,LASTMODIFIEDDATE) </text:span><text:span text:style-name="T66">values</text:span><text:span text:style-name="T31"> (</text:span><text:span text:style-name="T170">'es.caib.distribucio.anotacio.processament.asincron'</text:span><text:span text:style-name="T31">,</text:span><text:span text:style-name="T152">null</text:span><text:span text:style-name="T31">,</text:span><text:span text:style-name="T170">'Indica si les noves anotacions s''haurian de processar de manera asíncrona'</text:span><text:span text:style-name="T31">,</text:span><text:span text:style-name="T170">'SCHEDULLED'</text:span><text:span text:style-name="T31">,</text:span><text:span text:style-name="T170">'0'</text:span><text:span text:style-name="T31">,</text:span><text:span text:style-name="T170">'0'</text:span><text:span text:style-name="T31">,</text:span><text:span text:style-name="T170">'BOOL'</text:span><text:span text:style-name="T31">,</text:span><text:span text:style-name="T152">null</text:span><text:span text:style-name="T31">,</text:span><text:span text:style-name="T152">null</text:span><text:span text:style-name="T31">);</text:span></text:p>
            <text:p text:style-name="P424"><text:span text:style-name="T31">Insert </text:span><text:span text:style-name="T66">into</text:span><text:span text:style-name="T31"> DIS_CONFIG (</text:span><text:span text:style-name="T66">KEY</text:span><text:span text:style-name="T31">,</text:span><text:span text:style-name="T66">VALUE</text:span><text:span text:style-name="T31">,DESCRIPTION,GROUP_CODE,POSITION,JBOSS_PROPERTY,TYPE_CODE,LASTMODIFIEDBY_CODI,LASTMODIFIEDDATE) </text:span><text:span text:style-name="T66">values</text:span><text:span text:style-name="T31"> (</text:span><text:span text:style-name="T170">'es.caib.distribucio.tasca.guardar.annexos.temps.espera.execucio'</text:span><text:span text:style-name="T31">,</text:span><text:span text:style-name="T152">null</text:span><text:span text:style-name="T31">,</text:span><text:span text:style-name="T170">'Iterval de temps entre les execucions de la tasca (ms)'</text:span><text:span text:style-name="T31">,</text:span><text:span text:style-name="T170">'SCHEDULLED_ARXIU'</text:span><text:span text:style-name="T31">,</text:span><text:span text:style-name="T170">'1'</text:span><text:span text:style-name="T31">,</text:span><text:span text:style-name="T170">'0'</text:span><text:span text:style-name="T31">,</text:span><text:span text:style-name="T170">'INT'</text:span><text:span text:style-name="T31">,</text:span><text:span text:style-name="T152">null</text:span><text:span text:style-name="T31">,</text:span><text:span text:style-name="T152">null</text:span><text:span text:style-name="T31">);</text:span></text:p>
            <text:p text:style-name="P424"><text:span text:style-name="T31">Insert </text:span><text:span text:style-name="T66">into</text:span><text:span text:style-name="T31"> DIS_CONFIG (</text:span><text:span text:style-name="T66">KEY</text:span><text:span text:style-name="T31">,</text:span><text:span text:style-name="T66">VALUE</text:span><text:span text:style-name="T31">,DESCRIPTION,GROUP_CODE,POSITION,JBOSS_PROPERTY,TYPE_CODE,LASTMODIFIEDBY_CODI,LASTMODIFIEDDATE) </text:span><text:span text:style-name="T66">values</text:span><text:span text:style-name="T31"> (</text:span><text:span text:style-name="T170">'es.caib.distribucio.tasca.guardar.annexos.max.reintents'</text:span><text:span text:style-name="T31">,</text:span><text:span text:style-name="T152">null</text:span><text:span text:style-name="T31">,</text:span><text:span text:style-name="T170">'Nombre de reintents de guardar annexos a l''arxiu'</text:span><text:span text:style-name="T31">,</text:span><text:span text:style-name="T170">'SCHEDULLED_ARXIU'</text:span><text:span text:style-name="T31">,</text:span><text:span text:style-name="T170">'2'</text:span><text:span text:style-name="T31">,</text:span><text:span text:style-name="T170">'0'</text:span><text:span text:style-name="T31">,</text:span><text:span text:style-name="T170">'INT'</text:span><text:span text:style-name="T31">,</text:span><text:span text:style-name="T152">null</text:span><text:span text:style-name="T31">,</text:span><text:span text:style-name="T152">null</text:span><text:span text:style-name="T31">);</text:span></text:p>
            <text:p text:style-name="P424"><text:span text:style-name="T31">Insert </text:span><text:span text:style-name="T66">into</text:span><text:span text:style-name="T31"> DIS_CONFIG (</text:span><text:span text:style-name="T66">KEY</text:span><text:span text:style-name="T31">,</text:span><text:span text:style-name="T66">VALUE</text:span><text:span text:style-name="T31">,DESCRIPTION,GROUP_CODE,POSITION,JBOSS_PROPERTY,TYPE_CODE,LASTMODIFIEDBY_CODI,LASTMODIFIEDDATE) </text:span><text:span text:style-name="T66">values</text:span><text:span text:style-name="T31"> (</text:span><text:span text:style-name="T170">'es.caib.distribucio.tasca.guardar.annexos.max.threads.parallel'</text:span><text:span text:style-name="T31">,</text:span><text:span text:style-name="T152">null</text:span><text:span text:style-name="T31">,</text:span><text:span text:style-name="T170">'Nombre maxim de threads paral·lels'</text:span><text:span text:style-name="T31">,</text:span><text:span text:style-name="T170">'SCHEDULLED_ARXIU'</text:span><text:span text:style-name="T31">,</text:span><text:span text:style-name="T170">'3'</text:span><text:span text:style-name="T31">,</text:span><text:span text:style-name="T170">'0'</text:span><text:span text:style-name="T31">,</text:span><text:span text:style-name="T170">'INT'</text:span><text:span text:style-name="T31">,</text:span><text:span text:style-name="T152">null</text:span><text:span text:style-name="T31">,</text:span><text:span text:style-name="T152">null</text:span><text:span text:style-name="T31">);</text:span></text:p>
            <text:p text:style-name="P424"><text:span text:style-name="T31">Insert </text:span><text:span text:style-name="T66">into</text:span><text:span text:style-name="T31"> DIS_CONFIG (</text:span><text:span text:style-name="T66">KEY</text:span><text:span text:style-name="T31">,</text:span><text:span text:style-name="T66">VALUE</text:span><text:span text:style-name="T31">,DESCRIPTION,GROUP_CODE,POSITION,JBOSS_PROPERTY,TYPE_CODE,LASTMODIFIEDBY_CODI,LASTMODIFIEDDATE) </text:span><text:span text:style-name="T66">values</text:span><text:span text:style-name="T31"> (</text:span><text:span text:style-name="T170">'es.caib.distribucio.plugins.distribucio.fitxers.class'</text:span><text:span text:style-name="T31">,</text:span><text:span text:style-name="T152">null</text:span><text:span text:style-name="T31">,</text:span><text:span text:style-name="T170">'Plugin de distribució'</text:span><text:span text:style-name="T31">,</text:span><text:span text:style-name="T170">'DISTRIBUCIO'</text:span><text:span text:style-name="T31">,</text:span><text:span text:style-name="T170">'0'</text:span><text:span text:style-name="T31">,</text:span><text:span text:style-name="T170">'0'</text:span><text:span text:style-name="T31">,</text:span><text:span text:style-name="T170">'TEXT'</text:span><text:span text:style-name="T31">,</text:span><text:span text:style-name="T152">null</text:span><text:span text:style-name="T31">,</text:span><text:span text:style-name="T152">null</text:span><text:span text:style-name="T31">);</text:span></text:p>
            <text:p text:style-name="P424"><text:span text:style-name="T31">Insert </text:span><text:span text:style-name="T66">into</text:span><text:span text:style-name="T31"> DIS_CONFIG (</text:span><text:span text:style-name="T66">KEY</text:span><text:span text:style-name="T31">,</text:span><text:span text:style-name="T66">VALUE</text:span><text:span text:style-name="T31">,DESCRIPTION,GROUP_CODE,POSITION,JBOSS_PROPERTY,TYPE_CODE,LASTMODIFIEDBY_CODI,LASTMODIFIEDDATE) </text:span><text:span text:style-name="T66">values</text:span><text:span text:style-name="T31"> (</text:span><text:span text:style-name="T170">'es.caib.distribucio.plugin.arxiu.document.versionable'</text:span><text:span text:style-name="T31">,</text:span><text:span text:style-name="T152">null</text:span><text:span text:style-name="T31">,</text:span><text:span text:style-name="T170">'Document versionable'</text:span><text:span text:style-name="T31">,</text:span><text:span text:style-name="T170">'ARXIU'</text:span><text:span text:style-name="T31">,</text:span><text:span text:style-name="T170">'6'</text:span><text:span text:style-name="T31">,</text:span><text:span text:style-name="T170">'0'</text:span><text:span text:style-name="T31">,</text:span><text:span text:style-name="T170">'BOOL'</text:span><text:span text:style-name="T31">,</text:span><text:span text:style-name="T152">null</text:span><text:span text:style-name="T31">,</text:span><text:span text:style-name="T152">null</text:span><text:span text:style-name="T31">);</text:span></text:p>
            <text:p text:style-name="P424"><text:span text:style-name="T31">Insert </text:span><text:span text:style-name="T66">into</text:span><text:span text:style-name="T31"> DIS_CONFIG (</text:span><text:span text:style-name="T66">KEY</text:span><text:span text:style-name="T31">,</text:span><text:span text:style-name="T66">VALUE</text:span><text:span text:style-name="T31">,DESCRIPTION,GROUP_CODE,POSITION,JBOSS_PROPERTY,TYPE_CODE,LASTMODIFIEDBY_CODI,LASTMODIFIEDDATE) </text:span><text:span text:style-name="T66">values</text:span><text:span text:style-name="T31"> (</text:span><text:span text:style-name="T170">'es.caib.distribucio.plugin.unitats.organitzatives.class'</text:span><text:span text:style-name="T31">,</text:span><text:span text:style-name="T152">null</text:span><text:span text:style-name="T31">,</text:span><text:span text:style-name="T170">'Classe de plugin d''unitats organitzatives'</text:span><text:span text:style-name="T31">,</text:span><text:span text:style-name="T170">'UNITATS'</text:span><text:span text:style-name="T31">,</text:span><text:span text:style-name="T170">'0'</text:span><text:span text:style-name="T31">,</text:span><text:span text:style-name="T170">'0'</text:span><text:span text:style-name="T31">,</text:span><text:span text:style-name="T170">'TEXT'</text:span><text:span text:style-name="T31">,</text:span><text:span text:style-name="T152">null</text:span><text:span text:style-name="T31">,</text:span><text:span text:style-name="T152">null</text:span><text:span text:style-name="T31">);</text:span></text:p>
            <text:p text:style-name="P424"><text:span text:style-name="T31">Insert </text:span><text:span text:style-name="T66">into</text:span><text:span text:style-name="T31"> DIS_CONFIG (</text:span><text:span text:style-name="T66">KEY</text:span><text:span text:style-name="T31">,</text:span><text:span text:style-name="T66">VALUE</text:span><text:span text:style-name="T31">,DESCRIPTION,GROUP_CODE,POSITION,JBOSS_PROPERTY,TYPE_CODE,LASTMODIFIEDBY_CODI,LASTMODIFIEDDATE) </text:span><text:span text:style-name="T66">values</text:span><text:span text:style-name="T31"> (</text:span><text:span text:style-name="T170">'es.caib.distribucio.plugin.unitats.organitzatives.dir3.service.url'</text:span><text:span text:style-name="T31">,</text:span><text:span text:style-name="T152">null</text:span><text:span text:style-name="T31">,</text:span><text:span text:style-name="T170">'Servei URL'</text:span><text:span text:style-name="T31">,</text:span><text:span text:style-name="T170">'UNITATS'</text:span><text:span text:style-name="T31">,</text:span><text:span text:style-name="T170">'1'</text:span><text:span text:style-name="T31">,</text:span><text:span text:style-name="T170">'1'</text:span><text:span text:style-name="T31">,</text:span><text:span text:style-name="T170">'TEXT'</text:span><text:span text:style-name="T31">,</text:span><text:span text:style-name="T152">null</text:span><text:span text:style-name="T31">,</text:span><text:span text:style-name="T152">null</text:span><text:span text:style-name="T31">);</text:span></text:p>
            <text:p text:style-name="P424"><text:span text:style-name="T31">Insert </text:span><text:span text:style-name="T66">into</text:span><text:span text:style-name="T31"> DIS_CONFIG (</text:span><text:span text:style-name="T66">KEY</text:span><text:span text:style-name="T31">,</text:span><text:span text:style-name="T66">VALUE</text:span><text:span text:style-name="T31">,DESCRIPTION,GROUP_CODE,POSITION,JBOSS_PROPERTY,TYPE_CODE,LASTMODIFIEDBY_CODI,LASTMODIFIEDDATE) </text:span><text:span text:style-name="T66">values</text:span><text:span text:style-name="T31"> </text:span><text:soft-page-break/><text:span text:style-name="T31">(</text:span><text:span text:style-name="T170">'es.caib.distribucio.default.user.language'</text:span><text:span text:style-name="T31">,</text:span><text:span text:style-name="T152">null</text:span><text:span text:style-name="T31">,</text:span><text:span text:style-name="T170">'Llenguatge per defecte de l''aplicació'</text:span><text:span text:style-name="T31">,</text:span><text:span text:style-name="T170">'GENERAL'</text:span><text:span text:style-name="T31">,</text:span><text:span text:style-name="T170">'0'</text:span><text:span text:style-name="T31">,</text:span><text:span text:style-name="T170">'0'</text:span><text:span text:style-name="T31">,</text:span><text:span text:style-name="T170">'TEXT'</text:span><text:span text:style-name="T31">,</text:span><text:span text:style-name="T152">null</text:span><text:span text:style-name="T31">,</text:span><text:span text:style-name="T152">null</text:span><text:span text:style-name="T31">);</text:span></text:p>
            <text:p text:style-name="P424"><text:span text:style-name="T31">Insert </text:span><text:span text:style-name="T66">into</text:span><text:span text:style-name="T31"> DIS_CONFIG (</text:span><text:span text:style-name="T66">KEY</text:span><text:span text:style-name="T31">,</text:span><text:span text:style-name="T66">VALUE</text:span><text:span text:style-name="T31">,DESCRIPTION,GROUP_CODE,POSITION,JBOSS_PROPERTY,TYPE_CODE,LASTMODIFIEDBY_CODI,LASTMODIFIEDDATE) </text:span><text:span text:style-name="T66">values</text:span><text:span text:style-name="T31"> (</text:span><text:span text:style-name="T170">'es.caib.distribucio.plugin.unitats.organitzatives.dir3.service.username'</text:span><text:span text:style-name="T31">,</text:span><text:span text:style-name="T152">null</text:span><text:span text:style-name="T31">,</text:span><text:span text:style-name="T170">'Usuari'</text:span><text:span text:style-name="T31">,</text:span><text:span text:style-name="T170">'UNITATS'</text:span><text:span text:style-name="T31">,</text:span><text:span text:style-name="T170">'2'</text:span><text:span text:style-name="T31">,</text:span><text:span text:style-name="T170">'1'</text:span><text:span text:style-name="T31">,</text:span><text:span text:style-name="T170">'TEXT'</text:span><text:span text:style-name="T31">,</text:span><text:span text:style-name="T152">null</text:span><text:span text:style-name="T31">,</text:span><text:span text:style-name="T152">null</text:span><text:span text:style-name="T31">);</text:span></text:p>
            <text:p text:style-name="P424"><text:span text:style-name="T31">Insert </text:span><text:span text:style-name="T66">into</text:span><text:span text:style-name="T31"> DIS_CONFIG (</text:span><text:span text:style-name="T66">KEY</text:span><text:span text:style-name="T31">,</text:span><text:span text:style-name="T66">VALUE</text:span><text:span text:style-name="T31">,DESCRIPTION,GROUP_CODE,POSITION,JBOSS_PROPERTY,TYPE_CODE,LASTMODIFIEDBY_CODI,LASTMODIFIEDDATE) </text:span><text:span text:style-name="T66">values</text:span><text:span text:style-name="T31"> (</text:span><text:span text:style-name="T170">'es.caib.distribucio.plugin.unitats.organitzatives.dir3.service.password'</text:span><text:span text:style-name="T31">,</text:span><text:span text:style-name="T152">null</text:span><text:span text:style-name="T31">,</text:span><text:span text:style-name="T170">'Contrasenya'</text:span><text:span text:style-name="T31">,</text:span><text:span text:style-name="T170">'UNITATS'</text:span><text:span text:style-name="T31">,</text:span><text:span text:style-name="T170">'3'</text:span><text:span text:style-name="T31">,</text:span><text:span text:style-name="T170">'1'</text:span><text:span text:style-name="T31">,</text:span><text:span text:style-name="T170">'CREDENTIALS'</text:span><text:span text:style-name="T31">,</text:span><text:span text:style-name="T152">null</text:span><text:span text:style-name="T31">,</text:span><text:span text:style-name="T152">null</text:span><text:span text:style-name="T31">);</text:span></text:p>
            <text:p text:style-name="P424"><text:span text:style-name="T31">Insert </text:span><text:span text:style-name="T66">into</text:span><text:span text:style-name="T31"> DIS_CONFIG (</text:span><text:span text:style-name="T66">KEY</text:span><text:span text:style-name="T31">,</text:span><text:span text:style-name="T66">VALUE</text:span><text:span text:style-name="T31">,DESCRIPTION,GROUP_CODE,POSITION,JBOSS_PROPERTY,TYPE_CODE,LASTMODIFIEDBY_CODI,LASTMODIFIEDDATE) </text:span><text:span text:style-name="T66">values</text:span><text:span text:style-name="T31"> (</text:span><text:span text:style-name="T170">'es.caib.distribucio.plugin.unitats.organitzatives.dir3.connect.timeout'</text:span><text:span text:style-name="T31">,</text:span><text:span text:style-name="T152">null</text:span><text:span text:style-name="T31">,</text:span><text:span text:style-name="T170">'Connect timeout'</text:span><text:span text:style-name="T31">,</text:span><text:span text:style-name="T170">'UNITATS'</text:span><text:span text:style-name="T31">,</text:span><text:span text:style-name="T170">'4'</text:span><text:span text:style-name="T31">,</text:span><text:span text:style-name="T170">'0'</text:span><text:span text:style-name="T31">,</text:span><text:span text:style-name="T170">'INT'</text:span><text:span text:style-name="T31">,</text:span><text:span text:style-name="T152">null</text:span><text:span text:style-name="T31">,</text:span><text:span text:style-name="T152">null</text:span><text:span text:style-name="T31">);</text:span></text:p>
            <text:p text:style-name="P424"><text:span text:style-name="T31">Insert </text:span><text:span text:style-name="T66">into</text:span><text:span text:style-name="T31"> DIS_CONFIG (</text:span><text:span text:style-name="T66">KEY</text:span><text:span text:style-name="T31">,</text:span><text:span text:style-name="T66">VALUE</text:span><text:span text:style-name="T31">,DESCRIPTION,GROUP_CODE,POSITION,JBOSS_PROPERTY,TYPE_CODE,LASTMODIFIEDBY_CODI,LASTMODIFIEDDATE) </text:span><text:span text:style-name="T66">values</text:span><text:span text:style-name="T31"> (</text:span><text:span text:style-name="T170">'es.caib.distribucio.plugin.unitats.organitzatives.dir3.request.timeout'</text:span><text:span text:style-name="T31">,</text:span><text:span text:style-name="T152">null</text:span><text:span text:style-name="T31">,</text:span><text:span text:style-name="T170">'Request timeout'</text:span><text:span text:style-name="T31">,</text:span><text:span text:style-name="T170">'UNITATS'</text:span><text:span text:style-name="T31">,</text:span><text:span text:style-name="T170">'5'</text:span><text:span text:style-name="T31">,</text:span><text:span text:style-name="T170">'0'</text:span><text:span text:style-name="T31">,</text:span><text:span text:style-name="T170">'INT'</text:span><text:span text:style-name="T31">,</text:span><text:span text:style-name="T152">null</text:span><text:span text:style-name="T31">,</text:span><text:span text:style-name="T152">null</text:span><text:span text:style-name="T31">);</text:span></text:p>
            <text:p text:style-name="P424"><text:span text:style-name="T31">Insert </text:span><text:span text:style-name="T66">into</text:span><text:span text:style-name="T31"> DIS_CONFIG (</text:span><text:span text:style-name="T66">KEY</text:span><text:span text:style-name="T31">,</text:span><text:span text:style-name="T66">VALUE</text:span><text:span text:style-name="T31">,DESCRIPTION,GROUP_CODE,POSITION,JBOSS_PROPERTY,TYPE_CODE,LASTMODIFIEDBY_CODI,LASTMODIFIEDDATE) </text:span><text:span text:style-name="T66">values</text:span><text:span text:style-name="T31"> (</text:span><text:span text:style-name="T170">'es.caib.distribucio.plugin.procediment.class'</text:span><text:span text:style-name="T31">,</text:span><text:span text:style-name="T152">null</text:span><text:span text:style-name="T31">,</text:span><text:span text:style-name="T170">'Classe de plugin de procediments'</text:span><text:span text:style-name="T31">,</text:span><text:span text:style-name="T170">'PROCEDIMENTS'</text:span><text:span text:style-name="T31">,</text:span><text:span text:style-name="T170">'0'</text:span><text:span text:style-name="T31">,</text:span><text:span text:style-name="T170">'0'</text:span><text:span text:style-name="T31">,</text:span><text:span text:style-name="T170">'TEXT'</text:span><text:span text:style-name="T31">,</text:span><text:span text:style-name="T152">null</text:span><text:span text:style-name="T31">,</text:span><text:span text:style-name="T152">null</text:span><text:span text:style-name="T31">);</text:span></text:p>
            <text:p text:style-name="P424"><text:span text:style-name="T31">Insert </text:span><text:span text:style-name="T66">into</text:span><text:span text:style-name="T31"> DIS_CONFIG (</text:span><text:span text:style-name="T66">KEY</text:span><text:span text:style-name="T31">,</text:span><text:span text:style-name="T66">VALUE</text:span><text:span text:style-name="T31">,DESCRIPTION,GROUP_CODE,POSITION,JBOSS_PROPERTY,TYPE_CODE,LASTMODIFIEDBY_CODI,LASTMODIFIEDDATE) </text:span><text:span text:style-name="T66">values</text:span><text:span text:style-name="T31"> (</text:span><text:span text:style-name="T170">'es.caib.distribucio.app.base.url'</text:span><text:span text:style-name="T31">,</text:span><text:span text:style-name="T152">null</text:span><text:span text:style-name="T31">,</text:span><text:span text:style-name="T170">'Especificar la URL base de l''aplicació'</text:span><text:span text:style-name="T31">,</text:span><text:span text:style-name="T170">'GENERAL'</text:span><text:span text:style-name="T31">,</text:span><text:span text:style-name="T170">'1'</text:span><text:span text:style-name="T31">,</text:span><text:span text:style-name="T170">'1'</text:span><text:span text:style-name="T31">,</text:span><text:span text:style-name="T170">'TEXT'</text:span><text:span text:style-name="T31">,</text:span><text:span text:style-name="T152">null</text:span><text:span text:style-name="T31">,</text:span><text:span text:style-name="T152">null</text:span><text:span text:style-name="T31">);</text:span></text:p>
            <text:p text:style-name="P424"><text:span text:style-name="T31">Insert </text:span><text:span text:style-name="T66">into</text:span><text:span text:style-name="T31"> DIS_CONFIG (</text:span><text:span text:style-name="T66">KEY</text:span><text:span text:style-name="T31">,</text:span><text:span text:style-name="T66">VALUE</text:span><text:span text:style-name="T31">,DESCRIPTION,GROUP_CODE,POSITION,JBOSS_PROPERTY,TYPE_CODE,LASTMODIFIEDBY_CODI,LASTMODIFIEDDATE) </text:span><text:span text:style-name="T66">values</text:span><text:span text:style-name="T31"> (</text:span><text:span text:style-name="T170">'es.caib.distribucio.plugin.procediment.rolsac.service.url'</text:span><text:span text:style-name="T31">,</text:span><text:span text:style-name="T152">null</text:span><text:span text:style-name="T31">,</text:span><text:span text:style-name="T170">'Url per a accedir procediments'</text:span><text:span text:style-name="T31">,</text:span><text:span text:style-name="T170">'PROCEDIMENTS'</text:span><text:span text:style-name="T31">,</text:span><text:span text:style-name="T170">'1'</text:span><text:span text:style-name="T31">,</text:span><text:span text:style-name="T170">'1'</text:span><text:span text:style-name="T31">,</text:span><text:span text:style-name="T170">'TEXT'</text:span><text:span text:style-name="T31">,</text:span><text:span text:style-name="T152">null</text:span><text:span text:style-name="T31">,</text:span><text:span text:style-name="T152">null</text:span><text:span text:style-name="T31">);</text:span></text:p>
            <text:p text:style-name="P424"><text:span text:style-name="T31">Insert </text:span><text:span text:style-name="T66">into</text:span><text:span text:style-name="T31"> DIS_CONFIG (</text:span><text:span text:style-name="T66">KEY</text:span><text:span text:style-name="T31">,</text:span><text:span text:style-name="T66">VALUE</text:span><text:span text:style-name="T31">,DESCRIPTION,GROUP_CODE,POSITION,JBOSS_PROPERTY,TYPE_CODE,LASTMODIFIEDBY_CODI,LASTMODIFIEDDATE) </text:span><text:span text:style-name="T66">values</text:span><text:span text:style-name="T31"> (</text:span><text:span text:style-name="T170">'es.caib.distribucio.plugin.procediment.rolsac.service.username'</text:span><text:span text:style-name="T31">,</text:span><text:span text:style-name="T152">null</text:span><text:span text:style-name="T31">,</text:span><text:span text:style-name="T170">'Nom de l''usuari per a accedir procediments'</text:span><text:span text:style-name="T31">,</text:span><text:span text:style-name="T170">'PROCEDIMENTS'</text:span><text:span text:style-name="T31">,</text:span><text:span text:style-name="T170">'2'</text:span><text:span text:style-name="T31">,</text:span><text:span text:style-name="T170">'1'</text:span><text:span text:style-name="T31">,</text:span><text:span text:style-name="T170">'TEXT'</text:span><text:span text:style-name="T31">,</text:span><text:span text:style-name="T152">null</text:span><text:span text:style-name="T31">,</text:span><text:span text:style-name="T152">null</text:span><text:span text:style-name="T31">);</text:span></text:p>
            <text:p text:style-name="P424"><text:span text:style-name="T31">Insert </text:span><text:span text:style-name="T66">into</text:span><text:span text:style-name="T31"> DIS_CONFIG (</text:span><text:span text:style-name="T66">KEY</text:span><text:span text:style-name="T31">,</text:span><text:span text:style-name="T66">VALUE</text:span><text:span text:style-name="T31">,DESCRIPTION,GROUP_CODE,POSITION,JBOSS_PROPERTY,TYPE_CODE,LASTMODIFIEDBY_CODI,LASTMODIFIEDDATE) </text:span><text:span text:style-name="T66">values</text:span><text:span text:style-name="T31"> (</text:span><text:span text:style-name="T170">'es.caib.distribucio.plugin.procediment.rolsac.service.password'</text:span><text:span text:style-name="T31">,</text:span><text:span text:style-name="T152">null</text:span><text:span text:style-name="T31">,</text:span><text:span text:style-name="T170">'Password per a accedir procediments'</text:span><text:span text:style-name="T31">,</text:span><text:span text:style-name="T170">'PROCEDIMENTS'</text:span><text:span text:style-name="T31">,</text:span><text:span text:style-name="T170">'3'</text:span><text:span text:style-name="T31">,</text:span><text:span text:style-name="T170">'1'</text:span><text:span text:style-name="T31">,</text:span><text:span text:style-name="T170">'CREDENTIALS'</text:span><text:span text:style-name="T31">,</text:span><text:span text:style-name="T152">null</text:span><text:span text:style-name="T31">,</text:span><text:span text:style-name="T152">null</text:span><text:span text:style-name="T31">);</text:span></text:p>
            <text:p text:style-name="P424"><text:span text:style-name="T31">Insert </text:span><text:span text:style-name="T66">into</text:span><text:span text:style-name="T31"> DIS_CONFIG (</text:span><text:span text:style-name="T66">KEY</text:span><text:span text:style-name="T31">,</text:span><text:span text:style-name="T66">VALUE</text:span><text:span text:style-name="T31">,DESCRIPTION,GROUP_CODE,POSITION,JBOSS_PROPERTY,TYPE_CODE,LASTMODIFIEDBY_CODI,LASTMODIFIEDDATE) </text:span><text:span text:style-name="T66">values</text:span><text:span text:style-name="T31"> (</text:span><text:span text:style-name="T170">'es.caib.distribucio.plugin.dadesext.class'</text:span><text:span text:style-name="T31">,</text:span><text:span text:style-name="T152">null</text:span><text:span text:style-name="T31">,</text:span><text:span text:style-name="T170">'Classe de plugin de dades externes'</text:span><text:span text:style-name="T31">,</text:span><text:span text:style-name="T170">'DADES_EXTERNES'</text:span><text:span text:style-name="T31">,</text:span><text:span text:style-name="T170">'0'</text:span><text:span text:style-name="T31">,</text:span><text:span text:style-name="T170">'0'</text:span><text:span text:style-name="T31">,</text:span><text:span text:style-name="T170">'TEXT'</text:span><text:span text:style-name="T31">,</text:span><text:span text:style-name="T152">null</text:span><text:span text:style-name="T31">,</text:span><text:span text:style-name="T152">null</text:span><text:span text:style-name="T31">);</text:span></text:p>
            <text:p text:style-name="P424"><text:span text:style-name="T31">Insert </text:span><text:span text:style-name="T66">into</text:span><text:span text:style-name="T31"> DIS_CONFIG (</text:span><text:span text:style-name="T66">KEY</text:span><text:span text:style-name="T31">,</text:span><text:span text:style-name="T66">VALUE</text:span><text:span text:style-name="T31">,DESCRIPTION,GROUP_CODE,POSITION,JBOSS_PROPERTY,TYPE_CODE,LASTMODIFIEDBY_CODI,LASTMODIFIEDDATE) </text:span><text:span text:style-name="T66">values</text:span><text:span text:style-name="T31"> (</text:span><text:span text:style-name="T170">'es.caib.distribucio.plugin.dadesext.service.url'</text:span><text:span text:style-name="T31">,</text:span><text:span text:style-name="T152">null</text:span><text:span text:style-name="T31">,</text:span><text:span text:style-name="T170">'Servei URL'</text:span><text:span text:style-name="T31">,</text:span><text:span text:style-name="T170">'DADES_EXTERNES'</text:span><text:span text:style-name="T31">,</text:span><text:span text:style-name="T170">'1'</text:span><text:span text:style-name="T31">,</text:span><text:span text:style-name="T170">'1'</text:span><text:span text:style-name="T31">,</text:span><text:span text:style-name="T170">'TEXT'</text:span><text:span text:style-name="T31">,</text:span><text:span text:style-name="T152">null</text:span><text:span text:style-name="T31">,</text:span><text:span text:style-name="T152">null</text:span><text:span text:style-name="T31">);</text:span></text:p>
            <text:p text:style-name="P424"><text:span text:style-name="T31">Insert </text:span><text:span text:style-name="T66">into</text:span><text:span text:style-name="T31"> DIS_CONFIG </text:span><text:soft-page-break/><text:span text:style-name="T31">(</text:span><text:span text:style-name="T66">KEY</text:span><text:span text:style-name="T31">,</text:span><text:span text:style-name="T66">VALUE</text:span><text:span text:style-name="T31">,DESCRIPTION,GROUP_CODE,POSITION,JBOSS_PROPERTY,TYPE_CODE,LASTMODIFIEDBY_CODI,LASTMODIFIEDDATE) </text:span><text:span text:style-name="T66">values</text:span><text:span text:style-name="T31"> (</text:span><text:span text:style-name="T170">'es.caib.distribucio.email.jndi'</text:span><text:span text:style-name="T31">,</text:span><text:span text:style-name="T152">null</text:span><text:span text:style-name="T31">,</text:span><text:span text:style-name="T170">'JNDI email'</text:span><text:span text:style-name="T31">,</text:span><text:span text:style-name="T170">'EMAIL'</text:span><text:span text:style-name="T31">,</text:span><text:span text:style-name="T170">'0'</text:span><text:span text:style-name="T31">,</text:span><text:span text:style-name="T170">'1'</text:span><text:span text:style-name="T31">,</text:span><text:span text:style-name="T170">'TEXT'</text:span><text:span text:style-name="T31">,</text:span><text:span text:style-name="T152">null</text:span><text:span text:style-name="T31">,</text:span><text:span text:style-name="T152">null</text:span><text:span text:style-name="T31">);</text:span></text:p>
            <text:p text:style-name="P424"><text:span text:style-name="T31">Insert </text:span><text:span text:style-name="T66">into</text:span><text:span text:style-name="T31"> DIS_CONFIG (</text:span><text:span text:style-name="T66">KEY</text:span><text:span text:style-name="T31">,</text:span><text:span text:style-name="T66">VALUE</text:span><text:span text:style-name="T31">,DESCRIPTION,GROUP_CODE,POSITION,JBOSS_PROPERTY,TYPE_CODE,LASTMODIFIEDBY_CODI,LASTMODIFIEDDATE) </text:span><text:span text:style-name="T66">values</text:span><text:span text:style-name="T31"> (</text:span><text:span text:style-name="T170">'es.caib.distribucio.email.remitent'</text:span><text:span text:style-name="T31">,</text:span><text:span text:style-name="T152">null</text:span><text:span text:style-name="T31">,</text:span><text:span text:style-name="T170">'Remitent dels correus electronics'</text:span><text:span text:style-name="T31">,</text:span><text:span text:style-name="T170">'EMAIL'</text:span><text:span text:style-name="T31">,</text:span><text:span text:style-name="T170">'0'</text:span><text:span text:style-name="T31">,</text:span><text:span text:style-name="T170">'0'</text:span><text:span text:style-name="T31">,</text:span><text:span text:style-name="T170">'TEXT'</text:span><text:span text:style-name="T31">,</text:span><text:span text:style-name="T152">null</text:span><text:span text:style-name="T31">,</text:span><text:span text:style-name="T152">null</text:span><text:span text:style-name="T31">);</text:span></text:p>
            <text:p text:style-name="P424"><text:span text:style-name="T31">Insert </text:span><text:span text:style-name="T66">into</text:span><text:span text:style-name="T31"> DIS_CONFIG (</text:span><text:span text:style-name="T66">KEY</text:span><text:span text:style-name="T31">,</text:span><text:span text:style-name="T66">VALUE</text:span><text:span text:style-name="T31">,DESCRIPTION,GROUP_CODE,POSITION,JBOSS_PROPERTY,TYPE_CODE,LASTMODIFIEDBY_CODI,LASTMODIFIEDDATE) </text:span><text:span text:style-name="T66">values</text:span><text:span text:style-name="T31"> (</text:span><text:span text:style-name="T170">'es.caib.distribucio.plugin.signatura.class'</text:span><text:span text:style-name="T31">,</text:span><text:span text:style-name="T152">null</text:span><text:span text:style-name="T31">,</text:span><text:span text:style-name="T170">'Classe de plugin de signatura'</text:span><text:span text:style-name="T31">,</text:span><text:span text:style-name="T170">'SIGNATURA'</text:span><text:span text:style-name="T31">,</text:span><text:span text:style-name="T170">'0'</text:span><text:span text:style-name="T31">,</text:span><text:span text:style-name="T170">'0'</text:span><text:span text:style-name="T31">,</text:span><text:span text:style-name="T170">'TEXT'</text:span><text:span text:style-name="T31">,</text:span><text:span text:style-name="T152">null</text:span><text:span text:style-name="T31">,</text:span><text:span text:style-name="T152">null</text:span><text:span text:style-name="T31">);</text:span></text:p>
            <text:p text:style-name="P424"><text:span text:style-name="T31">Insert </text:span><text:span text:style-name="T66">into</text:span><text:span text:style-name="T31"> DIS_CONFIG (</text:span><text:span text:style-name="T66">KEY</text:span><text:span text:style-name="T31">,</text:span><text:span text:style-name="T66">VALUE</text:span><text:span text:style-name="T31">,DESCRIPTION,GROUP_CODE,POSITION,JBOSS_PROPERTY,TYPE_CODE,LASTMODIFIEDBY_CODI,LASTMODIFIEDDATE) </text:span><text:span text:style-name="T66">values</text:span><text:span text:style-name="T31"> (</text:span><text:span text:style-name="T170">'es.caib.distribucio.plugin.signatura.signarAnnexos'</text:span><text:span text:style-name="T31">,</text:span><text:span text:style-name="T152">null</text:span><text:span text:style-name="T31">,</text:span><text:span text:style-name="T170">'Indica si s''han de signar annexos'</text:span><text:span text:style-name="T31">,</text:span><text:span text:style-name="T170">'SIGNATURA'</text:span><text:span text:style-name="T31">,</text:span><text:span text:style-name="T170">'1'</text:span><text:span text:style-name="T31">,</text:span><text:span text:style-name="T170">'0'</text:span><text:span text:style-name="T31">,</text:span><text:span text:style-name="T170">'BOOL'</text:span><text:span text:style-name="T31">,</text:span><text:span text:style-name="T152">null</text:span><text:span text:style-name="T31">,</text:span><text:span text:style-name="T152">null</text:span><text:span text:style-name="T31">);</text:span></text:p>
            <text:p text:style-name="P424"><text:span text:style-name="T31">Insert </text:span><text:span text:style-name="T66">into</text:span><text:span text:style-name="T31"> DIS_CONFIG (</text:span><text:span text:style-name="T66">KEY</text:span><text:span text:style-name="T31">,</text:span><text:span text:style-name="T66">VALUE</text:span><text:span text:style-name="T31">,DESCRIPTION,GROUP_CODE,POSITION,JBOSS_PROPERTY,TYPE_CODE,LASTMODIFIEDBY_CODI,LASTMODIFIEDDATE) </text:span><text:span text:style-name="T66">values</text:span><text:span text:style-name="T31"> (</text:span><text:span text:style-name="T170">'es.caib.distribucio.plugin.api.firma.en.servidor.simple.endpoint'</text:span><text:span text:style-name="T31">,</text:span><text:span text:style-name="T152">null</text:span><text:span text:style-name="T31">,</text:span><text:span text:style-name="T170">'Endpoint'</text:span><text:span text:style-name="T31">,</text:span><text:span text:style-name="T170">'SIGNATURA'</text:span><text:span text:style-name="T31">,</text:span><text:span text:style-name="T170">'2'</text:span><text:span text:style-name="T31">,</text:span><text:span text:style-name="T170">'1'</text:span><text:span text:style-name="T31">,</text:span><text:span text:style-name="T170">'TEXT'</text:span><text:span text:style-name="T31">,</text:span><text:span text:style-name="T152">null</text:span><text:span text:style-name="T31">,</text:span><text:span text:style-name="T152">null</text:span><text:span text:style-name="T31">);</text:span></text:p>
            <text:p text:style-name="P424"><text:span text:style-name="T31">Insert </text:span><text:span text:style-name="T66">into</text:span><text:span text:style-name="T31"> DIS_CONFIG (</text:span><text:span text:style-name="T66">KEY</text:span><text:span text:style-name="T31">,</text:span><text:span text:style-name="T66">VALUE</text:span><text:span text:style-name="T31">,DESCRIPTION,GROUP_CODE,POSITION,JBOSS_PROPERTY,TYPE_CODE,LASTMODIFIEDBY_CODI,LASTMODIFIEDDATE) </text:span><text:span text:style-name="T66">values</text:span><text:span text:style-name="T31"> (</text:span><text:span text:style-name="T170">'es.caib.distribucio.plugin.api.firma.en.servidor.simple.username'</text:span><text:span text:style-name="T31">,</text:span><text:span text:style-name="T152">null</text:span><text:span text:style-name="T31">,</text:span><text:span text:style-name="T170">'Usuari'</text:span><text:span text:style-name="T31">,</text:span><text:span text:style-name="T170">'SIGNATURA'</text:span><text:span text:style-name="T31">,</text:span><text:span text:style-name="T170">'3'</text:span><text:span text:style-name="T31">,</text:span><text:span text:style-name="T170">'1'</text:span><text:span text:style-name="T31">,</text:span><text:span text:style-name="T170">'TEXT'</text:span><text:span text:style-name="T31">,</text:span><text:span text:style-name="T152">null</text:span><text:span text:style-name="T31">,</text:span><text:span text:style-name="T152">null</text:span><text:span text:style-name="T31">);</text:span></text:p>
            <text:p text:style-name="P424"><text:span text:style-name="T31">Insert </text:span><text:span text:style-name="T66">into</text:span><text:span text:style-name="T31"> DIS_CONFIG (</text:span><text:span text:style-name="T66">KEY</text:span><text:span text:style-name="T31">,</text:span><text:span text:style-name="T66">VALUE</text:span><text:span text:style-name="T31">,DESCRIPTION,GROUP_CODE,POSITION,JBOSS_PROPERTY,TYPE_CODE,LASTMODIFIEDBY_CODI,LASTMODIFIEDDATE) </text:span><text:span text:style-name="T66">values</text:span><text:span text:style-name="T31"> (</text:span><text:span text:style-name="T170">'es.caib.distribucio.plugin.api.firma.en.servidor.simple.password'</text:span><text:span text:style-name="T31">,</text:span><text:span text:style-name="T152">null</text:span><text:span text:style-name="T31">,</text:span><text:span text:style-name="T170">'Contrasenya'</text:span><text:span text:style-name="T31">,</text:span><text:span text:style-name="T170">'SIGNATURA'</text:span><text:span text:style-name="T31">,</text:span><text:span text:style-name="T170">'4'</text:span><text:span text:style-name="T31">,</text:span><text:span text:style-name="T170">'1'</text:span><text:span text:style-name="T31">,</text:span><text:span text:style-name="T170">'CREDENTIALS'</text:span><text:span text:style-name="T31">,</text:span><text:span text:style-name="T152">null</text:span><text:span text:style-name="T31">,</text:span><text:span text:style-name="T152">null</text:span><text:span text:style-name="T31">);</text:span></text:p>
            <text:p text:style-name="P424"><text:span text:style-name="T31">Insert </text:span><text:span text:style-name="T66">into</text:span><text:span text:style-name="T31"> DIS_CONFIG (</text:span><text:span text:style-name="T66">KEY</text:span><text:span text:style-name="T31">,</text:span><text:span text:style-name="T66">VALUE</text:span><text:span text:style-name="T31">,DESCRIPTION,GROUP_CODE,POSITION,JBOSS_PROPERTY,TYPE_CODE,LASTMODIFIEDBY_CODI,LASTMODIFIEDDATE) </text:span><text:span text:style-name="T66">values</text:span><text:span text:style-name="T31"> (</text:span><text:span text:style-name="T170">'es.caib.distribucio.plugin.api.firma.en.servidor.simple.perfil'</text:span><text:span text:style-name="T31">,</text:span><text:span text:style-name="T152">null</text:span><text:span text:style-name="T31">,</text:span><text:span text:style-name="T170">'Propietat opcional per especificar el perfil de firma per la firma simple en el servidor. Per defecte: "CADES_DETACHED"'</text:span><text:span text:style-name="T31">,</text:span><text:span text:style-name="T170">'SIGNATURA'</text:span><text:span text:style-name="T31">,</text:span><text:span text:style-name="T170">'5'</text:span><text:span text:style-name="T31">,</text:span><text:span text:style-name="T170">'0'</text:span><text:span text:style-name="T31">,</text:span><text:span text:style-name="T170">'TEXT'</text:span><text:span text:style-name="T31">,</text:span><text:span text:style-name="T152">null</text:span><text:span text:style-name="T31">,</text:span><text:span text:style-name="T152">null</text:span><text:span text:style-name="T31">);</text:span></text:p>
            <text:p text:style-name="P424"><text:span text:style-name="T31">Insert </text:span><text:span text:style-name="T66">into</text:span><text:span text:style-name="T31"> DIS_CONFIG (</text:span><text:span text:style-name="T66">KEY</text:span><text:span text:style-name="T31">,</text:span><text:span text:style-name="T66">VALUE</text:span><text:span text:style-name="T31">,DESCRIPTION,GROUP_CODE,POSITION,JBOSS_PROPERTY,TYPE_CODE,LASTMODIFIEDBY_CODI,LASTMODIFIEDDATE) </text:span><text:span text:style-name="T66">values</text:span><text:span text:style-name="T31"> (</text:span><text:span text:style-name="T170">'es.caib.distribucio.plugin.validatesignature.class'</text:span><text:span text:style-name="T31">,</text:span><text:span text:style-name="T152">null</text:span><text:span text:style-name="T31">,</text:span><text:span text:style-name="T170">'Classe de plugin de validació de firmes'</text:span><text:span text:style-name="T31">,</text:span><text:span text:style-name="T170">'VALID_SIGN'</text:span><text:span text:style-name="T31">,</text:span><text:span text:style-name="T170">'0'</text:span><text:span text:style-name="T31">,</text:span><text:span text:style-name="T170">'0'</text:span><text:span text:style-name="T31">,</text:span><text:span text:style-name="T170">'TEXT'</text:span><text:span text:style-name="T31">,</text:span><text:span text:style-name="T152">null</text:span><text:span text:style-name="T31">,</text:span><text:span text:style-name="T152">null</text:span><text:span text:style-name="T31">);</text:span></text:p>
            <text:p text:style-name="P424"><text:span text:style-name="T31">Insert </text:span><text:span text:style-name="T66">into</text:span><text:span text:style-name="T31"> DIS_CONFIG (</text:span><text:span text:style-name="T66">KEY</text:span><text:span text:style-name="T31">,</text:span><text:span text:style-name="T66">VALUE</text:span><text:span text:style-name="T31">,DESCRIPTION,GROUP_CODE,POSITION,JBOSS_PROPERTY,TYPE_CODE,LASTMODIFIEDBY_CODI,LASTMODIFIEDDATE) </text:span><text:span text:style-name="T66">values</text:span><text:span text:style-name="T31"> (</text:span><text:span text:style-name="T170">'es.caib.distribucio.plugins.validatesignature.afirmacxf.debug'</text:span><text:span text:style-name="T31">,</text:span><text:span text:style-name="T152">null</text:span><text:span text:style-name="T31">,</text:span><text:span text:style-name="T170">'Indica si s''utiliza debug mode'</text:span><text:span text:style-name="T31">,</text:span><text:span text:style-name="T170">'VALID_SIGN'</text:span><text:span text:style-name="T31">,</text:span><text:span text:style-name="T170">'1'</text:span><text:span text:style-name="T31">,</text:span><text:span text:style-name="T170">'0'</text:span><text:span text:style-name="T31">,</text:span><text:span text:style-name="T170">'BOOL'</text:span><text:span text:style-name="T31">,</text:span><text:span text:style-name="T152">null</text:span><text:span text:style-name="T31">,</text:span><text:span text:style-name="T152">null</text:span><text:span text:style-name="T31">);</text:span></text:p>
            <text:p text:style-name="P424"><text:span text:style-name="T31">Insert </text:span><text:span text:style-name="T66">into</text:span><text:span text:style-name="T31"> DIS_CONFIG (</text:span><text:span text:style-name="T66">KEY</text:span><text:span text:style-name="T31">,</text:span><text:span text:style-name="T66">VALUE</text:span><text:span text:style-name="T31">,DESCRIPTION,GROUP_CODE,POSITION,JBOSS_PROPERTY,TYPE_CODE,LASTMODIFIEDBY_CODI,LASTMODIFIEDDATE) </text:span><text:span text:style-name="T66">values</text:span><text:span text:style-name="T31"> (</text:span><text:span text:style-name="T170">'es.caib.distribucio.plugins.validatesignature.afirmacxf.applicationID'</text:span><text:span text:style-name="T31">,</text:span><text:span text:style-name="T152">null</text:span><text:span text:style-name="T31">,</text:span><text:span text:style-name="T170">'Id d''aplicació'</text:span><text:span text:style-name="T31">,</text:span><text:span text:style-name="T170">'VALID_SIGN'</text:span><text:span text:style-name="T31">,</text:span><text:span text:style-name="T170">'2'</text:span><text:span text:style-name="T31">,</text:span><text:span text:style-name="T170">'0'</text:span><text:span text:style-name="T31">,</text:span><text:span text:style-name="T170">'TEXT'</text:span><text:span text:style-name="T31">,</text:span><text:span text:style-name="T152">null</text:span><text:span text:style-name="T31">,</text:span><text:span text:style-name="T152">null</text:span><text:span text:style-name="T31">);</text:span></text:p>
            <text:p text:style-name="P424"><text:span text:style-name="T31">Insert </text:span><text:span text:style-name="T66">into</text:span><text:span text:style-name="T31"> DIS_CONFIG (</text:span><text:span text:style-name="T66">KEY</text:span><text:span text:style-name="T31">,</text:span><text:span text:style-name="T66">VALUE</text:span><text:span text:style-name="T31">,DESCRIPTION,GROUP_CODE,POSITION,JBOSS_PROPERTY,TYPE_CODE,LASTMODIFIEDBY_CODI,LASTMODIFIEDDATE) </text:span><text:span text:style-name="T66">values</text:span><text:span text:style-name="T31"> (</text:span><text:span text:style-name="T170">'es.caib.distribucio.plugins.validatesignature.afirmacxf.printxml'</text:span><text:span text:style-name="T31">,</text:span><text:span text:style-name="T152">null</text:span><text:span text:style-name="T31">,</text:span><text:span text:style-name="T170">'Indica si es </text:span><text:soft-page-break/><text:span text:style-name="T170">mostra xml en debug mode'</text:span><text:span text:style-name="T31">,</text:span><text:span text:style-name="T170">'VALID_SIGN'</text:span><text:span text:style-name="T31">,</text:span><text:span text:style-name="T170">'3'</text:span><text:span text:style-name="T31">,</text:span><text:span text:style-name="T170">'0'</text:span><text:span text:style-name="T31">,</text:span><text:span text:style-name="T170">'BOOL'</text:span><text:span text:style-name="T31">,</text:span><text:span text:style-name="T152">null</text:span><text:span text:style-name="T31">,</text:span><text:span text:style-name="T152">null</text:span><text:span text:style-name="T31">);</text:span></text:p>
            <text:p text:style-name="P424"><text:span text:style-name="T31">Insert </text:span><text:span text:style-name="T66">into</text:span><text:span text:style-name="T31"> DIS_CONFIG (</text:span><text:span text:style-name="T66">KEY</text:span><text:span text:style-name="T31">,</text:span><text:span text:style-name="T66">VALUE</text:span><text:span text:style-name="T31">,DESCRIPTION,GROUP_CODE,POSITION,JBOSS_PROPERTY,TYPE_CODE,LASTMODIFIEDBY_CODI,LASTMODIFIEDDATE) </text:span><text:span text:style-name="T66">values</text:span><text:span text:style-name="T31"> (</text:span><text:span text:style-name="T170">'es.caib.distribucio.plugins.validatesignature.afirmacxf.TransformersTemplatesPath'</text:span><text:span text:style-name="T31">,</text:span><text:span text:style-name="T152">null</text:span><text:span text:style-name="T31">,</text:span><text:span text:style-name="T170">'Path per transformers'</text:span><text:span text:style-name="T31">,</text:span><text:span text:style-name="T170">'VALID_SIGN'</text:span><text:span text:style-name="T31">,</text:span><text:span text:style-name="T170">'4'</text:span><text:span text:style-name="T31">,</text:span><text:span text:style-name="T170">'0'</text:span><text:span text:style-name="T31">,</text:span><text:span text:style-name="T170">'TEXT'</text:span><text:span text:style-name="T31">,</text:span><text:span text:style-name="T152">null</text:span><text:span text:style-name="T31">,</text:span><text:span text:style-name="T152">null</text:span><text:span text:style-name="T31">);</text:span></text:p>
            <text:p text:style-name="P424"><text:span text:style-name="T31">Insert </text:span><text:span text:style-name="T66">into</text:span><text:span text:style-name="T31"> DIS_CONFIG (</text:span><text:span text:style-name="T66">KEY</text:span><text:span text:style-name="T31">,</text:span><text:span text:style-name="T66">VALUE</text:span><text:span text:style-name="T31">,DESCRIPTION,GROUP_CODE,POSITION,JBOSS_PROPERTY,TYPE_CODE,LASTMODIFIEDBY_CODI,LASTMODIFIEDDATE) </text:span><text:span text:style-name="T66">values</text:span><text:span text:style-name="T31"> (</text:span><text:span text:style-name="T170">'es.caib.distribucio.plugins.validatesignature.afirmacxf.endpoint'</text:span><text:span text:style-name="T31">,</text:span><text:span text:style-name="T152">null</text:span><text:span text:style-name="T31">,</text:span><text:span text:style-name="T170">'Endpoint'</text:span><text:span text:style-name="T31">,</text:span><text:span text:style-name="T170">'VALID_SIGN'</text:span><text:span text:style-name="T31">,</text:span><text:span text:style-name="T170">'5'</text:span><text:span text:style-name="T31">,</text:span><text:span text:style-name="T170">'1'</text:span><text:span text:style-name="T31">,</text:span><text:span text:style-name="T170">'TEXT'</text:span><text:span text:style-name="T31">,</text:span><text:span text:style-name="T152">null</text:span><text:span text:style-name="T31">,</text:span><text:span text:style-name="T152">null</text:span><text:span text:style-name="T31">);</text:span></text:p>
            <text:p text:style-name="P424"><text:span text:style-name="T31">Insert </text:span><text:span text:style-name="T66">into</text:span><text:span text:style-name="T31"> DIS_CONFIG (</text:span><text:span text:style-name="T66">KEY</text:span><text:span text:style-name="T31">,</text:span><text:span text:style-name="T66">VALUE</text:span><text:span text:style-name="T31">,DESCRIPTION,GROUP_CODE,POSITION,JBOSS_PROPERTY,TYPE_CODE,LASTMODIFIEDBY_CODI,LASTMODIFIEDDATE) </text:span><text:span text:style-name="T66">values</text:span><text:span text:style-name="T31"> (</text:span><text:span text:style-name="T170">'es.caib.distribucio.plugins.validatesignature.afirmacxf.authorization.username'</text:span><text:span text:style-name="T31">,</text:span><text:span text:style-name="T152">null</text:span><text:span text:style-name="T31">,</text:span><text:span text:style-name="T170">'Usuari'</text:span><text:span text:style-name="T31">,</text:span><text:span text:style-name="T170">'VALID_SIGN'</text:span><text:span text:style-name="T31">,</text:span><text:span text:style-name="T170">'6'</text:span><text:span text:style-name="T31">,</text:span><text:span text:style-name="T170">'1'</text:span><text:span text:style-name="T31">,</text:span><text:span text:style-name="T170">'TEXT'</text:span><text:span text:style-name="T31">,</text:span><text:span text:style-name="T152">null</text:span><text:span text:style-name="T31">,</text:span><text:span text:style-name="T152">null</text:span><text:span text:style-name="T31">);</text:span></text:p>
            <text:p text:style-name="P424"><text:span text:style-name="T31">Insert </text:span><text:span text:style-name="T66">into</text:span><text:span text:style-name="T31"> DIS_CONFIG (</text:span><text:span text:style-name="T66">KEY</text:span><text:span text:style-name="T31">,</text:span><text:span text:style-name="T66">VALUE</text:span><text:span text:style-name="T31">,DESCRIPTION,GROUP_CODE,POSITION,JBOSS_PROPERTY,TYPE_CODE,LASTMODIFIEDBY_CODI,LASTMODIFIEDDATE) </text:span><text:span text:style-name="T66">values</text:span><text:span text:style-name="T31"> (</text:span><text:span text:style-name="T170">'es.caib.distribucio.plugins.validatesignature.afirmacxf.authorization.password'</text:span><text:span text:style-name="T31">,</text:span><text:span text:style-name="T152">null</text:span><text:span text:style-name="T31">,</text:span><text:span text:style-name="T170">'Contrasenya'</text:span><text:span text:style-name="T31">,</text:span><text:span text:style-name="T170">'VALID_SIGN'</text:span><text:span text:style-name="T31">,</text:span><text:span text:style-name="T170">'7'</text:span><text:span text:style-name="T31">,</text:span><text:span text:style-name="T170">'1'</text:span><text:span text:style-name="T31">,</text:span><text:span text:style-name="T170">'CREDENTIALS'</text:span><text:span text:style-name="T31">,</text:span><text:span text:style-name="T152">null</text:span><text:span text:style-name="T31">,</text:span><text:span text:style-name="T152">null</text:span><text:span text:style-name="T31">);</text:span></text:p>
            <text:p text:style-name="P424"><text:span text:style-name="T31">Insert </text:span><text:span text:style-name="T66">into</text:span><text:span text:style-name="T31"> DIS_CONFIG (</text:span><text:span text:style-name="T66">KEY</text:span><text:span text:style-name="T31">,</text:span><text:span text:style-name="T66">VALUE</text:span><text:span text:style-name="T31">,DESCRIPTION,GROUP_CODE,POSITION,JBOSS_PROPERTY,TYPE_CODE,LASTMODIFIEDBY_CODI,LASTMODIFIEDDATE) </text:span><text:span text:style-name="T66">values</text:span><text:span text:style-name="T31"> (</text:span><text:span text:style-name="T170">'es.caib.distribucio.tasca.enviar.anotacions.backoffice.temps.espera.execucio'</text:span><text:span text:style-name="T31">,</text:span><text:span text:style-name="T152">null</text:span><text:span text:style-name="T31">,</text:span><text:span text:style-name="T170">'Iterval de temps entre les execucions de la tasca (ms)'</text:span><text:span text:style-name="T31">,</text:span><text:span text:style-name="T170">'SCHEDULLED_BACKOFFICE'</text:span><text:span text:style-name="T31">,</text:span><text:span text:style-name="T170">'0'</text:span><text:span text:style-name="T31">,</text:span><text:span text:style-name="T170">'0'</text:span><text:span text:style-name="T31">,</text:span><text:span text:style-name="T170">'INT'</text:span><text:span text:style-name="T31">,</text:span><text:span text:style-name="T152">null</text:span><text:span text:style-name="T31">,</text:span><text:span text:style-name="T152">null</text:span><text:span text:style-name="T31">);</text:span></text:p>
            <text:p text:style-name="P424"><text:span text:style-name="T31">Insert </text:span><text:span text:style-name="T66">into</text:span><text:span text:style-name="T31"> DIS_CONFIG (</text:span><text:span text:style-name="T66">KEY</text:span><text:span text:style-name="T31">,</text:span><text:span text:style-name="T66">VALUE</text:span><text:span text:style-name="T31">,DESCRIPTION,GROUP_CODE,POSITION,JBOSS_PROPERTY,TYPE_CODE,LASTMODIFIEDBY_CODI,LASTMODIFIEDDATE) </text:span><text:span text:style-name="T66">values</text:span><text:span text:style-name="T31"> (</text:span><text:span text:style-name="T170">'es.caib.distribucio.tasca.enviar.anotacions.max.reintents'</text:span><text:span text:style-name="T31">,</text:span><text:span text:style-name="T152">null</text:span><text:span text:style-name="T31">,</text:span><text:span text:style-name="T170">'Nombre de reintents de enviar annotacions al backoffice'</text:span><text:span text:style-name="T31">,</text:span><text:span text:style-name="T170">'SCHEDULLED_BACKOFFICE'</text:span><text:span text:style-name="T31">,</text:span><text:span text:style-name="T170">'1'</text:span><text:span text:style-name="T31">,</text:span><text:span text:style-name="T170">'0'</text:span><text:span text:style-name="T31">,</text:span><text:span text:style-name="T170">'TEXT'</text:span><text:span text:style-name="T31">,</text:span><text:span text:style-name="T152">null</text:span><text:span text:style-name="T31">,</text:span><text:span text:style-name="T152">null</text:span><text:span text:style-name="T31">);</text:span></text:p>
            <text:p text:style-name="P424"><text:span text:style-name="T31">Insert </text:span><text:span text:style-name="T66">into</text:span><text:span text:style-name="T31"> DIS_CONFIG (</text:span><text:span text:style-name="T66">KEY</text:span><text:span text:style-name="T31">,</text:span><text:span text:style-name="T66">VALUE</text:span><text:span text:style-name="T31">,DESCRIPTION,GROUP_CODE,POSITION,JBOSS_PROPERTY,TYPE_CODE,LASTMODIFIEDBY_CODI,LASTMODIFIEDDATE) </text:span><text:span text:style-name="T66">values</text:span><text:span text:style-name="T31"> (</text:span><text:span text:style-name="T170">'es.caib.distribucio.tasca.aplicar.regles.temps.espera.execucio'</text:span><text:span text:style-name="T31">,</text:span><text:span text:style-name="T152">null</text:span><text:span text:style-name="T31">,</text:span><text:span text:style-name="T170">'Iterval de temps entre les execucions de la tasca (ms)'</text:span><text:span text:style-name="T31">,</text:span><text:span text:style-name="T170">'SCHEDULLED_REGLES'</text:span><text:span text:style-name="T31">,</text:span><text:span text:style-name="T170">'0'</text:span><text:span text:style-name="T31">,</text:span><text:span text:style-name="T170">'0'</text:span><text:span text:style-name="T31">,</text:span><text:span text:style-name="T170">'INT'</text:span><text:span text:style-name="T31">,</text:span><text:span text:style-name="T152">null</text:span><text:span text:style-name="T31">,</text:span><text:span text:style-name="T152">null</text:span><text:span text:style-name="T31">);</text:span></text:p>
            <text:p text:style-name="P424"><text:span text:style-name="T31">Insert </text:span><text:span text:style-name="T66">into</text:span><text:span text:style-name="T31"> DIS_CONFIG (</text:span><text:span text:style-name="T66">KEY</text:span><text:span text:style-name="T31">,</text:span><text:span text:style-name="T66">VALUE</text:span><text:span text:style-name="T31">,DESCRIPTION,GROUP_CODE,POSITION,JBOSS_PROPERTY,TYPE_CODE,LASTMODIFIEDBY_CODI,LASTMODIFIEDDATE) </text:span><text:span text:style-name="T66">values</text:span><text:span text:style-name="T31"> (</text:span><text:span text:style-name="T170">'es.caib.distribucio.tasca.aplicar.regles.max.reintents'</text:span><text:span text:style-name="T31">,</text:span><text:span text:style-name="T152">null</text:span><text:span text:style-name="T31">,</text:span><text:span text:style-name="T170">'Nombre de reintents de aplicar regles'</text:span><text:span text:style-name="T31">,</text:span><text:span text:style-name="T170">'SCHEDULLED_REGLES'</text:span><text:span text:style-name="T31">,</text:span><text:span text:style-name="T170">'1'</text:span><text:span text:style-name="T31">,</text:span><text:span text:style-name="T170">'0'</text:span><text:span text:style-name="T31">,</text:span><text:span text:style-name="T170">'TEXT'</text:span><text:span text:style-name="T31">,</text:span><text:span text:style-name="T152">null</text:span><text:span text:style-name="T31">,</text:span><text:span text:style-name="T152">null</text:span><text:span text:style-name="T31">);</text:span></text:p>
            <text:p text:style-name="P424"><text:span text:style-name="T31">Insert </text:span><text:span text:style-name="T66">into</text:span><text:span text:style-name="T31"> DIS_CONFIG (</text:span><text:span text:style-name="T66">KEY</text:span><text:span text:style-name="T31">,</text:span><text:span text:style-name="T66">VALUE</text:span><text:span text:style-name="T31">,DESCRIPTION,GROUP_CODE,POSITION,JBOSS_PROPERTY,TYPE_CODE,LASTMODIFIEDBY_CODI,LASTMODIFIEDDATE) </text:span><text:span text:style-name="T66">values</text:span><text:span text:style-name="T31"> (</text:span><text:span text:style-name="T170">'es.caib.distribucio.tasca.tancar.contenidors.temps.espera.execucio'</text:span><text:span text:style-name="T31">,</text:span><text:span text:style-name="T152">null</text:span><text:span text:style-name="T31">,</text:span><text:span text:style-name="T170">'Iterval de temps entre les execucions de la tasca (ms)'</text:span><text:span text:style-name="T31">,</text:span><text:span text:style-name="T170">'SCHEDULLED_TANCAR'</text:span><text:span text:style-name="T31">,</text:span><text:span text:style-name="T170">'0'</text:span><text:span text:style-name="T31">,</text:span><text:span text:style-name="T170">'0'</text:span><text:span text:style-name="T31">,</text:span><text:span text:style-name="T170">'INT'</text:span><text:span text:style-name="T31">,</text:span><text:span text:style-name="T152">null</text:span><text:span text:style-name="T31">,</text:span><text:span text:style-name="T152">null</text:span><text:span text:style-name="T31">);</text:span></text:p>
            <text:p text:style-name="P424"><text:span text:style-name="T31">Insert </text:span><text:span text:style-name="T66">into</text:span><text:span text:style-name="T31"> DIS_CONFIG (</text:span><text:span text:style-name="T66">KEY</text:span><text:span text:style-name="T31">,</text:span><text:span text:style-name="T66">VALUE</text:span><text:span text:style-name="T31">,DESCRIPTION,GROUP_CODE,POSITION,JBOSS_PROPERTY,TYPE_CODE,LASTMODIFIEDBY_CODI,LASTMODIFIEDDATE) </text:span><text:span text:style-name="T66">values</text:span><text:span text:style-name="T31"> (</text:span><text:span text:style-name="T170">'es.caib.distribucio.segonpla.email.bustia.periode.enviament.no.agrupat'</text:span><text:span text:style-name="T31">,</text:span><text:span text:style-name="T152">null</text:span><text:span text:style-name="T31">,</text:span><text:span text:style-name="T170">'Iterval de temps entre les execucions de la tasca (ms)'</text:span><text:span text:style-name="T31">,</text:span><text:span text:style-name="T170">'SCHEDULLED_EMAILS_NO_AGRUPATS'</text:span><text:span text:style-name="T31">,</text:span><text:span text:style-name="T170">'0'</text:span><text:span text:style-name="T31">,</text:span><text:span text:style-name="T170">'0'</text:span><text:span text:style-name="T31">,</text:span><text:span text:style-name="T170">'INT'</text:span><text:span text:style-name="T31">,</text:span><text:span text:style-name="T152">null</text:span><text:span text:style-name="T31">,</text:span><text:span text:style-name="T152">null</text:span><text:span text:style-name="T31">);</text:span></text:p>
            <text:p text:style-name="P424"><text:soft-page-break/><text:span text:style-name="T31">Insert </text:span><text:span text:style-name="T66">into</text:span><text:span text:style-name="T31"> DIS_CONFIG (</text:span><text:span text:style-name="T66">KEY</text:span><text:span text:style-name="T31">,</text:span><text:span text:style-name="T66">VALUE</text:span><text:span text:style-name="T31">,DESCRIPTION,GROUP_CODE,POSITION,JBOSS_PROPERTY,TYPE_CODE,LASTMODIFIEDBY_CODI,LASTMODIFIEDDATE) </text:span><text:span text:style-name="T66">values</text:span><text:span text:style-name="T31"> (</text:span><text:span text:style-name="T170">'es.caib.distribucio.segonpla.email.bustia.cron.enviament.agrupat'</text:span><text:span text:style-name="T31">,</text:span><text:span text:style-name="T152">null</text:span><text:span text:style-name="T31">,</text:span><text:span text:style-name="T170">'Especificar l''expressió ''cron'' indicant l''interval de temps de les execucions de la tasca'</text:span><text:span text:style-name="T31">,</text:span><text:span text:style-name="T170">'SCHEDULLED_EMAILS_AGRUPATS'</text:span><text:span text:style-name="T31">,</text:span><text:span text:style-name="T170">'0'</text:span><text:span text:style-name="T31">,</text:span><text:span text:style-name="T170">'0'</text:span><text:span text:style-name="T31">,</text:span><text:span text:style-name="T170">'CRON'</text:span><text:span text:style-name="T31">,</text:span><text:span text:style-name="T152">null</text:span><text:span text:style-name="T31">,</text:span><text:span text:style-name="T152">null</text:span><text:span text:style-name="T31">);</text:span></text:p>
            <text:p text:style-name="P424"><text:span text:style-name="T31">Insert </text:span><text:span text:style-name="T66">into</text:span><text:span text:style-name="T31"> DIS_CONFIG (</text:span><text:span text:style-name="T66">KEY</text:span><text:span text:style-name="T31">,</text:span><text:span text:style-name="T66">VALUE</text:span><text:span text:style-name="T31">,DESCRIPTION,GROUP_CODE,POSITION,JBOSS_PROPERTY,TYPE_CODE,LASTMODIFIEDBY_CODI,LASTMODIFIEDDATE) </text:span><text:span text:style-name="T66">values</text:span><text:span text:style-name="T31"> (</text:span><text:span text:style-name="T170">'es.caib.distribucio.plugin.arxiu.caib.conversio.imprimible.url'</text:span><text:span text:style-name="T31">,</text:span><text:span text:style-name="T152">null</text:span><text:span text:style-name="T31">,</text:span><text:span text:style-name="T170">'Url per generar versió imprimible'</text:span><text:span text:style-name="T31">,</text:span><text:span text:style-name="T170">'ARXIU'</text:span><text:span text:style-name="T31">,</text:span><text:span text:style-name="T170">'11'</text:span><text:span text:style-name="T31">,</text:span><text:span text:style-name="T170">'1'</text:span><text:span text:style-name="T31">,</text:span><text:span text:style-name="T170">'TEXT'</text:span><text:span text:style-name="T31">,</text:span><text:span text:style-name="T152">null</text:span><text:span text:style-name="T31">,</text:span><text:span text:style-name="T152">null</text:span><text:span text:style-name="T31">);</text:span></text:p>
            <text:p text:style-name="P424"><text:span text:style-name="T31">Insert </text:span><text:span text:style-name="T66">into</text:span><text:span text:style-name="T31"> DIS_CONFIG (</text:span><text:span text:style-name="T66">KEY</text:span><text:span text:style-name="T31">,</text:span><text:span text:style-name="T66">VALUE</text:span><text:span text:style-name="T31">,DESCRIPTION,GROUP_CODE,POSITION,JBOSS_PROPERTY,TYPE_CODE,LASTMODIFIEDBY_CODI,LASTMODIFIEDDATE) </text:span><text:span text:style-name="T66">values</text:span><text:span text:style-name="T31"> (</text:span><text:span text:style-name="T170">'es.caib.distribucio.plugin.arxiu.caib.conversio.imprimible.usuari'</text:span><text:span text:style-name="T31">,</text:span><text:span text:style-name="T152">null</text:span><text:span text:style-name="T31">,</text:span><text:span text:style-name="T170">'Usuari per generar versió imprimible'</text:span><text:span text:style-name="T31">,</text:span><text:span text:style-name="T170">'ARXIU'</text:span><text:span text:style-name="T31">,</text:span><text:span text:style-name="T170">'12'</text:span><text:span text:style-name="T31">,</text:span><text:span text:style-name="T170">'1'</text:span><text:span text:style-name="T31">,</text:span><text:span text:style-name="T170">'TEXT'</text:span><text:span text:style-name="T31">,</text:span><text:span text:style-name="T152">null</text:span><text:span text:style-name="T31">,</text:span><text:span text:style-name="T152">null</text:span><text:span text:style-name="T31">);</text:span></text:p>
            <text:p text:style-name="P424"><text:span text:style-name="T31">Insert </text:span><text:span text:style-name="T66">into</text:span><text:span text:style-name="T31"> DIS_CONFIG (</text:span><text:span text:style-name="T66">KEY</text:span><text:span text:style-name="T31">,</text:span><text:span text:style-name="T66">VALUE</text:span><text:span text:style-name="T31">,DESCRIPTION,GROUP_CODE,POSITION,JBOSS_PROPERTY,TYPE_CODE,LASTMODIFIEDBY_CODI,LASTMODIFIEDDATE) </text:span><text:span text:style-name="T66">values</text:span><text:span text:style-name="T31"> (</text:span><text:span text:style-name="T170">'es.caib.distribucio.plugin.arxiu.caib.conversio.imprimible.contrasenya'</text:span><text:span text:style-name="T31">,</text:span><text:span text:style-name="T152">null</text:span><text:span text:style-name="T31">,</text:span><text:span text:style-name="T170">'Contrasenya per generar versió imprimible'</text:span><text:span text:style-name="T31">,</text:span><text:span text:style-name="T170">'ARXIU'</text:span><text:span text:style-name="T31">,</text:span><text:span text:style-name="T170">'13'</text:span><text:span text:style-name="T31">,</text:span><text:span text:style-name="T170">'1'</text:span><text:span text:style-name="T31">,</text:span><text:span text:style-name="T170">'CREDENTIALS'</text:span><text:span text:style-name="T31">,</text:span><text:span text:style-name="T152">null</text:span><text:span text:style-name="T31">,</text:span><text:span text:style-name="T152">null</text:span><text:span text:style-name="T31">);</text:span></text:p>
            <text:p text:style-name="P424"><text:span text:style-name="T31">Insert </text:span><text:span text:style-name="T66">into</text:span><text:span text:style-name="T31"> DIS_CONFIG (</text:span><text:span text:style-name="T66">KEY</text:span><text:span text:style-name="T31">,</text:span><text:span text:style-name="T66">VALUE</text:span><text:span text:style-name="T31">,DESCRIPTION,GROUP_CODE,POSITION,JBOSS_PROPERTY,TYPE_CODE,LASTMODIFIEDBY_CODI,LASTMODIFIEDDATE) </text:span><text:span text:style-name="T66">values</text:span><text:span text:style-name="T31"> (</text:span><text:span text:style-name="T170">'es.caib.distribucio.datasource.jndi'</text:span><text:span text:style-name="T31">,</text:span><text:span text:style-name="T152">null</text:span><text:span text:style-name="T31">,</text:span><text:span text:style-name="T170">'JNDI'</text:span><text:span text:style-name="T31">,</text:span><text:span text:style-name="T170">'GENERAL'</text:span><text:span text:style-name="T31">,</text:span><text:span text:style-name="T170">'2'</text:span><text:span text:style-name="T31">,</text:span><text:span text:style-name="T170">'1'</text:span><text:span text:style-name="T31">,</text:span><text:span text:style-name="T170">'TEXT'</text:span><text:span text:style-name="T31">,</text:span><text:span text:style-name="T152">null</text:span><text:span text:style-name="T31">,</text:span><text:span text:style-name="T152">null</text:span><text:span text:style-name="T31">);</text:span></text:p>
            <text:p text:style-name="P424"><text:span text:style-name="T31">Insert </text:span><text:span text:style-name="T66">into</text:span><text:span text:style-name="T31"> DIS_CONFIG (</text:span><text:span text:style-name="T66">KEY</text:span><text:span text:style-name="T31">,</text:span><text:span text:style-name="T66">VALUE</text:span><text:span text:style-name="T31">,DESCRIPTION,GROUP_CODE,POSITION,JBOSS_PROPERTY,TYPE_CODE,LASTMODIFIEDBY_CODI,LASTMODIFIEDDATE) </text:span><text:span text:style-name="T66">values</text:span><text:span text:style-name="T31"> (</text:span><text:span text:style-name="T170">'es.caib.distribucio.hibernate.dialect'</text:span><text:span text:style-name="T31">,</text:span><text:span text:style-name="T152">null</text:span><text:span text:style-name="T31">,</text:span><text:span text:style-name="T170">'Dialect'</text:span><text:span text:style-name="T31">,</text:span><text:span text:style-name="T170">'GENERAL'</text:span><text:span text:style-name="T31">,</text:span><text:span text:style-name="T170">'3'</text:span><text:span text:style-name="T31">,</text:span><text:span text:style-name="T170">'1'</text:span><text:span text:style-name="T31">,</text:span><text:span text:style-name="T170">'TEXT'</text:span><text:span text:style-name="T31">,</text:span><text:span text:style-name="T152">null</text:span><text:span text:style-name="T31">,</text:span><text:span text:style-name="T152">null</text:span><text:span text:style-name="T31">);</text:span></text:p>
            <text:p text:style-name="P424"><text:span text:style-name="T31">Insert </text:span><text:span text:style-name="T66">into</text:span><text:span text:style-name="T31"> DIS_CONFIG (</text:span><text:span text:style-name="T66">KEY</text:span><text:span text:style-name="T31">,</text:span><text:span text:style-name="T66">VALUE</text:span><text:span text:style-name="T31">,DESCRIPTION,GROUP_CODE,POSITION,JBOSS_PROPERTY,TYPE_CODE,LASTMODIFIEDBY_CODI,LASTMODIFIEDDATE) </text:span><text:span text:style-name="T66">values</text:span><text:span text:style-name="T31"> (</text:span><text:span text:style-name="T170">'es.caib.distribucio.hibernate.show_sql'</text:span><text:span text:style-name="T31">,</text:span><text:span text:style-name="T152">null</text:span><text:span text:style-name="T31">,</text:span><text:span text:style-name="T170">'Indica si mostrar SQL en logs'</text:span><text:span text:style-name="T31">,</text:span><text:span text:style-name="T170">'GENERAL'</text:span><text:span text:style-name="T31">,</text:span><text:span text:style-name="T170">'4'</text:span><text:span text:style-name="T31">,</text:span><text:span text:style-name="T170">'1'</text:span><text:span text:style-name="T31">,</text:span><text:span text:style-name="T170">'BOOL'</text:span><text:span text:style-name="T31">,</text:span><text:span text:style-name="T152">null</text:span><text:span text:style-name="T31">,</text:span><text:span text:style-name="T152">null</text:span><text:span text:style-name="T31">);</text:span></text:p>
            <text:p text:style-name="P424"><text:span text:style-name="T31">Insert </text:span><text:span text:style-name="T66">into</text:span><text:span text:style-name="T31"> DIS_CONFIG (</text:span><text:span text:style-name="T66">KEY</text:span><text:span text:style-name="T31">,</text:span><text:span text:style-name="T66">VALUE</text:span><text:span text:style-name="T31">,DESCRIPTION,GROUP_CODE,POSITION,JBOSS_PROPERTY,TYPE_CODE,LASTMODIFIEDBY_CODI,LASTMODIFIEDDATE) </text:span><text:span text:style-name="T66">values</text:span><text:span text:style-name="T31"> (</text:span><text:span text:style-name="T170">'es.caib.distribucio.hibernate.hbm2ddl.auto'</text:span><text:span text:style-name="T31">,</text:span><text:span text:style-name="T152">null</text:span><text:span text:style-name="T31">,</text:span><text:span text:style-name="T170">'hbm2ddl'</text:span><text:span text:style-name="T31">,</text:span><text:span text:style-name="T170">'GENERAL'</text:span><text:span text:style-name="T31">,</text:span><text:span text:style-name="T170">'5'</text:span><text:span text:style-name="T31">,</text:span><text:span text:style-name="T170">'1'</text:span><text:span text:style-name="T31">,</text:span><text:span text:style-name="T170">'TEXT'</text:span><text:span text:style-name="T31">,</text:span><text:span text:style-name="T152">null</text:span><text:span text:style-name="T31">,</text:span><text:span text:style-name="T152">null</text:span><text:span text:style-name="T31">);</text:span></text:p>
            <text:p text:style-name="P424"><text:span text:style-name="T31">Insert </text:span><text:span text:style-name="T66">into</text:span><text:span text:style-name="T31"> DIS_CONFIG (</text:span><text:span text:style-name="T66">KEY</text:span><text:span text:style-name="T31">,</text:span><text:span text:style-name="T66">VALUE</text:span><text:span text:style-name="T31">,DESCRIPTION,GROUP_CODE,POSITION,JBOSS_PROPERTY,TYPE_CODE,LASTMODIFIEDBY_CODI,LASTMODIFIEDDATE) </text:span><text:span text:style-name="T66">values</text:span><text:span text:style-name="T31"> (</text:span><text:span text:style-name="T170">'es.caib.distribucio.anotacions.registre.expedient.classificacio'</text:span><text:span text:style-name="T31">,</text:span><text:span text:style-name="T152">null</text:span><text:span text:style-name="T31">,</text:span><text:span text:style-name="T170">'Classificació'</text:span><text:span text:style-name="T31">,</text:span><text:span text:style-name="T170">'ARXIU'</text:span><text:span text:style-name="T31">,</text:span><text:span text:style-name="T170">'14'</text:span><text:span text:style-name="T31">,</text:span><text:span text:style-name="T170">'0'</text:span><text:span text:style-name="T31">,</text:span><text:span text:style-name="T170">'TEXT'</text:span><text:span text:style-name="T31">,</text:span><text:span text:style-name="T152">null</text:span><text:span text:style-name="T31">,</text:span><text:span text:style-name="T152">null</text:span><text:span text:style-name="T31">);</text:span></text:p>
            <text:p text:style-name="P424"><text:span text:style-name="T31">Insert </text:span><text:span text:style-name="T66">into</text:span><text:span text:style-name="T31"> DIS_CONFIG (</text:span><text:span text:style-name="T66">KEY</text:span><text:span text:style-name="T31">,</text:span><text:span text:style-name="T66">VALUE</text:span><text:span text:style-name="T31">,DESCRIPTION,GROUP_CODE,POSITION,JBOSS_PROPERTY,TYPE_CODE,LASTMODIFIEDBY_CODI,LASTMODIFIEDDATE) </text:span><text:span text:style-name="T66">values</text:span><text:span text:style-name="T31"> (</text:span><text:span text:style-name="T170">'es.caib.distribucio.anotacions.registre.expedient.serie.documental'</text:span><text:span text:style-name="T31">,</text:span><text:span text:style-name="T152">null</text:span><text:span text:style-name="T31">,</text:span><text:span text:style-name="T170">'Serie documental'</text:span><text:span text:style-name="T31">,</text:span><text:span text:style-name="T170">'ARXIU'</text:span><text:span text:style-name="T31">,</text:span><text:span text:style-name="T170">'15'</text:span><text:span text:style-name="T31">,</text:span><text:span text:style-name="T170">'0'</text:span><text:span text:style-name="T31">,</text:span><text:span text:style-name="T170">'TEXT'</text:span><text:span text:style-name="T31">,</text:span><text:span text:style-name="T152">null</text:span><text:span text:style-name="T31">,</text:span><text:span text:style-name="T152">null</text:span><text:span text:style-name="T31">);</text:span></text:p>
            <text:p text:style-name="P424"><text:span text:style-name="T31">Insert </text:span><text:span text:style-name="T66">into</text:span><text:span text:style-name="T31"> DIS_CONFIG (</text:span><text:span text:style-name="T66">KEY</text:span><text:span text:style-name="T31">,</text:span><text:span text:style-name="T66">VALUE</text:span><text:span text:style-name="T31">,DESCRIPTION,GROUP_CODE,POSITION,JBOSS_PROPERTY,TYPE_CODE,LASTMODIFIEDBY_CODI,LASTMODIFIEDDATE) </text:span><text:span text:style-name="T66">values</text:span><text:span text:style-name="T31"> (</text:span><text:span text:style-name="T170">'es.caib.distribucio.backoffice.integracio.clau'</text:span><text:span text:style-name="T31">,</text:span><text:span text:style-name="T152">null</text:span><text:span text:style-name="T31">,</text:span><text:span text:style-name="T170">'Clau per xifratge'</text:span><text:span text:style-name="T31">,</text:span><text:span text:style-name="T170">'SCHEDULLED_BACKOFFICE'</text:span><text:span text:style-name="T31">,</text:span><text:span text:style-name="T170">'2'</text:span><text:span text:style-name="T31">,</text:span><text:span text:style-name="T170">'0'</text:span><text:span text:style-name="T31">,</text:span><text:span text:style-name="T170">'TEXT'</text:span><text:span text:style-name="T31">,</text:span><text:span text:style-name="T152">null</text:span><text:span text:style-name="T31">,</text:span><text:span text:style-name="T152">null</text:span><text:span text:style-name="T31">);</text:span></text:p>
            <text:p text:style-name="P424"><text:span text:style-name="T31">Insert </text:span><text:span text:style-name="T66">into</text:span><text:span text:style-name="T31"> DIS_CONFIG </text:span><text:soft-page-break/><text:span text:style-name="T31">(</text:span><text:span text:style-name="T66">KEY</text:span><text:span text:style-name="T31">,</text:span><text:span text:style-name="T66">VALUE</text:span><text:span text:style-name="T31">,DESCRIPTION,GROUP_CODE,POSITION,JBOSS_PROPERTY,TYPE_CODE,LASTMODIFIEDBY_CODI,LASTMODIFIEDDATE) </text:span><text:span text:style-name="T66">values</text:span><text:span text:style-name="T31"> (</text:span><text:span text:style-name="T170">'es.caib.distribucio.backoffice.integracio.retornarAnnexIFirmaContingut'</text:span><text:span text:style-name="T31">,</text:span><text:span text:style-name="T152">null</text:span><text:span text:style-name="T31">,</text:span><text:span text:style-name="T170">'Enviar contingut al backoffice'</text:span><text:span text:style-name="T31">,</text:span><text:span text:style-name="T170">'SCHEDULLED_BACKOFFICE'</text:span><text:span text:style-name="T31">,</text:span><text:span text:style-name="T170">'3'</text:span><text:span text:style-name="T31">,</text:span><text:span text:style-name="T170">'0'</text:span><text:span text:style-name="T31">,</text:span><text:span text:style-name="T170">'BOOL'</text:span><text:span text:style-name="T31">,</text:span><text:span text:style-name="T152">null</text:span><text:span text:style-name="T31">,</text:span><text:span text:style-name="T152">null</text:span><text:span text:style-name="T31">);</text:span></text:p>
            <text:p text:style-name="P424"><text:span text:style-name="T31">Insert </text:span><text:span text:style-name="T66">into</text:span><text:span text:style-name="T31"> DIS_CONFIG (</text:span><text:span text:style-name="T66">KEY</text:span><text:span text:style-name="T31">,</text:span><text:span text:style-name="T66">VALUE</text:span><text:span text:style-name="T31">,DESCRIPTION,GROUP_CODE,POSITION,JBOSS_PROPERTY,TYPE_CODE,LASTMODIFIEDBY_CODI,LASTMODIFIEDDATE) </text:span><text:span text:style-name="T66">values</text:span><text:span text:style-name="T31"> (</text:span><text:span text:style-name="T170">'es.caib.distribucio.anotacions.permetre.reservar'</text:span><text:span text:style-name="T31">,</text:span><text:span text:style-name="T152">null</text:span><text:span text:style-name="T31">,</text:span><text:span text:style-name="T170">'Poder reservar/agafar un assentament abans de marcar-lo com a processat'</text:span><text:span text:style-name="T31">,</text:span><text:span text:style-name="T170">'GENERAL'</text:span><text:span text:style-name="T31">,</text:span><text:span text:style-name="T170">'6'</text:span><text:span text:style-name="T31">,</text:span><text:span text:style-name="T170">'0'</text:span><text:span text:style-name="T31">,</text:span><text:span text:style-name="T170">'BOOL'</text:span><text:span text:style-name="T31">,</text:span><text:span text:style-name="T152">null</text:span><text:span text:style-name="T31">,</text:span><text:span text:style-name="T152">null</text:span><text:span text:style-name="T31">);</text:span></text:p>
            <text:p text:style-name="P424"><text:span text:style-name="T31">Insert </text:span><text:span text:style-name="T66">into</text:span><text:span text:style-name="T31"> DIS_CONFIG (</text:span><text:span text:style-name="T66">KEY</text:span><text:span text:style-name="T31">,</text:span><text:span text:style-name="T66">VALUE</text:span><text:span text:style-name="T31">,DESCRIPTION,GROUP_CODE,POSITION,JBOSS_PROPERTY,TYPE_CODE,LASTMODIFIEDBY_CODI,LASTMODIFIEDDATE) </text:span><text:span text:style-name="T66">values</text:span><text:span text:style-name="T31"> (</text:span><text:span text:style-name="T170">'es.caib.distribucio.plugins.distribucio.fitxers.duplicar.contingut.arxiu'</text:span><text:span text:style-name="T31">,</text:span><text:span text:style-name="T152">null</text:span><text:span text:style-name="T31">,</text:span><text:span text:style-name="T170">'Duplicar contingut en arxiu'</text:span><text:span text:style-name="T31">,</text:span><text:span text:style-name="T170">'GENERAL'</text:span><text:span text:style-name="T31">,</text:span><text:span text:style-name="T170">'8'</text:span><text:span text:style-name="T31">,</text:span><text:span text:style-name="T170">'0'</text:span><text:span text:style-name="T31">,</text:span><text:span text:style-name="T170">'BOOL'</text:span><text:span text:style-name="T31">,</text:span><text:span text:style-name="T152">null</text:span><text:span text:style-name="T31">,</text:span><text:span text:style-name="T152">null</text:span><text:span text:style-name="T31">);</text:span></text:p>
            <text:p text:style-name="P424"><text:span text:style-name="T31">Insert </text:span><text:span text:style-name="T66">into</text:span><text:span text:style-name="T31"> DIS_CONFIG (</text:span><text:span text:style-name="T66">KEY</text:span><text:span text:style-name="T31">,</text:span><text:span text:style-name="T66">VALUE</text:span><text:span text:style-name="T31">,DESCRIPTION,GROUP_CODE,POSITION,JBOSS_PROPERTY,TYPE_CODE,LASTMODIFIEDBY_CODI,LASTMODIFIEDDATE) </text:span><text:span text:style-name="T66">values</text:span><text:span text:style-name="T31"> (</text:span><text:span text:style-name="T170">'es.caib.distribucio.contingut.reenviar.favorits'</text:span><text:span text:style-name="T31">,</text:span><text:span text:style-name="T152">null</text:span><text:span text:style-name="T31">,</text:span><text:span text:style-name="T170">'Favorits permes'</text:span><text:span text:style-name="T31">,</text:span><text:span text:style-name="T170">'GENERAL'</text:span><text:span text:style-name="T31">,</text:span><text:span text:style-name="T170">'9'</text:span><text:span text:style-name="T31">,</text:span><text:span text:style-name="T170">'0'</text:span><text:span text:style-name="T31">,</text:span><text:span text:style-name="T170">'BOOL'</text:span><text:span text:style-name="T31">,</text:span><text:span text:style-name="T152">null</text:span><text:span text:style-name="T31">,</text:span><text:span text:style-name="T152">null</text:span><text:span text:style-name="T31">);</text:span></text:p>
            <text:p text:style-name="P424"><text:span text:style-name="T31">Insert </text:span><text:span text:style-name="T66">into</text:span><text:span text:style-name="T31"> DIS_CONFIG (</text:span><text:span text:style-name="T66">KEY</text:span><text:span text:style-name="T31">,</text:span><text:span text:style-name="T66">VALUE</text:span><text:span text:style-name="T31">,DESCRIPTION,GROUP_CODE,POSITION,JBOSS_PROPERTY,TYPE_CODE,LASTMODIFIEDBY_CODI,LASTMODIFIEDDATE) </text:span><text:span text:style-name="T66">values</text:span><text:span text:style-name="T31"> (</text:span><text:span text:style-name="T170">'es.caib.distribucio.contingut.enviar.coneixement'</text:span><text:span text:style-name="T31">,</text:span><text:span text:style-name="T152">null</text:span><text:span text:style-name="T31">,</text:span><text:span text:style-name="T170">'Poder reenviar a bústies només per a coneixement'</text:span><text:span text:style-name="T31">,</text:span><text:span text:style-name="T170">'GENERAL'</text:span><text:span text:style-name="T31">,</text:span><text:span text:style-name="T170">'10'</text:span><text:span text:style-name="T31">,</text:span><text:span text:style-name="T170">'0'</text:span><text:span text:style-name="T31">,</text:span><text:span text:style-name="T170">'BOOL'</text:span><text:span text:style-name="T31">,</text:span><text:span text:style-name="T152">null</text:span><text:span text:style-name="T31">,</text:span><text:span text:style-name="T152">null</text:span><text:span text:style-name="T31">);</text:span></text:p>
            <text:p text:style-name="P424"><text:span text:style-name="T31">Insert </text:span><text:span text:style-name="T66">into</text:span><text:span text:style-name="T31"> DIS_CONFIG (</text:span><text:span text:style-name="T66">KEY</text:span><text:span text:style-name="T31">,</text:span><text:span text:style-name="T66">VALUE</text:span><text:span text:style-name="T31">,DESCRIPTION,GROUP_CODE,POSITION,JBOSS_PROPERTY,TYPE_CODE,LASTMODIFIEDBY_CODI,LASTMODIFIEDDATE) </text:span><text:span text:style-name="T66">values</text:span><text:span text:style-name="T31"> (</text:span><text:span text:style-name="T170">'es.caib.distribucio.contingut.enviar.arbre.nivell'</text:span><text:span text:style-name="T31">,</text:span><text:span text:style-name="T152">null</text:span><text:span text:style-name="T31">,</text:span><text:span text:style-name="T170">'Propietat per indicar fins a quin nivell obrir l''arbre d''unitats al reenviar una anotació (defecte = 1)'</text:span><text:span text:style-name="T31">,</text:span><text:span text:style-name="T170">'GENERAL'</text:span><text:span text:style-name="T31">,</text:span><text:span text:style-name="T170">'11'</text:span><text:span text:style-name="T31">,</text:span><text:span text:style-name="T170">'0'</text:span><text:span text:style-name="T31">,</text:span><text:span text:style-name="T170">'INT'</text:span><text:span text:style-name="T31">,</text:span><text:span text:style-name="T152">null</text:span><text:span text:style-name="T31">,</text:span><text:span text:style-name="T152">null</text:span><text:span text:style-name="T31">);</text:span></text:p>
            <text:p text:style-name="P424"><text:span text:style-name="T31">Insert </text:span><text:span text:style-name="T66">into</text:span><text:span text:style-name="T31"> DIS_CONFIG (</text:span><text:span text:style-name="T66">KEY</text:span><text:span text:style-name="T31">,</text:span><text:span text:style-name="T66">VALUE</text:span><text:span text:style-name="T31">,DESCRIPTION,GROUP_CODE,POSITION,JBOSS_PROPERTY,TYPE_CODE,LASTMODIFIEDBY_CODI,LASTMODIFIEDDATE) </text:span><text:span text:style-name="T66">values</text:span><text:span text:style-name="T31"> (</text:span><text:span text:style-name="T170">'es.caib.distribucio.plugin.arxiu.class'</text:span><text:span text:style-name="T31">,</text:span><text:span text:style-name="T152">null</text:span><text:span text:style-name="T31">,</text:span><text:span text:style-name="T170">'Classe Arxiu'</text:span><text:span text:style-name="T31">,</text:span><text:span text:style-name="T170">'ARXIU'</text:span><text:span text:style-name="T31">,</text:span><text:span text:style-name="T170">'0'</text:span><text:span text:style-name="T31">,</text:span><text:span text:style-name="T170">'0'</text:span><text:span text:style-name="T31">,</text:span><text:span text:style-name="T170">'TEXT'</text:span><text:span text:style-name="T31">,</text:span><text:span text:style-name="T152">null</text:span><text:span text:style-name="T31">,</text:span><text:span text:style-name="T152">null</text:span><text:span text:style-name="T31">);</text:span></text:p>
            <text:p text:style-name="P424"><text:span text:style-name="T31">Insert </text:span><text:span text:style-name="T66">into</text:span><text:span text:style-name="T31"> DIS_CONFIG (</text:span><text:span text:style-name="T66">KEY</text:span><text:span text:style-name="T31">,</text:span><text:span text:style-name="T66">VALUE</text:span><text:span text:style-name="T31">,DESCRIPTION,GROUP_CODE,POSITION,JBOSS_PROPERTY,TYPE_CODE,LASTMODIFIEDBY_CODI,LASTMODIFIEDDATE) </text:span><text:span text:style-name="T66">values</text:span><text:span text:style-name="T31"> (</text:span><text:span text:style-name="T170">'es.caib.distribucio.entitat.logos.base.dir'</text:span><text:span text:style-name="T31">,</text:span><text:span text:style-name="T152">null</text:span><text:span text:style-name="T31">,</text:span><text:span text:style-name="T170">'Ruta de una carpeta amb Logos'</text:span><text:span text:style-name="T31">,</text:span><text:span text:style-name="T170">'GENERAL'</text:span><text:span text:style-name="T31">,</text:span><text:span text:style-name="T170">'7'</text:span><text:span text:style-name="T31">,</text:span><text:span text:style-name="T170">'0'</text:span><text:span text:style-name="T31">,</text:span><text:span text:style-name="T170">'TEXT'</text:span><text:span text:style-name="T31">,</text:span><text:span text:style-name="T152">null</text:span><text:span text:style-name="T31">,</text:span><text:span text:style-name="T152">null</text:span><text:span text:style-name="T31">);</text:span></text:p>
            <text:p text:style-name="P424"><text:span text:style-name="T31">Insert </text:span><text:span text:style-name="T66">into</text:span><text:span text:style-name="T31"> DIS_CONFIG (</text:span><text:span text:style-name="T66">KEY</text:span><text:span text:style-name="T31">,</text:span><text:span text:style-name="T66">VALUE</text:span><text:span text:style-name="T31">,DESCRIPTION,GROUP_CODE,POSITION,JBOSS_PROPERTY,TYPE_CODE,LASTMODIFIEDBY_CODI,LASTMODIFIEDDATE) </text:span><text:span text:style-name="T66">values</text:span><text:span text:style-name="T31"> (</text:span><text:span text:style-name="T170">'es.caib.distribucio.plugin.arxiu.suporta.metadades'</text:span><text:span text:style-name="T31">,</text:span><text:span text:style-name="T152">null</text:span><text:span text:style-name="T31">,</text:span><text:span text:style-name="T170">'Suporta metadades'</text:span><text:span text:style-name="T31">,</text:span><text:span text:style-name="T170">'ARXIU'</text:span><text:span text:style-name="T31">,</text:span><text:span text:style-name="T170">'7'</text:span><text:span text:style-name="T31">,</text:span><text:span text:style-name="T170">'0'</text:span><text:span text:style-name="T31">,</text:span><text:span text:style-name="T170">'BOOL'</text:span><text:span text:style-name="T31">,</text:span><text:span text:style-name="T152">null</text:span><text:span text:style-name="T31">,</text:span><text:span text:style-name="T152">null</text:span><text:span text:style-name="T31">);</text:span></text:p>
            <text:p text:style-name="P424"><text:span text:style-name="T31">Insert </text:span><text:span text:style-name="T66">into</text:span><text:span text:style-name="T31"> DIS_CONFIG (</text:span><text:span text:style-name="T66">KEY</text:span><text:span text:style-name="T31">,</text:span><text:span text:style-name="T66">VALUE</text:span><text:span text:style-name="T31">,DESCRIPTION,GROUP_CODE,POSITION,JBOSS_PROPERTY,TYPE_CODE,LASTMODIFIEDBY_CODI,LASTMODIFIEDDATE) </text:span><text:span text:style-name="T66">values</text:span><text:span text:style-name="T31"> (</text:span><text:span text:style-name="T170">'es.caib.distribucio.plugin.arxiu.caib.aplicacio.codi'</text:span><text:span text:style-name="T31">,</text:span><text:span text:style-name="T152">null</text:span><text:span text:style-name="T31">,</text:span><text:span text:style-name="T170">'Codi aplicació'</text:span><text:span text:style-name="T31">,</text:span><text:span text:style-name="T170">'ARXIU'</text:span><text:span text:style-name="T31">,</text:span><text:span text:style-name="T170">'2'</text:span><text:span text:style-name="T31">,</text:span><text:span text:style-name="T170">'0'</text:span><text:span text:style-name="T31">,</text:span><text:span text:style-name="T170">'TEXT'</text:span><text:span text:style-name="T31">,</text:span><text:span text:style-name="T152">null</text:span><text:span text:style-name="T31">,</text:span><text:span text:style-name="T152">null</text:span><text:span text:style-name="T31">);</text:span></text:p>
            <text:p text:style-name="P424"><text:span text:style-name="T31">Insert </text:span><text:span text:style-name="T66">into</text:span><text:span text:style-name="T31"> DIS_CONFIG (</text:span><text:span text:style-name="T66">KEY</text:span><text:span text:style-name="T31">,</text:span><text:span text:style-name="T66">VALUE</text:span><text:span text:style-name="T31">,DESCRIPTION,GROUP_CODE,POSITION,JBOSS_PROPERTY,TYPE_CODE,LASTMODIFIEDBY_CODI,LASTMODIFIEDDATE) </text:span><text:span text:style-name="T66">values</text:span><text:span text:style-name="T31"> (</text:span><text:span text:style-name="T170">'es.caib.distribucio.plugin.arxiu.caib.csv.definicio'</text:span><text:span text:style-name="T31">,</text:span><text:span text:style-name="T152">null</text:span><text:span text:style-name="T31">,</text:span><text:span text:style-name="T170">'CSV definició'</text:span><text:span text:style-name="T31">,</text:span><text:span text:style-name="T170">'ARXIU'</text:span><text:span text:style-name="T31">,</text:span><text:span text:style-name="T170">'5'</text:span><text:span text:style-name="T31">,</text:span><text:span text:style-name="T170">'0'</text:span><text:span text:style-name="T31">,</text:span><text:span text:style-name="T170">'TEXT'</text:span><text:span text:style-name="T31">,</text:span><text:span text:style-name="T152">null</text:span><text:span text:style-name="T31">,</text:span><text:span text:style-name="T152">null</text:span><text:span text:style-name="T31">);</text:span></text:p>
            <text:p text:style-name="P424"><text:span text:style-name="T31">Insert </text:span><text:span text:style-name="T66">into</text:span><text:span text:style-name="T31"> DIS_CONFIG (</text:span><text:span text:style-name="T66">KEY</text:span><text:span text:style-name="T31">,</text:span><text:span text:style-name="T66">VALUE</text:span><text:span text:style-name="T31">,DESCRIPTION,GROUP_CODE,POSITION,JBOSS_PROPERTY,TYPE_CODE,LASTMODIFIEDBY_CODI,LASTMODIFIEDDATE) </text:span><text:span text:style-name="T66">values</text:span><text:span text:style-name="T31"> </text:span><text:soft-page-break/><text:span text:style-name="T31">(</text:span><text:span text:style-name="T170">'es.caib.distribucio.plugin.arxiu.caib.timeout.connect'</text:span><text:span text:style-name="T31">,</text:span><text:span text:style-name="T152">null</text:span><text:span text:style-name="T31">,</text:span><text:span text:style-name="T170">'Timeout connect'</text:span><text:span text:style-name="T31">,</text:span><text:span text:style-name="T170">'ARXIU'</text:span><text:span text:style-name="T31">,</text:span><text:span text:style-name="T170">'9'</text:span><text:span text:style-name="T31">,</text:span><text:span text:style-name="T170">'0'</text:span><text:span text:style-name="T31">,</text:span><text:span text:style-name="T170">'INT'</text:span><text:span text:style-name="T31">,</text:span><text:span text:style-name="T152">null</text:span><text:span text:style-name="T31">,</text:span><text:span text:style-name="T152">null</text:span><text:span text:style-name="T31">);</text:span></text:p>
            <text:p text:style-name="P424"><text:span text:style-name="T31">Insert </text:span><text:span text:style-name="T66">into</text:span><text:span text:style-name="T31"> DIS_CONFIG (</text:span><text:span text:style-name="T66">KEY</text:span><text:span text:style-name="T31">,</text:span><text:span text:style-name="T66">VALUE</text:span><text:span text:style-name="T31">,DESCRIPTION,GROUP_CODE,POSITION,JBOSS_PROPERTY,TYPE_CODE,LASTMODIFIEDBY_CODI,LASTMODIFIEDDATE) </text:span><text:span text:style-name="T66">values</text:span><text:span text:style-name="T31"> (</text:span><text:span text:style-name="T170">'es.caib.distribucio.plugin.arxiu.caib.timeout.read'</text:span><text:span text:style-name="T31">,</text:span><text:span text:style-name="T152">null</text:span><text:span text:style-name="T31">,</text:span><text:span text:style-name="T170">'Timeout read'</text:span><text:span text:style-name="T31">,</text:span><text:span text:style-name="T170">'ARXIU'</text:span><text:span text:style-name="T31">,</text:span><text:span text:style-name="T170">'10'</text:span><text:span text:style-name="T31">,</text:span><text:span text:style-name="T170">'0'</text:span><text:span text:style-name="T31">,</text:span><text:span text:style-name="T170">'INT'</text:span><text:span text:style-name="T31">,</text:span><text:span text:style-name="T152">null</text:span><text:span text:style-name="T31">,</text:span><text:span text:style-name="T152">null</text:span><text:span text:style-name="T31">);</text:span></text:p>
            <text:p text:style-name="P424"><text:span text:style-name="T31">Insert </text:span><text:span text:style-name="T66">into</text:span><text:span text:style-name="T31"> DIS_CONFIG (</text:span><text:span text:style-name="T66">KEY</text:span><text:span text:style-name="T31">,</text:span><text:span text:style-name="T66">VALUE</text:span><text:span text:style-name="T31">,DESCRIPTION,GROUP_CODE,POSITION,JBOSS_PROPERTY,TYPE_CODE,LASTMODIFIEDBY_CODI,LASTMODIFIEDDATE) </text:span><text:span text:style-name="T66">values</text:span><text:span text:style-name="T31"> (</text:span><text:span text:style-name="T170">'es.caib.distribucio.plugin.arxiu.csv.base.url'</text:span><text:span text:style-name="T31">,</text:span><text:span text:style-name="T152">null</text:span><text:span text:style-name="T31">,</text:span><text:span text:style-name="T170">'Url base CSV'</text:span><text:span text:style-name="T31">,</text:span><text:span text:style-name="T170">'ARXIU'</text:span><text:span text:style-name="T31">,</text:span><text:span text:style-name="T170">'8'</text:span><text:span text:style-name="T31">,</text:span><text:span text:style-name="T170">'1'</text:span><text:span text:style-name="T31">,</text:span><text:span text:style-name="T170">'TEXT'</text:span><text:span text:style-name="T31">,</text:span><text:span text:style-name="T152">null</text:span><text:span text:style-name="T31">,</text:span><text:span text:style-name="T152">null</text:span><text:span text:style-name="T31">);</text:span></text:p>
            <text:p text:style-name="P424"><text:span text:style-name="T31">Insert </text:span><text:span text:style-name="T66">into</text:span><text:span text:style-name="T31"> DIS_CONFIG (</text:span><text:span text:style-name="T66">KEY</text:span><text:span text:style-name="T31">,</text:span><text:span text:style-name="T66">VALUE</text:span><text:span text:style-name="T31">,DESCRIPTION,GROUP_CODE,POSITION,JBOSS_PROPERTY,TYPE_CODE,LASTMODIFIEDBY_CODI,LASTMODIFIEDDATE) </text:span><text:span text:style-name="T66">values</text:span><text:span text:style-name="T31"> (</text:span><text:span text:style-name="T170">'es.caib.distribucio.plugin.arxiu.caib.base.url'</text:span><text:span text:style-name="T31">,</text:span><text:span text:style-name="T152">null</text:span><text:span text:style-name="T31">,</text:span><text:span text:style-name="T170">'Url base ARXIU'</text:span><text:span text:style-name="T31">,</text:span><text:span text:style-name="T170">'ARXIU'</text:span><text:span text:style-name="T31">,</text:span><text:span text:style-name="T170">'1'</text:span><text:span text:style-name="T31">,</text:span><text:span text:style-name="T170">'1'</text:span><text:span text:style-name="T31">,</text:span><text:span text:style-name="T170">'TEXT'</text:span><text:span text:style-name="T31">,</text:span><text:span text:style-name="T152">null</text:span><text:span text:style-name="T31">,</text:span><text:span text:style-name="T152">null</text:span><text:span text:style-name="T31">);</text:span></text:p>
            <text:p text:style-name="P424"><text:span text:style-name="T31">Insert </text:span><text:span text:style-name="T66">into</text:span><text:span text:style-name="T31"> DIS_CONFIG (</text:span><text:span text:style-name="T66">KEY</text:span><text:span text:style-name="T31">,</text:span><text:span text:style-name="T66">VALUE</text:span><text:span text:style-name="T31">,DESCRIPTION,GROUP_CODE,POSITION,JBOSS_PROPERTY,TYPE_CODE,LASTMODIFIEDBY_CODI,LASTMODIFIEDDATE) </text:span><text:span text:style-name="T66">values</text:span><text:span text:style-name="T31"> (</text:span><text:span text:style-name="T170">'es.caib.distribucio.plugin.arxiu.caib.usuari'</text:span><text:span text:style-name="T31">,</text:span><text:span text:style-name="T152">null</text:span><text:span text:style-name="T31">,</text:span><text:span text:style-name="T170">'Usuari arxiu'</text:span><text:span text:style-name="T31">,</text:span><text:span text:style-name="T170">'ARXIU'</text:span><text:span text:style-name="T31">,</text:span><text:span text:style-name="T170">'3'</text:span><text:span text:style-name="T31">,</text:span><text:span text:style-name="T170">'1'</text:span><text:span text:style-name="T31">,</text:span><text:span text:style-name="T170">'TEXT'</text:span><text:span text:style-name="T31">,</text:span><text:span text:style-name="T152">null</text:span><text:span text:style-name="T31">,</text:span><text:span text:style-name="T152">null</text:span><text:span text:style-name="T31">);</text:span></text:p>
            <text:p text:style-name="P424"><text:span text:style-name="T31">Insert </text:span><text:span text:style-name="T66">into</text:span><text:span text:style-name="T31"> DIS_CONFIG (</text:span><text:span text:style-name="T66">KEY</text:span><text:span text:style-name="T31">,</text:span><text:span text:style-name="T66">VALUE</text:span><text:span text:style-name="T31">,DESCRIPTION,GROUP_CODE,POSITION,JBOSS_PROPERTY,TYPE_CODE,LASTMODIFIEDBY_CODI,LASTMODIFIEDDATE) </text:span><text:span text:style-name="T66">values</text:span><text:span text:style-name="T31"> (</text:span><text:span text:style-name="T170">'es.caib.distribucio.plugin.arxiu.caib.contrasenya'</text:span><text:span text:style-name="T31">,</text:span><text:span text:style-name="T152">null</text:span><text:span text:style-name="T31">,</text:span><text:span text:style-name="T170">'Password arxiu'</text:span><text:span text:style-name="T31">,</text:span><text:span text:style-name="T170">'ARXIU'</text:span><text:span text:style-name="T31">,</text:span><text:span text:style-name="T170">'4'</text:span><text:span text:style-name="T31">,</text:span><text:span text:style-name="T170">'1'</text:span><text:span text:style-name="T31">,</text:span><text:span text:style-name="T170">'CREDENTIALS'</text:span><text:span text:style-name="T31">,</text:span><text:span text:style-name="T152">null</text:span><text:span text:style-name="T31">,</text:span><text:span text:style-name="T152">null</text:span><text:span text:style-name="T31">);</text:span></text:p>
            <text:p text:style-name="P424"><text:span text:style-name="T31">Insert </text:span><text:span text:style-name="T66">into</text:span><text:span text:style-name="T31"> DIS_CONFIG (</text:span><text:span text:style-name="T66">KEY</text:span><text:span text:style-name="T31">,</text:span><text:span text:style-name="T66">VALUE</text:span><text:span text:style-name="T31">,DESCRIPTION,GROUP_CODE,POSITION,JBOSS_PROPERTY,TYPE_CODE,LASTMODIFIEDBY_CODI,LASTMODIFIEDDATE) </text:span><text:span text:style-name="T66">values</text:span><text:span text:style-name="T31"> (</text:span><text:span text:style-name="T170">'es.caib.distribucio.plugin.gesdoc.class'</text:span><text:span text:style-name="T31">,</text:span><text:span text:style-name="T152">null</text:span><text:span text:style-name="T31">,</text:span><text:span text:style-name="T170">'Nom de la classe per a gestionar l''emmagatzament de documents'</text:span><text:span text:style-name="T31">,</text:span><text:span text:style-name="T170">'GES_DOC'</text:span><text:span text:style-name="T31">,</text:span><text:span text:style-name="T170">'0'</text:span><text:span text:style-name="T31">,</text:span><text:span text:style-name="T170">'0'</text:span><text:span text:style-name="T31">,</text:span><text:span text:style-name="T170">'TEXT'</text:span><text:span text:style-name="T31">,</text:span><text:span text:style-name="T152">null</text:span><text:span text:style-name="T31">,</text:span><text:span text:style-name="T152">null</text:span><text:span text:style-name="T31">);</text:span></text:p>
            <text:p text:style-name="P424"><text:span text:style-name="T31">Insert </text:span><text:span text:style-name="T66">into</text:span><text:span text:style-name="T31"> DIS_CONFIG (</text:span><text:span text:style-name="T66">KEY</text:span><text:span text:style-name="T31">,</text:span><text:span text:style-name="T66">VALUE</text:span><text:span text:style-name="T31">,DESCRIPTION,GROUP_CODE,POSITION,JBOSS_PROPERTY,TYPE_CODE,LASTMODIFIEDBY_CODI,LASTMODIFIEDDATE) </text:span><text:span text:style-name="T66">values</text:span><text:span text:style-name="T31"> (</text:span><text:span text:style-name="T170">'es.caib.distribucio.plugin.gesdoc.filesystem.base.dir'</text:span><text:span text:style-name="T31">,</text:span><text:span text:style-name="T152">null</text:span><text:span text:style-name="T31">,</text:span><text:span text:style-name="T170">'Directori del sistema de fitxers on emmagatzemar els documents'</text:span><text:span text:style-name="T31">,</text:span><text:span text:style-name="T170">'GES_DOC'</text:span><text:span text:style-name="T31">,</text:span><text:span text:style-name="T170">'1'</text:span><text:span text:style-name="T31">,</text:span><text:span text:style-name="T170">'0'</text:span><text:span text:style-name="T31">,</text:span><text:span text:style-name="T170">'TEXT'</text:span><text:span text:style-name="T31">,</text:span><text:span text:style-name="T152">null</text:span><text:span text:style-name="T31">,</text:span><text:span text:style-name="T152">null</text:span><text:span text:style-name="T31">);</text:span></text:p>
            <text:p text:style-name="P424"><text:span text:style-name="T31">Insert </text:span><text:span text:style-name="T66">into</text:span><text:span text:style-name="T31"> DIS_CONFIG (</text:span><text:span text:style-name="T66">KEY</text:span><text:span text:style-name="T31">,</text:span><text:span text:style-name="T66">VALUE</text:span><text:span text:style-name="T31">,DESCRIPTION,GROUP_CODE,POSITION,JBOSS_PROPERTY,TYPE_CODE,LASTMODIFIEDBY_CODI,LASTMODIFIEDDATE) </text:span><text:span text:style-name="T66">values</text:span><text:span text:style-name="T31"> (</text:span><text:span text:style-name="T170">'es.caib.distribucio.plugin.dades.usuari.class'</text:span><text:span text:style-name="T31">,</text:span><text:span text:style-name="T152">null</text:span><text:span text:style-name="T31">,</text:span><text:span text:style-name="T170">'Classe per a gestionar l''accés al plugin d''usuaris'</text:span><text:span text:style-name="T31">,</text:span><text:span text:style-name="T170">'USUARIS'</text:span><text:span text:style-name="T31">,</text:span><text:span text:style-name="T170">'0'</text:span><text:span text:style-name="T31">,</text:span><text:span text:style-name="T170">'1'</text:span><text:span text:style-name="T31">,</text:span><text:span text:style-name="T170">'TEXT'</text:span><text:span text:style-name="T31">,</text:span><text:span text:style-name="T152">null</text:span><text:span text:style-name="T31">,</text:span><text:span text:style-name="T152">null</text:span><text:span text:style-name="T31">);</text:span></text:p>
            <text:p text:style-name="P424"><text:span text:style-name="T31">Insert </text:span><text:span text:style-name="T66">into</text:span><text:span text:style-name="T31"> DIS_CONFIG (</text:span><text:span text:style-name="T66">KEY</text:span><text:span text:style-name="T31">,</text:span><text:span text:style-name="T66">VALUE</text:span><text:span text:style-name="T31">,DESCRIPTION,GROUP_CODE,POSITION,JBOSS_PROPERTY,TYPE_CODE,LASTMODIFIEDBY_CODI,LASTMODIFIEDDATE) </text:span><text:span text:style-name="T66">values</text:span><text:span text:style-name="T31"> (</text:span><text:span text:style-name="T170">'es.caib.distribucio.plugin.dades.usuari.jdbc.datasource.jndi.name'</text:span><text:span text:style-name="T31">,</text:span><text:span text:style-name="T152">null</text:span><text:span text:style-name="T31">,</text:span><text:span text:style-name="T170">'Datasource dels usuaris'</text:span><text:span text:style-name="T31">,</text:span><text:span text:style-name="T170">'USUARIS'</text:span><text:span text:style-name="T31">,</text:span><text:span text:style-name="T170">'1'</text:span><text:span text:style-name="T31">,</text:span><text:span text:style-name="T170">'1'</text:span><text:span text:style-name="T31">,</text:span><text:span text:style-name="T170">'TEXT'</text:span><text:span text:style-name="T31">,</text:span><text:span text:style-name="T152">null</text:span><text:span text:style-name="T31">,</text:span><text:span text:style-name="T152">null</text:span><text:span text:style-name="T31">);</text:span></text:p>
            <text:p text:style-name="P424"><text:span text:style-name="T31">Insert </text:span><text:span text:style-name="T66">into</text:span><text:span text:style-name="T31"> DIS_CONFIG (</text:span><text:span text:style-name="T66">KEY</text:span><text:span text:style-name="T31">,</text:span><text:span text:style-name="T66">VALUE</text:span><text:span text:style-name="T31">,DESCRIPTION,GROUP_CODE,POSITION,JBOSS_PROPERTY,TYPE_CODE,LASTMODIFIEDBY_CODI,LASTMODIFIEDDATE) </text:span><text:span text:style-name="T66">values</text:span><text:span text:style-name="T31"> (</text:span><text:span text:style-name="T170">'es.caib.distribucio.plugin.dades.usuari.jdbc.query.codi'</text:span><text:span text:style-name="T31">,</text:span><text:span text:style-name="T152">null</text:span><text:span text:style-name="T31">,</text:span><text:span text:style-name="T170">'Consulta d''usuaris per codi'</text:span><text:span text:style-name="T31">,</text:span><text:span text:style-name="T170">'USUARIS'</text:span><text:span text:style-name="T31">,</text:span><text:span text:style-name="T170">'2'</text:span><text:span text:style-name="T31">,</text:span><text:span text:style-name="T170">'1'</text:span><text:span text:style-name="T31">,</text:span><text:span text:style-name="T170">'TEXT'</text:span><text:span text:style-name="T31">,</text:span><text:span text:style-name="T152">null</text:span><text:span text:style-name="T31">,</text:span><text:span text:style-name="T152">null</text:span><text:span text:style-name="T31">);</text:span></text:p>
            <text:p text:style-name="P424"><text:span text:style-name="T31">Insert </text:span><text:span text:style-name="T66">into</text:span><text:span text:style-name="T31"> DIS_CONFIG (</text:span><text:span text:style-name="T66">KEY</text:span><text:span text:style-name="T31">,</text:span><text:span text:style-name="T66">VALUE</text:span><text:span text:style-name="T31">,DESCRIPTION,GROUP_CODE,POSITION,JBOSS_PROPERTY,TYPE_CODE,LASTMODIFIEDBY_CODI,LASTMODIFIEDDATE) </text:span><text:span text:style-name="T66">values</text:span><text:span text:style-name="T31"> (</text:span><text:span text:style-name="T170">'es.caib.distribucio.plugin.dades.usuari.jdbc.query.nif'</text:span><text:span text:style-name="T31">,</text:span><text:span text:style-name="T152">null</text:span><text:span text:style-name="T31">,</text:span><text:span text:style-name="T170">'Consulta d''usuaris per nif'</text:span><text:span text:style-name="T31">,</text:span><text:span text:style-name="T170">'USUARIS'</text:span><text:span text:style-name="T31">,</text:span><text:span text:style-name="T170">'3'</text:span><text:span text:style-name="T31">,</text:span><text:span text:style-name="T170">'1'</text:span><text:span text:style-name="T31">,</text:span><text:span text:style-name="T170">'TEXT'</text:span><text:span text:style-name="T31">,</text:span><text:span text:style-name="T152">null</text:span><text:span text:style-name="T31">,</text:span><text:span text:style-name="T152">null</text:span><text:span text:style-name="T31">);</text:span></text:p>
            <text:p text:style-name="P424"><text:span text:style-name="T31">Insert </text:span><text:span text:style-name="T66">into</text:span><text:span text:style-name="T31"> DIS_CONFIG </text:span><text:soft-page-break/><text:span text:style-name="T31">(</text:span><text:span text:style-name="T66">KEY</text:span><text:span text:style-name="T31">,</text:span><text:span text:style-name="T66">VALUE</text:span><text:span text:style-name="T31">,DESCRIPTION,GROUP_CODE,POSITION,JBOSS_PROPERTY,TYPE_CODE,LASTMODIFIEDBY_CODI,LASTMODIFIEDDATE) </text:span><text:span text:style-name="T66">values</text:span><text:span text:style-name="T31"> (</text:span><text:span text:style-name="T170">'es.caib.distribucio.plugin.dades.usuari.jdbc.query.rols'</text:span><text:span text:style-name="T31">,</text:span><text:span text:style-name="T152">null</text:span><text:span text:style-name="T31">,</text:span><text:span text:style-name="T170">'Consulta d''usuaris per rols'</text:span><text:span text:style-name="T31">,</text:span><text:span text:style-name="T170">'USUARIS'</text:span><text:span text:style-name="T31">,</text:span><text:span text:style-name="T170">'4'</text:span><text:span text:style-name="T31">,</text:span><text:span text:style-name="T170">'1'</text:span><text:span text:style-name="T31">,</text:span><text:span text:style-name="T170">'TEXT'</text:span><text:span text:style-name="T31">,</text:span><text:span text:style-name="T152">null</text:span><text:span text:style-name="T31">,</text:span><text:span text:style-name="T152">null</text:span><text:span text:style-name="T31">);</text:span></text:p>
            <text:p text:style-name="P424"><text:span text:style-name="T31">Insert </text:span><text:span text:style-name="T66">into</text:span><text:span text:style-name="T31"> DIS_CONFIG (</text:span><text:span text:style-name="T66">KEY</text:span><text:span text:style-name="T31">,</text:span><text:span text:style-name="T66">VALUE</text:span><text:span text:style-name="T31">,DESCRIPTION,GROUP_CODE,POSITION,JBOSS_PROPERTY,TYPE_CODE,LASTMODIFIEDBY_CODI,LASTMODIFIEDDATE) </text:span><text:span text:style-name="T66">values</text:span><text:span text:style-name="T31"> (</text:span><text:span text:style-name="T170">'es.caib.distribucio.plugin.dades.usuari.jdbc.query.grup'</text:span><text:span text:style-name="T31">,</text:span><text:span text:style-name="T152">null</text:span><text:span text:style-name="T31">,</text:span><text:span text:style-name="T170">'Consulta d''usuaris per grup'</text:span><text:span text:style-name="T31">,</text:span><text:span text:style-name="T170">'USUARIS'</text:span><text:span text:style-name="T31">,</text:span><text:span text:style-name="T170">'5'</text:span><text:span text:style-name="T31">,</text:span><text:span text:style-name="T170">'1'</text:span><text:span text:style-name="T31">,</text:span><text:span text:style-name="T170">'INT'</text:span><text:span text:style-name="T31">,</text:span><text:span text:style-name="T152">null</text:span><text:span text:style-name="T31">,</text:span><text:span text:style-name="T152">null</text:span><text:span text:style-name="T31">);</text:span></text:p>
            <text:p text:style-name="P598"/>
            <text:p text:style-name="P598"/>
            <text:p text:style-name="P424"><text:span text:style-name="T31">GRANT </text:span><text:span text:style-name="T66">SELECT</text:span><text:span text:style-name="T31">, </text:span><text:span text:style-name="T66">UPDATE</text:span><text:span text:style-name="T31">, </text:span><text:span text:style-name="T66">INSERT</text:span><text:span text:style-name="T31">, </text:span><text:span text:style-name="T66">DELETE</text:span><text:span text:style-name="T31"> </text:span><text:span text:style-name="T66">ON</text:span><text:span text:style-name="T31"> DIS_CONFIG TO WWW_DISTRIBUCIO;</text:span></text:p>
            <text:p text:style-name="P424"><text:span text:style-name="T31">GRANT </text:span><text:span text:style-name="T66">SELECT</text:span><text:span text:style-name="T31">, </text:span><text:span text:style-name="T66">UPDATE</text:span><text:span text:style-name="T31">, </text:span><text:span text:style-name="T66">INSERT</text:span><text:span text:style-name="T31">, </text:span><text:span text:style-name="T66">DELETE</text:span><text:span text:style-name="T31"> </text:span><text:span text:style-name="T66">ON</text:span><text:span text:style-name="T31"> DIS_CONFIG_GROUP TO WWW_DISTRIBUCIO;</text:span></text:p>
            <text:p text:style-name="P424"><text:span text:style-name="T31">GRANT </text:span><text:span text:style-name="T66">SELECT</text:span><text:span text:style-name="T31">, </text:span><text:span text:style-name="T66">UPDATE</text:span><text:span text:style-name="T31">, </text:span><text:span text:style-name="T66">INSERT</text:span><text:span text:style-name="T31">, </text:span><text:span text:style-name="T66">DELETE</text:span><text:span text:style-name="T31"> </text:span><text:span text:style-name="T66">ON</text:span><text:span text:style-name="T31"> DIS_CONFIG_TYPE TO WWW_DISTRIBUCIO;</text:span></text:p>
            <text:p text:style-name="P598"/>
            <text:p text:style-name="P384">-- #362 Error esborrant bústia quan hi ha moviments de registres que hi fan referència</text:p>
            <text:p text:style-name="P384">-- Elimina las FK de la taula de moviments</text:p>
            <text:p text:style-name="P424"><text:span text:style-name="T66">ALTER</text:span><text:span text:style-name="T31"> </text:span><text:span text:style-name="T66">TABLE</text:span><text:span text:style-name="T31"> DIS_CONT_MOV </text:span><text:span text:style-name="T66">DROP</text:span><text:span text:style-name="T31"> </text:span><text:span text:style-name="T66">CONSTRAINT</text:span><text:span text:style-name="T31"> DIS_ORIGEN_CONTMOV_FK;</text:span></text:p>
            <text:p text:style-name="P424"><text:span text:style-name="T66">ALTER</text:span><text:span text:style-name="T31"> </text:span><text:span text:style-name="T66">TABLE</text:span><text:span text:style-name="T31"> DIS_CONT_MOV </text:span><text:span text:style-name="T66">DROP</text:span><text:span text:style-name="T31"> </text:span><text:span text:style-name="T66">CONSTRAINT</text:span><text:span text:style-name="T31"> DIS_DESTI_CONTMOV_FK;</text:span></text:p>
            <text:p text:style-name="P598"/>
            <text:p text:style-name="P424"><text:span text:style-name="T66">ALTER</text:span><text:span text:style-name="T31"> </text:span><text:span text:style-name="T66">TABLE</text:span><text:span text:style-name="T31"> DIS_CONT_MOV </text:span><text:span text:style-name="T66">ADD</text:span><text:span text:style-name="T31"> ORIGEN_NOM VARCHAR2(1024 </text:span><text:span text:style-name="T66">CHAR</text:span><text:span text:style-name="T31">);</text:span></text:p>
            <text:p text:style-name="P424"><text:span text:style-name="T66">ALTER</text:span><text:span text:style-name="T31"> </text:span><text:span text:style-name="T66">TABLE</text:span><text:span text:style-name="T31"> DIS_CONT_MOV </text:span><text:span text:style-name="T66">ADD</text:span><text:span text:style-name="T31"> DESTI_NOM VARCHAR2(1024 </text:span><text:span text:style-name="T66">CHAR</text:span><text:span text:style-name="T31">);</text:span></text:p>
            <text:p text:style-name="P598"/>
            <text:p text:style-name="P424"><text:span text:style-name="T66">UPDATE</text:span><text:span text:style-name="T31"> DIS_CONT_MOV </text:span><text:span text:style-name="T66">SET</text:span><text:span text:style-name="T31"> ORIGEN_NOM = (</text:span><text:span text:style-name="T66">SELECT</text:span><text:span text:style-name="T31"> c.NOM </text:span><text:span text:style-name="T66">FROM</text:span><text:span text:style-name="T31"> DIS_CONTINGUT c </text:span><text:span text:style-name="T66">WHERE</text:span><text:span text:style-name="T31"> c.ID = ORIGEN_ID)</text:span></text:p>
            <text:p text:style-name="P424"><text:span text:style-name="T66">WHERE</text:span><text:span text:style-name="T31"> ORIGEN_ID </text:span><text:span text:style-name="T66">IS</text:span><text:span text:style-name="T31"> </text:span><text:span text:style-name="T66">NOT</text:span><text:span text:style-name="T31"> </text:span><text:span text:style-name="T152">NULL</text:span><text:span text:style-name="T31">;</text:span></text:p>
            <text:p text:style-name="P598"/>
            <text:p text:style-name="P424"><text:span text:style-name="T66">UPDATE</text:span><text:span text:style-name="T31"> DIS_CONT_MOV </text:span><text:span text:style-name="T66">SET</text:span><text:span text:style-name="T31"> DESTI_NOM = (</text:span><text:span text:style-name="T66">SELECT</text:span><text:span text:style-name="T31"> c.NOM </text:span><text:span text:style-name="T66">FROM</text:span><text:span text:style-name="T31"> DIS_CONTINGUT c </text:span><text:span text:style-name="T66">WHERE</text:span><text:span text:style-name="T31"> c.ID = DESTI_ID)</text:span></text:p>
            <text:p text:style-name="P424"><text:span text:style-name="T66">WHERE</text:span><text:span text:style-name="T31"> DESTI_ID </text:span><text:span text:style-name="T66">IS</text:span><text:span text:style-name="T31"> </text:span><text:span text:style-name="T66">NOT</text:span><text:span text:style-name="T31"> </text:span><text:span text:style-name="T152">NULL</text:span><text:span text:style-name="T31">;</text:span></text:p>
            <text:p text:style-name="P598"/>
            <text:p text:style-name="P384">--#374 Posar el logo de l'entitat a FileSystem</text:p>
            <text:p text:style-name="P424"><text:span text:style-name="T66">ALTER</text:span><text:span text:style-name="T31"> </text:span><text:span text:style-name="T66">TABLE</text:span><text:span text:style-name="T31"> DIS_ENTITAT </text:span><text:span text:style-name="T66">DROP</text:span><text:span text:style-name="T31"> </text:span><text:span text:style-name="T66">COLUMN</text:span><text:span text:style-name="T31"> LOGO_CAP;</text:span></text:p>
            <text:p text:style-name="P598"/>
            <text:p text:style-name="P384">-- #378 Problema per definir regla amb múltiples SIAs </text:p>
            <text:p text:style-name="P424"><text:span text:style-name="T66">ALTER</text:span><text:span text:style-name="T31"> </text:span><text:span text:style-name="T66">TABLE</text:span><text:span text:style-name="T31"> DIS_REGLA MODIFY PROCEDIMENT_CODI VARCHAR2(1024);</text:span></text:p>
            <text:p text:style-name="P598"/>
            <text:p text:style-name="P203"/>
          </table:table-cell>
        </table:table-row>
      </table:table>
      <text:p text:style-name="P535"/>
      <text:p text:style-name="P111"/>
      <text:p text:style-name="P52"><text:span text:style-name="T6">Propietats globals</text:span>: </text:p>
      <text:list xml:id="list1185303960" text:style-name="L72">
        <text:list-header>
          <text:p text:style-name="P814"/>
        </text:list-header>
      </text:list>
      <table:table table:name="Tabela8" table:style-name="Tabela8">
        <table:table-column table:style-name="Tabela8.A"/>
        <table:table-row table:style-name="TableLine635648144">
          <table:table-cell table:style-name="Tabela8.A1" office:value-type="string">
            <text:p text:style-name="P540"><text:span text:style-name="T50">#374 </text:span><text:span text:style-name="T54">Posar</text:span><text:span text:style-name="T50"> el </text:span><text:span text:style-name="T54">logo</text:span><text:span text:style-name="T50"> </text:span><text:span text:style-name="T54">de</text:span><text:span text:style-name="T50"> l'entitat a FileSystem</text:span></text:p>
            <text:p text:style-name="P537"><text:span text:style-name="T31">es.caib.distribucio.entitat.logos.base.dir=</text:span><text:span text:style-name="T38">/opt/</text:span><text:span text:style-name="T45">logos</text:span></text:p>
          </table:table-cell>
        </table:table-row>
      </table:table>
      <text:p text:style-name="P462"/>
      <text:list xml:id="list123412912663079" text:continue-list="list123413421397666" text:style-name="Outline">
        <text:list-item>
          <text:list>
            <text:list-header>
              <text:h text:style-name="P682" text:outline-level="2" text:is-list-header="true"><text:bookmark-start text:name="__RefHeading___Toc51178_3323466580"/><text:span text:style-name="T158">Versió 0.9.</text:span><text:span text:style-name="T93">3</text:span><text:span text:style-name="T107">7</text:span><text:span text:style-name="T85">.</text:span><text:span text:style-name="T93">1</text:span><text:span text:style-name="T81"> </text:span><text:span text:style-name="T82">C</text:span><text:span text:style-name="T85">orrecció f</text:span><text:span text:style-name="T107">iltre d'annexos tècnics</text:span><text:bookmark-end text:name="__RefHeading___Toc51178_3323466580"/></text:h>
            </text:list-header>
          </text:list>
        </text:list-item>
      </text:list>
      <text:p text:style-name="P337">Data: <text:span text:style-name="T214">14</text:span>/0<text:span text:style-name="T214">9</text:span>/202<text:span text:style-name="T214">1 16:00h</text:span></text:p>
      <text:p text:style-name="P337"/>
      <text:p text:style-name="P156">Resum: Correcció de l'error pel qual es filtraven malament els fitxers tècnics en el detall per usuaris.</text:p>
      <text:p text:style-name="P337"/>
      <text:p text:style-name="P503"><text:soft-page-break/>Errors resolts:</text:p>
      <text:list xml:id="list123412655854445" text:continue-list="list123412199050474" text:style-name="L64">
        <text:list-item>
          <text:p text:style-name="P793">N<text:span text:style-name="T242">o es mostren els annexos de tipus document adjunt al formulari i sí es mostren els documents tècnics per a usuaris.</text:span></text:p>
        </text:list-item>
      </text:list>
      <text:p text:style-name="P285"/>
      <text:p text:style-name="P112">Base de dades:<text:span text:style-name="T5"> </text:span></text:p>
      <text:list xml:id="list72472477" text:style-name="L73">
        <text:list-item>
          <text:p text:style-name="P851">S<text:span text:style-name="T184">ense canvis</text:span></text:p>
        </text:list-item>
      </text:list>
      <text:p text:style-name="P112"/>
      <text:p text:style-name="P53"><text:span text:style-name="T6">Propietats globals</text:span>: </text:p>
      <text:list xml:id="list517915154" text:style-name="L74">
        <text:list-item>
          <text:p text:style-name="P816">Sense canvis</text:p>
        </text:list-item>
      </text:list>
      <text:p text:style-name="P463"/>
      <text:list xml:id="list123413779664404" text:continue-list="list123412912663079" text:style-name="Outline">
        <text:list-item>
          <text:list>
            <text:list-header>
              <text:h text:style-name="P683" text:outline-level="2" text:is-list-header="true"><text:bookmark-start text:name="__RefHeading___Toc215555_3323466580"/><text:span text:style-name="T158">Versió 0.9.</text:span><text:span text:style-name="T93">3</text:span><text:span text:style-name="T107">7</text:span><text:span text:style-name="T85">.</text:span><text:span text:style-name="T108">2</text:span><text:span text:style-name="T81"> </text:span><text:span text:style-name="T82">C</text:span><text:span text:style-name="T108">orrecció accions múltiples usuaris</text:span><text:bookmark-end text:name="__RefHeading___Toc215555_3323466580"/></text:h>
            </text:list-header>
          </text:list>
        </text:list-item>
      </text:list>
      <text:p text:style-name="P338">Data: <text:span text:style-name="T243">22</text:span>/0<text:span text:style-name="T214">9</text:span>/202<text:span text:style-name="T214">1 15:00h</text:span></text:p>
      <text:p text:style-name="P338"/>
      <text:p text:style-name="P157">Resum: Correcció de l'error pel qual no es poden processar múltiples registres per usuaris no administradors.</text:p>
      <text:p text:style-name="P338"/>
      <text:p text:style-name="P504">Errors resolts:</text:p>
      <text:list xml:id="list123413148961347" text:continue-list="list123412655854445" text:style-name="L64">
        <text:list-item>
          <text:p text:style-name="P794"><text:a xlink:type="simple" xlink:href="https://github.com/GovernIB/distribucio/issues/387" text:style-name="Internet_20_link" text:visited-style-name="Visited_20_Internet_20_Link"><text:span text:style-name="T242">#387</text:span></text:a><text:span text:style-name="T242"> S'intenta recuperar una anotació amb una cridada que requereix DIS_ADMIN al intentar fer un processament múltiple des de perfil Usuari.</text:span></text:p>
        </text:list-item>
      </text:list>
      <text:p text:style-name="P286"/>
      <text:p text:style-name="P113">Base de dades:<text:span text:style-name="T5"> </text:span></text:p>
      <text:list xml:id="list264916199" text:style-name="L75">
        <text:list-item>
          <text:p text:style-name="P852">S<text:span text:style-name="T184">ense canvis</text:span></text:p>
        </text:list-item>
      </text:list>
      <text:p text:style-name="P113"/>
      <text:p text:style-name="P54"><text:span text:style-name="T6">Propietats globals</text:span>: </text:p>
      <text:list xml:id="list3520391628" text:style-name="L76">
        <text:list-item>
          <text:p text:style-name="P817">Sense canvis</text:p>
        </text:list-item>
      </text:list>
      <text:p text:style-name="P464"/>
      <text:list xml:id="list123413222369262" text:continue-list="list123413779664404" text:style-name="Outline">
        <text:list-item>
          <text:list>
            <text:list-header>
              <text:h text:style-name="P684" text:outline-level="2" text:is-list-header="true"><text:bookmark-start text:name="__RefHeading___Toc125562_3002973793"/><text:span text:style-name="T158">Versió 0.9.3</text:span><text:span text:style-name="T93">8</text:span><text:span text:style-name="T81"> </text:span><text:span text:style-name="T109">N</text:span><text:span text:style-name="T110">ou mòdu</text:span><text:span text:style-name="T111">l</text:span><text:span text:style-name="T110"> de dades estadístiques, reconeixement tipus i perfil de firma Portasignatures, altres</text:span><text:bookmark-end text:name="__RefHeading___Toc125562_3002973793"/></text:h>
            </text:list-header>
          </text:list>
        </text:list-item>
      </text:list>
      <text:p text:style-name="P339">Data: <text:span text:style-name="T214">19</text:span>/<text:span text:style-name="T244">11</text:span>/202<text:span text:style-name="T214">1 18:00h</text:span></text:p>
      <text:p text:style-name="P339"/>
      <text:p text:style-name="P158">Resum: Nou mòdul de consulta i recopilació de dades històriques. Reconeixement del tipus i perfil de la firma retornada pel Portasignatures. Altres millores.</text:p>
      <text:p text:style-name="P339"/>
      <text:p text:style-name="P546">Millores incloses:</text:p>
      <text:list xml:id="list3378137884" text:style-name="L77">
        <text:list-item>
          <text:p text:style-name="P908"><text:a xlink:type="simple" xlink:href="https://github.com/GovernIB/distribucio/issues/167" text:style-name="Internet_20_link" text:visited-style-name="Visited_20_Internet_20_Link">#167</text:a><text:span text:style-name="T245"> </text:span>Afegir un mòdul d’estadístiques</text:p>
        </text:list-item>
        <text:list-item>
          <text:p text:style-name="P909"><text:a xlink:type="simple" xlink:href="https://github.com/GovernIB/distribucio/issues/385" text:style-name="Internet_20_link" text:visited-style-name="Visited_20_Internet_20_Link">#385</text:a><text:span text:style-name="T246"> </text:span>Afegir desplegable al filtre per remitent </text:p>
        </text:list-item>
        <text:list-item>
          <text:p text:style-name="P909"><text:a xlink:type="simple" xlink:href="https://github.com/GovernIB/distribucio/issues/381" text:style-name="Internet_20_link" text:visited-style-name="Visited_20_Internet_20_Link">#381</text:a><text:span text:style-name="T246"> </text:span>Buidar la selecció d'anotacions en cas de nova cerca </text:p>
        </text:list-item>
        <text:list-item>
          <text:p text:style-name="P870"><text:a xlink:type="simple" xlink:href="https://github.com/GovernIB/distribucio/issues/376" text:style-name="Internet_20_link" text:visited-style-name="Visited_20_Internet_20_Link">#376</text:a><text:span text:style-name="T246"> </text:span>Recordar perfil de l'usuari </text:p>
        </text:list-item>
        <text:list-item>
          <text:p text:style-name="P870"><text:a xlink:type="simple" xlink:href="https://github.com/GovernIB/distribucio/issues/377" text:style-name="Internet_20_link" text:visited-style-name="Visited_20_Internet_20_Link">#377</text:a><text:span text:style-name="T246"> </text:span>Revisar l'accés a les seccions d'administrador i superusuari </text:p>
        </text:list-item>
        <text:list-item>
          <text:p text:style-name="P871"><text:a xlink:type="simple" xlink:href="https://github.com/GovernIB/distribucio/issues/301" text:style-name="Internet_20_link" text:visited-style-name="Visited_20_Internet_20_Link">#301</text:a><text:span text:style-name="T247"> </text:span>Poder veure que usuaris tenen permisos sobre una bústia al reenviar </text:p>
        </text:list-item>
        <text:list-item>
          <text:p text:style-name="P872"><text:a xlink:type="simple" xlink:href="https://github.com/GovernIB/distribucio/issues/383" text:style-name="Internet_20_link" text:visited-style-name="Visited_20_Internet_20_Link">#383</text:a><text:span text:style-name="T248"> </text:span>La reserva d'anotacions és molt lenta </text:p>
        </text:list-item>
        <text:list-item>
          <text:p text:style-name="P872"><text:a xlink:type="simple" xlink:href="https://github.com/GovernIB/distribucio/issues/379" text:style-name="Internet_20_link" text:visited-style-name="Visited_20_Internet_20_Link">#379</text:a><text:span text:style-name="T248"> </text:span>Canviar el format del tipus d'anotació (tramitació/coneixement) </text:p>
        </text:list-item>
        <text:list-item>
          <text:p text:style-name="P872"><text:soft-page-break/><text:a xlink:type="simple" xlink:href="https://github.com/GovernIB/distribucio/issues/380" text:style-name="Internet_20_link" text:visited-style-name="Visited_20_Internet_20_Link">#380</text:a><text:span text:style-name="T248"> </text:span>Poder seleccionar una bústia per defecte per usuari </text:p>
        </text:list-item>
        <text:list-item>
          <text:p text:style-name="P872"><text:a xlink:type="simple" xlink:href="https://github.com/GovernIB/distribucio/issues/382" text:style-name="Internet_20_link" text:visited-style-name="Visited_20_Internet_20_Link">#382</text:a><text:span text:style-name="T248"> </text:span>L'usuari que ha bloquejat un assentament hauria de poder realitzar accions sobre ell </text:p>
        </text:list-item>
      </text:list>
      <text:p text:style-name="P505"/>
      <text:p text:style-name="P505">Errors resolts:</text:p>
      <text:list xml:id="list123412446131849" text:continue-list="list123413148961347" text:style-name="L64">
        <text:list-item>
          <text:p text:style-name="P795">#391 Afegir comprovació de la signatura dels documents signats per portafib </text:p>
        </text:list-item>
      </text:list>
      <text:p text:style-name="P287"/>
      <text:p text:style-name="P114">Base de dades:<text:span text:style-name="T5"> </text:span></text:p>
      <text:list xml:id="list2271222193" text:style-name="L78">
        <text:list-item>
          <text:p text:style-name="P853">distribucio_update_0.9.38.sql (Oracle)</text:p>
        </text:list-item>
      </text:list>
      <table:table table:name="Table11" table:style-name="Table11">
        <table:table-column table:style-name="Table11.A"/>
        <table:table-row table:style-name="TableLine635644976">
          <table:table-cell table:style-name="Table11.A1" office:value-type="string">
            <text:p text:style-name="P384">--#376 Recordar perfil de l'usuari</text:p>
            <text:p text:style-name="P424"><text:span text:style-name="T66">ALTER</text:span><text:span text:style-name="T31"> </text:span><text:span text:style-name="T66">TABLE</text:span><text:span text:style-name="T31"> DIS_USUARI </text:span><text:span text:style-name="T66">ADD</text:span><text:span text:style-name="T31"> ROL_ACTUAL VARCHAR2(64 </text:span><text:span text:style-name="T66">CHAR</text:span><text:span text:style-name="T31">);</text:span></text:p>
            <text:p text:style-name="P598"/>
            <text:p text:style-name="P384">-- # 167 Afegir un mòdul d’estadístiques</text:p>
            <text:p text:style-name="P384">-- Crear taules per anotacions, estat i busties</text:p>
            <text:p text:style-name="P598"/>
            <text:p text:style-name="P424"><text:span text:style-name="T66">CREATE</text:span><text:span text:style-name="T31"> </text:span><text:span text:style-name="T66">TABLE</text:span><text:span text:style-name="T31"> DIS_HIS_ANOTACIO</text:span></text:p>
            <text:p text:style-name="P203">(</text:p>
            <text:p text:style-name="P424"><text:span text:style-name="T31"><text:tab/>ID<text:tab/><text:tab/><text:tab/><text:tab/><text:tab/><text:tab/> NUMBER(19)<text:tab/> <text:s text:c="3"/></text:span><text:span text:style-name="T66">NOT</text:span><text:span text:style-name="T31"> </text:span><text:span text:style-name="T152">NULL</text:span><text:span text:style-name="T31">,</text:span></text:p>
            <text:p text:style-name="P424"><text:span text:style-name="T31"><text:s text:c="4"/>ENTITAT_ID <text:s text:c="14"/>NUMBER(19) <text:s text:c="4"/></text:span><text:span text:style-name="T66">NOT</text:span><text:span text:style-name="T31"> </text:span><text:span text:style-name="T152">NULL</text:span><text:span text:style-name="T31">,</text:span></text:p>
            <text:p text:style-name="P203"><text:s text:c="4"/>UNITAT_ID <text:s text:c="15"/>NUMBER(19),</text:p>
            <text:p text:style-name="P424"><text:span text:style-name="T31"><text:s text:c="4"/>TIPUS <text:s text:c="19"/>VARCHAR2(16 </text:span><text:span text:style-name="T66">CHAR</text:span><text:span text:style-name="T31">) </text:span><text:span text:style-name="T66">NOT</text:span><text:span text:style-name="T31"> </text:span><text:span text:style-name="T152">NULL</text:span><text:span text:style-name="T31">,</text:span></text:p>
            <text:p text:style-name="P424"><text:span text:style-name="T31"><text:s text:c="4"/>DATA <text:s text:c="20"/></text:span><text:span text:style-name="T66">TIMESTAMP</text:span><text:span text:style-name="T31">(6) <text:s text:c="2"/></text:span><text:span text:style-name="T66">NOT</text:span><text:span text:style-name="T31"> </text:span><text:span text:style-name="T152">NULL</text:span><text:span text:style-name="T31">,</text:span></text:p>
            <text:p text:style-name="P424"><text:span text:style-name="T31"><text:s text:c="4"/>ANOTACIONS <text:s text:c="14"/>NUMBER(19)<text:tab/> <text:s text:c="3"/></text:span><text:span text:style-name="T66">NOT</text:span><text:span text:style-name="T31"> </text:span><text:span text:style-name="T152">NULL</text:span><text:span text:style-name="T31">,</text:span></text:p>
            <text:p text:style-name="P424"><text:span text:style-name="T31"><text:s text:c="4"/>ANOTACIONS_TOTAL <text:s text:c="8"/>NUMBER(19)<text:tab/> <text:s text:c="3"/></text:span><text:span text:style-name="T66">NOT</text:span><text:span text:style-name="T31"> </text:span><text:span text:style-name="T152">NULL</text:span><text:span text:style-name="T31">,</text:span></text:p>
            <text:p text:style-name="P424"><text:span text:style-name="T31"><text:s text:c="4"/>REENVIAMENTS <text:s text:c="12"/>NUMBER(19)<text:tab/> <text:s text:c="3"/></text:span><text:span text:style-name="T66">NOT</text:span><text:span text:style-name="T31"> </text:span><text:span text:style-name="T152">NULL</text:span><text:span text:style-name="T31">,</text:span></text:p>
            <text:p text:style-name="P424"><text:span text:style-name="T31"><text:s text:c="4"/>EMAILS <text:s text:c="18"/>NUMBER(19)<text:tab/> <text:s text:c="3"/></text:span><text:span text:style-name="T66">NOT</text:span><text:span text:style-name="T31"> </text:span><text:span text:style-name="T152">NULL</text:span><text:span text:style-name="T31">,</text:span></text:p>
            <text:p text:style-name="P424"><text:span text:style-name="T31"><text:s text:c="4"/>JUSTIFICANTS <text:s text:c="12"/>NUMBER(19)<text:tab/> <text:s text:c="3"/></text:span><text:span text:style-name="T66">NOT</text:span><text:span text:style-name="T31"> </text:span><text:span text:style-name="T152">NULL</text:span><text:span text:style-name="T31">,</text:span></text:p>
            <text:p text:style-name="P424"><text:span text:style-name="T31"><text:s text:c="4"/>ANNEXOS <text:s text:c="17"/>NUMBER(19)<text:tab/> <text:s text:c="3"/></text:span><text:span text:style-name="T66">NOT</text:span><text:span text:style-name="T31"> </text:span><text:span text:style-name="T152">NULL</text:span><text:span text:style-name="T31">,</text:span></text:p>
            <text:p text:style-name="P424"><text:span text:style-name="T31"><text:s text:c="4"/>BUSTIES <text:s text:c="17"/>NUMBER(19)<text:tab/> <text:s text:c="3"/></text:span><text:span text:style-name="T66">NOT</text:span><text:span text:style-name="T31"> </text:span><text:span text:style-name="T152">NULL</text:span><text:span text:style-name="T31">,</text:span></text:p>
            <text:p text:style-name="P424"><text:span text:style-name="T31"><text:s text:c="4"/>USUARIS <text:s text:c="17"/>NUMBER(19)<text:tab/> <text:s text:c="3"/></text:span><text:span text:style-name="T66">NOT</text:span><text:span text:style-name="T31"> </text:span><text:span text:style-name="T152">NULL</text:span></text:p>
            <text:p text:style-name="P203">);</text:p>
            <text:p text:style-name="P598"/>
            <text:p text:style-name="P424"><text:span text:style-name="T66">CREATE</text:span><text:span text:style-name="T31"> </text:span><text:span text:style-name="T66">TABLE</text:span><text:span text:style-name="T31"> DIS_HIS_ESTAT</text:span></text:p>
            <text:p text:style-name="P203">(</text:p>
            <text:p text:style-name="P424"><text:span text:style-name="T31"><text:tab/>ID<text:tab/><text:tab/><text:tab/><text:tab/><text:tab/><text:tab/> NUMBER(19)<text:tab/> <text:s text:c="3"/></text:span><text:span text:style-name="T66">NOT</text:span><text:span text:style-name="T31"> </text:span><text:span text:style-name="T152">NULL</text:span><text:span text:style-name="T31">,</text:span></text:p>
            <text:p text:style-name="P424"><text:span text:style-name="T31"><text:s text:c="4"/>ENTITAT_ID <text:s text:c="14"/>NUMBER(19) <text:s text:c="4"/></text:span><text:span text:style-name="T66">NOT</text:span><text:span text:style-name="T31"> </text:span><text:span text:style-name="T152">NULL</text:span><text:span text:style-name="T31">,</text:span></text:p>
            <text:p text:style-name="P203"><text:s text:c="4"/>UNITAT_ID <text:s text:c="15"/>NUMBER(19),</text:p>
            <text:p text:style-name="P424"><text:span text:style-name="T31"><text:s text:c="4"/>TIPUS <text:s text:c="19"/>VARCHAR2(16 </text:span><text:span text:style-name="T66">CHAR</text:span><text:span text:style-name="T31">) </text:span><text:span text:style-name="T66">NOT</text:span><text:span text:style-name="T31"> </text:span><text:span text:style-name="T152">NULL</text:span><text:span text:style-name="T31">,</text:span></text:p>
            <text:p text:style-name="P424"><text:span text:style-name="T31"><text:s text:c="4"/>DATA <text:s text:c="20"/></text:span><text:span text:style-name="T66">TIMESTAMP</text:span><text:span text:style-name="T31">(6) <text:s text:c="2"/></text:span><text:span text:style-name="T66">NOT</text:span><text:span text:style-name="T31"> </text:span><text:span text:style-name="T152">NULL</text:span><text:span text:style-name="T31">,</text:span></text:p>
            <text:p text:style-name="P424"><text:span text:style-name="T31"><text:s text:c="4"/>ESTAT <text:s text:c="19"/>VARCHAR2(64 </text:span><text:span text:style-name="T66">CHAR</text:span><text:span text:style-name="T31">) </text:span><text:span text:style-name="T66">NOT</text:span><text:span text:style-name="T31"> </text:span><text:span text:style-name="T152">NULL</text:span><text:span text:style-name="T31">,</text:span></text:p>
            <text:p text:style-name="P424"><text:span text:style-name="T31"><text:s text:c="4"/>CORRECTE <text:s text:c="16"/>NUMBER(19)<text:tab/> <text:s text:c="3"/></text:span><text:span text:style-name="T66">NOT</text:span><text:span text:style-name="T31"> </text:span><text:span text:style-name="T152">NULL</text:span><text:span text:style-name="T31">,</text:span></text:p>
            <text:p text:style-name="P424"><text:span text:style-name="T31"><text:s text:c="4"/>CORRECTE_TOTAL <text:s text:c="10"/>NUMBER(19)<text:tab/> <text:s text:c="3"/></text:span><text:span text:style-name="T66">NOT</text:span><text:span text:style-name="T31"> </text:span><text:span text:style-name="T152">NULL</text:span><text:span text:style-name="T31">,</text:span></text:p>
            <text:p text:style-name="P424"><text:span text:style-name="T31"><text:s text:c="4"/>ERROR <text:s text:c="19"/>NUMBER(19)<text:tab/> <text:s text:c="3"/></text:span><text:span text:style-name="T66">NOT</text:span><text:span text:style-name="T31"> </text:span><text:span text:style-name="T152">NULL</text:span><text:span text:style-name="T31">,</text:span></text:p>
            <text:p text:style-name="P424"><text:span text:style-name="T31"><text:s text:c="4"/>ERROR_TOTAL <text:s text:c="13"/>NUMBER(19)<text:tab/> <text:s text:c="3"/></text:span><text:span text:style-name="T66">NOT</text:span><text:span text:style-name="T31"> </text:span><text:span text:style-name="T152">NULL</text:span><text:span text:style-name="T31">,</text:span></text:p>
            <text:p text:style-name="P424"><text:span text:style-name="T31"><text:s text:c="4"/>TOTAL <text:s text:c="19"/>NUMBER(19)<text:tab/> <text:s text:c="3"/></text:span><text:span text:style-name="T66">NOT</text:span><text:span text:style-name="T31"> </text:span><text:span text:style-name="T152">NULL</text:span></text:p>
            <text:p text:style-name="P203">);</text:p>
            <text:p text:style-name="P598"/>
            <text:p text:style-name="P424"><text:span text:style-name="T66">CREATE</text:span><text:span text:style-name="T31"> </text:span><text:span text:style-name="T66">TABLE</text:span><text:span text:style-name="T31"> DIS_HIS_BUSTIA</text:span></text:p>
            <text:p text:style-name="P203">(</text:p>
            <text:p text:style-name="P424"><text:span text:style-name="T31"><text:tab/>ID<text:tab/><text:tab/><text:tab/><text:tab/><text:tab/><text:tab/> NUMBER(19)<text:tab/> <text:s text:c="3"/></text:span><text:span text:style-name="T66">NOT</text:span><text:span text:style-name="T31"> </text:span><text:span text:style-name="T152">NULL</text:span><text:span text:style-name="T31">,</text:span></text:p>
            <text:p text:style-name="P424"><text:span text:style-name="T31"><text:s text:c="4"/>ENTITAT_ID <text:s text:c="14"/>NUMBER(19) <text:s text:c="4"/></text:span><text:span text:style-name="T66">NOT</text:span><text:span text:style-name="T31"> </text:span><text:span text:style-name="T152">NULL</text:span><text:span text:style-name="T31">,</text:span></text:p>
            <text:p text:style-name="P203"><text:s text:c="4"/>UNITAT_ID <text:s text:c="15"/>NUMBER(19),</text:p>
            <text:p text:style-name="P424"><text:span text:style-name="T31"><text:s text:c="4"/>TIPUS <text:s text:c="19"/>VARCHAR2(16 </text:span><text:span text:style-name="T66">CHAR</text:span><text:span text:style-name="T31">) </text:span><text:span text:style-name="T66">NOT</text:span><text:span text:style-name="T31"> </text:span><text:span text:style-name="T152">NULL</text:span><text:span text:style-name="T31">,</text:span></text:p>
            <text:p text:style-name="P424"><text:span text:style-name="T31"><text:s text:c="4"/>DATA <text:s text:c="20"/></text:span><text:span text:style-name="T66">TIMESTAMP</text:span><text:span text:style-name="T31">(6) <text:s text:c="2"/></text:span><text:span text:style-name="T66">NOT</text:span><text:span text:style-name="T31"> </text:span><text:span text:style-name="T152">NULL</text:span><text:span text:style-name="T31">,</text:span></text:p>
            <text:p text:style-name="P424"><text:span text:style-name="T31"><text:s text:c="4"/>BUSTIA_ID <text:s text:c="15"/>NUMBER(19) <text:s text:c="4"/></text:span><text:span text:style-name="T66">NOT</text:span><text:span text:style-name="T31"> </text:span><text:span text:style-name="T152">NULL</text:span><text:span text:style-name="T31">,</text:span></text:p>
            <text:p text:style-name="P424"><text:soft-page-break/><text:span text:style-name="T31"><text:s text:c="4"/>NOM <text:s text:c="21"/>VARCHAR2(1024 </text:span><text:span text:style-name="T66">CHAR</text:span><text:span text:style-name="T31">) </text:span><text:span text:style-name="T66">NOT</text:span><text:span text:style-name="T31"> </text:span><text:span text:style-name="T152">NULL</text:span><text:span text:style-name="T31">,</text:span></text:p>
            <text:p text:style-name="P424"><text:span text:style-name="T31"><text:s text:c="4"/>USUARIS <text:s text:c="17"/>NUMBER(19)<text:tab/> <text:s text:c="3"/></text:span><text:span text:style-name="T66">NOT</text:span><text:span text:style-name="T31"> </text:span><text:span text:style-name="T152">NULL</text:span><text:span text:style-name="T31">,</text:span></text:p>
            <text:p text:style-name="P424"><text:span text:style-name="T31"><text:s text:c="4"/>USUARIS_PERMIS <text:s text:c="10"/>NUMBER(19)<text:tab/> <text:s text:c="3"/></text:span><text:span text:style-name="T66">NOT</text:span><text:span text:style-name="T31"> </text:span><text:span text:style-name="T152">NULL</text:span><text:span text:style-name="T31">,</text:span></text:p>
            <text:p text:style-name="P424"><text:span text:style-name="T31"><text:s text:c="4"/>USUARIS_ROL <text:s text:c="13"/>NUMBER(19)<text:tab/> <text:s text:c="3"/></text:span><text:span text:style-name="T66">NOT</text:span><text:span text:style-name="T31"> </text:span><text:span text:style-name="T152">NULL</text:span></text:p>
            <text:p text:style-name="P203">);</text:p>
            <text:p text:style-name="P598"/>
            <text:p text:style-name="P384">-- PK</text:p>
            <text:p text:style-name="P424"><text:span text:style-name="T66">ALTER</text:span><text:span text:style-name="T31"> </text:span><text:span text:style-name="T66">TABLE</text:span><text:span text:style-name="T31"> DIS_HIS_ANOTACIO </text:span><text:span text:style-name="T66">ADD</text:span><text:span text:style-name="T31"> (</text:span><text:span text:style-name="T66">CONSTRAINT</text:span><text:span text:style-name="T31"> DIS_HIS_ANOTACIO_PK </text:span><text:span text:style-name="T66">PRIMARY</text:span><text:span text:style-name="T31"> </text:span><text:span text:style-name="T66">KEY</text:span><text:span text:style-name="T31"> (ID));</text:span></text:p>
            <text:p text:style-name="P424"><text:span text:style-name="T66">ALTER</text:span><text:span text:style-name="T31"> </text:span><text:span text:style-name="T66">TABLE</text:span><text:span text:style-name="T31"> DIS_HIS_ESTAT </text:span><text:span text:style-name="T66">ADD</text:span><text:span text:style-name="T31"> (</text:span><text:span text:style-name="T66">CONSTRAINT</text:span><text:span text:style-name="T31"> DIS_HIS_ESTAT_PK </text:span><text:span text:style-name="T66">PRIMARY</text:span><text:span text:style-name="T31"> </text:span><text:span text:style-name="T66">KEY</text:span><text:span text:style-name="T31"> (ID));</text:span></text:p>
            <text:p text:style-name="P424"><text:span text:style-name="T66">ALTER</text:span><text:span text:style-name="T31"> </text:span><text:span text:style-name="T66">TABLE</text:span><text:span text:style-name="T31"> DIS_HIS_BUSTIA </text:span><text:span text:style-name="T66">ADD</text:span><text:span text:style-name="T31"> (</text:span><text:span text:style-name="T66">CONSTRAINT</text:span><text:span text:style-name="T31"> DIS_HIS_BUSTIA_PK </text:span><text:span text:style-name="T66">PRIMARY</text:span><text:span text:style-name="T31"> </text:span><text:span text:style-name="T66">KEY</text:span><text:span text:style-name="T31"> (ID));</text:span></text:p>
            <text:p text:style-name="P598"/>
            <text:p text:style-name="P384">-- FK</text:p>
            <text:p text:style-name="P424"><text:span text:style-name="T66">ALTER</text:span><text:span text:style-name="T31"> </text:span><text:span text:style-name="T66">TABLE</text:span><text:span text:style-name="T31"> DIS_HIS_ANOTACIO </text:span></text:p>
            <text:p text:style-name="P424"><text:span text:style-name="T31"><text:s text:c="4"/></text:span><text:span text:style-name="T66">ADD</text:span><text:span text:style-name="T31"> </text:span><text:span text:style-name="T66">CONSTRAINT</text:span><text:span text:style-name="T31"> DIS_ENTITAT_HIS_ANOT_FK </text:span><text:span text:style-name="T66">FOREIGN</text:span><text:span text:style-name="T31"> </text:span><text:span text:style-name="T66">KEY</text:span><text:span text:style-name="T31"> (ENTITAT_ID) </text:span><text:span text:style-name="T66">REFERENCES</text:span><text:span text:style-name="T31"> DIS_ENTITAT(ID);</text:span></text:p>
            <text:p text:style-name="P424"><text:span text:style-name="T66">ALTER</text:span><text:span text:style-name="T31"> </text:span><text:span text:style-name="T66">TABLE</text:span><text:span text:style-name="T31"> DIS_HIS_ANOTACIO </text:span></text:p>
            <text:p text:style-name="P424"><text:span text:style-name="T31"><text:s text:c="4"/></text:span><text:span text:style-name="T66">ADD</text:span><text:span text:style-name="T31"> </text:span><text:span text:style-name="T66">CONSTRAINT</text:span><text:span text:style-name="T31"> DIS_UNITAT_HIS_ANOT_FK </text:span><text:span text:style-name="T66">FOREIGN</text:span><text:span text:style-name="T31"> </text:span><text:span text:style-name="T66">KEY</text:span><text:span text:style-name="T31"> (UNITAT_ID) </text:span><text:span text:style-name="T66">REFERENCES</text:span><text:span text:style-name="T31"> DIS_UNITAT_ORGANITZATIVA(ID);</text:span></text:p>
            <text:p text:style-name="P598"/>
            <text:p text:style-name="P424"><text:span text:style-name="T66">ALTER</text:span><text:span text:style-name="T31"> </text:span><text:span text:style-name="T66">TABLE</text:span><text:span text:style-name="T31"> DIS_HIS_ESTAT</text:span></text:p>
            <text:p text:style-name="P424"><text:span text:style-name="T31"><text:s text:c="4"/></text:span><text:span text:style-name="T66">ADD</text:span><text:span text:style-name="T31"> </text:span><text:span text:style-name="T66">CONSTRAINT</text:span><text:span text:style-name="T31"> DIS_ENTITAT_HIS_ESTAT_FK </text:span><text:span text:style-name="T66">FOREIGN</text:span><text:span text:style-name="T31"> </text:span><text:span text:style-name="T66">KEY</text:span><text:span text:style-name="T31"> (ENTITAT_ID) </text:span><text:span text:style-name="T66">REFERENCES</text:span><text:span text:style-name="T31"> DIS_ENTITAT(ID);</text:span></text:p>
            <text:p text:style-name="P424"><text:span text:style-name="T66">ALTER</text:span><text:span text:style-name="T31"> </text:span><text:span text:style-name="T66">TABLE</text:span><text:span text:style-name="T31"> DIS_HIS_ESTAT</text:span></text:p>
            <text:p text:style-name="P424"><text:span text:style-name="T31"><text:s text:c="4"/></text:span><text:span text:style-name="T66">ADD</text:span><text:span text:style-name="T31"> </text:span><text:span text:style-name="T66">CONSTRAINT</text:span><text:span text:style-name="T31"> DIS_UNITAT_HIS_ESTAT_FK </text:span><text:span text:style-name="T66">FOREIGN</text:span><text:span text:style-name="T31"> </text:span><text:span text:style-name="T66">KEY</text:span><text:span text:style-name="T31"> (UNITAT_ID) </text:span><text:span text:style-name="T66">REFERENCES</text:span><text:span text:style-name="T31"> DIS_UNITAT_ORGANITZATIVA(ID);</text:span></text:p>
            <text:p text:style-name="P203"><text:s text:c="4"/></text:p>
            <text:p text:style-name="P424"><text:span text:style-name="T66">ALTER</text:span><text:span text:style-name="T31"> </text:span><text:span text:style-name="T66">TABLE</text:span><text:span text:style-name="T31"> DIS_HIS_BUSTIA</text:span></text:p>
            <text:p text:style-name="P424"><text:span text:style-name="T31"><text:s text:c="4"/></text:span><text:span text:style-name="T66">ADD</text:span><text:span text:style-name="T31"> </text:span><text:span text:style-name="T66">CONSTRAINT</text:span><text:span text:style-name="T31"> DIS_ENTITAT_HIS_BUSTIA_FK </text:span><text:span text:style-name="T66">FOREIGN</text:span><text:span text:style-name="T31"> </text:span><text:span text:style-name="T66">KEY</text:span><text:span text:style-name="T31"> (ENTITAT_ID) </text:span><text:span text:style-name="T66">REFERENCES</text:span><text:span text:style-name="T31"> DIS_ENTITAT(ID);</text:span></text:p>
            <text:p text:style-name="P424"><text:span text:style-name="T66">ALTER</text:span><text:span text:style-name="T31"> </text:span><text:span text:style-name="T66">TABLE</text:span><text:span text:style-name="T31"> DIS_HIS_BUSTIA</text:span></text:p>
            <text:p text:style-name="P424"><text:span text:style-name="T31"><text:s text:c="4"/></text:span><text:span text:style-name="T66">ADD</text:span><text:span text:style-name="T31"> </text:span><text:span text:style-name="T66">CONSTRAINT</text:span><text:span text:style-name="T31"> DIS_UNITAT_HIS_BUSTIA_FK </text:span><text:span text:style-name="T66">FOREIGN</text:span><text:span text:style-name="T31"> </text:span><text:span text:style-name="T66">KEY</text:span><text:span text:style-name="T31"> (UNITAT_ID) </text:span><text:span text:style-name="T66">REFERENCES</text:span><text:span text:style-name="T31"> DIS_UNITAT_ORGANITZATIVA(ID);</text:span></text:p>
            <text:p text:style-name="P598"/>
            <text:p text:style-name="P384">-- I</text:p>
            <text:p text:style-name="P424"><text:span text:style-name="T66">CREATE</text:span><text:span text:style-name="T31"> </text:span><text:span text:style-name="T66">INDEX</text:span><text:span text:style-name="T31"> DIS_I_HIST_ANOT_DATA </text:span><text:span text:style-name="T66">ON</text:span><text:span text:style-name="T31"> DIS_HIS_ANOTACIO(DATA);</text:span></text:p>
            <text:p text:style-name="P424"><text:span text:style-name="T66">CREATE</text:span><text:span text:style-name="T31"> </text:span><text:span text:style-name="T66">INDEX</text:span><text:span text:style-name="T31"> DIS_I_HIST_ESTAT_DATA </text:span><text:span text:style-name="T66">ON</text:span><text:span text:style-name="T31"> DIS_HIS_ESTAT(DATA);</text:span></text:p>
            <text:p text:style-name="P424"><text:span text:style-name="T66">CREATE</text:span><text:span text:style-name="T31"> </text:span><text:span text:style-name="T66">INDEX</text:span><text:span text:style-name="T31"> DIS_I_HIST_BUSTIA_DATA </text:span><text:span text:style-name="T66">ON</text:span><text:span text:style-name="T31"> DIS_HIS_BUSTIA(DATA);</text:span></text:p>
            <text:p text:style-name="P598"/>
            <text:p text:style-name="P384">-- GRANT</text:p>
            <text:p text:style-name="P424"><text:span text:style-name="T31">GRANT </text:span><text:span text:style-name="T66">SELECT</text:span><text:span text:style-name="T31">, </text:span><text:span text:style-name="T66">UPDATE</text:span><text:span text:style-name="T31">, </text:span><text:span text:style-name="T66">INSERT</text:span><text:span text:style-name="T31">, </text:span><text:span text:style-name="T66">DELETE</text:span><text:span text:style-name="T31"> </text:span><text:span text:style-name="T66">ON</text:span><text:span text:style-name="T31"> DIS_HIS_ANOTACIO TO WWW_DISTRIBUCIO;</text:span></text:p>
            <text:p text:style-name="P424"><text:span text:style-name="T31">GRANT </text:span><text:span text:style-name="T66">SELECT</text:span><text:span text:style-name="T31">, </text:span><text:span text:style-name="T66">UPDATE</text:span><text:span text:style-name="T31">, </text:span><text:span text:style-name="T66">INSERT</text:span><text:span text:style-name="T31">, </text:span><text:span text:style-name="T66">DELETE</text:span><text:span text:style-name="T31"> </text:span><text:span text:style-name="T66">ON</text:span><text:span text:style-name="T31"> DIS_HIS_ESTAT TO WWW_DISTRIBUCIO;</text:span></text:p>
            <text:p text:style-name="P424"><text:span text:style-name="T31">GRANT </text:span><text:span text:style-name="T66">SELECT</text:span><text:span text:style-name="T31">, </text:span><text:span text:style-name="T66">UPDATE</text:span><text:span text:style-name="T31">, </text:span><text:span text:style-name="T66">INSERT</text:span><text:span text:style-name="T31">, </text:span><text:span text:style-name="T66">DELETE</text:span><text:span text:style-name="T31"> </text:span><text:span text:style-name="T66">ON</text:span><text:span text:style-name="T31"> DIS_HIS_BUSTIA TO WWW_DISTRIBUCIO;</text:span></text:p>
            <text:p text:style-name="P598"/>
            <text:p text:style-name="P598"/>
            <text:p text:style-name="P384">-- #301 Poder veure que usuaris tenen permisos sobre una bústia al reenviar </text:p>
            <text:p text:style-name="P424"><text:span text:style-name="T31">Insert </text:span><text:span text:style-name="T66">into</text:span><text:span text:style-name="T31"> DIS_CONFIG (</text:span><text:span text:style-name="T66">KEY</text:span><text:span text:style-name="T31">,</text:span><text:span text:style-name="T66">VALUE</text:span><text:span text:style-name="T31">,DESCRIPTION,GROUP_CODE,POSITION,JBOSS_PROPERTY,TYPE_CODE,LASTMODIFIEDBY_CODI,LASTMODIFIEDDATE) </text:span><text:span text:style-name="T66">values</text:span><text:span text:style-name="T31"> (</text:span><text:span text:style-name="T170">'es.caib.distribucio.contingut.reenviar.mostrar.permisos'</text:span><text:span text:style-name="T31">,</text:span><text:span text:style-name="T152">null</text:span><text:span text:style-name="T31">,</text:span><text:span text:style-name="T170">'Mostrar usuaris amb permís sobre bústies al reenviar'</text:span><text:span text:style-name="T31">,</text:span><text:span text:style-name="T170">'GENERAL'</text:span><text:span text:style-name="T31">,</text:span><text:span text:style-name="T170">'11'</text:span><text:span text:style-name="T31">,</text:span><text:span text:style-name="T170">'0'</text:span><text:span text:style-name="T31">,</text:span><text:span text:style-name="T170">'BOOL'</text:span><text:span text:style-name="T31">,</text:span><text:span text:style-name="T152">null</text:span><text:span text:style-name="T31">,</text:span><text:span text:style-name="T152">null</text:span><text:span text:style-name="T31">);</text:span></text:p>
            <text:p text:style-name="P598"/>
            <text:p text:style-name="P384">-- #380 Poder seleccionar una bústia per defecte per usuari </text:p>
            <text:p text:style-name="P424"><text:span text:style-name="T66">CREATE</text:span><text:span text:style-name="T31"> </text:span><text:span text:style-name="T66">TABLE</text:span><text:span text:style-name="T31"> DIS_BUSTIA_DEFAULT</text:span></text:p>
            <text:p text:style-name="P203">(</text:p>
            <text:p text:style-name="P424"><text:span text:style-name="T31"><text:s text:c="4"/>ID <text:s text:c="21"/>NUMBER(19) <text:s text:c="12"/></text:span><text:span text:style-name="T66">NOT</text:span><text:span text:style-name="T31"> </text:span><text:span text:style-name="T152">NULL</text:span><text:span text:style-name="T31">,</text:span></text:p>
            <text:p text:style-name="P424"><text:span text:style-name="T31"><text:s text:c="4"/>ENTITAT <text:s text:c="16"/>NUMBER(19) <text:s text:c="12"/></text:span><text:span text:style-name="T66">NOT</text:span><text:span text:style-name="T31"> </text:span><text:span text:style-name="T152">NULL</text:span><text:span text:style-name="T31">,</text:span></text:p>
            <text:p text:style-name="P424"><text:soft-page-break/><text:span text:style-name="T31"><text:s text:c="4"/>BUSTIA <text:s text:c="17"/>NUMBER(19) <text:s text:c="12"/></text:span><text:span text:style-name="T66">NOT</text:span><text:span text:style-name="T31"> </text:span><text:span text:style-name="T152">NULL</text:span><text:span text:style-name="T31">,</text:span></text:p>
            <text:p text:style-name="P424"><text:span text:style-name="T31"><text:s text:c="4"/>USUARI <text:s/><text:tab/> <text:s text:c="11"/>VARCHAR2(64 </text:span><text:span text:style-name="T66">CHAR</text:span><text:span text:style-name="T31">) <text:s text:c="5"/></text:span><text:span text:style-name="T66">NOT</text:span><text:span text:style-name="T31"> </text:span><text:span text:style-name="T152">NULL</text:span><text:span text:style-name="T31">,</text:span></text:p>
            <text:p text:style-name="P424"><text:span text:style-name="T31"><text:s text:c="4"/>CREATEDDATE <text:s text:c="12"/></text:span><text:span text:style-name="T66">TIMESTAMP</text:span><text:span text:style-name="T31">(6),</text:span></text:p>
            <text:p text:style-name="P424"><text:span text:style-name="T31"><text:s text:c="4"/>LASTMODIFIEDDATE <text:s text:c="7"/></text:span><text:span text:style-name="T66">TIMESTAMP</text:span><text:span text:style-name="T31">(6)</text:span></text:p>
            <text:p text:style-name="P203">);</text:p>
            <text:p text:style-name="P598"/>
            <text:p text:style-name="P384">-- PK</text:p>
            <text:p text:style-name="P424"><text:span text:style-name="T66">ALTER</text:span><text:span text:style-name="T31"> </text:span><text:span text:style-name="T66">TABLE</text:span><text:span text:style-name="T31"> DIS_BUSTIA_DEFAULT </text:span><text:span text:style-name="T66">ADD</text:span><text:span text:style-name="T31"> (</text:span><text:span text:style-name="T66">CONSTRAINT</text:span><text:span text:style-name="T31"> DIS_BUSTIA_DEFAULT_PK </text:span><text:span text:style-name="T66">PRIMARY</text:span><text:span text:style-name="T31"> </text:span><text:span text:style-name="T66">KEY</text:span><text:span text:style-name="T31"> (ID));</text:span></text:p>
            <text:p text:style-name="P598"/>
            <text:p text:style-name="P384">-- FK</text:p>
            <text:p text:style-name="P424"><text:span text:style-name="T66">ALTER</text:span><text:span text:style-name="T31"> </text:span><text:span text:style-name="T66">TABLE</text:span><text:span text:style-name="T31"> DIS_BUSTIA_DEFAULT </text:span></text:p>
            <text:p text:style-name="P424"><text:span text:style-name="T31"><text:s text:c="4"/></text:span><text:span text:style-name="T66">ADD</text:span><text:span text:style-name="T31"> </text:span><text:span text:style-name="T66">CONSTRAINT</text:span><text:span text:style-name="T31"> DIS_BUSTIA_DEF_BST_FK </text:span><text:span text:style-name="T66">FOREIGN</text:span><text:span text:style-name="T31"> </text:span><text:span text:style-name="T66">KEY</text:span><text:span text:style-name="T31"> (BUSTIA) </text:span><text:span text:style-name="T66">REFERENCES</text:span><text:span text:style-name="T31"> DIS_BUSTIA(ID);</text:span></text:p>
            <text:p text:style-name="P424"><text:span text:style-name="T66">ALTER</text:span><text:span text:style-name="T31"> </text:span><text:span text:style-name="T66">TABLE</text:span><text:span text:style-name="T31"> DIS_BUSTIA_DEFAULT </text:span></text:p>
            <text:p text:style-name="P424"><text:span text:style-name="T31"><text:s text:c="4"/></text:span><text:span text:style-name="T66">ADD</text:span><text:span text:style-name="T31"> </text:span><text:span text:style-name="T66">CONSTRAINT</text:span><text:span text:style-name="T31"> DIS_BUSTIA_DEF_ENT_FK </text:span><text:span text:style-name="T66">FOREIGN</text:span><text:span text:style-name="T31"> </text:span><text:span text:style-name="T66">KEY</text:span><text:span text:style-name="T31"> (ENTITAT) </text:span><text:span text:style-name="T66">REFERENCES</text:span><text:span text:style-name="T31"> DIS_ENTITAT(ID);</text:span></text:p>
            <text:p text:style-name="P424"><text:span text:style-name="T66">ALTER</text:span><text:span text:style-name="T31"> </text:span><text:span text:style-name="T66">TABLE</text:span><text:span text:style-name="T31"> DIS_BUSTIA_DEFAULT </text:span></text:p>
            <text:p text:style-name="P424"><text:span text:style-name="T31"><text:s text:c="4"/></text:span><text:span text:style-name="T66">ADD</text:span><text:span text:style-name="T31"> </text:span><text:span text:style-name="T66">CONSTRAINT</text:span><text:span text:style-name="T31"> DIS_BUSTIA_DEF_USR_FK </text:span><text:span text:style-name="T66">FOREIGN</text:span><text:span text:style-name="T31"> </text:span><text:span text:style-name="T66">KEY</text:span><text:span text:style-name="T31"> (USUARI) </text:span><text:span text:style-name="T66">REFERENCES</text:span><text:span text:style-name="T31"> DIS_USUARI(CODI);</text:span></text:p>
            <text:p text:style-name="P203"><text:s text:c="4"/></text:p>
            <text:p text:style-name="P573"><text:span text:style-name="T31">GRANT </text:span><text:span text:style-name="T66">SELECT</text:span><text:span text:style-name="T31">, </text:span><text:span text:style-name="T66">UPDATE</text:span><text:span text:style-name="T31">, </text:span><text:span text:style-name="T66">INSERT</text:span><text:span text:style-name="T31">, </text:span><text:span text:style-name="T66">DELETE</text:span><text:span text:style-name="T31"> </text:span><text:span text:style-name="T66">ON</text:span><text:span text:style-name="T31"> DIS_BUSTIA_DEFAULT TO WWW_DISTRIBUCIO;</text:span></text:p>
            <text:p text:style-name="P216"/>
            <text:p text:style-name="P216"/>
            <text:p text:style-name="P401">-- #391 Afegir comprovació de la signatura dels documents signats per portafib</text:p>
            <text:p text:style-name="P598"/>
            <text:p text:style-name="P384">-- Propietats pel la firma en sevidor</text:p>
            <text:p text:style-name="P598"/>
            <text:p text:style-name="P384">-- Canvia la descripció del perfil.</text:p>
            <text:p text:style-name="P424"><text:span text:style-name="T66">UPDATE</text:span><text:span text:style-name="T31"> DIS_CONFIG</text:span></text:p>
            <text:p text:style-name="P424"><text:span text:style-name="T66">SET</text:span><text:span text:style-name="T31"> DESCRIPTION = </text:span><text:span text:style-name="T170">'Propietat per especificar el perfil de firma de l''usuari al Portasignatures. Es pot deixar buit si només en té un d''assignat.'</text:span></text:p>
            <text:p text:style-name="P424"><text:span text:style-name="T66">WHERE</text:span><text:span text:style-name="T31"> </text:span><text:span text:style-name="T66">KEY</text:span><text:span text:style-name="T31"> </text:span><text:span text:style-name="T66">LIKE</text:span><text:span text:style-name="T31"> </text:span><text:span text:style-name="T170">'es.caib.distribucio.plugin.api.firma.en.servidor.simple.perfil'</text:span><text:span text:style-name="T31">;</text:span></text:p>
            <text:p text:style-name="P598"/>
            <text:p text:style-name="P384">-- Insereix la propietat pel certificat.</text:p>
            <text:p text:style-name="P384">-- es.caib.distribucio.plugin.signatura.portafib.username=afirmades-firma</text:p>
            <text:p text:style-name="P424"><text:span text:style-name="T66">INSERT</text:span><text:span text:style-name="T31"> </text:span><text:span text:style-name="T66">INTO</text:span><text:span text:style-name="T31"> DIS_CONFIG (</text:span><text:span text:style-name="T66">KEY</text:span><text:span text:style-name="T31">,</text:span><text:span text:style-name="T66">VALUE</text:span><text:span text:style-name="T31">,DESCRIPTION,GROUP_CODE,POSITION,JBOSS_PROPERTY,TYPE_CODE,LASTMODIFIEDBY_CODI,LASTMODIFIEDDATE) </text:span></text:p>
            <text:p text:style-name="P424"><text:span text:style-name="T66">VALUES</text:span><text:span text:style-name="T31"> (</text:span><text:span text:style-name="T170">'es.caib.distribucio.plugin.signatura.portafib.username'</text:span><text:span text:style-name="T31">,</text:span><text:span text:style-name="T152">null</text:span><text:span text:style-name="T31">,</text:span><text:span text:style-name="T170">'Nom del certificat a utilitzar en la firma. És opcional'</text:span><text:span text:style-name="T31">,</text:span><text:span text:style-name="T170">'SIGNATURA'</text:span><text:span text:style-name="T31">,</text:span><text:span text:style-name="T170">'6'</text:span><text:span text:style-name="T31">,</text:span><text:span text:style-name="T170">'0'</text:span><text:span text:style-name="T31">,</text:span><text:span text:style-name="T170">'TEXT'</text:span><text:span text:style-name="T31">,</text:span><text:span text:style-name="T152">null</text:span><text:span text:style-name="T31">,</text:span><text:span text:style-name="T152">null</text:span><text:span text:style-name="T31">);</text:span></text:p>
            <text:p text:style-name="P598"/>
            <text:p text:style-name="P198"/>
          </table:table-cell>
        </table:table-row>
      </table:table>
      <text:p text:style-name="P541"/>
      <text:p text:style-name="P114"/>
      <text:p text:style-name="P55"><text:span text:style-name="T6">Propietats globals</text:span>: </text:p>
      <text:list xml:id="list387410513" text:style-name="L79">
        <text:list-item>
          <text:p text:style-name="P818">S'ha afegit una nova propietat configurable per mostrar o no els usuaris amb permís sobre una bústia a l'hora de reenviar configurable via interfície web:</text:p>
          <text:list>
            <text:list-item>
              <text:p text:style-name="P910">es.caib.distribucio.contingut.reenviar.mostrar.permisos=false</text:p>
            </text:list-item>
          </text:list>
        </text:list-item>
        <text:list-item>
          <text:p text:style-name="P822">S'ha afegit una propietat per la firma en servidor per escollir el certificat a utilitzar per @firma.</text:p>
          <text:list>
            <text:list-item>
              <text:p text:style-name="P912">es.caib.distribucio.plugin.signatura.portafib.username=</text:p>
            </text:list-item>
          </text:list>
        </text:list-item>
      </text:list>
      <text:p text:style-name="P574"/>
      <text:p text:style-name="P465"><text:soft-page-break/></text:p>
      <text:list xml:id="list123414445592738" text:continue-list="list123413222369262" text:style-name="Outline">
        <text:list-item>
          <text:list>
            <text:list-header>
              <text:h text:style-name="P685" text:outline-level="2" text:is-list-header="true"><text:bookmark-start text:name="__RefHeading___Toc140729_35401148061"/><text:span text:style-name="T158">Versió 0.9.3</text:span><text:span text:style-name="T93">9</text:span><text:span text:style-name="T81"> </text:span><text:span text:style-name="T109">M</text:span><text:span text:style-name="T112">illores visuals </text:span><text:span text:style-name="T117">i</text:span><text:span text:style-name="T112"> correcció en el tractament de documents firmats</text:span><text:bookmark-end text:name="__RefHeading___Toc140729_35401148061"/></text:h>
            </text:list-header>
          </text:list>
        </text:list-item>
      </text:list>
      <text:p text:style-name="P340">Data: <text:span text:style-name="T249">10</text:span>/<text:span text:style-name="T244">12</text:span>/202<text:span text:style-name="T214">1 12:00h</text:span></text:p>
      <text:p text:style-name="P340"/>
      <text:p text:style-name="P159">Resum: Es modifica Distribucio per oferir millores visuals, corregir alguns errors i suportar els diferents perfils de firma segons el tipus d'annex.</text:p>
      <text:p text:style-name="P340"/>
      <text:p text:style-name="P547">Millores incloses:</text:p>
      <text:list xml:id="list123413750279278" text:continue-list="list3378137884" text:style-name="L77">
        <text:list-item>
          <text:p text:style-name="P873"><text:a xlink:type="simple" xlink:href="https://github.com/GovernIB/distribucio/issues/397" text:style-name="Internet_20_link" text:visited-style-name="Visited_20_Internet_20_Link">#397</text:a><text:span text:style-name="T249"> </text:span>Tractar documents firmats TF05 CAdES attached i TF03 XAdES enveloped signature en el Arxiu</text:p>
        </text:list-item>
        <text:list-item>
          <text:p text:style-name="P873"><text:a xlink:type="simple" xlink:href="https://github.com/GovernIB/distribucio/issues/390" text:style-name="Internet_20_link" text:visited-style-name="Visited_20_Internet_20_Link">#390</text:a><text:span text:style-name="T249"> </text:span>Permetre a tots els usuaris i administradors una nova acció per a poder passar anotacions de processada a pendent d'usuari</text:p>
        </text:list-item>
        <text:list-item>
          <text:p text:style-name="P831"><text:a xlink:type="simple" xlink:href="https://github.com/GovernIB/distribucio/issues/393" text:style-name="Internet_20_link" text:visited-style-name="Visited_20_Internet_20_Link">#393</text:a><text:span text:style-name="T249"> </text:span>Permetre donar d'alta anotacions sense especificar l'entitat</text:p>
        </text:list-item>
      </text:list>
      <text:p text:style-name="P340"/>
      <text:list xml:id="list123413617330284" text:continue-numbering="true" text:style-name="L77">
        <text:list-item>
          <text:p text:style-name="P873"><text:a xlink:type="simple" xlink:href="https://github.com/GovernIB/distribucio/issues/389" text:style-name="Internet_20_link" text:visited-style-name="Visited_20_Internet_20_Link">#389</text:a><text:span text:style-name="T249"> </text:span>Afegir funcionalitat per a administradors de poder marcar una anotació o múltiples, com a acció massiva, per que es sobreescriguin al redistribuir l'anotació</text:p>
        </text:list-item>
        <text:list-item>
          <text:p text:style-name="P831"><text:a xlink:type="simple" xlink:href="https://github.com/GovernIB/distribucio/issues/394" text:style-name="Internet_20_link" text:visited-style-name="Visited_20_Internet_20_Link">#394</text:a><text:span text:style-name="T249"> </text:span>Visualitzar les metadades addicionals de títol, idioma i descripció </text:p>
        </text:list-item>
        <text:list-item>
          <text:p text:style-name="P873"><text:a xlink:type="simple" xlink:href="https://github.com/GovernIB/distribucio/issues/369" text:style-name="Internet_20_link" text:visited-style-name="Visited_20_Internet_20_Link">#369</text:a><text:span text:style-name="T249"> </text:span>Canviar columna CIF per Codi DIR3 en el llistat d'entitats </text:p>
        </text:list-item>
        <text:list-item>
          <text:p text:style-name="P873"><text:a xlink:type="simple" xlink:href="https://github.com/GovernIB/distribucio/issues/296" text:style-name="Internet_20_link" text:visited-style-name="Visited_20_Internet_20_Link">#296</text:a><text:span text:style-name="T249"> </text:span>Posar icona/color en els assentaments que estiguin "duplicats" en una bústia </text:p>
        </text:list-item>
      </text:list>
      <text:p text:style-name="P506"/>
      <text:p text:style-name="P506">Errors resolts:</text:p>
      <text:list xml:id="list1754194697" text:style-name="L80">
        <text:list-item>
          <text:p text:style-name="P796"><text:a xlink:type="simple" xlink:href="https://github.com/GovernIB/distribucio/issues/403" text:style-name="Internet_20_link" text:visited-style-name="Visited_20_Internet_20_Link">#403</text:a><text:span text:style-name="T249"> </text:span>Peticions mal informades d'alta de documents PDF firmats </text:p>
        </text:list-item>
        <text:list-item>
          <text:p text:style-name="P796"><text:a xlink:type="simple" xlink:href="https://github.com/GovernIB/distribucio/issues/395" text:style-name="Internet_20_link" text:visited-style-name="Visited_20_Internet_20_Link">#395</text:a><text:span text:style-name="T249"> </text:span>Falla l'opció de passar a la següent anotació en reenviar des de "Detalls" </text:p>
        </text:list-item>
        <text:list-item>
          <text:p text:style-name="P796"><text:a xlink:type="simple" xlink:href="https://github.com/GovernIB/distribucio/issues/404" text:style-name="Internet_20_link" text:visited-style-name="Visited_20_Internet_20_Link">#404</text:a><text:span text:style-name="T250"> </text:span>Com a usuari, no deixa fer enviaments ni marcat com a processats massius d'anotacions <text:span text:style-name="T250">que han esgotat els reintents</text:span></text:p>
        </text:list-item>
      </text:list>
      <text:p text:style-name="P288"/>
      <text:p text:style-name="P115">Base de dades:<text:span text:style-name="T5"> </text:span></text:p>
      <text:list xml:id="list1026297823" text:style-name="L81">
        <text:list-item>
          <text:p text:style-name="P854">distribucio_update_0.9.39.sql (Oracle)</text:p>
        </text:list-item>
      </text:list>
      <table:table table:name="Table13" table:style-name="Table13">
        <table:table-column table:style-name="Table13.A"/>
        <table:table-row table:style-name="TableLine635642384">
          <table:table-cell table:style-name="Table13.A1" office:value-type="string">
            <text:p text:style-name="P208"/>
            <text:p text:style-name="P389">-- #389: Afegir funcionalitat per a administradors de poder marcar una anotació o múltiples, com a acció massiva, per que es sobreescriguin al redistribuir l'anotació</text:p>
            <text:p text:style-name="P429"><text:span text:style-name="T66">ALTER</text:span><text:span text:style-name="T31"> </text:span><text:span text:style-name="T66">TABLE</text:span><text:span text:style-name="T31"> DIS_REGISTRE</text:span></text:p>
            <text:p text:style-name="P429"><text:span text:style-name="T66">ADD</text:span><text:span text:style-name="T31"> (</text:span></text:p>
            <text:p text:style-name="P429"><text:span text:style-name="T31"><text:s text:c="4"/>SOBREESCRIURE NUMBER(1) </text:span><text:span text:style-name="T66">DEFAULT</text:span><text:span text:style-name="T31"> 0</text:span></text:p>
            <text:p text:style-name="P208">);</text:p>
            <text:p text:style-name="P601"/>
            <text:p text:style-name="P389">-- #296 Posar icona/color en els assentaments que estiguin "duplicats" en una bústia </text:p>
            <text:p text:style-name="P429"><text:span text:style-name="T66">ALTER</text:span><text:span text:style-name="T31"> </text:span><text:span text:style-name="T66">TABLE</text:span><text:span text:style-name="T31"> DIS_REGISTRE </text:span><text:span text:style-name="T66">ADD</text:span><text:span text:style-name="T31"> REACTIVAT NUMBER(1) </text:span><text:span text:style-name="T66">DEFAULT</text:span><text:span text:style-name="T31"> 0;</text:span></text:p>
            <text:p text:style-name="P429"><text:span text:style-name="T66">ALTER</text:span><text:span text:style-name="T31"> </text:span><text:span text:style-name="T66">TABLE</text:span><text:span text:style-name="T31"> DIS_CONT_MOV </text:span><text:span text:style-name="T66">ADD</text:span><text:span text:style-name="T31"> NUM_DUPLICAT NUMBER(10);</text:span></text:p>
            <text:p text:style-name="P601"/>
            <text:p text:style-name="P389">-- Deixar constància del número de duplicitat d'una anotació (x vegades reenviada a una bústia)</text:p>
            <text:p text:style-name="P429"><text:span text:style-name="T66">UPDATE</text:span><text:span text:style-name="T31"> DIS_CONT_MOV MOV </text:span></text:p>
            <text:p text:style-name="P429"><text:span text:style-name="T31"><text:s text:c="4"/></text:span><text:span text:style-name="T66">SET</text:span><text:span text:style-name="T31"> NUM_DUPLICAT = (</text:span></text:p>
            <text:p text:style-name="P429"><text:span text:style-name="T31"><text:s text:c="8"/></text:span><text:span text:style-name="T66">SELECT</text:span><text:span text:style-name="T31"> </text:span><text:span text:style-name="T208">COUNT</text:span><text:span text:style-name="T31">(R.NUMERO)</text:span></text:p>
            <text:p text:style-name="P429"><text:span text:style-name="T31"><text:s text:c="8"/><text:tab/></text:span><text:span text:style-name="T66">FROM</text:span><text:span text:style-name="T31"> DIS_REGISTRE R</text:span></text:p>
            <text:p text:style-name="P429"><text:soft-page-break/><text:span text:style-name="T31"><text:s text:c="8"/><text:tab/></text:span><text:span text:style-name="T66">INNER</text:span><text:span text:style-name="T31"> </text:span><text:span text:style-name="T66">JOIN</text:span><text:span text:style-name="T31"> DIS_CONT_MOV M </text:span><text:span text:style-name="T66">ON</text:span><text:span text:style-name="T31"> M.CONTINGUT_ID = R.ID</text:span></text:p>
            <text:p text:style-name="P429"><text:span text:style-name="T31"><text:s text:c="8"/><text:tab/></text:span><text:span text:style-name="T66">WHERE</text:span><text:span text:style-name="T31"> MOV.DESTI_ID = M.DESTI_ID </text:span></text:p>
            <text:p text:style-name="P429"><text:span text:style-name="T31"><text:s text:c="8"/><text:tab/></text:span><text:span text:style-name="T66">AND</text:span><text:span text:style-name="T31"> MOV.CONTINGUT_ID = M.CONTINGUT_ID</text:span></text:p>
            <text:p text:style-name="P429"><text:span text:style-name="T31"><text:s text:c="8"/><text:tab/></text:span><text:span text:style-name="T66">GROUP</text:span><text:span text:style-name="T31"> </text:span><text:span text:style-name="T66">BY</text:span><text:span text:style-name="T31"> R.NUMERO, M.DESTI_ID</text:span></text:p>
            <text:p text:style-name="P208">); </text:p>
            <text:p text:style-name="P601"/>
            <text:p text:style-name="P429"><text:span text:style-name="T31">Insert </text:span><text:span text:style-name="T66">into</text:span><text:span text:style-name="T31"> DIS_CONFIG (</text:span><text:span text:style-name="T66">KEY</text:span><text:span text:style-name="T31">,</text:span><text:span text:style-name="T66">VALUE</text:span><text:span text:style-name="T31">,DESCRIPTION,GROUP_CODE,POSITION,JBOSS_PROPERTY,TYPE_CODE,LASTMODIFIEDBY_CODI,LASTMODIFIEDDATE) </text:span><text:span text:style-name="T66">values</text:span><text:span text:style-name="T31"> (</text:span><text:span text:style-name="T170">'es.caib.distribucio.sobreescriure.anotacions.duplicades'</text:span><text:span text:style-name="T31">,</text:span><text:span text:style-name="T170">'false'</text:span><text:span text:style-name="T31">,</text:span><text:span text:style-name="T170">'Permetre sobreescriure anotacions duplicades al reenviar'</text:span><text:span text:style-name="T31">,</text:span><text:span text:style-name="T170">'GENERAL'</text:span><text:span text:style-name="T31">,</text:span><text:span text:style-name="T170">'12'</text:span><text:span text:style-name="T31">,</text:span><text:span text:style-name="T170">'0'</text:span><text:span text:style-name="T31">,</text:span><text:span text:style-name="T170">'BOOL'</text:span><text:span text:style-name="T31">,</text:span><text:span text:style-name="T152">null</text:span><text:span text:style-name="T31">,</text:span><text:span text:style-name="T152">null</text:span><text:span text:style-name="T31">);</text:span></text:p>
            <text:p text:style-name="P601"/>
            <text:p text:style-name="P389">-- Propietat per configurar via web els dies abans de tancar a l'Arxiu una anotació processada</text:p>
            <text:p text:style-name="P429"><text:span text:style-name="T31">Insert </text:span><text:span text:style-name="T66">into</text:span><text:span text:style-name="T31"> DIS_CONFIG (</text:span><text:span text:style-name="T66">KEY</text:span><text:span text:style-name="T31">,</text:span><text:span text:style-name="T66">VALUE</text:span><text:span text:style-name="T31">,DESCRIPTION,GROUP_CODE,POSITION,JBOSS_PROPERTY,TYPE_CODE,LASTMODIFIEDBY_CODI,LASTMODIFIEDDATE) </text:span><text:span text:style-name="T66">values</text:span><text:span text:style-name="T31"> (</text:span><text:span text:style-name="T170">'es.caib.distribucio.tancament.expedient.dies'</text:span><text:span text:style-name="T31">,</text:span><text:span text:style-name="T153">1825</text:span><text:span text:style-name="T31">,</text:span><text:span text:style-name="T170">'Interval de dies que han de passar per efectura el tencament de l''expedient a l''arxiu després de marcar l''anotació com a processada'</text:span><text:span text:style-name="T31">,</text:span><text:span text:style-name="T170">'SCHEDULLED_TANCAR'</text:span><text:span text:style-name="T31">,</text:span><text:span text:style-name="T170">'1'</text:span><text:span text:style-name="T31">,</text:span><text:span text:style-name="T170">'0'</text:span><text:span text:style-name="T31">,</text:span><text:span text:style-name="T170">'INT'</text:span><text:span text:style-name="T31">,</text:span><text:span text:style-name="T152">null</text:span><text:span text:style-name="T31">,</text:span><text:span text:style-name="T152">null</text:span><text:span text:style-name="T31">);</text:span></text:p>
            <text:p text:style-name="P217"/>
          </table:table-cell>
        </table:table-row>
      </table:table>
      <text:p text:style-name="P542"/>
      <text:p text:style-name="P115"/>
      <text:p text:style-name="P56"><text:span text:style-name="T6">Propietats globals</text:span>: </text:p>
      <text:list xml:id="list578426689" text:style-name="L82">
        <text:list-item>
          <text:p text:style-name="P874"><text:span text:style-name="T22">S'ha afegit una nova propietat configurable per s</text:span><text:span text:style-name="T23">obreescriure</text:span><text:span text:style-name="T22"> o no </text:span><text:span text:style-name="T23">les anotacions duplicades en reenviar</text:span><text:span text:style-name="T22"> configurable via interfície web:</text:span></text:p>
          <text:list>
            <text:list-item>
              <text:p text:style-name="P911">es.caib.distribucio.sobreescriure.anotacions.duplicades=false</text:p>
            </text:list-item>
          </text:list>
        </text:list-item>
        <text:list-item>
          <text:p text:style-name="P823">S'ha afegit a la configuració web la propietat per indicar quants dies esperar abans de tancar un expedient a l'Arxiu.</text:p>
          <text:list>
            <text:list-item>
              <text:p text:style-name="P874"><text:span text:style-name="T166">es.caib.distribucio.tancament.expedient.dies=1</text:span><text:span text:style-name="T167">825</text:span></text:p>
            </text:list-item>
          </text:list>
        </text:list-item>
      </text:list>
      <text:p text:style-name="P575"/>
      <text:list xml:id="list123412748891297" text:continue-list="list123414445592738" text:style-name="Outline">
        <text:list-item>
          <text:list>
            <text:list-header>
              <text:h text:style-name="P686" text:outline-level="2" text:is-list-header="true"><text:bookmark-start text:name="__RefHeading___Toc74811_1561600779"/><text:span text:style-name="T158">Versió 0.9.</text:span><text:span text:style-name="T80">4</text:span><text:span text:style-name="T113">0</text:span><text:span text:style-name="T81"> </text:span><text:span text:style-name="T114">Avaluació manual de regles i barra de progrés en les accions múltiples</text:span><text:bookmark-end text:name="__RefHeading___Toc74811_1561600779"/></text:h>
            </text:list-header>
          </text:list>
        </text:list-item>
      </text:list>
      <text:p text:style-name="P341">Data: <text:span text:style-name="T249">26</text:span>/<text:span text:style-name="T244">01</text:span>/202<text:span text:style-name="T251">2 13:00h</text:span></text:p>
      <text:p text:style-name="P341"/>
      <text:p text:style-name="P160">Resum: En aquesta versió s'han modificat les accions múltiples per mostrar una barra de progrés. També s'ha afegit l'opció de re <text:span text:style-name="T256">a</text:span>valuar una regla i s'han corregit i modificat algunes columnes i detalls de les anotacions.</text:p>
      <text:p text:style-name="P341"/>
      <text:p text:style-name="P548">Millores incloses:</text:p>
      <text:list xml:id="list123413391526665" text:continue-list="list123413617330284" text:style-name="L77">
        <text:list-item>
          <text:p text:style-name="P832"><text:a xlink:type="simple" xlink:href="https://github.com/GovernIB/distribucio/issues/268" text:style-name="Internet_20_link" text:visited-style-name="Visited_20_Internet_20_Link">#268</text:a><text:span text:style-name="T252"> </text:span>Mostrar llistat d'anotacions i progrés en les accions massives</text:p>
        </text:list-item>
        <text:list-item>
          <text:p text:style-name="P832"><text:a xlink:type="simple" xlink:href="https://github.com/GovernIB/distribucio/issues/402" text:style-name="Internet_20_link" text:visited-style-name="Visited_20_Internet_20_Link">#402</text:a><text:span text:style-name="T252"> </text:span>Permetre als administradors executar manualment una regla sobre anotacions antigues </text:p>
        </text:list-item>
        <text:list-item>
          <text:p text:style-name="P832"><text:a xlink:type="simple" xlink:href="https://github.com/GovernIB/distribucio/issues/406" text:style-name="Internet_20_link" text:visited-style-name="Visited_20_Internet_20_Link">#406</text:a><text:span text:style-name="T252"> </text:span>Afegir descripció de l'usuari o rol en els permisos de bústia</text:p>
        </text:list-item>
        <text:list-item>
          <text:p text:style-name="P832"><text:a xlink:type="simple" xlink:href="https://github.com/GovernIB/distribucio/issues/399" text:style-name="Internet_20_link" text:visited-style-name="Visited_20_Internet_20_Link">#399</text:a><text:span text:style-name="T252"> </text:span>Revisar l'amplada de la columna "Arxiu info" d'una anotació</text:p>
        </text:list-item>
        <text:list-item>
          <text:p text:style-name="P832"><text:a xlink:type="simple" xlink:href="https://github.com/GovernIB/distribucio/issues/400" text:style-name="Internet_20_link" text:visited-style-name="Visited_20_Internet_20_Link">#400</text:a><text:span text:style-name="T252"> </text:span>Revisar l'amplada de les taules "Dades de seguiment" i "Justificant" d'una anotació (pipella informació de registre)</text:p>
        </text:list-item>
        <text:list-item>
          <text:p text:style-name="P832"><text:soft-page-break/><text:a xlink:type="simple" xlink:href="https://github.com/GovernIB/distribucio/issues/401" text:style-name="Internet_20_link" text:visited-style-name="Visited_20_Internet_20_Link">#401</text:a><text:span text:style-name="T252"> </text:span>Modificar la columna "Error" del llistat de "Contingut de bústies" i "Localitzador d'anotacions de registre"</text:p>
        </text:list-item>
      </text:list>
      <text:p text:style-name="P416"/>
      <text:p text:style-name="P507">Errors resolts:</text:p>
      <text:p text:style-name="P416"/>
      <text:list xml:id="list3696108429" text:style-name="L83">
        <text:list-item>
          <text:p text:style-name="P833"><text:a xlink:type="simple" xlink:href="https://github.com/GovernIB/distribucio/issues/407" text:style-name="Internet_20_link" text:visited-style-name="Visited_20_Internet_20_Link"><text:span text:style-name="T230">#407</text:span></text:a><text:span text:style-name="T230"> No funcionen les claus referides al fitxer de propietats en els backoffices </text:span></text:p>
        </text:list-item>
        <text:list-item>
          <text:p text:style-name="P833"><text:a xlink:type="simple" xlink:href="https://github.com/GovernIB/distribucio/issues/410" text:style-name="Internet_20_link" text:visited-style-name="Visited_20_Internet_20_Link"><text:span text:style-name="T253">#410</text:span></text:a><text:span text:style-name="T253"> Informar el tipus MIME en la petició de signatura de documents cap a Portafib</text:span></text:p>
        </text:list-item>
        <text:list-item>
          <text:p text:style-name="P833"><text:a xlink:type="simple" xlink:href="https://github.com/GovernIB/distribucio/issues/408" text:style-name="Internet_20_link" text:visited-style-name="Visited_20_Internet_20_Link"><text:span text:style-name="T253">#408</text:span></text:a><text:span text:style-name="T253"> No es permet repetir una regla en diferents entitats</text:span></text:p>
        </text:list-item>
      </text:list>
      <text:p text:style-name="P289"/>
      <text:p text:style-name="P116">Base de dades:<text:span text:style-name="T5"> </text:span></text:p>
      <text:list xml:id="list468724489" text:style-name="L84">
        <text:list-item>
          <text:p text:style-name="P914">Sense canvis</text:p>
        </text:list-item>
      </text:list>
      <text:p text:style-name="P116"/>
      <text:p text:style-name="P57"><text:span text:style-name="T6">Propietats globals</text:span>: </text:p>
      <text:list xml:id="list3655685554" text:style-name="L85">
        <text:list-item>
          <text:p text:style-name="P819">S<text:span text:style-name="T254">ense canvis</text:span></text:p>
        </text:list-item>
      </text:list>
      <text:p text:style-name="P466"/>
      <text:list xml:id="list123413486417851" text:continue-list="list123412748891297" text:style-name="Outline">
        <text:list-item>
          <text:list>
            <text:list-header>
              <text:h text:style-name="P687" text:outline-level="2" text:is-list-header="true"><text:bookmark-start text:name="__RefHeading___Toc153733_2420514845"/><text:span text:style-name="T158">Versió 0.9.</text:span><text:span text:style-name="T80">4</text:span><text:span text:style-name="T113">0</text:span><text:span text:style-name="T115">.1</text:span><text:span text:style-name="T81"> </text:span><text:span text:style-name="T116">Error accions múltiples administradors</text:span><text:bookmark-end text:name="__RefHeading___Toc153733_2420514845"/></text:h>
            </text:list-header>
          </text:list>
        </text:list-item>
      </text:list>
      <text:p text:style-name="P342">Data: <text:span text:style-name="T249">01</text:span>/<text:span text:style-name="T244">02</text:span>/202<text:span text:style-name="T251">2 13:00h</text:span></text:p>
      <text:p text:style-name="P342"/>
      <text:p text:style-name="P161">Resum: <text:span text:style-name="T255">Resolució de l'error en les accions múltiples d'administradors pels quals es filtrava per bústia amb permisos i no apareixien anotacions o es produïa una excepció en cas de no tenir bústies amb permisos.</text:span></text:p>
      <text:p text:style-name="P342"/>
      <text:p text:style-name="P549">Millores incloses:</text:p>
      <text:list xml:id="list123413606821248" text:continue-list="list123413391526665" text:style-name="L77">
        <text:list-item>
          <text:p text:style-name="P919">Cap</text:p>
        </text:list-item>
      </text:list>
      <text:p text:style-name="P508">Errors resolts:</text:p>
      <text:p text:style-name="P417"/>
      <text:list xml:id="list4121215495" text:style-name="L86">
        <text:list-item>
          <text:p text:style-name="P834"><text:a xlink:type="simple" xlink:href="https://github.com/GovernIB/distribucio/issues/412" text:style-name="Internet_20_link" text:visited-style-name="Visited_20_Internet_20_Link"><text:span text:style-name="T230">#412</text:span></text:a><text:span text:style-name="T230"> Error al marcar múltiples anotacions per a reprocessar</text:span></text:p>
        </text:list-item>
      </text:list>
      <text:p text:style-name="P290"/>
      <text:p text:style-name="P117">Base de dades:<text:span text:style-name="T5"> </text:span></text:p>
      <text:list xml:id="list1374993619" text:style-name="L87">
        <text:list-item>
          <text:p text:style-name="P915">Sense canvis</text:p>
        </text:list-item>
      </text:list>
      <text:p text:style-name="P117"/>
      <text:p text:style-name="P58"><text:span text:style-name="T6">Propietats globals</text:span>: </text:p>
      <text:list xml:id="list3739690065" text:style-name="L88">
        <text:list-item>
          <text:p text:style-name="P820">S<text:span text:style-name="T254">ense canvis</text:span></text:p>
        </text:list-item>
      </text:list>
      <text:p text:style-name="P467"/>
      <text:list xml:id="list123413683929030" text:continue-list="list123413486417851" text:style-name="Outline">
        <text:list-item>
          <text:list>
            <text:list-header>
              <text:h text:style-name="P688" text:outline-level="2" text:is-list-header="true"><text:bookmark-start text:name="__RefHeading___Toc94619_1143039690"/><text:span text:style-name="T158">Versió 0.9.</text:span><text:span text:style-name="T80">4</text:span><text:span text:style-name="T113">0</text:span><text:span text:style-name="T115">.</text:span><text:span text:style-name="T117">2</text:span><text:span text:style-name="T81"> </text:span><text:span text:style-name="T116">R</text:span><text:span text:style-name="T117">evisió de la descàrrega de documentació .zip</text:span><text:bookmark-end text:name="__RefHeading___Toc94619_1143039690"/></text:h>
            </text:list-header>
          </text:list>
        </text:list-item>
      </text:list>
      <text:p text:style-name="P343">Data: <text:span text:style-name="T256">0</text:span><text:span text:style-name="T257">9</text:span>/<text:span text:style-name="T244">03</text:span>/202<text:span text:style-name="T251">2 </text:span><text:span text:style-name="T257">09</text:span><text:span text:style-name="T251">:00h</text:span></text:p>
      <text:p text:style-name="P343"/>
      <text:p text:style-name="P162">Resum: Revisió de la petició de descàrrega de la documentació .zip per millorar el temps de generació i descàrrega.</text:p>
      <text:p text:style-name="P343"/>
      <text:p text:style-name="P550">Millores incloses:</text:p>
      <text:list xml:id="list123413434781302" text:continue-list="list123413606821248" text:style-name="L77">
        <text:list-item>
          <text:p text:style-name="P920">Cap</text:p>
        </text:list-item>
      </text:list>
      <text:p text:style-name="P509"><text:soft-page-break/>Errors resolts:</text:p>
      <text:p text:style-name="P418"/>
      <text:list xml:id="list1238678408" text:style-name="L89">
        <text:list-item>
          <text:p text:style-name="P835"><text:a xlink:type="simple" xlink:href="https://github.com/GovernIB/distribucio/issues/428" text:style-name="Internet_20_link" text:visited-style-name="Visited_20_Internet_20_Link">#428</text:a><text:span text:style-name="T256"> </text:span>Revisar el rendiment en la descàrrega del ZIP del justificant i els annexos</text:p>
        </text:list-item>
      </text:list>
      <text:p text:style-name="P291"/>
      <text:p text:style-name="P118">Base de dades:<text:span text:style-name="T5"> </text:span></text:p>
      <text:list xml:id="list123413204149308" text:continue-list="list1026297823" text:style-name="L81">
        <text:list-item>
          <text:p text:style-name="P855">distribucio_update_0.9.<text:span text:style-name="T258">40.2</text:span>.sql (Oracle)</text:p>
        </text:list-item>
      </text:list>
      <table:table table:name="Table12" table:style-name="Table12">
        <table:table-column table:style-name="Table12.A"/>
        <table:table-row table:style-name="TableLine635640368">
          <table:table-cell table:style-name="Table12.A1" office:value-type="string">
            <text:p text:style-name="P209"/>
            <text:p text:style-name="P390">-- #428 Revisar el rendiment en la descàrrega del ZIP del justificant i els annexos</text:p>
            <text:p text:style-name="P424"><text:span text:style-name="T31">Insert </text:span><text:span text:style-name="T66">into</text:span><text:span text:style-name="T31"> DIS_CONFIG (</text:span><text:span text:style-name="T66">KEY</text:span><text:span text:style-name="T31">,</text:span><text:span text:style-name="T66">VALUE</text:span><text:span text:style-name="T31">,DESCRIPTION,GROUP_CODE,POSITION,JBOSS_PROPERTY,TYPE_CODE,LASTMODIFIEDBY_CODI,LASTMODIFIEDDATE) </text:span><text:span text:style-name="T66">values</text:span><text:span text:style-name="T31"> (</text:span><text:span text:style-name="T170">'es.caib.distribucio.contingut.generacio.zip.num.threads'</text:span><text:span text:style-name="T31">,</text:span><text:span text:style-name="T152">null</text:span><text:span text:style-name="T31">,</text:span><text:span text:style-name="T170">'Número de threads màxim per a la consulta y generació del .zip de documentació (per defecte 3)'</text:span><text:span text:style-name="T31">,</text:span><text:span text:style-name="T170">'GENERAL'</text:span><text:span text:style-name="T31">,</text:span><text:span text:style-name="T170">'14'</text:span><text:span text:style-name="T31">,</text:span><text:span text:style-name="T170">'0'</text:span><text:span text:style-name="T31">,</text:span><text:span text:style-name="T170">'INT'</text:span><text:span text:style-name="T31">,</text:span><text:span text:style-name="T152">null</text:span><text:span text:style-name="T31">,</text:span><text:span text:style-name="T152">null</text:span><text:span text:style-name="T31">);</text:span></text:p>
            <text:p text:style-name="P430"/>
            <text:p text:style-name="P218"/>
          </table:table-cell>
        </table:table-row>
      </table:table>
      <text:p text:style-name="P543"/>
      <text:p text:style-name="P119"/>
      <text:p text:style-name="P59"><text:span text:style-name="T6">Propietats globals</text:span>: </text:p>
      <text:list xml:id="list659981807" text:style-name="L90">
        <text:list-item>
          <text:p text:style-name="P875"><text:span text:style-name="T22">S'ha afegit una nova propietat configurable per </text:span><text:span text:style-name="T24">determinar el número de threads màxim en la consulta i generació per la descàrrega del .zip de documentació de l'anotació. Si lla propietat no s'informa o es posa a null per defecte són 3 threads i com a mínim 1.</text:span></text:p>
        </text:list-item>
      </text:list>
      <table:table table:name="Table14" table:style-name="Table14">
        <table:table-column table:style-name="Table14.A"/>
        <table:table-row table:style-name="TableLine635639216">
          <table:table-cell table:style-name="Table14.A1" office:value-type="string">
            <text:p text:style-name="P243"># ################### #</text:p>
            <text:p text:style-name="P247"># PROPERTIES AFEGIDES #</text:p>
            <text:p text:style-name="P247"># ################### #</text:p>
            <text:p text:style-name="P603"/>
            <text:p text:style-name="P247">#428 Revisar el rendiment en la descàrrega del ZIP del justificant i els annexos</text:p>
            <text:p text:style-name="P603"/>
            <text:p text:style-name="P247"># Número de threads màxim per a la consulta y generació del .zip de documentació (per defecte 3)</text:p>
            <text:p text:style-name="P226">es.caib.distribucio.contingut.generacio.zip.num.threads=</text:p>
          </table:table-cell>
        </table:table-row>
      </table:table>
      <text:p text:style-name="P576"/>
      <text:p text:style-name="P576"/>
      <text:p text:style-name="P576"/>
      <text:list xml:id="list123413040449020" text:continue-list="list123413683929030" text:style-name="Outline">
        <text:list-item>
          <text:list>
            <text:list-header>
              <text:h text:style-name="P689" text:outline-level="2" text:is-list-header="true"><text:bookmark-start text:name="__RefHeading___Toc167334_2409209563"/><text:span text:style-name="T158">Versió 0.9.</text:span><text:span text:style-name="T80">4</text:span><text:span text:style-name="T118">1</text:span><text:span text:style-name="T81"> </text:span><text:span text:style-name="T118">-</text:span><text:span text:style-name="T119"> Millores en funcionalitats</text:span><text:bookmark-end text:name="__RefHeading___Toc167334_2409209563"/></text:h>
            </text:list-header>
          </text:list>
        </text:list-item>
      </text:list>
      <text:p text:style-name="P344">Data: <text:span text:style-name="T262">22</text:span>/<text:span text:style-name="T244">03</text:span>/202<text:span text:style-name="T251">2 </text:span><text:span text:style-name="T259">1</text:span><text:span text:style-name="T262">3</text:span><text:span text:style-name="T251">:00h</text:span></text:p>
      <text:p text:style-name="P344"/>
      <text:p text:style-name="P163">Resum: <text:span text:style-name="T261">S'ha afegit una propietat per desactivar la tasca de guardar annexos pendents a l'Arxiu, una opció per guardar-los sense esperar a la tasca. Les regles es poden filtrar per codi SIA i veure els esdeveniments amb backoffices al monitor d'integracions. També es pot descarregar el document original a més de l'imprimible.</text:span></text:p>
      <text:p text:style-name="P344"/>
      <text:p text:style-name="P551">Millores incloses:</text:p>
      <text:list xml:id="list123414255963799" text:continue-list="list123413434781302" text:style-name="L77">
        <text:list-item>
          <text:p text:style-name="P921"><text:a xlink:type="simple" xlink:href="https://github.com/GovernIB/distribucio/issues/419" text:style-name="Internet_20_link" text:visited-style-name="Visited_20_Internet_20_Link">#419</text:a><text:span text:style-name="T259"> </text:span>Nova propietat per definir rangs de temps d'inactivitat de reintents de custòdia de documents</text:p>
        </text:list-item>
        <text:list-item>
          <text:p text:style-name="P921"><text:a xlink:type="simple" xlink:href="https://github.com/GovernIB/distribucio/issues/415" text:style-name="Internet_20_link" text:visited-style-name="Visited_20_Internet_20_Link">#415</text:a><text:span text:style-name="T259"> </text:span>Permetre guardar manualment an<text:span text:style-name="T261">n</text:span>exes d'una anotació pendent</text:p>
        </text:list-item>
        <text:list-item>
          <text:p text:style-name="P921"><text:a xlink:type="simple" xlink:href="https://github.com/GovernIB/distribucio/issues/420" text:style-name="Internet_20_link" text:visited-style-name="Visited_20_Internet_20_Link">#420</text:a><text:span text:style-name="T259"> </text:span>Afegir codi SIA al cercador de regles</text:p>
        </text:list-item>
        <text:list-item>
          <text:p text:style-name="P921"><text:soft-page-break/><text:a xlink:type="simple" xlink:href="https://github.com/GovernIB/distribucio/issues/414" text:style-name="Internet_20_link" text:visited-style-name="Visited_20_Internet_20_Link">#414</text:a><text:span text:style-name="T259"> </text:span>Afegir monitor d'enviaments de callbacks als backoffices en el monitor d'integracions</text:p>
        </text:list-item>
        <text:list-item>
          <text:p text:style-name="P921"><text:a xlink:type="simple" xlink:href="https://github.com/GovernIB/distribucio/issues/413" text:style-name="Internet_20_link" text:visited-style-name="Visited_20_Internet_20_Link">#413</text:a><text:span text:style-name="T259"> </text:span>Tancar la finestra de proce<text:span text:style-name="T260">s</text:span>sament<text:span text:style-name="T260"> </text:span>/<text:span text:style-name="T260"> </text:span>reenviament d'anotacions en massa automàticament si no hi ha errors.</text:p>
        </text:list-item>
        <text:list-item>
          <text:p text:style-name="P921"><text:a xlink:type="simple" xlink:href="https://github.com/GovernIB/distribucio/issues/396" text:style-name="Internet_20_link" text:visited-style-name="Visited_20_Internet_20_Link">#396</text:a><text:span text:style-name="T259"> </text:span>Afegir al costat del botó de descarrega dels annexes, un botó per anar a la pàgina del<text:span text:style-name="T259"> </text:span><text:span text:style-name="T260">ConCSV </text:span><text:s/>per a perm<text:span text:style-name="T260">e</text:span>t<text:span text:style-name="T260">re</text:span> descarregar l'original</text:p>
        </text:list-item>
        <text:list-item>
          <text:p text:style-name="P921"><text:a xlink:type="simple" xlink:href="https://github.com/GovernIB/distribucio/issues/405" text:style-name="Internet_20_link" text:visited-style-name="Visited_20_Internet_20_Link">#405</text:a><text:span text:style-name="T259"> </text:span>Posar per defecte el monitor d'integracions en el perfil superusuari</text:p>
        </text:list-item>
        <text:list-item>
          <text:p text:style-name="P921"><text:a xlink:type="simple" xlink:href="https://github.com/GovernIB/distribucio/issues/411" text:style-name="Internet_20_link" text:visited-style-name="Visited_20_Internet_20_Link">#411</text:a><text:span text:style-name="T259"> </text:span>Permetre configurar una adreça de correu electrònic alternativa en el perfil de l'usuari</text:p>
        </text:list-item>
      </text:list>
      <text:p text:style-name="P510">Errors resolts:</text:p>
      <text:p text:style-name="P419"/>
      <text:list xml:id="list2324560748" text:style-name="L91">
        <text:list-item>
          <text:p text:style-name="P836"><text:a xlink:type="simple" xlink:href="https://github.com/GovernIB/distribucio/issues/430" text:style-name="Internet_20_link" text:visited-style-name="Visited_20_Internet_20_Link">#430</text:a><text:span text:style-name="T259"> </text:span>Caller unauthorized intenta<text:span text:style-name="T260">nt</text:span> enviar una anotació a RIPEA</text:p>
        </text:list-item>
        <text:list-item>
          <text:p text:style-name="P836"><text:a xlink:type="simple" xlink:href="https://github.com/GovernIB/distribucio/issues/417" text:style-name="Internet_20_link" text:visited-style-name="Visited_20_Internet_20_Link">#417</text:a><text:span text:style-name="T259"> </text:span><text:span text:style-name="T260">Entrant la </text:span>la <text:span text:style-name="T260">URL</text:span> del detall d'una anotació com administrador dóna un 404</text:p>
        </text:list-item>
      </text:list>
      <text:p text:style-name="P292"/>
      <text:p text:style-name="P120">Base de dades:<text:span text:style-name="T5"> </text:span></text:p>
      <text:list xml:id="list3637781955" text:style-name="L92">
        <text:list-item>
          <text:p text:style-name="P856">distribucio_update_0.9.<text:span text:style-name="T258">4</text:span><text:span text:style-name="T260">1</text:span>.sql (Oracle)</text:p>
        </text:list-item>
      </text:list>
      <table:table table:name="Table15" table:style-name="Table15">
        <table:table-column table:style-name="Table15.A"/>
        <table:table-row table:style-name="TableLine635638352">
          <table:table-cell table:style-name="Table15.A1" office:value-type="string">
            <text:p text:style-name="P391">-- #411 Permetre configurar una adreça de correu electrònic alternativa en el perfil de l'usuari</text:p>
            <text:p text:style-name="P210"><text:span text:style-name="T68">ALTER</text:span> <text:span text:style-name="T68">TABLE</text:span> DIS_USUARI</text:p>
            <text:p text:style-name="P424"><text:span text:style-name="T66">ADD</text:span><text:span text:style-name="T31"> (</text:span></text:p>
            <text:p text:style-name="P424"><text:span text:style-name="T31"><text:s text:c="4"/>EMAIL_ALTERNATIU VARCHAR2(200 </text:span><text:span text:style-name="T66">CHAR</text:span><text:span text:style-name="T31">) </text:span></text:p>
            <text:p text:style-name="P203">);</text:p>
            <text:p text:style-name="P210"/>
            <text:p text:style-name="P391">-- #419 Nova propietat per definir rangs de temps d'inactivitat de reintents de custòdia de documents</text:p>
            <text:p text:style-name="P598"/>
            <text:p text:style-name="P424"><text:span text:style-name="T31">Insert </text:span><text:span text:style-name="T66">into</text:span><text:span text:style-name="T31"> DIS_CONFIG (</text:span><text:span text:style-name="T66">KEY</text:span><text:span text:style-name="T31">,</text:span><text:span text:style-name="T66">VALUE</text:span><text:span text:style-name="T31">,DESCRIPTION,GROUP_CODE,POSITION,JBOSS_PROPERTY,TYPE_CODE,LASTMODIFIEDBY_CODI,LASTMODIFIEDDATE) </text:span><text:span text:style-name="T66">values</text:span><text:span text:style-name="T31"> (</text:span><text:span text:style-name="T170">'es.caib.distribucio.tasca.guardar.annexos.innectivitat.cron'</text:span><text:span text:style-name="T31">,</text:span><text:span text:style-name="T152">null</text:span><text:span text:style-name="T31">,</text:span><text:span text:style-name="T170">'Expressió ''cron'' per definir opcionalment un període d''innactivitat'</text:span><text:span text:style-name="T31">,</text:span><text:span text:style-name="T170">'SCHEDULLED_ARXIU'</text:span><text:span text:style-name="T31">,</text:span><text:span text:style-name="T170">'4'</text:span><text:span text:style-name="T31">,</text:span><text:span text:style-name="T170">'0'</text:span><text:span text:style-name="T31">,</text:span><text:span text:style-name="T170">'CRON'</text:span><text:span text:style-name="T31">,</text:span><text:span text:style-name="T152">null</text:span><text:span text:style-name="T31">,</text:span><text:span text:style-name="T152">null</text:span><text:span text:style-name="T31">);</text:span></text:p>
            <text:p text:style-name="P420"/>
            <text:p text:style-name="P219"/>
          </table:table-cell>
        </table:table-row>
      </table:table>
      <text:p text:style-name="P544"/>
      <text:p text:style-name="P120"/>
      <text:p text:style-name="P60"><text:span text:style-name="T6">Propietats globals</text:span>: </text:p>
      <text:p text:style-name="P60"/>
      <text:list xml:id="list2986808170" text:style-name="L93">
        <text:list-item>
          <text:p text:style-name="P876"><text:span text:style-name="T22">S'ha afegit una nova propietat </text:span><text:span text:style-name="T25">opcional per definir un període d'inactivitat de la tasca en segon pla que guarda annexos pendents a l'Arxiu. Per defecte pot ser nul·la i no és obligatòria.</text:span></text:p>
        </text:list-item>
      </text:list>
      <table:table table:name="Table16" table:style-name="Table16">
        <table:table-column table:style-name="Table16.A"/>
        <table:table-row table:style-name="TableLine635637488">
          <table:table-cell table:style-name="Table16.A1" office:value-type="string">
            <text:p text:style-name="P244"># ################### #</text:p>
            <text:p text:style-name="P250"># PROPERTIES AFEGIDES #</text:p>
            <text:p text:style-name="P250"># ################### #</text:p>
            <text:p text:style-name="P604"/>
            <text:p text:style-name="P250">#419 Nova propietat per definir rangs de temps d'inactivitat de reintents de custòdia de documents</text:p>
            <text:p text:style-name="P603"/>
            <text:p text:style-name="P247"># Expressió 'cron' per definir opcionalment un període d'innactivitat a la tasca de guardar annexos a l'Axiu</text:p>
            <text:p text:style-name="P230">es.caib.distribucio.tasca.guardar.annexos.innectivitat.cron=</text:p>
          </table:table-cell>
        </table:table-row>
      </table:table>
      <text:p text:style-name="P577"/>
      <text:p text:style-name="P577"><text:soft-page-break/></text:p>
      <text:list xml:id="list123413091492116" text:continue-list="list123413040449020" text:style-name="Outline">
        <text:list-item>
          <text:list>
            <text:list-header>
              <text:h text:style-name="P690" text:outline-level="2" text:is-list-header="true"><text:bookmark-start text:name="__RefHeading___Toc263258_3767406981"/><text:span text:style-name="T158">Versió 0.9.</text:span><text:span text:style-name="T80">4</text:span><text:span text:style-name="T120">2</text:span><text:span text:style-name="T81"> </text:span><text:span text:style-name="T118">-</text:span><text:span text:style-name="T119"> </text:span><text:span text:style-name="T121">API REST de dades obertes, creació de regles i monitor d'integració persistit</text:span><text:bookmark-end text:name="__RefHeading___Toc263258_3767406981"/></text:h>
            </text:list-header>
          </text:list>
        </text:list-item>
      </text:list>
      <text:p text:style-name="P345">Data: <text:span text:style-name="T273">18</text:span>/<text:span text:style-name="T244">0</text:span><text:span text:style-name="T271">5</text:span>/202<text:span text:style-name="T251">2 </text:span><text:span text:style-name="T272">1</text:span><text:span text:style-name="T273">2</text:span><text:span text:style-name="T251">:00h</text:span></text:p>
      <text:p text:style-name="P345"/>
      <text:p text:style-name="P164">Resum: <text:span text:style-name="T269">Nova API REST de dades Obertes, API REST de creació de regles, monitor d'integracions persistit, actualització manual d'usuari. Revisió de la cua de backoffices. Altres millores i correccions menors.</text:span></text:p>
      <text:p text:style-name="P345"/>
      <text:p text:style-name="P552">Millores incloses:</text:p>
      <text:list xml:id="list123412810024565" text:continue-list="list123414255963799" text:style-name="L77">
        <text:list-item>
          <text:p text:style-name="P922"><text:a xlink:type="simple" xlink:href="https://github.com/GovernIB/distribucio/issues/322" text:style-name="Internet_20_link" text:visited-style-name="Visited_20_Internet_20_Link"><text:span text:style-name="T263">#322</text:span></text:a><text:span text:style-name="T266"> </text:span>Actualitzar documentació</text:p>
        </text:list-item>
        <text:list-item>
          <text:p text:style-name="P922"><text:a xlink:type="simple" xlink:href="https://github.com/GovernIB/distribucio/issues/423" text:style-name="Internet_20_link" text:visited-style-name="Visited_20_Internet_20_Link">#423</text:a><text:span text:style-name="T266"> </text:span>Millorar el monitor d'integracions</text:p>
        </text:list-item>
        <text:list-item>
          <text:p text:style-name="P923"><text:a xlink:type="simple" xlink:href="https://github.com/GovernIB/distribucio/issues/426" text:style-name="Internet_20_link" text:visited-style-name="Visited_20_Internet_20_Link">#426</text:a><text:span text:style-name="T263"> </text:span>Afegir l'acció d'enviar per correu electrònic dins el detall de les anotacions</text:p>
        </text:list-item>
        <text:list-item>
          <text:p text:style-name="P923"><text:a xlink:type="simple" xlink:href="https://github.com/GovernIB/distribucio/issues/425" text:style-name="Internet_20_link" text:visited-style-name="Visited_20_Internet_20_Link">#425</text:a><text:span text:style-name="T263"> </text:span>Afegir codi de l'entorn en els missatges de correu</text:p>
        </text:list-item>
        <text:list-item>
          <text:p text:style-name="P924"><text:a xlink:type="simple" xlink:href="https://github.com/GovernIB/distribucio/issues/416" text:style-name="Internet_20_link" text:visited-style-name="Visited_20_Internet_20_Link">#416</text:a><text:span text:style-name="T264"> </text:span>Crear regles de forma automàtica quan s'afegeixin procediments en RIPEA</text:p>
        </text:list-item>
        <text:list-item>
          <text:p text:style-name="P925"><text:a xlink:type="simple" xlink:href="https://github.com/GovernIB/distribucio/issues/442" text:style-name="Internet_20_link" text:visited-style-name="Visited_20_Internet_20_Link">#442</text:a><text:span text:style-name="T265"> </text:span>Actualitzar la versió del plugin de pluginsib-validatesignature</text:p>
        </text:list-item>
        <text:list-item>
          <text:p text:style-name="P926"><text:a xlink:type="simple" xlink:href="https://github.com/GovernIB/distribucio/issues/214" text:style-name="Internet_20_link" text:visited-style-name="Visited_20_Internet_20_Link">#214</text:a><text:span text:style-name="T268"> </text:span>Implementar API REST de consulta per explotar dades per tercers</text:p>
        </text:list-item>
        <text:list-item>
          <text:p text:style-name="P926"><text:a xlink:type="simple" xlink:href="https://github.com/GovernIB/distribucio/issues/424" text:style-name="Internet_20_link" text:visited-style-name="Visited_20_Internet_20_Link">#424</text:a><text:span text:style-name="T268"> </text:span>No permetre reenviar a la bústia principal de l'entitat</text:p>
        </text:list-item>
        <text:list-item>
          <text:p text:style-name="P926"><text:a xlink:type="simple" xlink:href="https://github.com/GovernIB/distribucio/issues/398" text:style-name="Internet_20_link" text:visited-style-name="Visited_20_Internet_20_Link">#398</text:a><text:span text:style-name="T268"> </text:span>Separar la secció plugins de l'aplicació de les propietats de configuració</text:p>
        </text:list-item>
      </text:list>
      <text:p text:style-name="P511">Errors resolts:</text:p>
      <text:list xml:id="list2330562868" text:style-name="L94">
        <text:list-item>
          <text:p text:style-name="P837"><text:a xlink:type="simple" xlink:href="https://github.com/GovernIB/distribucio/issues/445" text:style-name="Internet_20_link" text:visited-style-name="Visited_20_Internet_20_Link">#445</text:a><text:span text:style-name="T266"> </text:span>Revisar la coa d'enviaments de callbacks </text:p>
        </text:list-item>
        <text:list-item>
          <text:p text:style-name="P838"><text:a xlink:type="simple" xlink:href="https://github.com/GovernIB/distribucio/issues/432" text:style-name="Internet_20_link" text:visited-style-name="Visited_20_Internet_20_Link">#432</text:a><text:span text:style-name="T264"> </text:span>Permetre generar ZIP encara que hi hagi annexos no custodiats dins l'arxiu</text:p>
        </text:list-item>
        <text:list-item>
          <text:p text:style-name="P839"><text:a xlink:type="simple" xlink:href="https://github.com/GovernIB/distribucio/issues/440" text:style-name="Internet_20_link" text:visited-style-name="Visited_20_Internet_20_Link">#440</text:a><text:span text:style-name="T267"> Error </text:span>404 <text:span text:style-name="T267">processant una anotació pendent d'enviar al backoffice amb perfil administrador</text:span></text:p>
        </text:list-item>
        <text:list-item>
          <text:p text:style-name="P927"><text:a xlink:type="simple" xlink:href="https://github.com/GovernIB/distribucio/issues/454" text:style-name="Internet_20_link" text:visited-style-name="Visited_20_Internet_20_Link">#454</text:a> Revisar per què es queden penjades les tasques d'intentar guardar els annexos a l'Arxiu.</text:p>
        </text:list-item>
      </text:list>
      <text:p text:style-name="P293"/>
      <text:p text:style-name="P121">Base de dades:<text:span text:style-name="T5"> </text:span></text:p>
      <text:list xml:id="list54098310" text:style-name="L95">
        <text:list-item>
          <text:p text:style-name="P857">distribucio_update_0.9.<text:span text:style-name="T258">4</text:span><text:span text:style-name="T270">2</text:span>.sql (Oracle)</text:p>
        </text:list-item>
      </text:list>
      <table:table table:name="Table17" table:style-name="Table17">
        <table:table-column table:style-name="Table17.A"/>
        <table:table-row table:style-name="TableLine635636336">
          <table:table-cell table:style-name="Table17.A1" office:value-type="string">
            <text:p text:style-name="P392">-- #423 Millorar el monitor d'integracions </text:p>
            <text:p text:style-name="P384">-- Creació de les taules pel monitor i els paràmetres</text:p>
            <text:p text:style-name="P598"/>
            <text:p text:style-name="P424"><text:span text:style-name="T66">CREATE</text:span><text:span text:style-name="T31"> </text:span><text:span text:style-name="T66">TABLE</text:span><text:span text:style-name="T31"> DIS_MON_INT</text:span></text:p>
            <text:p text:style-name="P203">(<text:tab/></text:p>
            <text:p text:style-name="P424"><text:span text:style-name="T31"><text:s text:c="3"/><text:tab/>ID<text:tab/><text:tab/><text:tab/><text:tab/><text:tab/>NUMBER(19,0) <text:tab/><text:tab/></text:span><text:span text:style-name="T66">NOT</text:span><text:span text:style-name="T31"> </text:span><text:span text:style-name="T152">NULL</text:span><text:span text:style-name="T31">,</text:span></text:p>
            <text:p text:style-name="P424"><text:span text:style-name="T31"><text:tab/>CODI <text:tab/><text:tab/><text:tab/><text:tab/>VARCHAR2(64 </text:span><text:span text:style-name="T66">CHAR</text:span><text:span text:style-name="T31">) <text:tab/></text:span><text:span text:style-name="T66">NOT</text:span><text:span text:style-name="T31"> </text:span><text:span text:style-name="T152">NULL</text:span><text:span text:style-name="T31">, </text:span></text:p>
            <text:p text:style-name="P424"><text:span text:style-name="T31"><text:tab/>DATA <text:tab/><text:tab/><text:tab/><text:tab/></text:span><text:span text:style-name="T66">TIMESTAMP</text:span><text:span text:style-name="T31"> (6), </text:span></text:p>
            <text:p text:style-name="P424"><text:span text:style-name="T31"><text:tab/>DESCRIPCIO <text:tab/><text:tab/><text:tab/>VARCHAR2(1024 </text:span><text:span text:style-name="T66">CHAR</text:span><text:span text:style-name="T31">), </text:span></text:p>
            <text:p text:style-name="P424"><text:span text:style-name="T31"><text:tab/>TIPUS <text:tab/><text:tab/><text:tab/><text:tab/>VARCHAR2(10 </text:span><text:span text:style-name="T66">CHAR</text:span><text:span text:style-name="T31">), </text:span></text:p>
            <text:p text:style-name="P203"><text:tab/>TEMPS_RESPOSTA<text:tab/><text:tab/>NUMBER(19,0), </text:p>
            <text:p text:style-name="P424"><text:span text:style-name="T31"><text:tab/>ESTAT<text:tab/><text:tab/><text:tab/><text:tab/>VARCHAR2(5 </text:span><text:span text:style-name="T66">CHAR</text:span><text:span text:style-name="T31">),</text:span></text:p>
            <text:p text:style-name="P424"><text:span text:style-name="T31"><text:tab/>CODI_USUARI<text:tab/><text:tab/><text:tab/>VARCHAR2(64 </text:span><text:span text:style-name="T66">CHAR</text:span><text:span text:style-name="T31">),</text:span></text:p>
            <text:p text:style-name="P424"><text:span text:style-name="T31"><text:tab/>ERROR_DESCRIPCIO<text:tab/>VARCHAR2(1024 </text:span><text:span text:style-name="T66">CHAR</text:span><text:span text:style-name="T31">),</text:span></text:p>
            <text:p text:style-name="P424"><text:span text:style-name="T31"><text:tab/>EXCEPCIO_MSG<text:tab/><text:tab/>VARCHAR2(1024 </text:span><text:span text:style-name="T66">CHAR</text:span><text:span text:style-name="T31">),</text:span></text:p>
            <text:p text:style-name="P424"><text:span text:style-name="T31"><text:tab/>EXCEPCIO_STACKTRACE<text:tab/>VARCHAR2(2048 </text:span><text:span text:style-name="T66">CHAR</text:span><text:span text:style-name="T31">)</text:span></text:p>
            <text:p text:style-name="P203">);</text:p>
            <text:p text:style-name="P598"/>
            <text:p text:style-name="P424"><text:soft-page-break/><text:span text:style-name="T66">ALTER</text:span><text:span text:style-name="T31"> </text:span><text:span text:style-name="T66">TABLE</text:span><text:span text:style-name="T31"> DIS_MON_INT </text:span><text:span text:style-name="T66">ADD</text:span><text:span text:style-name="T31"> (</text:span></text:p>
            <text:p text:style-name="P424"><text:span text:style-name="T31"><text:s text:c="2"/></text:span><text:span text:style-name="T66">CONSTRAINT</text:span><text:span text:style-name="T31"> DIS_MON_INT_PK </text:span><text:span text:style-name="T66">PRIMARY</text:span><text:span text:style-name="T31"> </text:span><text:span text:style-name="T66">KEY</text:span><text:span text:style-name="T31"> (ID));</text:span></text:p>
            <text:p text:style-name="P203"><text:s text:c="2"/></text:p>
            <text:p text:style-name="P598"/>
            <text:p text:style-name="P598"/>
            <text:p text:style-name="P424"><text:span text:style-name="T31">GRANT </text:span><text:span text:style-name="T66">SELECT</text:span><text:span text:style-name="T31">, </text:span><text:span text:style-name="T66">UPDATE</text:span><text:span text:style-name="T31">, </text:span><text:span text:style-name="T66">INSERT</text:span><text:span text:style-name="T31">, </text:span><text:span text:style-name="T66">DELETE</text:span><text:span text:style-name="T31"> </text:span><text:span text:style-name="T66">ON</text:span><text:span text:style-name="T31"> DIS_MON_INT TO WWW_DISTRIBUCIO;</text:span></text:p>
            <text:p text:style-name="P598"/>
            <text:p text:style-name="P598"/>
            <text:p text:style-name="P424"><text:span text:style-name="T66">CREATE</text:span><text:span text:style-name="T31"> </text:span><text:span text:style-name="T66">TABLE</text:span><text:span text:style-name="T31"> DIS_MON_INT_PARAM</text:span></text:p>
            <text:p text:style-name="P203">(<text:tab/></text:p>
            <text:p text:style-name="P424"><text:span text:style-name="T31"><text:s text:c="3"/><text:tab/>ID<text:tab/><text:tab/><text:tab/><text:tab/><text:tab/>NUMBER(19,0) <text:tab/><text:tab/><text:tab/></text:span><text:span text:style-name="T66">NOT</text:span><text:span text:style-name="T31"> </text:span><text:span text:style-name="T152">NULL</text:span><text:span text:style-name="T31">, </text:span></text:p>
            <text:p text:style-name="P424"><text:span text:style-name="T31"><text:s text:c="3"/><text:tab/>MON_INT_ID<text:tab/><text:tab/><text:tab/>NUMBER(19)<text:tab/><text:tab/><text:tab/><text:tab/></text:span><text:span text:style-name="T66">NOT</text:span><text:span text:style-name="T31"> </text:span><text:span text:style-name="T152">NULL</text:span><text:span text:style-name="T31">,</text:span></text:p>
            <text:p text:style-name="P424"><text:span text:style-name="T31"><text:tab/>NOM<text:tab/><text:tab/> <text:tab/><text:tab/><text:tab/>VARCHAR2(64 </text:span><text:span text:style-name="T66">CHAR</text:span><text:span text:style-name="T31">) <text:tab/><text:tab/></text:span><text:span text:style-name="T66">NOT</text:span><text:span text:style-name="T31"> </text:span><text:span text:style-name="T152">NULL</text:span><text:span text:style-name="T31">,</text:span></text:p>
            <text:p text:style-name="P424"><text:span text:style-name="T31"><text:tab/>DESCRIPCIO <text:tab/><text:tab/><text:tab/>VARCHAR2(1024 </text:span><text:span text:style-name="T66">CHAR</text:span><text:span text:style-name="T31">)</text:span></text:p>
            <text:p text:style-name="P203">);</text:p>
            <text:p text:style-name="P598"/>
            <text:p text:style-name="P424"><text:span text:style-name="T66">ALTER</text:span><text:span text:style-name="T31"> </text:span><text:span text:style-name="T66">TABLE</text:span><text:span text:style-name="T31"> DIS_MON_INT_PARAM </text:span><text:span text:style-name="T66">ADD</text:span><text:span text:style-name="T31"> (</text:span></text:p>
            <text:p text:style-name="P424"><text:span text:style-name="T31"><text:s text:c="2"/></text:span><text:span text:style-name="T66">CONSTRAINT</text:span><text:span text:style-name="T31"> DIS_MON_INT_PARAM_PK </text:span><text:span text:style-name="T66">PRIMARY</text:span><text:span text:style-name="T31"> </text:span><text:span text:style-name="T66">KEY</text:span><text:span text:style-name="T31"> (ID));</text:span></text:p>
            <text:p text:style-name="P598"/>
            <text:p text:style-name="P424"><text:span text:style-name="T66">ALTER</text:span><text:span text:style-name="T31"> </text:span><text:span text:style-name="T66">TABLE</text:span><text:span text:style-name="T31"> DIS_MON_INT_PARAM </text:span><text:span text:style-name="T66">ADD</text:span><text:span text:style-name="T31"> </text:span><text:span text:style-name="T66">CONSTRAINT</text:span><text:span text:style-name="T31"> DIS_MONINTPARAM_MONINT_FK </text:span></text:p>
            <text:p text:style-name="P424"><text:span text:style-name="T31"><text:tab/></text:span><text:span text:style-name="T66">FOREIGN</text:span><text:span text:style-name="T31"> </text:span><text:span text:style-name="T66">KEY</text:span><text:span text:style-name="T31"> (MON_INT_ID) </text:span><text:span text:style-name="T66">REFERENCES</text:span><text:span text:style-name="T31"> DIS_MON_INT(ID);</text:span></text:p>
            <text:p text:style-name="P598"/>
            <text:p text:style-name="P424"><text:span text:style-name="T31">GRANT </text:span><text:span text:style-name="T66">SELECT</text:span><text:span text:style-name="T31">, </text:span><text:span text:style-name="T66">UPDATE</text:span><text:span text:style-name="T31">, </text:span><text:span text:style-name="T66">INSERT</text:span><text:span text:style-name="T31">, </text:span><text:span text:style-name="T66">DELETE</text:span><text:span text:style-name="T31"> </text:span><text:span text:style-name="T66">ON</text:span><text:span text:style-name="T31"> DIS_MON_INT_PARAM TO WWW_DISTRIBUCIO;</text:span></text:p>
            <text:p text:style-name="P598"/>
            <text:p text:style-name="P384">-- Insereix la propietat per la nova tasca periòdica.</text:p>
            <text:p text:style-name="P424"><text:span text:style-name="T31">Insert </text:span><text:span text:style-name="T66">into</text:span><text:span text:style-name="T31"> DIS_CONFIG_GROUP (CODE,PARENT_CODE,POSITION,DESCRIPTION) </text:span><text:span text:style-name="T66">values</text:span><text:span text:style-name="T31"> (</text:span><text:span text:style-name="T170">'SCHEDULLED_MON_INT'</text:span><text:span text:style-name="T31">,</text:span><text:span text:style-name="T170">'SCHEDULLED'</text:span><text:span text:style-name="T31">,</text:span><text:span text:style-name="T170">'20'</text:span><text:span text:style-name="T31">,</text:span><text:span text:style-name="T170">'Tasca periòdica d''esborrat de dades antigues del Monitor d''Integracions'</text:span><text:span text:style-name="T31">);</text:span></text:p>
            <text:p text:style-name="P424"><text:span text:style-name="T31">Insert </text:span><text:span text:style-name="T66">into</text:span><text:span text:style-name="T31"> DIS_CONFIG (</text:span><text:span text:style-name="T66">KEY</text:span><text:span text:style-name="T31">,</text:span><text:span text:style-name="T66">VALUE</text:span><text:span text:style-name="T31">,DESCRIPTION,GROUP_CODE,POSITION,JBOSS_PROPERTY,TYPE_CODE) </text:span><text:span text:style-name="T66">values</text:span><text:span text:style-name="T31"> (</text:span><text:span text:style-name="T170">'es.caib.distribucio.tasca.monitor.integracio.esborrar.antics.periode'</text:span><text:span text:style-name="T31">, </text:span><text:span text:style-name="T170">'3600000'</text:span><text:span text:style-name="T31">, </text:span><text:span text:style-name="T170">'Iterval de temps entre les execucions de la tasca (ms). Per defecte 3600000 ms'</text:span><text:span text:style-name="T31">, </text:span><text:span text:style-name="T170">'SCHEDULLED_MON_INT'</text:span><text:span text:style-name="T31">, 0, 0, </text:span><text:span text:style-name="T170">'INT'</text:span><text:span text:style-name="T31">);</text:span></text:p>
            <text:p text:style-name="P424"><text:span text:style-name="T31">Insert </text:span><text:span text:style-name="T66">into</text:span><text:span text:style-name="T31"> DIS_CONFIG (</text:span><text:span text:style-name="T66">KEY</text:span><text:span text:style-name="T31">,</text:span><text:span text:style-name="T66">VALUE</text:span><text:span text:style-name="T31">,DESCRIPTION,GROUP_CODE,POSITION,JBOSS_PROPERTY,TYPE_CODE) </text:span><text:span text:style-name="T66">values</text:span><text:span text:style-name="T31"> (</text:span><text:span text:style-name="T170">'es.caib.distribucio.tasca.monitor.integracio.esborrar.antics.dies'</text:span><text:span text:style-name="T31">, </text:span><text:span text:style-name="T170">'30'</text:span><text:span text:style-name="T31">, </text:span><text:span text:style-name="T170">'Dies màxim d''antigitat per guardar registres. Per defecte 30 dies.'</text:span><text:span text:style-name="T31">, </text:span><text:span text:style-name="T170">'SCHEDULLED_MON_INT'</text:span><text:span text:style-name="T31">, 1, 0, </text:span><text:span text:style-name="T170">'INT'</text:span><text:span text:style-name="T31">);</text:span></text:p>
            <text:p text:style-name="P598"/>
            <text:p text:style-name="P384">-- #425 Afegeix l'entorn a l'assumpte del correu enviat</text:p>
            <text:p text:style-name="P598"/>
            <text:p text:style-name="P424"><text:span text:style-name="T31">Insert </text:span><text:span text:style-name="T66">into</text:span><text:span text:style-name="T31"> DIS_CONFIG (</text:span><text:span text:style-name="T66">KEY</text:span><text:span text:style-name="T31">,</text:span><text:span text:style-name="T66">VALUE</text:span><text:span text:style-name="T31">,DESCRIPTION,GROUP_CODE,POSITION,JBOSS_PROPERTY,TYPE_CODE,LASTMODIFIEDBY_CODI,LASTMODIFIEDDATE) </text:span><text:span text:style-name="T66">values</text:span><text:span text:style-name="T31"> (</text:span><text:span text:style-name="T170">'es.caib.distribucio.default.user.entorn'</text:span><text:span text:style-name="T31">,</text:span><text:span text:style-name="T152">null</text:span><text:span text:style-name="T31">,</text:span><text:span text:style-name="T170">'Entorn on es troba l''aplicació'</text:span><text:span text:style-name="T31">,</text:span><text:span text:style-name="T170">'GENERAL'</text:span><text:span text:style-name="T31">,</text:span><text:span text:style-name="T170">'15'</text:span><text:span text:style-name="T31">,</text:span><text:span text:style-name="T170">'0'</text:span><text:span text:style-name="T31">,</text:span><text:span text:style-name="T170">'TEXT'</text:span><text:span text:style-name="T31">,</text:span><text:span text:style-name="T152">null</text:span><text:span text:style-name="T31">,</text:span><text:span text:style-name="T152">null</text:span><text:span text:style-name="T31">);</text:span></text:p>
            <text:p text:style-name="P598"/>
            <text:p text:style-name="P384">-- #398 Separar la secció plugins de l'aplicació de les propietats de configuració </text:p>
            <text:p text:style-name="P203"><text:s/></text:p>
            <text:p text:style-name="P424"><text:span text:style-name="T66">DELETE</text:span><text:span text:style-name="T31"> </text:span><text:span text:style-name="T66">FROM</text:span><text:span text:style-name="T31"> DIS_CONFIG_GROUP </text:span><text:span text:style-name="T66">WHERE</text:span><text:span text:style-name="T31"> CODE </text:span><text:span text:style-name="T66">LIKE</text:span><text:span text:style-name="T31"> </text:span><text:span text:style-name="T170">'PLUGINS'</text:span><text:span text:style-name="T31">;</text:span></text:p>
            <text:p text:style-name="P424"><text:span text:style-name="T66">UPDATE</text:span><text:span text:style-name="T31"> DIS_CONFIG_GROUP </text:span><text:span text:style-name="T66">SET</text:span><text:span text:style-name="T31"> PARENT_CODE = </text:span><text:span text:style-name="T152">NULL</text:span><text:span text:style-name="T31">, POSITION = 3 </text:span><text:span text:style-name="T66">WHERE</text:span><text:span text:style-name="T31"> CODE </text:span><text:span text:style-name="T66">LIKE</text:span><text:span text:style-name="T31"> </text:span><text:span text:style-name="T170">'ARXIU'</text:span><text:span text:style-name="T31">;</text:span></text:p>
            <text:p text:style-name="P424"><text:span text:style-name="T66">UPDATE</text:span><text:span text:style-name="T31"> DIS_CONFIG_GROUP </text:span><text:span text:style-name="T66">SET</text:span><text:span text:style-name="T31"> PARENT_CODE = </text:span><text:span text:style-name="T152">NULL</text:span><text:span text:style-name="T31">, POSITION = 4 </text:span><text:span text:style-name="T66">WHERE</text:span><text:span text:style-name="T31"> CODE </text:span><text:span text:style-name="T66">LIKE</text:span><text:span text:style-name="T31"> </text:span><text:span text:style-name="T170">'UNITATS'</text:span><text:span text:style-name="T31">;</text:span></text:p>
            <text:p text:style-name="P424"><text:span text:style-name="T66">UPDATE</text:span><text:span text:style-name="T31"> DIS_CONFIG_GROUP </text:span><text:span text:style-name="T66">SET</text:span><text:span text:style-name="T31"> PARENT_CODE = </text:span><text:span text:style-name="T152">NULL</text:span><text:span text:style-name="T31">, POSITION = 5 </text:span><text:span text:style-name="T66">WHERE</text:span><text:span text:style-name="T31"> CODE </text:span><text:span text:style-name="T66">LIKE</text:span><text:span text:style-name="T31"> </text:span><text:span text:style-name="T170">'GES_DOC'</text:span><text:span text:style-name="T31">;</text:span></text:p>
            <text:p text:style-name="P424"><text:span text:style-name="T66">UPDATE</text:span><text:span text:style-name="T31"> DIS_CONFIG_GROUP </text:span><text:span text:style-name="T66">SET</text:span><text:span text:style-name="T31"> PARENT_CODE = </text:span><text:span text:style-name="T152">NULL</text:span><text:span text:style-name="T31">, POSITION = 6 </text:span><text:span text:style-name="T66">WHERE</text:span><text:span text:style-name="T31"> CODE </text:span><text:span text:style-name="T66">LIKE</text:span><text:span text:style-name="T31"> </text:span><text:span text:style-name="T170">'USUARIS'</text:span><text:span text:style-name="T31">;</text:span></text:p>
            <text:p text:style-name="P432"><text:soft-page-break/><text:span text:style-name="T66">UPDATE</text:span><text:span text:style-name="T31"> DIS_CONFIG_GROUP </text:span><text:span text:style-name="T66">SET</text:span><text:span text:style-name="T31"> PARENT_CODE = </text:span><text:span text:style-name="T152">NULL</text:span><text:span text:style-name="T31">, POSITION = 7 </text:span><text:span text:style-name="T66">WHERE</text:span><text:span text:style-name="T31"> CODE </text:span><text:span text:style-name="T66">LIKE</text:span><text:span text:style-name="T31"> </text:span><text:span text:style-name="T170">'DISTRIBUCIO'</text:span><text:span text:style-name="T31">;</text:span></text:p>
            <text:p text:style-name="P424"><text:span text:style-name="T66">UPDATE</text:span><text:span text:style-name="T31"> DIS_CONFIG_GROUP </text:span><text:span text:style-name="T66">SET</text:span><text:span text:style-name="T31"> PARENT_CODE = </text:span><text:span text:style-name="T152">NULL</text:span><text:span text:style-name="T31">, POSITION = 8 </text:span><text:span text:style-name="T66">WHERE</text:span><text:span text:style-name="T31"> CODE </text:span><text:span text:style-name="T66">LIKE</text:span><text:span text:style-name="T31"> </text:span><text:span text:style-name="T170">'PROCEDIMENTS'</text:span><text:span text:style-name="T31">;</text:span></text:p>
            <text:p text:style-name="P424"><text:span text:style-name="T66">UPDATE</text:span><text:span text:style-name="T31"> DIS_CONFIG_GROUP </text:span><text:span text:style-name="T66">SET</text:span><text:span text:style-name="T31"> PARENT_CODE = </text:span><text:span text:style-name="T152">NULL</text:span><text:span text:style-name="T31">, POSITION = 9 </text:span><text:span text:style-name="T66">WHERE</text:span><text:span text:style-name="T31"> CODE </text:span><text:span text:style-name="T66">LIKE</text:span><text:span text:style-name="T31"> </text:span><text:span text:style-name="T170">'DADES_EXTERNES'</text:span><text:span text:style-name="T31">;</text:span></text:p>
            <text:p text:style-name="P424"><text:span text:style-name="T66">UPDATE</text:span><text:span text:style-name="T31"> DIS_CONFIG_GROUP </text:span><text:span text:style-name="T66">SET</text:span><text:span text:style-name="T31"> PARENT_CODE = </text:span><text:span text:style-name="T152">NULL</text:span><text:span text:style-name="T31">, POSITION = 10 </text:span><text:span text:style-name="T66">WHERE</text:span><text:span text:style-name="T31"> CODE </text:span><text:span text:style-name="T66">LIKE</text:span><text:span text:style-name="T31"> </text:span><text:span text:style-name="T170">'SIGNATURA'</text:span><text:span text:style-name="T31">;</text:span></text:p>
            <text:p text:style-name="P424"><text:span text:style-name="T66">UPDATE</text:span><text:span text:style-name="T31"> DIS_CONFIG_GROUP </text:span><text:span text:style-name="T66">SET</text:span><text:span text:style-name="T31"> PARENT_CODE = </text:span><text:span text:style-name="T152">NULL</text:span><text:span text:style-name="T31">, POSITION = 11 </text:span><text:span text:style-name="T66">WHERE</text:span><text:span text:style-name="T31"> CODE </text:span><text:span text:style-name="T66">LIKE</text:span><text:span text:style-name="T31"> </text:span><text:span text:style-name="T170">'VALID_SIGN'</text:span><text:span text:style-name="T31">;</text:span></text:p>
            <text:p text:style-name="P211"/>
            <text:p text:style-name="P392">-- #424 No permetre reenviar registres a la bustia principal</text:p>
            <text:p text:style-name="P424"><text:span text:style-name="T31">Insert </text:span><text:span text:style-name="T66">into</text:span><text:span text:style-name="T31"> DIS_CONFIG (</text:span><text:span text:style-name="T66">KEY</text:span><text:span text:style-name="T31">,</text:span><text:span text:style-name="T66">VALUE</text:span><text:span text:style-name="T31">,DESCRIPTION,GROUP_CODE,POSITION,JBOSS_PROPERTY,TYPE_CODE,LASTMODIFIEDBY_CODI,LASTMODIFIEDDATE) </text:span><text:span text:style-name="T66">values</text:span><text:span text:style-name="T31"> (</text:span><text:span text:style-name="T170">'</text:span><text:span text:style-name="T173">es.caib.distribucio.no.permetre.reenviar.bustia.default.entitat</text:span><text:span text:style-name="T170">'</text:span><text:span text:style-name="T31">,</text:span><text:span text:style-name="T152">null</text:span><text:span text:style-name="T31">,</text:span><text:span text:style-name="T170">'Marcar per no permetre reenviar anotacions a la bústia per defecte de l''entitat'</text:span><text:span text:style-name="T31">,</text:span><text:span text:style-name="T170">'GENERAL'</text:span><text:span text:style-name="T31">,</text:span><text:span text:style-name="T170">'11'</text:span><text:span text:style-name="T31">,</text:span><text:span text:style-name="T170">'0'</text:span><text:span text:style-name="T31">,</text:span><text:span text:style-name="T170">'BOOL'</text:span><text:span text:style-name="T31">,</text:span><text:span text:style-name="T152">null</text:span><text:span text:style-name="T31">,</text:span><text:span text:style-name="T152">null</text:span><text:span text:style-name="T31">);</text:span></text:p>
            <text:p text:style-name="P431"/>
            <text:p text:style-name="P220"/>
          </table:table-cell>
        </table:table-row>
      </table:table>
      <text:p text:style-name="P545"/>
      <text:p text:style-name="P121"/>
      <text:p text:style-name="P61"><text:span text:style-name="T6">Propietats globals</text:span>: </text:p>
      <text:p text:style-name="P61"/>
      <text:list xml:id="list3201324765" text:style-name="L96">
        <text:list-item>
          <text:p text:style-name="P877"><text:span text:style-name="T22">S'ha afegit una nova propietat </text:span><text:span text:style-name="T25">opcional per definir </text:span><text:span text:style-name="T26">opcionalment el codi de l'entorn per posar-ho a l'assumpte dels emails que s'envien des de Distribucio.</text:span></text:p>
        </text:list-item>
        <text:list-item>
          <text:p text:style-name="P928"><text:span text:style-name="T25">S</text:span><text:span text:style-name="T21">'han afegit propietats per configurar la tasca periòdica d'esborrat de dades del monitor dintegració.</text:span></text:p>
        </text:list-item>
        <text:list-item>
          <text:p text:style-name="P824">S'ha afegit una nova propietat opcional per indicar si permetre o no reenviar anotacions a la bústia principal de l'enitat.</text:p>
        </text:list-item>
      </text:list>
      <table:table table:name="Table18" table:style-name="Table18">
        <table:table-column table:style-name="Table18.A"/>
        <table:table-row table:style-name="TableLine635634320">
          <table:table-cell table:style-name="Table18.A1" office:value-type="string">
            <text:p text:style-name="P245"># ################### #</text:p>
            <text:p text:style-name="P241"># PROPERTIES AFEGIDES #</text:p>
            <text:p text:style-name="P241"># ################### #</text:p>
            <text:p text:style-name="P598"/>
            <text:p text:style-name="P424"><text:span text:style-name="T50">#425 </text:span><text:span text:style-name="T54">Afegir</text:span><text:span text:style-name="T50"> l'entorn on </text:span><text:span text:style-name="T54">es</text:span><text:span text:style-name="T50"> </text:span><text:span text:style-name="T54">troba</text:span><text:span text:style-name="T50"> l'aplicació a l'assumpte </text:span><text:span text:style-name="T54">del</text:span><text:span text:style-name="T50"> </text:span><text:span text:style-name="T54">correu</text:span></text:p>
            <text:p text:style-name="P598"/>
            <text:p text:style-name="P424"><text:span text:style-name="T50"># </text:span><text:span text:style-name="T54">Entorn</text:span><text:span text:style-name="T50"> on </text:span><text:span text:style-name="T54">es</text:span><text:span text:style-name="T50"> </text:span><text:span text:style-name="T54">troba</text:span><text:span text:style-name="T50"> l'aplicació</text:span></text:p>
            <text:p text:style-name="P203">es.caib.distribucio.default.user.entorn=</text:p>
            <text:p text:style-name="P598"/>
            <text:p text:style-name="P424"><text:span text:style-name="T50">#423 </text:span><text:span text:style-name="T54">Millorar</text:span><text:span text:style-name="T50"> el monitor d'integracions </text:span></text:p>
            <text:p text:style-name="P598"/>
            <text:p text:style-name="P424"><text:span text:style-name="T50">#</text:span><text:span text:style-name="T54">Iterval</text:span><text:span text:style-name="T50"> </text:span><text:span text:style-name="T54">de</text:span><text:span text:style-name="T50"> </text:span><text:span text:style-name="T54">temps</text:span><text:span text:style-name="T50"> </text:span><text:span text:style-name="T54">entre</text:span><text:span text:style-name="T50"> </text:span><text:span text:style-name="T54">les</text:span><text:span text:style-name="T50"> </text:span><text:span text:style-name="T54">execucions</text:span><text:span text:style-name="T50"> </text:span><text:span text:style-name="T54">de</text:span><text:span text:style-name="T50"> </text:span><text:span text:style-name="T54">la</text:span><text:span text:style-name="T50"> </text:span><text:span text:style-name="T54">tasca</text:span><text:span text:style-name="T50"> (</text:span><text:span text:style-name="T54">ms</text:span><text:span text:style-name="T50">). Per </text:span><text:span text:style-name="T54">defecte</text:span><text:span text:style-name="T50"> 3600000 </text:span><text:span text:style-name="T54">ms</text:span></text:p>
            <text:p text:style-name="P424"><text:span text:style-name="T31">es.caib.distribucio.tasca.monitor.integracio.esborrar.antics.periode=</text:span><text:span text:style-name="T38">3600000</text:span></text:p>
            <text:p text:style-name="P598"/>
            <text:p text:style-name="P424"><text:span text:style-name="T50">#Dies </text:span><text:span text:style-name="T54">màxim</text:span><text:span text:style-name="T50"> d'antigitat per </text:span><text:span text:style-name="T54">guardar</text:span><text:span text:style-name="T50"> </text:span><text:span text:style-name="T54">registres</text:span><text:span text:style-name="T50">. Per </text:span><text:span text:style-name="T54">defecte</text:span><text:span text:style-name="T50"> 30 dies.</text:span></text:p>
            <text:p text:style-name="P424"><text:span text:style-name="T31">es.caib.distribucio.tasca.monitor.integracio.esborrar.antics.dies=</text:span><text:span text:style-name="T38">30</text:span></text:p>
            <text:p text:style-name="P384"/>
            <text:p text:style-name="P424"><text:span text:style-name="T50">#424 No </text:span><text:span text:style-name="T54">permetre</text:span><text:span text:style-name="T50"> </text:span><text:span text:style-name="T54">reenviar</text:span><text:span text:style-name="T50"> </text:span><text:span text:style-name="T54">registres</text:span><text:span text:style-name="T50"> a </text:span><text:span text:style-name="T54">la</text:span><text:span text:style-name="T50"> </text:span><text:span text:style-name="T54">bustia</text:span><text:span text:style-name="T50"> principal</text:span></text:p>
            <text:p text:style-name="P424"><text:span text:style-name="T31">es.caib.distribucio.no.permetre.reenviar.bustia.default.entitat=</text:span><text:span text:style-name="T38">false</text:span></text:p>
            <text:p text:style-name="P581"/>
            <text:p text:style-name="P227"/>
          </table:table-cell>
        </table:table-row>
      </table:table>
      <text:p text:style-name="P578"/>
      <text:p text:style-name="P578"/>
      <text:list xml:id="list123413487187334" text:continue-list="list123413091492116" text:style-name="Outline">
        <text:list-item>
          <text:list>
            <text:list-header>
              <text:h text:style-name="P691" text:outline-level="2" text:is-list-header="true"><text:bookmark-start text:name="__RefHeading___Toc104629_767525243"/><text:soft-page-break/><text:span text:style-name="T158">Versió 0.9.</text:span><text:span text:style-name="T80">4</text:span><text:span text:style-name="T122">2</text:span><text:span text:style-name="T115">.1</text:span><text:span text:style-name="T81"> </text:span><text:span text:style-name="T122">Canvi per poder guardar anotacions pendents d'Arxiu</text:span><text:bookmark-end text:name="__RefHeading___Toc104629_767525243"/></text:h>
            </text:list-header>
          </text:list>
        </text:list-item>
      </text:list>
      <text:p text:style-name="P346">Data: <text:span text:style-name="T274">26</text:span>/<text:span text:style-name="T244">0</text:span><text:span text:style-name="T274">5</text:span>/202<text:span text:style-name="T251">2 1</text:span><text:span text:style-name="T274">7</text:span><text:span text:style-name="T251">:00h</text:span></text:p>
      <text:p text:style-name="P346"/>
      <text:p text:style-name="P165">Resum: <text:span text:style-name="T274">Canvi per poder persistir a l'Arxiu anotacions que no s'han guardat a l'Arxiu però que no estan amb l'estat de pendent d'Arxiu. L'acció es pot fer des de la pestanya d'annexos del detall de l'anotació per administradors o amb l'opció massiva de reintentar processament per administradors.</text:span></text:p>
      <text:p text:style-name="P346"/>
      <text:p text:style-name="P553">Millores incloses:</text:p>
      <text:list xml:id="list123414422455439" text:continue-list="list123412810024565" text:style-name="L77">
        <text:list-item>
          <text:p text:style-name="P929"><text:a xlink:type="simple" xlink:href="https://github.com/GovernIB/distribucio/issues/459" text:style-name="Internet_20_link" text:visited-style-name="Visited_20_Internet_20_Link">#459</text:a> Processar desat d'annexos a l'Arxiu sense dependre de l'estat </text:p>
        </text:list-item>
      </text:list>
      <text:p text:style-name="P512">Errors resolts:</text:p>
      <text:p text:style-name="P421"/>
      <text:list xml:id="list778443762" text:style-name="L97">
        <text:list-item>
          <text:p text:style-name="P933">Cap</text:p>
        </text:list-item>
      </text:list>
      <text:p text:style-name="P294"/>
      <text:p text:style-name="P122">Base de dades:<text:span text:style-name="T5"> </text:span></text:p>
      <text:list xml:id="list3000576765" text:style-name="L98">
        <text:list-item>
          <text:p text:style-name="P916">Sense canvis</text:p>
        </text:list-item>
      </text:list>
      <text:p text:style-name="P122"/>
      <text:p text:style-name="P62"><text:span text:style-name="T6">Propietats globals</text:span>: </text:p>
      <text:list xml:id="list2928891494" text:style-name="L99">
        <text:list-item>
          <text:p text:style-name="P821">S<text:span text:style-name="T254">ense canvis</text:span></text:p>
        </text:list-item>
      </text:list>
      <text:p text:style-name="P468"/>
      <text:p text:style-name="P468"/>
      <text:list xml:id="list123413031738595" text:continue-list="list123413487187334" text:style-name="Outline">
        <text:list-item>
          <text:list>
            <text:list-header>
              <text:h text:style-name="P692" text:outline-level="2" text:is-list-header="true"><text:bookmark-start text:name="__RefHeading___Toc76854_849673795"/><text:span text:style-name="T158">Versió 0.9.</text:span><text:span text:style-name="T80">4</text:span><text:span text:style-name="T123">3 </text:span><text:span text:style-name="T124">Propietats multi entitat, validació de firmes de documents, exportació de dades CSV</text:span><text:span text:style-name="T125">, documents invàlids com a esborranys i nova API REST per backoffices</text:span><text:bookmark-end text:name="__RefHeading___Toc76854_849673795"/></text:h>
            </text:list-header>
          </text:list>
        </text:list-item>
      </text:list>
      <text:p text:style-name="P347">Data: <text:span text:style-name="T279"><text:s/></text:span><text:span text:style-name="T284">21</text:span>/<text:span text:style-name="T244">0</text:span><text:span text:style-name="T279">7</text:span>/202<text:span text:style-name="T251">2 </text:span><text:span text:style-name="T282">1</text:span><text:span text:style-name="T284">2</text:span><text:span text:style-name="T251">:</text:span><text:span text:style-name="T278">0</text:span><text:span text:style-name="T251">0h</text:span></text:p>
      <text:p text:style-name="P347"/>
      <text:p text:style-name="P166">Resum: <text:span text:style-name="T275">Millores com la configuració multi entitat, la detecció de firmes invàlides d'annexos o l'exportació CSV de la cerca d'anotacions. </text:span><text:span text:style-name="T280">Guardat d'annexos amb firmes invàlides o formats no reconeguts com a esborranys a l'Arxiu. Nova API REST per backoffices. </text:span><text:span text:style-name="T275">Correccions d'errors diversos.</text:span></text:p>
      <text:p text:style-name="P166"/>
      <text:p text:style-name="P584">Nova versió de la llibreria d'utilitats per a backoffices versió 0.9.43 que usa el nou client de backoffice API REST.</text:p>
      <text:p text:style-name="P347"/>
      <text:p text:style-name="P554">Millores incloses:</text:p>
      <text:list xml:id="list123412618595085" text:continue-list="list123414422455439" text:style-name="L77">
        <text:list-item>
          <text:p text:style-name="P930"><text:a xlink:type="simple" xlink:href="https://github.com/GovernIB/distribucio/issues/418" text:style-name="Internet_20_link" text:visited-style-name="Visited_20_Internet_20_Link">#418</text:a><text:span text:style-name="T276"> </text:span>Propietats configurables a nivell d'entitat</text:p>
        </text:list-item>
        <text:list-item>
          <text:p text:style-name="P930"><text:a xlink:type="simple" xlink:href="https://github.com/GovernIB/distribucio/issues/463" text:style-name="Internet_20_link" text:visited-style-name="Visited_20_Internet_20_Link">#463</text:a><text:span text:style-name="T276"> </text:span>Posar annexos amb firma no vàlida com a esborrany a l'arxiu</text:p>
        </text:list-item>
        <text:list-item>
          <text:p text:style-name="P930"><text:a xlink:type="simple" xlink:href="https://github.com/GovernIB/distribucio/issues/459" text:style-name="Internet_20_link" text:visited-style-name="Visited_20_Internet_20_Link">#459</text:a><text:span text:style-name="T276"> </text:span>Processar desat d'annexos a l'Arxiu sense dependre de l'estat</text:p>
        </text:list-item>
        <text:list-item>
          <text:p text:style-name="P930"><text:a xlink:type="simple" xlink:href="https://github.com/GovernIB/distribucio/issues/465" text:style-name="Internet_20_link" text:visited-style-name="Visited_20_Internet_20_Link">#465</text:a><text:span text:style-name="T276"> </text:span>Reintentar processament d'anotacions amb estat "Processada al backoffice amb errors"</text:p>
        </text:list-item>
        <text:list-item>
          <text:p text:style-name="P931"><text:a xlink:type="simple" xlink:href="https://github.com/GovernIB/distribucio/issues/472" text:style-name="Internet_20_link" text:visited-style-name="Visited_20_Internet_20_Link">#472</text:a><text:span text:style-name="T281"> </text:span>Crear API REST per canvi i consulta d'anotacions amb informació de annexos invàlids, modificar la llibreria d'utilitats</text:p>
        </text:list-item>
        <text:list-item>
          <text:p text:style-name="P930"><text:soft-page-break/><text:a xlink:type="simple" xlink:href="https://github.com/GovernIB/distribucio/issues/450" text:style-name="Internet_20_link" text:visited-style-name="Visited_20_Internet_20_Link">#450</text:a><text:span text:style-name="T276"> </text:span>Modificar el missatge al reenviar a un backoffice</text:p>
        </text:list-item>
        <text:list-item>
          <text:p text:style-name="P930"><text:a xlink:type="simple" xlink:href="https://github.com/GovernIB/distribucio/issues/446" text:style-name="Internet_20_link" text:visited-style-name="Visited_20_Internet_20_Link">#446</text:a><text:span text:style-name="T276"> </text:span>Permetre reiniciar les tasques de guardar annexes des de l'aplicació</text:p>
        </text:list-item>
        <text:list-item>
          <text:p text:style-name="P930"><text:a xlink:type="simple" xlink:href="https://github.com/GovernIB/distribucio/issues/431" text:style-name="Internet_20_link" text:visited-style-name="Visited_20_Internet_20_Link">#431</text:a><text:span text:style-name="T276"> </text:span>Tornar a executar el filtre de cerca després de tancar finestra de enviaments</text:p>
        </text:list-item>
        <text:list-item>
          <text:p text:style-name="P930"><text:a xlink:type="simple" xlink:href="https://github.com/GovernIB/distribucio/issues/434" text:style-name="Internet_20_link" text:visited-style-name="Visited_20_Internet_20_Link">#434</text:a><text:span text:style-name="T276"> </text:span>Canviar el nom de la versió imprimible dels annexes a NOM_ORIGINAL_imprimible</text:p>
        </text:list-item>
        <text:list-item>
          <text:p text:style-name="P930"><text:a xlink:type="simple" xlink:href="https://github.com/GovernIB/distribucio/issues/444" text:style-name="Internet_20_link" text:visited-style-name="Visited_20_Internet_20_Link">#444</text:a><text:span text:style-name="T276"> </text:span>Afegir exportador CSV de la informació de les anotacions d'una bústia</text:p>
        </text:list-item>
        <text:list-item>
          <text:p text:style-name="P932"><text:a xlink:type="simple" xlink:href="https://github.com/GovernIB/distribucio/issues/484" text:style-name="Internet_20_link" text:visited-style-name="Visited_20_Internet_20_Link">#484</text:a><text:span text:style-name="T283"> Guardar sempre com a esborrany si no es pot guardar com a definitiu.</text:span></text:p>
        </text:list-item>
        <text:list-item>
          <text:p text:style-name="P932"><text:s/></text:p>
        </text:list-item>
      </text:list>
      <text:p text:style-name="P513">Errors resolts:</text:p>
      <text:p text:style-name="P422"/>
      <text:list xml:id="list2451281593" text:style-name="L100">
        <text:list-item>
          <text:p text:style-name="P934"><text:a xlink:type="simple" xlink:href="https://github.com/GovernIB/distribucio/issues/466" text:style-name="Internet_20_link" text:visited-style-name="Visited_20_Internet_20_Link">#466</text:a><text:span text:style-name="T276"> </text:span>401 Unauthorized en l'autenticació a l'API</text:p>
        </text:list-item>
        <text:list-item>
          <text:p text:style-name="P934"><text:a xlink:type="simple" xlink:href="https://github.com/GovernIB/distribucio/issues/443" text:style-name="Internet_20_link" text:visited-style-name="Visited_20_Internet_20_Link">#443</text:a><text:span text:style-name="T276"> </text:span>Afegir nou perfil d'administrador de només lectura</text:p>
        </text:list-item>
        <text:list-item>
          <text:p text:style-name="P934"><text:a xlink:type="simple" xlink:href="https://github.com/GovernIB/distribucio/issues/460" text:style-name="Internet_20_link" text:visited-style-name="Visited_20_Internet_20_Link">#460</text:a><text:span text:style-name="T276"> </text:span>Corregir el reprocessament massiu per a que si una anotació és correcta que aparegui en verd amb un missatge adequat</text:p>
        </text:list-item>
        <text:list-item>
          <text:p text:style-name="P934"><text:a xlink:type="simple" xlink:href="https://github.com/GovernIB/distribucio/issues/456" text:style-name="Internet_20_link" text:visited-style-name="Visited_20_Internet_20_Link">#456</text:a><text:span text:style-name="T276"> </text:span>Si una regla no està activa pareix que s'executa</text:p>
        </text:list-item>
        <text:list-item>
          <text:p text:style-name="P934"><text:a xlink:type="simple" xlink:href="https://github.com/GovernIB/distribucio/issues/439" text:style-name="Internet_20_link" text:visited-style-name="Visited_20_Internet_20_Link">#439</text:a><text:span text:style-name="T276"> </text:span>Revisar que l'acció "classificar" aparegui en l'històric d'accions</text:p>
        </text:list-item>
        <text:list-item>
          <text:p text:style-name="P934"><text:a xlink:type="simple" xlink:href="https://github.com/GovernIB/distribucio/issues/441" text:style-name="Internet_20_link" text:visited-style-name="Visited_20_Internet_20_Link">#441</text:a><text:span text:style-name="T276"> </text:span>Error consultant anotació des de backoffice si està duplicada</text:p>
        </text:list-item>
        <text:list-item>
          <text:p text:style-name="P934"><text:a xlink:type="simple" xlink:href="https://github.com/GovernIB/distribucio/issues/443" text:style-name="Internet_20_link" text:visited-style-name="Visited_20_Internet_20_Link">#433</text:a><text:span text:style-name="T276"> </text:span>Error al esborrar una bústia seleccionada com a favorita</text:p>
        </text:list-item>
        <text:list-item>
          <text:p text:style-name="P934"><text:a xlink:type="simple" xlink:href="https://github.com/GovernIB/distribucio/issues/429" text:style-name="Internet_20_link" text:visited-style-name="Visited_20_Internet_20_Link">#429</text:a><text:span text:style-name="T276"> </text:span>Revisar el filtre de regles</text:p>
        </text:list-item>
        <text:list-item>
          <text:p text:style-name="P935"><text:a xlink:type="simple" xlink:href="https://github.com/GovernIB/distribucio/issues/477" text:style-name="Internet_20_link" text:visited-style-name="Visited_20_Internet_20_Link">#477</text:a><text:span text:style-name="T283"> </text:span>Revisar comprobació del tipus i perfil de firma </text:p>
        </text:list-item>
      </text:list>
      <text:p text:style-name="P295"/>
      <text:p text:style-name="P123">Base de dades:<text:span text:style-name="T5"> </text:span></text:p>
      <text:list xml:id="list123412558785688" text:continue-list="list131765942" text:style-name="L62">
        <text:list-item>
          <text:p text:style-name="P765">distribucio_update_0.9.<text:span text:style-name="T277">43</text:span>.sql<text:span text:style-name="T228"> (Oracle)</text:span></text:p>
          <text:list>
            <text:list-item>
              <text:p text:style-name="P902"><text:span text:style-name="T277">Configuració multi entitat</text:span>.</text:p>
            </text:list-item>
            <text:list-item>
              <text:p text:style-name="P949">Guardar annexos amb firma no vàlida com a esborrany.</text:p>
            </text:list-item>
          </text:list>
        </text:list-item>
      </text:list>
      <table:table table:name="Table19" table:style-name="Table19">
        <table:table-column table:style-name="Table19.A"/>
        <table:table-row table:style-name="TableLine635632880">
          <table:table-cell table:style-name="Table19.A1" office:value-type="string">
            <text:p text:style-name="P393">-- #418 Variables configurables a nivell d'entitat. </text:p>
            <text:p text:style-name="P384">-- Script per afegir una nova columna a la bbdd on es mostra per mitjà </text:p>
            <text:p text:style-name="P384">-- d'un booleà si és una propietat configurable</text:p>
            <text:p text:style-name="P598"/>
            <text:p text:style-name="P424"><text:span text:style-name="T66">ALTER</text:span><text:span text:style-name="T31"> </text:span><text:span text:style-name="T66">TABLE</text:span><text:span text:style-name="T31"> DIS_CONFIG </text:span><text:span text:style-name="T66">ADD</text:span><text:span text:style-name="T31"> ENTITAT_CODI VARCHAR2(64 </text:span><text:span text:style-name="T66">CHAR</text:span><text:span text:style-name="T31">);</text:span></text:p>
            <text:p text:style-name="P424"><text:span text:style-name="T66">ALTER</text:span><text:span text:style-name="T31"> </text:span><text:span text:style-name="T66">TABLE</text:span><text:span text:style-name="T31"> DIS_CONFIG </text:span><text:span text:style-name="T66">ADD</text:span><text:span text:style-name="T31"> CONFIGURABLE NUMBER(1) </text:span><text:span text:style-name="T66">DEFAULT</text:span><text:span text:style-name="T31"> 0;</text:span></text:p>
            <text:p text:style-name="P424"><text:span text:style-name="T66">ALTER</text:span><text:span text:style-name="T31"> </text:span><text:span text:style-name="T66">TABLE</text:span><text:span text:style-name="T31"> DIS_MON_INT </text:span><text:span text:style-name="T66">ADD</text:span><text:span text:style-name="T31"> CODI_ENTITAT VARCHAR2(64 </text:span><text:span text:style-name="T66">CHAR</text:span><text:span text:style-name="T31">);</text:span></text:p>
            <text:p text:style-name="P598"/>
            <text:p text:style-name="P424"><text:span text:style-name="T66">UPDATE</text:span><text:span text:style-name="T31"> DIS_CONFIG </text:span><text:span text:style-name="T66">SET</text:span><text:span text:style-name="T31"> CONFIGURABLE = 1 </text:span><text:span text:style-name="T66">WHERE</text:span><text:span text:style-name="T31"> </text:span><text:span text:style-name="T66">KEY</text:span><text:span text:style-name="T31"> </text:span><text:span text:style-name="T66">LIKE</text:span><text:span text:style-name="T31"> </text:span><text:span text:style-name="T170">'es.caib.distribucio.anotacions.permetre.reservar'</text:span><text:span text:style-name="T31">;</text:span></text:p>
            <text:p text:style-name="P424"><text:span text:style-name="T66">UPDATE</text:span><text:span text:style-name="T31"> DIS_CONFIG </text:span><text:span text:style-name="T66">SET</text:span><text:span text:style-name="T31"> CONFIGURABLE = 1 </text:span><text:span text:style-name="T66">WHERE</text:span><text:span text:style-name="T31"> </text:span><text:span text:style-name="T66">KEY</text:span><text:span text:style-name="T31"> </text:span><text:span text:style-name="T66">LIKE</text:span><text:span text:style-name="T31"> </text:span><text:span text:style-name="T170">'es.caib.distribucio.plugins.distribucio.fitxers.duplicar.contingut.arxiu'</text:span><text:span text:style-name="T31">;</text:span></text:p>
            <text:p text:style-name="P424"><text:span text:style-name="T66">UPDATE</text:span><text:span text:style-name="T31"> DIS_CONFIG </text:span><text:span text:style-name="T66">SET</text:span><text:span text:style-name="T31"> CONFIGURABLE = 1 </text:span><text:span text:style-name="T66">WHERE</text:span><text:span text:style-name="T31"> </text:span><text:span text:style-name="T66">KEY</text:span><text:span text:style-name="T31"> </text:span><text:span text:style-name="T66">LIKE</text:span><text:span text:style-name="T31"> </text:span><text:span text:style-name="T170">'es.caib.distribucio.contingut.reenviar.favorits'</text:span><text:span text:style-name="T31">;</text:span></text:p>
            <text:p text:style-name="P424"><text:span text:style-name="T66">UPDATE</text:span><text:span text:style-name="T31"> DIS_CONFIG </text:span><text:span text:style-name="T66">SET</text:span><text:span text:style-name="T31"> CONFIGURABLE = 1 </text:span><text:span text:style-name="T66">WHERE</text:span><text:span text:style-name="T31"> </text:span><text:span text:style-name="T66">KEY</text:span><text:span text:style-name="T31"> </text:span><text:span text:style-name="T66">LIKE</text:span><text:span text:style-name="T31"> </text:span><text:span text:style-name="T170">'es.caib.distribucio.contingut.enviar.coneixement'</text:span><text:span text:style-name="T31">;</text:span></text:p>
            <text:p text:style-name="P424"><text:span text:style-name="T66">UPDATE</text:span><text:span text:style-name="T31"> DIS_CONFIG </text:span><text:span text:style-name="T66">SET</text:span><text:span text:style-name="T31"> CONFIGURABLE = 1 </text:span><text:span text:style-name="T66">WHERE</text:span><text:span text:style-name="T31"> </text:span><text:span text:style-name="T66">KEY</text:span><text:span text:style-name="T31"> </text:span><text:span text:style-name="T66">LIKE</text:span><text:span text:style-name="T31"> </text:span><text:span text:style-name="T170">'es.caib.distribucio.contingut.reenviar.mostrar.permisos'</text:span><text:span text:style-name="T31">;</text:span></text:p>
            <text:p text:style-name="P424"><text:span text:style-name="T66">UPDATE</text:span><text:span text:style-name="T31"> DIS_CONFIG </text:span><text:span text:style-name="T66">SET</text:span><text:span text:style-name="T31"> CONFIGURABLE = 1 </text:span><text:span text:style-name="T66">WHERE</text:span><text:span text:style-name="T31"> </text:span><text:span text:style-name="T66">KEY</text:span><text:span text:style-name="T31"> </text:span><text:span text:style-name="T66">LIKE</text:span><text:span text:style-name="T31"> </text:span><text:span text:style-name="T170">'es.caib.distribucio.no.permetre.reenviar.bustia.default.entitat'</text:span><text:span text:style-name="T31">;</text:span></text:p>
            <text:p text:style-name="P424"><text:span text:style-name="T66">UPDATE</text:span><text:span text:style-name="T31"> DIS_CONFIG </text:span><text:span text:style-name="T66">SET</text:span><text:span text:style-name="T31"> CONFIGURABLE = 1 </text:span><text:span text:style-name="T66">WHERE</text:span><text:span text:style-name="T31"> </text:span><text:span text:style-name="T66">KEY</text:span><text:span text:style-name="T31"> </text:span><text:span text:style-name="T66">LIKE</text:span><text:span text:style-name="T31"> </text:span><text:span text:style-name="T170">'es.caib.distribucio.contingut.enviar.arbre.nivell'</text:span><text:span text:style-name="T31">;</text:span></text:p>
            <text:p text:style-name="P424"><text:span text:style-name="T66">UPDATE</text:span><text:span text:style-name="T31"> DIS_CONFIG </text:span><text:span text:style-name="T66">SET</text:span><text:span text:style-name="T31"> CONFIGURABLE = 1 </text:span><text:span text:style-name="T66">WHERE</text:span><text:span text:style-name="T31"> </text:span><text:span text:style-name="T66">KEY</text:span><text:span text:style-name="T31"> </text:span><text:span text:style-name="T66">LIKE</text:span><text:span text:style-name="T31"> </text:span><text:span text:style-name="T170">'es.caib.distribucio.sobreescriure.anotacions.duplicades'</text:span><text:span text:style-name="T31">;</text:span></text:p>
            <text:p text:style-name="P424"><text:span text:style-name="T66">UPDATE</text:span><text:span text:style-name="T31"> DIS_CONFIG </text:span><text:span text:style-name="T66">SET</text:span><text:span text:style-name="T31"> CONFIGURABLE = 1 </text:span><text:span text:style-name="T66">WHERE</text:span><text:span text:style-name="T31"> </text:span><text:span text:style-name="T66">KEY</text:span><text:span text:style-name="T31"> </text:span><text:span text:style-name="T66">LIKE</text:span><text:span text:style-name="T31"> </text:span><text:span text:style-name="T170">'es.caib.distribucio.concsv.base.url'</text:span><text:span text:style-name="T31">;</text:span></text:p>
            <text:p text:style-name="P424"><text:soft-page-break/><text:span text:style-name="T66">UPDATE</text:span><text:span text:style-name="T31"> DIS_CONFIG </text:span><text:span text:style-name="T66">SET</text:span><text:span text:style-name="T31"> CONFIGURABLE = 1 </text:span><text:span text:style-name="T66">WHERE</text:span><text:span text:style-name="T31"> </text:span><text:span text:style-name="T66">KEY</text:span><text:span text:style-name="T31"> </text:span><text:span text:style-name="T66">LIKE</text:span><text:span text:style-name="T31"> </text:span><text:span text:style-name="T170">'es.caib.distribucio.email.remitent'</text:span><text:span text:style-name="T31">;</text:span></text:p>
            <text:p text:style-name="P424"><text:span text:style-name="T66">UPDATE</text:span><text:span text:style-name="T31"> DIS_CONFIG </text:span><text:span text:style-name="T66">SET</text:span><text:span text:style-name="T31"> CONFIGURABLE = 1 </text:span><text:span text:style-name="T66">WHERE</text:span><text:span text:style-name="T31"> </text:span><text:span text:style-name="T66">KEY</text:span><text:span text:style-name="T31"> </text:span><text:span text:style-name="T66">LIKE</text:span><text:span text:style-name="T31"> </text:span><text:span text:style-name="T170">'es.caib.distribucio.plugin.arxiu.class'</text:span><text:span text:style-name="T31">;</text:span></text:p>
            <text:p text:style-name="P424"><text:span text:style-name="T66">UPDATE</text:span><text:span text:style-name="T31"> DIS_CONFIG </text:span><text:span text:style-name="T66">SET</text:span><text:span text:style-name="T31"> CONFIGURABLE = 1 </text:span><text:span text:style-name="T66">WHERE</text:span><text:span text:style-name="T31"> </text:span><text:span text:style-name="T66">KEY</text:span><text:span text:style-name="T31"> </text:span><text:span text:style-name="T66">LIKE</text:span><text:span text:style-name="T31"> </text:span><text:span text:style-name="T170">'es.caib.distribucio.plugin.arxiu.caib.base.url'</text:span><text:span text:style-name="T31">;</text:span></text:p>
            <text:p text:style-name="P424"><text:span text:style-name="T66">UPDATE</text:span><text:span text:style-name="T31"> DIS_CONFIG </text:span><text:span text:style-name="T66">SET</text:span><text:span text:style-name="T31"> CONFIGURABLE = 1 </text:span><text:span text:style-name="T66">WHERE</text:span><text:span text:style-name="T31"> </text:span><text:span text:style-name="T66">KEY</text:span><text:span text:style-name="T31"> </text:span><text:span text:style-name="T66">LIKE</text:span><text:span text:style-name="T31"> </text:span><text:span text:style-name="T170">'es.caib.distribucio.plugin.arxiu.caib.aplicacio.codi'</text:span><text:span text:style-name="T31">;</text:span></text:p>
            <text:p text:style-name="P424"><text:span text:style-name="T66">UPDATE</text:span><text:span text:style-name="T31"> DIS_CONFIG </text:span><text:span text:style-name="T66">SET</text:span><text:span text:style-name="T31"> CONFIGURABLE = 1 </text:span><text:span text:style-name="T66">WHERE</text:span><text:span text:style-name="T31"> </text:span><text:span text:style-name="T66">KEY</text:span><text:span text:style-name="T31"> </text:span><text:span text:style-name="T66">LIKE</text:span><text:span text:style-name="T31"> </text:span><text:span text:style-name="T170">'es.caib.distribucio.plugin.arxiu.caib.usuari'</text:span><text:span text:style-name="T31">;</text:span></text:p>
            <text:p text:style-name="P424"><text:span text:style-name="T66">UPDATE</text:span><text:span text:style-name="T31"> DIS_CONFIG </text:span><text:span text:style-name="T66">SET</text:span><text:span text:style-name="T31"> CONFIGURABLE = 1 </text:span><text:span text:style-name="T66">WHERE</text:span><text:span text:style-name="T31"> </text:span><text:span text:style-name="T66">KEY</text:span><text:span text:style-name="T31"> </text:span><text:span text:style-name="T66">LIKE</text:span><text:span text:style-name="T31"> </text:span><text:span text:style-name="T170">'es.caib.distribucio.plugin.arxiu.caib.contrasenya'</text:span><text:span text:style-name="T31">;</text:span></text:p>
            <text:p text:style-name="P424"><text:span text:style-name="T66">UPDATE</text:span><text:span text:style-name="T31"> DIS_CONFIG </text:span><text:span text:style-name="T66">SET</text:span><text:span text:style-name="T31"> CONFIGURABLE = 1 </text:span><text:span text:style-name="T66">WHERE</text:span><text:span text:style-name="T31"> </text:span><text:span text:style-name="T66">KEY</text:span><text:span text:style-name="T31"> </text:span><text:span text:style-name="T66">LIKE</text:span><text:span text:style-name="T31"> </text:span><text:span text:style-name="T170">'es.caib.distribucio.plugin.arxiu.caib.csv.definicio'</text:span><text:span text:style-name="T31">;</text:span></text:p>
            <text:p text:style-name="P424"><text:span text:style-name="T66">UPDATE</text:span><text:span text:style-name="T31"> DIS_CONFIG </text:span><text:span text:style-name="T66">SET</text:span><text:span text:style-name="T31"> CONFIGURABLE = 1 </text:span><text:span text:style-name="T66">WHERE</text:span><text:span text:style-name="T31"> </text:span><text:span text:style-name="T66">KEY</text:span><text:span text:style-name="T31"> </text:span><text:span text:style-name="T66">LIKE</text:span><text:span text:style-name="T31"> </text:span><text:span text:style-name="T170">'es.caib.distribucio.plugin.arxiu.document.versionable'</text:span><text:span text:style-name="T31">;</text:span></text:p>
            <text:p text:style-name="P424"><text:span text:style-name="T66">UPDATE</text:span><text:span text:style-name="T31"> DIS_CONFIG </text:span><text:span text:style-name="T66">SET</text:span><text:span text:style-name="T31"> CONFIGURABLE = 1 </text:span><text:span text:style-name="T66">WHERE</text:span><text:span text:style-name="T31"> </text:span><text:span text:style-name="T66">KEY</text:span><text:span text:style-name="T31"> </text:span><text:span text:style-name="T66">LIKE</text:span><text:span text:style-name="T31"> </text:span><text:span text:style-name="T170">'es.caib.distribucio.plugin.arxiu.suporta.metadades'</text:span><text:span text:style-name="T31">;</text:span></text:p>
            <text:p text:style-name="P424"><text:span text:style-name="T66">UPDATE</text:span><text:span text:style-name="T31"> DIS_CONFIG </text:span><text:span text:style-name="T66">SET</text:span><text:span text:style-name="T31"> CONFIGURABLE = 1 </text:span><text:span text:style-name="T66">WHERE</text:span><text:span text:style-name="T31"> </text:span><text:span text:style-name="T66">KEY</text:span><text:span text:style-name="T31"> </text:span><text:span text:style-name="T66">LIKE</text:span><text:span text:style-name="T31"> </text:span><text:span text:style-name="T170">'es.caib.distribucio.plugin.arxiu.csv.base.url'</text:span><text:span text:style-name="T31">;</text:span></text:p>
            <text:p text:style-name="P424"><text:span text:style-name="T66">UPDATE</text:span><text:span text:style-name="T31"> DIS_CONFIG </text:span><text:span text:style-name="T66">SET</text:span><text:span text:style-name="T31"> CONFIGURABLE = 1 </text:span><text:span text:style-name="T66">WHERE</text:span><text:span text:style-name="T31"> </text:span><text:span text:style-name="T66">KEY</text:span><text:span text:style-name="T31"> </text:span><text:span text:style-name="T66">LIKE</text:span><text:span text:style-name="T31"> </text:span><text:span text:style-name="T170">'es.caib.distribucio.plugin.arxiu.caib.timeout.connect'</text:span><text:span text:style-name="T31">;</text:span></text:p>
            <text:p text:style-name="P424"><text:span text:style-name="T66">UPDATE</text:span><text:span text:style-name="T31"> DIS_CONFIG </text:span><text:span text:style-name="T66">SET</text:span><text:span text:style-name="T31"> CONFIGURABLE = 1 </text:span><text:span text:style-name="T66">WHERE</text:span><text:span text:style-name="T31"> </text:span><text:span text:style-name="T66">KEY</text:span><text:span text:style-name="T31"> </text:span><text:span text:style-name="T66">LIKE</text:span><text:span text:style-name="T31"> </text:span><text:span text:style-name="T170">'es.caib.distribucio.plugin.arxiu.caib.timeout.read'</text:span><text:span text:style-name="T31">;</text:span></text:p>
            <text:p text:style-name="P424"><text:span text:style-name="T66">UPDATE</text:span><text:span text:style-name="T31"> DIS_CONFIG </text:span><text:span text:style-name="T66">SET</text:span><text:span text:style-name="T31"> CONFIGURABLE = 1 </text:span><text:span text:style-name="T66">WHERE</text:span><text:span text:style-name="T31"> </text:span><text:span text:style-name="T66">KEY</text:span><text:span text:style-name="T31"> </text:span><text:span text:style-name="T66">LIKE</text:span><text:span text:style-name="T31"> </text:span><text:span text:style-name="T170">'es.caib.distribucio.plugin.arxiu.caib.conversio.imprimible.url'</text:span><text:span text:style-name="T31">;</text:span></text:p>
            <text:p text:style-name="P424"><text:span text:style-name="T66">UPDATE</text:span><text:span text:style-name="T31"> DIS_CONFIG </text:span><text:span text:style-name="T66">SET</text:span><text:span text:style-name="T31"> CONFIGURABLE = 1 </text:span><text:span text:style-name="T66">WHERE</text:span><text:span text:style-name="T31"> </text:span><text:span text:style-name="T66">KEY</text:span><text:span text:style-name="T31"> </text:span><text:span text:style-name="T66">LIKE</text:span><text:span text:style-name="T31"> </text:span><text:span text:style-name="T170">'es.caib.distribucio.plugin.arxiu.caib.conversio.imprimible.usuari'</text:span><text:span text:style-name="T31">;</text:span></text:p>
            <text:p text:style-name="P424"><text:span text:style-name="T66">UPDATE</text:span><text:span text:style-name="T31"> DIS_CONFIG </text:span><text:span text:style-name="T66">SET</text:span><text:span text:style-name="T31"> CONFIGURABLE = 1 </text:span><text:span text:style-name="T66">WHERE</text:span><text:span text:style-name="T31"> </text:span><text:span text:style-name="T66">KEY</text:span><text:span text:style-name="T31"> </text:span><text:span text:style-name="T66">LIKE</text:span><text:span text:style-name="T31"> </text:span><text:span text:style-name="T170">'es.caib.distribucio.plugin.arxiu.caib.conversio.imprimible.contrasenya'</text:span><text:span text:style-name="T31">;</text:span></text:p>
            <text:p text:style-name="P424"><text:span text:style-name="T66">UPDATE</text:span><text:span text:style-name="T31"> DIS_CONFIG </text:span><text:span text:style-name="T66">SET</text:span><text:span text:style-name="T31"> CONFIGURABLE = 1 </text:span><text:span text:style-name="T66">WHERE</text:span><text:span text:style-name="T31"> </text:span><text:span text:style-name="T66">KEY</text:span><text:span text:style-name="T31"> </text:span><text:span text:style-name="T66">LIKE</text:span><text:span text:style-name="T31"> </text:span><text:span text:style-name="T170">'es.caib.distribucio.anotacions.registre.expedient.classificacio'</text:span><text:span text:style-name="T31">;</text:span></text:p>
            <text:p text:style-name="P424"><text:span text:style-name="T66">UPDATE</text:span><text:span text:style-name="T31"> DIS_CONFIG </text:span><text:span text:style-name="T66">SET</text:span><text:span text:style-name="T31"> CONFIGURABLE = 1 </text:span><text:span text:style-name="T66">WHERE</text:span><text:span text:style-name="T31"> </text:span><text:span text:style-name="T66">KEY</text:span><text:span text:style-name="T31"> </text:span><text:span text:style-name="T66">LIKE</text:span><text:span text:style-name="T31"> </text:span><text:span text:style-name="T170">'es.caib.distribucio.anotacions.registre.expedient.serie.documental'</text:span><text:span text:style-name="T31">;</text:span></text:p>
            <text:p text:style-name="P424"><text:span text:style-name="T66">UPDATE</text:span><text:span text:style-name="T31"> DIS_CONFIG </text:span><text:span text:style-name="T66">SET</text:span><text:span text:style-name="T31"> CONFIGURABLE = 1 </text:span><text:span text:style-name="T66">WHERE</text:span><text:span text:style-name="T31"> </text:span><text:span text:style-name="T66">KEY</text:span><text:span text:style-name="T31"> </text:span><text:span text:style-name="T66">LIKE</text:span><text:span text:style-name="T31"> </text:span><text:span text:style-name="T170">'es.caib.distribucio.plugin.unitats.organitzatives.class'</text:span><text:span text:style-name="T31">;</text:span></text:p>
            <text:p text:style-name="P424"><text:span text:style-name="T66">UPDATE</text:span><text:span text:style-name="T31"> DIS_CONFIG </text:span><text:span text:style-name="T66">SET</text:span><text:span text:style-name="T31"> CONFIGURABLE = 1 </text:span><text:span text:style-name="T66">WHERE</text:span><text:span text:style-name="T31"> </text:span><text:span text:style-name="T66">KEY</text:span><text:span text:style-name="T31"> </text:span><text:span text:style-name="T66">LIKE</text:span><text:span text:style-name="T31"> </text:span><text:span text:style-name="T170">'es.caib.distribucio.plugin.unitats.organitzatives.dir3.service.url'</text:span><text:span text:style-name="T31">;</text:span></text:p>
            <text:p text:style-name="P424"><text:span text:style-name="T66">UPDATE</text:span><text:span text:style-name="T31"> DIS_CONFIG </text:span><text:span text:style-name="T66">SET</text:span><text:span text:style-name="T31"> CONFIGURABLE = 1 </text:span><text:span text:style-name="T66">WHERE</text:span><text:span text:style-name="T31"> </text:span><text:span text:style-name="T66">KEY</text:span><text:span text:style-name="T31"> </text:span><text:span text:style-name="T66">LIKE</text:span><text:span text:style-name="T31"> </text:span><text:span text:style-name="T170">'es.caib.distribucio.plugin.unitats.organitzatives.dir3.service.username'</text:span><text:span text:style-name="T31">;</text:span></text:p>
            <text:p text:style-name="P424"><text:span text:style-name="T66">UPDATE</text:span><text:span text:style-name="T31"> DIS_CONFIG </text:span><text:span text:style-name="T66">SET</text:span><text:span text:style-name="T31"> CONFIGURABLE = 1 </text:span><text:span text:style-name="T66">WHERE</text:span><text:span text:style-name="T31"> </text:span><text:span text:style-name="T66">KEY</text:span><text:span text:style-name="T31"> </text:span><text:span text:style-name="T66">LIKE</text:span><text:span text:style-name="T31"> </text:span><text:span text:style-name="T170">'es.caib.distribucio.plugin.unitats.organitzatives.dir3.service.password'</text:span><text:span text:style-name="T31">;</text:span></text:p>
            <text:p text:style-name="P424"><text:span text:style-name="T66">UPDATE</text:span><text:span text:style-name="T31"> DIS_CONFIG </text:span><text:span text:style-name="T66">SET</text:span><text:span text:style-name="T31"> CONFIGURABLE = 1 </text:span><text:span text:style-name="T66">WHERE</text:span><text:span text:style-name="T31"> </text:span><text:span text:style-name="T66">KEY</text:span><text:span text:style-name="T31"> </text:span><text:span text:style-name="T66">LIKE</text:span><text:span text:style-name="T31"> </text:span><text:span text:style-name="T170">'es.caib.distribucio.plugin.unitats.organitzatives.dir3.connect.timeout'</text:span><text:span text:style-name="T31">;</text:span></text:p>
            <text:p text:style-name="P424"><text:span text:style-name="T66">UPDATE</text:span><text:span text:style-name="T31"> DIS_CONFIG </text:span><text:span text:style-name="T66">SET</text:span><text:span text:style-name="T31"> CONFIGURABLE = 1 </text:span><text:span text:style-name="T66">WHERE</text:span><text:span text:style-name="T31"> </text:span><text:span text:style-name="T66">KEY</text:span><text:span text:style-name="T31"> </text:span><text:span text:style-name="T66">LIKE</text:span><text:span text:style-name="T31"> </text:span><text:span text:style-name="T170">'es.caib.distribucio.plugin.unitats.organitzatives.dir3.request.timeout'</text:span><text:span text:style-name="T31">;</text:span></text:p>
            <text:p text:style-name="P424"><text:span text:style-name="T66">UPDATE</text:span><text:span text:style-name="T31"> DIS_CONFIG </text:span><text:span text:style-name="T66">SET</text:span><text:span text:style-name="T31"> CONFIGURABLE = 1 </text:span><text:span text:style-name="T66">WHERE</text:span><text:span text:style-name="T31"> </text:span><text:span text:style-name="T66">KEY</text:span><text:span text:style-name="T31"> </text:span><text:span text:style-name="T66">LIKE</text:span><text:span text:style-name="T31"> </text:span><text:span text:style-name="T170">'es.caib.distribucio.plugin.gesdoc.class'</text:span><text:span text:style-name="T31">;</text:span></text:p>
            <text:p text:style-name="P424"><text:span text:style-name="T66">UPDATE</text:span><text:span text:style-name="T31"> DIS_CONFIG </text:span><text:span text:style-name="T66">SET</text:span><text:span text:style-name="T31"> CONFIGURABLE = 1 </text:span><text:span text:style-name="T66">WHERE</text:span><text:span text:style-name="T31"> </text:span><text:span text:style-name="T66">KEY</text:span><text:span text:style-name="T31"> </text:span><text:span text:style-name="T66">LIKE</text:span><text:span text:style-name="T31"> </text:span><text:span text:style-name="T170">'es.caib.distribucio.plugin.gesdoc.filesystem.base.dir'</text:span><text:span text:style-name="T31">;</text:span></text:p>
            <text:p text:style-name="P424"><text:span text:style-name="T66">UPDATE</text:span><text:span text:style-name="T31"> DIS_CONFIG </text:span><text:span text:style-name="T66">SET</text:span><text:span text:style-name="T31"> CONFIGURABLE = 1 </text:span><text:span text:style-name="T66">WHERE</text:span><text:span text:style-name="T31"> </text:span><text:span text:style-name="T66">KEY</text:span><text:span text:style-name="T31"> </text:span><text:span text:style-name="T66">LIKE</text:span><text:span text:style-name="T31"> </text:span><text:span text:style-name="T170">'es.caib.distribucio.plugins.distribucio.fitxers.class'</text:span><text:span text:style-name="T31">;</text:span></text:p>
            <text:p text:style-name="P424"><text:span text:style-name="T66">UPDATE</text:span><text:span text:style-name="T31"> DIS_CONFIG </text:span><text:span text:style-name="T66">SET</text:span><text:span text:style-name="T31"> CONFIGURABLE = 1 </text:span><text:span text:style-name="T66">WHERE</text:span><text:span text:style-name="T31"> </text:span><text:span text:style-name="T66">KEY</text:span><text:span text:style-name="T31"> </text:span><text:span text:style-name="T66">LIKE</text:span><text:span text:style-name="T31"> </text:span><text:span text:style-name="T170">'es.caib.distribucio.plugin.procediment.class'</text:span><text:span text:style-name="T31">;</text:span></text:p>
            <text:p text:style-name="P424"><text:span text:style-name="T66">UPDATE</text:span><text:span text:style-name="T31"> DIS_CONFIG </text:span><text:span text:style-name="T66">SET</text:span><text:span text:style-name="T31"> CONFIGURABLE = 1 </text:span><text:span text:style-name="T66">WHERE</text:span><text:span text:style-name="T31"> </text:span><text:span text:style-name="T66">KEY</text:span><text:span text:style-name="T31"> </text:span><text:span text:style-name="T66">LIKE</text:span><text:span text:style-name="T31"> </text:span><text:span text:style-name="T170">'es.caib.distribucio.plugin.procediment.rolsac.service.url'</text:span><text:span text:style-name="T31">;</text:span></text:p>
            <text:p text:style-name="P424"><text:soft-page-break/><text:span text:style-name="T66">UPDATE</text:span><text:span text:style-name="T31"> DIS_CONFIG </text:span><text:span text:style-name="T66">SET</text:span><text:span text:style-name="T31"> CONFIGURABLE = 1 </text:span><text:span text:style-name="T66">WHERE</text:span><text:span text:style-name="T31"> </text:span><text:span text:style-name="T66">KEY</text:span><text:span text:style-name="T31"> </text:span><text:span text:style-name="T66">LIKE</text:span><text:span text:style-name="T31"> </text:span><text:span text:style-name="T170">'es.caib.distribucio.plugin.procediment.rolsac.service.username'</text:span><text:span text:style-name="T31">;</text:span></text:p>
            <text:p text:style-name="P424"><text:span text:style-name="T66">UPDATE</text:span><text:span text:style-name="T31"> DIS_CONFIG </text:span><text:span text:style-name="T66">SET</text:span><text:span text:style-name="T31"> CONFIGURABLE = 1 </text:span><text:span text:style-name="T66">WHERE</text:span><text:span text:style-name="T31"> </text:span><text:span text:style-name="T66">KEY</text:span><text:span text:style-name="T31"> </text:span><text:span text:style-name="T66">LIKE</text:span><text:span text:style-name="T31"> </text:span><text:span text:style-name="T170">'es.caib.distribucio.plugin.dadesext.class'</text:span><text:span text:style-name="T31">;</text:span></text:p>
            <text:p text:style-name="P424"><text:span text:style-name="T66">UPDATE</text:span><text:span text:style-name="T31"> DIS_CONFIG </text:span><text:span text:style-name="T66">SET</text:span><text:span text:style-name="T31"> CONFIGURABLE = 1 </text:span><text:span text:style-name="T66">WHERE</text:span><text:span text:style-name="T31"> </text:span><text:span text:style-name="T66">KEY</text:span><text:span text:style-name="T31"> </text:span><text:span text:style-name="T66">LIKE</text:span><text:span text:style-name="T31"> </text:span><text:span text:style-name="T170">'es.caib.distribucio.plugin.dadesext.service.url'</text:span><text:span text:style-name="T31">;</text:span></text:p>
            <text:p text:style-name="P424"><text:span text:style-name="T66">UPDATE</text:span><text:span text:style-name="T31"> DIS_CONFIG </text:span><text:span text:style-name="T66">SET</text:span><text:span text:style-name="T31"> CONFIGURABLE = 1 </text:span><text:span text:style-name="T66">WHERE</text:span><text:span text:style-name="T31"> </text:span><text:span text:style-name="T66">KEY</text:span><text:span text:style-name="T31"> </text:span><text:span text:style-name="T66">LIKE</text:span><text:span text:style-name="T31"> </text:span><text:span text:style-name="T170">'es.caib.distribucio.plugin.signatura.class'</text:span><text:span text:style-name="T31">;</text:span></text:p>
            <text:p text:style-name="P424"><text:span text:style-name="T66">UPDATE</text:span><text:span text:style-name="T31"> DIS_CONFIG </text:span><text:span text:style-name="T66">SET</text:span><text:span text:style-name="T31"> CONFIGURABLE = 1 </text:span><text:span text:style-name="T66">WHERE</text:span><text:span text:style-name="T31"> </text:span><text:span text:style-name="T66">KEY</text:span><text:span text:style-name="T31"> </text:span><text:span text:style-name="T66">LIKE</text:span><text:span text:style-name="T31"> </text:span><text:span text:style-name="T170">'es.caib.distribucio.plugin.signatura.signarAnnexos'</text:span><text:span text:style-name="T31">;</text:span></text:p>
            <text:p text:style-name="P424"><text:span text:style-name="T66">UPDATE</text:span><text:span text:style-name="T31"> DIS_CONFIG </text:span><text:span text:style-name="T66">SET</text:span><text:span text:style-name="T31"> CONFIGURABLE = 1 </text:span><text:span text:style-name="T66">WHERE</text:span><text:span text:style-name="T31"> </text:span><text:span text:style-name="T66">KEY</text:span><text:span text:style-name="T31"> </text:span><text:span text:style-name="T66">LIKE</text:span><text:span text:style-name="T31"> </text:span><text:span text:style-name="T170">'es.caib.distribucio.plugin.api.firma.en.servidor.simple.endpoint'</text:span><text:span text:style-name="T31">;</text:span></text:p>
            <text:p text:style-name="P424"><text:span text:style-name="T66">UPDATE</text:span><text:span text:style-name="T31"> DIS_CONFIG </text:span><text:span text:style-name="T66">SET</text:span><text:span text:style-name="T31"> CONFIGURABLE = 1 </text:span><text:span text:style-name="T66">WHERE</text:span><text:span text:style-name="T31"> </text:span><text:span text:style-name="T66">KEY</text:span><text:span text:style-name="T31"> </text:span><text:span text:style-name="T66">LIKE</text:span><text:span text:style-name="T31"> </text:span><text:span text:style-name="T170">'es.caib.distribucio.plugin.api.firma.en.servidor.simple.username'</text:span><text:span text:style-name="T31">;</text:span></text:p>
            <text:p text:style-name="P424"><text:span text:style-name="T66">UPDATE</text:span><text:span text:style-name="T31"> DIS_CONFIG </text:span><text:span text:style-name="T66">SET</text:span><text:span text:style-name="T31"> CONFIGURABLE = 1 </text:span><text:span text:style-name="T66">WHERE</text:span><text:span text:style-name="T31"> </text:span><text:span text:style-name="T66">KEY</text:span><text:span text:style-name="T31"> </text:span><text:span text:style-name="T66">LIKE</text:span><text:span text:style-name="T31"> </text:span><text:span text:style-name="T170">'es.caib.distribucio.plugin.api.firma.en.servidor.simple.password'</text:span><text:span text:style-name="T31">;</text:span></text:p>
            <text:p text:style-name="P424"><text:span text:style-name="T66">UPDATE</text:span><text:span text:style-name="T31"> DIS_CONFIG </text:span><text:span text:style-name="T66">SET</text:span><text:span text:style-name="T31"> CONFIGURABLE = 1 </text:span><text:span text:style-name="T66">WHERE</text:span><text:span text:style-name="T31"> </text:span><text:span text:style-name="T66">KEY</text:span><text:span text:style-name="T31"> </text:span><text:span text:style-name="T66">LIKE</text:span><text:span text:style-name="T31"> </text:span><text:span text:style-name="T170">'es.caib.distribucio.plugin.api.firma.en.servidor.simple.perfil'</text:span><text:span text:style-name="T31">;</text:span></text:p>
            <text:p text:style-name="P424"><text:span text:style-name="T66">UPDATE</text:span><text:span text:style-name="T31"> DIS_CONFIG </text:span><text:span text:style-name="T66">SET</text:span><text:span text:style-name="T31"> CONFIGURABLE = 1 </text:span><text:span text:style-name="T66">WHERE</text:span><text:span text:style-name="T31"> </text:span><text:span text:style-name="T66">KEY</text:span><text:span text:style-name="T31"> </text:span><text:span text:style-name="T66">LIKE</text:span><text:span text:style-name="T31"> </text:span><text:span text:style-name="T170">'es.caib.distribucio.plugin.signatura.portafib.username'</text:span><text:span text:style-name="T31">;</text:span></text:p>
            <text:p text:style-name="P424"><text:span text:style-name="T66">UPDATE</text:span><text:span text:style-name="T31"> DIS_CONFIG </text:span><text:span text:style-name="T66">SET</text:span><text:span text:style-name="T31"> CONFIGURABLE = 1 </text:span><text:span text:style-name="T66">WHERE</text:span><text:span text:style-name="T31"> </text:span><text:span text:style-name="T66">KEY</text:span><text:span text:style-name="T31"> </text:span><text:span text:style-name="T66">LIKE</text:span><text:span text:style-name="T31"> </text:span><text:span text:style-name="T170">'es.caib.distribucio.plugin.validatesignature.class'</text:span><text:span text:style-name="T31">;</text:span></text:p>
            <text:p text:style-name="P424"><text:span text:style-name="T66">UPDATE</text:span><text:span text:style-name="T31"> DIS_CONFIG </text:span><text:span text:style-name="T66">SET</text:span><text:span text:style-name="T31"> CONFIGURABLE = 1 </text:span><text:span text:style-name="T66">WHERE</text:span><text:span text:style-name="T31"> </text:span><text:span text:style-name="T66">KEY</text:span><text:span text:style-name="T31"> </text:span><text:span text:style-name="T66">LIKE</text:span><text:span text:style-name="T31"> </text:span><text:span text:style-name="T170">'es.caib.distribucio.plugins.validatesignature.afirmacxf.debug'</text:span><text:span text:style-name="T31">;</text:span></text:p>
            <text:p text:style-name="P424"><text:span text:style-name="T66">UPDATE</text:span><text:span text:style-name="T31"> DIS_CONFIG </text:span><text:span text:style-name="T66">SET</text:span><text:span text:style-name="T31"> CONFIGURABLE = 1 </text:span><text:span text:style-name="T66">WHERE</text:span><text:span text:style-name="T31"> </text:span><text:span text:style-name="T66">KEY</text:span><text:span text:style-name="T31"> </text:span><text:span text:style-name="T66">LIKE</text:span><text:span text:style-name="T31"> </text:span><text:span text:style-name="T170">'es.caib.distribucio.plugins.validatesignature.afirmacxf.applicationID'</text:span><text:span text:style-name="T31">;</text:span></text:p>
            <text:p text:style-name="P424"><text:span text:style-name="T66">UPDATE</text:span><text:span text:style-name="T31"> DIS_CONFIG </text:span><text:span text:style-name="T66">SET</text:span><text:span text:style-name="T31"> CONFIGURABLE = 1 </text:span><text:span text:style-name="T66">WHERE</text:span><text:span text:style-name="T31"> </text:span><text:span text:style-name="T66">KEY</text:span><text:span text:style-name="T31"> </text:span><text:span text:style-name="T66">LIKE</text:span><text:span text:style-name="T31"> </text:span><text:span text:style-name="T170">'es.caib.distribucio.plugins.validatesignature.afirmacxf.printxml'</text:span><text:span text:style-name="T31">;</text:span></text:p>
            <text:p text:style-name="P424"><text:span text:style-name="T66">UPDATE</text:span><text:span text:style-name="T31"> DIS_CONFIG </text:span><text:span text:style-name="T66">SET</text:span><text:span text:style-name="T31"> CONFIGURABLE = 1 </text:span><text:span text:style-name="T66">WHERE</text:span><text:span text:style-name="T31"> </text:span><text:span text:style-name="T66">KEY</text:span><text:span text:style-name="T31"> </text:span><text:span text:style-name="T66">LIKE</text:span><text:span text:style-name="T31"> </text:span><text:span text:style-name="T170">'es.caib.distribucio.plugins.validatesignature.afirmacxf.TransformersTemplatesPath'</text:span><text:span text:style-name="T31">;</text:span></text:p>
            <text:p text:style-name="P424"><text:span text:style-name="T66">UPDATE</text:span><text:span text:style-name="T31"> DIS_CONFIG </text:span><text:span text:style-name="T66">SET</text:span><text:span text:style-name="T31"> CONFIGURABLE = 1 </text:span><text:span text:style-name="T66">WHERE</text:span><text:span text:style-name="T31"> </text:span><text:span text:style-name="T66">KEY</text:span><text:span text:style-name="T31"> </text:span><text:span text:style-name="T66">LIKE</text:span><text:span text:style-name="T31"> </text:span><text:span text:style-name="T170">'es.caib.distribucio.plugins.validatesignature.afirmacxf.endpoint'</text:span><text:span text:style-name="T31">;</text:span></text:p>
            <text:p text:style-name="P424"><text:span text:style-name="T66">UPDATE</text:span><text:span text:style-name="T31"> DIS_CONFIG </text:span><text:span text:style-name="T66">SET</text:span><text:span text:style-name="T31"> CONFIGURABLE = 1 </text:span><text:span text:style-name="T66">WHERE</text:span><text:span text:style-name="T31"> </text:span><text:span text:style-name="T66">KEY</text:span><text:span text:style-name="T31"> </text:span><text:span text:style-name="T66">LIKE</text:span><text:span text:style-name="T31"> </text:span><text:span text:style-name="T170">'es.caib.distribucio.plugins.validatesignature.afirmacxf.authorization.username'</text:span><text:span text:style-name="T31">;</text:span></text:p>
            <text:p text:style-name="P424"><text:span text:style-name="T66">UPDATE</text:span><text:span text:style-name="T31"> DIS_CONFIG </text:span><text:span text:style-name="T66">SET</text:span><text:span text:style-name="T31"> CONFIGURABLE = 1 </text:span><text:span text:style-name="T66">WHERE</text:span><text:span text:style-name="T31"> </text:span><text:span text:style-name="T66">KEY</text:span><text:span text:style-name="T31"> </text:span><text:span text:style-name="T66">LIKE</text:span><text:span text:style-name="T31"> </text:span><text:span text:style-name="T170">'es.caib.distribucio.plugins.validatesignature.afirmacxf.authorization.password'</text:span><text:span text:style-name="T31">;</text:span></text:p>
            <text:p text:style-name="P424"><text:span text:style-name="T66">UPDATE</text:span><text:span text:style-name="T31"> DIS_CONFIG </text:span><text:span text:style-name="T66">SET</text:span><text:span text:style-name="T31"> CONFIGURABLE = 1 </text:span><text:span text:style-name="T66">WHERE</text:span><text:span text:style-name="T31"> </text:span><text:span text:style-name="T66">KEY</text:span><text:span text:style-name="T31"> </text:span><text:span text:style-name="T66">LIKE</text:span><text:span text:style-name="T31"> </text:span><text:span text:style-name="T170">'es.caib.distribucio.tasca.guardar.annexos.max.reintents'</text:span><text:span text:style-name="T31">;</text:span></text:p>
            <text:p text:style-name="P424"><text:span text:style-name="T66">UPDATE</text:span><text:span text:style-name="T31"> DIS_CONFIG </text:span><text:span text:style-name="T66">SET</text:span><text:span text:style-name="T31"> CONFIGURABLE = 1 </text:span><text:span text:style-name="T66">WHERE</text:span><text:span text:style-name="T31"> </text:span><text:span text:style-name="T66">KEY</text:span><text:span text:style-name="T31"> </text:span><text:span text:style-name="T66">LIKE</text:span><text:span text:style-name="T31"> </text:span><text:span text:style-name="T170">'es.caib.distribucio.tasca.enviar.anotacions.max.reintents'</text:span><text:span text:style-name="T31">;</text:span></text:p>
            <text:p text:style-name="P424"><text:span text:style-name="T66">UPDATE</text:span><text:span text:style-name="T31"> DIS_CONFIG </text:span><text:span text:style-name="T66">SET</text:span><text:span text:style-name="T31"> CONFIGURABLE = 1 </text:span><text:span text:style-name="T66">WHERE</text:span><text:span text:style-name="T31"> </text:span><text:span text:style-name="T66">KEY</text:span><text:span text:style-name="T31"> </text:span><text:span text:style-name="T66">LIKE</text:span><text:span text:style-name="T31"> </text:span><text:span text:style-name="T170">'es.caib.distribucio.tasca.aplicar.regles.max.reintents'</text:span><text:span text:style-name="T31">;</text:span></text:p>
            <text:p text:style-name="P212"/>
            <text:p text:style-name="P212"/>
            <text:p text:style-name="P393">-- #463 Posar annexos amb firma no vàlida com a esborrany a l'arxiu </text:p>
            <text:p text:style-name="P384">-- Noves columens per guardar l'estat de la validació i la descripció de l'error</text:p>
            <text:p text:style-name="P203"><text:s/></text:p>
            <text:p text:style-name="P384">-- Oracle:</text:p>
            <text:p text:style-name="P424"><text:span text:style-name="T66">ALTER</text:span><text:span text:style-name="T31"> </text:span><text:span text:style-name="T66">TABLE</text:span><text:span text:style-name="T31"> DIS_REGISTRE_ANNEX</text:span></text:p>
            <text:p text:style-name="P424"><text:span text:style-name="T66">ADD</text:span><text:span text:style-name="T31"> (</text:span></text:p>
            <text:p text:style-name="P424"><text:span text:style-name="T31"><text:s text:c="4"/>VAL_FIRMA_ESTAT VARCHAR2(64 </text:span><text:span text:style-name="T66">CHAR</text:span><text:span text:style-name="T31">) </text:span></text:p>
            <text:p text:style-name="P203">);</text:p>
            <text:p text:style-name="P424"><text:span text:style-name="T66">ALTER</text:span><text:span text:style-name="T31"> </text:span><text:span text:style-name="T66">TABLE</text:span><text:span text:style-name="T31"> DIS_REGISTRE_ANNEX</text:span></text:p>
            <text:p text:style-name="P424"><text:span text:style-name="T66">ADD</text:span><text:span text:style-name="T31"> (</text:span></text:p>
            <text:p text:style-name="P424"><text:span text:style-name="T31"><text:s text:c="4"/>VAL_FIRMA_ERROR VARCHAR2(</text:span><text:span text:style-name="T33">1000</text:span><text:span text:style-name="T31"> </text:span><text:span text:style-name="T66">CHAR</text:span><text:span text:style-name="T31">) </text:span></text:p>
            <text:p text:style-name="P203">);</text:p>
            <text:p text:style-name="P598"><text:soft-page-break/></text:p>
            <text:p text:style-name="P598"/>
            <text:p text:style-name="P384">-- Insereix la propietat per desar els annexos amb firmes invàlides com esborrany o no</text:p>
            <text:p text:style-name="P384">-- es.caib.distribucio.tasca.guardar.annexos.firmes.invalides.com.esborrany</text:p>
            <text:p text:style-name="P598"/>
            <text:p text:style-name="P384">-- Oracle</text:p>
            <text:p text:style-name="P424"><text:span text:style-name="T31">Insert </text:span><text:span text:style-name="T66">into</text:span><text:span text:style-name="T31"> DIS_CONFIG (</text:span><text:span text:style-name="T66">KEY</text:span><text:span text:style-name="T31">,</text:span><text:span text:style-name="T66">VALUE</text:span><text:span text:style-name="T31">,DESCRIPTION,GROUP_CODE,POSITION,JBOSS_PROPERTY,TYPE_CODE,LASTMODIFIEDBY_CODI,LASTMODIFIEDDATE) </text:span><text:span text:style-name="T66">values</text:span><text:span text:style-name="T31"> (</text:span><text:span text:style-name="T170">'es.caib.distribucio.tasca.guardar.annexos.firmes.invalides.com.esborrany'</text:span><text:span text:style-name="T31">,</text:span><text:span text:style-name="T152">null</text:span><text:span text:style-name="T31">,</text:span><text:span text:style-name="T170">'Annexos amb firmes invàlides com esborranys. Per defecte és fals'</text:span><text:span text:style-name="T31">,</text:span><text:span text:style-name="T170">'SCHEDULLED_ARXIU'</text:span><text:span text:style-name="T31">,</text:span><text:span text:style-name="T170">'5'</text:span><text:span text:style-name="T31">,</text:span><text:span text:style-name="T170">'0'</text:span><text:span text:style-name="T31">,</text:span><text:span text:style-name="T170">'BOOL'</text:span><text:span text:style-name="T31">,</text:span><text:span text:style-name="T152">null</text:span><text:span text:style-name="T31">,</text:span><text:span text:style-name="T152">null</text:span><text:span text:style-name="T31">);</text:span></text:p>
            <text:p text:style-name="P203"/>
            <text:p text:style-name="P212"/>
          </table:table-cell>
        </table:table-row>
      </table:table>
      <text:p text:style-name="P411"/>
      <text:p text:style-name="P123"/>
      <text:p text:style-name="P123"/>
      <text:p text:style-name="P63"><text:span text:style-name="T6">Propietats globals</text:span>: </text:p>
      <text:list xml:id="list654566328" text:style-name="L101">
        <text:list-item>
          <text:p text:style-name="P950">Propietats per guardar els annexos amb firmes invàlides com esborrany a l'Arxiu, per defecte és fals.</text:p>
        </text:list-item>
      </text:list>
      <table:table table:name="Table20" table:style-name="Table20">
        <table:table-column table:style-name="Table20.A"/>
        <table:table-row table:style-name="TableLine635628560">
          <table:table-cell table:style-name="Table20.A1" office:value-type="string">
            <text:p text:style-name="P246">##############################</text:p>
            <text:p text:style-name="P247"># PROPIETATS AFEGIDES</text:p>
            <text:p text:style-name="P247">##############################</text:p>
            <text:p text:style-name="P603"/>
            <text:p text:style-name="P247">#463 Posar annexos amb firma no vàlida com a esborrany a l'arxiu </text:p>
            <text:p text:style-name="P603"/>
            <text:p text:style-name="P247"># Annexos amb firmes invàlides com esborranys. Per defecte és fals</text:p>
            <text:p text:style-name="P228">es.caib.distribucio.tasca.guardar.annexos.firmes.invalides.com.esborrany=</text:p>
            <text:p text:style-name="P228"/>
            <text:p text:style-name="P246">#465 Reintentar processament d'anotacions amb estat 'Processada al backoffice amb errors</text:p>
            <text:p text:style-name="P603"/>
            <text:p text:style-name="P247"># Propietat que calcula l'interval de temps que passarà entre execució i execució</text:p>
            <text:p text:style-name="P229">es.caib.distribucio.backoffice.interval.temps.reintentar.processament=</text:p>
            <text:p text:style-name="P603"/>
            <text:p text:style-name="P247"># Propietat on s'estableix el nombre de reintents com a màxim que es poden fer</text:p>
            <text:p text:style-name="P228">es.caib.distribucio.backoffice.reintentar.processament.max.reintents=</text:p>
            <text:p text:style-name="P579"/>
            <text:p text:style-name="P580"/>
          </table:table-cell>
        </table:table-row>
      </table:table>
      <text:p text:style-name="P487"/>
      <text:p text:style-name="P487"/>
      <text:list xml:id="list123414194150183" text:continue-list="list123413031738595" text:style-name="Outline">
        <text:list-item>
          <text:list>
            <text:list-header>
              <text:h text:style-name="P693" text:outline-level="2" text:is-list-header="true"><text:bookmark-start text:name="__RefHeading___Toc79564_2839546416"/><text:span text:style-name="T158">Versió 0.9.</text:span><text:span text:style-name="T80">4</text:span><text:span text:style-name="T126">3</text:span><text:span text:style-name="T115">.1</text:span><text:span text:style-name="T81"> </text:span><text:span text:style-name="T126">Correcció paginació procediments</text:span><text:bookmark-end text:name="__RefHeading___Toc79564_2839546416"/></text:h>
            </text:list-header>
          </text:list>
        </text:list-item>
      </text:list>
      <text:p text:style-name="P348">Data: <text:span text:style-name="T285">18</text:span>/<text:span text:style-name="T285">08</text:span>/202<text:span text:style-name="T251">2 1</text:span><text:span text:style-name="T285">1</text:span><text:span text:style-name="T251">:</text:span><text:span text:style-name="T285">3</text:span><text:span text:style-name="T251">0h</text:span></text:p>
      <text:p text:style-name="P348"/>
      <text:p text:style-name="P167">Resum: <text:span text:style-name="T285">Correcció per mostrar tots els procediments correctament per a una unitat organitzativa</text:span><text:span text:style-name="T274">.</text:span></text:p>
      <text:p text:style-name="P348"/>
      <text:p text:style-name="P555">Millores incloses:</text:p>
      <text:list xml:id="list123414188182502" text:continue-list="list123412618595085" text:style-name="L77">
        <text:list-item>
          <text:p text:style-name="P951">Cap</text:p>
        </text:list-item>
      </text:list>
      <text:p text:style-name="P514">Errors resolts:</text:p>
      <text:p text:style-name="P423"><text:soft-page-break/></text:p>
      <text:list xml:id="list2717573516" text:style-name="L102">
        <text:list-item>
          <text:p text:style-name="P936"><text:a xlink:type="simple" xlink:href="https://github.com/GovernIB/distribucio/issues/502" text:style-name="Internet_20_link" text:visited-style-name="Visited_20_Internet_20_Link">#502</text:a><text:span text:style-name="T285"> </text:span>Error: Al desplegable de classificació només es mostra un màxim de 30 procediments</text:p>
        </text:list-item>
      </text:list>
      <text:p text:style-name="P296"/>
      <text:p text:style-name="P124">Base de dades:<text:span text:style-name="T5"> </text:span></text:p>
      <text:list xml:id="list1544825187" text:style-name="L103">
        <text:list-item>
          <text:p text:style-name="P917">Sense canvis</text:p>
        </text:list-item>
      </text:list>
      <text:p text:style-name="P124"/>
      <text:p text:style-name="P64"><text:span text:style-name="T6">Propietats globals</text:span>:</text:p>
      <text:list xml:id="list123413502193577" text:continue-numbering="true" text:style-name="L103">
        <text:list-item>
          <text:p text:style-name="P918">Sense canvis</text:p>
        </text:list-item>
      </text:list>
      <text:p text:style-name="P488"/>
      <text:p text:style-name="P488"/>
      <text:p text:style-name="P488"/>
      <text:list xml:id="list123413267753993" text:continue-list="list123414194150183" text:style-name="Outline">
        <text:list-item>
          <text:list>
            <text:list-header>
              <text:h text:style-name="P693" text:outline-level="2" text:is-list-header="true"><text:bookmark-start text:name="__RefHeading___Toc79566_2839546416"/><text:span text:style-name="T158">Versió 0.9.</text:span><text:span text:style-name="T80">4</text:span><text:span text:style-name="T126">4</text:span><text:span text:style-name="T81"> </text:span><text:span text:style-name="T127">Millores de funcionalitat i rendiment, API per regles de backoffices</text:span><text:bookmark-end text:name="__RefHeading___Toc79566_2839546416"/></text:h>
            </text:list-header>
          </text:list>
        </text:list-item>
      </text:list>
      <text:p text:style-name="P348">Data: <text:span text:style-name="T291">1</text:span><text:span text:style-name="T293">6</text:span>/<text:span text:style-name="T285">0</text:span><text:span text:style-name="T290">9</text:span>/202<text:span text:style-name="T251">2 </text:span><text:span text:style-name="T292">1</text:span><text:span text:style-name="T293">3</text:span><text:span text:style-name="T251">:</text:span><text:span text:style-name="T286">0</text:span><text:span text:style-name="T251">0h</text:span></text:p>
      <text:p text:style-name="P348"/>
      <text:p text:style-name="P167">Resum: <text:span text:style-name="T289">Millores de funcionalitat de cerca d'anotacions i de rendiment per guardar anotacions en diferents transaccions i consultes més ràpides. API REST per crear i consultar regles <text:s/>des dels backoffices. Correcció d'errors.</text:span></text:p>
      <text:p text:style-name="P348"/>
      <text:p text:style-name="P555">Millores incloses:</text:p>
      <text:list xml:id="list123412991645043" text:continue-list="list123414188182502" text:style-name="L77">
        <text:list-item>
          <text:p text:style-name="P952"><text:a xlink:type="simple" xlink:href="https://github.com/GovernIB/distribucio/issues/500" text:style-name="Internet_20_link" text:visited-style-name="Visited_20_Internet_20_Link">#500</text:a><text:span text:style-name="T287"> </text:span>Guardar annexos a l'Arxiu en diferents transaccions </text:p>
        </text:list-item>
        <text:list-item>
          <text:p text:style-name="P952"><text:a xlink:type="simple" xlink:href="https://github.com/GovernIB/distribucio/issues/449" text:style-name="Internet_20_link" text:visited-style-name="Visited_20_Internet_20_Link">#449</text:a><text:span text:style-name="T287"> </text:span>Modificar camp "Codi procediment" en el resum d'una anotació</text:p>
        </text:list-item>
        <text:list-item>
          <text:p text:style-name="P952"><text:a xlink:type="simple" xlink:href="https://github.com/GovernIB/distribucio/issues/473" text:style-name="Internet_20_link" text:visited-style-name="Visited_20_Internet_20_Link">#473</text:a><text:span text:style-name="T287"> </text:span>No tancar expedients amb documents en estat esborrany </text:p>
        </text:list-item>
        <text:list-item>
          <text:p text:style-name="P952"><text:a xlink:type="simple" xlink:href="https://github.com/GovernIB/distribucio/issues/479" text:style-name="Internet_20_link" text:visited-style-name="Visited_20_Internet_20_Link">#479</text:a><text:span text:style-name="T287"> </text:span>No eliminar la informació de signatura dels esborranys </text:p>
        </text:list-item>
        <text:list-item>
          <text:p text:style-name="P952"><text:a xlink:type="simple" xlink:href="https://github.com/GovernIB/distribucio/issues/448" text:style-name="Internet_20_link" text:visited-style-name="Visited_20_Internet_20_Link">#448</text:a><text:span text:style-name="T287"> </text:span>Afegir un filtre per a l'usuari administrador per a poder cercar anotacions pendents de guardar a l'arxiu amb intents pendents </text:p>
        </text:list-item>
        <text:list-item>
          <text:p text:style-name="P952"><text:a xlink:type="simple" xlink:href="https://github.com/GovernIB/distribucio/issues/461" text:style-name="Internet_20_link" text:visited-style-name="Visited_20_Internet_20_Link">#461</text:a><text:span text:style-name="T287"> </text:span>Mostar els procediments de les unitats dependents a l'hora de classificar una anotació</text:p>
        </text:list-item>
        <text:list-item>
          <text:p text:style-name="P952"><text:a xlink:type="simple" xlink:href="https://github.com/GovernIB/distribucio/issues/436" text:style-name="Internet_20_link" text:visited-style-name="Visited_20_Internet_20_Link">#436</text:a><text:span text:style-name="T287"> </text:span>Afegir dir3 opcional a les regles als backoffices </text:p>
        </text:list-item>
        <text:list-item>
          <text:p text:style-name="P952"><text:a xlink:type="simple" xlink:href="https://github.com/GovernIB/distribucio/issues/447" text:style-name="Internet_20_link" text:visited-style-name="Visited_20_Internet_20_Link">#447</text:a><text:span text:style-name="T287"> </text:span>Afegir al monitor de l'aplicació una pipella per a controlar l'estat de les tasques automàtiques </text:p>
        </text:list-item>
        <text:list-item>
          <text:p text:style-name="P952"><text:a xlink:type="simple" xlink:href="https://github.com/GovernIB/distribucio/issues/457" text:style-name="Internet_20_link" text:visited-style-name="Visited_20_Internet_20_Link">#457</text:a><text:span text:style-name="T287"> </text:span>Revisar el número d'errades en el monitor d'integracions</text:p>
        </text:list-item>
        <text:list-item>
          <text:p text:style-name="P952"><text:a xlink:type="simple" xlink:href="https://github.com/GovernIB/distribucio/issues/452" text:style-name="Internet_20_link" text:visited-style-name="Visited_20_Internet_20_Link">#452</text:a><text:span text:style-name="T287"> </text:span>Afegir mètode a l'API de regles per consultar si existeix una regla i si està activa </text:p>
        </text:list-item>
        <text:list-item>
          <text:p text:style-name="P952"><text:a xlink:type="simple" xlink:href="https://github.com/GovernIB/distribucio/issues/453" text:style-name="Internet_20_link" text:visited-style-name="Visited_20_Internet_20_Link">#453</text:a><text:span text:style-name="T287"> </text:span>Afegir mètode a l'API de regles per activar i desactivar regles </text:p>
        </text:list-item>
        <text:list-item>
          <text:p text:style-name="P952"><text:a xlink:type="simple" xlink:href="https://github.com/GovernIB/distribucio/issues/455" text:style-name="Internet_20_link" text:visited-style-name="Visited_20_Internet_20_Link">#455</text:a><text:span text:style-name="T287"> </text:span>No permetre modificar el codi d'un backoffice </text:p>
        </text:list-item>
        <text:list-item>
          <text:p text:style-name="P952"><text:a xlink:type="simple" xlink:href="https://github.com/GovernIB/distribucio/issues/462" text:style-name="Internet_20_link" text:visited-style-name="Visited_20_Internet_20_Link">#462</text:a><text:span text:style-name="T287"> </text:span>Modificar la llibreria d'utilitats per backoffices per comprovar si els annexos s'han mogut per nom en comptes de per títol </text:p>
        </text:list-item>
      </text:list>
      <text:p text:style-name="P514">Errors resolts:</text:p>
      <text:p text:style-name="P423"/>
      <text:list xml:id="list2369008621" text:style-name="L104">
        <text:list-item>
          <text:p text:style-name="P937"><text:a xlink:type="simple" xlink:href="https://github.com/GovernIB/distribucio/issues/478" text:style-name="Internet_20_link" text:visited-style-name="Visited_20_Internet_20_Link">#478</text:a><text:span text:style-name="T287"> </text:span>Revisar tractament de perfils de firma </text:p>
        </text:list-item>
        <text:list-item>
          <text:p text:style-name="P937"><text:a xlink:type="simple" xlink:href="https://github.com/GovernIB/distribucio/issues/495" text:style-name="Internet_20_link" text:visited-style-name="Visited_20_Internet_20_Link">#495</text:a><text:span text:style-name="T287"> </text:span>Controlar la creació de contenidor d'expedients repetits </text:p>
        </text:list-item>
        <text:list-item>
          <text:p text:style-name="P937"><text:a xlink:type="simple" xlink:href="https://github.com/GovernIB/distribucio/issues/441" text:style-name="Internet_20_link" text:visited-style-name="Visited_20_Internet_20_Link">#441</text:a><text:span text:style-name="T287"> </text:span>Error consultant anotació des de backoffice si està duplicada </text:p>
        </text:list-item>
        <text:list-item>
          <text:p text:style-name="P937"><text:a xlink:type="simple" xlink:href="https://github.com/GovernIB/distribucio/issues/435" text:style-name="Internet_20_link" text:visited-style-name="Visited_20_Internet_20_Link">#435</text:a><text:span text:style-name="T287"> </text:span>Millorar la caducitat de la sessió </text:p>
        </text:list-item>
        <text:list-item>
          <text:p text:style-name="P937"><text:a xlink:type="simple" xlink:href="https://github.com/GovernIB/distribucio/issues/464" text:style-name="Internet_20_link" text:visited-style-name="Visited_20_Internet_20_Link">#464</text:a><text:span text:style-name="T287"> </text:span>Problema al actualitzar unitat d'una bústia </text:p>
        </text:list-item>
        <text:list-item>
          <text:p text:style-name="P937"><text:soft-page-break/><text:a xlink:type="simple" xlink:href="https://github.com/GovernIB/distribucio/issues/437" text:style-name="Internet_20_link" text:visited-style-name="Visited_20_Internet_20_Link">#437</text:a><text:span text:style-name="T287"> </text:span>Revisar l'opció marcar com a processat en el destalls de les anotacions </text:p>
        </text:list-item>
        <text:list-item>
          <text:p text:style-name="P937"><text:a xlink:type="simple" xlink:href="https://github.com/GovernIB/distribucio/issues/467" text:style-name="Internet_20_link" text:visited-style-name="Visited_20_Internet_20_Link">#467</text:a><text:span text:style-name="T287"> </text:span>Problemes amb l'exportació d'usuaris </text:p>
        </text:list-item>
        <text:list-item>
          <text:p text:style-name="P937"><text:a xlink:type="simple" xlink:href="https://github.com/GovernIB/distribucio/issues/488" text:style-name="Internet_20_link" text:visited-style-name="Visited_20_Internet_20_Link">#488</text:a><text:span text:style-name="T287"> </text:span>El rendimiento de la aplicación ha caído significativamente </text:p>
        </text:list-item>
      </text:list>
      <text:p text:style-name="P296"/>
      <text:p text:style-name="P124">Base de dades:<text:span text:style-name="T5"> </text:span></text:p>
      <text:list xml:id="list583936430" text:style-name="L105">
        <text:list-item>
          <text:p text:style-name="P766">distribucio_update_0.9.<text:span text:style-name="T277">4</text:span><text:span text:style-name="T288">4</text:span>.sql<text:span text:style-name="T228"> (Oracle)</text:span></text:p>
          <text:list>
            <text:list-item>
              <text:p text:style-name="P955">Propietat per guardar documents amb perfil de firma no contemplat per l'Arxiu CAIB com a esborrany.</text:p>
            </text:list-item>
          </text:list>
        </text:list-item>
      </text:list>
      <table:table table:name="Table21" table:style-name="Table21">
        <table:table-column table:style-name="Table21.A"/>
        <table:table-row table:style-name="TableLine635625104">
          <table:table-cell table:style-name="Table21.A1" office:value-type="string">
            <text:p text:style-name="P384">-- #457 script per crear una nova propietat que guarda el temps (en hores) per recuperar el número d'errors al monitor d'integracions</text:p>
            <text:p text:style-name="P424"><text:span text:style-name="T31">Insert </text:span><text:span text:style-name="T66">into</text:span><text:span text:style-name="T31"> DIS_CONFIG (</text:span><text:span text:style-name="T66">KEY</text:span><text:span text:style-name="T31">,</text:span><text:span text:style-name="T66">VALUE</text:span><text:span text:style-name="T31">,DESCRIPTION,GROUP_CODE,POSITION,JBOSS_PROPERTY,TYPE_CODE,LASTMODIFIEDBY_CODI, CONFIGURABLE, ENTITAT_CODI,LASTMODIFIEDDATE) </text:span><text:span text:style-name="T66">values</text:span><text:span text:style-name="T31"> (</text:span><text:span text:style-name="T170">'es.caib.distribucio.monitor.integracio.errors.temps'</text:span><text:span text:style-name="T31">,</text:span><text:span text:style-name="T170">'48'</text:span><text:span text:style-name="T31">,</text:span><text:span text:style-name="T170">'Indica el temps que es tindrà en compte per mostrar el número d''errors (per defecte 48h.)'</text:span><text:span text:style-name="T31">,</text:span><text:span text:style-name="T170">'GENERAL'</text:span><text:span text:style-name="T31">,</text:span><text:span text:style-name="T170">'15'</text:span><text:span text:style-name="T31">,</text:span><text:span text:style-name="T170">'0'</text:span><text:span text:style-name="T31">,</text:span><text:span text:style-name="T170">'INT'</text:span><text:span text:style-name="T31">,</text:span><text:span text:style-name="T152">null</text:span><text:span text:style-name="T31">, </text:span><text:span text:style-name="T170">'0'</text:span><text:span text:style-name="T31">, </text:span><text:span text:style-name="T152">null</text:span><text:span text:style-name="T31">,</text:span><text:span text:style-name="T152">null</text:span><text:span text:style-name="T31">);</text:span></text:p>
            <text:p text:style-name="P598"/>
            <text:p text:style-name="P384">-- #478 Revisar tractament de perfils de firma</text:p>
            <text:p text:style-name="P424"><text:span text:style-name="T31">Insert </text:span><text:span text:style-name="T66">into</text:span><text:span text:style-name="T31"> DIS_CONFIG (</text:span><text:span text:style-name="T66">KEY</text:span><text:span text:style-name="T31">,</text:span><text:span text:style-name="T66">VALUE</text:span><text:span text:style-name="T31">,DESCRIPTION,GROUP_CODE,POSITION,JBOSS_PROPERTY,TYPE_CODE,LASTMODIFIEDBY_CODI,CONFIGURABLE,ENTITAT_CODI,LASTMODIFIEDDATE) </text:span><text:span text:style-name="T66">values</text:span><text:span text:style-name="T31"> (</text:span><text:span text:style-name="T170">'es.caib.distribucio.tasca.guardar.annexos.com.esborrany.si.perfils.o.tipus.no.existeix.al.caib'</text:span><text:span text:style-name="T31">,0,</text:span><text:span text:style-name="T170">'Guardar els annexos com a esborranys quan els tipus i perfils de firma no estàn contemplades a l''Arxiu CAIB'</text:span><text:span text:style-name="T31">,</text:span><text:span text:style-name="T170">'SCHEDULLED_ARXIU'</text:span><text:span text:style-name="T31">,</text:span><text:span text:style-name="T170">'6'</text:span><text:span text:style-name="T31">,</text:span><text:span text:style-name="T170">'0'</text:span><text:span text:style-name="T31">,</text:span><text:span text:style-name="T170">'BOOL'</text:span><text:span text:style-name="T31">,</text:span><text:span text:style-name="T152">null</text:span><text:span text:style-name="T31">,</text:span><text:span text:style-name="T170">'0'</text:span><text:span text:style-name="T31">,</text:span><text:span text:style-name="T152">null</text:span><text:span text:style-name="T31">,</text:span><text:span text:style-name="T152">null</text:span><text:span text:style-name="T31">);</text:span></text:p>
            <text:p text:style-name="P203"/>
            <text:p text:style-name="Standard"/>
          </table:table-cell>
        </table:table-row>
      </table:table>
      <text:p text:style-name="P585"/>
      <text:p text:style-name="P124"/>
      <text:p text:style-name="P64"><text:span text:style-name="T6">Propietats globals</text:span>:</text:p>
      <text:list xml:id="list123413758503446" text:continue-numbering="true" text:style-name="L105">
        <text:list-item>
          <text:p text:style-name="P956">Opcionalment es poden afegir les propietats inserides a BBDD en el fitxer de propietats:</text:p>
        </text:list-item>
      </text:list>
      <table:table table:name="Table22" table:style-name="Table22">
        <table:table-column table:style-name="Table22.A"/>
        <table:table-row table:style-name="TableLine635623376">
          <table:table-cell table:style-name="Table22.A1" office:value-type="string">
            <text:p text:style-name="P243"># ############################# #</text:p>
            <text:p text:style-name="P247"># PROPERTIES AFEGIDES OPCIONALS #</text:p>
            <text:p text:style-name="P247"># ############################# #</text:p>
            <text:p text:style-name="P603"/>
            <text:p text:style-name="P247">#457 Revisar el número d'errades en el monitor d'integracions </text:p>
            <text:p text:style-name="P603"/>
            <text:p text:style-name="P247"># Indica el temps que es tindrà en compte per mostrar el número d''errors (per defecte 48h.)</text:p>
            <text:p text:style-name="P229">es.caib.distribucio.monitor.integracio.errors.temps=</text:p>
            <text:p text:style-name="P603"/>
            <text:p text:style-name="P247">#463 Posar annexos com a esborrany a l'arxiu en cas de que els tipus i els perfils de firma </text:p>
            <text:p text:style-name="P247">#<text:tab/> no estiguin contemplades a l'Arxiu CAIB</text:p>
            <text:p text:style-name="P229">es.caib.distribucio.tasca.guardar.annexos.com.esborrany.si.perfils.o.tipus.no.existeix.al.caib=</text:p>
            <text:p text:style-name="P536"/>
          </table:table-cell>
        </table:table-row>
      </table:table>
      <text:p text:style-name="P593"/>
      <text:p text:style-name="P488"/>
      <text:p text:style-name="P488"/>
      <text:p text:style-name="P488"/>
      <text:p text:style-name="P488"><text:soft-page-break/></text:p>
      <text:p text:style-name="P488"/>
      <text:list xml:id="list123414433481686" text:continue-list="list123413267753993" text:style-name="Outline">
        <text:list-item>
          <text:list>
            <text:list-header>
              <text:h text:style-name="P694" text:outline-level="2" text:is-list-header="true"><text:bookmark-start text:name="__RefHeading___Toc79566_28395464161"/><text:span text:style-name="T158">Versió 0.9.</text:span><text:span text:style-name="T80">4</text:span><text:span text:style-name="T128">5</text:span><text:span text:style-name="T130"> </text:span><text:span text:style-name="T128">+ 0.9.46</text:span><text:span text:style-name="T81"> </text:span><text:span text:style-name="T129">Millores i correccions generals, comunicar anotacions a backoffice per REST</text:span><text:bookmark-end text:name="__RefHeading___Toc79566_28395464161"/></text:h>
            </text:list-header>
          </text:list>
        </text:list-item>
      </text:list>
      <text:p text:style-name="P349">Data: <text:span text:style-name="T300">0</text:span><text:span text:style-name="T301">3</text:span><text:span text:style-name="T300">/11</text:span>/202<text:span text:style-name="T251">2 </text:span><text:span text:style-name="T294">1</text:span><text:span text:style-name="T299">3</text:span><text:span text:style-name="T251">:</text:span><text:span text:style-name="T286">0</text:span><text:span text:style-name="T251">0h</text:span></text:p>
      <text:p text:style-name="P349"/>
      <text:p text:style-name="P168">Resum: </text:p>
      <text:p text:style-name="P608">Configuració dels backoffices per comunicar anotacions pendents per API REST.<text:span text:style-name="T298"> Opcions de cerca en anotacions, regles i altres llistats. Correccions i millores de navegació i visuals. </text:span></text:p>
      <text:p text:style-name="P349"/>
      <text:p text:style-name="P21">Versió 0.9.45</text:p>
      <text:p text:style-name="P608"/>
      <text:p text:style-name="P556">Millores incloses:</text:p>
      <text:list xml:id="list123414158266937" text:continue-list="list123412991645043" text:style-name="L77">
        <text:list-item>
          <text:p text:style-name="P953"><text:a xlink:type="simple" xlink:href="https://github.com/GovernIB/distribucio/issues/475" text:style-name="Internet_20_link" text:visited-style-name="Visited_20_Internet_20_Link">#475</text:a><text:span text:style-name="T297"> </text:span>Afegir el codi SIA als metadades dels documents XML</text:p>
        </text:list-item>
        <text:list-item>
          <text:p text:style-name="P953"><text:a xlink:type="simple" xlink:href="https://github.com/GovernIB/distribucio/issues/497" text:style-name="Internet_20_link" text:visited-style-name="Visited_20_Internet_20_Link">#497</text:a><text:span text:style-name="T297"> </text:span>Afegir diagrama d'estats de comunicació amb els backoffice en el manual d'administrador </text:p>
        </text:list-item>
        <text:list-item>
          <text:p text:style-name="P953"><text:a xlink:type="simple" xlink:href="https://github.com/GovernIB/distribucio/issues/503" text:style-name="Internet_20_link" text:visited-style-name="Visited_20_Internet_20_Link">#503</text:a><text:span text:style-name="T297"> </text:span>Implementar un nou servei REST per comunicar anotacions pendents </text:p>
        </text:list-item>
        <text:list-item>
          <text:p text:style-name="P953"><text:a xlink:type="simple" xlink:href="https://github.com/GovernIB/distribucio/issues/481" text:style-name="Internet_20_link" text:visited-style-name="Visited_20_Internet_20_Link">#481</text:a><text:span text:style-name="T297"> </text:span>Permetre cercar anotacions per procediment </text:p>
        </text:list-item>
        <text:list-item>
          <text:p text:style-name="P953"><text:a xlink:type="simple" xlink:href="https://github.com/GovernIB/distribucio/issues/491" text:style-name="Internet_20_link" text:visited-style-name="Visited_20_Internet_20_Link">#491</text:a><text:span text:style-name="T297"> </text:span>Quan tanques la finestra modal d'una anotació apareix un símbol de carregant abans del llistat </text:p>
        </text:list-item>
        <text:list-item>
          <text:p text:style-name="P953"><text:a xlink:type="simple" xlink:href="https://github.com/GovernIB/distribucio/issues/480" text:style-name="Internet_20_link" text:visited-style-name="Visited_20_Internet_20_Link">#480</text:a><text:span text:style-name="T297"> </text:span>Crear un enllaç per a descarregar el .zip des de el correu electrónic que no necessiti autenticació </text:p>
        </text:list-item>
        <text:list-item>
          <text:p text:style-name="P954"><text:a xlink:type="simple" xlink:href="https://github.com/GovernIB/distribucio/issues/492" text:style-name="Internet_20_link" text:visited-style-name="Visited_20_Internet_20_Link">#492</text:a><text:span text:style-name="T297"> </text:span>Permetre enviar a backoffice en estat BACK_PENDENT </text:p>
        </text:list-item>
        <text:list-item>
          <text:p text:style-name="P953"><text:a xlink:type="simple" xlink:href="https://github.com/GovernIB/distribucio/issues/490" text:style-name="Internet_20_link" text:visited-style-name="Visited_20_Internet_20_Link">#490</text:a><text:span text:style-name="T297"> </text:span>Mostrar el nom de l'estat en la pipella de procesament </text:p>
        </text:list-item>
        <text:list-item>
          <text:p text:style-name="P954"><text:a xlink:type="simple" xlink:href="https://github.com/GovernIB/distribucio/issues/499" text:style-name="Internet_20_link" text:visited-style-name="Visited_20_Internet_20_Link">#499</text:a><text:span text:style-name="T297"> </text:span>Millorar filtre del monitor d'integracions </text:p>
        </text:list-item>
        <text:list-item>
          <text:p text:style-name="P953"><text:a xlink:type="simple" xlink:href="https://github.com/GovernIB/distribucio/issues/476" text:style-name="Internet_20_link" text:visited-style-name="Visited_20_Internet_20_Link">#476</text:a><text:span text:style-name="T297"> </text:span>Desactivar el botó imprimible dels documents esborranys </text:p>
        </text:list-item>
        <text:list-item>
          <text:p text:style-name="P953"><text:a xlink:type="simple" xlink:href="https://github.com/GovernIB/distribucio/issues/438" text:style-name="Internet_20_link" text:visited-style-name="Visited_20_Internet_20_Link">#438</text:a><text:span text:style-name="T297"> </text:span>Afegir l'acció exportar a full de cálcul en la DataTable dels usuaris </text:p>
        </text:list-item>
        <text:list-item>
          <text:p text:style-name="P953"><text:a xlink:type="simple" xlink:href="https://github.com/GovernIB/distribucio/issues/471" text:style-name="Internet_20_link" text:visited-style-name="Visited_20_Internet_20_Link">#471</text:a><text:span text:style-name="T297"> </text:span>Afegir les accions massives del perfil Usuari dins del perfil administrador </text:p>
        </text:list-item>
        <text:list-item>
          <text:p text:style-name="P953"><text:a xlink:type="simple" xlink:href="https://github.com/GovernIB/distribucio/issues/https://github.com/GovernIB/distribucio/issues/458" text:style-name="Internet_20_link" text:visited-style-name="Visited_20_Internet_20_Link">#458</text:a><text:span text:style-name="T297"> </text:span>Revisar amplada del llistat d'avisos </text:p>
        </text:list-item>
      </text:list>
      <text:p text:style-name="P515">Errors resolts:</text:p>
      <text:list xml:id="list589916491" text:style-name="L106">
        <text:list-item>
          <text:p text:style-name="P938"><text:a xlink:type="simple" xlink:href="https://github.com/GovernIB/distribucio/issues/517" text:style-name="Internet_20_link" text:visited-style-name="Visited_20_Internet_20_Link">#517</text:a><text:span text:style-name="T297"> </text:span>Errors de memòria amb el GC </text:p>
        </text:list-item>
        <text:list-item>
          <text:p text:style-name="P938"><text:a xlink:type="simple" xlink:href="https://github.com/GovernIB/distribucio/issues/512" text:style-name="Internet_20_link" text:visited-style-name="Visited_20_Internet_20_Link">#512</text:a><text:span text:style-name="T297"> </text:span>Revisar transaccionalitat de custòdia d'annexos dins l'arxiu</text:p>
        </text:list-item>
        <text:list-item>
          <text:p text:style-name="P938"><text:a xlink:type="simple" xlink:href="https://github.com/GovernIB/distribucio/issues/515" text:style-name="Internet_20_link" text:visited-style-name="Visited_20_Internet_20_Link">#515</text:a><text:span text:style-name="T297"> </text:span>Revisar la creació d'expedients repetits per problemes de transaccionalitat </text:p>
        </text:list-item>
        <text:list-item>
          <text:p text:style-name="P938"><text:a xlink:type="simple" xlink:href="https://github.com/GovernIB/distribucio/issues/485" text:style-name="Internet_20_link" text:visited-style-name="Visited_20_Internet_20_Link">#485</text:a><text:span text:style-name="T297"> </text:span>Controlar error al seleccionar més de mil registres </text:p>
        </text:list-item>
        <text:list-item>
          <text:p text:style-name="P938"><text:a xlink:type="simple" xlink:href="https://github.com/GovernIB/distribucio/issues/451" text:style-name="Internet_20_link" text:visited-style-name="Visited_20_Internet_20_Link">#451</text:a><text:span text:style-name="T297"> </text:span>Si modifiques el codi d'un backoffice no s'actualitza en el localizador d'anotacions </text:p>
        </text:list-item>
        <text:list-item>
          <text:p text:style-name="P938"><text:a xlink:type="simple" xlink:href="https://github.com/GovernIB/distribucio/issues/501" text:style-name="Internet_20_link" text:visited-style-name="Visited_20_Internet_20_Link">#501</text:a><text:span text:style-name="T297"> </text:span>Desplegar el botó d'accions a l'esquerra </text:p>
        </text:list-item>
        <text:list-item>
          <text:p text:style-name="P938"><text:a xlink:type="simple" xlink:href="https://github.com/GovernIB/distribucio/issues/493" text:style-name="Internet_20_link" text:visited-style-name="Visited_20_Internet_20_Link">#493</text:a><text:span text:style-name="T297"> </text:span>No funciona el botó Esborrar del monitor d'integracions </text:p>
        </text:list-item>
        <text:list-item>
          <text:p text:style-name="P938"><text:a xlink:type="simple" xlink:href="https://github.com/GovernIB/distribucio/issues/489" text:style-name="Internet_20_link" text:visited-style-name="Visited_20_Internet_20_Link">#489</text:a><text:span text:style-name="T297"> </text:span>Els botons de navegar entre anotacions han deixat de funcionar </text:p>
        </text:list-item>
        <text:list-item>
          <text:p text:style-name="P938"><text:a xlink:type="simple" xlink:href="https://github.com/GovernIB/distribucio/issues/468" text:style-name="Internet_20_link" text:visited-style-name="Visited_20_Internet_20_Link">#468</text:a><text:span text:style-name="T297"> </text:span>En la configuració de l'usuari no es mostren els rols assignats a l'usuari, només "tothom" </text:p>
        </text:list-item>
      </text:list>
      <text:p text:style-name="P624"/>
      <text:p text:style-name="P22">Versió 0.9.4<text:span text:style-name="T295">6</text:span></text:p>
      <text:p text:style-name="P557"/>
      <text:p text:style-name="P557"><text:soft-page-break/>Millores incloses:</text:p>
      <text:list xml:id="list123414000618174" text:continue-list="list123414158266937" text:style-name="L77">
        <text:list-item>
          <text:p text:style-name="P953"><text:a xlink:type="simple" xlink:href="https://github.com/GovernIB/distribucio/issues/513" text:style-name="Internet_20_link" text:visited-style-name="Visited_20_Internet_20_Link">#513</text:a><text:span text:style-name="T297"> </text:span>Permetre als administradors filtrar anotacions per nombre d'annexos </text:p>
        </text:list-item>
        <text:list-item>
          <text:p text:style-name="P953"><text:a xlink:type="simple" xlink:href="https://github.com/GovernIB/distribucio/issues/514" text:style-name="Internet_20_link" text:visited-style-name="Visited_20_Internet_20_Link">#514</text:a><text:span text:style-name="T297"> </text:span>Permetre filtrar anotacions sense backoffice</text:p>
        </text:list-item>
        <text:list-item>
          <text:p text:style-name="P953"><text:a xlink:type="simple" xlink:href="https://github.com/GovernIB/distribucio/issues/506" text:style-name="Internet_20_link" text:visited-style-name="Visited_20_Internet_20_Link">#506</text:a><text:span text:style-name="T297"> </text:span>Afegir nous filtres al cercador de regles </text:p>
        </text:list-item>
        <text:list-item>
          <text:p text:style-name="P953"><text:a xlink:type="simple" xlink:href="https://github.com/GovernIB/distribucio/issues/505" text:style-name="Internet_20_link" text:visited-style-name="Visited_20_Internet_20_Link">#505</text:a><text:span text:style-name="T297"> </text:span>Revisar literals en anglès dels selectors</text:p>
        </text:list-item>
        <text:list-item>
          <text:p text:style-name="P953"><text:a xlink:type="simple" xlink:href="https://github.com/GovernIB/distribucio/issues/504" text:style-name="Internet_20_link" text:visited-style-name="Visited_20_Internet_20_Link">#504</text:a><text:span text:style-name="T297"> </text:span>Afegir l'acció "Moure anotacions" en la vista arbre de les bústies </text:p>
        </text:list-item>
        <text:list-item>
          <text:p text:style-name="P953"><text:a xlink:type="simple" xlink:href="https://github.com/GovernIB/distribucio/issues/508" text:style-name="Internet_20_link" text:visited-style-name="Visited_20_Internet_20_Link">#508</text:a><text:span text:style-name="T297"> </text:span>Afegir icona al filtre "Documentació" </text:p>
        </text:list-item>
        <text:list-item>
          <text:p text:style-name="P953"><text:a xlink:type="simple" xlink:href="https://github.com/GovernIB/distribucio/issues/458" text:style-name="Internet_20_link" text:visited-style-name="Visited_20_Internet_20_Link">#458</text:a><text:span text:style-name="T297"> </text:span>Revisar amplada del llistat d'avisos </text:p>
        </text:list-item>
      </text:list>
      <text:p text:style-name="P516">Errors resolts:</text:p>
      <text:list xml:id="list4209321337" text:style-name="L107">
        <text:list-item>
          <text:p text:style-name="P959">Cap</text:p>
        </text:list-item>
      </text:list>
      <text:p text:style-name="P297"/>
      <text:p text:style-name="P125">Base de dades:<text:span text:style-name="T5"> </text:span></text:p>
      <text:list xml:id="list2191893971" text:style-name="L108">
        <text:list-item>
          <text:p text:style-name="P767">distribucio_update_0.9.<text:span text:style-name="T277">4</text:span><text:span text:style-name="T296">5</text:span>.sql<text:span text:style-name="T228"> (Oracle)</text:span></text:p>
          <text:list>
            <text:list-item>
              <text:p text:style-name="P960">Nova taula per sincronitzar i guardar procediments.</text:p>
            </text:list-item>
            <text:list-item>
              <text:p text:style-name="P960">Poder configurar els backoffices com a tipus WS SOAP o REST.</text:p>
            </text:list-item>
          </text:list>
        </text:list-item>
      </text:list>
      <table:table table:name="Table23" table:style-name="Table23">
        <table:table-column table:style-name="Table23.A"/>
        <table:table-row table:style-name="TableLine635712080">
          <table:table-cell table:style-name="Table23.A1" office:value-type="string">
            <text:p text:style-name="P394">-- #481 Permetre cercar anotacions per procediment</text:p>
            <text:p text:style-name="P598"/>
            <text:p text:style-name="P424"><text:span text:style-name="T66">CREATE</text:span><text:span text:style-name="T31"> </text:span><text:span text:style-name="T66">TABLE</text:span><text:span text:style-name="T31"> DIS_PROCEDIMENT </text:span></text:p>
            <text:p text:style-name="P203">(</text:p>
            <text:p text:style-name="P424"><text:span text:style-name="T31"><text:s text:c="2"/>ID<text:tab/><text:tab/><text:tab/><text:tab/><text:tab/><text:tab/>NUMBER(19)<text:tab/> <text:s text:c="3"/><text:tab/></text:span><text:span text:style-name="T66">NOT</text:span><text:span text:style-name="T31"> </text:span><text:span text:style-name="T152">NULL</text:span><text:span text:style-name="T31">,</text:span></text:p>
            <text:p text:style-name="P424"><text:span text:style-name="T31"><text:s text:c="2"/>CODI <text:s text:c="9"/><text:tab/><text:tab/><text:tab/>VARCHAR2(64)<text:tab/><text:tab/></text:span><text:span text:style-name="T66">NOT</text:span><text:span text:style-name="T31"> </text:span><text:span text:style-name="T152">NULL</text:span><text:span text:style-name="T31">,</text:span></text:p>
            <text:p text:style-name="P203"><text:s text:c="2"/>NOM<text:tab/><text:tab/><text:tab/><text:tab/><text:tab/><text:tab/>VARCHAR2(256),</text:p>
            <text:p text:style-name="P203"><text:s text:c="2"/>CODISIA<text:tab/><text:tab/><text:tab/><text:tab/><text:tab/>VARCHAR2(64),</text:p>
            <text:p text:style-name="P203"><text:s text:c="2"/>ID_UNITAT_ORGANITZATIVA<text:tab/>NUMBER(19),</text:p>
            <text:p text:style-name="P203"><text:s text:c="2"/>ENTITAT<text:tab/><text:tab/><text:tab/><text:tab/><text:tab/>NUMBER(19),</text:p>
            <text:p text:style-name="P203"><text:s text:c="2"/>CREATEDBY_CODI <text:s text:c="6"/><text:tab/><text:tab/>VARCHAR2(64),</text:p>
            <text:p text:style-name="P424"><text:span text:style-name="T31"><text:s text:c="2"/>CREATEDDATE <text:s text:c="9"/><text:tab/><text:tab/></text:span><text:span text:style-name="T66">TIMESTAMP</text:span><text:span text:style-name="T31">(6),</text:span></text:p>
            <text:p text:style-name="P203"><text:s text:c="2"/>LASTMODIFIEDBY_CODI <text:s/><text:tab/><text:tab/>VARCHAR2(64),</text:p>
            <text:p text:style-name="P424"><text:span text:style-name="T31"><text:s text:c="2"/>LASTMODIFIEDDATE <text:s text:c="4"/><text:tab/><text:tab/></text:span><text:span text:style-name="T66">TIMESTAMP</text:span><text:span text:style-name="T31">(6)</text:span></text:p>
            <text:p text:style-name="P203">);</text:p>
            <text:p text:style-name="P424"><text:span text:style-name="T66">ALTER</text:span><text:span text:style-name="T31"> </text:span><text:span text:style-name="T66">TABLE</text:span><text:span text:style-name="T31"> DIS_PROCEDIMENT </text:span><text:span text:style-name="T66">ADD</text:span><text:span text:style-name="T31"> (</text:span></text:p>
            <text:p text:style-name="P424"><text:span text:style-name="T31"><text:s text:c="2"/></text:span><text:span text:style-name="T66">CONSTRAINT</text:span><text:span text:style-name="T31"> DIS_PROCEDIMENT_PK </text:span><text:span text:style-name="T66">PRIMARY</text:span><text:span text:style-name="T31"> </text:span><text:span text:style-name="T66">KEY</text:span><text:span text:style-name="T31"> (ID));</text:span></text:p>
            <text:p text:style-name="P598"/>
            <text:p text:style-name="P424"><text:span text:style-name="T66">ALTER</text:span><text:span text:style-name="T31"> </text:span><text:span text:style-name="T66">TABLE</text:span><text:span text:style-name="T31"> DIS_PROCEDIMENT </text:span><text:span text:style-name="T66">ADD</text:span><text:span text:style-name="T31"> </text:span><text:span text:style-name="T66">CONSTRAINT</text:span><text:span text:style-name="T31"> DIS_PROCEDIMENT_UNITAT_FK </text:span></text:p>
            <text:p text:style-name="P424"><text:span text:style-name="T31"><text:tab/></text:span><text:span text:style-name="T66">FOREIGN</text:span><text:span text:style-name="T31"> </text:span><text:span text:style-name="T66">KEY</text:span><text:span text:style-name="T31"> (ID_UNITAT_ORGANITZATIVA) </text:span><text:span text:style-name="T66">REFERENCES</text:span><text:span text:style-name="T31"> DIS_UNITAT_ORGANITZATIVA(ID);</text:span></text:p>
            <text:p text:style-name="P598"/>
            <text:p text:style-name="P424"><text:span text:style-name="T66">ALTER</text:span><text:span text:style-name="T31"> </text:span><text:span text:style-name="T66">TABLE</text:span><text:span text:style-name="T31"> DIS_PROCEDIMENT </text:span><text:span text:style-name="T66">ADD</text:span><text:span text:style-name="T31"> </text:span><text:span text:style-name="T66">CONSTRAINT</text:span><text:span text:style-name="T31"> DIS_PROCEDIMENT_ENTITAT_FK </text:span></text:p>
            <text:p text:style-name="P424"><text:span text:style-name="T31"><text:tab/></text:span><text:span text:style-name="T66">FOREIGN</text:span><text:span text:style-name="T31"> </text:span><text:span text:style-name="T66">KEY</text:span><text:span text:style-name="T31"> (ENTITAT) </text:span><text:span text:style-name="T66">REFERENCES</text:span><text:span text:style-name="T31"> DIS_ENTITAT(ID);</text:span></text:p>
            <text:p text:style-name="P203"><text:tab/></text:p>
            <text:p text:style-name="P424"><text:span text:style-name="T31">GRANT </text:span><text:span text:style-name="T66">SELECT</text:span><text:span text:style-name="T31">, </text:span><text:span text:style-name="T66">UPDATE</text:span><text:span text:style-name="T31">, </text:span><text:span text:style-name="T66">INSERT</text:span><text:span text:style-name="T31">, </text:span><text:span text:style-name="T66">DELETE</text:span><text:span text:style-name="T31"> </text:span><text:span text:style-name="T66">ON</text:span><text:span text:style-name="T31"> DIS_PROCEDIMENT TO WWW_DISTRIBUCIO;</text:span></text:p>
            <text:p text:style-name="P598"/>
            <text:p text:style-name="P384">-- #503 Implementar un nou servei REST per comunicar anotacions pendents</text:p>
            <text:p text:style-name="P213"><text:span text:style-name="T68">ALTER</text:span> <text:span text:style-name="T68">TABLE</text:span> DIS_BACKOFFICE <text:span text:style-name="T68">ADD</text:span> TIPUS VARCHAR2(32 <text:span text:style-name="T68">CHAR</text:span>) <text:span text:style-name="T68">DEFAULT</text:span> <text:span text:style-name="T169">'SOAP'</text:span> <text:span text:style-name="T68">NOT</text:span> <text:span text:style-name="T155">NULL</text:span>;</text:p>
            <text:p text:style-name="P433"/>
          </table:table-cell>
        </table:table-row>
      </table:table>
      <text:p text:style-name="P586"/>
      <text:p text:style-name="P125"/>
      <text:p text:style-name="P65"><text:span text:style-name="T6">Propietats globals</text:span>:</text:p>
      <text:list xml:id="list123414621508460" text:continue-numbering="true" text:style-name="L108">
        <text:list-item>
          <text:p text:style-name="P962">Cap.</text:p>
        </text:list-item>
      </text:list>
      <text:p text:style-name="P489"/>
      <text:p text:style-name="P489"/>
      <text:list xml:id="list123413929253463" text:continue-list="list123414433481686" text:style-name="Outline">
        <text:list-item>
          <text:list>
            <text:list-header>
              <text:h text:style-name="P695" text:outline-level="2" text:is-list-header="true"><text:bookmark-start text:name="__RefHeading___Toc79566_283954641611"/><text:soft-page-break/><text:span text:style-name="T158">Versió 0.9.</text:span><text:span text:style-name="T80">4</text:span><text:span text:style-name="T131">6.1 Correcció dels errors amb procediments i descàrrega del zip amb esborranys</text:span><text:bookmark-end text:name="__RefHeading___Toc79566_283954641611"/></text:h>
            </text:list-header>
          </text:list>
        </text:list-item>
      </text:list>
      <text:p text:style-name="P350">Data: <text:span text:style-name="T300">0</text:span><text:span text:style-name="T302">7</text:span><text:span text:style-name="T300">/11</text:span>/202<text:span text:style-name="T251">2 </text:span><text:span text:style-name="T294">1</text:span><text:span text:style-name="T302">8</text:span><text:span text:style-name="T251">:</text:span><text:span text:style-name="T286">0</text:span><text:span text:style-name="T251">0h</text:span></text:p>
      <text:p text:style-name="P350"/>
      <text:p text:style-name="P169">Resum: </text:p>
      <text:p text:style-name="P609"><text:span text:style-name="T302">Versió per corregir els errors introduïts en la versió 0.9.45+0.9.46 pels quals els procediments a l'hora de classificar no apareixen i tampoc els documents de tipus esborrany apareixen en la descàrrega del document .zip.</text:span><text:span text:style-name="T298"> </text:span></text:p>
      <text:p text:style-name="P609"/>
      <text:p text:style-name="P23">ATENCIÓ: <text:span text:style-name="T201">Després d'actualitzar versió s'han de sincronitzar els procediments per obtenir la llista de tots els procediments de l'entitat per forçar la sincronització al menú "Consulta &gt; Procediments" del perfil "Administrador", en cas contrari hi ha una tasca periòdica que ho fa cada 30 dies.</text:span></text:p>
      <text:p text:style-name="P609"/>
      <text:p text:style-name="P558">Millores incloses:</text:p>
      <text:list xml:id="list123414138530301" text:continue-list="list123414000618174" text:style-name="L77">
        <text:list-item>
          <text:p text:style-name="P965">Cap</text:p>
        </text:list-item>
      </text:list>
      <text:p text:style-name="P517">Errors resolts:</text:p>
      <text:list xml:id="list313394799" text:style-name="L109">
        <text:list-item>
          <text:p text:style-name="P939"><text:a xlink:type="simple" xlink:href="https://github.com/GovernIB/distribucio/issues/534" text:style-name="Internet_20_link" text:visited-style-name="Visited_20_Internet_20_Link">#534</text:a><text:span text:style-name="T302"> </text:span>Error obtenint els procediments per a classificar</text:p>
        </text:list-item>
        <text:list-item>
          <text:p text:style-name="P939"><text:a xlink:type="simple" xlink:href="https://github.com/GovernIB/distribucio/issues/535" text:style-name="Internet_20_link" text:visited-style-name="Visited_20_Internet_20_Link">#535</text:a><text:span text:style-name="T302"> </text:span>No es descarreguen dins del .zip els documents en estat esborrany amb el perfil Usuari </text:p>
        </text:list-item>
      </text:list>
      <text:p text:style-name="P298"/>
      <text:p text:style-name="P126">Base de dades:<text:span text:style-name="T5"> </text:span></text:p>
      <text:list xml:id="list4177144075" text:style-name="L110">
        <text:list-item>
          <text:p text:style-name="P971">Cap canvi.</text:p>
        </text:list-item>
      </text:list>
      <text:p text:style-name="P126"/>
      <text:p text:style-name="P66"><text:span text:style-name="T6">Propietats globals</text:span>:</text:p>
      <text:list xml:id="list123413440378072" text:continue-numbering="true" text:style-name="L110">
        <text:list-item>
          <text:p text:style-name="P963">Cap.</text:p>
        </text:list-item>
      </text:list>
      <text:p text:style-name="P490"/>
      <text:list xml:id="list123413510823552" text:continue-list="list123413929253463" text:style-name="Outline">
        <text:list-item>
          <text:list>
            <text:list-header>
              <text:h text:style-name="P696" text:outline-level="2" text:is-list-header="true"><text:bookmark-start text:name="__RefHeading___Toc79566_2839546416111"/><text:span text:style-name="T158">Versió 0.9.</text:span><text:span text:style-name="T80">4</text:span><text:span text:style-name="T131">6.</text:span><text:span text:style-name="T132">2</text:span><text:span text:style-name="T131"> Correcció </text:span><text:span text:style-name="T132">sincronització de procediments amb reintents</text:span><text:bookmark-end text:name="__RefHeading___Toc79566_2839546416111"/></text:h>
            </text:list-header>
          </text:list>
        </text:list-item>
      </text:list>
      <text:p text:style-name="P351">Data: <text:span text:style-name="T304">14</text:span><text:span text:style-name="T300">/11</text:span>/202<text:span text:style-name="T251">2 </text:span><text:span text:style-name="T305">12</text:span><text:span text:style-name="T251">:</text:span><text:span text:style-name="T286">0</text:span><text:span text:style-name="T251">0h</text:span></text:p>
      <text:p text:style-name="P351"/>
      <text:p text:style-name="P170">Resum: </text:p>
      <text:p text:style-name="P625">S'afegeixen 5 reintents per la sincronització´dels procediments en cas que la consulta per alguna unitat organitzativa falli.</text:p>
      <text:p text:style-name="P610"/>
      <text:p text:style-name="P559">Millores incloses:</text:p>
      <text:list xml:id="list123414613785244" text:continue-list="list123414138530301" text:style-name="L77">
        <text:list-item>
          <text:p text:style-name="P966">Cap</text:p>
        </text:list-item>
      </text:list>
      <text:p text:style-name="P518">Errors resolts:</text:p>
      <text:list xml:id="list3337045135" text:style-name="L111">
        <text:list-item>
          <text:p text:style-name="P940"><text:a xlink:type="simple" xlink:href="https://github.com/GovernIB/distribucio/issues/540" text:style-name="Internet_20_link" text:visited-style-name="Visited_20_Internet_20_Link">#540</text:a><text:span text:style-name="T303"> </text:span>Revisar la sincronització de procediments per a que reintenti les UO's que fallin </text:p>
        </text:list-item>
      </text:list>
      <text:p text:style-name="P299"/>
      <text:p text:style-name="P127">Base de dades:<text:span text:style-name="T5"> </text:span></text:p>
      <text:list xml:id="list687641378" text:style-name="L112">
        <text:list-item>
          <text:p text:style-name="P972">Cap canvi.</text:p>
        </text:list-item>
      </text:list>
      <text:p text:style-name="P127"/>
      <text:p text:style-name="P67"><text:span text:style-name="T6">Propietats globals</text:span>:</text:p>
      <text:list xml:id="list123413599643726" text:continue-numbering="true" text:style-name="L112">
        <text:list-item>
          <text:p text:style-name="P964"><text:soft-page-break/>Cap.</text:p>
        </text:list-item>
      </text:list>
      <text:p text:style-name="P491"/>
      <text:p text:style-name="P491"/>
      <text:list xml:id="list123413175001111" text:continue-list="list123413510823552" text:style-name="Outline">
        <text:list-item>
          <text:list>
            <text:list-header>
              <text:h text:style-name="P697" text:outline-level="2" text:is-list-header="true"><text:bookmark-start text:name="__RefHeading___Toc79566_28395464161111"/><text:span text:style-name="T158">Versió 0.9.</text:span><text:span text:style-name="T80">4</text:span><text:span text:style-name="T133">7</text:span><text:span text:style-name="T131"> </text:span><text:span text:style-name="T134">Evitar errors de memòria, millora amb els procediments, millores visuals i resolució d'errors</text:span><text:bookmark-end text:name="__RefHeading___Toc79566_28395464161111"/></text:h>
            </text:list-header>
          </text:list>
        </text:list-item>
      </text:list>
      <text:p text:style-name="P352">Data: <text:span text:style-name="T312">20</text:span><text:span text:style-name="T300">/1</text:span><text:span text:style-name="T311">2</text:span>/202<text:span text:style-name="T251">2 </text:span><text:span text:style-name="T312">08</text:span><text:span text:style-name="T251">:</text:span><text:span text:style-name="T286">0</text:span><text:span text:style-name="T251">0h</text:span></text:p>
      <text:p text:style-name="P352"/>
      <text:p text:style-name="P171">Resum: <text:span text:style-name="T306">Solucionar errors de memòria esborrant dades antigues del monitor. Controlar processament simultani d'una anotació. Prova de connexió amb backoffices. Marcar els procediments extingits.</text:span><text:span text:style-name="T307"> Millores visuals.</text:span><text:span text:style-name="T309"> Nova versió del client REST per backoffice i la llibreria d'utilitats per backoffices per aprofitar la sesió oberta a Distribucio.</text:span></text:p>
      <text:p text:style-name="P611"/>
      <text:p text:style-name="P560">Millores incloses:</text:p>
      <text:list xml:id="list123413160837768" text:continue-list="list123414613785244" text:style-name="L77">
        <text:list-item>
          <text:p text:style-name="P967"><text:a xlink:type="simple" xlink:href="https://github.com/GovernIB/distribucio/issues/523" text:style-name="Internet_20_link" text:visited-style-name="Visited_20_Internet_20_Link">#523</text:a><text:span text:style-name="T307"> </text:span>Millorar legibilitat dels missatges d'error </text:p>
        </text:list-item>
        <text:list-item>
          <text:p text:style-name="P967"><text:a xlink:type="simple" xlink:href="https://github.com/GovernIB/distribucio/issues/533" text:style-name="Internet_20_link" text:visited-style-name="Visited_20_Internet_20_Link">#533</text:a><text:span text:style-name="T307"> </text:span>Controlar procesamiento simultáneo de una misma anotación </text:p>
        </text:list-item>
        <text:list-item>
          <text:p text:style-name="P967"><text:a xlink:type="simple" xlink:href="https://github.com/GovernIB/distribucio/issues/529" text:style-name="Internet_20_link" text:visited-style-name="Visited_20_Internet_20_Link">#529</text:a><text:span text:style-name="T307"> </text:span>Modificar el client rest de Distribucio per mantenir la sesssió </text:p>
        </text:list-item>
        <text:list-item>
          <text:p text:style-name="P967"><text:a xlink:type="simple" xlink:href="https://github.com/GovernIB/distribucio/issues/530" text:style-name="Internet_20_link" text:visited-style-name="Visited_20_Internet_20_Link">#530</text:a><text:span text:style-name="T307"> </text:span>Botó per provar la connexió en la configuració d'un backoffice </text:p>
        </text:list-item>
        <text:list-item>
          <text:p text:style-name="P967"><text:a xlink:type="simple" xlink:href="https://github.com/GovernIB/distribucio/issues/539" text:style-name="Internet_20_link" text:visited-style-name="Visited_20_Internet_20_Link">#539</text:a><text:span text:style-name="T307"> </text:span>Marcar els procediments quan no apareguin a la consulta de procediments </text:p>
        </text:list-item>
        <text:list-item>
          <text:p text:style-name="P967"><text:a xlink:type="simple" xlink:href="https://github.com/GovernIB/distribucio/issues/538" text:style-name="Internet_20_link" text:visited-style-name="Visited_20_Internet_20_Link">#538</text:a><text:span text:style-name="T307"> </text:span>Agafar plantilla informe de traçabilitat i històric de filesystem </text:p>
        </text:list-item>
        <text:list-item>
          <text:p text:style-name="P967"><text:a xlink:type="simple" xlink:href="https://github.com/GovernIB/distribucio/issues/531" text:style-name="Internet_20_link" text:visited-style-name="Visited_20_Internet_20_Link">#531</text:a><text:span text:style-name="T307"> </text:span>Mostrar la informació del backoffice per l'anotació de registre </text:p>
        </text:list-item>
        <text:list-item>
          <text:p text:style-name="P967"><text:a xlink:type="simple" xlink:href="https://github.com/GovernIB/distribucio/issues/532" text:style-name="Internet_20_link" text:visited-style-name="Visited_20_Internet_20_Link">#532</text:a><text:span text:style-name="T307"> </text:span>Mostrar la informació de la regla relacionada a l'anotació de registre </text:p>
        </text:list-item>
        <text:list-item>
          <text:p text:style-name="P967"><text:a xlink:type="simple" xlink:href="https://github.com/GovernIB/distribucio/issues/526" text:style-name="Internet_20_link" text:visited-style-name="Visited_20_Internet_20_Link">#526</text:a><text:span text:style-name="T307"> </text:span>Afegir informació de les regles al manual d'integració </text:p>
        </text:list-item>
        <text:list-item>
          <text:p text:style-name="P967"><text:a xlink:type="simple" xlink:href="https://github.com/GovernIB/distribucio/issues/527" text:style-name="Internet_20_link" text:visited-style-name="Visited_20_Internet_20_Link">#527</text:a><text:span text:style-name="T307"> </text:span>Millorar la secció de Gestió de procediments </text:p>
        </text:list-item>
        <text:list-item>
          <text:p text:style-name="P967"><text:a xlink:type="simple" xlink:href="https://github.com/GovernIB/distribucio/issues/528" text:style-name="Internet_20_link" text:visited-style-name="Visited_20_Internet_20_Link">#528</text:a><text:span text:style-name="T307"> </text:span>Permetre configurar per propietat el temps d'actualització automàtica de procediments </text:p>
        </text:list-item>
        <text:list-item>
          <text:p text:style-name="P967"><text:a xlink:type="simple" xlink:href="https://github.com/GovernIB/distribucio/issues/516" text:style-name="Internet_20_link" text:visited-style-name="Visited_20_Internet_20_Link">#516</text:a><text:span text:style-name="T307"> </text:span>Afegir icona de tipus de document </text:p>
        </text:list-item>
        <text:list-item>
          <text:p text:style-name="P967"><text:a xlink:type="simple" xlink:href="https://github.com/GovernIB/distribucio/issues/518" text:style-name="Internet_20_link" text:visited-style-name="Visited_20_Internet_20_Link">#518</text:a><text:span text:style-name="T307"> </text:span>Resaltar el dia actual en els calendaris </text:p>
        </text:list-item>
        <text:list-item>
          <text:p text:style-name="P967"><text:a xlink:type="simple" xlink:href="https://github.com/GovernIB/distribucio/issues/522" text:style-name="Internet_20_link" text:visited-style-name="Visited_20_Internet_20_Link">#522</text:a><text:span text:style-name="T307"> </text:span>Posar tots els avisos dins la columna avisos del localitzador d'anotacions </text:p>
        </text:list-item>
        <text:list-item>
          <text:p text:style-name="P967"><text:a xlink:type="simple" xlink:href="https://github.com/GovernIB/distribucio/issues/521" text:style-name="Internet_20_link" text:visited-style-name="Visited_20_Internet_20_Link">#521</text:a><text:span text:style-name="T307"> </text:span>Eliminar columna "documentació" en el localitzador d'anotacions </text:p>
        </text:list-item>
      </text:list>
      <text:p text:style-name="P519">Errors resolts:</text:p>
      <text:list xml:id="list3602138128" text:style-name="L113">
        <text:list-item>
          <text:p text:style-name="P941"><text:a xlink:type="simple" xlink:href="https://github.com/GovernIB/distribucio/issues/517" text:style-name="Internet_20_link" text:visited-style-name="Visited_20_Internet_20_Link">#517</text:a><text:span text:style-name="T307"> </text:span>Errors de memòria amb el GC </text:p>
        </text:list-item>
        <text:list-item>
          <text:p text:style-name="P941"><text:a xlink:type="simple" xlink:href="https://github.com/GovernIB/distribucio/issues/545" text:style-name="Internet_20_link" text:visited-style-name="Visited_20_Internet_20_Link">#545</text:a><text:span text:style-name="T307"> </text:span>No s'hactualitza el temps de processament en el monitor de tasques en segon pla </text:p>
        </text:list-item>
        <text:list-item>
          <text:p text:style-name="P941"><text:a xlink:type="simple" xlink:href="https://github.com/GovernIB/distribucio/issues/546" text:style-name="Internet_20_link" text:visited-style-name="Visited_20_Internet_20_Link">#546</text:a><text:span text:style-name="T307"> </text:span>Número de reintents incorrecte a l'estat "Backoffice procesada amb errors" </text:p>
        </text:list-item>
        <text:list-item>
          <text:p text:style-name="P941"><text:a xlink:type="simple" xlink:href="https://github.com/GovernIB/distribucio/issues/547" text:style-name="Internet_20_link" text:visited-style-name="Visited_20_Internet_20_Link">#547</text:a><text:span text:style-name="T307"> </text:span>No es mostra l'hora en la informació de la data de processament per backoffice </text:p>
        </text:list-item>
        <text:list-item>
          <text:p text:style-name="P941"><text:a xlink:type="simple" xlink:href="https://github.com/GovernIB/distribucio/issues/520" text:style-name="Internet_20_link" text:visited-style-name="Visited_20_Internet_20_Link">#520</text:a><text:span text:style-name="T307"> </text:span>Pareix que el monitor està ignorant el valor de <text:span text:style-name="T307"><text:s/></text:span>es.caib.distribucio.tasca.monitor.integracio.esborrar.antics.dies </text:p>
        </text:list-item>
        <text:list-item>
          <text:p text:style-name="P941"><text:a xlink:type="simple" xlink:href="https://github.com/GovernIB/distribucio/issues/525" text:style-name="Internet_20_link" text:visited-style-name="Visited_20_Internet_20_Link">#525</text:a><text:span text:style-name="T307"> </text:span>No permetre custodiar documents que comencin per punt </text:p>
        </text:list-item>
        <text:list-item>
          <text:p text:style-name="P941"><text:a xlink:type="simple" xlink:href="https://github.com/GovernIB/distribucio/issues/519" text:style-name="Internet_20_link" text:visited-style-name="Visited_20_Internet_20_Link">#519</text:a><text:span text:style-name="T307"> </text:span>Revisar amplada del localitzador d'anotacions amb perfil administrador </text:p>
        </text:list-item>
      </text:list>
      <text:p text:style-name="P300"/>
      <text:p text:style-name="P128">Base de dades:</text:p>
      <text:p text:style-name="P128"/>
      <text:list xml:id="list123413511593470" text:continue-list="list123414621508460" text:style-name="L108">
        <text:list-item>
          <text:p text:style-name="P768">distribucio_update_0.9.<text:span text:style-name="T277">4</text:span><text:span text:style-name="T308">7</text:span>.sql<text:span text:style-name="T228"> (Oracle)</text:span></text:p>
          <text:list>
            <text:list-item>
              <text:p text:style-name="P961"><text:soft-page-break/>Nova propietat configurable a nivell de entitat per establir el temps d'actualització automàtica per actualitzar la taula de procediments.</text:p>
            </text:list-item>
            <text:list-item>
              <text:p text:style-name="P961">Agafar plantilla informe de traçabilitat i històric de filesystem</text:p>
            </text:list-item>
            <text:list-item>
              <text:p text:style-name="P961">Nova columna a la taula 'DIS_PROCEDIMENT' que ens <text:s/>indica si el procediment està vigent o obsolet.</text:p>
            </text:list-item>
          </text:list>
        </text:list-item>
      </text:list>
      <text:p text:style-name="P626"/>
      <table:table table:name="Table24" table:style-name="Table24">
        <table:table-column table:style-name="Table24.A"/>
        <table:table-row table:style-name="TableLine635710352">
          <table:table-cell table:style-name="Table24.A1" office:value-type="string">
            <text:p text:style-name="P395">-- #528 Nova propietat configurable a nivell de entitat per establir el temps d'actualització automàtica per actualitzar la taula de procediments</text:p>
            <text:p text:style-name="P598"/>
            <text:p text:style-name="P424"><text:span text:style-name="T31">Insert </text:span><text:span text:style-name="T66">into</text:span><text:span text:style-name="T31"> DIS_CONFIG_GROUP </text:span></text:p>
            <text:p text:style-name="P203"><text:tab/>(CODE, PARENT_CODE, POSITION, DESCRIPTION) </text:p>
            <text:p text:style-name="P424"><text:span text:style-name="T66">values</text:span><text:span text:style-name="T31"> </text:span></text:p>
            <text:p text:style-name="P424"><text:span text:style-name="T31"><text:tab/>(</text:span><text:span text:style-name="T170">'SCHEDULLED_PROCEDIMENT'</text:span><text:span text:style-name="T31">, </text:span><text:span text:style-name="T170">'SCHEDULLED'</text:span><text:span text:style-name="T31">, </text:span><text:span text:style-name="T170">'22'</text:span><text:span text:style-name="T31">, </text:span><text:span text:style-name="T170">'Tasca periòdica per actualitzar la taula de procediments'</text:span><text:span text:style-name="T31">);</text:span></text:p>
            <text:p text:style-name="P598"/>
            <text:p text:style-name="P203"><text:tab/></text:p>
            <text:p text:style-name="P424"><text:span text:style-name="T31">Insert </text:span><text:span text:style-name="T66">into</text:span><text:span text:style-name="T31"> DIS_CONFIG </text:span></text:p>
            <text:p text:style-name="P424"><text:span text:style-name="T31"><text:tab/>(</text:span><text:span text:style-name="T66">KEY</text:span><text:span text:style-name="T31">,</text:span><text:span text:style-name="T66">VALUE</text:span><text:span text:style-name="T31">,DESCRIPTION,GROUP_CODE,POSITION,JBOSS_PROPERTY,TYPE_CODE,LASTMODIFIEDBY_CODI, CONFIGURABLE, ENTITAT_CODI,LASTMODIFIEDDATE) </text:span></text:p>
            <text:p text:style-name="P424"><text:span text:style-name="T66">values</text:span><text:span text:style-name="T31"> </text:span></text:p>
            <text:p text:style-name="P424"><text:span text:style-name="T31"><text:tab/>(</text:span><text:span text:style-name="T170">'es.caib.distribucio.tasca.monitor.integracio.actualitzar.procediments'</text:span><text:span text:style-name="T31">,</text:span><text:span text:style-name="T152">null</text:span><text:span text:style-name="T31">,</text:span><text:span text:style-name="T170">'Especificar l''expressió ''cron'' indicant l''interval de temps de les actualitzacions dels procediments en segon pla. Per defecte s''aplicarà el cron corresponent per actualitzar cada divendres a les 15:30h'</text:span><text:span text:style-name="T31">,</text:span><text:span text:style-name="T170">'SCHEDULLED_PROCEDIMENT'</text:span><text:span text:style-name="T31">,</text:span><text:span text:style-name="T170">'7'</text:span><text:span text:style-name="T31">,</text:span><text:span text:style-name="T170">'0'</text:span><text:span text:style-name="T31">,</text:span><text:span text:style-name="T170">'TEXT'</text:span><text:span text:style-name="T31">, </text:span><text:span text:style-name="T152">NULL</text:span><text:span text:style-name="T31">, </text:span><text:span text:style-name="T170">'0'</text:span><text:span text:style-name="T31">,</text:span><text:span text:style-name="T152">null</text:span><text:span text:style-name="T31">,</text:span><text:span text:style-name="T152">null</text:span><text:span text:style-name="T31">);</text:span></text:p>
            <text:p text:style-name="P598"/>
            <text:p text:style-name="P203"><text:tab/></text:p>
            <text:p text:style-name="P384">--#538 Agafar plantilla informe de traçabilitat i històric de filesystem</text:p>
            <text:p text:style-name="P598"/>
            <text:p text:style-name="P424"><text:span text:style-name="T31">Insert </text:span><text:span text:style-name="T66">into</text:span><text:span text:style-name="T31"> DIS_CONFIG (</text:span><text:span text:style-name="T66">KEY</text:span><text:span text:style-name="T31">,</text:span><text:span text:style-name="T66">VALUE</text:span><text:span text:style-name="T31">,DESCRIPTION,GROUP_CODE,POSITION,JBOSS_PROPERTY,TYPE_CODE,LASTMODIFIEDBY_CODI,LASTMODIFIEDDATE) </text:span><text:span text:style-name="T66">values</text:span><text:span text:style-name="T31"> (</text:span><text:span text:style-name="T170">'es.caib.distribucio.plantilla.informe.trasabilitat.ca'</text:span><text:span text:style-name="T31">,</text:span><text:span text:style-name="T152">null</text:span><text:span text:style-name="T31">,</text:span><text:span text:style-name="T170">'Ruta plantilla informe de traçabilitat en català'</text:span><text:span text:style-name="T31">,</text:span><text:span text:style-name="T170">'GENERAL'</text:span><text:span text:style-name="T31">,</text:span><text:span text:style-name="T170">'16'</text:span><text:span text:style-name="T31">,</text:span><text:span text:style-name="T170">'0'</text:span><text:span text:style-name="T31">,</text:span><text:span text:style-name="T170">'TEXT'</text:span><text:span text:style-name="T31">,</text:span><text:span text:style-name="T152">null</text:span><text:span text:style-name="T31">,</text:span><text:span text:style-name="T152">null</text:span><text:span text:style-name="T31">);</text:span></text:p>
            <text:p text:style-name="P424"><text:span text:style-name="T31">Insert </text:span><text:span text:style-name="T66">into</text:span><text:span text:style-name="T31"> DIS_CONFIG (</text:span><text:span text:style-name="T66">KEY</text:span><text:span text:style-name="T31">,</text:span><text:span text:style-name="T66">VALUE</text:span><text:span text:style-name="T31">,DESCRIPTION,GROUP_CODE,POSITION,JBOSS_PROPERTY,TYPE_CODE,LASTMODIFIEDBY_CODI,LASTMODIFIEDDATE) </text:span><text:span text:style-name="T66">values</text:span><text:span text:style-name="T31"> (</text:span><text:span text:style-name="T170">'es.caib.distribucio.plantilla.informe.trasabilitat.es'</text:span><text:span text:style-name="T31">,</text:span><text:span text:style-name="T152">null</text:span><text:span text:style-name="T31">,</text:span><text:span text:style-name="T170">'Ruta plantilla informe de traçabilitat en castellà'</text:span><text:span text:style-name="T31">,</text:span><text:span text:style-name="T170">'GENERAL'</text:span><text:span text:style-name="T31">,</text:span><text:span text:style-name="T170">'17'</text:span><text:span text:style-name="T31">,</text:span><text:span text:style-name="T170">'0'</text:span><text:span text:style-name="T31">,</text:span><text:span text:style-name="T170">'TEXT'</text:span><text:span text:style-name="T31">,</text:span><text:span text:style-name="T152">null</text:span><text:span text:style-name="T31">,</text:span><text:span text:style-name="T152">null</text:span><text:span text:style-name="T31">);</text:span></text:p>
            <text:p text:style-name="P424"><text:span text:style-name="T31">Insert </text:span><text:span text:style-name="T66">into</text:span><text:span text:style-name="T31"> DIS_CONFIG (</text:span><text:span text:style-name="T66">KEY</text:span><text:span text:style-name="T31">,</text:span><text:span text:style-name="T66">VALUE</text:span><text:span text:style-name="T31">,DESCRIPTION,GROUP_CODE,POSITION,JBOSS_PROPERTY,TYPE_CODE,LASTMODIFIEDBY_CODI,LASTMODIFIEDDATE) </text:span><text:span text:style-name="T66">values</text:span><text:span text:style-name="T31"> (</text:span><text:span text:style-name="T170">'es.caib.distribucio.plantilla.historic.ca'</text:span><text:span text:style-name="T31">,</text:span><text:span text:style-name="T152">null</text:span><text:span text:style-name="T31">,</text:span><text:span text:style-name="T170">'Ruta plantilla històric en català'</text:span><text:span text:style-name="T31">,</text:span><text:span text:style-name="T170">'GENERAL'</text:span><text:span text:style-name="T31">,</text:span><text:span text:style-name="T170">'18'</text:span><text:span text:style-name="T31">,</text:span><text:span text:style-name="T170">'0'</text:span><text:span text:style-name="T31">,</text:span><text:span text:style-name="T170">'TEXT'</text:span><text:span text:style-name="T31">,</text:span><text:span text:style-name="T152">null</text:span><text:span text:style-name="T31">,</text:span><text:span text:style-name="T152">null</text:span><text:span text:style-name="T31">);</text:span></text:p>
            <text:p text:style-name="P424"><text:span text:style-name="T31">Insert </text:span><text:span text:style-name="T66">into</text:span><text:span text:style-name="T31"> DIS_CONFIG (</text:span><text:span text:style-name="T66">KEY</text:span><text:span text:style-name="T31">,</text:span><text:span text:style-name="T66">VALUE</text:span><text:span text:style-name="T31">,DESCRIPTION,GROUP_CODE,POSITION,JBOSS_PROPERTY,TYPE_CODE,LASTMODIFIEDBY_CODI,LASTMODIFIEDDATE) </text:span><text:span text:style-name="T66">values</text:span><text:span text:style-name="T31"> (</text:span><text:span text:style-name="T170">'es.caib.distribucio.plantilla.historic.es'</text:span><text:span text:style-name="T31">,</text:span><text:span text:style-name="T152">null</text:span><text:span text:style-name="T31">,</text:span><text:span text:style-name="T170">'Ruta plantilla històric en castellà'</text:span><text:span text:style-name="T31">,</text:span><text:span text:style-name="T170">'GENERAL'</text:span><text:span text:style-name="T31">,</text:span><text:span text:style-name="T170">'19'</text:span><text:span text:style-name="T31">,</text:span><text:span text:style-name="T170">'0'</text:span><text:span text:style-name="T31">,</text:span><text:span text:style-name="T170">'TEXT'</text:span><text:span text:style-name="T31">,</text:span><text:span text:style-name="T152">null</text:span><text:span text:style-name="T31">,</text:span><text:span text:style-name="T152">null</text:span><text:span text:style-name="T31">);</text:span></text:p>
            <text:p text:style-name="P598"/>
            <text:p text:style-name="P384">-- #539 Nova columna a la taula 'DIS_PROCEDIMENT' que ens <text:s/>indica si el procediment està vigent o obsolet. </text:p>
            <text:p text:style-name="P598"/>
            <text:p text:style-name="P424"><text:span text:style-name="T66">ALTER</text:span><text:span text:style-name="T31"> </text:span><text:span text:style-name="T66">TABLE</text:span><text:span text:style-name="T31"> DIS_PROCEDIMENT </text:span><text:span text:style-name="T66">ADD</text:span><text:span text:style-name="T31"> (ESTAT VARCHAR2(20 </text:span><text:span text:style-name="T66">CHAR</text:span><text:span text:style-name="T31">) </text:span><text:span text:style-name="T66">DEFAULT</text:span><text:span text:style-name="T31"> </text:span><text:span text:style-name="T170">'VIGENT'</text:span><text:span text:style-name="T31"> </text:span><text:span text:style-name="T66">NOT</text:span><text:span text:style-name="T31"> </text:span><text:span text:style-name="T152">NULL</text:span><text:span text:style-name="T31">);</text:span></text:p>
            <text:p text:style-name="P424"/>
          </table:table-cell>
        </table:table-row>
      </table:table>
      <text:p text:style-name="P587"><text:soft-page-break/></text:p>
      <text:p text:style-name="P68"><text:span text:style-name="T6">Propietats globals</text:span>:</text:p>
      <text:list xml:id="list123414266252523" text:continue-list="list123413758503446" text:style-name="L105">
        <text:list-item>
          <text:p text:style-name="P957">Opcionalment es poden afegir les propietats inserides a BBDD en el fitxer de propietats:</text:p>
        </text:list-item>
      </text:list>
      <table:table table:name="Table25" table:style-name="Table25">
        <table:table-column table:style-name="Table25.A"/>
        <table:table-row table:style-name="TableLine635709488">
          <table:table-cell table:style-name="Table25.A1" office:value-type="string">
            <text:p text:style-name="P251"># ############################# #</text:p>
            <text:p text:style-name="P241"># PROPERTIES AFEGIDES OPCIONALS #</text:p>
            <text:p text:style-name="P241"># ############################# #</text:p>
            <text:p text:style-name="P598"/>
            <text:p text:style-name="P424"><text:span text:style-name="T50">#528 </text:span><text:span text:style-name="T54">Nova</text:span><text:span text:style-name="T50"> </text:span><text:span text:style-name="T54">propietat</text:span><text:span text:style-name="T50"> configurable a </text:span><text:span text:style-name="T54">nivell</text:span><text:span text:style-name="T50"> </text:span><text:span text:style-name="T54">de</text:span><text:span text:style-name="T50"> </text:span><text:span text:style-name="T54">entitat</text:span><text:span text:style-name="T50"> per </text:span><text:span text:style-name="T54">establir</text:span><text:span text:style-name="T50"> el </text:span><text:span text:style-name="T54">temps</text:span><text:span text:style-name="T50"> d'actualització </text:span><text:span text:style-name="T54">automàtica</text:span><text:span text:style-name="T50"> per </text:span><text:span text:style-name="T54">actualitzar</text:span><text:span text:style-name="T50"> </text:span><text:span text:style-name="T54">la</text:span><text:span text:style-name="T50"> </text:span><text:span text:style-name="T54">taula</text:span><text:span text:style-name="T50"> </text:span><text:span text:style-name="T54">de</text:span><text:span text:style-name="T50"> </text:span><text:span text:style-name="T54">procediments</text:span></text:p>
            <text:p text:style-name="P424"><text:span text:style-name="T31">es.caib.distribucio.tasca.monitor.integracio.actualitzar.procediments=</text:span><text:span text:style-name="T38">0</text:span><text:span text:style-name="T31"> </text:span><text:span text:style-name="T38">30</text:span><text:span text:style-name="T31"> </text:span><text:span text:style-name="T38">15</text:span><text:span text:style-name="T31"> </text:span><text:span text:style-name="T38">*</text:span><text:span text:style-name="T31"> </text:span><text:span text:style-name="T38">*</text:span><text:span text:style-name="T31"> </text:span><text:span text:style-name="T38">5</text:span></text:p>
            <text:p text:style-name="P598"/>
            <text:p text:style-name="P424"><text:span text:style-name="T50">#538 </text:span><text:span text:style-name="T54">Agafar</text:span><text:span text:style-name="T50"> </text:span><text:span text:style-name="T54">plantilla</text:span><text:span text:style-name="T50"> </text:span><text:span text:style-name="T54">informe</text:span><text:span text:style-name="T50"> </text:span><text:span text:style-name="T54">de</text:span><text:span text:style-name="T50"> </text:span><text:span text:style-name="T54">traçabilitat</text:span><text:span text:style-name="T50"> i </text:span><text:span text:style-name="T54">històric</text:span><text:span text:style-name="T50"> </text:span><text:span text:style-name="T54">de</text:span><text:span text:style-name="T50"> </text:span><text:span text:style-name="T54">filesystem</text:span></text:p>
            <text:p text:style-name="P598"/>
            <text:p text:style-name="P203">es.caib.distribucio.plantilla.informe.trasabilitat.ca=</text:p>
            <text:p text:style-name="P203">es.caib.distribucio.plantilla.informe.trasabilitat.es=</text:p>
            <text:p text:style-name="P203">es.caib.distribucio.plantilla.historic.ca=</text:p>
            <text:p text:style-name="P203">es.caib.distribucio.plantilla.historic.es=</text:p>
          </table:table-cell>
        </table:table-row>
      </table:table>
      <text:p text:style-name="P594"/>
      <text:p text:style-name="P492"/>
      <text:p text:style-name="P632">Altres:</text:p>
      <text:list xml:id="list1990807156" text:style-name="L114">
        <text:list-item>
          <text:p text:style-name="P979">Publicada una nova versió del client API REST<text:span text:style-name="T161"> distribucio-rest-client-0.9.47</text:span> per backoffices per mantenir l'autenticac<text:span text:style-name="T310">ió</text:span> per no obrir sessió en cada petició.</text:p>
        </text:list-item>
      </text:list>
      <text:p text:style-name="P493"/>
      <text:list xml:id="list123414082903439" text:continue-list="list123413175001111" text:style-name="Outline">
        <text:list-item>
          <text:list>
            <text:list-header>
              <text:h text:style-name="P698" text:outline-level="2" text:is-list-header="true"><text:bookmark-start text:name="__RefHeading___Toc79566_283954641611111"/><text:span text:style-name="T158">Versió 0.9.</text:span><text:span text:style-name="T80">4</text:span><text:span text:style-name="T135">8</text:span><text:span text:style-name="T131"> </text:span><text:span text:style-name="T136">Sincronització procediments, filtre "presencial" a les regles, revisió de codis SIA de procediments, columnes i formularis. Correcció de diferents errors</text:span><text:bookmark-end text:name="__RefHeading___Toc79566_283954641611111"/></text:h>
            </text:list-header>
          </text:list>
        </text:list-item>
      </text:list>
      <text:p text:style-name="P353">Data: <text:span text:style-name="T317">2</text:span><text:span text:style-name="T318">6</text:span><text:span text:style-name="T300">/</text:span><text:span text:style-name="T313">04</text:span>/202<text:span text:style-name="T313">3</text:span><text:span text:style-name="T251"> </text:span><text:span text:style-name="T316">1</text:span><text:span text:style-name="T318">0</text:span><text:span text:style-name="T251">:</text:span><text:span text:style-name="T286">0</text:span><text:span text:style-name="T251">0h</text:span></text:p>
      <text:p text:style-name="P353"/>
      <text:p text:style-name="P172">Resum: <text:span text:style-name="T314">Sincronització de procediments en segon pla. API REST de regles per autenticació bàsica en un nou context. Filtre de regles per camp "presencial" de les anotacions. Pode posar metades a les anotacions (APB). Diagnòstic ràpid de les integracions. Correcció de errors diversos. Error sincronitzant UO's versionades. Revisió de formularis i amplades de columnes.</text:span></text:p>
      <text:p text:style-name="P612"/>
      <text:p text:style-name="P561">Millores incloses:</text:p>
      <text:list xml:id="list123414202387753" text:continue-list="list123413160837768" text:style-name="L77">
        <text:list-item>
          <text:p text:style-name="P968"><text:a xlink:type="simple" xlink:href="https://github.com/GovernIB/distribucio/issues/474" text:style-name="Internet_20_link" text:visited-style-name="Visited_20_Internet_20_Link">#474</text:a><text:span text:style-name="T314"> </text:span>Firmar i guardar documents en estat esborrany en el reprocessament </text:p>
        </text:list-item>
        <text:list-item>
          <text:p text:style-name="P968"><text:a xlink:type="simple" xlink:href="https://github.com/GovernIB/distribucio/issues/565" text:style-name="Internet_20_link" text:visited-style-name="Visited_20_Internet_20_Link">#565</text:a><text:span text:style-name="T314"> </text:span>Afegir codi SIA al desplegable de la classificació de múltiples anotacions </text:p>
        </text:list-item>
        <text:list-item>
          <text:p text:style-name="P968"><text:a xlink:type="simple" xlink:href="https://github.com/GovernIB/distribucio/issues/569" text:style-name="Internet_20_link" text:visited-style-name="Visited_20_Internet_20_Link">#569</text:a><text:span text:style-name="T314"> </text:span>Revisar columnes del localitzador de continguts </text:p>
        </text:list-item>
        <text:list-item>
          <text:p text:style-name="P968"><text:a xlink:type="simple" xlink:href="https://github.com/GovernIB/distribucio/issues/543" text:style-name="Internet_20_link" text:visited-style-name="Visited_20_Internet_20_Link">#543</text:a><text:span text:style-name="T314"> </text:span>Diagnòstic ràpid de les integracions </text:p>
        </text:list-item>
        <text:list-item>
          <text:p text:style-name="P968"><text:a xlink:type="simple" xlink:href="https://github.com/GovernIB/distribucio/issues/553" text:style-name="Internet_20_link" text:visited-style-name="Visited_20_Internet_20_Link">#553</text:a><text:span text:style-name="T314"> </text:span>Afegir autenticació Basic a l'API de regles </text:p>
        </text:list-item>
        <text:list-item>
          <text:p text:style-name="P968"><text:a xlink:type="simple" xlink:href="https://github.com/GovernIB/distribucio/issues/567" text:style-name="Internet_20_link" text:visited-style-name="Visited_20_Internet_20_Link">#567</text:a><text:span text:style-name="T314"> </text:span>Poder metadatar assentaments registrals en distribució <text:span text:style-name="T314">(APB)</text:span></text:p>
        </text:list-item>
        <text:list-item>
          <text:p text:style-name="P968"><text:a xlink:type="simple" xlink:href="https://github.com/GovernIB/distribucio/issues/557" text:style-name="Internet_20_link" text:visited-style-name="Visited_20_Internet_20_Link">#557</text:a><text:span text:style-name="T314"> </text:span>Afegir filtre "presencial" a les regles </text:p>
        </text:list-item>
        <text:list-item>
          <text:p text:style-name="P968"><text:a xlink:type="simple" xlink:href="https://github.com/GovernIB/distribucio/issues/555" text:style-name="Internet_20_link" text:visited-style-name="Visited_20_Internet_20_Link">#555</text:a><text:span text:style-name="T314"> </text:span>Afegir la opció "Cap procediment" a l'inici del select de procediments de l'acció de classificar anotació</text:p>
        </text:list-item>
        <text:list-item>
          <text:p text:style-name="P968"><text:a xlink:type="simple" xlink:href="https://github.com/GovernIB/distribucio/issues/556" text:style-name="Internet_20_link" text:visited-style-name="Visited_20_Internet_20_Link">#556</text:a><text:span text:style-name="T314"> </text:span>Eliminar el selector d'entitat en el perfil superusuari </text:p>
        </text:list-item>
        <text:list-item>
          <text:p text:style-name="P968"><text:a xlink:type="simple" xlink:href="https://github.com/GovernIB/distribucio/issues/554" text:style-name="Internet_20_link" text:visited-style-name="Visited_20_Internet_20_Link">#554</text:a><text:span text:style-name="T314"> </text:span>Canviar el context de l'API de regles i securització </text:p>
        </text:list-item>
        <text:list-item>
          <text:p text:style-name="P968"><text:soft-page-break/><text:a xlink:type="simple" xlink:href="https://github.com/GovernIB/distribucio/issues/544" text:style-name="Internet_20_link" text:visited-style-name="Visited_20_Internet_20_Link">#544</text:a><text:span text:style-name="T314"> </text:span>Reiniciar tasques en segon pla pareix que funciona a vegades o no es clar que es faci. </text:p>
        </text:list-item>
        <text:list-item>
          <text:p text:style-name="P968"><text:a xlink:type="simple" xlink:href="https://github.com/GovernIB/distribucio/issues/542" text:style-name="Internet_20_link" text:visited-style-name="Visited_20_Internet_20_Link">#542</text:a><text:span text:style-name="T314"> </text:span>Crear una tasca en 2n pla que sincronitzi els procediments cada X temps </text:p>
        </text:list-item>
        <text:list-item>
          <text:p text:style-name="P968"><text:a xlink:type="simple" xlink:href="https://github.com/GovernIB/distribucio/issues/551" text:style-name="Internet_20_link" text:visited-style-name="Visited_20_Internet_20_Link">#551</text:a><text:span text:style-name="T314"> </text:span>Adaptar el contingut a la grandària de la pantalla a formularis i taules identificats </text:p>
        </text:list-item>
      </text:list>
      <text:p text:style-name="P520">Errors resolts:</text:p>
      <text:list xml:id="list2999147850" text:style-name="L115">
        <text:list-item>
          <text:p text:style-name="P948"><text:a xlink:type="simple" xlink:href="https://github.com/GovernIB/distribucio/issues/582" text:style-name="Internet_20_link" text:visited-style-name="Visited_20_Internet_20_Link">#582</text:a><text:span text:style-name="T314"> </text:span>Error en el format de les dates en la consulta de regles via API </text:p>
        </text:list-item>
        <text:list-item>
          <text:p text:style-name="P942"><text:a xlink:type="simple" xlink:href="https://github.com/GovernIB/distribucio/issues/576" text:style-name="Internet_20_link" text:visited-style-name="Visited_20_Internet_20_Link">#576</text:a><text:span text:style-name="T314"> </text:span>Revisar per què les propietats fixades a null no s'actualitzen </text:p>
        </text:list-item>
        <text:list-item>
          <text:p text:style-name="P942"><text:a xlink:type="simple" xlink:href="https://github.com/GovernIB/distribucio/issues/560" text:style-name="Internet_20_link" text:visited-style-name="Visited_20_Internet_20_Link">#560</text:a><text:span text:style-name="T314"> </text:span>Revisar les dependències del plugin de firma en servidor per evitar el problema del hostname </text:p>
        </text:list-item>
        <text:list-item>
          <text:p text:style-name="P942"><text:a xlink:type="simple" xlink:href="https://github.com/GovernIB/distribucio/issues/577" text:style-name="Internet_20_link" text:visited-style-name="Visited_20_Internet_20_Link">#577</text:a><text:span text:style-name="T314"> </text:span>El botó de reiniciar tasques en segon pla no refresca els missatges </text:p>
        </text:list-item>
        <text:list-item>
          <text:p text:style-name="P942"><text:a xlink:type="simple" xlink:href="https://github.com/GovernIB/distribucio/issues/570" text:style-name="Internet_20_link" text:visited-style-name="Visited_20_Internet_20_Link">#570</text:a><text:span text:style-name="T314"> </text:span>La bústia apareix dues vegades en el filtre i sota una unitat que no toca </text:p>
        </text:list-item>
        <text:list-item>
          <text:p text:style-name="P942"><text:a xlink:type="simple" xlink:href="https://github.com/GovernIB/distribucio/issues/575" text:style-name="Internet_20_link" text:visited-style-name="Visited_20_Internet_20_Link">#575</text:a><text:span text:style-name="T314"> </text:span>Error de consultes i als scripts amb PostgreSQL <text:span text:style-name="T314"><text:s/>(APB)</text:span></text:p>
        </text:list-item>
        <text:list-item>
          <text:p text:style-name="P942"><text:a xlink:type="simple" xlink:href="https://github.com/GovernIB/distribucio/issues/573" text:style-name="Internet_20_link" text:visited-style-name="Visited_20_Internet_20_Link">#573</text:a><text:span text:style-name="T314"> </text:span>Error sincronizant UO's </text:p>
        </text:list-item>
        <text:list-item>
          <text:p text:style-name="P942"><text:a xlink:type="simple" xlink:href="https://github.com/GovernIB/distribucio/issues/541" text:style-name="Internet_20_link" text:visited-style-name="Visited_20_Internet_20_Link">#541</text:a> Revisar tots els formularis dels filtres de cerca dins l'aplicació, premer intro neteja les dades </text:p>
        </text:list-item>
        <text:list-item>
          <text:p text:style-name="P942"><text:a xlink:type="simple" xlink:href="https://github.com/GovernIB/distribucio/issues/548" text:style-name="Internet_20_link" text:visited-style-name="Visited_20_Internet_20_Link">#548</text:a><text:span text:style-name="T314"> </text:span>Revisar duplicats en procediments en classificar </text:p>
        </text:list-item>
        <text:list-item>
          <text:p text:style-name="P942"><text:a xlink:type="simple" xlink:href="https://github.com/GovernIB/distribucio/issues/568" text:style-name="Internet_20_link" text:visited-style-name="Visited_20_Internet_20_Link">#568</text:a><text:span text:style-name="T314"> </text:span>Marcar els procediments extingits en la classificació d'anotacions </text:p>
        </text:list-item>
        <text:list-item>
          <text:p text:style-name="P942"><text:a xlink:type="simple" xlink:href="https://github.com/GovernIB/distribucio/issues/559" text:style-name="Internet_20_link" text:visited-style-name="Visited_20_Internet_20_Link">#559</text:a><text:span text:style-name="T314"> </text:span>No deixa marcar com a processar una anotació rebutjada per un backoffice </text:p>
        </text:list-item>
        <text:list-item>
          <text:p text:style-name="P970"><text:a xlink:type="simple" xlink:href="https://github.com/GovernIB/distribucio/issues/552" text:style-name="Internet_20_link" text:visited-style-name="Visited_20_Internet_20_Link">#552</text:a><text:span text:style-name="T314"> </text:span>Impedir crear Backoffice amb espais en blanc al codi </text:p>
        </text:list-item>
        <text:list-item>
          <text:p text:style-name="P970"><text:a xlink:type="simple" xlink:href="https://github.com/GovernIB/distribucio/issues/549" text:style-name="Internet_20_link" text:visited-style-name="Visited_20_Internet_20_Link">#549</text:a><text:span text:style-name="T314"> </text:span>Error al añadir logo de cabecera para una entidad </text:p>
        </text:list-item>
      </text:list>
      <text:p text:style-name="P301"/>
      <text:p text:style-name="P129">Base de dades:</text:p>
      <text:p text:style-name="P129"/>
      <text:list xml:id="list492595014" text:style-name="L116">
        <text:list-item>
          <text:p text:style-name="P769">distribucio_update_0.9.<text:span text:style-name="T277">4</text:span><text:span text:style-name="T315">8</text:span>.sql<text:span text:style-name="T228"> (Oracle)</text:span></text:p>
          <text:list>
            <text:list-item>
              <text:p text:style-name="P980">Nova columna "presencial" pel nou filtre de regles.</text:p>
            </text:list-item>
            <text:list-item>
              <text:p text:style-name="P980">Nova propietat configurable per poder activar el canvi de títol a l'hora de classificar.</text:p>
            </text:list-item>
            <text:list-item>
              <text:p text:style-name="P980">Nova propietat configurable per poder activar les metadades d'anotacions.</text:p>
            </text:list-item>
            <text:list-item>
              <text:p text:style-name="P980">Taules per poder afegir metadades a les anotacions.</text:p>
            </text:list-item>
            <text:list-item>
              <text:p text:style-name="P980">Canvi de la propietat configurable del plugin d'Arxiu per especificar el valor de la configuració del CSV.</text:p>
            </text:list-item>
          </text:list>
        </text:list-item>
      </text:list>
      <text:p text:style-name="P627"/>
      <table:table table:name="Table26" table:style-name="Table26">
        <table:table-column table:style-name="Table26.A"/>
        <table:table-row table:style-name="TableLine635708336">
          <table:table-cell table:style-name="Table26.A1" office:value-type="string">
            <text:p text:style-name="P396">-- Distribucio 0.9.48</text:p>
            <text:p text:style-name="P598"/>
            <text:p text:style-name="P384">-- #557 Nova columna a la taula 'DIS_REGLA' que ens indica si s'aplicarà a un registre presencial o no. </text:p>
            <text:p text:style-name="P424"><text:span text:style-name="T66">ALTER</text:span><text:span text:style-name="T31"> </text:span><text:span text:style-name="T66">TABLE</text:span><text:span text:style-name="T31"> DIS_REGLA </text:span><text:span text:style-name="T66">ADD</text:span><text:span text:style-name="T31"> PRESENCIAL NUMBER(1);</text:span></text:p>
            <text:p text:style-name="P598"/>
            <text:p text:style-name="P384">--#558 Poder canviar títol en classificar</text:p>
            <text:p text:style-name="P424"><text:span text:style-name="T31">Insert </text:span><text:span text:style-name="T66">into</text:span><text:span text:style-name="T31"> DIS_CONFIG (</text:span><text:span text:style-name="T66">KEY</text:span><text:span text:style-name="T31">,</text:span><text:span text:style-name="T66">VALUE</text:span><text:span text:style-name="T31">,DESCRIPTION,GROUP_CODE,POSITION,JBOSS_PROPERTY,TYPE_CODE,LASTMODIFIEDBY_CODI,LASTMODIFIEDDATE) </text:span><text:span text:style-name="T66">values</text:span><text:span text:style-name="T31"> (</text:span><text:span text:style-name="T170">'es.caib.distribucio.contingut.modificar.titol'</text:span><text:span text:style-name="T31">,</text:span><text:span text:style-name="T170">'0'</text:span><text:span text:style-name="T31">,</text:span><text:span text:style-name="T170">'Permetre modificar el títol d''una anotació en classificar'</text:span><text:span text:style-name="T31">,</text:span><text:span text:style-name="T170">'GENERAL'</text:span><text:span text:style-name="T31">,</text:span><text:span text:style-name="T170">'20'</text:span><text:span text:style-name="T31">,</text:span><text:span text:style-name="T170">'0'</text:span><text:span text:style-name="T31">,</text:span><text:span text:style-name="T170">'BOOL'</text:span><text:span text:style-name="T31">,</text:span><text:span text:style-name="T152">null</text:span><text:span text:style-name="T31">,</text:span><text:span text:style-name="T152">null</text:span><text:span text:style-name="T31">);</text:span></text:p>
            <text:p text:style-name="P598"/>
            <text:p text:style-name="P384">--#567 Poder metadatar assentaments registrals en distribució</text:p>
            <text:p text:style-name="P424"><text:span text:style-name="T31">Insert </text:span><text:span text:style-name="T66">into</text:span><text:span text:style-name="T31"> DIS_CONFIG (</text:span><text:span text:style-name="T66">KEY</text:span><text:span text:style-name="T31">,</text:span><text:span text:style-name="T66">VALUE</text:span><text:span text:style-name="T31">,DESCRIPTION,GROUP_CODE,POSITION,JBOSS_PROPERTY,TYPE_CODE,LASTMODIFIEDBY_CODI,LASTMODIFIEDDATE) </text:span><text:span text:style-name="T66">values</text:span><text:span text:style-name="T31"> (</text:span><text:span text:style-name="T170">'es.caib.distribucio.permetre.metadades.registre'</text:span><text:span text:style-name="T31">,</text:span><text:span text:style-name="T170">'0'</text:span><text:span text:style-name="T31">,</text:span><text:span text:style-name="T170">'Permetre metadatar assentaments registrals'</text:span><text:span text:style-name="T31">,</text:span><text:span text:style-name="T170">'GENERAL'</text:span><text:span text:style-name="T31">,</text:span><text:span text:style-name="T170">'21'</text:span><text:span text:style-name="T31">,</text:span><text:span text:style-name="T170">'0'</text:span><text:span text:style-name="T31">,</text:span><text:span text:style-name="T170">'BOOL'</text:span><text:span text:style-name="T31">,</text:span><text:span text:style-name="T152">null</text:span><text:span text:style-name="T31">,</text:span><text:span text:style-name="T152">null</text:span><text:span text:style-name="T31">);</text:span></text:p>
            <text:p text:style-name="P598"><text:soft-page-break/></text:p>
            <text:p text:style-name="P424"><text:span text:style-name="T66">CREATE</text:span><text:span text:style-name="T31"> </text:span><text:span text:style-name="T66">TABLE</text:span><text:span text:style-name="T31"> DIS_METADADA</text:span></text:p>
            <text:p text:style-name="P203">(</text:p>
            <text:p text:style-name="P424"><text:span text:style-name="T31"><text:s text:c="2"/>ID <text:s text:c="19"/>NUMBER(19) <text:s text:c="13"/></text:span><text:span text:style-name="T66">NOT</text:span><text:span text:style-name="T31"> </text:span><text:span text:style-name="T152">NULL</text:span><text:span text:style-name="T31">,</text:span></text:p>
            <text:p text:style-name="P424"><text:span text:style-name="T31"><text:s text:c="2"/>CODI <text:s text:c="17"/>VARCHAR2(64) <text:s text:c="11"/></text:span><text:span text:style-name="T66">NOT</text:span><text:span text:style-name="T31"> </text:span><text:span text:style-name="T152">NULL</text:span><text:span text:style-name="T31">,</text:span></text:p>
            <text:p text:style-name="P424"><text:span text:style-name="T31"><text:s text:c="2"/>NOM <text:s text:c="18"/>VARCHAR2(256) <text:s text:c="10"/></text:span><text:span text:style-name="T66">NOT</text:span><text:span text:style-name="T31"> </text:span><text:span text:style-name="T152">NULL</text:span><text:span text:style-name="T31">,</text:span></text:p>
            <text:p text:style-name="P424"><text:span text:style-name="T31"><text:s text:c="2"/>TIPUS <text:s text:c="16"/>NUMBER(10) <text:s text:c="13"/></text:span><text:span text:style-name="T66">NOT</text:span><text:span text:style-name="T31"> </text:span><text:span text:style-name="T152">NULL</text:span><text:span text:style-name="T31">,</text:span></text:p>
            <text:p text:style-name="P424"><text:span text:style-name="T31"><text:s text:c="2"/>MULTIPLICITAT <text:s text:c="8"/>NUMBER(10) <text:s text:c="13"/></text:span><text:span text:style-name="T66">NOT</text:span><text:span text:style-name="T31"> </text:span><text:span text:style-name="T152">NULL</text:span><text:span text:style-name="T31">,</text:span></text:p>
            <text:p text:style-name="P424"><text:span text:style-name="T31"><text:s text:c="2"/>ACTIVA <text:s text:c="15"/>NUMBER(1) <text:s text:c="14"/></text:span><text:span text:style-name="T66">NOT</text:span><text:span text:style-name="T31"> </text:span><text:span text:style-name="T152">NULL</text:span><text:span text:style-name="T31">,</text:span></text:p>
            <text:p text:style-name="P424"><text:span text:style-name="T31"><text:s text:c="2"/>READ_ONLY <text:s text:c="12"/>NUMBER(1) <text:s text:c="14"/></text:span><text:span text:style-name="T66">NOT</text:span><text:span text:style-name="T31"> </text:span><text:span text:style-name="T152">NULL</text:span><text:span text:style-name="T31">,</text:span></text:p>
            <text:p text:style-name="P424"><text:span text:style-name="T31"><text:s text:c="2"/>ORDRE <text:s text:c="16"/>NUMBER(10) <text:s text:c="13"/></text:span><text:span text:style-name="T66">NOT</text:span><text:span text:style-name="T31"> </text:span><text:span text:style-name="T152">NULL</text:span><text:span text:style-name="T31">,</text:span></text:p>
            <text:p text:style-name="P203"><text:s text:c="2"/>DESCRIPCIO <text:s text:c="11"/>VARCHAR2(1024),</text:p>
            <text:p text:style-name="P424"><text:span text:style-name="T31"><text:s text:c="2"/>ENTITAT_ID <text:s text:c="11"/>NUMBER(19) <text:s text:c="13"/></text:span><text:span text:style-name="T66">NOT</text:span><text:span text:style-name="T31"> </text:span><text:span text:style-name="T152">NULL</text:span><text:span text:style-name="T31">,</text:span></text:p>
            <text:p text:style-name="P424"><text:span text:style-name="T31"><text:s text:c="2"/>NO_APLICA<text:tab/><text:tab/><text:tab/><text:tab/>NUMBER(1)<text:tab/><text:tab/><text:tab/><text:tab/></text:span><text:span text:style-name="T66">DEFAULT</text:span><text:span text:style-name="T31"> 0,</text:span></text:p>
            <text:p text:style-name="P424"><text:span text:style-name="T31"><text:s text:c="2"/>VERSION <text:s text:c="14"/>NUMBER(19) <text:s text:c="13"/></text:span><text:span text:style-name="T66">NOT</text:span><text:span text:style-name="T31"> </text:span><text:span text:style-name="T152">NULL</text:span><text:span text:style-name="T31">,</text:span></text:p>
            <text:p text:style-name="P203"><text:s text:c="2"/>VALOR <text:tab/><text:tab/><text:tab/><text:tab/>VARCHAR2(255),</text:p>
            <text:p text:style-name="P203"><text:s text:c="2"/>CREATEDBY_CODI <text:s text:c="7"/>VARCHAR2(64),</text:p>
            <text:p text:style-name="P424"><text:span text:style-name="T31"><text:s text:c="2"/>CREATEDDATE <text:s text:c="10"/></text:span><text:span text:style-name="T66">TIMESTAMP</text:span><text:span text:style-name="T31">(6),</text:span></text:p>
            <text:p text:style-name="P203"><text:s text:c="2"/>LASTMODIFIEDBY_CODI <text:s text:c="2"/>VARCHAR2(64),</text:p>
            <text:p text:style-name="P424"><text:span text:style-name="T31"><text:s text:c="2"/>LASTMODIFIEDDATE <text:s text:c="5"/></text:span><text:span text:style-name="T66">TIMESTAMP</text:span><text:span text:style-name="T31">(6)</text:span></text:p>
            <text:p text:style-name="P203">);</text:p>
            <text:p text:style-name="P598"/>
            <text:p text:style-name="P424"><text:span text:style-name="T66">ALTER</text:span><text:span text:style-name="T31"> </text:span><text:span text:style-name="T66">TABLE</text:span><text:span text:style-name="T31"> DIS_METADADA </text:span><text:span text:style-name="T66">ADD</text:span><text:span text:style-name="T31"> (</text:span></text:p>
            <text:p text:style-name="P424"><text:span text:style-name="T31"><text:s text:c="2"/></text:span><text:span text:style-name="T66">CONSTRAINT</text:span><text:span text:style-name="T31"> DIS_METADADA_PK </text:span><text:span text:style-name="T66">PRIMARY</text:span><text:span text:style-name="T31"> </text:span><text:span text:style-name="T66">KEY</text:span><text:span text:style-name="T31"> (ID),</text:span></text:p>
            <text:p text:style-name="P424"><text:span text:style-name="T31"><text:s text:c="2"/></text:span><text:span text:style-name="T66">CONSTRAINT</text:span><text:span text:style-name="T31"> DIS_METADADA_CODI_UK </text:span><text:span text:style-name="T66">UNIQUE</text:span><text:span text:style-name="T31"> (CODI),</text:span></text:p>
            <text:p text:style-name="P424"><text:span text:style-name="T31"><text:s text:c="2"/></text:span><text:span text:style-name="T66">CONSTRAINT</text:span><text:span text:style-name="T31"> DIS_METADADA_ENTITAT_FK </text:span><text:span text:style-name="T66">FOREIGN</text:span><text:span text:style-name="T31"> </text:span><text:span text:style-name="T66">KEY</text:span><text:span text:style-name="T31"> (ENTITAT_ID) </text:span></text:p>
            <text:p text:style-name="P424"><text:span text:style-name="T31"><text:s text:c="4"/></text:span><text:span text:style-name="T66">REFERENCES</text:span><text:span text:style-name="T31"> DIS_ENTITAT (ID),</text:span></text:p>
            <text:p text:style-name="P424"><text:span text:style-name="T31"><text:s text:c="2"/></text:span><text:span text:style-name="T66">CONSTRAINT</text:span><text:span text:style-name="T31"> DIS_USUCRE_METADADA_FK </text:span><text:span text:style-name="T66">FOREIGN</text:span><text:span text:style-name="T31"> </text:span><text:span text:style-name="T66">KEY</text:span><text:span text:style-name="T31"> (CREATEDBY_CODI) </text:span></text:p>
            <text:p text:style-name="P424"><text:span text:style-name="T31"><text:s text:c="4"/></text:span><text:span text:style-name="T66">REFERENCES</text:span><text:span text:style-name="T31"> DIS_USUARI (CODI),</text:span></text:p>
            <text:p text:style-name="P424"><text:span text:style-name="T31"><text:s text:c="2"/></text:span><text:span text:style-name="T66">CONSTRAINT</text:span><text:span text:style-name="T31"> DIS_USUMOD_METADADA_FK </text:span><text:span text:style-name="T66">FOREIGN</text:span><text:span text:style-name="T31"> </text:span><text:span text:style-name="T66">KEY</text:span><text:span text:style-name="T31"> (LASTMODIFIEDBY_CODI) </text:span></text:p>
            <text:p text:style-name="P424"><text:span text:style-name="T31"><text:s text:c="4"/></text:span><text:span text:style-name="T66">REFERENCES</text:span><text:span text:style-name="T31"> DIS_USUARI (CODI));</text:span></text:p>
            <text:p text:style-name="P203"><text:s text:c="4"/></text:p>
            <text:p text:style-name="P424"><text:span text:style-name="T66">CREATE</text:span><text:span text:style-name="T31"> </text:span><text:span text:style-name="T66">TABLE</text:span><text:span text:style-name="T31"> DIS_DADA</text:span></text:p>
            <text:p text:style-name="P203">(</text:p>
            <text:p text:style-name="P424"><text:span text:style-name="T31"><text:s text:c="2"/>ID <text:s text:c="18"/>NUMBER(19) <text:s text:c="14"/></text:span><text:span text:style-name="T66">NOT</text:span><text:span text:style-name="T31"> </text:span><text:span text:style-name="T152">NULL</text:span><text:span text:style-name="T31">,</text:span></text:p>
            <text:p text:style-name="P203"><text:s text:c="2"/>ORDRE <text:s text:c="15"/>NUMBER(10),</text:p>
            <text:p text:style-name="P424"><text:span text:style-name="T31"><text:s text:c="2"/>VALOR <text:s text:c="15"/>VARCHAR2(256 </text:span><text:span text:style-name="T66">CHAR</text:span><text:span text:style-name="T31">) <text:s text:c="6"/></text:span><text:span text:style-name="T66">NOT</text:span><text:span text:style-name="T31"> </text:span><text:span text:style-name="T152">NULL</text:span><text:span text:style-name="T31">,</text:span></text:p>
            <text:p text:style-name="P424"><text:span text:style-name="T31"><text:s text:c="2"/>VERSION <text:s text:c="13"/>NUMBER(19) <text:s text:c="14"/></text:span><text:span text:style-name="T66">NOT</text:span><text:span text:style-name="T31"> </text:span><text:span text:style-name="T152">NULL</text:span><text:span text:style-name="T31">,</text:span></text:p>
            <text:p text:style-name="P424"><text:span text:style-name="T31"><text:s text:c="2"/>METADADA_ID <text:s text:c="9"/>NUMBER(19) <text:s text:c="14"/></text:span><text:span text:style-name="T66">NOT</text:span><text:span text:style-name="T31"> </text:span><text:span text:style-name="T152">NULL</text:span><text:span text:style-name="T31">,</text:span></text:p>
            <text:p text:style-name="P424"><text:span text:style-name="T31"><text:s text:c="2"/>REGISTRE_ID <text:s text:c="9"/>NUMBER(19) <text:s text:c="14"/></text:span><text:span text:style-name="T66">NOT</text:span><text:span text:style-name="T31"> </text:span><text:span text:style-name="T152">NULL</text:span><text:span text:style-name="T31">,</text:span></text:p>
            <text:p text:style-name="P424"><text:span text:style-name="T31"><text:s text:c="2"/>CREATEDBY_CODI <text:s text:c="6"/>VARCHAR2(64 </text:span><text:span text:style-name="T66">CHAR</text:span><text:span text:style-name="T31">),</text:span></text:p>
            <text:p text:style-name="P424"><text:span text:style-name="T31"><text:s text:c="2"/>CREATEDDATE <text:s text:c="9"/></text:span><text:span text:style-name="T66">TIMESTAMP</text:span><text:span text:style-name="T31">(6),</text:span></text:p>
            <text:p text:style-name="P424"><text:span text:style-name="T31"><text:s text:c="2"/>LASTMODIFIEDBY_CODI <text:s/>VARCHAR2(64 </text:span><text:span text:style-name="T66">CHAR</text:span><text:span text:style-name="T31">),</text:span></text:p>
            <text:p text:style-name="P424"><text:span text:style-name="T31"><text:s text:c="2"/>LASTMODIFIEDDATE <text:s text:c="4"/></text:span><text:span text:style-name="T66">TIMESTAMP</text:span><text:span text:style-name="T31">(6)</text:span></text:p>
            <text:p text:style-name="P203">);</text:p>
            <text:p text:style-name="P598"/>
            <text:p text:style-name="P424"><text:span text:style-name="T66">ALTER</text:span><text:span text:style-name="T31"> </text:span><text:span text:style-name="T66">TABLE</text:span><text:span text:style-name="T31"> DIS_DADA </text:span><text:span text:style-name="T66">ADD</text:span><text:span text:style-name="T31"> (</text:span></text:p>
            <text:p text:style-name="P424"><text:span text:style-name="T31"><text:s text:c="2"/></text:span><text:span text:style-name="T66">CONSTRAINT</text:span><text:span text:style-name="T31"> DIS_DADA_PK </text:span><text:span text:style-name="T66">PRIMARY</text:span><text:span text:style-name="T31"> </text:span><text:span text:style-name="T66">KEY</text:span><text:span text:style-name="T31"> (ID),</text:span></text:p>
            <text:p text:style-name="P424"><text:span text:style-name="T31"><text:s text:c="2"/></text:span><text:span text:style-name="T66">CONSTRAINT</text:span><text:span text:style-name="T31"> DIS_DADA_MULT_UK </text:span><text:span text:style-name="T66">UNIQUE</text:span><text:span text:style-name="T31"> (METADADA_ID, REGISTRE_ID, ORDRE),</text:span></text:p>
            <text:p text:style-name="P424"><text:span text:style-name="T31"><text:s text:c="2"/></text:span><text:span text:style-name="T66">CONSTRAINT</text:span><text:span text:style-name="T31"> DIS_REGISTRE_DADA_FK </text:span><text:span text:style-name="T66">FOREIGN</text:span><text:span text:style-name="T31"> </text:span><text:span text:style-name="T66">KEY</text:span><text:span text:style-name="T31"> (REGISTRE_ID) </text:span></text:p>
            <text:p text:style-name="P424"><text:span text:style-name="T31"><text:s text:c="4"/></text:span><text:span text:style-name="T66">REFERENCES</text:span><text:span text:style-name="T31"> DIS_REGISTRE (ID),</text:span></text:p>
            <text:p text:style-name="P424"><text:span text:style-name="T31"><text:s text:c="2"/></text:span><text:span text:style-name="T66">CONSTRAINT</text:span><text:span text:style-name="T31"> DIS_METADADA_DADA_FK </text:span><text:span text:style-name="T66">FOREIGN</text:span><text:span text:style-name="T31"> </text:span><text:span text:style-name="T66">KEY</text:span><text:span text:style-name="T31"> (METADADA_ID) </text:span></text:p>
            <text:p text:style-name="P424"><text:span text:style-name="T31"><text:s text:c="4"/></text:span><text:span text:style-name="T66">REFERENCES</text:span><text:span text:style-name="T31"> DIS_METADADA (ID),</text:span></text:p>
            <text:p text:style-name="P424"><text:span text:style-name="T31"><text:s text:c="2"/></text:span><text:span text:style-name="T66">CONSTRAINT</text:span><text:span text:style-name="T31"> DIS_USUCRE_DADA_FK </text:span><text:span text:style-name="T66">FOREIGN</text:span><text:span text:style-name="T31"> </text:span><text:span text:style-name="T66">KEY</text:span><text:span text:style-name="T31"> (CREATEDBY_CODI) </text:span></text:p>
            <text:p text:style-name="P424"><text:span text:style-name="T31"><text:s text:c="4"/></text:span><text:span text:style-name="T66">REFERENCES</text:span><text:span text:style-name="T31"> DIS_USUARI (CODI),</text:span></text:p>
            <text:p text:style-name="P424"><text:span text:style-name="T31"><text:s text:c="2"/></text:span><text:span text:style-name="T66">CONSTRAINT</text:span><text:span text:style-name="T31"> DIS_USUMOD_DADA_FK </text:span><text:span text:style-name="T66">FOREIGN</text:span><text:span text:style-name="T31"> </text:span><text:span text:style-name="T66">KEY</text:span><text:span text:style-name="T31"> (LASTMODIFIEDBY_CODI) </text:span></text:p>
            <text:p text:style-name="P424"><text:soft-page-break/><text:span text:style-name="T31"><text:s text:c="4"/></text:span><text:span text:style-name="T66">REFERENCES</text:span><text:span text:style-name="T31"> DIS_USUARI (CODI));</text:span></text:p>
            <text:p text:style-name="P203"><text:s text:c="4"/></text:p>
            <text:p text:style-name="P424"><text:span text:style-name="T66">CREATE</text:span><text:span text:style-name="T31"> </text:span><text:span text:style-name="T66">TABLE</text:span><text:span text:style-name="T31"> DIS_DOMINI</text:span></text:p>
            <text:p text:style-name="P203">(</text:p>
            <text:p text:style-name="P424"><text:span text:style-name="T31"><text:s text:c="2"/>ID <text:s text:c="18"/>NUMBER(19) <text:s text:c="10"/><text:tab/></text:span><text:span text:style-name="T66">NOT</text:span><text:span text:style-name="T31"> </text:span><text:span text:style-name="T152">NULL</text:span><text:span text:style-name="T31">,</text:span></text:p>
            <text:p text:style-name="P424"><text:span text:style-name="T31"><text:s text:c="2"/>CODI <text:s text:c="16"/>VARCHAR2(64 </text:span><text:span text:style-name="T66">CHAR</text:span><text:span text:style-name="T31">)<text:tab/><text:tab/></text:span><text:span text:style-name="T66">NOT</text:span><text:span text:style-name="T31"> </text:span><text:span text:style-name="T152">NULL</text:span><text:span text:style-name="T31">,</text:span></text:p>
            <text:p text:style-name="P424"><text:span text:style-name="T31"><text:s text:c="2"/>NOM <text:s text:c="17"/>VARCHAR2(256 </text:span><text:span text:style-name="T66">CHAR</text:span><text:span text:style-name="T31">)<text:tab/> <text:s text:c="3"/></text:span><text:span text:style-name="T66">NOT</text:span><text:span text:style-name="T31"> </text:span><text:span text:style-name="T152">NULL</text:span><text:span text:style-name="T31">,</text:span></text:p>
            <text:p text:style-name="P424"><text:span text:style-name="T31"><text:s text:c="2"/>DESCRIPCIO <text:s text:c="10"/>VARCHAR2(256 </text:span><text:span text:style-name="T66">CHAR</text:span><text:span text:style-name="T31">),</text:span></text:p>
            <text:p text:style-name="P424"><text:span text:style-name="T31"><text:s text:c="2"/>CONSULTA <text:s text:c="12"/>VARCHAR2(256 </text:span><text:span text:style-name="T66">CHAR</text:span><text:span text:style-name="T31">) <text:s text:c="6"/></text:span><text:span text:style-name="T66">NOT</text:span><text:span text:style-name="T31"> </text:span><text:span text:style-name="T152">NULL</text:span><text:span text:style-name="T31">,</text:span></text:p>
            <text:p text:style-name="P424"><text:span text:style-name="T31"><text:s text:c="2"/>CADENA <text:s text:c="14"/>VARCHAR2(256 </text:span><text:span text:style-name="T66">CHAR</text:span><text:span text:style-name="T31">) <text:s text:c="6"/></text:span><text:span text:style-name="T66">NOT</text:span><text:span text:style-name="T31"> </text:span><text:span text:style-name="T152">NULL</text:span><text:span text:style-name="T31">,</text:span></text:p>
            <text:p text:style-name="P424"><text:span text:style-name="T31"><text:s text:c="2"/>CONTRASENYA <text:s text:c="9"/>VARCHAR2(256 </text:span><text:span text:style-name="T66">CHAR</text:span><text:span text:style-name="T31">) <text:s text:c="6"/></text:span><text:span text:style-name="T66">NOT</text:span><text:span text:style-name="T31"> </text:span><text:span text:style-name="T152">NULL</text:span><text:span text:style-name="T31">,</text:span></text:p>
            <text:p text:style-name="P424"><text:span text:style-name="T31"><text:s text:c="2"/>ENTITAT_ID <text:s text:c="10"/>NUMBER(19) <text:s text:c="10"/><text:tab/></text:span><text:span text:style-name="T66">NOT</text:span><text:span text:style-name="T31"> </text:span><text:span text:style-name="T152">NULL</text:span><text:span text:style-name="T31">,</text:span></text:p>
            <text:p text:style-name="P424"><text:span text:style-name="T31"><text:s text:c="2"/>CREATEDDATE <text:s text:c="9"/></text:span><text:span text:style-name="T66">TIMESTAMP</text:span><text:span text:style-name="T31">(6),</text:span></text:p>
            <text:p text:style-name="P424"><text:span text:style-name="T31"><text:s text:c="2"/>CREATEDBY_CODI <text:s text:c="6"/>VARCHAR2(64 </text:span><text:span text:style-name="T66">CHAR</text:span><text:span text:style-name="T31">),</text:span></text:p>
            <text:p text:style-name="P424"><text:span text:style-name="T31"><text:s text:c="2"/>LASTMODIFIEDDATE <text:s text:c="4"/></text:span><text:span text:style-name="T66">TIMESTAMP</text:span><text:span text:style-name="T31">(6),</text:span></text:p>
            <text:p text:style-name="P424"><text:span text:style-name="T31"><text:s text:c="2"/>LASTMODIFIEDBY_CODI <text:s/>VARCHAR2(64 </text:span><text:span text:style-name="T66">CHAR</text:span><text:span text:style-name="T31">)</text:span></text:p>
            <text:p text:style-name="P203">);</text:p>
            <text:p text:style-name="P598"/>
            <text:p text:style-name="P424"><text:span text:style-name="T66">ALTER</text:span><text:span text:style-name="T31"> </text:span><text:span text:style-name="T66">TABLE</text:span><text:span text:style-name="T31"> DIS_DOMINI </text:span><text:span text:style-name="T66">ADD</text:span><text:span text:style-name="T31"> (</text:span></text:p>
            <text:p text:style-name="P424"><text:span text:style-name="T31"><text:s text:c="2"/></text:span><text:span text:style-name="T66">CONSTRAINT</text:span><text:span text:style-name="T31"> DIS_DOMINI_PK </text:span><text:span text:style-name="T66">PRIMARY</text:span><text:span text:style-name="T31"> </text:span><text:span text:style-name="T66">KEY</text:span><text:span text:style-name="T31"> (ID));</text:span></text:p>
            <text:p text:style-name="P598"/>
            <text:p text:style-name="P424"><text:span text:style-name="T66">ALTER</text:span><text:span text:style-name="T31"> </text:span><text:span text:style-name="T66">TABLE</text:span><text:span text:style-name="T31"> DIS_DOMINI </text:span><text:span text:style-name="T66">ADD</text:span><text:span text:style-name="T31"> (</text:span></text:p>
            <text:p text:style-name="P424"><text:span text:style-name="T31"><text:s text:c="2"/></text:span><text:span text:style-name="T66">CONSTRAINT</text:span><text:span text:style-name="T31"> DIS_ENTITAT_DOMINI_Fk </text:span><text:span text:style-name="T66">FOREIGN</text:span><text:span text:style-name="T31"> </text:span><text:span text:style-name="T66">KEY</text:span><text:span text:style-name="T31"> (ENTITAT_ID) </text:span></text:p>
            <text:p text:style-name="P424"><text:span text:style-name="T31"><text:s text:c="4"/></text:span><text:span text:style-name="T66">REFERENCES</text:span><text:span text:style-name="T31"> DIS_ENTITAT (ID));</text:span></text:p>
            <text:p text:style-name="P203"><text:s text:c="4"/></text:p>
            <text:p text:style-name="P424"><text:span text:style-name="T31">GRANT </text:span><text:span text:style-name="T66">SELECT</text:span><text:span text:style-name="T31">, </text:span><text:span text:style-name="T66">UPDATE</text:span><text:span text:style-name="T31">, </text:span><text:span text:style-name="T66">INSERT</text:span><text:span text:style-name="T31">, </text:span><text:span text:style-name="T66">DELETE</text:span><text:span text:style-name="T31"> </text:span><text:span text:style-name="T66">ON</text:span><text:span text:style-name="T31"> DIS_METADADA TO WWW_DISTRIBUCIO;</text:span></text:p>
            <text:p text:style-name="P424"><text:span text:style-name="T31">GRANT </text:span><text:span text:style-name="T66">SELECT</text:span><text:span text:style-name="T31">, </text:span><text:span text:style-name="T66">UPDATE</text:span><text:span text:style-name="T31">, </text:span><text:span text:style-name="T66">INSERT</text:span><text:span text:style-name="T31">, </text:span><text:span text:style-name="T66">DELETE</text:span><text:span text:style-name="T31"> </text:span><text:span text:style-name="T66">ON</text:span><text:span text:style-name="T31"> DIS_DADA TO WWW_DISTRIBUCIO;</text:span></text:p>
            <text:p text:style-name="P424"><text:span text:style-name="T31">GRANT </text:span><text:span text:style-name="T66">SELECT</text:span><text:span text:style-name="T31">, </text:span><text:span text:style-name="T66">UPDATE</text:span><text:span text:style-name="T31">, </text:span><text:span text:style-name="T66">INSERT</text:span><text:span text:style-name="T31">, </text:span><text:span text:style-name="T66">DELETE</text:span><text:span text:style-name="T31"> </text:span><text:span text:style-name="T66">ON</text:span><text:span text:style-name="T31"> DIS_DOMINI TO WWW_DISTRIBUCIO;</text:span></text:p>
            <text:p text:style-name="P598"/>
            <text:p text:style-name="P384">-- #576 Revisar per què les propietats fixades a null no s'actualitzen</text:p>
            <text:p text:style-name="P384">-- Actualitza la clau antiga amb la nova clau</text:p>
            <text:p text:style-name="P424"><text:span text:style-name="T66">UPDATE</text:span><text:span text:style-name="T31"> DIS_CONFIG</text:span></text:p>
            <text:p text:style-name="P424"><text:span text:style-name="T66">SET</text:span><text:span text:style-name="T31"> </text:span><text:span text:style-name="T66">KEY</text:span><text:span text:style-name="T31"> <text:s/>= </text:span><text:span text:style-name="T208">REPLACE</text:span><text:span text:style-name="T31">(</text:span><text:span text:style-name="T66">KEY</text:span><text:span text:style-name="T31">, </text:span><text:span text:style-name="T170">'csv.definicio'</text:span><text:span text:style-name="T31">, </text:span><text:span text:style-name="T170">'csv_generation_definition'</text:span><text:span text:style-name="T31">)</text:span></text:p>
            <text:p text:style-name="P424"><text:span text:style-name="T66">WHERE</text:span><text:span text:style-name="T31"> </text:span><text:span text:style-name="T66">KEY</text:span><text:span text:style-name="T31"> </text:span><text:span text:style-name="T66">LIKE</text:span><text:span text:style-name="T31"> <text:s/></text:span><text:span text:style-name="T170">'es.caib.distribucio%.plugin.arxiu.caib.csv.definicio'</text:span><text:span text:style-name="T31">;</text:span></text:p>
            <text:p text:style-name="P384"/>
          </table:table-cell>
        </table:table-row>
      </table:table>
      <text:p text:style-name="P588"/>
      <text:p text:style-name="P69"><text:span text:style-name="T6">Propietats globals</text:span>:</text:p>
      <text:list xml:id="list597257857" text:style-name="L117">
        <text:list-item>
          <text:p text:style-name="P958">Opcionalment es poden afegir les propietats inserides a BBDD en el fitxer de propietats<text:span text:style-name="T315"> i esborrar la propietat de la definició del CSV.</text:span></text:p>
        </text:list-item>
      </text:list>
      <text:p text:style-name="P595"/>
      <table:table table:name="Table27" table:style-name="Table27">
        <table:table-column table:style-name="Table27.A"/>
        <table:table-row table:style-name="TableLine635707472">
          <table:table-cell table:style-name="Table27.A1" office:value-type="string">
            <text:p text:style-name="P252"># ############################# #</text:p>
            <text:p text:style-name="P247"># PROPERTIES AFEGIDES OPCIONALS #</text:p>
            <text:p text:style-name="P247"># ############################# #</text:p>
            <text:p text:style-name="P603"/>
            <text:p text:style-name="P247">#558 Poder canviar títol en classificar</text:p>
            <text:p text:style-name="P229">es.caib.distribucio.contingut.modificar.titol=</text:p>
            <text:p text:style-name="P603"/>
            <text:p text:style-name="P247">#577 Revisar per què es recuperen valors </text:p>
            <text:p text:style-name="P247"># ATENCIÓ: posar el valor antic que tenia la propietat amb clau es.caib.distribucio.plugin.arxiu.caib.csv.definicio</text:p>
            <text:p text:style-name="P229">es.caib.distribucio.plugin.arxiu.caib.csv_generation_definition=</text:p>
            <text:p text:style-name="P603"/>
            <text:p text:style-name="P247">#567 Poder metadatar assentaments registrals en distribució</text:p>
            <text:p text:style-name="P538"><text:span text:style-name="T31">es.caib.distribucio.permetre.metadades.registre=</text:span><text:span text:style-name="T38">false</text:span></text:p>
            <text:p text:style-name="P603"/>
            <text:p text:style-name="P247"><text:soft-page-break/>##############################</text:p>
            <text:p text:style-name="P247"># PROPIETATS ESBORRADES</text:p>
            <text:p text:style-name="P247">##############################</text:p>
            <text:p text:style-name="P603"/>
            <text:p text:style-name="P231">es.caib.distribucio.plugin.arxiu.caib.csv_generation_definition=<text:span text:style-name="T37">CSV_DEF</text:span></text:p>
          </table:table-cell>
        </table:table-row>
      </table:table>
      <text:p text:style-name="P595"/>
      <text:p text:style-name="P633"/>
      <text:list xml:id="list123413418475341" text:continue-list="list123414082903439" text:style-name="Outline">
        <text:list-item>
          <text:list>
            <text:list-header>
              <text:h text:style-name="P699" text:outline-level="2" text:is-list-header="true"><text:bookmark-start text:name="__RefHeading___Toc79566_28395464161112"/><text:span text:style-name="T158">Versió 0.9.</text:span><text:span text:style-name="T80">4</text:span><text:span text:style-name="T137">8</text:span><text:span text:style-name="T131">.</text:span><text:span text:style-name="T137">1</text:span><text:span text:style-name="T131"> </text:span><text:span text:style-name="T137">No firmar documents que arriben amb firma vàlida</text:span><text:bookmark-end text:name="__RefHeading___Toc79566_28395464161112"/></text:h>
            </text:list-header>
          </text:list>
        </text:list-item>
      </text:list>
      <text:p text:style-name="P354">Data: <text:span text:style-name="T320">25</text:span><text:span text:style-name="T300">/</text:span><text:span text:style-name="T319">05</text:span>/202<text:span text:style-name="T319">3</text:span><text:span text:style-name="T251"> </text:span><text:span text:style-name="T305">1</text:span><text:span text:style-name="T320">1</text:span><text:span text:style-name="T251">:</text:span><text:span text:style-name="T286">0</text:span><text:span text:style-name="T251">0h</text:span></text:p>
      <text:p text:style-name="P354"/>
      <text:p text:style-name="P173">Resum: </text:p>
      <text:p text:style-name="P634">Modificació per no firmar en servidor annexos que arribin i que amb la validació de firmes es detecti que tenen firmes vàlides.</text:p>
      <text:p text:style-name="P613"/>
      <text:p text:style-name="P562">Millores incloses:</text:p>
      <text:list xml:id="list123414659034100" text:continue-list="list123414202387753" text:style-name="L77">
        <text:list-item>
          <text:p text:style-name="P969"><text:a xlink:type="simple" xlink:href="https://github.com/GovernIB/distribucio/issues/594" text:style-name="Internet_20_link" text:visited-style-name="Visited_20_Internet_20_Link">#594</text:a><text:span text:style-name="T319"> </text:span>No tornar a firmar en servidor annexos amb firmes vàlides enviats sense informació de firmes</text:p>
        </text:list-item>
      </text:list>
      <text:p text:style-name="P521">Errors resolts:</text:p>
      <text:list xml:id="list4199843444" text:style-name="L118">
        <text:list-item>
          <text:p text:style-name="P943"><text:span text:style-name="T319">Cap</text:span> </text:p>
        </text:list-item>
      </text:list>
      <text:p text:style-name="P302"/>
      <text:p text:style-name="P130">Base de dades:<text:span text:style-name="T5"> </text:span></text:p>
      <text:list xml:id="list1837101158" text:style-name="L119">
        <text:list-item>
          <text:p text:style-name="P973">Cap canvi.</text:p>
        </text:list-item>
      </text:list>
      <text:p text:style-name="P130"/>
      <text:p text:style-name="P70"><text:span text:style-name="T6">Propietats globals</text:span>:</text:p>
      <text:list xml:id="list3378944003" text:style-name="L120">
        <text:list-item>
          <text:p text:style-name="P986">Cap</text:p>
        </text:list-item>
      </text:list>
      <text:p text:style-name="P494"/>
      <text:list xml:id="list123412898785752" text:continue-list="list123413418475341" text:style-name="Outline">
        <text:list-item>
          <text:list>
            <text:list-header>
              <text:h text:style-name="P700" text:outline-level="2" text:is-list-header="true"><text:bookmark-start text:name="__RefHeading___Toc79566_283954641611121"/><text:span text:style-name="T158">Versió 0.9.</text:span><text:span text:style-name="T80">4</text:span><text:span text:style-name="T137">8</text:span><text:span text:style-name="T131">.</text:span><text:span text:style-name="T138">2</text:span><text:span text:style-name="T131"> </text:span><text:span text:style-name="T137">Error en la sincronització de unitats organitzatives</text:span><text:bookmark-end text:name="__RefHeading___Toc79566_283954641611121"/></text:h>
            </text:list-header>
          </text:list>
        </text:list-item>
      </text:list>
      <text:p text:style-name="P355">Data: <text:span text:style-name="T321">30</text:span><text:span text:style-name="T300">/</text:span><text:span text:style-name="T319">05</text:span>/202<text:span text:style-name="T319">3</text:span><text:span text:style-name="T251"> </text:span><text:span text:style-name="T305">1</text:span><text:span text:style-name="T321">0</text:span><text:span text:style-name="T251">:</text:span><text:span text:style-name="T286">0</text:span><text:span text:style-name="T251">0h</text:span></text:p>
      <text:p text:style-name="P355"/>
      <text:p text:style-name="P174">Resum: </text:p>
      <text:p text:style-name="P635"><text:span text:style-name="T321">Resolució urgent per evitar eror en la sincronització d'unitats organitzatives</text:span>.</text:p>
      <text:p text:style-name="P614"/>
      <text:p text:style-name="P563">Millores incloses:</text:p>
      <text:list xml:id="list123413616569835" text:continue-list="list123414659034100" text:style-name="L77">
        <text:list-item>
          <text:p text:style-name="P992">Cap</text:p>
        </text:list-item>
      </text:list>
      <text:p text:style-name="P522">Errors resolts:</text:p>
      <text:list xml:id="list180023510" text:style-name="L121">
        <text:list-item>
          <text:p text:style-name="P944"><text:a xlink:type="simple" xlink:href="https://github.com/GovernIB/distribucio/issues/598" text:style-name="Internet_20_link" text:visited-style-name="Visited_20_Internet_20_Link">#598</text:a><text:span text:style-name="T321"> </text:span>Error en la sincronització de unitats organitzatives <text:s/></text:p>
        </text:list-item>
      </text:list>
      <text:p text:style-name="P303"/>
      <text:p text:style-name="P131">Base de dades:<text:span text:style-name="T5"> </text:span></text:p>
      <text:list xml:id="list2974263667" text:style-name="L122">
        <text:list-item>
          <text:p text:style-name="P974">Cap canvi.</text:p>
        </text:list-item>
      </text:list>
      <text:p text:style-name="P131"/>
      <text:p text:style-name="P71"><text:span text:style-name="T6">Propietats globals</text:span>:</text:p>
      <text:list xml:id="list1480679145" text:style-name="L123">
        <text:list-item>
          <text:p text:style-name="P987">Cap</text:p>
        </text:list-item>
      </text:list>
      <text:p text:style-name="P636"/>
      <text:list xml:id="list123413571410594" text:continue-list="list123412898785752" text:style-name="Outline">
        <text:list-item>
          <text:list>
            <text:list-header>
              <text:h text:style-name="P701" text:outline-level="2" text:is-list-header="true"><text:bookmark-start text:name="__RefHeading___Toc79566_2839546416111211"/><text:soft-page-break/><text:span text:style-name="T158">Versió 0.9.</text:span><text:span text:style-name="T80">4</text:span><text:span text:style-name="T137">8</text:span><text:span text:style-name="T131">.</text:span><text:span text:style-name="T139">3</text:span><text:span text:style-name="T131"> </text:span><text:span text:style-name="T139">Captura dels errors no controlats en les tasques programades</text:span><text:bookmark-end text:name="__RefHeading___Toc79566_2839546416111211"/></text:h>
            </text:list-header>
          </text:list>
        </text:list-item>
      </text:list>
      <text:p text:style-name="P356">Data: <text:span text:style-name="T322">05</text:span><text:span text:style-name="T300">/</text:span><text:span text:style-name="T319">0</text:span><text:span text:style-name="T322">6</text:span>/202<text:span text:style-name="T319">3</text:span><text:span text:style-name="T251"> </text:span><text:span text:style-name="T305">1</text:span><text:span text:style-name="T322">1</text:span><text:span text:style-name="T251">:</text:span><text:span text:style-name="T286">0</text:span><text:span text:style-name="T251">0h</text:span></text:p>
      <text:p text:style-name="P356"/>
      <text:p text:style-name="P175">Resum: </text:p>
      <text:p text:style-name="P641">Resolució urgent per capturar errors no controlats comunicant anotacons pendents a backoffices que fan que falli la tasca programada d'enviar anotacions pendents.</text:p>
      <text:p text:style-name="P615"/>
      <text:p text:style-name="P564">Millores incloses:</text:p>
      <text:list xml:id="list123414610209552" text:continue-list="list123413616569835" text:style-name="L77">
        <text:list-item>
          <text:p text:style-name="P993">Cap</text:p>
        </text:list-item>
      </text:list>
      <text:p text:style-name="P523">Errors resolts:</text:p>
      <text:list xml:id="list3959495110" text:style-name="L124">
        <text:list-item>
          <text:p text:style-name="P945"><text:a xlink:type="simple" xlink:href="https://github.com/GovernIB/distribucio/issues/601" text:style-name="Internet_20_link" text:visited-style-name="Visited_20_Internet_20_Link">#601</text:a><text:span text:style-name="T322"> </text:span>Controlar excepcions comunicant anotacions pendents en la tasca en segon pla</text:p>
        </text:list-item>
      </text:list>
      <text:p text:style-name="P304"/>
      <text:p text:style-name="P132">Base de dades:<text:span text:style-name="T5"> </text:span></text:p>
      <text:list xml:id="list2173285446" text:style-name="L125">
        <text:list-item>
          <text:p text:style-name="P975">Cap canvi.</text:p>
        </text:list-item>
      </text:list>
      <text:p text:style-name="P132"/>
      <text:p text:style-name="P72"><text:span text:style-name="T6">Propietats globals</text:span>:</text:p>
      <text:list xml:id="list3632197302" text:style-name="L126">
        <text:list-item>
          <text:p text:style-name="P988">Cap</text:p>
        </text:list-item>
      </text:list>
      <text:p text:style-name="P637"/>
      <text:list xml:id="list123414095886603" text:continue-list="list123413571410594" text:style-name="Outline">
        <text:list-item>
          <text:list>
            <text:list-header>
              <text:h text:style-name="P702" text:outline-level="2" text:is-list-header="true"><text:bookmark-start text:name="__RefHeading___Toc79566_28395464161112111"/><text:span text:style-name="T158">Versió 0.9.</text:span><text:span text:style-name="T80">4</text:span><text:span text:style-name="T137">8</text:span><text:span text:style-name="T131">.</text:span><text:span text:style-name="T140">4</text:span><text:span text:style-name="T131"> </text:span><text:span text:style-name="T140">Permetre marcar com a processades anotacions rebutjades per backoffices en el perfil d'usuari</text:span><text:bookmark-end text:name="__RefHeading___Toc79566_28395464161112111"/></text:h>
            </text:list-header>
          </text:list>
        </text:list-item>
      </text:list>
      <text:p text:style-name="P357">Data: <text:span text:style-name="T322">0</text:span><text:span text:style-name="T323">7</text:span><text:span text:style-name="T300">/</text:span><text:span text:style-name="T319">0</text:span><text:span text:style-name="T322">6</text:span>/202<text:span text:style-name="T319">3</text:span><text:span text:style-name="T251"> </text:span><text:span text:style-name="T305">1</text:span><text:span text:style-name="T323">5</text:span><text:span text:style-name="T251">:</text:span><text:span text:style-name="T286">0</text:span><text:span text:style-name="T251">0h</text:span></text:p>
      <text:p text:style-name="P357"/>
      <text:p text:style-name="P176">Resum: </text:p>
      <text:p text:style-name="P642"><text:span text:style-name="T323">Versió urgent per resoldre que els usuaris puguin posar com a processades anotacions rebutjades pels backoffices</text:span>.</text:p>
      <text:p text:style-name="P616"/>
      <text:p text:style-name="P565">Millores incloses:</text:p>
      <text:list xml:id="list123414385371007" text:continue-list="list123414610209552" text:style-name="L77">
        <text:list-item>
          <text:p text:style-name="P994">Cap</text:p>
        </text:list-item>
      </text:list>
      <text:p text:style-name="P524">Errors resolts:</text:p>
      <text:list xml:id="list2541889638" text:style-name="L127">
        <text:list-item>
          <text:p text:style-name="P946"><text:a xlink:type="simple" xlink:href="https://github.com/GovernIB/distribucio/issues/602" text:style-name="Internet_20_link" text:visited-style-name="Visited_20_Internet_20_Link">#602</text:a><text:span text:style-name="T323"> </text:span>Anotación que no deja marcar como procesada</text:p>
        </text:list-item>
      </text:list>
      <text:p text:style-name="P305"/>
      <text:p text:style-name="P133">Base de dades:<text:span text:style-name="T5"> </text:span></text:p>
      <text:list xml:id="list184528" text:style-name="L128">
        <text:list-item>
          <text:p text:style-name="P976">Cap canvi.</text:p>
        </text:list-item>
      </text:list>
      <text:p text:style-name="P133"/>
      <text:p text:style-name="P73"><text:span text:style-name="T6">Propietats globals</text:span>:</text:p>
      <text:list xml:id="list2955714123" text:style-name="L129">
        <text:list-item>
          <text:p text:style-name="P989">Cap</text:p>
        </text:list-item>
      </text:list>
      <text:p text:style-name="P638"/>
      <text:p text:style-name="P638"/>
      <text:p text:style-name="P638"/>
      <text:p text:style-name="P638"/>
      <text:p text:style-name="P638"/>
      <text:list xml:id="list123414134168489" text:continue-list="list123414095886603" text:style-name="Outline">
        <text:list-item>
          <text:list>
            <text:list-header>
              <text:h text:style-name="P703" text:outline-level="2" text:is-list-header="true"><text:bookmark-start text:name="__RefHeading___Toc79566_283954641611121111"/><text:soft-page-break/><text:span text:style-name="T158">Versió 0.9.</text:span><text:span text:style-name="T80">4</text:span><text:span text:style-name="T137">8</text:span><text:span text:style-name="T131">.</text:span><text:span text:style-name="T141">5</text:span><text:span text:style-name="T131"> </text:span><text:span text:style-name="T141">Error enviant anotacions amb error de processament i error diexant les anotacions com a comunicades</text:span><text:bookmark-end text:name="__RefHeading___Toc79566_283954641611121111"/></text:h>
            </text:list-header>
          </text:list>
        </text:list-item>
      </text:list>
      <text:p text:style-name="P358">Data: <text:span text:style-name="T324">12</text:span><text:span text:style-name="T300">/</text:span><text:span text:style-name="T319">0</text:span><text:span text:style-name="T322">6</text:span>/202<text:span text:style-name="T319">3</text:span><text:span text:style-name="T251"> </text:span><text:span text:style-name="T324">09</text:span><text:span text:style-name="T251">:</text:span><text:span text:style-name="T286">0</text:span><text:span text:style-name="T251">0h</text:span></text:p>
      <text:p text:style-name="P358"/>
      <text:p text:style-name="P177">Resum: </text:p>
      <text:p text:style-name="P643">Versió urgent per arreglar l'error amb què s'envien de forma idenfinida anotacions que provoquen errors de processament i mirar de no posar com a comunicades a backoffices anotacions que s'hagin pogut canviar d'estat mentre es comuniquen al backoffice.</text:p>
      <text:p text:style-name="P617"/>
      <text:p text:style-name="P566">Millores incloses:</text:p>
      <text:list xml:id="list123413110611398" text:continue-list="list123414385371007" text:style-name="L77">
        <text:list-item>
          <text:p text:style-name="P995">Cap</text:p>
        </text:list-item>
      </text:list>
      <text:p text:style-name="P525">Errors resolts:</text:p>
      <text:list xml:id="list1034193728" text:style-name="L130">
        <text:list-item>
          <text:p text:style-name="P947"><text:a xlink:type="simple" xlink:href="https://github.com/GovernIB/distribucio/issues/603" text:style-name="Internet_20_link" text:visited-style-name="Visited_20_Internet_20_Link"><text:span text:style-name="T325">#603</text:span></text:a><text:span text:style-name="T326"> </text:span><text:span text:style-name="T325">No posar a 0 els reintents quan es comuniqui l'estat d'error de processament per una anotació</text:span></text:p>
        </text:list-item>
        <text:list-item>
          <text:p text:style-name="P1000"><text:a xlink:type="simple" xlink:href="https://github.com/GovernIB/distribucio/issues/604" text:style-name="Internet_20_link" text:visited-style-name="Visited_20_Internet_20_Link">#604</text:a><text:span text:style-name="T324"> </text:span>No posar l'estat "comunicades al backoffice" a les anotacions que anteriorment tenien error de processament</text:p>
        </text:list-item>
      </text:list>
      <text:p text:style-name="P306"/>
      <text:p text:style-name="P134">Base de dades:<text:span text:style-name="T5"> </text:span></text:p>
      <text:list xml:id="list1531986816" text:style-name="L131">
        <text:list-item>
          <text:p text:style-name="P977">Cap canvi.</text:p>
        </text:list-item>
      </text:list>
      <text:p text:style-name="P134"/>
      <text:p text:style-name="P74"><text:span text:style-name="T6">Propietats globals</text:span>:</text:p>
      <text:list xml:id="list3791830753" text:style-name="L132">
        <text:list-item>
          <text:p text:style-name="P990">Cap</text:p>
        </text:list-item>
      </text:list>
      <text:p text:style-name="P639"/>
      <text:list xml:id="list123414475032094" text:continue-list="list123414134168489" text:style-name="Outline">
        <text:list-item>
          <text:list>
            <text:list-header>
              <text:h text:style-name="P704" text:outline-level="2" text:is-list-header="true"><text:bookmark-start text:name="__RefHeading___Toc79566_2839546416111211111"/><text:span text:style-name="T158">Versió 0.9.</text:span><text:span text:style-name="T80">4</text:span><text:span text:style-name="T137">8</text:span><text:span text:style-name="T131">.</text:span><text:span text:style-name="T142">6</text:span><text:span text:style-name="T131"> </text:span><text:span text:style-name="T143">Actualització de regles en la sincronització de UO's</text:span><text:bookmark-end text:name="__RefHeading___Toc79566_2839546416111211111"/></text:h>
            </text:list-header>
          </text:list>
        </text:list-item>
      </text:list>
      <text:p text:style-name="P359">Data: <text:span text:style-name="T327">30</text:span><text:span text:style-name="T300">/</text:span><text:span text:style-name="T319">0</text:span><text:span text:style-name="T322">6</text:span>/202<text:span text:style-name="T319">3</text:span><text:span text:style-name="T251"> </text:span><text:span text:style-name="T327">1</text:span><text:span text:style-name="T328">3</text:span><text:span text:style-name="T251">:</text:span><text:span text:style-name="T286">0</text:span><text:span text:style-name="T251">0h</text:span></text:p>
      <text:p text:style-name="P359"/>
      <text:p text:style-name="P178">Resum: </text:p>
      <text:p text:style-name="P644">Millora urgent per sincronitzar les UO's de les regles tant les del filtre com les de l'acció destí quan les seves UO's es fusionin o substitueixin.</text:p>
      <text:p text:style-name="P618"/>
      <text:p text:style-name="P567">Millores incloses:</text:p>
      <text:list xml:id="list123413617400112" text:continue-list="list123413110611398" text:style-name="L77">
        <text:list-item>
          <text:p text:style-name="P996"><text:a xlink:type="simple" xlink:href="https://github.com/GovernIB/distribucio/issues/610" text:style-name="Internet_20_link" text:visited-style-name="Visited_20_Internet_20_Link">#610</text:a><text:span text:style-name="T327"> </text:span>L'actualització d'òrgans ha d'actualitzar les regles de les bústies </text:p>
        </text:list-item>
      </text:list>
      <text:p text:style-name="P526"/>
      <text:p text:style-name="P526">Errors resolts:</text:p>
      <text:list xml:id="list1261479197" text:style-name="L133">
        <text:list-item>
          <text:p text:style-name="P1001">Cap.</text:p>
        </text:list-item>
      </text:list>
      <text:p text:style-name="P307"/>
      <text:p text:style-name="P135">Base de dades:<text:span text:style-name="T5"> </text:span></text:p>
      <text:list xml:id="list2118448920" text:style-name="L134">
        <text:list-item>
          <text:p text:style-name="P978">Cap canvi.</text:p>
        </text:list-item>
      </text:list>
      <text:p text:style-name="P135"/>
      <text:p text:style-name="P75"><text:span text:style-name="T6">Propietats globals</text:span>:</text:p>
      <text:list xml:id="list630155129" text:style-name="L135">
        <text:list-item>
          <text:p text:style-name="P991">Cap</text:p>
        </text:list-item>
      </text:list>
      <text:p text:style-name="P640"/>
      <text:p text:style-name="P640"/>
      <text:list xml:id="list123414150642932" text:continue-list="list123414475032094" text:style-name="Outline">
        <text:list-item>
          <text:list>
            <text:list-header>
              <text:h text:style-name="P705" text:outline-level="2" text:is-list-header="true"><text:bookmark-start text:name="__RefHeading___Toc79566_28395464161112111111"/><text:soft-page-break/><text:span text:style-name="T158">Versió 0.9.</text:span><text:span text:style-name="T80">4</text:span><text:span text:style-name="T144">9</text:span><text:span text:style-name="T131"> </text:span><text:span text:style-name="T145">Correccions i millores en el processament d'anotacions i sincronització de unitats organitzatives</text:span><text:bookmark-end text:name="__RefHeading___Toc79566_28395464161112111111"/></text:h>
            </text:list-header>
          </text:list>
        </text:list-item>
      </text:list>
      <text:p text:style-name="P360">Data: <text:span text:style-name="T336">01</text:span><text:span text:style-name="T300">/</text:span><text:span text:style-name="T329">0</text:span><text:span text:style-name="T336">8</text:span>/202<text:span text:style-name="T319">3</text:span><text:span text:style-name="T251"> </text:span><text:span text:style-name="T327">1</text:span><text:span text:style-name="T336">3</text:span><text:span text:style-name="T251">:</text:span><text:span text:style-name="T286">0</text:span><text:span text:style-name="T251">0h</text:span></text:p>
      <text:p text:style-name="P360"/>
      <text:p text:style-name="P179">Resum: </text:p>
      <text:p text:style-name="P647">Sincronització dels noms de les UO amb la denominació en idioma cooficial català. Client API REST per regles.<text:span text:style-name="T333"> Altres.</text:span></text:p>
      <text:p text:style-name="P619"/>
      <text:p text:style-name="P619"/>
      <text:p text:style-name="P568">Millores incloses:</text:p>
      <text:list xml:id="list123413653937158" text:continue-list="list123413617400112" text:style-name="L77">
        <text:list-item>
          <text:p text:style-name="P997"><text:a xlink:type="simple" xlink:href="https://github.com/GovernIB/distribucio/issues/610" text:style-name="Internet_20_link" text:visited-style-name="Visited_20_Internet_20_Link">#610</text:a> L'actualització d'òrgans ha d'actualitzar les regles de les bústies </text:p>
        </text:list-item>
        <text:list-item>
          <text:p text:style-name="P997"><text:a xlink:type="simple" xlink:href="https://github.com/GovernIB/distribucio/issues/586" text:style-name="Internet_20_link" text:visited-style-name="Visited_20_Internet_20_Link">#586</text:a>Mostar el noms de les unitats administratives en català internament i en l'idioma de l'interessat externament </text:p>
        </text:list-item>
        <text:list-item>
          <text:p text:style-name="P997"><text:a xlink:type="simple" xlink:href="https://github.com/GovernIB/distribucio/issues/551" text:style-name="Internet_20_link" text:visited-style-name="Visited_20_Internet_20_Link">#551</text:a><text:span text:style-name="T330"> </text:span>Adaptar el contingut a la grandària de la pantalla a formularis i taules identificats </text:p>
        </text:list-item>
        <text:list-item>
          <text:p text:style-name="P997"><text:a xlink:type="simple" xlink:href="https://github.com/GovernIB/distribucio/issues/592" text:style-name="Internet_20_link" text:visited-style-name="Visited_20_Internet_20_Link">#592</text:a><text:span text:style-name="T330"> </text:span>Afegir client API REST per les regles </text:p>
        </text:list-item>
        <text:list-item>
          <text:p text:style-name="P997"><text:a xlink:type="simple" xlink:href="https://github.com/GovernIB/distribucio/issues/590" text:style-name="Internet_20_link" text:visited-style-name="Visited_20_Internet_20_Link">#590</text:a><text:span text:style-name="T330"> </text:span>Ampliar l'API REST de regles per poder establir el valor del filtre "presencial" </text:p>
        </text:list-item>
        <text:list-item>
          <text:p text:style-name="P997"><text:a xlink:type="simple" xlink:href="https://github.com/GovernIB/distribucio/issues/555" text:style-name="Internet_20_link" text:visited-style-name="Visited_20_Internet_20_Link">#555</text:a><text:span text:style-name="T329"> </text:span>Afegir la opció "Cap procediment" a l'inici del select de procediments de l'acció de classificar anotació <text:span text:style-name="T329">(Reoberta) </text:span></text:p>
        </text:list-item>
        <text:list-item>
          <text:p text:style-name="P997"><text:a xlink:type="simple" xlink:href="https://github.com/GovernIB/distribucio/issues/589" text:style-name="Internet_20_link" text:visited-style-name="Visited_20_Internet_20_Link">#589</text:a><text:span text:style-name="T330"> </text:span>Reduir la informació del monitor d'integracions </text:p>
        </text:list-item>
        <text:list-item>
          <text:p text:style-name="P997"><text:a xlink:type="simple" xlink:href="https://github.com/GovernIB/distribucio/issues/562" text:style-name="Internet_20_link" text:visited-style-name="Visited_20_Internet_20_Link">#562</text:a><text:span text:style-name="T330"> </text:span>No permetre el desbordament de la columna URL al llistat de backoffices </text:p>
        </text:list-item>
        <text:list-item>
          <text:p text:style-name="P997"><text:a xlink:type="simple" xlink:href="https://github.com/GovernIB/distribucio/issues/584" text:style-name="Internet_20_link" text:visited-style-name="Visited_20_Internet_20_Link">#584</text:a><text:span text:style-name="T330"> </text:span>Revisar missatge de creació de regles de l'API de Distribució </text:p>
        </text:list-item>
        <text:list-item>
          <text:p text:style-name="P997"><text:a xlink:type="simple" xlink:href="https://github.com/GovernIB/distribucio/issues/563" text:style-name="Internet_20_link" text:visited-style-name="Visited_20_Internet_20_Link">#563</text:a><text:span text:style-name="T330"> </text:span>Permetre cercar els backoffice en el desplegable de definició de regles </text:p>
        </text:list-item>
        <text:list-item>
          <text:p text:style-name="P997"><text:a xlink:type="simple" xlink:href="https://github.com/GovernIB/distribucio/issues/579" text:style-name="Internet_20_link" text:visited-style-name="Visited_20_Internet_20_Link">#579</text:a><text:span text:style-name="T330"> </text:span>Veure "Número expedient" al costat de "Procediment" al resum de les anotacions </text:p>
        </text:list-item>
        <text:list-item>
          <text:p text:style-name="P997"><text:a xlink:type="simple" xlink:href="https://github.com/GovernIB/distribucio/issues/578" text:style-name="Internet_20_link" text:visited-style-name="Visited_20_Internet_20_Link">#578</text:a><text:span text:style-name="T330"> </text:span>Problema amb la selecció múltiple </text:p>
        </text:list-item>
        <text:list-item>
          <text:p text:style-name="P997"><text:a xlink:type="simple" xlink:href="https://github.com/GovernIB/distribucio/issues/572" text:style-name="Internet_20_link" text:visited-style-name="Visited_20_Internet_20_Link">#572</text:a><text:span text:style-name="T330"> </text:span>Poder assignar anotacions a usuaris d'una bústia </text:p>
        </text:list-item>
        <text:list-item>
          <text:p text:style-name="P997"><text:a xlink:type="simple" xlink:href="https://github.com/GovernIB/distribucio/issues/574" text:style-name="Internet_20_link" text:visited-style-name="Visited_20_Internet_20_Link">#574</text:a><text:span text:style-name="T330"> </text:span>Afegir filtre per cercar anotacions assignades a un usuari </text:p>
        </text:list-item>
        <text:list-item>
          <text:p text:style-name="P997"><text:a xlink:type="simple" xlink:href="https://github.com/GovernIB/distribucio/issues/583" text:style-name="Internet_20_link" text:visited-style-name="Visited_20_Internet_20_Link">#583</text:a><text:span text:style-name="T330"> </text:span>Revisar el manual d'integració </text:p>
        </text:list-item>
      </text:list>
      <text:p text:style-name="P527"/>
      <text:p text:style-name="P527">Errors resolts:</text:p>
      <text:list xml:id="list4209457629" text:style-name="L136">
        <text:list-item>
          <text:p text:style-name="P1002"><text:a xlink:type="simple" xlink:href="https://github.com/GovernIB/distribucio/issues/588" text:style-name="Internet_20_link" text:visited-style-name="Visited_20_Internet_20_Link">#588</text:a>Error en la comprovació de annexos ja moguts en la lllibreria d'utilitats per a backoffices </text:p>
        </text:list-item>
        <text:list-item>
          <text:p text:style-name="P1002"><text:a xlink:type="simple" xlink:href="https://github.com/GovernIB/distribucio/issues/596" text:style-name="Internet_20_link" text:visited-style-name="Visited_20_Internet_20_Link">#596</text:a><text:span text:style-name="T330"> </text:span>Corregir el botó de comprobar firmes per a que no guardi com a definitiu i deixi l'annex com esborrany a Distribucio </text:p>
        </text:list-item>
        <text:list-item>
          <text:p text:style-name="P1002"><text:a xlink:type="simple" xlink:href="https://github.com/GovernIB/distribucio/issues/602" text:style-name="Internet_20_link" text:visited-style-name="Visited_20_Internet_20_Link">#602</text:a><text:span text:style-name="T330"> </text:span>Anotación que no deja marcar como procesada </text:p>
        </text:list-item>
        <text:list-item>
          <text:p text:style-name="P1002"><text:a xlink:type="simple" xlink:href="https://github.com/GovernIB/distribucio/issues/599" text:style-name="Internet_20_link" text:visited-style-name="Visited_20_Internet_20_Link">#599</text:a><text:span text:style-name="T330"> </text:span>No poder assignar anotacions a usuaris inactius </text:p>
        </text:list-item>
        <text:list-item>
          <text:p text:style-name="P1002"><text:a xlink:type="simple" xlink:href="https://github.com/GovernIB/distribucio/issues/595" text:style-name="Internet_20_link" text:visited-style-name="Visited_20_Internet_20_Link">#595</text:a><text:span text:style-name="T330"> </text:span>Cerca de dominis sense distinció entre majúscules i minúscules </text:p>
        </text:list-item>
        <text:list-item>
          <text:p text:style-name="P1002"><text:a xlink:type="simple" xlink:href="https://github.com/GovernIB/distribucio/issues/559" text:style-name="Internet_20_link" text:visited-style-name="Visited_20_Internet_20_Link">#559</text:a><text:span text:style-name="T330"> </text:span>No deixa marcar com a processar una anotació rebutjada per un backoffice </text:p>
        </text:list-item>
        <text:list-item>
          <text:p text:style-name="P1002"><text:a xlink:type="simple" xlink:href="https://github.com/GovernIB/distribucio/issues/585" text:style-name="Internet_20_link" text:visited-style-name="Visited_20_Internet_20_Link">#585</text:a><text:span text:style-name="T330"> </text:span>Modificar la llibreria d'utilitats per backoffices per obrir el contingut dels formularis XML en UTF8 </text:p>
        </text:list-item>
        <text:list-item>
          <text:p text:style-name="P1002"><text:a xlink:type="simple" xlink:href="https://github.com/GovernIB/distribucio/issues/617" text:style-name="Internet_20_link" text:visited-style-name="Visited_20_Internet_20_Link">#617</text:a><text:span text:style-name="T330"> </text:span>No es marca com a firmat i vàlid un document firmat amb TF04 CAdES detached </text:p>
        </text:list-item>
        <text:list-item>
          <text:p text:style-name="P1003"><text:a xlink:type="simple" xlink:href="https://github.com/GovernIB/distribucio/issues/618" text:style-name="Internet_20_link" text:visited-style-name="Visited_20_Internet_20_Link">#618</text:a><text:span text:style-name="T334"> </text:span>NullPointerException guardant annexos a l'Arxiu </text:p>
        </text:list-item>
        <text:list-item>
          <text:p text:style-name="P1003"><text:a xlink:type="simple" xlink:href="https://github.com/GovernIB/distribucio/issues/619" text:style-name="Internet_20_link" text:visited-style-name="Visited_20_Internet_20_Link">#619</text:a><text:span text:style-name="T334"> </text:span>Error guardant un annex pdf a l'Arxiu </text:p>
        </text:list-item>
        <text:list-item>
          <text:p text:style-name="P1004"><text:a xlink:type="simple" xlink:href="https://github.com/GovernIB/distribucio/issues/623" text:style-name="Internet_20_link" text:visited-style-name="Visited_20_Internet_20_Link">#623</text:a><text:span text:style-name="T335"> </text:span>Es perden els identificadors d'Arxiu en reprocessar annexos XML en estat esborrany </text:p>
        </text:list-item>
        <text:list-item>
          <text:p text:style-name="P1005"><text:a xlink:type="simple" xlink:href="https://github.com/GovernIB/distribucio/issues/624" text:style-name="Internet_20_link" text:visited-style-name="Visited_20_Internet_20_Link">#624</text:a><text:span text:style-name="T336"> </text:span>Error guardant anotacions a l'Arxiu per diversos motius </text:p>
        </text:list-item>
      </text:list>
      <text:p text:style-name="P308"><text:soft-page-break/></text:p>
      <text:p text:style-name="P136">Base de dades:<text:span text:style-name="T5"> </text:span></text:p>
      <text:list xml:id="list123414386154347" text:continue-list="list492595014" text:style-name="L116">
        <text:list-item>
          <text:p text:style-name="P770">distribucio_update_0.9.<text:span text:style-name="T277">4</text:span><text:span text:style-name="T331">9</text:span>.sql<text:span text:style-name="T228"> (Oracle)</text:span></text:p>
          <text:list>
            <text:list-item>
              <text:p text:style-name="P981">Nova propietat configurable <text:span text:style-name="T331">per poder assignar anotacions amb usuaris d'una bústia.</text:span></text:p>
            </text:list-item>
            <text:list-item>
              <text:p text:style-name="P981">Nova propietat configurable per<text:span text:style-name="T331"> evitar</text:span> poder assignar anotacions a usuaris inactius.</text:p>
            </text:list-item>
          </text:list>
        </text:list-item>
      </text:list>
      <text:p text:style-name="P628"/>
      <table:table table:name="Table29" table:style-name="Table29">
        <table:table-column table:style-name="Table29.A"/>
        <table:table-row table:style-name="TableLine635721296">
          <table:table-cell table:style-name="Table29.A1" office:value-type="string">
            <text:p text:style-name="P397">-- Distribucio 0.9.49</text:p>
            <text:p text:style-name="P598"/>
            <text:p text:style-name="P384">--#572: Poder assignar anotacions a usuaris d'una bústia</text:p>
            <text:p text:style-name="P424"><text:span text:style-name="T31">Insert </text:span><text:span text:style-name="T66">into</text:span><text:span text:style-name="T31"> DIS_CONFIG (</text:span><text:span text:style-name="T66">KEY</text:span><text:span text:style-name="T31">,</text:span><text:span text:style-name="T66">VALUE</text:span><text:span text:style-name="T31">,DESCRIPTION,GROUP_CODE,POSITION,JBOSS_PROPERTY,TYPE_CODE,LASTMODIFIEDBY_CODI,LASTMODIFIEDDATE) </text:span><text:span text:style-name="T66">values</text:span><text:span text:style-name="T31"> (</text:span><text:span text:style-name="T170">'es.caib.distribucio.assignar.anotacions'</text:span><text:span text:style-name="T31">,</text:span><text:span text:style-name="T170">'0'</text:span><text:span text:style-name="T31">,</text:span><text:span text:style-name="T170">'Permetre assignar una anotació a un usuari'</text:span><text:span text:style-name="T31">,</text:span><text:span text:style-name="T170">'GENERAL'</text:span><text:span text:style-name="T31">,</text:span><text:span text:style-name="T170">'22'</text:span><text:span text:style-name="T31">,</text:span><text:span text:style-name="T170">'0'</text:span><text:span text:style-name="T31">,</text:span><text:span text:style-name="T170">'BOOL'</text:span><text:span text:style-name="T31">,</text:span><text:span text:style-name="T152">null</text:span><text:span text:style-name="T31">,</text:span><text:span text:style-name="T152">null</text:span><text:span text:style-name="T31">);</text:span></text:p>
            <text:p text:style-name="P598"/>
            <text:p text:style-name="P384">--#599 No poder assignar anotacions a usuaris inactius</text:p>
            <text:p text:style-name="P424"><text:span text:style-name="T31">Insert </text:span><text:span text:style-name="T66">into</text:span><text:span text:style-name="T31"> DIS_CONFIG (</text:span><text:span text:style-name="T66">KEY</text:span><text:span text:style-name="T31">,</text:span><text:span text:style-name="T66">VALUE</text:span><text:span text:style-name="T31">,DESCRIPTION,GROUP_CODE,POSITION,JBOSS_PROPERTY,TYPE_CODE,LASTMODIFIEDBY_CODI,LASTMODIFIEDDATE) </text:span><text:span text:style-name="T66">values</text:span><text:span text:style-name="T31"> (</text:span><text:span text:style-name="T170">'es.caib.distribucio.mostrar.usuaris.inactius.ldap'</text:span><text:span text:style-name="T31">,</text:span><text:span text:style-name="T170">'1'</text:span><text:span text:style-name="T31">,</text:span><text:span text:style-name="T170">'Indica si mostrar els usuaris inactius a la LDAP que tenen permís sobre una bústia'</text:span><text:span text:style-name="T31">,</text:span><text:span text:style-name="T170">'GENERAL'</text:span><text:span text:style-name="T31">,</text:span><text:span text:style-name="T170">'23'</text:span><text:span text:style-name="T31">,</text:span><text:span text:style-name="T170">'0'</text:span><text:span text:style-name="T31">,</text:span><text:span text:style-name="T170">'BOOL'</text:span><text:span text:style-name="T31">,</text:span><text:span text:style-name="T152">null</text:span><text:span text:style-name="T31">,</text:span><text:span text:style-name="T152">null</text:span><text:span text:style-name="T31">);</text:span></text:p>
            <text:p text:style-name="P397"/>
          </table:table-cell>
        </table:table-row>
      </table:table>
      <text:p text:style-name="P589"/>
      <text:p text:style-name="P136"/>
      <text:p text:style-name="P76"><text:span text:style-name="T6">Propietats globals</text:span>:</text:p>
      <text:list xml:id="list123412947776536" text:continue-list="list2102974889" text:style-name="L17">
        <text:list-item>
          <text:p text:style-name="P744">distribucio_update_0.9.<text:span text:style-name="T331">49</text:span>.properties:</text:p>
          <text:list>
            <text:list-item>
              <text:p text:style-name="P1015">Modificar la URL del DIR3 per posar l'API REST a l'arxiu de configuració del JBoss.</text:p>
            </text:list-item>
          </text:list>
        </text:list-item>
      </text:list>
      <text:p text:style-name="P267"/>
      <table:table table:name="Table28" table:style-name="Table28">
        <table:table-column table:style-name="Table28.A"/>
        <table:table-row table:style-name="Table28.1">
          <table:table-cell table:style-name="Table28.A1" office:value-type="string">
            <text:p text:style-name="P236">##############################</text:p>
            <text:p text:style-name="P241"># PROPIETATS MODIFICADES</text:p>
            <text:p text:style-name="P241">##############################</text:p>
            <text:p text:style-name="P598"/>
            <text:p text:style-name="P424"><text:span text:style-name="T50">#586 </text:span><text:span text:style-name="T54">Sincronitzar</text:span><text:span text:style-name="T50"> </text:span><text:span text:style-name="T54">noms</text:span><text:span text:style-name="T50"> </text:span><text:span text:style-name="T54">en</text:span><text:span text:style-name="T50"> </text:span><text:span text:style-name="T54">català</text:span></text:p>
            <text:p text:style-name="P598"/>
            <text:p text:style-name="P424"><text:span text:style-name="T31">es.caib.distribucio.plugin.unitats.organitzatives.dir3.service.url=</text:span><text:span text:style-name="T38">https://dev.caib.es/dir3caib/rest/unidades/</text:span></text:p>
            <text:p text:style-name="P583"/>
          </table:table-cell>
        </table:table-row>
      </table:table>
      <text:p text:style-name="P267"/>
      <text:p text:style-name="P407"/>
      <text:p text:style-name="P436">Canvis a les llibreries:</text:p>
      <text:list xml:id="list123413696549754" text:continue-list="list3028702656" text:style-name="L27">
        <text:list-item>
          <text:p text:style-name="P799"><text:span text:style-name="T161">distribucio-backoffice-utils</text:span><text:span text:style-name="T11">: Nova </text:span><text:span text:style-name="T19">versió de la </text:span><text:span text:style-name="T11">llibreria amb </text:span><text:span text:style-name="T19">correcció de comprovació per noms directament consultats a l'Arxiu.</text:span></text:p>
          <text:list>
            <text:list-item>
              <text:p text:style-name="P803">Versió: 0.9.<text:span text:style-name="T332">49</text:span></text:p>
            </text:list-item>
          </text:list>
        </text:list-item>
        <text:list-item>
          <text:p text:style-name="P913">distribucio-rest-client<text:span text:style-name="T11">: Nova versió amb el client per l'API REST de regles i la reestructuració del codi per poder coexistir amb l'API REST per consultar el servei d'integració per backoffices. Nova propietat "presencial" a la informació de les anotacions.</text:span></text:p>
        </text:list-item>
      </text:list>
      <text:p text:style-name="P455"/>
      <text:p text:style-name="P455"/>
      <text:p text:style-name="P455"/>
      <text:p text:style-name="P455"/>
      <text:list xml:id="list123414832907950" text:continue-list="list123414150642932" text:style-name="Outline">
        <text:list-item>
          <text:list>
            <text:list-header>
              <text:h text:style-name="P706" text:outline-level="2" text:is-list-header="true"><text:bookmark-start text:name="__RefHeading___Toc79566_283954641611121111111"/><text:soft-page-break/><text:span text:style-name="T158">Versió 0.9.</text:span><text:span text:style-name="T146">50</text:span><text:span text:style-name="T131"> </text:span><text:span text:style-name="T151">Correccions i millores abans migració a Jboss7+Java 11</text:span><text:bookmark-end text:name="__RefHeading___Toc79566_283954641611121111111"/></text:h>
            </text:list-header>
          </text:list>
        </text:list-item>
      </text:list>
      <text:p text:style-name="P361">Data: <text:span text:style-name="T342">07</text:span><text:span text:style-name="T300">/</text:span><text:span text:style-name="T329">0</text:span><text:span text:style-name="T337">9</text:span>/202<text:span text:style-name="T319">3</text:span><text:span text:style-name="T251"> </text:span><text:span text:style-name="T337">0</text:span><text:span text:style-name="T342">7</text:span><text:span text:style-name="T251">:</text:span><text:span text:style-name="T286">0</text:span><text:span text:style-name="T251">0h</text:span></text:p>
      <text:p text:style-name="P361"/>
      <text:p text:style-name="P180">Resum: <text:span text:style-name="T340"><text:s/>Versió amb les darreres millores i correccions abans del pas a JBoss 7 i Java 11. Caniv en la llibreria d'utilitats per backoffices per poder llegir els valors de llistes de formularis de Sistra2.</text:span></text:p>
      <text:p text:style-name="P620"/>
      <text:p text:style-name="P620"/>
      <text:p text:style-name="P569">Millores incloses:</text:p>
      <text:list xml:id="list123413762883748" text:continue-list="list123413653937158" text:style-name="L77">
        <text:list-item>
          <text:p text:style-name="P998"><text:a xlink:type="simple" xlink:href="https://github.com/GovernIB/distribucio/issues/631" text:style-name="Internet_20_link" text:visited-style-name="Visited_20_Internet_20_Link">#631</text:a><text:span text:style-name="T338"> </text:span>Afegir el camp llista d'elements a la llibreria d'utilitats de Distribució </text:p>
        </text:list-item>
        <text:list-item>
          <text:p text:style-name="P998"><text:a xlink:type="simple" xlink:href="https://github.com/GovernIB/distribucio/issues/625" text:style-name="Internet_20_link" text:visited-style-name="Visited_20_Internet_20_Link">#625</text:a><text:span text:style-name="T338"> </text:span>Opció per filtrar anotacions no assignades a usuaris </text:p>
        </text:list-item>
        <text:list-item>
          <text:p text:style-name="P998"><text:a xlink:type="simple" xlink:href="https://github.com/GovernIB/distribucio/issues/626" text:style-name="Internet_20_link" text:visited-style-name="Visited_20_Internet_20_Link">#626</text:a><text:span text:style-name="T338"> </text:span>Ordenar alfabèticament les bústies </text:p>
        </text:list-item>
        <text:list-item>
          <text:p text:style-name="P998"><text:a xlink:type="simple" xlink:href="https://github.com/GovernIB/distribucio/issues/614" text:style-name="Internet_20_link" text:visited-style-name="Visited_20_Internet_20_Link">#614</text:a><text:span text:style-name="T338"> </text:span>No intentar guardar a l'arxiu annexos amb uuid </text:p>
        </text:list-item>
      </text:list>
      <text:p text:style-name="P528"/>
      <text:p text:style-name="P528">Errors resolts:</text:p>
      <text:list xml:id="list1068615562" text:style-name="L137">
        <text:list-item>
          <text:p text:style-name="P1006"><text:a xlink:type="simple" xlink:href="https://github.com/GovernIB/distribucio/issues/633" text:style-name="Internet_20_link" text:visited-style-name="Visited_20_Internet_20_Link">#633</text:a><text:span text:style-name="T338"> </text:span>Error d'arxiu al <text:span text:style-name="T339">pas</text:span><text:span text:style-name="T341">s</text:span><text:span text:style-name="T339">ar</text:span> a definitiu documents signats PAdES </text:p>
        </text:list-item>
        <text:list-item>
          <text:p text:style-name="P1006"><text:a xlink:type="simple" xlink:href="https://github.com/GovernIB/distribucio/issues/591" text:style-name="Internet_20_link" text:visited-style-name="Visited_20_Internet_20_Link">#591</text:a><text:span text:style-name="T338"> </text:span>Revisar error de grandària en la validació de firmes d'annexos </text:p>
        </text:list-item>
        <text:list-item>
          <text:p text:style-name="P1006"><text:a xlink:type="simple" xlink:href="https://github.com/GovernIB/distribucio/issues/613" text:style-name="Internet_20_link" text:visited-style-name="Visited_20_Internet_20_Link">#613</text:a><text:span text:style-name="T338"> </text:span>Error amb les propietats JBoss definides a nivell d'entitat </text:p>
        </text:list-item>
        <text:list-item>
          <text:p text:style-name="P1006"><text:a xlink:type="simple" xlink:href="https://github.com/GovernIB/distribucio/issues/605" text:style-name="Internet_20_link" text:visited-style-name="Visited_20_Internet_20_Link">#605</text:a><text:span text:style-name="T338"> </text:span>Recordar filtre backoffices al pitjar el botó "Provar" </text:p>
        </text:list-item>
        <text:list-item>
          <text:p text:style-name="P1006"><text:a xlink:type="simple" xlink:href="https://github.com/GovernIB/distribucio/issues/593" text:style-name="Internet_20_link" text:visited-style-name="Visited_20_Internet_20_Link">#593</text:a><text:span text:style-name="T338"> </text:span>Error donant d'alta anotacions amb processament síncron </text:p>
        </text:list-item>
      </text:list>
      <text:p text:style-name="P309"/>
      <text:p text:style-name="P137">Base de dades:<text:span text:style-name="T5"> </text:span></text:p>
      <text:list xml:id="list123413141502040" text:continue-list="list123414386154347" text:style-name="L116">
        <text:list-item>
          <text:p text:style-name="P771">distribucio_update_0.9.<text:span text:style-name="T342">50</text:span>.sql<text:span text:style-name="T228"> (Oracle)</text:span></text:p>
          <text:list>
            <text:list-item>
              <text:p text:style-name="P982">Nova propietat configurable <text:span text:style-name="T331">per poder</text:span><text:span text:style-name="T342"> establir un màxim de bytes per enviar a validar en el plugin de validació de firmes.</text:span></text:p>
            </text:list-item>
          </text:list>
        </text:list-item>
      </text:list>
      <text:p text:style-name="P629"/>
      <table:table table:name="Table30" table:style-name="Table30">
        <table:table-column table:style-name="Table30.A"/>
        <table:table-row table:style-name="TableLine635704304">
          <table:table-cell table:style-name="Table30.A1" office:value-type="string">
            <text:p text:style-name="P398">-- Distribucio 0.9.50</text:p>
            <text:p text:style-name="P598"/>
            <text:p text:style-name="P384">--#591 Revisar error de grandària en la validació de firmes d'annexos</text:p>
            <text:p text:style-name="P424"><text:span text:style-name="T31">Insert </text:span><text:span text:style-name="T66">into</text:span><text:span text:style-name="T31"> DIS_CONFIG (</text:span><text:span text:style-name="T66">KEY</text:span><text:span text:style-name="T31">,</text:span><text:span text:style-name="T66">VALUE</text:span><text:span text:style-name="T31">,DESCRIPTION,GROUP_CODE,POSITION,JBOSS_PROPERTY,TYPE_CODE,LASTMODIFIEDBY_CODI,LASTMODIFIEDDATE) </text:span><text:span text:style-name="T66">values</text:span><text:span text:style-name="T31"> (</text:span><text:span text:style-name="T170">'es.caib.distribucio.plugins.validatesignature.maxBytes'</text:span><text:span text:style-name="T31">,</text:span><text:span text:style-name="T170">'20971520'</text:span><text:span text:style-name="T31">,</text:span><text:span text:style-name="T170">'LLargada màxima en bytes que es poden enviar a validar. Per exemple: 20971520 (20Mb)'</text:span><text:span text:style-name="T31">,</text:span><text:span text:style-name="T170">'VALID_SIGN'</text:span><text:span text:style-name="T31">,</text:span><text:span text:style-name="T170">'8'</text:span><text:span text:style-name="T31">,</text:span><text:span text:style-name="T170">'0'</text:span><text:span text:style-name="T31">,</text:span><text:span text:style-name="T170">'INT'</text:span><text:span text:style-name="T31">,</text:span><text:span text:style-name="T152">null</text:span><text:span text:style-name="T31">,</text:span><text:span text:style-name="T152">null</text:span><text:span text:style-name="T31">);</text:span></text:p>
            <text:p text:style-name="P424"><text:span text:style-name="T66">UPDATE</text:span><text:span text:style-name="T31"> DIS_CONFIG </text:span><text:span text:style-name="T66">SET</text:span><text:span text:style-name="T31"> CONFIGURABLE = 1 </text:span><text:span text:style-name="T66">WHERE</text:span><text:span text:style-name="T31"> </text:span><text:span text:style-name="T66">KEY</text:span><text:span text:style-name="T31"> </text:span><text:span text:style-name="T66">LIKE</text:span><text:span text:style-name="T31"> </text:span><text:span text:style-name="T170">'es.caib.distribucio.plugins.validatesignature.maxBytes'</text:span><text:span text:style-name="T31">;</text:span></text:p>
            <text:p text:style-name="P398"/>
          </table:table-cell>
        </table:table-row>
      </table:table>
      <text:p text:style-name="P590"/>
      <text:p text:style-name="P138"/>
      <text:p text:style-name="P77"><text:span text:style-name="T6">Propietats globals</text:span>:</text:p>
      <text:list xml:id="list3335983017" text:style-name="L138">
        <text:list-item>
          <text:p text:style-name="P1016">Sense canvis</text:p>
        </text:list-item>
      </text:list>
      <text:p text:style-name="P408"/>
      <text:p text:style-name="P437">Canvis a les llibreries:</text:p>
      <text:list xml:id="list679513448" text:style-name="L139">
        <text:list-item>
          <text:p text:style-name="P800"><text:span text:style-name="T161">distribucio-backoffice-utils</text:span><text:span text:style-name="T11">: Nova </text:span><text:span text:style-name="T19">versió de la </text:span><text:span text:style-name="T11">llibreria </text:span><text:span text:style-name="T20">per poder obtenir els valors de SISTRA2 de tipus llista en els formularis</text:span><text:span text:style-name="T19">.</text:span></text:p>
          <text:list>
            <text:list-item>
              <text:p text:style-name="P804">Versió: 0.9.<text:span text:style-name="T338">50</text:span></text:p>
            </text:list-item>
          </text:list>
        </text:list-item>
      </text:list>
      <text:list xml:id="list123414262128411" text:continue-list="list123414832907950" text:style-name="Outline">
        <text:list-item>
          <text:list>
            <text:list-header>
              <text:h text:style-name="P707" text:outline-level="2" text:is-list-header="true"><text:bookmark-start text:name="__RefHeading___Toc79566_283954641611121111112"/><text:soft-page-break/><text:span text:style-name="T158">Versió 0.9.</text:span><text:span text:style-name="T147">50.2</text:span><text:span text:style-name="T131"> </text:span><text:span text:style-name="T148">Resolució d'errors i avaluacio de totes les regles a l'hora de processar-les</text:span><text:bookmark-end text:name="__RefHeading___Toc79566_283954641611121111112"/></text:h>
            </text:list-header>
          </text:list>
        </text:list-item>
      </text:list>
      <text:p text:style-name="P362">Data: <text:span text:style-name="T348">28</text:span><text:span text:style-name="T300">/</text:span><text:span text:style-name="T343">02</text:span>/202<text:span text:style-name="T343">4</text:span><text:span text:style-name="T251"> </text:span><text:span text:style-name="T348">10</text:span><text:span text:style-name="T251">:</text:span><text:span text:style-name="T286">0</text:span><text:span text:style-name="T251">0h</text:span></text:p>
      <text:p text:style-name="P362"/>
      <text:p text:style-name="P181">Resum: </text:p>
      <text:p text:style-name="P648">Es corregeix DISTRIBUCIO per a poder esborrar regles aplicades i poder assignar un procediment buit en la classificació massiva com a usuari. També es modifiquen les regles per a que no se cerqui només la primera coincident sinó que es recorrin les següents regles per veure si cap compleix per aplicar-la <text:s/>a les anotacions.</text:p>
      <text:p text:style-name="P621"/>
      <text:p text:style-name="P570">Millores incloses:</text:p>
      <text:list xml:id="list123412783827823" text:continue-list="list123413762883748" text:style-name="L77">
        <text:list-item>
          <text:p text:style-name="P1018">Cap</text:p>
        </text:list-item>
      </text:list>
      <text:p text:style-name="P529"/>
      <text:p text:style-name="P529">Errors resolts:</text:p>
      <text:list xml:id="list2485963232" text:style-name="L140">
        <text:list-item>
          <text:p text:style-name="P1007"><text:a xlink:type="simple" xlink:href="https://github.com/GovernIB/distribucio/issues/609" text:style-name="Internet_20_link" text:visited-style-name="Visited_20_Internet_20_Link">#609</text:a><text:span text:style-name="T344"> </text:span>Error de validació al esborrar una regla de backoffice</text:p>
        </text:list-item>
        <text:list-item>
          <text:p text:style-name="P1008"><text:a xlink:type="simple" xlink:href="https://github.com/GovernIB/distribucio/issues/639" text:style-name="Internet_20_link" text:visited-style-name="Visited_20_Internet_20_Link">#639</text:a><text:span text:style-name="T345"> </text:span>L'acció massiva de classificar sense procediment no esborra el procediment</text:p>
        </text:list-item>
        <text:list-item>
          <text:p text:style-name="P1009"><text:a xlink:type="simple" xlink:href="https://github.com/GovernIB/distribucio/issues/655" text:style-name="Internet_20_link" text:visited-style-name="Visited_20_Internet_20_Link">#655</text:a><text:span text:style-name="T346"> </text:span>Dues regles distintes amb mateix SIA i amb UO i bústia d'origen definides, s'executen al mateix temps</text:p>
        </text:list-item>
        <text:list-item>
          <text:p text:style-name="P1010"><text:a xlink:type="simple" xlink:href="https://github.com/GovernIB/distribucio/issues/656" text:style-name="Internet_20_link" text:visited-style-name="Visited_20_Internet_20_Link">#656</text:a><text:span text:style-name="T347"> </text:span>Error guardant i mostrant els paràmetres de l'acció classificar a l'històric d'accions</text:p>
        </text:list-item>
      </text:list>
      <text:p text:style-name="P310"/>
      <text:p text:style-name="P139">Base de dades:<text:span text:style-name="T5"> </text:span></text:p>
      <text:list xml:id="list1989663862" text:style-name="L141">
        <text:list-item>
          <text:p text:style-name="P772">distribucio_update_0.9.<text:span text:style-name="T346">50.2</text:span>.sql<text:span text:style-name="T228"> (Oracle)</text:span></text:p>
          <text:list>
            <text:list-item>
              <text:p text:style-name="P1022">Nova columna per configurar les regles per finalitzar avaluació.</text:p>
            </text:list-item>
            <text:list-item>
              <text:p text:style-name="P983">Nova propietat per establir si avaluar totes les regles o només la primera.</text:p>
            </text:list-item>
            <text:list-item>
              <text:p text:style-name="P983">Corregir la descripció de la tasca d'execució de regles</text:p>
            </text:list-item>
          </text:list>
        </text:list-item>
      </text:list>
      <text:p text:style-name="P630"/>
      <table:table table:name="Table31" table:style-name="Table31">
        <table:table-column table:style-name="Table31.A"/>
        <table:table-row table:style-name="TableLine635703152">
          <table:table-cell table:style-name="Table31.A1" office:value-type="string">
            <text:p text:style-name="P399">-- Distribucio 0.9.50.2</text:p>
            <text:p text:style-name="P598"/>
            <text:p text:style-name="P384">--#655 Nova columna per configurar les regles per finalitzar avaluació</text:p>
            <text:p text:style-name="P598"/>
            <text:p text:style-name="P384">-- Nova columna per configurar les regles per finalitzar avaluació</text:p>
            <text:p text:style-name="P424"><text:span text:style-name="T66">ALTER</text:span><text:span text:style-name="T31"> </text:span><text:span text:style-name="T66">TABLE</text:span><text:span text:style-name="T31"> DIS_REGLA </text:span><text:span text:style-name="T66">ADD</text:span><text:span text:style-name="T31"> ATURAR_AVALUACIO NUMBER(1) </text:span><text:span text:style-name="T66">DEFAULT</text:span><text:span text:style-name="T31"> 0;</text:span></text:p>
            <text:p text:style-name="P384">-- Nova propietat per establir si avaluar totes les regles o només la primera</text:p>
            <text:p text:style-name="P424"><text:span text:style-name="T31">Insert </text:span><text:span text:style-name="T66">into</text:span><text:span text:style-name="T31"> DIS_CONFIG (</text:span><text:span text:style-name="T66">KEY</text:span><text:span text:style-name="T31">,</text:span><text:span text:style-name="T66">VALUE</text:span><text:span text:style-name="T31">,DESCRIPTION,GROUP_CODE,POSITION,JBOSS_PROPERTY,TYPE_CODE,LASTMODIFIEDBY_CODI,LASTMODIFIEDDATE) </text:span><text:span text:style-name="T66">values</text:span><text:span text:style-name="T31"> (</text:span><text:span text:style-name="T170">'es.caib.distribucio.tasca.aplicar.regles.avaluar.totes'</text:span><text:span text:style-name="T31">,</text:span><text:span text:style-name="T152">null</text:span><text:span text:style-name="T31">,</text:span><text:span text:style-name="T170">'Avaluar totes les regles en comtes de trobar la primera'</text:span><text:span text:style-name="T31">,</text:span><text:span text:style-name="T170">'SCHEDULLED_REGLES'</text:span><text:span text:style-name="T31">,</text:span><text:span text:style-name="T170">'2'</text:span><text:span text:style-name="T31">,</text:span><text:span text:style-name="T170">'0'</text:span><text:span text:style-name="T31">,</text:span><text:span text:style-name="T170">'BOOL'</text:span><text:span text:style-name="T31">,</text:span><text:span text:style-name="T152">null</text:span><text:span text:style-name="T31">,</text:span><text:span text:style-name="T152">null</text:span><text:span text:style-name="T31">);</text:span></text:p>
            <text:p text:style-name="P399">-- Corregir la descripció de la tasca d'execució de regles</text:p>
            <text:p text:style-name="P214"><text:span text:style-name="T68">UPDATE</text:span> DIS_CONFIG_GROUP <text:span text:style-name="T68">SET</text:span> DESCRIPTION = <text:span text:style-name="T169">'Tasca periòdica d''aplicació de regles'</text:span> <text:span text:style-name="T68">WHERE</text:span> CODE = <text:span text:style-name="T169">'SCHEDULLED_REGLES'</text:span>;</text:p>
            <text:p text:style-name="P399"/>
          </table:table-cell>
        </table:table-row>
      </table:table>
      <text:p text:style-name="P591"/>
      <text:p text:style-name="P139"/>
      <text:p text:style-name="P78"><text:span text:style-name="T6">Propietats globals</text:span>:</text:p>
      <text:list xml:id="list1538271924" text:style-name="L142">
        <text:list-item>
          <text:p text:style-name="P1024">Cap</text:p>
        </text:list-item>
      </text:list>
      <text:p text:style-name="P456"/>
      <text:list xml:id="list123412796231078" text:continue-list="list123414262128411" text:style-name="Outline">
        <text:list-item>
          <text:list>
            <text:list-header>
              <text:h text:style-name="P708" text:outline-level="2" text:is-list-header="true"><text:bookmark-start text:name="__RefHeading___Toc79566_2839546416111211111111"/><text:soft-page-break/><text:span text:style-name="T158">Versió 0.9.</text:span><text:span text:style-name="T146">50</text:span><text:span text:style-name="T131"> </text:span><text:span text:style-name="T151">Correccions i millores abans migració a Jboss7+Java 11</text:span><text:bookmark-end text:name="__RefHeading___Toc79566_2839546416111211111111"/></text:h>
            </text:list-header>
          </text:list>
        </text:list-item>
      </text:list>
      <text:p text:style-name="P363">Data: <text:span text:style-name="T342">07</text:span><text:span text:style-name="T300">/</text:span><text:span text:style-name="T329">0</text:span><text:span text:style-name="T337">9</text:span>/202<text:span text:style-name="T319">3</text:span><text:span text:style-name="T251"> </text:span><text:span text:style-name="T337">0</text:span><text:span text:style-name="T342">7</text:span><text:span text:style-name="T251">:</text:span><text:span text:style-name="T286">0</text:span><text:span text:style-name="T251">0h</text:span></text:p>
      <text:p text:style-name="P363"/>
      <text:p text:style-name="P182">Resum: <text:span text:style-name="T340"><text:s/>Versió amb les darreres millores i correccions abans del pas a JBoss 7 i Java 11. Caniv en la llibreria d'utilitats per backoffices per poder llegir els valors de llistes de formularis de Sistra2.</text:span></text:p>
      <text:p text:style-name="P622"/>
      <text:p text:style-name="P622"/>
      <text:p text:style-name="P571">Millores incloses:</text:p>
      <text:list xml:id="list123413509306363" text:continue-list="list123412783827823" text:style-name="L77">
        <text:list-item>
          <text:p text:style-name="P999"><text:a xlink:type="simple" xlink:href="https://github.com/GovernIB/distribucio/issues/631" text:style-name="Internet_20_link" text:visited-style-name="Visited_20_Internet_20_Link">#631</text:a><text:span text:style-name="T338"> </text:span>Afegir el camp llista d'elements a la llibreria d'utilitats de Distribució </text:p>
        </text:list-item>
        <text:list-item>
          <text:p text:style-name="P999"><text:a xlink:type="simple" xlink:href="https://github.com/GovernIB/distribucio/issues/625" text:style-name="Internet_20_link" text:visited-style-name="Visited_20_Internet_20_Link">#625</text:a><text:span text:style-name="T338"> </text:span>Opció per filtrar anotacions no assignades a usuaris </text:p>
        </text:list-item>
        <text:list-item>
          <text:p text:style-name="P999"><text:a xlink:type="simple" xlink:href="https://github.com/GovernIB/distribucio/issues/626" text:style-name="Internet_20_link" text:visited-style-name="Visited_20_Internet_20_Link">#626</text:a><text:span text:style-name="T338"> </text:span>Ordenar alfabèticament les bústies </text:p>
        </text:list-item>
        <text:list-item>
          <text:p text:style-name="P999"><text:a xlink:type="simple" xlink:href="https://github.com/GovernIB/distribucio/issues/614" text:style-name="Internet_20_link" text:visited-style-name="Visited_20_Internet_20_Link">#614</text:a><text:span text:style-name="T338"> </text:span>No intentar guardar a l'arxiu annexos amb uuid </text:p>
        </text:list-item>
      </text:list>
      <text:p text:style-name="P530"/>
      <text:p text:style-name="P530">Errors resolts:</text:p>
      <text:list xml:id="list862086370" text:style-name="L143">
        <text:list-item>
          <text:p text:style-name="P1011"><text:a xlink:type="simple" xlink:href="https://github.com/GovernIB/distribucio/issues/633" text:style-name="Internet_20_link" text:visited-style-name="Visited_20_Internet_20_Link">#633</text:a><text:span text:style-name="T338"> </text:span>Error d'arxiu al <text:span text:style-name="T339">pas</text:span><text:span text:style-name="T341">s</text:span><text:span text:style-name="T339">ar</text:span> a definitiu documents signats PAdES </text:p>
        </text:list-item>
        <text:list-item>
          <text:p text:style-name="P1011"><text:a xlink:type="simple" xlink:href="https://github.com/GovernIB/distribucio/issues/591" text:style-name="Internet_20_link" text:visited-style-name="Visited_20_Internet_20_Link">#591</text:a><text:span text:style-name="T338"> </text:span>Revisar error de grandària en la validació de firmes d'annexos </text:p>
        </text:list-item>
        <text:list-item>
          <text:p text:style-name="P1011"><text:a xlink:type="simple" xlink:href="https://github.com/GovernIB/distribucio/issues/613" text:style-name="Internet_20_link" text:visited-style-name="Visited_20_Internet_20_Link">#613</text:a><text:span text:style-name="T338"> </text:span>Error amb les propietats JBoss definides a nivell d'entitat </text:p>
        </text:list-item>
        <text:list-item>
          <text:p text:style-name="P1011"><text:a xlink:type="simple" xlink:href="https://github.com/GovernIB/distribucio/issues/605" text:style-name="Internet_20_link" text:visited-style-name="Visited_20_Internet_20_Link">#605</text:a><text:span text:style-name="T338"> </text:span>Recordar filtre backoffices al pitjar el botó "Provar" </text:p>
        </text:list-item>
        <text:list-item>
          <text:p text:style-name="P1011"><text:a xlink:type="simple" xlink:href="https://github.com/GovernIB/distribucio/issues/593" text:style-name="Internet_20_link" text:visited-style-name="Visited_20_Internet_20_Link">#593</text:a><text:span text:style-name="T338"> </text:span>Error donant d'alta anotacions amb processament síncron </text:p>
        </text:list-item>
      </text:list>
      <text:p text:style-name="P311"/>
      <text:p text:style-name="P140">Base de dades:<text:span text:style-name="T5"> </text:span></text:p>
      <text:list xml:id="list1638350091" text:style-name="L144">
        <text:list-item>
          <text:p text:style-name="P773">distribucio_update_0.9.<text:span text:style-name="T342">50</text:span>.sql<text:span text:style-name="T228"> (Oracle)</text:span></text:p>
          <text:list>
            <text:list-item>
              <text:p text:style-name="P984">Nova propietat configurable <text:span text:style-name="T331">per poder</text:span><text:span text:style-name="T342"> establir un màxim de bytes per enviar a validar en el plugin de validació de firmes.</text:span></text:p>
            </text:list-item>
          </text:list>
        </text:list-item>
      </text:list>
      <text:p text:style-name="P631"/>
      <table:table table:name="Table32" table:style-name="Table32">
        <table:table-column table:style-name="Table32.A"/>
        <table:table-row table:style-name="TableLine635702288">
          <table:table-cell table:style-name="Table32.A1" office:value-type="string">
            <text:p text:style-name="P400">-- Distribucio 0.9.50</text:p>
            <text:p text:style-name="P602"/>
            <text:p text:style-name="P400">--#591 Revisar error de grandària en la validació de firmes d'annexos</text:p>
            <text:p text:style-name="P434"><text:span text:style-name="T31">Insert </text:span><text:span text:style-name="T66">into</text:span><text:span text:style-name="T31"> DIS_CONFIG (</text:span><text:span text:style-name="T66">KEY</text:span><text:span text:style-name="T31">,</text:span><text:span text:style-name="T66">VALUE</text:span><text:span text:style-name="T31">,DESCRIPTION,GROUP_CODE,POSITION,JBOSS_PROPERTY,TYPE_CODE,LASTMODIFIEDBY_CODI,LASTMODIFIEDDATE) </text:span><text:span text:style-name="T66">values</text:span><text:span text:style-name="T31"> (</text:span><text:span text:style-name="T170">'es.caib.distribucio.plugins.validatesignature.maxBytes'</text:span><text:span text:style-name="T31">,</text:span><text:span text:style-name="T170">'20971520'</text:span><text:span text:style-name="T31">,</text:span><text:span text:style-name="T170">'LLargada màxima en bytes que es poden enviar a validar. Per exemple: 20971520 (20Mb)'</text:span><text:span text:style-name="T31">,</text:span><text:span text:style-name="T170">'VALID_SIGN'</text:span><text:span text:style-name="T31">,</text:span><text:span text:style-name="T170">'8'</text:span><text:span text:style-name="T31">,</text:span><text:span text:style-name="T170">'0'</text:span><text:span text:style-name="T31">,</text:span><text:span text:style-name="T170">'INT'</text:span><text:span text:style-name="T31">,</text:span><text:span text:style-name="T152">null</text:span><text:span text:style-name="T31">,</text:span><text:span text:style-name="T152">null</text:span><text:span text:style-name="T31">);</text:span></text:p>
            <text:p text:style-name="P434"><text:span text:style-name="T66">UPDATE</text:span><text:span text:style-name="T31"> DIS_CONFIG </text:span><text:span text:style-name="T66">SET</text:span><text:span text:style-name="T31"> CONFIGURABLE = 1 </text:span><text:span text:style-name="T66">WHERE</text:span><text:span text:style-name="T31"> </text:span><text:span text:style-name="T66">KEY</text:span><text:span text:style-name="T31"> </text:span><text:span text:style-name="T66">LIKE</text:span><text:span text:style-name="T31"> </text:span><text:span text:style-name="T170">'es.caib.distribucio.plugins.validatesignature.maxBytes'</text:span><text:span text:style-name="T31">;</text:span></text:p>
            <text:p text:style-name="P400"/>
          </table:table-cell>
        </table:table-row>
      </table:table>
      <text:p text:style-name="P592"/>
      <text:p text:style-name="P140"/>
      <text:p text:style-name="P79"><text:span text:style-name="T6">Propietats globals</text:span>:</text:p>
      <text:list xml:id="list3029681847" text:style-name="L145">
        <text:list-item>
          <text:p text:style-name="P1017">Sense canvis</text:p>
        </text:list-item>
      </text:list>
      <text:p text:style-name="P409"/>
      <text:p text:style-name="P438">Canvis a les llibreries:</text:p>
      <text:list xml:id="list2301322915" text:style-name="L146">
        <text:list-item>
          <text:p text:style-name="P801"><text:span text:style-name="T161">distribucio-backoffice-utils</text:span><text:span text:style-name="T11">: Nova </text:span><text:span text:style-name="T19">versió de la </text:span><text:span text:style-name="T11">llibreria </text:span><text:span text:style-name="T20">per poder obtenir els valors de SISTRA2 de tipus llista en els formularis</text:span><text:span text:style-name="T19">.</text:span></text:p>
          <text:list>
            <text:list-item>
              <text:p text:style-name="P805">Versió: 0.9.<text:span text:style-name="T338">50</text:span></text:p>
            </text:list-item>
          </text:list>
        </text:list-item>
      </text:list>
      <text:list xml:id="list123413806487496" text:continue-list="list123412796231078" text:style-name="Outline">
        <text:list-item>
          <text:list>
            <text:list-header>
              <text:h text:style-name="P709" text:outline-level="2" text:is-list-header="true"><text:bookmark-start text:name="__RefHeading___Toc79566_2839546416111211111121"/><text:soft-page-break/><text:span text:style-name="T158">Versió 0.9.</text:span><text:span text:style-name="T147">5</text:span><text:span text:style-name="T150">1</text:span><text:span text:style-name="T131"> </text:span><text:span text:style-name="T150">Validació i firma d'annexos XML</text:span><text:bookmark-end text:name="__RefHeading___Toc79566_2839546416111211111121"/></text:h>
            </text:list-header>
          </text:list>
        </text:list-item>
      </text:list>
      <text:p text:style-name="P364">Data: <text:span text:style-name="T354">24</text:span><text:span text:style-name="T300">/</text:span><text:span text:style-name="T343">0</text:span><text:span text:style-name="T354">4</text:span>/202<text:span text:style-name="T343">4</text:span><text:span text:style-name="T251"> </text:span><text:span text:style-name="T348">1</text:span><text:span text:style-name="T354">3</text:span><text:span text:style-name="T251">:</text:span><text:span text:style-name="T354">3</text:span><text:span text:style-name="T251">0h</text:span></text:p>
      <text:p text:style-name="P364"/>
      <text:p text:style-name="P183">Resum: </text:p>
      <text:p text:style-name="P651">Versió de correcció de DISTRIBUCIO per no enviar a validar annexos XML sense node de firmes i guardar correctament els XML's firmats com a definitius amb CAdES detached per a que els backoffices puguin processar-los correctament.</text:p>
      <text:p text:style-name="P623"/>
      <text:p text:style-name="P572">Millores incloses:</text:p>
      <text:list xml:id="list3825474865" text:style-name="L147">
        <text:list-item>
          <text:p text:style-name="P1021"><text:a xlink:type="simple" xlink:href="https://github.com/GovernIB/distribucio/issues/667" text:style-name="Internet_20_link" text:visited-style-name="Visited_20_Internet_20_Link">#667</text:a><text:span text:style-name="T354"> </text:span>Evitar validar documents annexos XML<text:span text:style-name="T354">.</text:span></text:p>
        </text:list-item>
        <text:list-item>
          <text:p text:style-name="P1021"><text:a xlink:type="simple" xlink:href="https://github.com/GovernIB/distribucio/issues/668" text:style-name="Internet_20_link" text:visited-style-name="Visited_20_Internet_20_Link">#668</text:a><text:span text:style-name="T354"> </text:span>Revisar com es guarden els documents annexos de tipus XML per a que quedin com a definitius<text:span text:style-name="T354">.</text:span></text:p>
        </text:list-item>
        <text:list-item>
          <text:p text:style-name="P1021"><text:a xlink:type="simple" xlink:href="https://github.com/GovernIB/distribucio/issues/670" text:style-name="Internet_20_link" text:visited-style-name="Visited_20_Internet_20_Link">#670</text:a><text:span text:style-name="T354"> </text:span>Tornar a validar signatures en cada reintent de guardar a l'Arxiu si l'annex no té firmes vàlides <text:span text:style-name="T354">.</text:span></text:p>
        </text:list-item>
      </text:list>
      <text:p text:style-name="P531"/>
      <text:p text:style-name="P531">Errors resolts:</text:p>
      <text:list xml:id="list3439956748" text:style-name="L148">
        <text:list-item>
          <text:p text:style-name="P1012">Cap</text:p>
        </text:list-item>
      </text:list>
      <text:p text:style-name="P312"/>
      <text:p text:style-name="P141">Base de dades:<text:span text:style-name="T5"> </text:span></text:p>
      <text:list xml:id="list3191090185" text:style-name="L149">
        <text:list-item>
          <text:p text:style-name="P1025">Sense canvis</text:p>
        </text:list-item>
      </text:list>
      <text:p text:style-name="P80"><text:span text:style-name="T6">Propietats globals</text:span>:</text:p>
      <text:p text:style-name="P650">Cap</text:p>
      <text:list xml:id="list123414342634534" text:continue-list="list123413806487496" text:style-name="Outline">
        <text:list-item>
          <text:list>
            <text:list-header>
              <text:h text:style-name="P709" text:outline-level="2" text:is-list-header="true"/>
              <text:h text:style-name="P710" text:outline-level="2" text:is-list-header="true"><text:bookmark-start text:name="__RefHeading___Toc130348_3874307552"/><text:span text:style-name="T353">V</text:span><text:span text:style-name="T158">ersió </text:span><text:span text:style-name="T149">1.0.1</text:span><text:span text:style-name="T131"> </text:span><text:span text:style-name="T149">Migració a Jboss 7.2 <text:s/>i Java 11</text:span><text:bookmark-end text:name="__RefHeading___Toc130348_3874307552"/></text:h>
            </text:list-header>
          </text:list>
        </text:list-item>
      </text:list>
      <text:p text:style-name="P365">Data: <text:span text:style-name="T360">24</text:span><text:span text:style-name="T300">/</text:span><text:span text:style-name="T343">0</text:span><text:span text:style-name="T358">9</text:span>/202<text:span text:style-name="T343">4</text:span><text:span text:style-name="T251"> </text:span><text:span text:style-name="T356">1</text:span><text:span text:style-name="T360">2</text:span><text:span text:style-name="T251">:</text:span><text:span text:style-name="T355">0</text:span><text:span text:style-name="T251">0h</text:span></text:p>
      <text:p text:style-name="P363"/>
      <text:p text:style-name="P182">Resum: </text:p>
      <text:p text:style-name="P649">Versió evolutiva per migrar DISTRIBUCIO a JBoss 7.2 i Java 11.</text:p>
      <text:p text:style-name="P622"/>
      <text:p text:style-name="P571">Millores incloses:</text:p>
      <text:list xml:id="list123414675486496" text:continue-list="list123413509306363" text:style-name="L77">
        <text:list-item>
          <text:p text:style-name="P1019"><text:a xlink:type="simple" xlink:href="https://github.com/GovernIB/distribucio/issues/172" text:style-name="Internet_20_link" text:visited-style-name="Visited_20_Internet_20_Link">#172</text:a><text:span text:style-name="T349"> </text:span>Actualitzar la versió Java i el servidor d'aplicacions </text:p>
        </text:list-item>
        <text:list-item>
          <text:p text:style-name="P1019"><text:a xlink:type="simple" xlink:href="https://github.com/GovernIB/distribucio/issues/607" text:style-name="Internet_20_link" text:visited-style-name="Visited_20_Internet_20_Link">#607</text:a><text:span text:style-name="T349"> </text:span>Permetre definir propietats per definir les URLs dels backoffices </text:p>
        </text:list-item>
        <text:list-item>
          <text:p text:style-name="P1020"><text:a xlink:type="simple" xlink:href="https://github.com/GovernIB/distribucio/issues/583" text:style-name="Internet_20_link" text:visited-style-name="Visited_20_Internet_20_Link">#583</text:a><text:span text:style-name="T352"> </text:span>Revisar el manual d'integració</text:p>
        </text:list-item>
      </text:list>
      <text:p text:style-name="P530"/>
      <text:p text:style-name="P530">Errors resolts:</text:p>
      <text:list xml:id="list1413843163" text:style-name="L150">
        <text:list-item>
          <text:p text:style-name="P1013"><text:a xlink:type="simple" xlink:href="https://github.com/GovernIB/distribucio/issues/704" text:style-name="Internet_20_link" text:visited-style-name="Visited_20_Internet_20_Link">#704</text:a><text:span text:style-name="T357"> </text:span>Error al pitjar en l'enllaç "Descarregar justificant i annexos" d'un correu reenviat<text:span text:style-name="T357">.</text:span></text:p>
        </text:list-item>
        <text:list-item>
          <text:p text:style-name="P1014"><text:a xlink:type="simple" xlink:href="https://github.com/GovernIB/distribucio/issues/675" text:style-name="Internet_20_link" text:visited-style-name="Visited_20_Internet_20_Link">#675</text:a><text:span text:style-name="T360"> </text:span>Revisar plugins de validació de firma i firma en servidor </text:p>
        </text:list-item>
      </text:list>
      <text:p text:style-name="P311"/>
      <text:p text:style-name="P140">Base de dades:<text:span text:style-name="T5"> </text:span></text:p>
      <text:list xml:id="list828668418" text:style-name="L151">
        <text:list-item>
          <text:p text:style-name="P774">distribucio_update_<text:span text:style-name="T350">1</text:span>.<text:span text:style-name="T350">0</text:span>.<text:span text:style-name="T350">1</text:span>.sql<text:span text:style-name="T228"> (Oracle)</text:span></text:p>
          <text:list>
            <text:list-item>
              <text:p text:style-name="P1023"><text:span text:style-name="T350">Modificació de les taules de permisos pels canvis de packages</text:span>.</text:p>
            </text:list-item>
            <text:list-item>
              <text:p text:style-name="P985"><text:span text:style-name="T350">Noves propietats pel plugin d'usuari Keycloak</text:span>.</text:p>
            </text:list-item>
            <text:list-item>
              <text:p text:style-name="P1026">Actualització de la propietat per usar el plugin d'usuaris de Keycloak.</text:p>
            </text:list-item>
            <text:list-item>
              <text:p text:style-name="P1027">Actualització de la propietat per usar el plugin d'usuaris de <text:span text:style-name="T361">LDAP CAIB</text:span>.</text:p>
            </text:list-item>
          </text:list>
        </text:list-item>
      </text:list>
      <text:p text:style-name="P1028"/>
      <text:p text:style-name="P631"/>
      <table:table table:name="Table33" table:style-name="Table33">
        <table:table-column table:style-name="Table33.A"/>
        <table:table-row table:style-name="TableLine635701136">
          <table:table-cell table:style-name="Table33.A1" office:value-type="string">
            <text:p text:style-name="P400">-- Distribucio 1.0.1</text:p>
            <text:p text:style-name="P598"/>
            <text:p text:style-name="P384">-- #172 Actualitzar la versió Java i el servidor d'aplicacions </text:p>
            <text:p text:style-name="P598"/>
            <text:p text:style-name="P384">-- Modificar les classes en els permisos</text:p>
            <text:p text:style-name="P424"><text:span text:style-name="T66">ALTER</text:span><text:span text:style-name="T31"> </text:span><text:span text:style-name="T66">TABLE</text:span><text:span text:style-name="T31"> DIS_ACL_CLASS </text:span><text:span text:style-name="T66">ADD</text:span><text:span text:style-name="T31"> CLASS_ID_TYPE VARCHAR2(255 </text:span><text:span text:style-name="T66">CHAR</text:span><text:span text:style-name="T31">);</text:span></text:p>
            <text:p text:style-name="P424"><text:span text:style-name="T66">UPDATE</text:span><text:span text:style-name="T31"> DIS_ACL_CLASS </text:span><text:span text:style-name="T66">SET</text:span><text:span text:style-name="T31"> CLASS_ID_TYPE=</text:span><text:span text:style-name="T170">'java.lang.Long'</text:span><text:span text:style-name="T31">;</text:span></text:p>
            <text:p text:style-name="P424"><text:span text:style-name="T66">ALTER</text:span><text:span text:style-name="T31"> </text:span><text:span text:style-name="T66">TABLE</text:span><text:span text:style-name="T31"> DIS_ACL_CLASS MODIFY CLASS_ID_TYPE </text:span><text:span text:style-name="T66">NOT</text:span><text:span text:style-name="T31"> </text:span><text:span text:style-name="T152">NULL</text:span><text:span text:style-name="T31">;</text:span></text:p>
            <text:p text:style-name="P424"><text:span text:style-name="T66">UPDATE</text:span><text:span text:style-name="T31"> dis_acl_class </text:span><text:span text:style-name="T66">SET</text:span><text:span text:style-name="T31"> class = </text:span><text:span text:style-name="T170">'es.caib.distribucio.persist.entity.BustiaEntity'</text:span><text:span text:style-name="T31"> </text:span><text:span text:style-name="T66">WHERE</text:span><text:span text:style-name="T31"> class = </text:span><text:span text:style-name="T170">'es.caib.distribucio.core.entity.BustiaEntity'</text:span><text:span text:style-name="T31">;</text:span></text:p>
            <text:p text:style-name="P424"><text:span text:style-name="T66">UPDATE</text:span><text:span text:style-name="T31"> dis_acl_class </text:span><text:span text:style-name="T66">SET</text:span><text:span text:style-name="T31"> class = </text:span><text:span text:style-name="T170">'es.caib.distribucio.persist.entity.EntitatEntity'</text:span><text:span text:style-name="T31"> </text:span><text:span text:style-name="T66">WHERE</text:span><text:span text:style-name="T31"> class = </text:span><text:span text:style-name="T170">'es.caib.distribucio.core.entity.EntitatEntity'</text:span><text:span text:style-name="T31">;</text:span></text:p>
            <text:p text:style-name="P598"/>
            <text:p text:style-name="P384">-- Canvia el plugin de dades d'usuari</text:p>
            <text:p text:style-name="P424"><text:span text:style-name="T66">UPDATE</text:span><text:span text:style-name="T31"> DIS_CONFIG </text:span><text:span text:style-name="T66">SET</text:span><text:span text:style-name="T31"> </text:span><text:span text:style-name="T66">VALUE</text:span><text:span text:style-name="T31"> = </text:span><text:span text:style-name="T170">'es.caib.distribucio.plugin.caib.usuari.DadesUsuariPluginKeycloak'</text:span><text:span text:style-name="T31"> </text:span></text:p>
            <text:p text:style-name="P424"><text:span text:style-name="T66">WHERE</text:span><text:span text:style-name="T31"> </text:span><text:span text:style-name="T66">KEY</text:span><text:span text:style-name="T31"> </text:span><text:span text:style-name="T66">LIKE</text:span><text:span text:style-name="T31"> </text:span><text:span text:style-name="T170">'es.caib.distribucio.plugin.dades.usuari.class'</text:span><text:span text:style-name="T31">;</text:span></text:p>
            <text:p text:style-name="P598"/>
            <text:p text:style-name="P384">-- Afegir noves propietats configurables pel plugin d'usuaris</text:p>
            <text:p text:style-name="P424"><text:span text:style-name="T66">INSERT</text:span><text:span text:style-name="T31"> </text:span><text:span text:style-name="T66">INTO</text:span><text:span text:style-name="T31"> DIS_CONFIG (</text:span><text:span text:style-name="T66">KEY</text:span><text:span text:style-name="T31">,</text:span><text:span text:style-name="T66">VALUE</text:span><text:span text:style-name="T31">,DESCRIPTION,GROUP_CODE,POSITION,JBOSS_PROPERTY,TYPE_CODE,LASTMODIFIEDBY_CODI,LASTMODIFIEDDATE) </text:span><text:span text:style-name="T66">VALUES</text:span><text:span text:style-name="T31"> (</text:span><text:span text:style-name="T170">'es.caib.distribucio.plugin.dades.usuari.pluginsib.userinformation.keycloak.serverurl'</text:span><text:span text:style-name="T31">, </text:span><text:span text:style-name="T152">NULL</text:span><text:span text:style-name="T31">, </text:span><text:span text:style-name="T170">'Url del servidor de keycloak'</text:span><text:span text:style-name="T31">, </text:span><text:span text:style-name="T170">'USUARIS'</text:span><text:span text:style-name="T31">, </text:span><text:span text:style-name="T170">'6'</text:span><text:span text:style-name="T31">, </text:span><text:span text:style-name="T170">'1'</text:span><text:span text:style-name="T31">, </text:span><text:span text:style-name="T170">'TEXT'</text:span><text:span text:style-name="T31">, </text:span><text:span text:style-name="T152">null</text:span><text:span text:style-name="T31">, </text:span><text:span text:style-name="T152">null</text:span><text:span text:style-name="T31">);</text:span></text:p>
            <text:p text:style-name="P424"><text:span text:style-name="T66">INSERT</text:span><text:span text:style-name="T31"> </text:span><text:span text:style-name="T66">INTO</text:span><text:span text:style-name="T31"> DIS_CONFIG (</text:span><text:span text:style-name="T66">KEY</text:span><text:span text:style-name="T31">,</text:span><text:span text:style-name="T66">VALUE</text:span><text:span text:style-name="T31">,DESCRIPTION,GROUP_CODE,POSITION,JBOSS_PROPERTY,TYPE_CODE,LASTMODIFIEDBY_COD</text:span><text:soft-page-break/><text:span text:style-name="T31">I,LASTMODIFIEDDATE) </text:span><text:span text:style-name="T66">VALUES</text:span><text:span text:style-name="T31"> (</text:span><text:span text:style-name="T170">'es.caib.distribucio.plugin.dades.usuari.pluginsib.userinformation.keycloak.realm'</text:span><text:span text:style-name="T31">, </text:span><text:span text:style-name="T152">NULL</text:span><text:span text:style-name="T31">, </text:span><text:span text:style-name="T170">'Realm del keycloak'</text:span><text:span text:style-name="T31">, </text:span><text:span text:style-name="T170">'USUARIS'</text:span><text:span text:style-name="T31">, </text:span><text:span text:style-name="T170">'7'</text:span><text:span text:style-name="T31">, </text:span><text:span text:style-name="T170">'1'</text:span><text:span text:style-name="T31">, </text:span><text:span text:style-name="T170">'TEXT'</text:span><text:span text:style-name="T31">, </text:span><text:span text:style-name="T152">null</text:span><text:span text:style-name="T31">, </text:span><text:span text:style-name="T152">null</text:span><text:span text:style-name="T31">);</text:span></text:p>
            <text:p text:style-name="P424"><text:span text:style-name="T66">INSERT</text:span><text:span text:style-name="T31"> </text:span><text:span text:style-name="T66">INTO</text:span><text:span text:style-name="T31"> DIS_CONFIG (</text:span><text:span text:style-name="T66">KEY</text:span><text:span text:style-name="T31">,</text:span><text:span text:style-name="T66">VALUE</text:span><text:span text:style-name="T31">,DESCRIPTION,GROUP_CODE,POSITION,JBOSS_PROPERTY,TYPE_CODE,LASTMODIFIEDBY_CODI,LASTMODIFIEDDATE) </text:span><text:span text:style-name="T66">VALUES</text:span><text:span text:style-name="T31"> (</text:span><text:span text:style-name="T170">'es.caib.distribucio.plugin.dades.usuari.pluginsib.userinformation.keycloak.client_id'</text:span><text:span text:style-name="T31">, </text:span><text:span text:style-name="T152">NULL</text:span><text:span text:style-name="T31">, </text:span><text:span text:style-name="T170">'Client ID del keycloak'</text:span><text:span text:style-name="T31">, </text:span><text:span text:style-name="T170">'USUARIS'</text:span><text:span text:style-name="T31">, </text:span><text:span text:style-name="T170">'8'</text:span><text:span text:style-name="T31">, </text:span><text:span text:style-name="T170">'1'</text:span><text:span text:style-name="T31">, </text:span><text:span text:style-name="T170">'TEXT'</text:span><text:span text:style-name="T31">, </text:span><text:span text:style-name="T152">null</text:span><text:span text:style-name="T31">, </text:span><text:span text:style-name="T152">null</text:span><text:span text:style-name="T31">);</text:span></text:p>
            <text:p text:style-name="P424"><text:span text:style-name="T66">INSERT</text:span><text:span text:style-name="T31"> </text:span><text:span text:style-name="T66">INTO</text:span><text:span text:style-name="T31"> DIS_CONFIG (</text:span><text:span text:style-name="T66">KEY</text:span><text:span text:style-name="T31">,</text:span><text:span text:style-name="T66">VALUE</text:span><text:span text:style-name="T31">,DESCRIPTION,GROUP_CODE,POSITION,JBOSS_PROPERTY,TYPE_CODE,LASTMODIFIEDBY_CODI,LASTMODIFIEDDATE) </text:span><text:span text:style-name="T66">VALUES</text:span><text:span text:style-name="T31"> (</text:span><text:span text:style-name="T170">'es.caib.distribucio.plugin.dades.usuari.pluginsib.userinformation.keycloak.client_id_for_user_autentication'</text:span><text:span text:style-name="T31">, </text:span><text:span text:style-name="T152">NULL</text:span><text:span text:style-name="T31">, </text:span><text:span text:style-name="T170">'Client ID per autenticació del keycloak'</text:span><text:span text:style-name="T31">, </text:span><text:span text:style-name="T170">'USUARIS'</text:span><text:span text:style-name="T31">, </text:span><text:span text:style-name="T170">'9'</text:span><text:span text:style-name="T31">, </text:span><text:span text:style-name="T170">'1'</text:span><text:span text:style-name="T31">, </text:span><text:span text:style-name="T170">'TEXT'</text:span><text:span text:style-name="T31">, </text:span><text:span text:style-name="T152">null</text:span><text:span text:style-name="T31">, </text:span><text:span text:style-name="T152">null</text:span><text:span text:style-name="T31">);</text:span></text:p>
            <text:p text:style-name="P424"><text:span text:style-name="T66">INSERT</text:span><text:span text:style-name="T31"> </text:span><text:span text:style-name="T66">INTO</text:span><text:span text:style-name="T31"> DIS_CONFIG (</text:span><text:span text:style-name="T66">KEY</text:span><text:span text:style-name="T31">,</text:span><text:span text:style-name="T66">VALUE</text:span><text:span text:style-name="T31">,DESCRIPTION,GROUP_CODE,POSITION,JBOSS_PROPERTY,TYPE_CODE,LASTMODIFIEDBY_CODI,LASTMODIFIEDDATE) </text:span><text:span text:style-name="T66">VALUES</text:span><text:span text:style-name="T31"> (</text:span><text:span text:style-name="T170">'es.caib.distribucio.plugin.dades.usuari.pluginsib.userinformation.keycloak.password_secret'</text:span><text:span text:style-name="T31">, </text:span><text:span text:style-name="T152">NULL</text:span><text:span text:style-name="T31">, </text:span><text:span text:style-name="T170">'Secret del client de keycloak'</text:span><text:span text:style-name="T31">, </text:span><text:span text:style-name="T170">'USUARIS'</text:span><text:span text:style-name="T31">, </text:span><text:span text:style-name="T170">'10'</text:span><text:span text:style-name="T31">, </text:span><text:span text:style-name="T170">'1'</text:span><text:span text:style-name="T31">, </text:span><text:span text:style-name="T170">'CREDENTIALS'</text:span><text:span text:style-name="T31">, </text:span><text:span text:style-name="T152">null</text:span><text:span text:style-name="T31">, </text:span><text:span text:style-name="T152">null</text:span><text:span text:style-name="T31">);</text:span></text:p>
            <text:p text:style-name="P424"><text:span text:style-name="T66">INSERT</text:span><text:span text:style-name="T31"> </text:span><text:span text:style-name="T66">INTO</text:span><text:span text:style-name="T31"> DIS_CONFIG (</text:span><text:span text:style-name="T66">KEY</text:span><text:span text:style-name="T31">,</text:span><text:span text:style-name="T66">VALUE</text:span><text:span text:style-name="T31">,DESCRIPTION,GROUP_CODE,POSITION,JBOSS_PROPERTY,TYPE_CODE,LASTMODIFIEDBY_CODI,LASTMODIFIEDDATE) </text:span><text:span text:style-name="T66">VALUES</text:span><text:span text:style-name="T31"> (</text:span><text:span text:style-name="T170">'es.caib.distribucio.plugin.dades.usuari.pluginsib.userinformation.keycloak.mapping.administrationID'</text:span><text:span text:style-name="T31">, </text:span><text:span text:style-name="T170">'</text:span><text:span text:style-name="T171">nif</text:span><text:span text:style-name="T170">'</text:span><text:span text:style-name="T31">, </text:span><text:span text:style-name="T170">'Mapeig del administrationID de keycloak'</text:span><text:span text:style-name="T31">, </text:span><text:span text:style-name="T170">'USUARIS'</text:span><text:span text:style-name="T31">, </text:span><text:span text:style-name="T170">'11'</text:span><text:span text:style-name="T31">, </text:span><text:span text:style-name="T170">'0'</text:span><text:span text:style-name="T31">, </text:span><text:span text:style-name="T170">'TEXT'</text:span><text:span text:style-name="T31">, </text:span><text:span text:style-name="T152">null</text:span><text:span text:style-name="T31">, </text:span><text:span text:style-name="T152">null</text:span><text:span text:style-name="T31">);</text:span></text:p>
            <text:p text:style-name="P424"><text:span text:style-name="T66">INSERT</text:span><text:span text:style-name="T31"> </text:span><text:span text:style-name="T66">INTO</text:span><text:span text:style-name="T31"> DIS_CONFIG (</text:span><text:span text:style-name="T66">KEY</text:span><text:span text:style-name="T31">,</text:span><text:span text:style-name="T66">VALUE</text:span><text:span text:style-name="T31">,DESCRIPTION,GROUP_CODE,POSITION,JBOSS_PROPERTY,TYPE_CODE,LASTMODIFIEDBY_CODI,LASTMODIFIEDDATE) </text:span><text:span text:style-name="T66">VALUES</text:span><text:span text:style-name="T31"> (</text:span><text:span text:style-name="T170">'es.caib.distribucio.plugin.dades.usuari.pluginsib.userinformation.keycloak.debug'</text:span><text:span text:style-name="T31">, </text:span><text:span text:style-name="T170">'false'</text:span><text:span text:style-name="T31">, </text:span><text:span text:style-name="T170">'Activar el debug del plugin de keycloak'</text:span><text:span text:style-name="T31">, </text:span><text:span text:style-name="T170">'USUARIS'</text:span><text:span text:style-name="T31">, </text:span><text:span text:style-name="T170">'12'</text:span><text:span text:style-name="T31">, </text:span><text:span text:style-name="T170">'0'</text:span><text:span text:style-name="T31">, </text:span><text:span text:style-name="T170">'BOOL'</text:span><text:span text:style-name="T31">, </text:span><text:span text:style-name="T152">null</text:span><text:span text:style-name="T31">, </text:span><text:span text:style-name="T152">null</text:span><text:span text:style-name="T31">);</text:span></text:p>
            <text:p text:style-name="P424"><text:span text:style-name="T31"/></text:p>
            <text:p text:style-name="P424"><text:span text:style-name="T31"/></text:p>
            <text:p text:style-name="P215"><text:span text:style-name="T237">-- 2024.09.11 Distribucio_1.0.1.pre12</text:span></text:p>
            <text:p text:style-name="P598"/>
            <text:p text:style-name="P424"><text:span text:style-name="T234">-- Actualitza el plugin d'arxiu a la versió 3.0.0-SNAPSHOT</text:span></text:p>
            <text:p text:style-name="P424"><text:span text:style-name="T66">UPDATE</text:span><text:span text:style-name="T31"> DIS_CONFIG </text:span><text:span text:style-name="T66">SET</text:span><text:span text:style-name="T31"> </text:span><text:span text:style-name="T66">VALUE</text:span><text:span text:style-name="T31"> = </text:span><text:span text:style-name="T170">'es.caib.pluginsib.arxiu.caib.ArxiuPluginCaib'</text:span><text:span text:style-name="T31"> </text:span></text:p>
            <text:p text:style-name="P424"><text:span text:style-name="T66">WHERE</text:span><text:span text:style-name="T31"> </text:span><text:span text:style-name="T66">KEY</text:span><text:span text:style-name="T31"> </text:span><text:span text:style-name="T66">LIKE</text:span><text:span text:style-name="T31"> </text:span><text:span text:style-name="T170">'es.caib.distribucio.plugin.arxiu.class'</text:span><text:span text:style-name="T31">;</text:span></text:p>
            <text:p text:style-name="P598"/>
            <text:p text:style-name="P424"><text:span text:style-name="T234">-- Actualita el plugin de validació de firmes a la versió 3.0.0-SNAPSHOT</text:span></text:p>
            <text:p text:style-name="P424"><text:span text:style-name="T66">UPDATE</text:span><text:span text:style-name="T31"> DIS_CONFIG </text:span><text:span text:style-name="T66">SET</text:span><text:span text:style-name="T31"> </text:span><text:span text:style-name="T66">VALUE</text:span><text:span text:style-name="T31"> = </text:span><text:span text:style-name="T170">'org.fundaciobit.pluginsib.validatesignature.afirmacxf.AfirmaCxfValidateSignaturePlugin'</text:span><text:span text:style-name="T31"> </text:span></text:p>
            <text:p text:style-name="P424"><text:span text:style-name="T66">WHERE</text:span><text:span text:style-name="T31"> </text:span><text:span text:style-name="T66">KEY</text:span><text:span text:style-name="T31"> </text:span><text:span text:style-name="T66">LIKE</text:span><text:span text:style-name="T31"> </text:span><text:span text:style-name="T170">'es.caib.distribucio.plugin.validatesignature.class'</text:span><text:span text:style-name="T31">;</text:span></text:p>
            <text:p text:style-name="P598"/>
            <text:p text:style-name="P598"/>
            <text:p text:style-name="P598"/>
            <text:p text:style-name="P424"><text:span text:style-name="T234">-- Canvi de claus en les propietats</text:span></text:p>
            <text:p text:style-name="P424"><text:span text:style-name="T66">UPDATE</text:span><text:span text:style-name="T31"> DIS_CONFIG</text:span></text:p>
            <text:p text:style-name="P424"><text:span text:style-name="T66">SET</text:span><text:span text:style-name="T31"> </text:span><text:span text:style-name="T66">KEY</text:span><text:span text:style-name="T31"> = </text:span><text:span text:style-name="T208">REPLACE</text:span><text:span text:style-name="T31">(</text:span><text:span text:style-name="T66">KEY</text:span><text:span text:style-name="T31">, </text:span><text:span text:style-name="T170">'.plugin.arxiu.caib'</text:span><text:span text:style-name="T31">,</text:span><text:span text:style-name="T170">'.pluginsib.arxiu.caib'</text:span><text:span text:style-name="T31">)</text:span></text:p>
            <text:p text:style-name="P424"><text:span text:style-name="T66">WHERE</text:span><text:span text:style-name="T31"> </text:span></text:p>
            <text:p text:style-name="P424"><text:span text:style-name="T31"><text:tab/></text:span><text:span text:style-name="T66">KEY</text:span><text:span text:style-name="T31"> </text:span><text:span text:style-name="T66">like</text:span><text:span text:style-name="T31"> </text:span><text:span text:style-name="T170">'%.plugin.arxiu.caib%'</text:span><text:span text:style-name="T31">;</text:span></text:p>
            <text:p text:style-name="P424"><text:span text:style-name="T31"><text:tab/></text:span></text:p>
            <text:p text:style-name="P424"><text:span text:style-name="T66">UPDATE</text:span><text:span text:style-name="T31"> DIS_CONFIG</text:span></text:p>
            <text:p text:style-name="P424"><text:span text:style-name="T66">SET</text:span><text:span text:style-name="T31"> </text:span><text:span text:style-name="T66">KEY</text:span><text:span text:style-name="T31"> = </text:span><text:span text:style-name="T208">REPLACE</text:span><text:span text:style-name="T31">(</text:span><text:span text:style-name="T66">KEY</text:span><text:span text:style-name="T31">, </text:span><text:span text:style-name="T170">'.plugins.validatesignature'</text:span><text:span text:style-name="T31">,</text:span><text:span text:style-name="T170">'.pluginsib.validatesignature'</text:span><text:span text:style-name="T31">)</text:span></text:p>
            <text:p text:style-name="P424"><text:soft-page-break/><text:span text:style-name="T66">WHERE</text:span><text:span text:style-name="T31"> </text:span></text:p>
            <text:p text:style-name="P424"><text:span text:style-name="T31"><text:tab/></text:span><text:span text:style-name="T66">KEY</text:span><text:span text:style-name="T31"> </text:span><text:span text:style-name="T66">like</text:span><text:span text:style-name="T31"> </text:span><text:span text:style-name="T170">'%.plugins.validatesignature%'</text:span><text:span text:style-name="T31">;</text:span></text:p>
            <text:p text:style-name="P598"/>
            <text:p text:style-name="P424"><text:span text:style-name="T31"><text:tab/></text:span></text:p>
            <text:p text:style-name="P424"><text:span text:style-name="T234">-- Propietats pel plugin d'usuaris de LDAP per poder-les visualitzar</text:span></text:p>
            <text:p text:style-name="P424"><text:span text:style-name="T31">Insert </text:span><text:span text:style-name="T66">into</text:span><text:span text:style-name="T31"> DIS_CONFIG (</text:span><text:span text:style-name="T66">KEY</text:span><text:span text:style-name="T31">,</text:span><text:span text:style-name="T66">VALUE</text:span><text:span text:style-name="T31">,DESCRIPTION,GROUP_CODE,POSITION,JBOSS_PROPERTY,TYPE_CODE,LASTMODIFIEDBY_CODI,LASTMODIFIEDDATE) </text:span><text:span text:style-name="T66">VALUES</text:span><text:span text:style-name="T31"> (</text:span><text:span text:style-name="T170">'es.caib.distribucio.plugin.dades.usuari.pluginsib.userinformation.ldap.host_url'</text:span><text:span text:style-name="T31">, </text:span><text:span text:style-name="T152">NULL</text:span><text:span text:style-name="T31">, </text:span><text:span text:style-name="T170">'URL del servidor LDAP CAIB'</text:span><text:span text:style-name="T31">, </text:span><text:span text:style-name="T170">'USUARIS'</text:span><text:span text:style-name="T31">, </text:span><text:span text:style-name="T170">'13'</text:span><text:span text:style-name="T31">, </text:span><text:span text:style-name="T170">'1'</text:span><text:span text:style-name="T31">, </text:span><text:span text:style-name="T170">'TEXT'</text:span><text:span text:style-name="T31">, </text:span><text:span text:style-name="T152">null</text:span><text:span text:style-name="T31">, </text:span><text:span text:style-name="T152">null</text:span><text:span text:style-name="T31">);</text:span></text:p>
            <text:p text:style-name="P424"><text:span text:style-name="T31">Insert </text:span><text:span text:style-name="T66">into</text:span><text:span text:style-name="T31"> DIS_CONFIG (</text:span><text:span text:style-name="T66">KEY</text:span><text:span text:style-name="T31">,</text:span><text:span text:style-name="T66">VALUE</text:span><text:span text:style-name="T31">,DESCRIPTION,GROUP_CODE,POSITION,JBOSS_PROPERTY,TYPE_CODE,LASTMODIFIEDBY_CODI,LASTMODIFIEDDATE) </text:span><text:span text:style-name="T66">VALUES</text:span><text:span text:style-name="T31"> (</text:span><text:span text:style-name="T170">'es.caib.distribucio.plugin.dades.usuari.pluginsib.userinformation.ldap.security_principal'</text:span><text:span text:style-name="T31">, </text:span><text:span text:style-name="T152">NULL</text:span><text:span text:style-name="T31">, </text:span><text:span text:style-name="T170">'Security principal pel servidor LDAP CAIB'</text:span><text:span text:style-name="T31">, </text:span><text:span text:style-name="T170">'USUARIS'</text:span><text:span text:style-name="T31">, </text:span><text:span text:style-name="T170">'14'</text:span><text:span text:style-name="T31">, </text:span><text:span text:style-name="T170">'1'</text:span><text:span text:style-name="T31">, </text:span><text:span text:style-name="T170">'TEXT'</text:span><text:span text:style-name="T31">, </text:span><text:span text:style-name="T152">null</text:span><text:span text:style-name="T31">, </text:span><text:span text:style-name="T152">null</text:span><text:span text:style-name="T31">);</text:span></text:p>
            <text:p text:style-name="P424"><text:span text:style-name="T31">Insert </text:span><text:span text:style-name="T66">into</text:span><text:span text:style-name="T31"> DIS_CONFIG (</text:span><text:span text:style-name="T66">KEY</text:span><text:span text:style-name="T31">,</text:span><text:span text:style-name="T66">VALUE</text:span><text:span text:style-name="T31">,DESCRIPTION,GROUP_CODE,POSITION,JBOSS_PROPERTY,TYPE_CODE,LASTMODIFIEDBY_CODI,LASTMODIFIEDDATE) </text:span><text:span text:style-name="T66">VALUES</text:span><text:span text:style-name="T31"> (</text:span><text:span text:style-name="T170">'es.caib.distribucio.plugin.dades.usuari.pluginsib.userinformation.ldap.security_authentication'</text:span><text:span text:style-name="T31">, </text:span><text:span text:style-name="T152">NULL</text:span><text:span text:style-name="T31">, </text:span><text:span text:style-name="T170">'Security authentication pel servidor LDAP CAIB'</text:span><text:span text:style-name="T31">, </text:span><text:span text:style-name="T170">'USUARIS'</text:span><text:span text:style-name="T31">, </text:span><text:span text:style-name="T170">'15'</text:span><text:span text:style-name="T31">, </text:span><text:span text:style-name="T170">'1'</text:span><text:span text:style-name="T31">, </text:span><text:span text:style-name="T170">'TEXT'</text:span><text:span text:style-name="T31">, </text:span><text:span text:style-name="T152">null</text:span><text:span text:style-name="T31">, </text:span><text:span text:style-name="T152">null</text:span><text:span text:style-name="T31">);</text:span></text:p>
            <text:p text:style-name="P424"><text:span text:style-name="T31">Insert </text:span><text:span text:style-name="T66">into</text:span><text:span text:style-name="T31"> DIS_CONFIG (</text:span><text:span text:style-name="T66">KEY</text:span><text:span text:style-name="T31">,</text:span><text:span text:style-name="T66">VALUE</text:span><text:span text:style-name="T31">,DESCRIPTION,GROUP_CODE,POSITION,JBOSS_PROPERTY,TYPE_CODE,LASTMODIFIEDBY_CODI,LASTMODIFIEDDATE) </text:span><text:span text:style-name="T66">VALUES</text:span><text:span text:style-name="T31"> (</text:span><text:span text:style-name="T170">'es.caib.distribucio.plugin.dades.usuari.pluginsib.userinformation.ldap.security_credentials'</text:span><text:span text:style-name="T31">, </text:span><text:span text:style-name="T152">NULL</text:span><text:span text:style-name="T31">, </text:span><text:span text:style-name="T170">'Security credentials pel servidor LDAP CAIB'</text:span><text:span text:style-name="T31">, </text:span><text:span text:style-name="T170">'USUARIS'</text:span><text:span text:style-name="T31">, </text:span><text:span text:style-name="T170">'16'</text:span><text:span text:style-name="T31">, </text:span><text:span text:style-name="T170">'1'</text:span><text:span text:style-name="T31">, </text:span><text:span text:style-name="T170">'CREDENTIALS'</text:span><text:span text:style-name="T31">, </text:span><text:span text:style-name="T152">null</text:span><text:span text:style-name="T31">, </text:span><text:span text:style-name="T152">null</text:span><text:span text:style-name="T31">);</text:span></text:p>
            <text:p text:style-name="P424"><text:span text:style-name="T31">Insert </text:span><text:span text:style-name="T66">into</text:span><text:span text:style-name="T31"> DIS_CONFIG (</text:span><text:span text:style-name="T66">KEY</text:span><text:span text:style-name="T31">,</text:span><text:span text:style-name="T66">VALUE</text:span><text:span text:style-name="T31">,DESCRIPTION,GROUP_CODE,POSITION,JBOSS_PROPERTY,TYPE_CODE,LASTMODIFIEDBY_CODI,LASTMODIFIEDDATE) </text:span><text:span text:style-name="T66">VALUES</text:span><text:span text:style-name="T31"> (</text:span><text:span text:style-name="T170">'es.caib.distribucio.plugin.dades.usuari.pluginsib.userinformation.ldap.users_context_dn'</text:span><text:span text:style-name="T31">, </text:span><text:span text:style-name="T152">NULL</text:span><text:span text:style-name="T31">, </text:span><text:span text:style-name="T170">'User context DN pel servidor LDAP CAIB'</text:span><text:span text:style-name="T31">, </text:span><text:span text:style-name="T170">'USUARIS'</text:span><text:span text:style-name="T31">, </text:span><text:span text:style-name="T170">'17'</text:span><text:span text:style-name="T31">, </text:span><text:span text:style-name="T170">'1'</text:span><text:span text:style-name="T31">, </text:span><text:span text:style-name="T170">'TEXT'</text:span><text:span text:style-name="T31">, </text:span><text:span text:style-name="T152">null</text:span><text:span text:style-name="T31">, </text:span><text:span text:style-name="T152">null</text:span><text:span text:style-name="T31">);</text:span></text:p>
            <text:p text:style-name="P424"><text:span text:style-name="T31">Insert </text:span><text:span text:style-name="T66">into</text:span><text:span text:style-name="T31"> DIS_CONFIG (</text:span><text:span text:style-name="T66">KEY</text:span><text:span text:style-name="T31">,</text:span><text:span text:style-name="T66">VALUE</text:span><text:span text:style-name="T31">,DESCRIPTION,GROUP_CODE,POSITION,JBOSS_PROPERTY,TYPE_CODE,LASTMODIFIEDBY_CODI,LASTMODIFIEDDATE) </text:span><text:span text:style-name="T66">VALUES</text:span><text:span text:style-name="T31"> (</text:span><text:span text:style-name="T170">'es.caib.distribucio.plugin.dades.usuari.pluginsib.userinformation.ldap.search_scope'</text:span><text:span text:style-name="T31">, </text:span><text:span text:style-name="T152">NULL</text:span><text:span text:style-name="T31">, </text:span><text:span text:style-name="T170">'Search scope pel servidor LDAP CAIB'</text:span><text:span text:style-name="T31">, </text:span><text:span text:style-name="T170">'USUARIS'</text:span><text:span text:style-name="T31">, </text:span><text:span text:style-name="T170">'18'</text:span><text:span text:style-name="T31">, </text:span><text:span text:style-name="T170">'1'</text:span><text:span text:style-name="T31">, </text:span><text:span text:style-name="T170">'TEXT'</text:span><text:span text:style-name="T31">, </text:span><text:span text:style-name="T152">null</text:span><text:span text:style-name="T31">, </text:span><text:span text:style-name="T152">null</text:span><text:span text:style-name="T31">);</text:span></text:p>
            <text:p text:style-name="P424"><text:span text:style-name="T31">Insert </text:span><text:span text:style-name="T66">into</text:span><text:span text:style-name="T31"> DIS_CONFIG (</text:span><text:span text:style-name="T66">KEY</text:span><text:span text:style-name="T31">,</text:span><text:span text:style-name="T66">VALUE</text:span><text:span text:style-name="T31">,DESCRIPTION,GROUP_CODE,POSITION,JBOSS_PROPERTY,TYPE_CODE,LASTMODIFIEDBY_CODI,LASTMODIFIEDDATE) </text:span><text:span text:style-name="T66">VALUES</text:span><text:span text:style-name="T31"> (</text:span><text:span text:style-name="T170">'es.caib.distribucio.plugin.dades.usuari.pluginsib.userinformation.ldap.attribute.username'</text:span><text:span text:style-name="T31">, </text:span><text:span text:style-name="T152">NULL</text:span><text:span text:style-name="T31">, </text:span><text:span text:style-name="T170">'Attribute username pel servidor LDAP CAIB'</text:span><text:span text:style-name="T31">, </text:span><text:span text:style-name="T170">'USUARIS'</text:span><text:span text:style-name="T31">, </text:span><text:span text:style-name="T170">'19'</text:span><text:span text:style-name="T31">, </text:span><text:span text:style-name="T170">'1'</text:span><text:span text:style-name="T31">, </text:span><text:span text:style-name="T170">'TEXT'</text:span><text:span text:style-name="T31">, </text:span><text:span text:style-name="T152">null</text:span><text:span text:style-name="T31">, </text:span><text:span text:style-name="T152">null</text:span><text:span text:style-name="T31">);</text:span></text:p>
            <text:p text:style-name="P424"><text:span text:style-name="T31">Insert </text:span><text:span text:style-name="T66">into</text:span><text:span text:style-name="T31"> DIS_CONFIG (</text:span><text:span text:style-name="T66">KEY</text:span><text:span text:style-name="T31">,</text:span><text:span text:style-name="T66">VALUE</text:span><text:span text:style-name="T31">,DESCRIPTION,GROUP_CODE,POSITION,JBOSS_PROPERTY,TYPE_CODE,LASTMODIFIEDBY_CODI,LASTMODIFIEDDATE) </text:span><text:span text:style-name="T66">VALUES</text:span><text:span text:style-name="T31"> (</text:span><text:span text:style-name="T170">'es.caib.distribucio.plugin.dades.usuari.pluginsib.userinformation.ldap.attribute.mail'</text:span><text:span text:style-name="T31">, </text:span><text:span text:style-name="T152">NULL</text:span><text:span text:style-name="T31">, </text:span><text:span text:style-name="T170">'Attribute mail pel servidor LDAP CAIB'</text:span><text:span text:style-name="T31">, </text:span><text:span text:style-name="T170">'USUARIS'</text:span><text:span text:style-name="T31">, </text:span><text:span text:style-name="T170">'20'</text:span><text:span text:style-name="T31">, </text:span><text:span text:style-name="T170">'1'</text:span><text:span text:style-name="T31">, </text:span><text:span text:style-name="T170">'TEXT'</text:span><text:span text:style-name="T31">, </text:span><text:span text:style-name="T152">null</text:span><text:span text:style-name="T31">, </text:span><text:span text:style-name="T152">null</text:span><text:span text:style-name="T31">);</text:span></text:p>
            <text:p text:style-name="P424"><text:span text:style-name="T31">Insert </text:span><text:span text:style-name="T66">into</text:span><text:span text:style-name="T31"> DIS_CONFIG (</text:span><text:span text:style-name="T66">KEY</text:span><text:span text:style-name="T31">,</text:span><text:span text:style-name="T66">VALUE</text:span><text:span text:style-name="T31">,DESCRIPTION,GROUP_CODE,POSITION,JBOSS_PROPERTY,TYPE_CODE,LASTMODIFIEDBY_CODI,LASTMODIFIEDDATE) </text:span><text:span text:style-name="T66">VALUES</text:span><text:span text:style-name="T31"> (</text:span><text:span text:style-name="T170">'es.caib.distribucio.plugin.dades.usuari.pluginsib.userinformation.ldap.attribute.adm</text:span><text:soft-page-break/><text:span text:style-name="T170">inistration_id'</text:span><text:span text:style-name="T31">, </text:span><text:span text:style-name="T152">NULL</text:span><text:span text:style-name="T31">, </text:span><text:span text:style-name="T170">'Attribute administration id pel servidor LDAP CAIB'</text:span><text:span text:style-name="T31">, </text:span><text:span text:style-name="T170">'USUARIS'</text:span><text:span text:style-name="T31">, </text:span><text:span text:style-name="T170">'21'</text:span><text:span text:style-name="T31">, </text:span><text:span text:style-name="T170">'1'</text:span><text:span text:style-name="T31">, </text:span><text:span text:style-name="T170">'TEXT'</text:span><text:span text:style-name="T31">, </text:span><text:span text:style-name="T152">null</text:span><text:span text:style-name="T31">, </text:span><text:span text:style-name="T152">null</text:span><text:span text:style-name="T31">);</text:span></text:p>
            <text:p text:style-name="P424"><text:span text:style-name="T31">Insert </text:span><text:span text:style-name="T66">into</text:span><text:span text:style-name="T31"> DIS_CONFIG (</text:span><text:span text:style-name="T66">KEY</text:span><text:span text:style-name="T31">,</text:span><text:span text:style-name="T66">VALUE</text:span><text:span text:style-name="T31">,DESCRIPTION,GROUP_CODE,POSITION,JBOSS_PROPERTY,TYPE_CODE,LASTMODIFIEDBY_CODI,LASTMODIFIEDDATE) </text:span><text:span text:style-name="T66">VALUES</text:span><text:span text:style-name="T31"> (</text:span><text:span text:style-name="T170">'es.caib.distribucio.plugin.dades.usuari.pluginsib.userinformation.ldap.attribute.name'</text:span><text:span text:style-name="T31">, </text:span><text:span text:style-name="T152">NULL</text:span><text:span text:style-name="T31">, </text:span><text:span text:style-name="T170">'Attribute name pel servidor LDAP CAIB'</text:span><text:span text:style-name="T31">, </text:span><text:span text:style-name="T170">'USUARIS'</text:span><text:span text:style-name="T31">, </text:span><text:span text:style-name="T170">'22'</text:span><text:span text:style-name="T31">, </text:span><text:span text:style-name="T170">'1'</text:span><text:span text:style-name="T31">, </text:span><text:span text:style-name="T170">'TEXT'</text:span><text:span text:style-name="T31">, </text:span><text:span text:style-name="T152">null</text:span><text:span text:style-name="T31">, </text:span><text:span text:style-name="T152">null</text:span><text:span text:style-name="T31">);</text:span></text:p>
            <text:p text:style-name="P424"><text:span text:style-name="T31">Insert </text:span><text:span text:style-name="T66">into</text:span><text:span text:style-name="T31"> DIS_CONFIG (</text:span><text:span text:style-name="T66">KEY</text:span><text:span text:style-name="T31">,</text:span><text:span text:style-name="T66">VALUE</text:span><text:span text:style-name="T31">,DESCRIPTION,GROUP_CODE,POSITION,JBOSS_PROPERTY,TYPE_CODE,LASTMODIFIEDBY_CODI,LASTMODIFIEDDATE) </text:span><text:span text:style-name="T66">VALUES</text:span><text:span text:style-name="T31"> (</text:span><text:span text:style-name="T170">'es.caib.distribucio.plugin.dades.usuari.pluginsib.userinformation.ldap.attribute.surname'</text:span><text:span text:style-name="T31">, </text:span><text:span text:style-name="T152">NULL</text:span><text:span text:style-name="T31">, </text:span><text:span text:style-name="T170">'Attribute surname pel servidor LDAP CAIB'</text:span><text:span text:style-name="T31">, </text:span><text:span text:style-name="T170">'USUARIS'</text:span><text:span text:style-name="T31">, </text:span><text:span text:style-name="T170">'23'</text:span><text:span text:style-name="T31">, </text:span><text:span text:style-name="T170">'1'</text:span><text:span text:style-name="T31">, </text:span><text:span text:style-name="T170">'TEXT'</text:span><text:span text:style-name="T31">, </text:span><text:span text:style-name="T152">null</text:span><text:span text:style-name="T31">, </text:span><text:span text:style-name="T152">null</text:span><text:span text:style-name="T31">);</text:span></text:p>
            <text:p text:style-name="P424"><text:span text:style-name="T31">Insert </text:span><text:span text:style-name="T66">into</text:span><text:span text:style-name="T31"> DIS_CONFIG (</text:span><text:span text:style-name="T66">KEY</text:span><text:span text:style-name="T31">,</text:span><text:span text:style-name="T66">VALUE</text:span><text:span text:style-name="T31">,DESCRIPTION,GROUP_CODE,POSITION,JBOSS_PROPERTY,TYPE_CODE,LASTMODIFIEDBY_CODI,LASTMODIFIEDDATE) </text:span><text:span text:style-name="T66">VALUES</text:span><text:span text:style-name="T31"> (</text:span><text:span text:style-name="T170">'es.caib.distribucio.plugin.dades.usuari.pluginsib.userinformation.ldap.attribute.surname1'</text:span><text:span text:style-name="T31">, </text:span><text:span text:style-name="T152">NULL</text:span><text:span text:style-name="T31">, </text:span><text:span text:style-name="T170">'Attribute surname 1 pel servidor LDAP CAIB'</text:span><text:span text:style-name="T31">, </text:span><text:span text:style-name="T170">'USUARIS'</text:span><text:span text:style-name="T31">, </text:span><text:span text:style-name="T170">'24'</text:span><text:span text:style-name="T31">, </text:span><text:span text:style-name="T170">'1'</text:span><text:span text:style-name="T31">, </text:span><text:span text:style-name="T170">'TEXT'</text:span><text:span text:style-name="T31">, </text:span><text:span text:style-name="T152">null</text:span><text:span text:style-name="T31">, </text:span><text:span text:style-name="T152">null</text:span><text:span text:style-name="T31">);</text:span></text:p>
            <text:p text:style-name="P424"><text:span text:style-name="T31">Insert </text:span><text:span text:style-name="T66">into</text:span><text:span text:style-name="T31"> DIS_CONFIG (</text:span><text:span text:style-name="T66">KEY</text:span><text:span text:style-name="T31">,</text:span><text:span text:style-name="T66">VALUE</text:span><text:span text:style-name="T31">,DESCRIPTION,GROUP_CODE,POSITION,JBOSS_PROPERTY,TYPE_CODE,LASTMODIFIEDBY_CODI,LASTMODIFIEDDATE) </text:span><text:span text:style-name="T66">VALUES</text:span><text:span text:style-name="T31"> (</text:span><text:span text:style-name="T170">'es.caib.distribucio.plugin.dades.usuari.pluginsib.userinformation.ldap.attribute.surname2'</text:span><text:span text:style-name="T31">, </text:span><text:span text:style-name="T152">NULL</text:span><text:span text:style-name="T31">, </text:span><text:span text:style-name="T170">'Attribute surname 2 pel servidor LDAP CAIB'</text:span><text:span text:style-name="T31">, </text:span><text:span text:style-name="T170">'USUARIS'</text:span><text:span text:style-name="T31">, </text:span><text:span text:style-name="T170">'25'</text:span><text:span text:style-name="T31">, </text:span><text:span text:style-name="T170">'1'</text:span><text:span text:style-name="T31">, </text:span><text:span text:style-name="T170">'TEXT'</text:span><text:span text:style-name="T31">, </text:span><text:span text:style-name="T152">null</text:span><text:span text:style-name="T31">, </text:span><text:span text:style-name="T152">null</text:span><text:span text:style-name="T31">);</text:span></text:p>
            <text:p text:style-name="P424"><text:span text:style-name="T31">Insert </text:span><text:span text:style-name="T66">into</text:span><text:span text:style-name="T31"> DIS_CONFIG (</text:span><text:span text:style-name="T66">KEY</text:span><text:span text:style-name="T31">,</text:span><text:span text:style-name="T66">VALUE</text:span><text:span text:style-name="T31">,DESCRIPTION,GROUP_CODE,POSITION,JBOSS_PROPERTY,TYPE_CODE,LASTMODIFIEDBY_CODI,LASTMODIFIEDDATE) </text:span><text:span text:style-name="T66">VALUES</text:span><text:span text:style-name="T31"> (</text:span><text:span text:style-name="T170">'es.caib.distribucio.plugin.dades.usuari.pluginsib.userinformation.ldap.attribute.telephone'</text:span><text:span text:style-name="T31">, </text:span><text:span text:style-name="T152">NULL</text:span><text:span text:style-name="T31">, </text:span><text:span text:style-name="T170">'Attribute telephone pel servidor LDAP CAIB'</text:span><text:span text:style-name="T31">, </text:span><text:span text:style-name="T170">'USUARIS'</text:span><text:span text:style-name="T31">, </text:span><text:span text:style-name="T170">'26'</text:span><text:span text:style-name="T31">, </text:span><text:span text:style-name="T170">'1'</text:span><text:span text:style-name="T31">, </text:span><text:span text:style-name="T170">'TEXT'</text:span><text:span text:style-name="T31">, </text:span><text:span text:style-name="T152">null</text:span><text:span text:style-name="T31">, </text:span><text:span text:style-name="T152">null</text:span><text:span text:style-name="T31">);</text:span></text:p>
            <text:p text:style-name="P424"><text:span text:style-name="T31">Insert </text:span><text:span text:style-name="T66">into</text:span><text:span text:style-name="T31"> DIS_CONFIG (</text:span><text:span text:style-name="T66">KEY</text:span><text:span text:style-name="T31">,</text:span><text:span text:style-name="T66">VALUE</text:span><text:span text:style-name="T31">,DESCRIPTION,GROUP_CODE,POSITION,JBOSS_PROPERTY,TYPE_CODE,LASTMODIFIEDBY_CODI,LASTMODIFIEDDATE) </text:span><text:span text:style-name="T66">VALUES</text:span><text:span text:style-name="T31"> (</text:span><text:span text:style-name="T170">'es.caib.distribucio.plugin.dades.usuari.pluginsib.userinformation.ldap.attribute.department'</text:span><text:span text:style-name="T31">, </text:span><text:span text:style-name="T152">NULL</text:span><text:span text:style-name="T31">, </text:span><text:span text:style-name="T170">'Attribute department pel servidor LDAP CAIB'</text:span><text:span text:style-name="T31">, </text:span><text:span text:style-name="T170">'USUARIS'</text:span><text:span text:style-name="T31">, </text:span><text:span text:style-name="T170">'27'</text:span><text:span text:style-name="T31">, </text:span><text:span text:style-name="T170">'1'</text:span><text:span text:style-name="T31">, </text:span><text:span text:style-name="T170">'TEXT'</text:span><text:span text:style-name="T31">, </text:span><text:span text:style-name="T152">null</text:span><text:span text:style-name="T31">, </text:span><text:span text:style-name="T152">null</text:span><text:span text:style-name="T31">);</text:span></text:p>
            <text:p text:style-name="P424"><text:span text:style-name="T31">Insert </text:span><text:span text:style-name="T66">into</text:span><text:span text:style-name="T31"> DIS_CONFIG (</text:span><text:span text:style-name="T66">KEY</text:span><text:span text:style-name="T31">,</text:span><text:span text:style-name="T66">VALUE</text:span><text:span text:style-name="T31">,DESCRIPTION,GROUP_CODE,POSITION,JBOSS_PROPERTY,TYPE_CODE,LASTMODIFIEDBY_CODI,LASTMODIFIEDDATE) </text:span><text:span text:style-name="T66">VALUES</text:span><text:span text:style-name="T31"> (</text:span><text:span text:style-name="T170">'es.caib.distribucio.plugin.dades.usuari.pluginsib.userinformation.ldap.attribute.memberof'</text:span><text:span text:style-name="T31">, </text:span><text:span text:style-name="T152">NULL</text:span><text:span text:style-name="T31">, </text:span><text:span text:style-name="T170">'Attribute member of pel servidor LDAP CAIB'</text:span><text:span text:style-name="T31">, </text:span><text:span text:style-name="T170">'USUARIS'</text:span><text:span text:style-name="T31">, </text:span><text:span text:style-name="T170">'28'</text:span><text:span text:style-name="T31">, </text:span><text:span text:style-name="T170">'1'</text:span><text:span text:style-name="T31">, </text:span><text:span text:style-name="T170">'TEXT'</text:span><text:span text:style-name="T31">, </text:span><text:span text:style-name="T152">null</text:span><text:span text:style-name="T31">, </text:span><text:span text:style-name="T152">null</text:span><text:span text:style-name="T31">);</text:span></text:p>
            <text:p text:style-name="P424"><text:span text:style-name="T31">Insert </text:span><text:span text:style-name="T66">into</text:span><text:span text:style-name="T31"> DIS_CONFIG (</text:span><text:span text:style-name="T66">KEY</text:span><text:span text:style-name="T31">,</text:span><text:span text:style-name="T66">VALUE</text:span><text:span text:style-name="T31">,DESCRIPTION,GROUP_CODE,POSITION,JBOSS_PROPERTY,TYPE_CODE,LASTMODIFIEDBY_CODI,LASTMODIFIEDDATE) </text:span><text:span text:style-name="T66">VALUES</text:span><text:span text:style-name="T31"> (</text:span><text:span text:style-name="T170">'es.caib.distribucio.plugin.dades.usuari.pluginsib.userinformation.ldap.prefix_role_match_memberof'</text:span><text:span text:style-name="T31">, </text:span><text:span text:style-name="T152">NULL</text:span><text:span text:style-name="T31">, </text:span><text:span text:style-name="T170">'Attribute prefix role match member of pel servidor LDAP CAIB'</text:span><text:span text:style-name="T31">, </text:span><text:span text:style-name="T170">'USUARIS'</text:span><text:span text:style-name="T31">, </text:span><text:span text:style-name="T170">'29'</text:span><text:span text:style-name="T31">, </text:span><text:span text:style-name="T170">'1'</text:span><text:span text:style-name="T31">, </text:span><text:span text:style-name="T170">'TEXT'</text:span><text:span text:style-name="T31">, </text:span><text:span text:style-name="T152">null</text:span><text:span text:style-name="T31">, </text:span><text:span text:style-name="T152">null</text:span><text:span text:style-name="T31">);</text:span></text:p>
            <text:p text:style-name="P424"><text:span text:style-name="T31">Insert </text:span><text:span text:style-name="T66">into</text:span><text:span text:style-name="T31"> DIS_CONFIG (</text:span><text:span text:style-name="T66">KEY</text:span><text:span text:style-name="T31">,</text:span><text:span text:style-name="T66">VALUE</text:span><text:span text:style-name="T31">,DESCRIPTION,GROUP_CODE,POSITION,JBOSS_PROPERTY,TYPE_CODE,LASTMODIFIEDBY_CODI,LASTMODIFIEDDATE) </text:span><text:span text:style-name="T66">VALUES</text:span><text:span text:style-name="T31"> (</text:span><text:span text:style-name="T170">'es.caib.distribucio.plugin.dades.usuari.pluginsib.userinformation.ldap.suffix_role_match_memberof'</text:span><text:span text:style-name="T31">, </text:span><text:span text:style-name="T152">NULL</text:span><text:span text:style-name="T31">, </text:span><text:span text:style-name="T170">'Attribute suffix role match member of pel servidor LDAP CAIB'</text:span><text:span text:style-name="T31">, </text:span><text:span text:style-name="T170">'USUARIS'</text:span><text:span text:style-name="T31">, </text:span><text:span text:style-name="T170">'30'</text:span><text:span text:style-name="T31">, </text:span><text:span text:style-name="T170">'1'</text:span><text:span text:style-name="T31">, </text:span><text:span text:style-name="T170">'TEXT'</text:span><text:span text:style-name="T31">, </text:span><text:span text:style-name="T152">null</text:span><text:span text:style-name="T31">, </text:span><text:span text:style-name="T152">null</text:span><text:span text:style-name="T31">);</text:span></text:p>
            <text:p text:style-name="P598"><text:soft-page-break/></text:p>
            <text:p text:style-name="P424"><text:span text:style-name="T234">---- ROLLBACK</text:span></text:p>
            <text:p text:style-name="P424"><text:span text:style-name="T234">--UPDATE DIS_CONFIG SET VALUE = 'es.caib.plugin.arxiu.caib.ArxiuPluginCaib' </text:span></text:p>
            <text:p text:style-name="P424"><text:span text:style-name="T234">--WHERE KEY LIKE 'es.caib.distribucio.plugin.arxiu.class';</text:span></text:p>
            <text:p text:style-name="P424"><text:span text:style-name="T234">--UPDATE DIS_CONFIG</text:span></text:p>
            <text:p text:style-name="P424"><text:span text:style-name="T234">--SET KEY = REPLACE(KEY, '.pluginsib.arxiu.caib','.plugin.arxiu.caib')</text:span></text:p>
            <text:p text:style-name="P424"><text:span text:style-name="T234">--WHERE </text:span></text:p>
            <text:p text:style-name="P424"><text:span text:style-name="T234">--<text:tab/>KEY like '%.pluginsib.arxiu.caib%';</text:span></text:p>
            <text:p text:style-name="P424"><text:span text:style-name="T234">--</text:span></text:p>
            <text:p text:style-name="P424"><text:span text:style-name="T234">--UPDATE DIS_CONFIG</text:span></text:p>
            <text:p text:style-name="P424"><text:span text:style-name="T234">--SET KEY = REPLACE(KEY, '.pluginsib.validatesignature','.plugins.validatesignature')</text:span></text:p>
            <text:p text:style-name="P424"><text:span text:style-name="T234">--WHERE </text:span></text:p>
            <text:p text:style-name="P424"><text:span text:style-name="T234">--<text:tab/>KEY like '%.pluginsib.validatesignature%';</text:span></text:p>
            <text:p text:style-name="P215"/>
            <text:p text:style-name="P400"/>
          </table:table-cell>
        </table:table-row>
      </table:table>
      <text:p text:style-name="P592"/>
      <text:p text:style-name="P140"/>
      <text:p text:style-name="P79"><text:span text:style-name="T6">Propietats globals</text:span>:</text:p>
      <text:list xml:id="list1026377390" text:style-name="L152">
        <text:list-item>
          <text:p text:style-name="P1035">distribucio_update_1.0.1.properties: </text:p>
          <text:list>
            <text:list-item>
              <text:p text:style-name="P1039">Nom dels clients de Keycloak per aplicació API REST per indicar de quin client agafar els rols.</text:p>
            </text:list-item>
            <text:list-item>
              <text:p text:style-name="P1039">Canvi de plugin d'usuaris i noves propietats per configurar-lo.</text:p>
              <text:list>
                <text:list-item>
                  <text:p text:style-name="P1038"><text:span text:style-name="T351">Modificades</text:span>:</text:p>
                </text:list-item>
              </text:list>
            </text:list-item>
          </text:list>
        </text:list-item>
      </text:list>
      <table:table table:name="Table34" table:style-name="Table34">
        <table:table-column table:style-name="Table34.A"/>
        <table:table-row table:style-name="Table34.1">
          <table:table-cell table:style-name="Table34.A1" office:value-type="string">
            <text:p text:style-name="P239">##############################</text:p>
            <text:p text:style-name="P241"># PROPIETATS MODIFICADES</text:p>
            <text:p text:style-name="P241">##############################</text:p>
            <text:p text:style-name="P598"/>
            <text:p text:style-name="P241"># ###</text:p>
            <text:p text:style-name="P424"><text:span text:style-name="T50"># </text:span><text:span text:style-name="T54">Plugin</text:span><text:span text:style-name="T50"> </text:span><text:span text:style-name="T54">de</text:span><text:span text:style-name="T50"> </text:span><text:span text:style-name="T54">dades</text:span><text:span text:style-name="T50"> d'usuaris</text:span></text:p>
            <text:p text:style-name="P241"># ###</text:p>
            <text:p text:style-name="P424"><text:span text:style-name="T31">es.caib.distribucio.plugin.dades.usuari.class=</text:span><text:span text:style-name="T38">es.caib.distribucio.plugin.caib.usuari.DadesUsuariPluginKeycloak</text:span></text:p>
            <text:p text:style-name="P238"/>
            <text:p text:style-name="P239">## <text:span text:style-name="T362">Distribucio</text:span>_1.0.1.pre12</text:p>
            <text:p text:style-name="P598"><text:span text:style-name="T50"/></text:p>
            <text:p text:style-name="P424"><text:span text:style-name="T50"># ###</text:span></text:p>
            <text:p text:style-name="P424"><text:span text:style-name="T50"># </text:span><text:span text:style-name="T54">Plugin</text:span><text:span text:style-name="T50"> </text:span><text:span text:style-name="T54">de</text:span><text:span text:style-name="T50"> </text:span><text:span text:style-name="T54">dades</text:span><text:span text:style-name="T50"> d'usuaris</text:span></text:p>
            <text:p text:style-name="P424"><text:span text:style-name="T50"># ###</text:span></text:p>
            <text:p text:style-name="P424"><text:span text:style-name="T31">es.caib.distribucio.plugin.dades.usuari.class=</text:span><text:span text:style-name="T38">es.caib.distribucio.plugin.caib.usuari.DadesUsuariPluginLdapCaib</text:span></text:p>
            <text:p text:style-name="P238"/>
          </table:table-cell>
        </table:table-row>
      </table:table>
      <text:list xml:id="list123414587710955" text:continue-numbering="true" text:style-name="L152">
        <text:list-item>
          <text:list>
            <text:list-item>
              <text:list>
                <text:list-header>
                  <text:p text:style-name="P1038"/>
                </text:list-header>
                <text:list-item>
                  <text:p text:style-name="P1038">Afegides:</text:p>
                </text:list-item>
              </text:list>
            </text:list-item>
          </text:list>
        </text:list-item>
      </text:list>
      <table:table table:name="Table35" table:style-name="Table35">
        <table:table-column table:style-name="Table35.A"/>
        <table:table-row table:style-name="Table35.1">
          <table:table-cell table:style-name="Table35.A1" office:value-type="string">
            <text:p text:style-name="P239">#################################</text:p>
            <text:p text:style-name="P247"># PROPIETATS AFEGIDES</text:p>
            <text:p text:style-name="P247"># #################################</text:p>
            <text:p text:style-name="P603"/>
            <text:p text:style-name="P247"># ###</text:p>
            <text:p text:style-name="P247"><text:soft-page-break/># Nom dels clients per l'autenticació en les API's REST.</text:p>
            <text:p text:style-name="P247"># ###</text:p>
            <text:p text:style-name="P247"># Propietat per indicar per una aplicació quin és el resourceAcces del client per agafar els rols. Només per API's REST</text:p>
            <text:p text:style-name="P538"><text:span text:style-name="T31">es.caib.distribucio.security.resourceAcces.api-interna=</text:span><text:span text:style-name="T38">goib-ws</text:span></text:p>
            <text:p text:style-name="P538"><text:span text:style-name="T31">es.caib.distribucio.security.resourceAcces.api-externa=</text:span><text:span text:style-name="T38">goib-ws</text:span></text:p>
            <text:p text:style-name="P603"/>
            <text:p text:style-name="P603"/>
            <text:p text:style-name="P247"># ###</text:p>
            <text:p text:style-name="P247"># Plugin de dades d'usuaris</text:p>
            <text:p text:style-name="P247"># ###</text:p>
            <text:p text:style-name="P538"><text:span text:style-name="T31">es.caib.distribucio.plugin.dades.usuari.pluginsib.userinformation.keycloak.serverurl=</text:span><text:span text:style-name="T38">https://logindes.caib.es</text:span></text:p>
            <text:p text:style-name="P538"><text:span text:style-name="T31">es.caib.distribucio.plugin.dades.usuari.pluginsib.userinformation.keycloak.realm=</text:span><text:span text:style-name="T38">GOIB</text:span></text:p>
            <text:p text:style-name="P538"><text:span text:style-name="T31">es.caib.distribucio.plugin.dades.usuari.pluginsib.userinformation.keycloak.client_id=</text:span><text:span text:style-name="T38">goib-ws</text:span></text:p>
            <text:p text:style-name="P538"><text:span text:style-name="T31">es.caib.distribucio.plugin.dades.usuari.pluginsib.userinformation.keycloak.client_id_for_user_autentication=</text:span><text:span text:style-name="T38">goib-ws</text:span></text:p>
            <text:p text:style-name="P538"><text:span text:style-name="T31">es.caib.distribucio.plugin.dades.usuari.pluginsib.userinformation.keycloak.password_secret=</text:span><text:span text:style-name="T38">****</text:span></text:p>
            <text:p text:style-name="P538"><text:span text:style-name="T31">es.caib.distribucio.plugin.dades.usuari.pluginsib.userinformation.keycloak.mapping.administrationID=</text:span><text:span text:style-name="T38">nif</text:span></text:p>
            <text:p text:style-name="P196"><text:span text:style-name="T46">es.caib.distribucio.plugin.dades.usuari.pluginsib.userinformation.keycloak.debug=</text:span><text:span text:style-name="T38">false</text:span></text:p>
            <text:p text:style-name="P1029"/>
            <text:p text:style-name="P197"><text:span text:style-name="T50">## </text:span><text:span text:style-name="T54">Distribucio</text:span><text:span text:style-name="T50">_1.0.1.pre12</text:span></text:p>
            <text:p text:style-name="P598"/>
            <text:p text:style-name="P241"># #################################</text:p>
            <text:p text:style-name="P241"># PROPIETATS MODIFICADES</text:p>
            <text:p text:style-name="P241"># #################################</text:p>
            <text:p text:style-name="P598"/>
            <text:p text:style-name="P241"># ###</text:p>
            <text:p text:style-name="P424"><text:span text:style-name="T50"># </text:span><text:span text:style-name="T54">Plugin</text:span><text:span text:style-name="T50"> </text:span><text:span text:style-name="T54">de</text:span><text:span text:style-name="T50"> </text:span><text:span text:style-name="T54">dades</text:span><text:span text:style-name="T50"> d'usuaris</text:span></text:p>
            <text:p text:style-name="P241"># ###</text:p>
            <text:p text:style-name="P424"><text:span text:style-name="T31">es.caib.distribucio.plugin.dades.usuari.class=</text:span><text:span text:style-name="T38">es.caib.distribucio.plugin.caib.usuari.DadesUsuariPluginLdapCaib</text:span></text:p>
            <text:p text:style-name="P598"/>
            <text:p text:style-name="P598"/>
            <text:p text:style-name="P241"># #################################</text:p>
            <text:p text:style-name="P241"># PROPIETATS AFEGIDES </text:p>
            <text:p text:style-name="P241"># #################################</text:p>
            <text:p text:style-name="P598"/>
            <text:p text:style-name="P241"># ###</text:p>
            <text:p text:style-name="P424"><text:span text:style-name="T50"># </text:span><text:span text:style-name="T54">Plugin</text:span><text:span text:style-name="T50"> d'Arxiu</text:span></text:p>
            <text:p text:style-name="P241"># ###</text:p>
            <text:p text:style-name="P424"><text:span text:style-name="T31">es.caib.distribucio.pluginsib.arxiu.caib.base.url=</text:span><text:span text:style-name="T38">https://esbse.caib.es:4430/esb</text:span></text:p>
            <text:p text:style-name="P424"><text:span text:style-name="T31">es.caib.distribucio.pluginsib.arxiu.caib.usuari=</text:span><text:span text:style-name="T45">distribucio</text:span></text:p>
            <text:p text:style-name="P424"><text:span text:style-name="T31">es.caib.distribucio.pluginsib.arxiu.caib.contrasenya=</text:span><text:span text:style-name="T38">****</text:span></text:p>
            <text:p text:style-name="P424"><text:span text:style-name="T31">es.caib.distribucio.pluginsib.arxiu.csv.base.url=</text:span><text:span text:style-name="T38">https://dev.caib.es/signatura/sigpub/</text:span></text:p>
            <text:p text:style-name="P424"><text:span text:style-name="T31">es.caib.distribucio.pluginsib.arxiu.caib.conversio.imprimible.url=</text:span><text:span text:style-name="T38">https://dev.caib.es/concsvapi/interna/printable/uuid</text:span></text:p>
            <text:p text:style-name="P424"><text:span text:style-name="T31">es.caib.distribucio.pluginsib.arxiu.caib.conversio.imprimible.usuari=</text:span><text:span text:style-name="T38">$distribucio_concsv</text:span></text:p>
            <text:p text:style-name="P424"><text:span text:style-name="T31">es.caib.distribucio.pluginsib.arxiu.caib.conversio.imprimible.contrasenya=</text:span><text:span text:style-name="T38">****</text:span></text:p>
            <text:p text:style-name="P598"/>
            <text:p text:style-name="P598"/>
            <text:p text:style-name="P241"># ###</text:p>
            <text:p text:style-name="P424"><text:soft-page-break/><text:span text:style-name="T50"># </text:span><text:span text:style-name="T54">Plugin</text:span><text:span text:style-name="T50"> d'usuaris per LDAP</text:span></text:p>
            <text:p text:style-name="P241"># ###</text:p>
            <text:p text:style-name="P598"/>
            <text:p text:style-name="P241"># LDAP CAIB</text:p>
            <text:p text:style-name="P424"><text:span text:style-name="T31">es.caib.distribucio.plugin.dades.usuari.pluginsib.userinformation.ldap.host_url=</text:span><text:span text:style-name="T45">ldap</text:span><text:span text:style-name="T38">\://sdesauthlin1.caib.es\:389</text:span></text:p>
            <text:p text:style-name="P424"><text:span text:style-name="T31">es.caib.distribucio.plugin.dades.usuari.pluginsib.userinformation.ldap.security_principal=</text:span><text:span text:style-name="T45">cn</text:span><text:span text:style-name="T38">=</text:span><text:span text:style-name="T45">lectorenviafib</text:span><text:span text:style-name="T38">,</text:span><text:span text:style-name="T45">dc</text:span><text:span text:style-name="T38">=</text:span><text:span text:style-name="T45">caib</text:span><text:span text:style-name="T38">,</text:span><text:span text:style-name="T45">dc</text:span><text:span text:style-name="T38">=</text:span><text:span text:style-name="T45">es</text:span></text:p>
            <text:p text:style-name="P424"><text:span text:style-name="T31">es.caib.distribucio.plugin.dades.usuari.pluginsib.userinformation.ldap.security_authentication=</text:span><text:span text:style-name="T38">simple</text:span></text:p>
            <text:p text:style-name="P424"><text:span text:style-name="T31">es.caib.distribucio.plugin.dades.usuari.pluginsib.userinformation.ldap.security_credentials=</text:span><text:span text:style-name="T45">fib</text:span><text:span text:style-name="T38">$2803</text:span></text:p>
            <text:p text:style-name="P424"><text:span text:style-name="T31">es.caib.distribucio.plugin.dades.usuari.pluginsib.userinformation.ldap.users_context_dn=</text:span><text:span text:style-name="T45">dc</text:span><text:span text:style-name="T38">\=</text:span><text:span text:style-name="T45">caib</text:span><text:span text:style-name="T38">,</text:span><text:span text:style-name="T45">dc</text:span><text:span text:style-name="T38">\=</text:span><text:span text:style-name="T45">es</text:span></text:p>
            <text:p text:style-name="P424"><text:span text:style-name="T31">es.caib.distribucio.plugin.dades.usuari.pluginsib.userinformation.ldap.search_scope=</text:span><text:span text:style-name="T38">subtree</text:span></text:p>
            <text:p text:style-name="P424"><text:span text:style-name="T31">es.caib.distribucio.plugin.dades.usuari.pluginsib.userinformation.ldap.attribute.username=</text:span><text:span text:style-name="T45">cn</text:span></text:p>
            <text:p text:style-name="P424"><text:span text:style-name="T31">es.caib.distribucio.plugin.dades.usuari.pluginsib.userinformation.ldap.attribute.mail=</text:span><text:span text:style-name="T38">mail</text:span></text:p>
            <text:p text:style-name="P424"><text:span text:style-name="T31">es.caib.distribucio.plugin.dades.usuari.pluginsib.userinformation.ldap.attribute.administration_id=</text:span><text:span text:style-name="T45">nif</text:span></text:p>
            <text:p text:style-name="P424"><text:span text:style-name="T31">es.caib.distribucio.plugin.dades.usuari.pluginsib.userinformation.ldap.attribute.name=</text:span><text:span text:style-name="T38">givenName</text:span></text:p>
            <text:p text:style-name="P424"><text:span text:style-name="T31">es.caib.distribucio.plugin.dades.usuari.pluginsib.userinformation.ldap.attribute.surname=</text:span><text:span text:style-name="T45">sn</text:span></text:p>
            <text:p text:style-name="P424"><text:span text:style-name="T31">es.caib.distribucio.plugin.dades.usuari.pluginsib.userinformation.ldap.attribute.surname1=</text:span><text:span text:style-name="T38">sn1</text:span></text:p>
            <text:p text:style-name="P424"><text:span text:style-name="T31">es.caib.distribucio.plugin.dades.usuari.pluginsib.userinformation.ldap.attribute.surname2=</text:span><text:span text:style-name="T38">sn2</text:span></text:p>
            <text:p text:style-name="P203">es.caib.distribucio.plugin.dades.usuari.pluginsib.userinformation.ldap.attribute.telephone=</text:p>
            <text:p text:style-name="P424"><text:span text:style-name="T31">es.caib.distribucio.plugin.dades.usuari.pluginsib.userinformation.ldap.attribute.department=</text:span><text:span text:style-name="T38">departmentNumber</text:span></text:p>
            <text:p text:style-name="P424"><text:span text:style-name="T31">es.caib.distribucio.plugin.dades.usuari.pluginsib.userinformation.ldap.attribute.memberof=</text:span><text:span text:style-name="T38">memberOf</text:span></text:p>
            <text:p text:style-name="P424"><text:span text:style-name="T31">es.caib.distribucio.plugin.dades.usuari.pluginsib.userinformation.ldap.prefix_role_match_memberof=</text:span><text:span text:style-name="T45">cn</text:span><text:span text:style-name="T38">=</text:span></text:p>
            <text:p text:style-name="P424"><text:span text:style-name="T31">es.caib.distribucio.plugin.dades.usuari.pluginsib.userinformation.ldap.suffix_role_match_memberof=</text:span><text:span text:style-name="T38">,</text:span><text:span text:style-name="T45">dc</text:span><text:span text:style-name="T38">=</text:span><text:span text:style-name="T45">caib</text:span><text:span text:style-name="T38">,</text:span><text:span text:style-name="T45">dc</text:span><text:span text:style-name="T38">=</text:span><text:span text:style-name="T45">es</text:span></text:p>
            <text:p text:style-name="P1029"/>
          </table:table-cell>
        </table:table-row>
      </table:table>
      <text:p text:style-name="P607"/>
      <text:p text:style-name="P607"/>
      <text:p text:style-name="P45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style:contextual-spacing="false" fo:keep-with-next="always"/>
      <style:text-properties style:font-name="Calibri2"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style:contextual-spacing="false" fo:text-indent="0cm" style:auto-text-indent="false" style:page-number="auto" fo:background-color="transparent" style:shadow="none">
        <style:tab-stops/>
      </style:paragraph-properties>
      <style:text-properties fo:color="#f39000" loext:opacity="1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style:contextual-spacing="false" fo:text-indent="-1.3cm" style:auto-text-indent="false">
        <style:tab-stops/>
      </style:paragraph-properties>
      <style:text-properties fo:color="#007dc3" loext:opacity="100%"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style:contextual-spacing="false" fo:text-indent="-1.3cm" style:auto-text-indent="false">
        <style:tab-stops/>
      </style:paragraph-properties>
      <style:text-properties fo:color="#007dc3" loext:opacity="100%"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Graphics" style:family="graphic"/>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Header">
      <style:paragraph-properties fo:margin-top="0.499cm" fo:margin-bottom="0.499cm" style:contextual-spacing="false" fo:text-align="end" style:justify-single-word="false"/>
      <style:text-properties officeooo:paragraph-rsid="01192ae4"/>
    </style:style>
    <style:style style:name="MP2" style:family="paragraph" style:parent-style-name="Standard">
      <style:text-properties fo:font-size="2pt" officeooo:paragraph-rsid="001dc238" style:font-size-asian="1.75pt" style:font-size-complex="2pt"/>
    </style:style>
    <style:style style:name="MP3" style:family="paragraph" style:parent-style-name="Standard">
      <style:text-properties officeooo:paragraph-rsid="001d1802"/>
    </style:style>
    <style:style style:name="MP4" style:family="paragraph" style:parent-style-name="Header">
      <style:paragraph-properties fo:margin-top="0.499cm" fo:margin-bottom="0.499cm" style:contextual-spacing="false" fo:text-align="end" style:justify-single-word="false"/>
      <style:text-properties fo:color="#cc3300" loext:opacity="100%" fo:font-size="10pt" fo:font-weight="bold" officeooo:rsid="001d1802" officeooo:paragraph-rsid="01192ae4" style:font-size-asian="10pt" style:font-weight-asian="bold" style:font-size-complex="10pt" style:font-weight-complex="bold"/>
    </style:style>
    <style:style style:name="MP5"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6" style:family="paragraph" style:parent-style-name="Standard">
      <style:paragraph-properties fo:text-align="end" style:justify-single-word="false"/>
      <style:text-properties officeooo:paragraph-rsid="001dc238"/>
    </style:style>
    <style:style style:name="MP7"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8"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9" style:family="paragraph" style:parent-style-name="Footer">
      <style:text-properties style:font-name="Calibri" fo:font-size="11pt" fo:language="ca" fo:country="ES" officeooo:paragraph-rsid="001dc238" style:font-size-asian="11pt" style:font-size-complex="11pt"/>
    </style:style>
    <style:style style:name="MT1" style:family="text">
      <style:text-properties fo:color="#cc3300" loext:opacity="100%" style:font-name="Liberation Sans" fo:font-size="11pt" fo:font-weight="bold" style:font-size-asian="11pt" style:font-weight-asian="bold" style:font-size-complex="11pt"/>
    </style:style>
    <style:style style:name="MT2" style:family="text">
      <style:text-properties style:font-name="Liberation Sans" fo:font-size="11pt" style:font-size-asian="11pt" style:font-size-complex="11pt"/>
    </style:style>
    <style:style style:name="MT3" style:family="text">
      <style:text-properties style:font-name="Liberation Sans" fo:font-size="11pt" officeooo:rsid="01192ae4" style:font-size-asian="11pt" style:font-size-complex="11pt"/>
    </style:style>
    <style:style style:name="MT4" style:family="text">
      <style:text-properties style:font-name="Calibri" fo:font-size="11pt" fo:language="ca" fo:country="ES" style:font-size-asian="11pt" style:font-size-complex="11pt"/>
    </style:style>
    <style:style style:name="M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draw:style-name="Mdp1">
      <style:header>
        <text:p text:style-name="MP1"><draw:frame draw:style-name="Mfr1" draw:name="Image1" text:anchor-type="paragraph" svg:x="-0.69cm" svg:y="-1.769cm" svg:width="4.969cm" svg:height="3.648cm" draw:z-index="0"><draw:image xlink:href="Pictures/1000000000000388000002972B072CFCC7F63B52.png" xlink:type="simple" xlink:show="embed" xlink:actuate="onLoad" draw:mime-type="image/png"/></draw:frame><text:s/><text:span text:style-name="Default_20_Paragraph_20_Font"><text:span text:style-name="MT1">Lot 2. Serveis d’administració electrònica.</text:span></text:span></text:p>
      </style:header>
    </style:master-page>
    <style:master-page style:name="First_20_Page" style:display-name="First Page" style:page-layout-name="Mpm2" draw:style-name="Mdp1" style:next-style-name="Standard">
      <style:header>
        <text:p text:style-name="Header"/>
      </style:header>
    </style:master-page>
    <style:master-page style:name="Left_20_Page" style:display-name="Left Page" style:page-layout-name="Mpm3" draw:style-name="Mdp1" style:next-style-name="Right_20_Page">
      <style:header>
        <text:p text:style-name="Header"/>
      </style:header>
    </style:master-page>
    <style:master-page style:name="Right_20_Page" style:display-name="Right Page" style:page-layout-name="Mpm4" draw:style-name="Mdp1" style:next-style-name="Left_20_Page">
      <style:header>
        <text:p text:style-name="Header"/>
      </style:header>
    </style:master-page>
    <style:master-page style:name="Envelope" style:page-layout-name="Mpm5" draw:style-name="Mdp1">
      <style:header>
        <text:p text:style-name="Header"/>
      </style:header>
    </style:master-page>
    <style:master-page style:name="Index" style:page-layout-name="Mpm2" draw:style-name="Mdp1">
      <style:header>
        <text:p text:style-name="Header"/>
      </style:header>
    </style:master-page>
    <style:master-page style:name="HTML" style:page-layout-name="Mpm6" draw:style-name="Mdp1">
      <style:header>
        <text:p text:style-name="Header"/>
      </style:header>
    </style:master-page>
    <style:master-page style:name="Footnote" style:page-layout-name="Mpm7" draw:style-name="Mdp1">
      <style:header>
        <text:p text:style-name="Header"/>
      </style:header>
    </style:master-page>
    <style:master-page style:name="Endnote" style:page-layout-name="Mpm7" draw:style-name="Mdp1">
      <style:header>
        <text:p text:style-name="Header"/>
      </style:header>
    </style:master-page>
    <style:master-page style:name="Landscape" style:page-layout-name="Mpm8" draw:style-name="Mdp1">
      <style:header>
        <text:p text:style-name="Header"/>
      </style:header>
    </style:master-page>
    <style:master-page style:name="Cos" style:page-layout-name="Mpm9" draw:style-name="Mdp2">
      <style:header>
        <table:table table:name="t_cap" table:style-name="t_5f_cap">
          <table:table-column table:style-name="t_5f_cap.A"/>
          <table:table-column table:style-name="t_5f_cap.B"/>
          <table:table-row table:style-name="TableLine326677328">
            <table:table-cell office:value-type="string">
              <text:p text:style-name="MP3"><draw:frame draw:style-name="Mfr1" draw:name="Image2" text:anchor-type="paragraph" svg:x="0.139cm" svg:y="-0.06cm" svg:width="2.912cm" svg:height="2.138cm" draw:z-index="91"><draw:image xlink:href="Pictures/1000000000000388000002972B072CFCC7F63B52.png" xlink:type="simple" xlink:show="embed" xlink:actuate="onLoad" draw:mime-type="image/png"/></draw:frame></text:p>
            </table:table-cell>
            <table:table-cell table:style-name="t_5f_cap.B1" office:value-type="string">
              <text:p text:style-name="MP4"><text:span text:style-name="Default_20_Paragraph_20_Font"><text:span text:style-name="MT2">Lot 2. Serveis d’administració electrònic</text:span></text:span><text:span text:style-name="Default_20_Paragraph_20_Font"><text:span text:style-name="MT3">a</text:span></text:span></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5"><text:file-name text:display="name-and-extension">distribucio_versions.odt</text:file-name></text:p>
            </table:table-cell>
            <table:covered-table-cell/>
            <table:covered-table-cell/>
            <table:table-cell table:style-name="Taula5.A1" office:value-type="string">
              <text:p text:style-name="MP6"><text:span text:style-name="MT4">Pàgina </text:span><text:span text:style-name="MT4"><text:page-number text:select-page="current">87</text:page-number></text:span><text:span text:style-name="MT4"><text:s/>/ </text:span><text:span text:style-name="MT4"><text:page-count>92</text:page-count></text:span></text:p>
            </table:table-cell>
          </table:table-row>
          <table:table-row table:style-name="Taula5.1">
            <table:table-cell table:style-name="Taula5.A2" office:value-type="string">
              <text:p text:style-name="MP7">Estrictament Confidencial</text:p>
            </table:table-cell>
            <table:table-cell table:style-name="Taula5.A2" office:value-type="string">
              <text:p text:style-name="MP8">Data:</text:p>
            </table:table-cell>
            <table:table-cell table:style-name="Taula5.A2" office:value-type="string">
              <text:p text:style-name="MP9"><text:date style:data-style-name="N10036" text:date-value="2024-09-24T12:34:11.490999944">24/09/2024</text:date></text:p>
            </table:table-cell>
            <table:table-cell table:style-name="Taula5.A2" office:value-type="string">
              <text:p text:style-name="MP8">Document de treball intern</text:p>
            </table:table-cell>
          </table:table-row>
        </table:table>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10-26T09:31:47.203000000</meta:creation-date>
    <meta:editing-duration>P18DT3H16M57S</meta:editing-duration>
    <meta:editing-cycles>482</meta:editing-cycles>
    <meta:generator>LibreOffice/7.3.5.2$Windows_X86_64 LibreOffice_project/184fe81b8c8c30d8b5082578aee2fed2ea847c01</meta:generator>
    <dc:date>2024-09-24T12:34:11.284000000</dc:date>
    <dc:creator>Daniel Moreno Linares</dc:creator>
    <meta:document-statistic meta:table-count="55" meta:image-count="3" meta:object-count="0" meta:page-count="92" meta:paragraph-count="2681" meta:word-count="19412" meta:character-count="174358" meta:non-whitespace-character-count="153131"/>
  </office:meta>
</office:document-meta>
</file>